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heet7.xml" manifest:media-type="text/xml"/>
  <manifest:file-entry manifest:full-path="Basic/Standard/Sheet4.xml" manifest:media-type="text/xml"/>
  <manifest:file-entry manifest:full-path="Basic/Standard/Sheet1.xml" manifest:media-type="text/xml"/>
  <manifest:file-entry manifest:full-path="Basic/Standard/Sheet5.xml" manifest:media-type="text/xml"/>
  <manifest:file-entry manifest:full-path="Basic/Standard/script-lb.xml" manifest:media-type="text/xml"/>
  <manifest:file-entry manifest:full-path="Basic/Standard/Sheet2.xml" manifest:media-type="text/xml"/>
  <manifest:file-entry manifest:full-path="Basic/Standard/ThisWorkbook.xml" manifest:media-type="text/xml"/>
  <manifest:file-entry manifest:full-path="Basic/Standard/Sheet6.xml" manifest:media-type="text/xml"/>
  <manifest:file-entry manifest:full-path="Basic/Standard/Sheet3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Pictures/20000011000000DF000000DFF40E0F3A.svm" manifest:media-type="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ucida Calligraphy" svg:font-family="'Lucida Calligraphy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92cm"/>
    </style:style>
    <style:style style:name="co2" style:family="table-column">
      <style:table-column-properties fo:break-before="auto" style:column-width="2.099cm"/>
    </style:style>
    <style:style style:name="co3" style:family="table-column">
      <style:table-column-properties fo:break-before="auto" style:column-width="3.667cm"/>
    </style:style>
    <style:style style:name="co4" style:family="table-column">
      <style:table-column-properties fo:break-before="auto" style:column-width="2.295cm"/>
    </style:style>
    <style:style style:name="co5" style:family="table-column">
      <style:table-column-properties fo:break-before="auto" style:column-width="0.988cm"/>
    </style:style>
    <style:style style:name="co6" style:family="table-column">
      <style:table-column-properties fo:break-before="auto" style:column-width="3.076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774cm"/>
    </style:style>
    <style:style style:name="co9" style:family="table-column">
      <style:table-column-properties fo:break-before="auto" style:column-width="0.99cm"/>
    </style:style>
    <style:style style:name="co10" style:family="table-column">
      <style:table-column-properties fo:break-before="auto" style:column-width="2.489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41cm" fo:break-before="auto" style:use-optimal-row-height="false"/>
    </style:style>
    <style:style style:name="ro3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46cm" fo:break-before="auto" style:use-optimal-row-height="false"/>
    </style:style>
    <style:style style:name="ro5" style:family="table-row">
      <style:table-row-properties style:row-height="0.496cm" fo:break-before="auto" style:use-optimal-row-height="true"/>
    </style:style>
    <style:style style:name="ro6" style:family="table-row">
      <style:table-row-properties style:row-height="0.427cm" fo:break-before="auto" style:use-optimal-row-height="true"/>
    </style:style>
    <style:style style:name="ro7" style:family="table-row">
      <style:table-row-properties style:row-height="0.411cm" fo:break-before="auto" style:use-optimal-row-height="true"/>
    </style:style>
    <style:style style:name="ro8" style:family="table-row">
      <style:table-row-properties style:row-height="0.471cm" fo:break-before="auto" style:use-optimal-row-height="false"/>
    </style:style>
    <style:style style:name="ro9" style:family="table-row">
      <style:table-row-properties style:row-height="0.829cm" fo:break-before="auto" style:use-optimal-row-height="true"/>
    </style:style>
    <style:style style:name="ro10" style:family="table-row">
      <style:table-row-properties style:row-height="0.452cm" fo:break-before="auto" style:use-optimal-row-height="false"/>
    </style:style>
    <style:style style:name="ro11" style:family="table-row">
      <style:table-row-properties style:row-height="0.48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LIBORMarketModel">
      <style:table-properties table:display="true" style:writing-mode="lr-tb"/>
    </style:style>
    <style:style style:name="ta3" style:family="table" style:master-page-name="PageStyle_5f_Bonds">
      <style:table-properties table:display="true" style:writing-mode="lr-tb"/>
    </style:style>
    <style:style style:name="ta4" style:family="table" style:master-page-name="PageStyle_5f_Single_20_Swaption">
      <style:table-properties table:display="true" style:writing-mode="lr-tb"/>
    </style:style>
    <style:style style:name="ta5" style:family="table" style:master-page-name="PageStyle_5f_Swaptions">
      <style:table-properties table:display="true" style:writing-mode="lr-tb"/>
    </style:style>
    <style:style style:name="ta6" style:family="table" style:master-page-name="PageStyle_5f_Model">
      <style:table-properties table:display="true" style:writing-mode="lr-tb"/>
    </style:style>
    <style:style style:name="ta7" style:family="table" style:master-page-name="PageStyle_5f_Simulation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boolean-style style:name="N99">
      <number:boolean/>
    </number:boolean-style>
    <number:percentage-style style:name="N20011" number:language="de" number:country="DE">
      <number:number number:decimal-places="2" number:min-integer-digits="1"/>
      <number:text>%</number:text>
    </number:percentage-style>
    <number:boolean-style style:name="N20099" number:language="de" number:country="DE">
      <number:boolean/>
    </number:boolean-style>
    <style:style style:name="ce1" style:family="table-cell" style:parent-style-name="Default">
      <style:table-cell-properties fo:background-color="#e6e6e6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3" style:family="table-cell" style:parent-style-name="Excel_20_Built-in_20_Title" style:data-style-name="N0">
      <style:table-cell-properties fo:background-color="#e6e6e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ff" style:text-outline="false" style:text-line-through-style="non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2.49pt solid #000000" fo:background-color="#e6e6e6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c0c0c0" style:rotation-align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e6e6e6" style:rotation-align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97">
      <style:table-cell-properties fo:background-color="#e6e6e6" style:rotation-align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20099">
      <style:table-cell-properties fo:background-color="#e6e6e6" style:rotation-align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e6e6e6" style:rotation-align="none"/>
      <style:text-properties style:use-window-font-color="true" style:text-outline="false" style:text-line-through-style="none" style:font-name="Arial1" fo:font-size="7.5pt" fo:language="en" fo:country="US" fo:font-style="normal" fo:text-shadow="none" style:text-underline-style="none" fo:font-weight="normal" style:font-name-asian="Arial1" style:font-size-asian="7.5pt" style:language-asian="en" style:country-asian="US" style:font-style-asian="normal" style:font-weight-asian="normal" style:font-name-complex="Arial1" style:font-size-complex="7.5pt" style:language-complex="en" style:country-complex="US" style:font-style-complex="normal" style:font-weight-complex="normal"/>
    </style:style>
    <style:style style:name="ce10" style:family="table-cell" style:parent-style-name="Default">
      <style:table-cell-properties fo:background-color="#e6e6e6" style:rotation-align="none"/>
      <style:text-properties style:use-window-font-color="true" style:text-outline="false" style:text-line-through-style="none" style:font-name="Arial1" fo:font-size="5.5pt" fo:language="en" fo:country="US" fo:font-style="normal" fo:text-shadow="none" style:text-underline-style="none" fo:font-weight="normal" style:font-name-asian="Arial1" style:font-size-asian="5.5pt" style:language-asian="en" style:country-asian="US" style:font-style-asian="normal" style:font-weight-asian="normal" style:font-name-complex="Arial1" style:font-size-complex="5.5pt" style:language-complex="en" style:country-complex="US" style:font-style-complex="normal" style:font-weight-complex="normal"/>
    </style:style>
    <style:style style:name="ce11" style:family="table-cell" style:parent-style-name="Default">
      <style:table-cell-properties fo:background-color="#e6e6e6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99">
      <style:table-cell-properties fo:background-color="#e6e6e6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e6e6e6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fo:background-color="#e6e6e6" style:vertical-align="top"/>
      <style:text-properties fo:font-size="10pt" style:font-size-asian="10pt" style:font-size-complex="10pt"/>
    </style:style>
    <style:style style:name="ce16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8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800000" style:text-outline="false" style:text-line-through-style="none" style:font-name="Arial1" fo:font-size="10pt" fo:language="en" fo:country="US" fo:font-style="normal" fo:text-shadow="none" style:text-underline-style="none" fo:font-weight="bold" style:font-size-asian="10pt" style:language-asian="en" style:country-asian="US" style:font-style-asian="normal" style:font-weight-asian="bold" style:font-name-complex="Arial1" style:font-size-complex="10pt" style:language-complex="en" style:country-complex="US" style:font-style-complex="normal" style:font-weight-complex="bold"/>
    </style:style>
    <style:style style:name="ce19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999999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ff0000" style:text-outline="false" style:text-line-through-style="none" style:font-name="Lucida Calligraphy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 style:data-style-name="N2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 style:data-style-name="N99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 style:data-style-name="N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999999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 style:data-style-name="N2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999999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999999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999999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 style:data-style-name="N189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ff0000" style:text-outline="false" style:text-line-through-style="none" style:font-name="Lucida Calligraphy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fo:background-color="#e6e6e6" style:vertical-align="top"/>
      <style:text-properties fo:color="#999999" fo:font-size="10pt" style:font-size-asian="10pt" style:font-size-complex="10pt"/>
    </style:style>
    <style:style style:name="ce36" style:family="table-cell" style:parent-style-name="Default">
      <style:table-cell-properties fo:background-color="#e6e6e6" style:vertical-align="top"/>
    </style:style>
    <style:style style:name="ce37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 style:data-style-name="N191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Excel_5f_BuiltIn_5f_Percen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 style:data-style-name="N2">
      <style:table-cell-properties fo:background-color="#e6e6e6" style:vertical-align="top"/>
    </style:style>
    <style:style style:name="ce41" style:family="table-cell" style:parent-style-name="Default">
      <style:table-cell-properties fo:background-color="#e6e6e6" style:text-align-source="fix" style:repeat-content="false" style:vertical-align="top"/>
      <style:paragraph-properties fo:text-align="end" fo:margin-left="0cm"/>
    </style:style>
    <style:style style:name="ce42" style:family="table-cell" style:parent-style-name="Default">
      <style:table-cell-properties fo:background-color="#e6e6e6" style:text-align-source="fix" style:repeat-content="false" style:vertical-align="top"/>
      <style:paragraph-properties fo:text-align="center" fo:margin-left="0cm"/>
    </style:style>
    <style:style style:name="ce43" style:family="table-cell" style:parent-style-name="Default" style:data-style-name="N136">
      <style:table-cell-properties fo:background-color="#e6e6e6" style:text-align-source="fix" style:repeat-content="false" style:vertical-align="top"/>
      <style:paragraph-properties fo:text-align="center" fo:margin-left="0cm"/>
    </style:style>
    <style:style style:name="ce44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45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 style:data-style-name="N193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Excel_5f_BuiltIn_5f_Percent" style:data-style-name="N136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Excel_5f_BuiltIn_5f_Percent" style:data-style-name="N137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Excel_5f_BuiltIn_5f_Percent" style:data-style-name="N137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Excel_5f_BuiltIn_5f_Percent" style:data-style-name="N136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/>
    </style:style>
    <style:style style:name="ce53" style:family="table-cell" style:parent-style-name="Default">
      <style:table-cell-properties fo:background-color="#e6e6e6"/>
      <style:text-properties fo:font-size="10pt" style:font-size-asian="10pt" style:font-size-complex="10pt"/>
    </style:style>
    <style:style style:name="ce54" style:family="table-cell" style:parent-style-name="Excel_5f_BuiltIn_5f_Hyperlink" style:data-style-name="N0">
      <style:table-cell-properties style:glyph-orientation-vertical="0" fo:background-color="#e6e6e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font-size="10pt" style:font-size-asian="10pt" style:font-size-complex="10pt"/>
    </style:style>
    <style:style style:name="ce5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e6e6e6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2.49pt solid #000000" fo:background-color="#e6e6e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e6e6e6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Excel_5f_BuiltIn_5f_Percent" style:data-style-name="N137">
      <style:table-cell-properties style:glyph-orientation-vertical="0" fo:background-color="#e6e6e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Excel_5f_BuiltIn_5f_Percent" style:data-style-name="N138">
      <style:table-cell-properties style:glyph-orientation-vertical="0" fo:background-color="#e6e6e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Excel_5f_BuiltIn_5f_Percent" style:data-style-name="N136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Excel_5f_BuiltIn_5f_Percent" style:data-style-name="N137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 style:data-style-name="N139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ackground-color="#e6e6e6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 style:data-style-name="N10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fo:background-color="#e6e6e6"/>
      <style:text-properties fo:font-size="12pt" style:font-size-asian="12pt" style:font-size-complex="12pt"/>
    </style:style>
    <style:style style:name="ce67" style:family="table-cell" style:parent-style-name="Default" style:data-style-name="N10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 style:data-style-name="N10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 style:data-style-name="N20011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 style:data-style-name="N11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Excel_5f_BuiltIn_5f_Percent" style:data-style-name="N11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Excel_5f_BuiltIn_5f_Hyperlink" style:data-style-name="N0">
      <style:table-cell-properties style:glyph-orientation-vertical="0" fo:background-color="#e6e6e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4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/>
    </style:style>
    <style:style style:name="ce76" style:family="table-cell" style:parent-style-name="Excel_5f_BuiltIn_5f_Percent" style:data-style-name="N11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78" style:family="table-cell" style:parent-style-name="Default">
      <style:table-cell-properties fo:background-color="#e6e6e6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>
      <style:table-cell-properties fo:background-color="#e6e6e6"/>
    </style:style>
    <style:style style:name="ce80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Excel_5f_BuiltIn_5f_Percent" style:data-style-name="N140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Excel_5f_BuiltIn_5f_Percent" style:data-style-name="N0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Excel_5f_BuiltIn_5f_Percent" style:data-style-name="N0">
      <style:table-cell-properties style:glyph-orientation-vertical="0" fo:background-color="#e6e6e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ole-draw-aspect="1"/>
    </style:style>
    <style:style style:name="T1" style:family="text">
      <style:text-properties style:use-window-font-color="true" style:text-outline="false" style:text-line-through-style="none" style:text-position="0% 100%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T2" style:family="text">
      <style:text-properties fo:color="#0000ff" style:text-outline="false" style:text-line-through-style="none" style:text-position="0% 100%" style:font-name="Arial" fo:font-size="8pt" fo:font-style="italic" fo:text-shadow="none" style:text-underline-style="solid" style:text-underline-width="auto" style:text-underline-color="font-color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T3" style:family="text">
      <style:text-properties fo:color="#0000ff" style:text-outline="false" style:text-line-through-style="none" style:text-position="0% 100%" style:font-name="Arial1" fo:font-size="8pt" fo:font-style="italic" fo:text-shadow="none" style:text-underline-style="solid" style:text-underline-width="auto" style:text-underline-color="font-color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Load Libs" table:style-name="ta1">
        <office:forms form:automatic-focus="false" form:apply-design-mode="false"/>
        <table:table-column table:style-name="co1" table:number-columns-repeated="3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default-cell-style-name="ce13"/>
        <table:table-column table:style-name="co2" table:number-columns-repeated="1012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Note: <text:span text:style-name="T1">This sheet requires Obba 3.1.14 ( </text:span><text:span text:style-name="T2">http://www.obba.info/</text:span><text:span text:style-name="T1"> )</text:span></text:p>
          </table:table-cell>
          <table:table-cell table:number-columns-repeated="1022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Object Viewer</text:p>
          </table:table-cell>
          <table:table-cell table:style-name="ce4"/>
          <table:table-cell/>
          <table:table-cell table:style-name="ce4" office:value-type="string">
            <text:p>Libraries (folder with JAR files)</text:p>
          </table:table-cell>
          <table:table-cell table:style-name="ce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>
            <text:p>Parameters:</text:p>
          </table:table-cell>
          <table:table-cell table:style-name="ce5"/>
          <table:table-cell/>
          <table:table-cell table:style-name="ce5" office:value-type="string">
            <text:p>Load libraries from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6" office:value-type="string">
            <text:p>Visibility</text:p>
          </table:table-cell>
          <table:table-cell table:style-name="ce8" table:formula="of:=TRUE()" office:value-type="boolean" office:boolean-value="true">
            <text:p>WAHR</text:p>
          </table:table-cell>
          <table:table-cell/>
          <table:table-cell table:style-name="ce6" office:value-type="string">
            <text:p>Path:</text:p>
          </table:table-cell>
          <table:table-cell table:style-name="ce11" office:value-type="string">
            <text:p>lib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6" office:value-type="string">
            <text:p>isRelative:</text:p>
          </table:table-cell>
          <table:table-cell table:style-name="ce12" office:value-type="boolean" office:boolean-value="true">
            <text:p>WAHR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>
            <text:p>Result:</text:p>
          </table:table-cell>
          <table:table-cell table:style-name="ce5"/>
          <table:table-cell table:number-columns-repeated="1021"/>
        </table:table-row>
        <table:table-row table:style-name="ro1">
          <table:table-cell/>
          <table:table-cell table:style-name="ce7" table:formula="of:=INFO.OBBA.OBBA.OBCONTROLPANELSETVISIBLE([.C8])" office:value-type="float" office:value="1">
            <text:p>WAHR</text:p>
          </table:table-cell>
          <table:table-cell table:number-columns-repeated="2"/>
          <table:table-cell table:style-name="ce5" office:value-type="string">
            <text:p>Result:</text:p>
          </table:table-cell>
          <table:table-cell table:style-name="ce5"/>
          <table:table-cell table:number-columns-repeated="1018"/>
        </table:table-row>
        <table:table-row table:style-name="ro1">
          <table:table-cell table:number-columns-repeated="4"/>
          <table:table-cell table:style-name="ce6" office:value-type="string">
            <text:p>Loaded:</text:p>
          </table:table-cell>
          <table:table-cell table:style-name="ce6" table:formula="of:=INFO.OBBA.OBBA.OBADDALLJARS([.F8];[.F9])" office:value-type="string" office:string-value="/Users/fries/Documents/Development/finmath experiments/spreadsheets/LIBOR Market Model/lib">
            <text:p>/Users/fries/Documents/Development/finmath experiments/spreadsheets/LIBOR Market Model/lib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Obba Version</text:p>
          </table:table-cell>
          <table:table-cell table:style-name="ce4"/>
          <table:table-cell/>
          <table:table-cell table:style-name="ce4" office:value-type="string">
            <text:p>Additional Class Folder (leave empty if not needed)</text:p>
          </table:table-cell>
          <table:table-cell table:style-name="ce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" office:value-type="string">
            <text:p>Result:</text:p>
          </table:table-cell>
          <table:table-cell table:style-name="ce5"/>
          <table:table-cell/>
          <table:table-cell table:style-name="ce5" office:value-type="string">
            <text:p>Load classes from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6" office:value-type="string">
            <text:p>Version:</text:p>
          </table:table-cell>
          <table:table-cell table:style-name="ce6" table:formula="of:=INFO.OBBA.OBBA.OBGETPROPERTY(&quot;version&quot;)" office:value-type="string" office:string-value="4.0.2">
            <text:p>4.0.2</text:p>
          </table:table-cell>
          <table:table-cell/>
          <table:table-cell table:style-name="ce6" office:value-type="string">
            <text:p>Path:</text:p>
          </table:table-cell>
          <table:table-cell table:style-name="ce11"/>
          <table:table-cell table:number-columns-repeated="1018"/>
        </table:table-row>
        <table:table-row table:style-name="ro1">
          <table:table-cell/>
          <table:table-cell office:value-type="string">
            <text:p>Build:</text:p>
          </table:table-cell>
          <table:table-cell table:style-name="ce6" table:formula="of:=INFO.OBBA.OBBA.OBGETPROPERTY(&quot;build&quot;)" office:value-type="string" office:string-value="40001">
            <text:p>40001</text:p>
          </table:table-cell>
          <table:table-cell/>
          <table:table-cell table:style-name="ce6" office:value-type="string">
            <text:p>isRelative:</text:p>
          </table:table-cell>
          <table:table-cell table:style-name="ce12" office:value-type="boolean" office:boolean-value="true">
            <text:p>WAHR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5" office:value-type="string">
            <text:p>Result:</text:p>
          </table:table-cell>
          <table:table-cell table:style-name="ce5"/>
          <table:table-cell table:number-columns-repeated="1018"/>
        </table:table-row>
        <table:table-row table:style-name="ro1">
          <table:table-cell table:number-columns-repeated="4"/>
          <table:table-cell table:style-name="ce6" office:value-type="string">
            <text:p>Loaded:</text:p>
          </table:table-cell>
          <table:table-cell table:style-name="ce6" table:formula="of:=INFO.OBBA.OBBA.OBADDCLASSES([.F17];[.F18])" office:value-type="string" office:string-value="/Users/fries/Documents/Development/finmath experiments/spreadsheets/LIBOR Market Model">
            <text:p>/Users/fries/Documents/Development/finmath experiments/spreadsheets/LIBOR Market Model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1">
          <table:table-cell table:number-columns-repeated="2"/>
          <table:table-cell table:style-name="ce10" table:formula="of:=MID(['Load Libs'.C17];FIND(&quot;.&quot;;['Load Libs'.C17]);FIND(&quot;.&quot;;['Load Libs'.C17])+1)" office:value-type="string" office:string-value=".0.">
            <text:p>.0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4" office:value-type="string">
            <text:p>Reference cell below to ensure lib is loaded:</text:p>
          </table:table-cell>
          <table:table-cell table:style-name="ce4"/>
          <table:table-cell table:number-columns-repeated="1018"/>
        </table:table-row>
        <table:table-row table:style-name="ro1">
          <table:table-cell table:number-columns-repeated="4"/>
          <table:table-cell table:style-name="ce6" table:formula="of:=IF(OR(ISERROR([.F12]);ISERROR([.F21]));NA();&quot;&quot;)">
            <text:p/>
          </table:table-cell>
          <table:table-cell table:number-columns-repeated="1019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BORMarketModel" table:style-name="ta2" table:print="false">
        <office:forms form:automatic-focus="false" form:apply-design-mode="false"/>
        <table:table-column table:style-name="co5" table:default-cell-style-name="ce15"/>
        <table:table-column table:style-name="co6" table:number-columns-repeated="9" table:default-cell-style-name="ce15"/>
        <table:table-column table:style-name="co6" table:default-cell-style-name="ce35"/>
        <table:table-column table:style-name="co6" table:number-columns-repeated="1013" table:default-cell-style-name="ce15"/>
        <table:table-row table:style-name="ro2">
          <table:table-cell table:style-name="ce14" table:number-columns-repeated="10"/>
          <table:table-cell table:style-name="ce23"/>
          <table:table-cell table:style-name="ce14" table:number-columns-repeated="251"/>
          <table:table-cell table:number-columns-repeated="762"/>
        </table:table-row>
        <table:table-row table:style-name="ro3">
          <table:table-cell table:style-name="ce14"/>
          <table:table-cell table:style-name="ce16" office:value-type="string">
            <text:p>LIBOR Market Model</text:p>
          </table:table-cell>
          <table:table-cell table:style-name="ce14" table:number-columns-repeated="8"/>
          <table:table-cell table:style-name="ce23"/>
          <table:table-cell table:style-name="ce14" table:number-columns-repeated="1013"/>
        </table:table-row>
        <table:table-row table:style-name="ro2">
          <table:table-cell table:style-name="ce14"/>
          <table:table-cell table:style-name="ce17" office:value-type="string">
            <text:p>Note: This sheet requires Obba 3.1.14 ( <text:span text:style-name="T3">http://www.obba.info/</text:span><text:span text:style-name="T4"> )</text:span></text:p>
          </table:table-cell>
          <table:table-cell table:style-name="ce14" table:number-columns-repeated="6"/>
          <table:table-cell table:style-name="ce33" table:number-columns-repeated="2"/>
          <table:table-cell table:style-name="ce23"/>
          <table:table-cell table:style-name="ce14" table:number-columns-repeated="1013"/>
        </table:table-row>
        <table:table-row table:style-name="ro2">
          <table:table-cell table:style-name="ce14"/>
          <table:table-cell table:style-name="ce18" table:formula="of:=IF(VALUE(['Load Libs'.C18])&lt;30114;&quot;THIS SHEET REQUIRES A NEWER VERSION OF OBBA! PLEASE UPGRADE!&quot;;&quot;&quot;)">
            <text:p/>
          </table:table-cell>
          <table:table-cell table:style-name="ce21"/>
          <table:table-cell table:style-name="ce14" table:number-columns-repeated="7"/>
          <table:table-cell table:style-name="ce23"/>
          <table:table-cell table:style-name="ce14" table:number-columns-repeated="1013"/>
        </table:table-row>
        <table:table-row table:style-name="ro2">
          <table:table-cell table:style-name="ce14" table:number-columns-repeated="6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251"/>
          <table:table-cell table:number-columns-repeated="762"/>
        </table:table-row>
        <table:table-row table:style-name="ro2">
          <table:table-cell table:style-name="ce14"/>
          <table:table-cell table:style-name="ce19" office:value-type="string">
            <text:p>Tenor Discretization</text:p>
          </table:table-cell>
          <table:table-cell table:style-name="ce19"/>
          <table:table-cell table:style-name="ce23"/>
          <table:table-cell table:style-name="ce19" office:value-type="string">
            <text:p>Volatility model</text:p>
          </table:table-cell>
          <table:table-cell table:style-name="ce19"/>
          <table:table-cell table:style-name="ce23"/>
          <table:table-cell table:style-name="ce14"/>
          <table:table-cell table:style-name="ce19" office:value-type="string">
            <text:p>Curves Market Data (see other sheet)</text:p>
          </table:table-cell>
          <table:table-cell table:style-name="ce19"/>
          <table:table-cell table:style-name="ce23"/>
          <table:table-cell table:style-name="ce14"/>
          <table:table-cell table:style-name="ce19" office:value-type="string">
            <text:p>Brownian Motion</text:p>
          </table:table-cell>
          <table:table-cell table:style-name="ce19"/>
          <table:table-cell table:style-name="ce14" table:number-columns-repeated="242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/>
          <table:table-cell table:style-name="ce20" office:value-type="string">
            <text:p>Parameters:</text:p>
          </table:table-cell>
          <table:table-cell table:style-name="ce20"/>
          <table:table-cell table:style-name="ce23"/>
          <table:table-cell table:style-name="ce20" office:value-type="string">
            <text:p>Parameters:</text:p>
          </table:table-cell>
          <table:table-cell table:style-name="ce20"/>
          <table:table-cell table:style-name="ce28" office:value-type="string">
            <text:p>(calibrated)</text:p>
          </table:table-cell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23"/>
          <table:table-cell table:style-name="ce14"/>
          <table:table-cell table:style-name="ce20" office:value-type="string">
            <text:p>Parameters:</text:p>
          </table:table-cell>
          <table:table-cell table:style-name="ce20"/>
          <table:table-cell table:style-name="ce14" table:number-columns-repeated="242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/>
          <table:table-cell table:style-name="ce14" table:formula="of:=INFO.OBBA.OBBA.OBMAKE(&quot;tenor.start&quot;;&quot;double&quot;;[.C9])" office:value-type="string" office:string-value="tenor.start &#10;[7903]">
            <text:p>tenor.start </text:p>
            <text:p>[7903]</text:p>
          </table:table-cell>
          <table:table-cell table:style-name="ce22" office:value-type="float" office:value="0">
            <text:p>0</text:p>
          </table:table-cell>
          <table:table-cell table:style-name="ce23"/>
          <table:table-cell table:style-name="ce14" table:formula="of:=INFO.OBBA.OBBA.OBMAKE(&quot;vol param a&quot;;&quot;double&quot;;[.F9])" office:value-type="string" office:string-value="vol param a &#10;[7909]">
            <text:p>vol param a </text:p>
            <text:p>[7909]</text:p>
          </table:table-cell>
          <table:table-cell table:style-name="ce25" office:value-type="float" office:value="0.2">
            <text:p>0,20</text:p>
          </table:table-cell>
          <table:table-cell table:style-name="ce29" table:number-matrix-columns-spanned="1" table:number-matrix-rows-spanned="4" table:formula="of:=TRANSPOSE(INFO.OBBA.OBBA.OBGET(INFO.OBBA.OBBA.OBCALL(&quot;&quot;;[.G16];&quot;getParameter&quot;)))" office:value-type="float" office:value="2.28641582208261">
            <text:p>2,29</text:p>
          </table:table-cell>
          <table:table-cell table:style-name="ce14"/>
          <table:table-cell table:style-name="ce14" table:formula="of:=['Rate Curve Data'.E10]" office:value-type="string" office:string-value="forwardCurve &#10;[35954]">
            <text:p>forwardCurve </text:p>
            <text:p>[35954]</text:p>
          </table:table-cell>
          <table:table-cell table:style-name="ce14"/>
          <table:table-cell table:style-name="ce23"/>
          <table:table-cell table:style-name="ce14"/>
          <table:table-cell table:style-name="ce14" table:formula="of:=INFO.OBBA.OBBA.OBMAKE(&quot;numberOfPaths&quot;;&quot;int&quot;;[.N9])" office:value-type="string" office:string-value="numberOfPaths &#10;[7919]">
            <text:p>numberOfPaths </text:p>
            <text:p>[7919]</text:p>
          </table:table-cell>
          <table:table-cell table:style-name="ce22" office:value-type="float" office:value="10000">
            <text:p>10000</text:p>
          </table:table-cell>
          <table:table-cell table:style-name="ce17" office:value-type="string">
            <text:p>(Note: if you like to use more path or time steps you may need to increase the memory of the JVM).</text:p>
          </table:table-cell>
          <table:table-cell table:style-name="ce14" table:number-columns-repeated="241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/>
          <table:table-cell table:style-name="ce14" table:formula="of:=INFO.OBBA.OBBA.OBMAKE(&quot;tenor.num&quot;;&quot;int&quot;;[.C10])" office:value-type="string" office:string-value="tenor.num &#10;[7904]">
            <text:p>tenor.num </text:p>
            <text:p>[7904]</text:p>
          </table:table-cell>
          <table:table-cell table:style-name="ce22" office:value-type="float" office:value="50">
            <text:p>50</text:p>
          </table:table-cell>
          <table:table-cell table:style-name="ce23"/>
          <table:table-cell table:style-name="ce14" table:formula="of:=INFO.OBBA.OBBA.OBMAKE(&quot;vol param b&quot;;&quot;double&quot;;[.F10])" office:value-type="string" office:string-value="vol param b &#10;[7910]">
            <text:p>vol param b </text:p>
            <text:p>[7910]</text:p>
          </table:table-cell>
          <table:table-cell table:style-name="ce25" office:value-type="float" office:value="0">
            <text:p>0,00</text:p>
          </table:table-cell>
          <table:table-cell table:style-name="ce29" office:value-type="float" office:value="-0.57527474957327">
            <text:p>-0,58</text:p>
          </table:table-cell>
          <table:table-cell table:style-name="ce14"/>
          <table:table-cell table:style-name="ce14" table:formula="of:=['Rate Curve Data'.H10]" office:value-type="string" office:string-value="discountCurveFunding &#10;[49259]">
            <text:p>discountCurveFunding </text:p>
            <text:p>[49259]</text:p>
          </table:table-cell>
          <table:table-cell table:style-name="ce14"/>
          <table:table-cell table:style-name="ce23"/>
          <table:table-cell table:style-name="ce14"/>
          <table:table-cell table:style-name="ce14" table:formula="of:=INFO.OBBA.OBBA.OBMAKE(&quot;seed&quot;;&quot;int&quot;;[.N10])" office:value-type="string" office:string-value="seed &#10;[7920]">
            <text:p>seed </text:p>
            <text:p>[7920]</text:p>
          </table:table-cell>
          <table:table-cell table:style-name="ce22" office:value-type="float" office:value="3141">
            <text:p>3141</text:p>
          </table:table-cell>
          <table:table-cell table:style-name="ce14" table:number-columns-repeated="242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/>
          <table:table-cell table:style-name="ce14" table:formula="of:=INFO.OBBA.OBBA.OBMAKE(&quot;tenor.step&quot;;&quot;double&quot;;[.C11])" office:value-type="string" office:string-value="tenor.step &#10;[7905]">
            <text:p>tenor.step </text:p>
            <text:p>[7905]</text:p>
          </table:table-cell>
          <table:table-cell table:style-name="ce22" office:value-type="float" office:value="0.5">
            <text:p>0,5</text:p>
          </table:table-cell>
          <table:table-cell table:style-name="ce23"/>
          <table:table-cell table:style-name="ce14" table:formula="of:=INFO.OBBA.OBBA.OBMAKE(&quot;vol param c&quot;;&quot;double&quot;;[.F11])" office:value-type="string" office:string-value="vol param c &#10;[7911]">
            <text:p>vol param c </text:p>
            <text:p>[7911]</text:p>
          </table:table-cell>
          <table:table-cell table:style-name="ce25" office:value-type="float" office:value="0">
            <text:p>0,00</text:p>
          </table:table-cell>
          <table:table-cell table:style-name="ce29" office:value-type="float" office:value="0.649860893869122">
            <text:p>0,65</text:p>
          </table:table-cell>
          <table:table-cell table:style-name="ce14" table:number-columns-repeated="3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formula="of:=INFO.OBBA.OBBA.OBMAKE(&quot;vol param d&quot;;&quot;double&quot;;[.F12])" office:value-type="string" office:string-value="vol param d &#10;[7912]">
            <text:p>vol param d </text:p>
            <text:p>[7912]</text:p>
          </table:table-cell>
          <table:table-cell table:style-name="ce25" office:value-type="float" office:value="0">
            <text:p>0,00</text:p>
          </table:table-cell>
          <table:table-cell table:style-name="ce29" office:value-type="float" office:value="0.217362723097259">
            <text:p>0,22</text:p>
          </table:table-cell>
          <table:table-cell table:style-name="ce14" table:number-columns-repeated="3"/>
          <table:table-cell table:style-name="ce23"/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14" table:number-columns-repeated="242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23"/>
          <table:table-cell table:style-name="ce14" table:formula="of:=INFO.OBBA.OBBA.OBMAKE(&quot;calibrate vol&quot;;&quot;boolean&quot;;[.F13])" office:value-type="string" office:string-value="calibrate vol &#10;[7913]">
            <text:p>calibrate vol </text:p>
            <text:p>[7913]</text:p>
          </table:table-cell>
          <table:table-cell table:style-name="ce26" office:value-type="boolean" office:boolean-value="true">
            <text:p>WAHR</text:p>
          </table:table-cell>
          <table:table-cell table:style-name="ce23"/>
          <table:table-cell table:style-name="ce14" table:number-columns-repeated="3"/>
          <table:table-cell table:style-name="ce23"/>
          <table:table-cell table:style-name="ce14"/>
          <table:table-cell table:style-name="ce14" table:formula="of:=INFO.OBBA.OBBA.OBMAKE(&quot;brownianMotion&quot;;obLibs&amp;&quot;net.finmath.montecarlo.BrownianMotion&quot;;[.B27];[.E22];[.M9:.M10])" office:value-type="string" office:string-value="brownianMotion &#10;[7948]">
            <text:p>brownianMotion </text:p>
            <text:p>[7948]</text:p>
          </table:table-cell>
          <table:table-cell table:style-name="ce14" table:number-columns-repeated="243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/>
          <table:table-cell table:style-name="ce14" table:formula="of:=INFO.OBBA.OBBA.OBMAKE(&quot;tenorDiscretization&quot;;obLibs&amp;&quot;net.finmath.time.TimeDiscretization&quot;;[.B9:.B11])" office:value-type="string" office:string-value="tenorDiscretization &#10;[7923]">
            <text:p>tenorDiscretization </text:p>
            <text:p>[7923]</text:p>
          </table:table-cell>
          <table:table-cell table:style-name="ce14"/>
          <table:table-cell table:style-name="ce23"/>
          <table:table-cell table:style-name="ce14" table:number-columns-repeated="2"/>
          <table:table-cell table:style-name="ce23"/>
          <table:table-cell table:style-name="ce14"/>
          <table:table-cell table:style-name="ce19" office:value-type="string">
            <text:p>Swaption Market Data (see other sheet)</text:p>
          </table:table-cell>
          <table:table-cell table:style-name="ce19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20" office:value-type="string">
            <text:p>Object:</text:p>
          </table:table-cell>
          <table:table-cell table:style-name="ce20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formula="of:=INFO.OBBA.OBBA.OBMAKE(&quot;volatilityModel&quot;;obLibs&amp;&quot;net.finmath.montecarlo.interestrate.modelplugins.LIBORVolatilityModelFourParameterExponentialForm&quot;;[.B27];[.B14];[.E9:.E13])" office:value-type="string" office:string-value="volatilityModel &#10;[7931]">
            <text:p>volatilityModel </text:p>
            <text:p>[7931]</text:p>
          </table:table-cell>
          <table:table-cell table:style-name="ce14"/>
          <table:table-cell table:style-name="ce30" table:formula="of:=INFO.OBBA.OBBA.OBCALL(&quot;volatilityModelCalibrated&quot;;[.G$35];&quot;getVolatilityModel&quot;)" office:value-type="string" office:string-value="volatilityModelCalibrated &#10;[7946]">
            <text:p>volatilityModelCalibrated </text:p>
            <text:p>[7946]</text:p>
          </table:table-cell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23"/>
          <table:table-cell table:style-name="ce14"/>
          <table:table-cell table:style-name="ce19" office:value-type="string">
            <text:p>Numerical Scheme</text:p>
          </table:table-cell>
          <table:table-cell table:style-name="ce19"/>
          <table:table-cell table:style-name="ce14" table:number-columns-repeated="242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23"/>
          <table:table-cell table:style-name="ce14"/>
          <table:table-cell table:style-name="ce14" table:formula="of:=['Calibration Swaption'.B10]" office:value-type="string" office:string-value="swaptionMarketData &#10;[7928]">
            <text:p>swaptionMarketData </text:p>
            <text:p>[7928]</text:p>
          </table:table-cell>
          <table:table-cell table:style-name="ce14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23"/>
          <table:table-cell table:style-name="ce14" table:number-columns-repeated="3"/>
          <table:table-cell table:style-name="ce23"/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14" table:number-columns-repeated="242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/>
          <table:table-cell table:style-name="ce19" office:value-type="string">
            <text:p>Time Discretization (Simulation)</text:p>
          </table:table-cell>
          <table:table-cell table:style-name="ce19"/>
          <table:table-cell table:style-name="ce23"/>
          <table:table-cell table:style-name="ce19" office:value-type="string">
            <text:p>Correlation Model</text:p>
          </table:table-cell>
          <table:table-cell table:style-name="ce19"/>
          <table:table-cell table:style-name="ce23"/>
          <table:table-cell table:style-name="ce14" table:number-columns-repeated="3"/>
          <table:table-cell table:style-name="ce23"/>
          <table:table-cell table:style-name="ce14"/>
          <table:table-cell table:style-name="ce14" table:formula="of:=INFO.OBBA.OBBA.OBMAKE(&quot;eulerScheme&quot;;obLibs&amp;&quot;net.finmath.montecarlo.process.ProcessEulerScheme&quot;;INFO.OBBA.OBBA.OBSYNC([.M13];[.I29]))" office:value-type="string" office:string-value="eulerScheme &#10;[7949]">
            <text:p>eulerScheme </text:p>
            <text:p>[7949]</text:p>
          </table:table-cell>
          <table:table-cell table:style-name="ce14" table:number-columns-repeated="243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/>
          <table:table-cell table:style-name="ce20" office:value-type="string">
            <text:p>Parameters:</text:p>
          </table:table-cell>
          <table:table-cell table:style-name="ce20"/>
          <table:table-cell table:style-name="ce23"/>
          <table:table-cell table:style-name="ce20" office:value-type="string">
            <text:p>Parameters:</text:p>
          </table:table-cell>
          <table:table-cell table:style-name="ce20"/>
          <table:table-cell table:style-name="ce28" office:value-type="string">
            <text:p>(calibrated)</text:p>
          </table:table-cell>
          <table:table-cell table:style-name="ce14" table:number-columns-repeated="3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/>
          <table:table-cell table:style-name="ce14" table:formula="of:=INFO.OBBA.OBBA.OBMAKE(&quot;td.start&quot;;&quot;double&quot;;[.C22])" office:value-type="string" office:string-value="td.start &#10;[7906]">
            <text:p>td.start </text:p>
            <text:p>[7906]</text:p>
          </table:table-cell>
          <table:table-cell table:style-name="ce22" office:value-type="float" office:value="0">
            <text:p>0</text:p>
          </table:table-cell>
          <table:table-cell table:style-name="ce23"/>
          <table:table-cell table:style-name="ce14" table:formula="of:=INFO.OBBA.OBBA.OBMAKE(&quot;numberOfFactors&quot;;&quot;int&quot;;[.F22])" office:value-type="string" office:string-value="numberOfFactors &#10;[7914]">
            <text:p>numberOfFactors </text:p>
            <text:p>[7914]</text:p>
          </table:table-cell>
          <table:table-cell table:style-name="ce27" office:value-type="float" office:value="10">
            <text:p>10</text:p>
          </table:table-cell>
          <table:table-cell table:style-name="ce29"/>
          <table:table-cell table:style-name="ce14" table:number-columns-repeated="3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/>
          <table:table-cell table:style-name="ce14" table:formula="of:=INFO.OBBA.OBBA.OBMAKE(&quot;td.num&quot;;&quot;int&quot;;[.C23])" office:value-type="string" office:string-value="td.num &#10;[7907]">
            <text:p>td.num </text:p>
            <text:p>[7907]</text:p>
          </table:table-cell>
          <table:table-cell table:style-name="ce22" office:value-type="float" office:value="50">
            <text:p>50</text:p>
          </table:table-cell>
          <table:table-cell table:style-name="ce23"/>
          <table:table-cell table:style-name="ce14" table:formula="of:=INFO.OBBA.OBBA.OBMAKE(&quot;correlationDecay&quot;;&quot;double&quot;;[.F23])" office:value-type="string" office:string-value="correlationDecay &#10;[7915]">
            <text:p>correlationDecay </text:p>
            <text:p>[7915]</text:p>
          </table:table-cell>
          <table:table-cell table:style-name="ce25" office:value-type="float" office:value="0.15">
            <text:p>0,15</text:p>
          </table:table-cell>
          <table:table-cell table:style-name="ce29" table:number-matrix-columns-spanned="1" table:number-matrix-rows-spanned="3" table:formula="of:=TRANSPOSE(INFO.OBBA.OBBA.OBGET(INFO.OBBA.OBBA.OBCALL(&quot;&quot;;[.G29];&quot;getParameter&quot;)))" office:value-type="float" office:value="0.562893057671624">
            <text:p>0,56</text:p>
          </table:table-cell>
          <table:table-cell table:style-name="ce14" table:number-columns-repeated="3"/>
          <table:table-cell table:style-name="ce23"/>
          <table:table-cell table:style-name="ce14"/>
          <table:table-cell table:style-name="ce19" office:value-type="string">
            <text:p>Monte Carlo LIBOR Market Model</text:p>
          </table:table-cell>
          <table:table-cell table:style-name="ce19"/>
          <table:table-cell table:style-name="ce14" table:number-columns-repeated="242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/>
          <table:table-cell table:style-name="ce14" table:formula="of:=INFO.OBBA.OBBA.OBMAKE(&quot;td.step&quot;;&quot;double&quot;;[.C24])" office:value-type="string" office:string-value="td.step &#10;[7908]">
            <text:p>td.step </text:p>
            <text:p>[7908]</text:p>
          </table:table-cell>
          <table:table-cell table:style-name="ce22" office:value-type="float" office:value="0.5">
            <text:p>0,5</text:p>
          </table:table-cell>
          <table:table-cell table:style-name="ce23"/>
          <table:table-cell table:style-name="ce14" table:formula="of:=INFO.OBBA.OBBA.OBMAKE(&quot;correlationLevel&quot;;&quot;double&quot;;[.F24])" office:value-type="string" office:string-value="correlationLevel &#10;[7916]">
            <text:p>correlationLevel </text:p>
            <text:p>[7916]</text:p>
          </table:table-cell>
          <table:table-cell table:style-name="ce25" office:value-type="float" office:value="0">
            <text:p>0,00</text:p>
          </table:table-cell>
          <table:table-cell table:style-name="ce29" office:value-type="float" office:value="3.69078476457918">
            <text:p>3,69</text:p>
          </table:table-cell>
          <table:table-cell table:style-name="ce14" table:number-columns-repeated="3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formula="of:=INFO.OBBA.OBBA.OBMAKE(&quot;correlationMaturityDecay&quot;;&quot;double&quot;;[.F25])" office:value-type="string" office:string-value="correlationMaturityDecay &#10;[7917]">
            <text:p>correlationMaturityDecay </text:p>
            <text:p>[7917]</text:p>
          </table:table-cell>
          <table:table-cell table:style-name="ce25" office:value-type="float" office:value="0">
            <text:p>0,00</text:p>
          </table:table-cell>
          <table:table-cell table:style-name="ce29" office:value-type="float" office:value="0.452485293789664">
            <text:p>0,45</text:p>
          </table:table-cell>
          <table:table-cell table:style-name="ce14" table:number-columns-repeated="3"/>
          <table:table-cell table:style-name="ce23"/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14" table:number-columns-repeated="242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23"/>
          <table:table-cell table:style-name="ce14" table:formula="of:=INFO.OBBA.OBBA.OBMAKE(&quot;calibrate cor&quot;;&quot;boolean&quot;;[.F26])" office:value-type="string" office:string-value="calibrate cor &#10;[7918]">
            <text:p>calibrate cor </text:p>
            <text:p>[7918]</text:p>
          </table:table-cell>
          <table:table-cell table:style-name="ce26" office:value-type="boolean" office:boolean-value="true">
            <text:p>WAHR</text:p>
          </table:table-cell>
          <table:table-cell table:style-name="ce23"/>
          <table:table-cell table:style-name="ce14"/>
          <table:table-cell table:style-name="ce19" office:value-type="string">
            <text:p>LIBOR Market Model</text:p>
          </table:table-cell>
          <table:table-cell table:style-name="ce19"/>
          <table:table-cell table:style-name="ce23"/>
          <table:table-cell table:style-name="ce14"/>
          <table:table-cell table:style-name="ce14" table:formula="of:=INFO.OBBA.OBBA.OBMAKE(&quot;monteCarloLIBORMarketModel&quot;;obLibs&amp;&quot;net.finmath.montecarlo.interestrate.LIBORModelMonteCarloSimulation&quot;;[.I33];[.M19])" office:value-type="string" office:string-value="monteCarloLIBORMarketModel &#10;[7952]">
            <text:p>monteCarloLIBORMarketModel </text:p>
            <text:p>[7952]</text:p>
          </table:table-cell>
          <table:table-cell table:style-name="ce14" table:number-columns-repeated="243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/>
          <table:table-cell table:style-name="ce14" table:formula="of:=INFO.OBBA.OBBA.OBMAKE(&quot;timeDiscretization&quot;;obLibs&amp;&quot;net.finmath.time.TimeDiscretization&quot;;[.B22:.B24])" office:value-type="string" office:string-value="timeDiscretization &#10;[7929]">
            <text:p>timeDiscretization </text:p>
            <text:p>[7929]</text:p>
          </table:table-cell>
          <table:table-cell table:style-name="ce14"/>
          <table:table-cell table:style-name="ce23"/>
          <table:table-cell table:style-name="ce14" table:number-columns-repeated="2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20" office:value-type="string">
            <text:p>Object:</text:p>
          </table:table-cell>
          <table:table-cell table:style-name="ce20"/>
          <table:table-cell table:style-name="ce23"/>
          <table:table-cell table:style-name="ce14"/>
          <table:table-cell table:style-name="ce20" office:value-type="string">
            <text:p>Parameters:</text:p>
          </table:table-cell>
          <table:table-cell table:style-name="ce20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21" table:formula="of:=INFO.OBBA.OBBA.OBMAKE(&quot;correlationModel&quot;;obLibs&amp;&quot;net.finmath.montecarlo.interestrate.modelplugins.LIBORCorrelationModelThreeParameterExponentialDecay&quot;;[.B27];[.B14];[.E22:.E26])" office:value-type="string" office:string-value="correlationModel &#10;[7930]">
            <text:p>correlationModel </text:p>
            <text:p>[7930]</text:p>
          </table:table-cell>
          <table:table-cell table:style-name="ce14"/>
          <table:table-cell table:style-name="ce30" table:formula="of:=INFO.OBBA.OBBA.OBCALL(&quot;correlationModelCalibrated&quot;;[.G$35];&quot;getCorrelationModel&quot;)" office:value-type="string" office:string-value="correlationModelCalibrated &#10;[7950]">
            <text:p>correlationModelCalibrated </text:p>
            <text:p>[7950]</text:p>
          </table:table-cell>
          <table:table-cell table:style-name="ce14"/>
          <table:table-cell table:style-name="ce14" table:formula="of:=INFO.OBBA.OBBA.OBMAKE(&quot;liborMarketModel&quot;;obLibs&amp;&quot;net.finmath.montecarlo.interestrate.LIBORMarketModel&quot;;INFO.OBBA.OBBA.OBSYNC([.B14];[.J30]);['Rate Curve Data'.E10];['Rate Curve Data'.B10];[.E35];[.I17])" office:value-type="string" office:string-value="liborMarketModel &#10;[7942]">
            <text:p>liborMarketModel </text:p>
            <text:p>[7942]</text:p>
          </table:table-cell>
          <table:table-cell table:style-name="ce14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23"/>
          <table:table-cell table:style-name="ce14"/>
          <table:table-cell table:style-name="ce14" table:formula="of:=INFO.OBBA.OBBA.OBCALL(&quot;lmmMeasure&quot;;obLibs&amp;&quot;net.finmath.montecarlo.interestrate.LIBORMarketModel$Measure&quot;;&quot;valueOf&quot;;INFO.OBBA.OBBA.OBMAKE(&quot;&quot;;&quot;String&quot;;[.J30]))" office:value-type="string" office:string-value="lmmMeasure &#10;[7922]">
            <text:p>lmmMeasure </text:p>
            <text:p>[7922]</text:p>
          </table:table-cell>
          <table:table-cell table:style-name="ce14" office:value-type="string">
            <text:p>SPOT</text:p>
          </table:table-cell>
          <table:table-cell table:style-name="ce34" office:value-type="string">
            <text:p>Use SPOT or TERMINAL here (and check impact on bond calibration error).</text:p>
          </table:table-cell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9" office:value-type="string">
            <text:p>Covariance Model</text:p>
          </table:table-cell>
          <table:table-cell table:style-name="ce19"/>
          <table:table-cell table:style-name="ce23"/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23"/>
          <table:table-cell table:style-name="ce14"/>
          <table:table-cell table:style-name="ce14" table:formula="of:=INFO.OBBA.OBBA.OBCALL(&quot;&quot;;[.I29];&quot;setMeasure&quot;;[.I30])" office:value-type="string" office:string-value="liborMarketModel &#10;[7943]">
            <text:p>liborMarketModel </text:p>
            <text:p>[7943]</text:p>
          </table:table-cell>
          <table:table-cell table:style-name="ce14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20" office:value-type="string">
            <text:p>Object:</text:p>
          </table:table-cell>
          <table:table-cell table:style-name="ce20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formula="of:=INFO.OBBA.OBBA.OBMAKE(&quot;covarianceModel&quot;;obLibs&amp;&quot;net.finmath.montecarlo.interestrate.modelplugins.LIBORCovarianceModelFromVolatilityAndCorrelation&quot;;[.B27];[.B14];[.E16];[.E29])" office:value-type="string" office:string-value="covarianceModel &#10;[7932]">
            <text:p>covarianceModel </text:p>
            <text:p>[7932]</text:p>
          </table:table-cell>
          <table:table-cell table:style-name="ce14"/>
          <table:table-cell table:style-name="ce31" table:formula="of:=INFO.OBBA.OBBA.OBCAST(INFO.OBBA.OBBA.OBCALL(&quot;covarianceModelCalibrated&quot;;[.I33];&quot;getCovarianceModel&quot;);&quot;net.finmath.montecarlo.interestrate.modelplugins.LIBORCovarianceModelFromVolatilityAndCorrelation&quot;)" office:value-type="string" office:string-value="covarianceModelCalibrated &#10;[7945]">
            <text:p>covarianceModelCalibrated </text:p>
            <text:p>[7945]</text:p>
          </table:table-cell>
          <table:table-cell table:style-name="ce14" table:number-columns-repeated="3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23"/>
          <table:table-cell table:style-name="ce32"/>
          <table:table-cell table:style-name="ce14" table:number-columns-repeated="2"/>
          <table:table-cell table:style-name="ce23"/>
          <table:table-cell table:style-name="ce14"/>
          <table:table-cell table:style-name="ce32"/>
          <table:table-cell table:style-name="ce14" table:number-columns-repeated="243"/>
          <table:table-cell table:number-columns-repeated="763"/>
          <table:table-cell table:style-name="Default" table:number-columns-repeated="5"/>
        </table:table-row>
        <table:table-row table:style-name="ro2" table:number-rows-repeated="8">
          <table:table-cell table:style-name="ce14" table:number-columns-repeated="3"/>
          <table:table-cell table:style-name="ce23"/>
          <table:table-cell table:style-name="ce14" table:number-columns-repeated="6"/>
          <table:table-cell table:style-name="ce23"/>
          <table:table-cell table:style-name="ce14" table:number-columns-repeated="245"/>
          <table:table-cell table:number-columns-repeated="763"/>
          <table:table-cell table:style-name="Default" table:number-columns-repeated="5"/>
        </table:table-row>
        <table:table-row table:style-name="ro2" table:number-rows-repeated="8">
          <table:table-cell table:style-name="ce14" table:number-columns-repeated="3"/>
          <table:table-cell table:style-name="ce23"/>
          <table:table-cell table:style-name="ce14" table:number-columns-repeated="252"/>
          <table:table-cell table:number-columns-repeated="763"/>
          <table:table-cell table:style-name="Default" table:number-columns-repeated="5"/>
        </table:table-row>
        <table:table-row table:style-name="ro2" table:number-rows-repeated="2">
          <table:table-cell table:style-name="ce14" table:number-columns-repeated="3"/>
          <table:table-cell table:style-name="ce23"/>
          <table:table-cell table:style-name="ce14" table:number-columns-repeated="2"/>
          <table:table-cell table:style-name="ce23"/>
          <table:table-cell table:style-name="ce14" table:number-columns-repeated="249"/>
          <table:table-cell table:number-columns-repeated="763"/>
          <table:table-cell table:style-name="Default" table:number-columns-repeated="5"/>
        </table:table-row>
        <table:table-row table:style-name="ro2" table:number-rows-repeated="4">
          <table:table-cell table:style-name="ce14" table:number-columns-repeated="3"/>
          <table:table-cell table:style-name="ce23"/>
          <table:table-cell table:style-name="ce14" table:number-columns-repeated="252"/>
          <table:table-cell table:number-columns-repeated="763"/>
          <table:table-cell table:style-name="Default" table:number-columns-repeated="5"/>
        </table:table-row>
        <table:table-row table:style-name="ro2">
          <table:table-cell table:style-name="ce14" table:number-columns-repeated="3"/>
          <table:table-cell table:style-name="ce23"/>
          <table:table-cell table:style-name="ce24"/>
          <table:table-cell table:style-name="ce14" table:number-columns-repeated="251"/>
          <table:table-cell table:number-columns-repeated="763"/>
          <table:table-cell table:style-name="Default" table:number-columns-repeated="5"/>
        </table:table-row>
        <table:table-row table:style-name="ro2" table:number-rows-repeated="21">
          <table:table-cell table:style-name="ce14" table:number-columns-repeated="3"/>
          <table:table-cell table:style-name="ce23"/>
          <table:table-cell table:style-name="ce14" table:number-columns-repeated="252"/>
          <table:table-cell table:number-columns-repeated="763"/>
          <table:table-cell table:style-name="Default" table:number-columns-repeated="5"/>
        </table:table-row>
        <table:table-row table:style-name="ro2" table:number-rows-repeated="5">
          <table:table-cell table:style-name="ce14" table:number-columns-repeated="3"/>
          <table:table-cell table:style-name="ce23"/>
          <table:table-cell table:style-name="ce14" table:number-columns-repeated="6"/>
          <table:table-cell table:style-name="ce23"/>
          <table:table-cell table:style-name="ce14" table:number-columns-repeated="251"/>
          <table:table-cell table:number-columns-repeated="762"/>
        </table:table-row>
        <table:table-row table:style-name="ro2" table:number-rows-repeated="65450">
          <table:table-cell table:style-name="ce14" table:number-columns-repeated="10"/>
          <table:table-cell table:style-name="ce23"/>
          <table:table-cell table:style-name="ce14" table:number-columns-repeated="251"/>
          <table:table-cell table:number-columns-repeated="762"/>
        </table:table-row>
        <table:table-row table:style-name="ro2" table:number-rows-repeated="15">
          <table:table-cell table:number-columns-repeated="7"/>
          <table:table-cell table:style-name="ce14" table:number-columns-repeated="3"/>
          <table:table-cell table:number-columns-repeated="1014"/>
        </table:table-row>
        <table:table-row table:style-name="ro2" table:number-rows-repeated="9830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ate Curve Data" table:style-name="ta1">
        <office:forms form:automatic-focus="false" form:apply-design-mode="false"/>
        <table:table-column table:style-name="co5" table:default-cell-style-name="ce36"/>
        <table:table-column table:style-name="co7" table:number-columns-repeated="1023" table:default-cell-style-name="ce36"/>
        <table:table-row table:style-name="ro4">
          <table:table-cell table:number-columns-repeated="1024"/>
        </table:table-row>
        <table:table-row table:style-name="ro3">
          <table:table-cell/>
          <table:table-cell table:style-name="ce16" office:value-type="string">
            <text:p>Rate Curves Market Data</text:p>
          </table:table-cell>
          <table:table-cell table:number-columns-repeated="1022"/>
        </table:table-row>
        <table:table-row table:style-name="ro4">
          <table:table-cell/>
          <table:table-cell table:style-name="ce17"/>
          <table:table-cell table:number-columns-repeated="1022"/>
        </table:table-row>
        <table:table-row table:style-name="ro4">
          <table:table-cell/>
          <table:table-cell table:style-name="ce19" office:value-type="string">
            <text:p>Discount Curve Collateral</text:p>
          </table:table-cell>
          <table:table-cell table:style-name="ce19"/>
          <table:table-cell/>
          <table:table-cell table:style-name="ce19" office:value-type="string">
            <text:p>Forward Curve (Collateralized)</text:p>
          </table:table-cell>
          <table:table-cell table:style-name="ce19"/>
          <table:table-cell/>
          <table:table-cell table:style-name="ce19" office:value-type="string">
            <text:p>Discount Curve Funding</text:p>
          </table:table-cell>
          <table:table-cell table:style-name="ce19"/>
          <table:table-cell table:number-columns-repeated="1015"/>
        </table:table-row>
        <table:table-row table:style-name="ro4"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 table:number-columns-repeated="1015"/>
        </table:table-row>
        <table:table-row table:style-name="ro4">
          <table:table-cell/>
          <table:table-cell table:style-name="ce20" office:value-type="string">
            <text:p>Parameters:</text:p>
          </table:table-cell>
          <table:table-cell table:style-name="ce20"/>
          <table:table-cell/>
          <table:table-cell table:style-name="ce20" office:value-type="string">
            <text:p>Parameters:</text:p>
          </table:table-cell>
          <table:table-cell table:style-name="ce20"/>
          <table:table-cell/>
          <table:table-cell table:style-name="ce20" office:value-type="string">
            <text:p>Parameters:</text:p>
          </table:table-cell>
          <table:table-cell table:style-name="ce20"/>
          <table:table-cell table:number-columns-repeated="1015"/>
        </table:table-row>
        <table:table-row table:style-name="ro4">
          <table:table-cell/>
          <table:table-cell table:style-name="ce14" table:number-columns-repeated="2"/>
          <table:table-cell/>
          <table:table-cell table:style-name="ce14" office:value-type="string">
            <text:p>tenor</text:p>
          </table:table-cell>
          <table:table-cell table:style-name="ce25" office:value-type="float" office:value="0.5">
            <text:p>0,50</text:p>
          </table:table-cell>
          <table:table-cell/>
          <table:table-cell table:style-name="ce14" table:number-columns-repeated="2"/>
          <table:table-cell table:number-columns-repeated="1015"/>
        </table:table-row>
        <table:table-row table:style-name="ro4"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 table:number-columns-repeated="1015"/>
        </table:table-row>
        <table:table-row table:style-name="ro4">
          <table:table-cell/>
          <table:table-cell table:style-name="ce20" office:value-type="string">
            <text:p>Object:</text:p>
          </table:table-cell>
          <table:table-cell table:style-name="ce20"/>
          <table:table-cell/>
          <table:table-cell table:style-name="ce20" office:value-type="string">
            <text:p>Object:</text:p>
          </table:table-cell>
          <table:table-cell table:style-name="ce20"/>
          <table:table-cell/>
          <table:table-cell table:style-name="ce20" office:value-type="string">
            <text:p>Object:</text:p>
          </table:table-cell>
          <table:table-cell table:style-name="ce20"/>
          <table:table-cell table:number-columns-repeated="1015"/>
        </table:table-row>
        <table:table-row table:style-name="ro4">
          <table:table-cell/>
          <table:table-cell table:style-name="ce14" table:formula="of:=INFO.OBBA.OBBA.OBCALL(&quot;discountCurveCollateral&quot;;obLibs&amp;&quot;net.finmath.marketdata.model.curves.DiscountCurve&quot;;&quot;createDiscountCurveFromDiscountFactors&quot;;INFO.OBBA.OBBA.OBMAKE(&quot;&quot;;&quot;String&quot;;&quot;forwardCurve&quot;);[.B14];[.C14])" office:value-type="string" office:string-value="discountCurveCollateral &#10;[7936]">
            <text:p>discountCurveCollateral </text:p>
            <text:p>[7936]</text:p>
          </table:table-cell>
          <table:table-cell table:style-name="ce32"/>
          <table:table-cell/>
          <table:table-cell table:style-name="ce14" table:formula="of:=INFO.OBBA.OBBA.OBCALL(&quot;forwardCurve&quot;;obLibs&amp;&quot;net.finmath.marketdata.model.curves.ForwardCurve&quot;;&quot;createForwardCurveFromForwards&quot;;INFO.OBBA.OBBA.OBMAKE(&quot;&quot;;&quot;String&quot;;&quot;forwardCurve&quot;);[.E14];[.F14];INFO.OBBA.OBBA.OBMAKE(&quot;&quot;;&quot;double&quot;;[.F7]))" office:value-type="string" office:string-value="forwardCurve &#10;[7941]">
            <text:p>forwardCurve </text:p>
            <text:p>[7941]</text:p>
          </table:table-cell>
          <table:table-cell table:style-name="ce32"/>
          <table:table-cell/>
          <table:table-cell table:style-name="ce14" table:formula="of:=INFO.OBBA.OBBA.OBCALL(&quot;discountCurveFunding&quot;;obLibs&amp;&quot;net.finmath.marketdata.model.curves.DiscountCurve&quot;;&quot;createDiscountCurveFromDiscountFactors&quot;;INFO.OBBA.OBBA.OBMAKE(&quot;&quot;;&quot;String&quot;;&quot;forwardCurve&quot;);[.H14];[.I14])" office:value-type="string" office:string-value="discountCurveFunding &#10;[7956]">
            <text:p>discountCurveFunding </text:p>
            <text:p>[7956]</text:p>
          </table:table-cell>
          <table:table-cell table:style-name="ce32"/>
          <table:table-cell table:number-columns-repeated="1015"/>
        </table:table-row>
        <table:table-row table:style-name="ro4" table:number-rows-repeated="2">
          <table:table-cell/>
          <table:table-cell table:style-name="ce14"/>
          <table:table-cell table:style-name="ce32"/>
          <table:table-cell/>
          <table:table-cell table:style-name="ce14"/>
          <table:table-cell table:style-name="ce32"/>
          <table:table-cell/>
          <table:table-cell table:style-name="ce14"/>
          <table:table-cell table:style-name="ce32"/>
          <table:table-cell table:number-columns-repeated="1015"/>
        </table:table-row>
        <table:table-row table:style-name="ro4">
          <table:table-cell/>
          <table:table-cell table:style-name="ce14" table:number-columns-repeated="2"/>
          <table:table-cell/>
          <table:table-cell table:style-name="ce14" table:number-columns-repeated="2"/>
          <table:table-cell/>
          <table:table-cell table:style-name="ce14" table:number-columns-repeated="2"/>
          <table:table-cell table:number-columns-repeated="1015"/>
        </table:table-row>
        <table:table-row table:style-name="ro4">
          <table:table-cell/>
          <table:table-cell table:style-name="ce37" table:formula="of:=INFO.OBBA.OBBA.OBMAKE(&quot;maturitiesCol&quot;;&quot;double[]&quot;;[.B16:.B58])" office:value-type="string" office:string-value="maturitiesCol &#10;[7935]">
            <text:p>maturitiesCol </text:p>
            <text:p>[7935]</text:p>
          </table:table-cell>
          <table:table-cell table:style-name="ce37" table:formula="of:=INFO.OBBA.OBBA.OBMAKE(&quot;disocuntFactorsCol&quot;;&quot;double[]&quot;;[.C16:.C58])" office:value-type="string" office:string-value="disocuntFactorsCol &#10;[7934]">
            <text:p>disocuntFactorsCol </text:p>
            <text:p>[7934]</text:p>
          </table:table-cell>
          <table:table-cell/>
          <table:table-cell table:style-name="ce32" table:formula="of:=INFO.OBBA.OBBA.OBMAKE(&quot;fixings&quot;;&quot;double[]&quot;;[.E16:.E58])" office:value-type="string" office:string-value="fixings &#10;[7940]">
            <text:p>fixings </text:p>
            <text:p>[7940]</text:p>
          </table:table-cell>
          <table:table-cell table:style-name="ce32" table:formula="of:=INFO.OBBA.OBBA.OBMAKE(&quot;forward rates&quot;;&quot;double[]&quot;;[.F16:.F58])" office:value-type="string" office:string-value="forward rates &#10;[7939]">
            <text:p>forward rates </text:p>
            <text:p>[7939]</text:p>
          </table:table-cell>
          <table:table-cell/>
          <table:table-cell table:style-name="ce32" table:formula="of:=INFO.OBBA.OBBA.OBMAKE(&quot;maturitiesFund&quot;;&quot;double[]&quot;;[.H16:.H58])" office:value-type="string" office:string-value="maturitiesFund &#10;[7955]">
            <text:p>maturitiesFund </text:p>
            <text:p>[7955]</text:p>
          </table:table-cell>
          <table:table-cell table:style-name="ce32" table:formula="of:=INFO.OBBA.OBBA.OBMAKE(&quot;disocuntFactorsFund&quot;;&quot;double[]&quot;;[.I16:.I58])" office:value-type="string" office:string-value="disocuntFactorsFund &#10;[7953]">
            <text:p>disocuntFactorsFund </text:p>
            <text:p>[7953]</text:p>
          </table:table-cell>
          <table:table-cell table:number-columns-repeated="1015"/>
        </table:table-row>
        <table:table-row table:style-name="ro4">
          <table:table-cell/>
          <table:table-cell table:style-name="ce32" table:number-columns-repeated="2"/>
          <table:table-cell/>
          <table:table-cell table:style-name="ce32" table:number-columns-repeated="2"/>
          <table:table-cell/>
          <table:table-cell table:style-name="ce32" table:number-columns-repeated="2"/>
          <table:table-cell table:number-columns-repeated="1015"/>
        </table:table-row>
        <table:table-row table:style-name="ro4">
          <table:table-cell/>
          <table:table-cell table:style-name="ce38" office:value-type="float" office:value="0">
            <text:p>0,0</text:p>
          </table:table-cell>
          <table:table-cell table:style-name="ce39" table:formula="of:=POWER(1+0.01*0.5;-[.B16]/0.5)" office:value-type="percentage" office:value="1">
            <text:p>100%</text:p>
          </table:table-cell>
          <table:table-cell/>
          <table:table-cell table:style-name="ce38" office:value-type="float" office:value="0">
            <text:p>0,0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office:value-type="float" office:value="0">
            <text:p>0,0</text:p>
          </table:table-cell>
          <table:table-cell table:style-name="ce39" table:formula="of:=POWER(1+0.01*0.5;-[.H16]/0.5)" office:value-type="percentage" office:value="1">
            <text:p>100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16]+0.5" office:value-type="float" office:value="0.5">
            <text:p>0,5</text:p>
          </table:table-cell>
          <table:table-cell table:style-name="ce39" table:formula="of:=POWER(1+0.01*0.5;-[.B17]/0.5)" office:value-type="percentage" office:value="0.995024875621891">
            <text:p>100%</text:p>
          </table:table-cell>
          <table:table-cell/>
          <table:table-cell table:style-name="ce38" table:formula="of:=[.E16]+0.5" office:value-type="float" office:value="0.5">
            <text:p>0,5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16]+0.5" office:value-type="float" office:value="0.5">
            <text:p>0,5</text:p>
          </table:table-cell>
          <table:table-cell table:style-name="ce39" table:formula="of:=POWER(1+0.01*0.5;-[.H17]/0.5)" office:value-type="percentage" office:value="0.995024875621891">
            <text:p>100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17]+0.5" office:value-type="float" office:value="1">
            <text:p>1,0</text:p>
          </table:table-cell>
          <table:table-cell table:style-name="ce39" table:formula="of:=POWER(1+0.01*0.5;-[.B18]/0.5)" office:value-type="percentage" office:value="0.990074503106359">
            <text:p>99%</text:p>
          </table:table-cell>
          <table:table-cell/>
          <table:table-cell table:style-name="ce38" table:formula="of:=[.E17]+0.5" office:value-type="float" office:value="1">
            <text:p>1,0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17]+0.5" office:value-type="float" office:value="1">
            <text:p>1,0</text:p>
          </table:table-cell>
          <table:table-cell table:style-name="ce39" table:formula="of:=POWER(1+0.01*0.5;-[.H18]/0.5)" office:value-type="percentage" office:value="0.990074503106359">
            <text:p>99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18]+0.5" office:value-type="float" office:value="1.5">
            <text:p>1,5</text:p>
          </table:table-cell>
          <table:table-cell table:style-name="ce39" table:formula="of:=POWER(1+0.01*0.5;-[.B19]/0.5)" office:value-type="percentage" office:value="0.98514875930981">
            <text:p>99%</text:p>
          </table:table-cell>
          <table:table-cell/>
          <table:table-cell table:style-name="ce38" table:formula="of:=[.E18]+0.5" office:value-type="float" office:value="1.5">
            <text:p>1,5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18]+0.5" office:value-type="float" office:value="1.5">
            <text:p>1,5</text:p>
          </table:table-cell>
          <table:table-cell table:style-name="ce39" table:formula="of:=POWER(1+0.01*0.5;-[.H19]/0.5)" office:value-type="percentage" office:value="0.98514875930981">
            <text:p>99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19]+0.5" office:value-type="float" office:value="2">
            <text:p>2,0</text:p>
          </table:table-cell>
          <table:table-cell table:style-name="ce39" table:formula="of:=POWER(1+0.01*0.5;-[.B20]/0.5)" office:value-type="percentage" office:value="0.980247521701304">
            <text:p>98%</text:p>
          </table:table-cell>
          <table:table-cell/>
          <table:table-cell table:style-name="ce38" table:formula="of:=[.E19]+0.5" office:value-type="float" office:value="2">
            <text:p>2,0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19]+0.5" office:value-type="float" office:value="2">
            <text:p>2,0</text:p>
          </table:table-cell>
          <table:table-cell table:style-name="ce39" table:formula="of:=POWER(1+0.01*0.5;-[.H20]/0.5)" office:value-type="percentage" office:value="0.980247521701304">
            <text:p>98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20]+0.5" office:value-type="float" office:value="2.5">
            <text:p>2,5</text:p>
          </table:table-cell>
          <table:table-cell table:style-name="ce39" table:formula="of:=POWER(1+0.01*0.5;-[.B21]/0.5)" office:value-type="percentage" office:value="0.975370668359506">
            <text:p>98%</text:p>
          </table:table-cell>
          <table:table-cell/>
          <table:table-cell table:style-name="ce38" table:formula="of:=[.E20]+0.5" office:value-type="float" office:value="2.5">
            <text:p>2,5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20]+0.5" office:value-type="float" office:value="2.5">
            <text:p>2,5</text:p>
          </table:table-cell>
          <table:table-cell table:style-name="ce39" table:formula="of:=POWER(1+0.01*0.5;-[.H21]/0.5)" office:value-type="percentage" office:value="0.975370668359506">
            <text:p>98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21]+0.5" office:value-type="float" office:value="3">
            <text:p>3,0</text:p>
          </table:table-cell>
          <table:table-cell table:style-name="ce39" table:formula="of:=POWER(1+0.01*0.5;-[.B22]/0.5)" office:value-type="percentage" office:value="0.970518077969658">
            <text:p>97%</text:p>
          </table:table-cell>
          <table:table-cell/>
          <table:table-cell table:style-name="ce38" table:formula="of:=[.E21]+0.5" office:value-type="float" office:value="3">
            <text:p>3,0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21]+0.5" office:value-type="float" office:value="3">
            <text:p>3,0</text:p>
          </table:table-cell>
          <table:table-cell table:style-name="ce39" table:formula="of:=POWER(1+0.01*0.5;-[.H22]/0.5)" office:value-type="percentage" office:value="0.970518077969658">
            <text:p>97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22]+0.5" office:value-type="float" office:value="3.5">
            <text:p>3,5</text:p>
          </table:table-cell>
          <table:table-cell table:style-name="ce39" table:formula="of:=POWER(1+0.01*0.5;-[.B23]/0.5)" office:value-type="percentage" office:value="0.965689629820555">
            <text:p>97%</text:p>
          </table:table-cell>
          <table:table-cell/>
          <table:table-cell table:style-name="ce38" table:formula="of:=[.E22]+0.5" office:value-type="float" office:value="3.5">
            <text:p>3,5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22]+0.5" office:value-type="float" office:value="3.5">
            <text:p>3,5</text:p>
          </table:table-cell>
          <table:table-cell table:style-name="ce39" table:formula="of:=POWER(1+0.01*0.5;-[.H23]/0.5)" office:value-type="percentage" office:value="0.965689629820555">
            <text:p>97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23]+0.5" office:value-type="float" office:value="4">
            <text:p>4,0</text:p>
          </table:table-cell>
          <table:table-cell table:style-name="ce39" table:formula="of:=POWER(1+0.01*0.5;-[.B24]/0.5)" office:value-type="percentage" office:value="0.960885203801548">
            <text:p>96%</text:p>
          </table:table-cell>
          <table:table-cell/>
          <table:table-cell table:style-name="ce38" table:formula="of:=[.E23]+0.5" office:value-type="float" office:value="4">
            <text:p>4,0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23]+0.5" office:value-type="float" office:value="4">
            <text:p>4,0</text:p>
          </table:table-cell>
          <table:table-cell table:style-name="ce39" table:formula="of:=POWER(1+0.01*0.5;-[.H24]/0.5)" office:value-type="percentage" office:value="0.960885203801548">
            <text:p>96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24]+0.5" office:value-type="float" office:value="4.5">
            <text:p>4,5</text:p>
          </table:table-cell>
          <table:table-cell table:style-name="ce39" table:formula="of:=POWER(1+0.01*0.5;-[.B25]/0.5)" office:value-type="percentage" office:value="0.95610468039955">
            <text:p>96%</text:p>
          </table:table-cell>
          <table:table-cell/>
          <table:table-cell table:style-name="ce38" table:formula="of:=[.E24]+0.5" office:value-type="float" office:value="4.5">
            <text:p>4,5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24]+0.5" office:value-type="float" office:value="4.5">
            <text:p>4,5</text:p>
          </table:table-cell>
          <table:table-cell table:style-name="ce39" table:formula="of:=POWER(1+0.01*0.5;-[.H25]/0.5)" office:value-type="percentage" office:value="0.95610468039955">
            <text:p>96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25]+0.5" office:value-type="float" office:value="5">
            <text:p>5,0</text:p>
          </table:table-cell>
          <table:table-cell table:style-name="ce39" table:formula="of:=POWER(1+0.01*0.5;-[.B26]/0.5)" office:value-type="percentage" office:value="0.95134794069607">
            <text:p>95%</text:p>
          </table:table-cell>
          <table:table-cell/>
          <table:table-cell table:style-name="ce38" table:formula="of:=[.E25]+0.5" office:value-type="float" office:value="5">
            <text:p>5,0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25]+0.5" office:value-type="float" office:value="5">
            <text:p>5,0</text:p>
          </table:table-cell>
          <table:table-cell table:style-name="ce39" table:formula="of:=POWER(1+0.01*0.5;-[.H26]/0.5)" office:value-type="percentage" office:value="0.95134794069607">
            <text:p>95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26]+0.5" office:value-type="float" office:value="5.5">
            <text:p>5,5</text:p>
          </table:table-cell>
          <table:table-cell table:style-name="ce39" table:formula="of:=POWER(1+0.01*0.5;-[.B27]/0.5)" office:value-type="percentage" office:value="0.946614866364249">
            <text:p>95%</text:p>
          </table:table-cell>
          <table:table-cell/>
          <table:table-cell table:style-name="ce38" table:formula="of:=[.E26]+0.5" office:value-type="float" office:value="5.5">
            <text:p>5,5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26]+0.5" office:value-type="float" office:value="5.5">
            <text:p>5,5</text:p>
          </table:table-cell>
          <table:table-cell table:style-name="ce39" table:formula="of:=POWER(1+0.01*0.5;-[.H27]/0.5)" office:value-type="percentage" office:value="0.946614866364249">
            <text:p>95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27]+0.5" office:value-type="float" office:value="6">
            <text:p>6,0</text:p>
          </table:table-cell>
          <table:table-cell table:style-name="ce39" table:formula="of:=POWER(1+0.01*0.5;-[.B28]/0.5)" office:value-type="percentage" office:value="0.941905339665919">
            <text:p>94%</text:p>
          </table:table-cell>
          <table:table-cell/>
          <table:table-cell table:style-name="ce38" table:formula="of:=[.E27]+0.5" office:value-type="float" office:value="6">
            <text:p>6,0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27]+0.5" office:value-type="float" office:value="6">
            <text:p>6,0</text:p>
          </table:table-cell>
          <table:table-cell table:style-name="ce39" table:formula="of:=POWER(1+0.01*0.5;-[.H28]/0.5)" office:value-type="percentage" office:value="0.941905339665919">
            <text:p>94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28]+0.5" office:value-type="float" office:value="6.5">
            <text:p>6,5</text:p>
          </table:table-cell>
          <table:table-cell table:style-name="ce39" table:formula="of:=POWER(1+0.01*0.5;-[.B29]/0.5)" office:value-type="percentage" office:value="0.937219243448676">
            <text:p>94%</text:p>
          </table:table-cell>
          <table:table-cell/>
          <table:table-cell table:style-name="ce38" table:formula="of:=[.E28]+0.5" office:value-type="float" office:value="6.5">
            <text:p>6,5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28]+0.5" office:value-type="float" office:value="6.5">
            <text:p>6,5</text:p>
          </table:table-cell>
          <table:table-cell table:style-name="ce39" table:formula="of:=POWER(1+0.01*0.5;-[.H29]/0.5)" office:value-type="percentage" office:value="0.937219243448676">
            <text:p>94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29]+0.5" office:value-type="float" office:value="7">
            <text:p>7,0</text:p>
          </table:table-cell>
          <table:table-cell table:style-name="ce39" table:formula="of:=POWER(1+0.01*0.5;-[.B30]/0.5)" office:value-type="percentage" office:value="0.932556461142961">
            <text:p>93%</text:p>
          </table:table-cell>
          <table:table-cell/>
          <table:table-cell table:style-name="ce38" table:formula="of:=[.E29]+0.5" office:value-type="float" office:value="7">
            <text:p>7,0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29]+0.5" office:value-type="float" office:value="7">
            <text:p>7,0</text:p>
          </table:table-cell>
          <table:table-cell table:style-name="ce39" table:formula="of:=POWER(1+0.01*0.5;-[.H30]/0.5)" office:value-type="percentage" office:value="0.932556461142961">
            <text:p>93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30]+0.5" office:value-type="float" office:value="7.5">
            <text:p>7,5</text:p>
          </table:table-cell>
          <table:table-cell table:style-name="ce39" table:formula="of:=POWER(1+0.01*0.5;-[.B31]/0.5)" office:value-type="percentage" office:value="0.927916876759166">
            <text:p>93%</text:p>
          </table:table-cell>
          <table:table-cell/>
          <table:table-cell table:style-name="ce38" table:formula="of:=[.E30]+0.5" office:value-type="float" office:value="7.5">
            <text:p>7,5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30]+0.5" office:value-type="float" office:value="7.5">
            <text:p>7,5</text:p>
          </table:table-cell>
          <table:table-cell table:style-name="ce39" table:formula="of:=POWER(1+0.01*0.5;-[.H31]/0.5)" office:value-type="percentage" office:value="0.927916876759166">
            <text:p>93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31]+0.5" office:value-type="float" office:value="8">
            <text:p>8,0</text:p>
          </table:table-cell>
          <table:table-cell table:style-name="ce39" table:formula="of:=POWER(1+0.01*0.5;-[.B32]/0.5)" office:value-type="percentage" office:value="0.923300374884742">
            <text:p>92%</text:p>
          </table:table-cell>
          <table:table-cell/>
          <table:table-cell table:style-name="ce38" table:formula="of:=[.E31]+0.5" office:value-type="float" office:value="8">
            <text:p>8,0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31]+0.5" office:value-type="float" office:value="8">
            <text:p>8,0</text:p>
          </table:table-cell>
          <table:table-cell table:style-name="ce39" table:formula="of:=POWER(1+0.01*0.5;-[.H32]/0.5)" office:value-type="percentage" office:value="0.923300374884742">
            <text:p>92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32]+0.5" office:value-type="float" office:value="8.5">
            <text:p>8,5</text:p>
          </table:table-cell>
          <table:table-cell table:style-name="ce39" table:formula="of:=POWER(1+0.01*0.5;-[.B33]/0.5)" office:value-type="percentage" office:value="0.918706840681335">
            <text:p>92%</text:p>
          </table:table-cell>
          <table:table-cell/>
          <table:table-cell table:style-name="ce38" table:formula="of:=[.E32]+0.5" office:value-type="float" office:value="8.5">
            <text:p>8,5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32]+0.5" office:value-type="float" office:value="8.5">
            <text:p>8,5</text:p>
          </table:table-cell>
          <table:table-cell table:style-name="ce39" table:formula="of:=POWER(1+0.01*0.5;-[.H33]/0.5)" office:value-type="percentage" office:value="0.918706840681335">
            <text:p>92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33]+0.5" office:value-type="float" office:value="9">
            <text:p>9,0</text:p>
          </table:table-cell>
          <table:table-cell table:style-name="ce39" table:formula="of:=POWER(1+0.01*0.5;-[.B34]/0.5)" office:value-type="percentage" office:value="0.914136159881926">
            <text:p>91%</text:p>
          </table:table-cell>
          <table:table-cell/>
          <table:table-cell table:style-name="ce38" table:formula="of:=[.E33]+0.5" office:value-type="float" office:value="9">
            <text:p>9,0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33]+0.5" office:value-type="float" office:value="9">
            <text:p>9,0</text:p>
          </table:table-cell>
          <table:table-cell table:style-name="ce39" table:formula="of:=POWER(1+0.01*0.5;-[.H34]/0.5)" office:value-type="percentage" office:value="0.914136159881926">
            <text:p>91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34]+0.5" office:value-type="float" office:value="9.5">
            <text:p>9,5</text:p>
          </table:table-cell>
          <table:table-cell table:style-name="ce39" table:formula="of:=POWER(1+0.01*0.5;-[.B35]/0.5)" office:value-type="percentage" office:value="0.909588218787986">
            <text:p>91%</text:p>
          </table:table-cell>
          <table:table-cell/>
          <table:table-cell table:style-name="ce38" table:formula="of:=[.E34]+0.5" office:value-type="float" office:value="9.5">
            <text:p>9,5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34]+0.5" office:value-type="float" office:value="9.5">
            <text:p>9,5</text:p>
          </table:table-cell>
          <table:table-cell table:style-name="ce39" table:formula="of:=POWER(1+0.01*0.5;-[.H35]/0.5)" office:value-type="percentage" office:value="0.909588218787986">
            <text:p>91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35]+0.5" office:value-type="float" office:value="10">
            <text:p>10,0</text:p>
          </table:table-cell>
          <table:table-cell table:style-name="ce39" table:formula="of:=POWER(1+0.01*0.5;-[.B36]/0.5)" office:value-type="percentage" office:value="0.905062904266653">
            <text:p>91%</text:p>
          </table:table-cell>
          <table:table-cell/>
          <table:table-cell table:style-name="ce38" table:formula="of:=[.E35]+0.5" office:value-type="float" office:value="10">
            <text:p>10,0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35]+0.5" office:value-type="float" office:value="10">
            <text:p>10,0</text:p>
          </table:table-cell>
          <table:table-cell table:style-name="ce39" table:formula="of:=POWER(1+0.01*0.5;-[.H36]/0.5)" office:value-type="percentage" office:value="0.905062904266653">
            <text:p>91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36]+0.5" office:value-type="float" office:value="10.5">
            <text:p>10,5</text:p>
          </table:table-cell>
          <table:table-cell table:style-name="ce39" table:formula="of:=POWER(1+0.01*0.5;-[.B37]/0.5)" office:value-type="percentage" office:value="0.900560103747914">
            <text:p>90%</text:p>
          </table:table-cell>
          <table:table-cell/>
          <table:table-cell table:style-name="ce38" table:formula="of:=[.E36]+0.5" office:value-type="float" office:value="10.5">
            <text:p>10,5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36]+0.5" office:value-type="float" office:value="10.5">
            <text:p>10,5</text:p>
          </table:table-cell>
          <table:table-cell table:style-name="ce39" table:formula="of:=POWER(1+0.01*0.5;-[.H37]/0.5)" office:value-type="percentage" office:value="0.900560103747914">
            <text:p>90%</text:p>
          </table:table-cell>
          <table:table-cell table:number-columns-repeated="1012"/>
          <table:table-cell table:style-name="Default" table:number-columns-repeated="3"/>
        </table:table-row>
        <table:table-row table:style-name="ro4">
          <table:table-cell/>
          <table:table-cell table:style-name="ce38" table:formula="of:=[.B37]+0.5" office:value-type="float" office:value="11">
            <text:p>11,0</text:p>
          </table:table-cell>
          <table:table-cell table:style-name="ce39" table:formula="of:=POWER(1+0.01*0.5;-[.B38]/0.5)" office:value-type="percentage" office:value="0.896079705221805">
            <text:p>90%</text:p>
          </table:table-cell>
          <table:table-cell/>
          <table:table-cell table:style-name="ce38" table:formula="of:=[.E37]+0.5" office:value-type="float" office:value="11">
            <text:p>11,0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37]+0.5" office:value-type="float" office:value="11">
            <text:p>11,0</text:p>
          </table:table-cell>
          <table:table-cell table:style-name="ce39" table:formula="of:=POWER(1+0.01*0.5;-[.H38]/0.5)" office:value-type="percentage" office:value="0.896079705221805">
            <text:p>90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38]+0.5" office:value-type="float" office:value="11.5">
            <text:p>11,5</text:p>
          </table:table-cell>
          <table:table-cell table:style-name="ce39" table:formula="of:=POWER(1+0.01*0.5;-[.B39]/0.5)" office:value-type="percentage" office:value="0.891621597235627">
            <text:p>89%</text:p>
          </table:table-cell>
          <table:table-cell/>
          <table:table-cell table:style-name="ce38" table:formula="of:=[.E38]+0.5" office:value-type="float" office:value="11.5">
            <text:p>11,5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38]+0.5" office:value-type="float" office:value="11.5">
            <text:p>11,5</text:p>
          </table:table-cell>
          <table:table-cell table:style-name="ce39" table:formula="of:=POWER(1+0.01*0.5;-[.H39]/0.5)" office:value-type="percentage" office:value="0.891621597235627">
            <text:p>89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39]+0.5" office:value-type="float" office:value="12">
            <text:p>12,0</text:p>
          </table:table-cell>
          <table:table-cell table:style-name="ce39" table:formula="of:=POWER(1+0.01*0.5;-[.B40]/0.5)" office:value-type="percentage" office:value="0.887185668891171">
            <text:p>89%</text:p>
          </table:table-cell>
          <table:table-cell/>
          <table:table-cell table:style-name="ce38" table:formula="of:=[.E39]+0.5" office:value-type="float" office:value="12">
            <text:p>12,0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39]+0.5" office:value-type="float" office:value="12">
            <text:p>12,0</text:p>
          </table:table-cell>
          <table:table-cell table:style-name="ce39" table:formula="of:=POWER(1+0.01*0.5;-[.H40]/0.5)" office:value-type="percentage" office:value="0.887185668891171">
            <text:p>89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40]+0.5" office:value-type="float" office:value="12.5">
            <text:p>12,5</text:p>
          </table:table-cell>
          <table:table-cell table:style-name="ce39" table:formula="of:=POWER(1+0.01*0.5;-[.B41]/0.5)" office:value-type="percentage" office:value="0.882771809841961">
            <text:p>88%</text:p>
          </table:table-cell>
          <table:table-cell/>
          <table:table-cell table:style-name="ce38" table:formula="of:=[.E40]+0.5" office:value-type="float" office:value="12.5">
            <text:p>12,5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40]+0.5" office:value-type="float" office:value="12.5">
            <text:p>12,5</text:p>
          </table:table-cell>
          <table:table-cell table:style-name="ce39" table:formula="of:=POWER(1+0.01*0.5;-[.H41]/0.5)" office:value-type="percentage" office:value="0.882771809841961">
            <text:p>88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41]+0.5" office:value-type="float" office:value="13">
            <text:p>13,0</text:p>
          </table:table-cell>
          <table:table-cell table:style-name="ce39" table:formula="of:=POWER(1+0.01*0.5;-[.B42]/0.5)" office:value-type="percentage" office:value="0.878379910290509">
            <text:p>88%</text:p>
          </table:table-cell>
          <table:table-cell/>
          <table:table-cell table:style-name="ce38" table:formula="of:=[.E41]+0.5" office:value-type="float" office:value="13">
            <text:p>13,0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41]+0.5" office:value-type="float" office:value="13">
            <text:p>13,0</text:p>
          </table:table-cell>
          <table:table-cell table:style-name="ce39" table:formula="of:=POWER(1+0.01*0.5;-[.H42]/0.5)" office:value-type="percentage" office:value="0.878379910290509">
            <text:p>88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42]+0.5" office:value-type="float" office:value="13.5">
            <text:p>13,5</text:p>
          </table:table-cell>
          <table:table-cell table:style-name="ce39" table:formula="of:=POWER(1+0.01*0.5;-[.B43]/0.5)" office:value-type="percentage" office:value="0.874009860985581">
            <text:p>87%</text:p>
          </table:table-cell>
          <table:table-cell/>
          <table:table-cell table:style-name="ce38" table:formula="of:=[.E42]+0.5" office:value-type="float" office:value="13.5">
            <text:p>13,5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42]+0.5" office:value-type="float" office:value="13.5">
            <text:p>13,5</text:p>
          </table:table-cell>
          <table:table-cell table:style-name="ce39" table:formula="of:=POWER(1+0.01*0.5;-[.H43]/0.5)" office:value-type="percentage" office:value="0.874009860985581">
            <text:p>87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43]+0.5" office:value-type="float" office:value="14">
            <text:p>14,0</text:p>
          </table:table-cell>
          <table:table-cell table:style-name="ce39" table:formula="of:=POWER(1+0.01*0.5;-[.B44]/0.5)" office:value-type="percentage" office:value="0.869661553219484">
            <text:p>87%</text:p>
          </table:table-cell>
          <table:table-cell/>
          <table:table-cell table:style-name="ce38" table:formula="of:=[.E43]+0.5" office:value-type="float" office:value="14">
            <text:p>14,0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43]+0.5" office:value-type="float" office:value="14">
            <text:p>14,0</text:p>
          </table:table-cell>
          <table:table-cell table:style-name="ce39" table:formula="of:=POWER(1+0.01*0.5;-[.H44]/0.5)" office:value-type="percentage" office:value="0.869661553219484">
            <text:p>87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44]+0.5" office:value-type="float" office:value="14.5">
            <text:p>14,5</text:p>
          </table:table-cell>
          <table:table-cell table:style-name="ce39" table:formula="of:=POWER(1+0.01*0.5;-[.B45]/0.5)" office:value-type="percentage" office:value="0.865334878825357">
            <text:p>87%</text:p>
          </table:table-cell>
          <table:table-cell/>
          <table:table-cell table:style-name="ce38" table:formula="of:=[.E44]+0.5" office:value-type="float" office:value="14.5">
            <text:p>14,5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44]+0.5" office:value-type="float" office:value="14.5">
            <text:p>14,5</text:p>
          </table:table-cell>
          <table:table-cell table:style-name="ce39" table:formula="of:=POWER(1+0.01*0.5;-[.H45]/0.5)" office:value-type="percentage" office:value="0.865334878825357">
            <text:p>87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45]+0.5" office:value-type="float" office:value="15">
            <text:p>15,0</text:p>
          </table:table-cell>
          <table:table-cell table:style-name="ce39" table:formula="of:=POWER(1+0.01*0.5;-[.B46]/0.5)" office:value-type="percentage" office:value="0.861029730174485">
            <text:p>86%</text:p>
          </table:table-cell>
          <table:table-cell/>
          <table:table-cell table:style-name="ce38" table:formula="of:=[.E45]+0.5" office:value-type="float" office:value="15">
            <text:p>15,0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45]+0.5" office:value-type="float" office:value="15">
            <text:p>15,0</text:p>
          </table:table-cell>
          <table:table-cell table:style-name="ce39" table:formula="of:=POWER(1+0.01*0.5;-[.H46]/0.5)" office:value-type="percentage" office:value="0.861029730174485">
            <text:p>86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46]+0.5" office:value-type="float" office:value="15.5">
            <text:p>15,5</text:p>
          </table:table-cell>
          <table:table-cell table:style-name="ce39" table:formula="of:=POWER(1+0.01*0.5;-[.B47]/0.5)" office:value-type="percentage" office:value="0.856746000173617">
            <text:p>86%</text:p>
          </table:table-cell>
          <table:table-cell/>
          <table:table-cell table:style-name="ce38" table:formula="of:=[.E46]+0.5" office:value-type="float" office:value="15.5">
            <text:p>15,5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46]+0.5" office:value-type="float" office:value="15.5">
            <text:p>15,5</text:p>
          </table:table-cell>
          <table:table-cell table:style-name="ce39" table:formula="of:=POWER(1+0.01*0.5;-[.H47]/0.5)" office:value-type="percentage" office:value="0.856746000173617">
            <text:p>86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47]+0.5" office:value-type="float" office:value="16">
            <text:p>16,0</text:p>
          </table:table-cell>
          <table:table-cell table:style-name="ce39" table:formula="of:=POWER(1+0.01*0.5;-[.B48]/0.5)" office:value-type="percentage" office:value="0.852483582262305">
            <text:p>85%</text:p>
          </table:table-cell>
          <table:table-cell/>
          <table:table-cell table:style-name="ce38" table:formula="of:=[.E47]+0.5" office:value-type="float" office:value="16">
            <text:p>16,0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47]+0.5" office:value-type="float" office:value="16">
            <text:p>16,0</text:p>
          </table:table-cell>
          <table:table-cell table:style-name="ce39" table:formula="of:=POWER(1+0.01*0.5;-[.H48]/0.5)" office:value-type="percentage" office:value="0.852483582262305">
            <text:p>85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48]+0.5" office:value-type="float" office:value="16.5">
            <text:p>16,5</text:p>
          </table:table-cell>
          <table:table-cell table:style-name="ce39" table:formula="of:=POWER(1+0.01*0.5;-[.B49]/0.5)" office:value-type="percentage" office:value="0.848242370410254">
            <text:p>85%</text:p>
          </table:table-cell>
          <table:table-cell/>
          <table:table-cell table:style-name="ce38" table:formula="of:=[.E48]+0.5" office:value-type="float" office:value="16.5">
            <text:p>16,5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48]+0.5" office:value-type="float" office:value="16.5">
            <text:p>16,5</text:p>
          </table:table-cell>
          <table:table-cell table:style-name="ce39" table:formula="of:=POWER(1+0.01*0.5;-[.H49]/0.5)" office:value-type="percentage" office:value="0.848242370410254">
            <text:p>85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49]+0.5" office:value-type="float" office:value="17">
            <text:p>17,0</text:p>
          </table:table-cell>
          <table:table-cell table:style-name="ce39" table:formula="of:=POWER(1+0.01*0.5;-[.B50]/0.5)" office:value-type="percentage" office:value="0.844022259114681">
            <text:p>84%</text:p>
          </table:table-cell>
          <table:table-cell/>
          <table:table-cell table:style-name="ce38" table:formula="of:=[.E49]+0.5" office:value-type="float" office:value="17">
            <text:p>17,0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49]+0.5" office:value-type="float" office:value="17">
            <text:p>17,0</text:p>
          </table:table-cell>
          <table:table-cell table:style-name="ce39" table:formula="of:=POWER(1+0.01*0.5;-[.H50]/0.5)" office:value-type="percentage" office:value="0.844022259114681">
            <text:p>84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50]+0.5" office:value-type="float" office:value="17.5">
            <text:p>17,5</text:p>
          </table:table-cell>
          <table:table-cell table:style-name="ce39" table:formula="of:=POWER(1+0.01*0.5;-[.B51]/0.5)" office:value-type="percentage" office:value="0.839823143397692">
            <text:p>84%</text:p>
          </table:table-cell>
          <table:table-cell/>
          <table:table-cell table:style-name="ce38" table:formula="of:=[.E50]+0.5" office:value-type="float" office:value="17.5">
            <text:p>17,5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50]+0.5" office:value-type="float" office:value="17.5">
            <text:p>17,5</text:p>
          </table:table-cell>
          <table:table-cell table:style-name="ce39" table:formula="of:=POWER(1+0.01*0.5;-[.H51]/0.5)" office:value-type="percentage" office:value="0.839823143397692">
            <text:p>84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51]+0.5" office:value-type="float" office:value="18">
            <text:p>18,0</text:p>
          </table:table-cell>
          <table:table-cell table:style-name="ce39" table:formula="of:=POWER(1+0.01*0.5;-[.B52]/0.5)" office:value-type="percentage" office:value="0.835644918803674">
            <text:p>84%</text:p>
          </table:table-cell>
          <table:table-cell/>
          <table:table-cell table:style-name="ce38" table:formula="of:=[.E51]+0.5" office:value-type="float" office:value="18">
            <text:p>18,0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51]+0.5" office:value-type="float" office:value="18">
            <text:p>18,0</text:p>
          </table:table-cell>
          <table:table-cell table:style-name="ce39" table:formula="of:=POWER(1+0.01*0.5;-[.H52]/0.5)" office:value-type="percentage" office:value="0.835644918803674">
            <text:p>84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52]+0.5" office:value-type="float" office:value="18.5">
            <text:p>18,5</text:p>
          </table:table-cell>
          <table:table-cell table:style-name="ce39" table:formula="of:=POWER(1+0.01*0.5;-[.B53]/0.5)" office:value-type="percentage" office:value="0.831487481396691">
            <text:p>83%</text:p>
          </table:table-cell>
          <table:table-cell/>
          <table:table-cell table:style-name="ce38" table:formula="of:=[.E52]+0.5" office:value-type="float" office:value="18.5">
            <text:p>18,5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52]+0.5" office:value-type="float" office:value="18.5">
            <text:p>18,5</text:p>
          </table:table-cell>
          <table:table-cell table:style-name="ce39" table:formula="of:=POWER(1+0.01*0.5;-[.H53]/0.5)" office:value-type="percentage" office:value="0.831487481396691">
            <text:p>83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53]+0.5" office:value-type="float" office:value="19">
            <text:p>19,0</text:p>
          </table:table-cell>
          <table:table-cell table:style-name="ce39" table:formula="of:=POWER(1+0.01*0.5;-[.B54]/0.5)" office:value-type="percentage" office:value="0.827350727757901">
            <text:p>83%</text:p>
          </table:table-cell>
          <table:table-cell/>
          <table:table-cell table:style-name="ce38" table:formula="of:=[.E53]+0.5" office:value-type="float" office:value="19">
            <text:p>19,0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53]+0.5" office:value-type="float" office:value="19">
            <text:p>19,0</text:p>
          </table:table-cell>
          <table:table-cell table:style-name="ce39" table:formula="of:=POWER(1+0.01*0.5;-[.H54]/0.5)" office:value-type="percentage" office:value="0.827350727757901">
            <text:p>83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54]+0.5" office:value-type="float" office:value="19.5">
            <text:p>19,5</text:p>
          </table:table-cell>
          <table:table-cell table:style-name="ce39" table:formula="of:=POWER(1+0.01*0.5;-[.B55]/0.5)" office:value-type="percentage" office:value="0.823234554982987">
            <text:p>82%</text:p>
          </table:table-cell>
          <table:table-cell/>
          <table:table-cell table:style-name="ce38" table:formula="of:=[.E54]+0.5" office:value-type="float" office:value="19.5">
            <text:p>19,5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54]+0.5" office:value-type="float" office:value="19.5">
            <text:p>19,5</text:p>
          </table:table-cell>
          <table:table-cell table:style-name="ce39" table:formula="of:=POWER(1+0.01*0.5;-[.H55]/0.5)" office:value-type="percentage" office:value="0.823234554982987">
            <text:p>82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55]+0.5" office:value-type="float" office:value="20">
            <text:p>20,0</text:p>
          </table:table-cell>
          <table:table-cell table:style-name="ce39" table:formula="of:=POWER(1+0.01*0.5;-[.B56]/0.5)" office:value-type="percentage" office:value="0.819138860679589">
            <text:p>82%</text:p>
          </table:table-cell>
          <table:table-cell/>
          <table:table-cell table:style-name="ce38" table:formula="of:=[.E55]+0.5" office:value-type="float" office:value="20">
            <text:p>20,0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55]+0.5" office:value-type="float" office:value="20">
            <text:p>20,0</text:p>
          </table:table-cell>
          <table:table-cell table:style-name="ce39" table:formula="of:=POWER(1+0.01*0.5;-[.H56]/0.5)" office:value-type="percentage" office:value="0.819138860679589">
            <text:p>82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56]+0.5" office:value-type="float" office:value="20.5">
            <text:p>20,5</text:p>
          </table:table-cell>
          <table:table-cell table:style-name="ce39" table:formula="of:=POWER(1+0.01*0.5;-[.B57]/0.5)" office:value-type="percentage" office:value="0.815063542964765">
            <text:p>82%</text:p>
          </table:table-cell>
          <table:table-cell/>
          <table:table-cell table:style-name="ce38" table:formula="of:=[.E56]+0.5" office:value-type="float" office:value="20.5">
            <text:p>20,5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56]+0.5" office:value-type="float" office:value="20.5">
            <text:p>20,5</text:p>
          </table:table-cell>
          <table:table-cell table:style-name="ce39" table:formula="of:=POWER(1+0.01*0.5;-[.H57]/0.5)" office:value-type="percentage" office:value="0.815063542964765">
            <text:p>82%</text:p>
          </table:table-cell>
          <table:table-cell table:number-columns-repeated="1015"/>
        </table:table-row>
        <table:table-row table:style-name="ro4">
          <table:table-cell/>
          <table:table-cell table:style-name="ce38" table:formula="of:=[.B57]+0.5" office:value-type="float" office:value="21">
            <text:p>21,0</text:p>
          </table:table-cell>
          <table:table-cell table:style-name="ce39" table:formula="of:=POWER(1+0.01*0.5;-[.B58]/0.5)" office:value-type="percentage" office:value="0.811008500462453">
            <text:p>81%</text:p>
          </table:table-cell>
          <table:table-cell/>
          <table:table-cell table:style-name="ce38" table:formula="of:=[.E57]+0.5" office:value-type="float" office:value="21">
            <text:p>21,0</text:p>
          </table:table-cell>
          <table:table-cell table:style-name="ce39" office:value-type="percentage" office:value="0.02">
            <text:p>2%</text:p>
          </table:table-cell>
          <table:table-cell/>
          <table:table-cell table:style-name="ce38" table:formula="of:=[.H57]+0.5" office:value-type="float" office:value="21">
            <text:p>21,0</text:p>
          </table:table-cell>
          <table:table-cell table:style-name="ce39" table:formula="of:=POWER(1+0.01*0.5;-[.H58]/0.5)" office:value-type="percentage" office:value="0.811008500462453">
            <text:p>81%</text:p>
          </table:table-cell>
          <table:table-cell table:number-columns-repeated="1015"/>
        </table:table-row>
        <table:table-row table:style-name="ro4">
          <table:table-cell/>
          <table:table-cell table:style-name="ce14" table:number-columns-repeated="5"/>
          <table:table-cell/>
          <table:table-cell table:style-name="ce14" table:number-columns-repeated="2"/>
          <table:table-cell table:number-columns-repeated="1015"/>
        </table:table-row>
        <table:table-row table:style-name="ro4">
          <table:table-cell/>
          <table:table-cell table:style-name="ce14" table:number-columns-repeated="5"/>
          <table:table-cell table:number-columns-repeated="1018"/>
        </table:table-row>
        <table:table-row table:style-name="ro4" table:number-rows-repeated="104851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alibration Swaption" table:style-name="ta1">
        <office:forms form:automatic-focus="false" form:apply-design-mode="false"/>
        <table:table-column table:style-name="co5" table:default-cell-style-name="ce36"/>
        <table:table-column table:style-name="co7" table:number-columns-repeated="1023" table:default-cell-style-name="ce36"/>
        <table:table-row table:style-name="ro4">
          <table:table-cell table:number-columns-repeated="1024"/>
        </table:table-row>
        <table:table-row table:style-name="ro5">
          <table:table-cell/>
          <table:table-cell table:style-name="ce16" office:value-type="string">
            <text:p>Swaption Market Data (used for calibration)</text:p>
          </table:table-cell>
          <table:table-cell table:number-columns-repeated="1022"/>
        </table:table-row>
        <table:table-row table:style-name="ro4">
          <table:table-cell/>
          <table:table-cell table:style-name="ce17"/>
          <table:table-cell table:number-columns-repeated="1022"/>
        </table:table-row>
        <table:table-row table:style-name="ro4">
          <table:table-cell/>
          <table:table-cell table:style-name="ce19" office:value-type="string">
            <text:p>Swaption Market Data Object</text:p>
          </table:table-cell>
          <table:table-cell table:style-name="ce19"/>
          <table:table-cell table:number-columns-repeated="1021"/>
        </table:table-row>
        <table:table-row table:style-name="ro4">
          <table:table-cell/>
          <table:table-cell table:style-name="ce14" table:number-columns-repeated="2"/>
          <table:table-cell table:number-columns-repeated="1021"/>
        </table:table-row>
        <table:table-row table:style-name="ro4">
          <table:table-cell/>
          <table:table-cell table:style-name="ce20" office:value-type="string">
            <text:p>Parameters:</text:p>
          </table:table-cell>
          <table:table-cell table:style-name="ce20"/>
          <table:table-cell table:number-columns-repeated="1021"/>
        </table:table-row>
        <table:table-row table:style-name="ro4">
          <table:table-cell/>
          <table:table-cell table:formula="of:=INFO.OBBA.OBBA.OBMAKE(&quot;swapTenor&quot;;&quot;double&quot;;[.C7])" office:value-type="string" office:string-value="swapTenor &#10;[7927]">
            <text:p>swapTenor </text:p>
            <text:p>[7927]</text:p>
          </table:table-cell>
          <table:table-cell table:style-name="ce22" office:value-type="float" office:value="0.5">
            <text:p>0,5</text:p>
          </table:table-cell>
          <table:table-cell table:number-columns-repeated="1021"/>
        </table:table-row>
        <table:table-row table:style-name="ro4">
          <table:table-cell/>
          <table:table-cell table:style-name="ce14" table:number-columns-repeated="2"/>
          <table:table-cell table:number-columns-repeated="1021"/>
        </table:table-row>
        <table:table-row table:style-name="ro4">
          <table:table-cell/>
          <table:table-cell table:style-name="ce20" office:value-type="string">
            <text:p>Object:</text:p>
          </table:table-cell>
          <table:table-cell table:style-name="ce20"/>
          <table:table-cell table:number-columns-repeated="1021"/>
        </table:table-row>
        <table:table-row table:style-name="ro4">
          <table:table-cell/>
          <table:table-cell table:formula="of:=INFO.OBBA.OBBA.OBMAKE(&quot;swaptionMarketData&quot;;obLibs&amp;&quot;net.finmath.marketdata.SwaptionMarketData&quot;;INFO.OBBA.OBBA.OBMAKE(&quot;&quot;;&quot;double[]&quot;;[.B15:.B24]);INFO.OBBA.OBBA.OBMAKE(&quot;&quot;;&quot;double[]&quot;;[.D13:.N13]);[.B7];INFO.OBBA.OBBA.OBMAKE(&quot;&quot;;&quot;double[][]&quot;;[.D15:.N24]))" office:value-type="string" office:string-value="swaptionMarketData &#10;[7928]">
            <text:p>swaptionMarketData </text:p>
            <text:p>[7928]</text:p>
          </table:table-cell>
          <table:table-cell table:style-name="ce14"/>
          <table:table-cell table:number-columns-repeated="1021"/>
        </table:table-row>
        <table:table-row table:style-name="ro4">
          <table:table-cell table:number-columns-repeated="2"/>
          <table:table-cell table:style-name="ce14"/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table:style-name="ce41" office:value-type="string">
            <text:p>Swap Maturity:</text:p>
          </table:table-cell>
          <table:table-cell table:style-name="ce42" office:value-type="float" office:value="4">
            <text:p>4</text:p>
          </table:table-cell>
          <table:table-cell table:style-name="ce42" office:value-type="float" office:value="5">
            <text:p>5</text:p>
          </table:table-cell>
          <table:table-cell table:style-name="ce42" office:value-type="float" office:value="6">
            <text:p>6</text:p>
          </table:table-cell>
          <table:table-cell table:style-name="ce42" office:value-type="float" office:value="7">
            <text:p>7</text:p>
          </table:table-cell>
          <table:table-cell table:style-name="ce42" office:value-type="float" office:value="8">
            <text:p>8</text:p>
          </table:table-cell>
          <table:table-cell table:style-name="ce42" office:value-type="float" office:value="9">
            <text:p>9</text:p>
          </table:table-cell>
          <table:table-cell table:style-name="ce42" office:value-type="float" office:value="10">
            <text:p>10</text:p>
          </table:table-cell>
          <table:table-cell table:style-name="ce42" office:value-type="float" office:value="15">
            <text:p>15</text:p>
          </table:table-cell>
          <table:table-cell table:style-name="ce42" office:value-type="float" office:value="20">
            <text:p>20</text:p>
          </table:table-cell>
          <table:table-cell table:style-name="ce42" office:value-type="float" office:value="25">
            <text:p>25</text:p>
          </table:table-cell>
          <table:table-cell table:style-name="ce42" office:value-type="float" office:value="30">
            <text:p>30</text:p>
          </table:table-cell>
          <table:table-cell table:number-columns-repeated="1007"/>
          <table:table-cell table:style-name="Default" table:number-columns-repeated="3"/>
        </table:table-row>
        <table:table-row table:style-name="ro4">
          <table:table-cell/>
          <table:table-cell office:value-type="string">
            <text:p>Option Maturity:</text:p>
          </table:table-cell>
          <table:table-cell/>
          <table:table-cell table:style-name="ce42" table:number-columns-repeated="11"/>
          <table:table-cell table:number-columns-repeated="1007"/>
          <table:table-cell table:style-name="Default" table:number-columns-repeated="3"/>
        </table:table-row>
        <table:table-row table:style-name="ro4">
          <table:table-cell/>
          <table:table-cell table:style-name="ce40" office:value-type="float" office:value="2">
            <text:p>2,00</text:p>
          </table:table-cell>
          <table:table-cell/>
          <table:table-cell table:style-name="ce43" office:value-type="percentage" office:value="0.45936">
            <text:p>45,9%</text:p>
          </table:table-cell>
          <table:table-cell table:style-name="ce43" office:value-type="percentage" office:value="0.42273">
            <text:p>42,3%</text:p>
          </table:table-cell>
          <table:table-cell table:style-name="ce43" office:value-type="percentage" office:value="0.39501">
            <text:p>39,5%</text:p>
          </table:table-cell>
          <table:table-cell table:style-name="ce43" office:value-type="percentage" office:value="0.37323">
            <text:p>37,3%</text:p>
          </table:table-cell>
          <table:table-cell table:style-name="ce43" office:value-type="percentage" office:value="0.3564">
            <text:p>35,6%</text:p>
          </table:table-cell>
          <table:table-cell table:style-name="ce43" office:value-type="percentage" office:value="0.34254">
            <text:p>34,3%</text:p>
          </table:table-cell>
          <table:table-cell table:style-name="ce43" office:value-type="percentage" office:value="0.33066">
            <text:p>33,1%</text:p>
          </table:table-cell>
          <table:table-cell table:style-name="ce43" office:value-type="percentage" office:value="0.29205">
            <text:p>29,2%</text:p>
          </table:table-cell>
          <table:table-cell table:style-name="ce43" office:value-type="percentage" office:value="0.2871">
            <text:p>28,7%</text:p>
          </table:table-cell>
          <table:table-cell table:style-name="ce43" office:value-type="percentage" office:value="0.29007">
            <text:p>29,0%</text:p>
          </table:table-cell>
          <table:table-cell table:style-name="ce43" office:value-type="percentage" office:value="0.29106">
            <text:p>29,1%</text:p>
          </table:table-cell>
          <table:table-cell table:number-columns-repeated="1007"/>
          <table:table-cell table:style-name="Default" table:number-columns-repeated="3"/>
        </table:table-row>
        <table:table-row table:style-name="ro4">
          <table:table-cell/>
          <table:table-cell table:style-name="ce40" office:value-type="float" office:value="3">
            <text:p>3,00</text:p>
          </table:table-cell>
          <table:table-cell/>
          <table:table-cell table:style-name="ce43" office:value-type="percentage" office:value="0.39402">
            <text:p>39,4%</text:p>
          </table:table-cell>
          <table:table-cell table:style-name="ce43" office:value-type="percentage" office:value="0.37026">
            <text:p>37,0%</text:p>
          </table:table-cell>
          <table:table-cell table:style-name="ce43" office:value-type="percentage" office:value="0.35046">
            <text:p>35,0%</text:p>
          </table:table-cell>
          <table:table-cell table:style-name="ce43" office:value-type="percentage" office:value="0.33561">
            <text:p>33,6%</text:p>
          </table:table-cell>
          <table:table-cell table:style-name="ce43" office:value-type="percentage" office:value="0.32274">
            <text:p>32,3%</text:p>
          </table:table-cell>
          <table:table-cell table:style-name="ce43" office:value-type="percentage" office:value="0.31284">
            <text:p>31,3%</text:p>
          </table:table-cell>
          <table:table-cell table:style-name="ce43" office:value-type="percentage" office:value="0.30294">
            <text:p>30,3%</text:p>
          </table:table-cell>
          <table:table-cell table:style-name="ce43" office:value-type="percentage" office:value="0.27819">
            <text:p>27,8%</text:p>
          </table:table-cell>
          <table:table-cell table:style-name="ce43" office:value-type="percentage" office:value="0.27423">
            <text:p>27,4%</text:p>
          </table:table-cell>
          <table:table-cell table:style-name="ce43" office:value-type="percentage" office:value="0.2772">
            <text:p>27,7%</text:p>
          </table:table-cell>
          <table:table-cell table:style-name="ce43" office:value-type="percentage" office:value="0.28116">
            <text:p>28,1%</text:p>
          </table:table-cell>
          <table:table-cell table:number-columns-repeated="1007"/>
          <table:table-cell table:style-name="Default" table:number-columns-repeated="3"/>
        </table:table-row>
        <table:table-row table:style-name="ro4">
          <table:table-cell/>
          <table:table-cell table:style-name="ce40" office:value-type="float" office:value="4">
            <text:p>4,00</text:p>
          </table:table-cell>
          <table:table-cell/>
          <table:table-cell table:style-name="ce43" office:value-type="percentage" office:value="0.34254">
            <text:p>34,3%</text:p>
          </table:table-cell>
          <table:table-cell table:style-name="ce43" office:value-type="percentage" office:value="0.3267">
            <text:p>32,7%</text:p>
          </table:table-cell>
          <table:table-cell table:style-name="ce43" office:value-type="percentage" office:value="0.31383">
            <text:p>31,4%</text:p>
          </table:table-cell>
          <table:table-cell table:style-name="ce43" office:value-type="percentage" office:value="0.30294">
            <text:p>30,3%</text:p>
          </table:table-cell>
          <table:table-cell table:style-name="ce43" office:value-type="percentage" office:value="0.29403">
            <text:p>29,4%</text:p>
          </table:table-cell>
          <table:table-cell table:style-name="ce43" office:value-type="percentage" office:value="0.28809">
            <text:p>28,8%</text:p>
          </table:table-cell>
          <table:table-cell table:style-name="ce43" office:value-type="percentage" office:value="0.28215">
            <text:p>28,2%</text:p>
          </table:table-cell>
          <table:table-cell table:style-name="ce43" office:value-type="percentage" office:value="0.26532">
            <text:p>26,5%</text:p>
          </table:table-cell>
          <table:table-cell table:style-name="ce43" office:value-type="percentage" office:value="0.26334">
            <text:p>26,3%</text:p>
          </table:table-cell>
          <table:table-cell table:style-name="ce43" office:value-type="percentage" office:value="0.2673">
            <text:p>26,7%</text:p>
          </table:table-cell>
          <table:table-cell table:style-name="ce43" office:value-type="percentage" office:value="0.26928">
            <text:p>26,9%</text:p>
          </table:table-cell>
          <table:table-cell table:number-columns-repeated="1007"/>
          <table:table-cell table:style-name="Default" table:number-columns-repeated="3"/>
        </table:table-row>
        <table:table-row table:style-name="ro4">
          <table:table-cell/>
          <table:table-cell table:style-name="ce40" office:value-type="float" office:value="5">
            <text:p>5,00</text:p>
          </table:table-cell>
          <table:table-cell/>
          <table:table-cell table:style-name="ce43" office:value-type="percentage" office:value="0.30492">
            <text:p>30,5%</text:p>
          </table:table-cell>
          <table:table-cell table:style-name="ce43" office:value-type="percentage" office:value="0.29403">
            <text:p>29,4%</text:p>
          </table:table-cell>
          <table:table-cell table:style-name="ce43" office:value-type="percentage" office:value="0.28512">
            <text:p>28,5%</text:p>
          </table:table-cell>
          <table:table-cell table:style-name="ce43" office:value-type="percentage" office:value="0.27819">
            <text:p>27,8%</text:p>
          </table:table-cell>
          <table:table-cell table:style-name="ce43" office:value-type="percentage" office:value="0.27225">
            <text:p>27,2%</text:p>
          </table:table-cell>
          <table:table-cell table:style-name="ce43" office:value-type="percentage" office:value="0.26829">
            <text:p>26,8%</text:p>
          </table:table-cell>
          <table:table-cell table:style-name="ce43" office:value-type="percentage" office:value="0.26631">
            <text:p>26,6%</text:p>
          </table:table-cell>
          <table:table-cell table:style-name="ce43" office:value-type="percentage" office:value="0.25542">
            <text:p>25,5%</text:p>
          </table:table-cell>
          <table:table-cell table:style-name="ce43" office:value-type="percentage" office:value="0.25245">
            <text:p>25,2%</text:p>
          </table:table-cell>
          <table:table-cell table:style-name="ce43" office:value-type="percentage" office:value="0.25641">
            <text:p>25,6%</text:p>
          </table:table-cell>
          <table:table-cell table:style-name="ce43" office:value-type="percentage" office:value="0.2574">
            <text:p>25,7%</text:p>
          </table:table-cell>
          <table:table-cell table:number-columns-repeated="1007"/>
          <table:table-cell table:style-name="Default" table:number-columns-repeated="3"/>
        </table:table-row>
        <table:table-row table:style-name="ro4">
          <table:table-cell/>
          <table:table-cell table:style-name="ce40" office:value-type="float" office:value="7">
            <text:p>7,00</text:p>
          </table:table-cell>
          <table:table-cell/>
          <table:table-cell table:style-name="ce43" office:value-type="percentage" office:value="0.25542">
            <text:p>25,5%</text:p>
          </table:table-cell>
          <table:table-cell table:style-name="ce43" office:value-type="percentage" office:value="0.24948">
            <text:p>24,9%</text:p>
          </table:table-cell>
          <table:table-cell table:style-name="ce43" office:value-type="percentage" office:value="0.24651">
            <text:p>24,7%</text:p>
          </table:table-cell>
          <table:table-cell table:style-name="ce43" office:value-type="percentage" office:value="0.24453">
            <text:p>24,5%</text:p>
          </table:table-cell>
          <table:table-cell table:style-name="ce43" office:value-type="percentage" office:value="0.24354">
            <text:p>24,4%</text:p>
          </table:table-cell>
          <table:table-cell table:number-columns-repeated="2" table:style-name="ce43" office:value-type="percentage" office:value="0.24453">
            <text:p>24,5%</text:p>
          </table:table-cell>
          <table:table-cell table:style-name="ce43" office:value-type="percentage" office:value="0.23958">
            <text:p>24,0%</text:p>
          </table:table-cell>
          <table:table-cell table:style-name="ce43" office:value-type="percentage" office:value="0.23562">
            <text:p>23,6%</text:p>
          </table:table-cell>
          <table:table-cell table:number-columns-repeated="2" table:style-name="ce43" office:value-type="percentage" office:value="0.23661">
            <text:p>23,7%</text:p>
          </table:table-cell>
          <table:table-cell table:number-columns-repeated="1007"/>
          <table:table-cell table:style-name="Default" table:number-columns-repeated="3"/>
        </table:table-row>
        <table:table-row table:style-name="ro4">
          <table:table-cell/>
          <table:table-cell table:style-name="ce40" office:value-type="float" office:value="10">
            <text:p>10,00</text:p>
          </table:table-cell>
          <table:table-cell/>
          <table:table-cell table:style-name="ce43" office:value-type="percentage" office:value="0.2178">
            <text:p>21,8%</text:p>
          </table:table-cell>
          <table:table-cell table:style-name="ce43" office:value-type="percentage" office:value="0.21879">
            <text:p>21,9%</text:p>
          </table:table-cell>
          <table:table-cell table:style-name="ce43" office:value-type="percentage" office:value="0.22077">
            <text:p>22,1%</text:p>
          </table:table-cell>
          <table:table-cell table:style-name="ce43" office:value-type="percentage" office:value="0.22275">
            <text:p>22,3%</text:p>
          </table:table-cell>
          <table:table-cell table:style-name="ce43" office:value-type="percentage" office:value="0.22671">
            <text:p>22,7%</text:p>
          </table:table-cell>
          <table:table-cell table:style-name="ce43" office:value-type="percentage" office:value="0.22968">
            <text:p>23,0%</text:p>
          </table:table-cell>
          <table:table-cell table:style-name="ce43" office:value-type="percentage" office:value="0.23265">
            <text:p>23,3%</text:p>
          </table:table-cell>
          <table:table-cell table:style-name="ce43" office:value-type="percentage" office:value="0.2277">
            <text:p>22,8%</text:p>
          </table:table-cell>
          <table:table-cell table:style-name="ce43" office:value-type="percentage" office:value="0.22275">
            <text:p>22,3%</text:p>
          </table:table-cell>
          <table:table-cell table:style-name="ce43" office:value-type="percentage" office:value="0.21879">
            <text:p>21,9%</text:p>
          </table:table-cell>
          <table:table-cell table:style-name="ce43" office:value-type="percentage" office:value="0.21483">
            <text:p>21,5%</text:p>
          </table:table-cell>
          <table:table-cell table:number-columns-repeated="1007"/>
          <table:table-cell table:style-name="Default" table:number-columns-repeated="3"/>
        </table:table-row>
        <table:table-row table:style-name="ro4">
          <table:table-cell/>
          <table:table-cell table:style-name="ce40" office:value-type="float" office:value="15">
            <text:p>15,00</text:p>
          </table:table-cell>
          <table:table-cell/>
          <table:table-cell table:style-name="ce43" office:value-type="percentage" office:value="0.2277">
            <text:p>22,8%</text:p>
          </table:table-cell>
          <table:table-cell table:style-name="ce43" office:value-type="percentage" office:value="0.23166">
            <text:p>23,2%</text:p>
          </table:table-cell>
          <table:table-cell table:style-name="ce43" office:value-type="percentage" office:value="0.23364">
            <text:p>23,4%</text:p>
          </table:table-cell>
          <table:table-cell table:style-name="ce43" office:value-type="percentage" office:value="0.23661">
            <text:p>23,7%</text:p>
          </table:table-cell>
          <table:table-cell table:style-name="ce43" office:value-type="percentage" office:value="0.23958">
            <text:p>24,0%</text:p>
          </table:table-cell>
          <table:table-cell table:style-name="ce43" office:value-type="percentage" office:value="0.24156">
            <text:p>24,2%</text:p>
          </table:table-cell>
          <table:table-cell table:style-name="ce43" office:value-type="percentage" office:value="0.24255">
            <text:p>24,3%</text:p>
          </table:table-cell>
          <table:table-cell table:style-name="ce43" office:value-type="percentage" office:value="0.22968">
            <text:p>23,0%</text:p>
          </table:table-cell>
          <table:table-cell table:style-name="ce43" office:value-type="percentage" office:value="0.21582">
            <text:p>21,6%</text:p>
          </table:table-cell>
          <table:table-cell table:style-name="ce43" office:value-type="percentage" office:value="0.20394">
            <text:p>20,4%</text:p>
          </table:table-cell>
          <table:table-cell table:style-name="ce43" office:value-type="percentage" office:value="0.19701">
            <text:p>19,7%</text:p>
          </table:table-cell>
          <table:table-cell table:number-columns-repeated="1007"/>
          <table:table-cell table:style-name="Default" table:number-columns-repeated="3"/>
        </table:table-row>
        <table:table-row table:style-name="ro4">
          <table:table-cell/>
          <table:table-cell table:style-name="ce40" office:value-type="float" office:value="20">
            <text:p>20,00</text:p>
          </table:table-cell>
          <table:table-cell/>
          <table:table-cell table:style-name="ce43" office:value-type="percentage" office:value="0.24156">
            <text:p>24,2%</text:p>
          </table:table-cell>
          <table:table-cell table:style-name="ce43" office:value-type="percentage" office:value="0.24255">
            <text:p>24,3%</text:p>
          </table:table-cell>
          <table:table-cell table:style-name="ce43" office:value-type="percentage" office:value="0.24453">
            <text:p>24,5%</text:p>
          </table:table-cell>
          <table:table-cell table:style-name="ce43" office:value-type="percentage" office:value="0.24552">
            <text:p>24,6%</text:p>
          </table:table-cell>
          <table:table-cell table:number-columns-repeated="2" table:style-name="ce43" office:value-type="percentage" office:value="0.24651">
            <text:p>24,7%</text:p>
          </table:table-cell>
          <table:table-cell table:style-name="ce43" office:value-type="percentage" office:value="0.24354">
            <text:p>24,4%</text:p>
          </table:table-cell>
          <table:table-cell table:style-name="ce43" office:value-type="percentage" office:value="0.2178">
            <text:p>21,8%</text:p>
          </table:table-cell>
          <table:table-cell table:style-name="ce43" office:value-type="percentage" office:value="0.19701">
            <text:p>19,7%</text:p>
          </table:table-cell>
          <table:table-cell table:style-name="ce43" office:value-type="percentage" office:value="0.18612">
            <text:p>18,6%</text:p>
          </table:table-cell>
          <table:table-cell table:style-name="ce43" office:value-type="percentage" office:value="0.18018">
            <text:p>18,0%</text:p>
          </table:table-cell>
          <table:table-cell table:number-columns-repeated="1007"/>
          <table:table-cell table:style-name="Default" table:number-columns-repeated="3"/>
        </table:table-row>
        <table:table-row table:style-name="ro4">
          <table:table-cell/>
          <table:table-cell table:style-name="ce40" office:value-type="float" office:value="25">
            <text:p>25,00</text:p>
          </table:table-cell>
          <table:table-cell/>
          <table:table-cell table:style-name="ce43" office:value-type="percentage" office:value="0.23958">
            <text:p>24,0%</text:p>
          </table:table-cell>
          <table:table-cell table:style-name="ce43" office:value-type="percentage" office:value="0.23859">
            <text:p>23,9%</text:p>
          </table:table-cell>
          <table:table-cell table:style-name="ce43" office:value-type="percentage" office:value="0.23463">
            <text:p>23,5%</text:p>
          </table:table-cell>
          <table:table-cell table:style-name="ce43" office:value-type="percentage" office:value="0.23166">
            <text:p>23,2%</text:p>
          </table:table-cell>
          <table:table-cell table:style-name="ce43" office:value-type="percentage" office:value="0.22869">
            <text:p>22,9%</text:p>
          </table:table-cell>
          <table:table-cell table:style-name="ce43" office:value-type="percentage" office:value="0.22473">
            <text:p>22,5%</text:p>
          </table:table-cell>
          <table:table-cell table:style-name="ce43" office:value-type="percentage" office:value="0.22077">
            <text:p>22,1%</text:p>
          </table:table-cell>
          <table:table-cell table:style-name="ce43" office:value-type="percentage" office:value="0.19107">
            <text:p>19,1%</text:p>
          </table:table-cell>
          <table:table-cell table:style-name="ce43" office:value-type="percentage" office:value="0.17424">
            <text:p>17,4%</text:p>
          </table:table-cell>
          <table:table-cell table:style-name="ce43" office:value-type="percentage" office:value="0.16929">
            <text:p>16,9%</text:p>
          </table:table-cell>
          <table:table-cell table:style-name="ce43" office:value-type="percentage" office:value="0.16335">
            <text:p>16,3%</text:p>
          </table:table-cell>
          <table:table-cell table:number-columns-repeated="1007"/>
          <table:table-cell table:style-name="Default" table:number-columns-repeated="3"/>
        </table:table-row>
        <table:table-row table:style-name="ro4">
          <table:table-cell/>
          <table:table-cell table:style-name="ce40" office:value-type="float" office:value="30">
            <text:p>30,00</text:p>
          </table:table-cell>
          <table:table-cell/>
          <table:table-cell table:style-name="ce43" office:value-type="percentage" office:value="0.20196">
            <text:p>20,2%</text:p>
          </table:table-cell>
          <table:table-cell table:style-name="ce43" office:value-type="percentage" office:value="0.19899">
            <text:p>19,9%</text:p>
          </table:table-cell>
          <table:table-cell table:style-name="ce43" office:value-type="percentage" office:value="0.19503">
            <text:p>19,5%</text:p>
          </table:table-cell>
          <table:table-cell table:style-name="ce43" office:value-type="percentage" office:value="0.19305">
            <text:p>19,3%</text:p>
          </table:table-cell>
          <table:table-cell table:style-name="ce43" office:value-type="percentage" office:value="0.19008">
            <text:p>19,0%</text:p>
          </table:table-cell>
          <table:table-cell table:style-name="ce43" office:value-type="percentage" office:value="0.1881">
            <text:p>18,8%</text:p>
          </table:table-cell>
          <table:table-cell table:style-name="ce43" office:value-type="percentage" office:value="0.18612">
            <text:p>18,6%</text:p>
          </table:table-cell>
          <table:table-cell table:style-name="ce43" office:value-type="percentage" office:value="0.16335">
            <text:p>16,3%</text:p>
          </table:table-cell>
          <table:table-cell table:style-name="ce43" office:value-type="percentage" office:value="0.15543">
            <text:p>15,5%</text:p>
          </table:table-cell>
          <table:table-cell table:style-name="ce43" office:value-type="percentage" office:value="0.15147">
            <text:p>15,1%</text:p>
          </table:table-cell>
          <table:table-cell table:style-name="ce43" office:value-type="percentage" office:value="0.14751">
            <text:p>14,8%</text:p>
          </table:table-cell>
          <table:table-cell table:number-columns-repeated="1007"/>
          <table:table-cell table:style-name="Default" table:number-columns-repeated="3"/>
        </table:table-row>
        <table:table-row table:style-name="ro4" table:number-rows-repeated="7">
          <table:table-cell table:number-columns-repeated="1021"/>
          <table:table-cell table:style-name="Default" table:number-columns-repeated="3"/>
        </table:table-row>
        <table:table-row table:style-name="ro4" table:number-rows-repeated="104854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onds" table:style-name="ta3" table:print="false">
        <office:forms form:automatic-focus="false" form:apply-design-mode="false"/>
        <table:table-column table:style-name="co5" table:default-cell-style-name="ce36"/>
        <table:table-column table:style-name="co6" table:number-columns-repeated="257" table:default-cell-style-name="ce36"/>
        <table:table-column table:style-name="co8" table:number-columns-repeated="766" table:default-cell-style-name="ce36"/>
        <table:table-row table:style-name="ro4">
          <table:table-cell table:style-name="ce14" table:number-columns-repeated="3"/>
          <table:table-cell table:style-name="ce37" table:number-columns-repeated="3"/>
          <table:table-cell table:style-name="ce14" table:number-columns-repeated="252"/>
          <table:table-cell table:number-columns-repeated="766"/>
        </table:table-row>
        <table:table-row table:style-name="ro4">
          <table:table-cell table:style-name="ce14"/>
          <table:table-cell table:style-name="ce16" office:value-type="string">
            <text:p>LIBOR Market Model Zero Bond Valuation</text:p>
          </table:table-cell>
          <table:table-cell table:style-name="ce14"/>
          <table:table-cell table:style-name="ce37" table:number-columns-repeated="3"/>
          <table:table-cell table:style-name="ce14" table:number-columns-repeated="252"/>
          <table:table-cell table:number-columns-repeated="766"/>
        </table:table-row>
        <table:table-row table:style-name="ro4" table:number-rows-repeated="2">
          <table:table-cell table:style-name="ce14"/>
          <table:table-cell table:style-name="ce44"/>
          <table:table-cell table:style-name="ce14"/>
          <table:table-cell table:style-name="ce37" table:number-columns-repeated="3"/>
          <table:table-cell table:style-name="ce14" table:number-columns-repeated="252"/>
          <table:table-cell table:number-columns-repeated="766"/>
        </table:table-row>
        <table:table-row table:style-name="ro4">
          <table:table-cell table:style-name="ce14"/>
          <table:table-cell table:style-name="ce45" office:value-type="string">
            <text:p>Zero bond calibration error (basis points)</text:p>
          </table:table-cell>
          <table:table-cell table:style-name="ce45"/>
          <table:table-cell table:style-name="ce37" table:number-columns-repeated="3"/>
          <table:table-cell table:style-name="ce14" table:number-columns-repeated="252"/>
          <table:table-cell table:number-columns-repeated="766"/>
        </table:table-row>
        <table:table-row table:style-name="ro6">
          <table:table-cell table:style-name="ce14"/>
          <table:table-cell table:style-name="ce46" office:value-type="string">
            <text:p>Mean (bp):</text:p>
          </table:table-cell>
          <table:table-cell table:style-name="ce48" table:formula="of:=AVERAGE([.$I$11:.$I$49])*100*100" office:value-type="float" office:value="18.9491655248566">
            <text:p>18,9492</text:p>
          </table:table-cell>
          <table:table-cell table:style-name="ce37" table:number-columns-repeated="3"/>
          <table:table-cell table:style-name="ce14" table:number-columns-repeated="252"/>
          <table:table-cell table:number-columns-repeated="766"/>
        </table:table-row>
        <table:table-row table:style-name="ro4">
          <table:table-cell table:style-name="ce14"/>
          <table:table-cell table:style-name="ce46" office:value-type="string">
            <text:p>Standard deviation (bp):</text:p>
          </table:table-cell>
          <table:table-cell table:style-name="ce48" table:formula="of:=STDEV([.$I$11:.$I$49])*100*100" office:value-type="float" office:value="11.4558488367996">
            <text:p>11,4558</text:p>
          </table:table-cell>
          <table:table-cell table:style-name="ce37" table:number-columns-repeated="3"/>
          <table:table-cell table:style-name="ce14" table:number-columns-repeated="252"/>
          <table:table-cell table:number-columns-repeated="766"/>
        </table:table-row>
        <table:table-row table:style-name="ro4" table:number-rows-repeated="2">
          <table:table-cell table:style-name="ce14" table:number-columns-repeated="3"/>
          <table:table-cell table:style-name="ce37" table:number-columns-repeated="2"/>
          <table:table-cell table:style-name="ce14" table:number-columns-repeated="253"/>
          <table:table-cell table:number-columns-repeated="766"/>
        </table:table-row>
        <table:table-row table:style-name="ro4">
          <table:table-cell table:style-name="ce14"/>
          <table:table-cell table:style-name="ce47" office:value-type="string">
            <text:p>maturity</text:p>
          </table:table-cell>
          <table:table-cell table:style-name="ce32"/>
          <table:table-cell table:style-name="ce45" office:value-type="string">
            <text:p>bond objects</text:p>
          </table:table-cell>
          <table:table-cell table:style-name="ce45" office:value-type="string">
            <text:p>valuation objects</text:p>
          </table:table-cell>
          <table:table-cell table:style-name="ce47" office:value-type="string">
            <text:p>mc value</text:p>
          </table:table-cell>
          <table:table-cell table:number-columns-repeated="2" table:style-name="ce47" office:value-type="string">
            <text:p>analytic</text:p>
          </table:table-cell>
          <table:table-cell table:style-name="ce47" office:value-type="string">
            <text:p>deviation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office:value-type="float" office:value="0.5">
            <text:p>0,5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11]))" office:value-type="string" office:string-value="mcBond11 &#10;[8208]">
            <text:p>mcBond11 <text:line-break/>[8208]</text:p>
          </table:table-cell>
          <table:table-cell table:style-name="ce50" table:formula="of:=INFO.OBBA.OBBA.OBRUN(&quot;mcBond value &quot;&amp;ROW();[.D11];&quot;getValue&quot;;[$LIBORMarketModel.$M$26])" office:value-type="string" office:string-value="mcBond value 11 &#10;[8209]">
            <text:p>mcBond value 11 <text:line-break/>[8209]</text:p>
          </table:table-cell>
          <table:table-cell table:style-name="ce51" table:formula="of:=INFO.OBBA.OBBA.OBGET(INFO.OBBA.OBBA.OBSYNC([.E11];[.E$11:.E$511]))" office:value-type="percentage" office:value="0.995024875621891">
            <text:p>99,502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11])))" office:value-type="percentage" office:value="0.99009900990099">
            <text:p>99,0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11])))" office:value-type="percentage" office:value="0.995024875621891">
            <text:p>99,5%</text:p>
          </table:table-cell>
          <table:table-cell table:style-name="ce49" table:formula="of:=[.F11]-[.H11]" office:value-type="percentage" office:value="0">
            <text:p>0,0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11]+0.5" office:value-type="float" office:value="1">
            <text:p>1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12]))" office:value-type="string" office:string-value="mcBond12 &#10;[8211]">
            <text:p>mcBond12 <text:line-break/>[8211]</text:p>
          </table:table-cell>
          <table:table-cell table:style-name="ce50" table:formula="of:=INFO.OBBA.OBBA.OBRUN(&quot;mcBond value &quot;&amp;ROW();[.D12];&quot;getValue&quot;;[$LIBORMarketModel.$M$26])" office:value-type="string" office:string-value="mcBond value 12 &#10;[8212]">
            <text:p>mcBond value 12 <text:line-break/>[8212]</text:p>
          </table:table-cell>
          <table:table-cell table:style-name="ce51" table:formula="of:=INFO.OBBA.OBBA.OBGET(INFO.OBBA.OBBA.OBSYNC([.E12];[.E$11:.E$511]))" office:value-type="percentage" office:value="0.99023523710048">
            <text:p>99,024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12])))" office:value-type="percentage" office:value="0.980296049406921">
            <text:p>98,0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12])))" office:value-type="percentage" office:value="0.990074503106359">
            <text:p>99,0%</text:p>
          </table:table-cell>
          <table:table-cell table:style-name="ce49" table:formula="of:=[.F12]-[.H12]" office:value-type="percentage" office:value="0.000160733994120532">
            <text:p>0,0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12]+0.5" office:value-type="float" office:value="1.5">
            <text:p>1,5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13]))" office:value-type="string" office:string-value="mcBond13 &#10;[8214]">
            <text:p>mcBond13 <text:line-break/>[8214]</text:p>
          </table:table-cell>
          <table:table-cell table:style-name="ce50" table:formula="of:=INFO.OBBA.OBBA.OBRUN(&quot;mcBond value &quot;&amp;ROW();[.D13];&quot;getValue&quot;;[$LIBORMarketModel.$M$26])" office:value-type="string" office:string-value="mcBond value 13 &#10;[8215]">
            <text:p>mcBond value 13 <text:line-break/>[8215]</text:p>
          </table:table-cell>
          <table:table-cell table:style-name="ce51" table:formula="of:=INFO.OBBA.OBBA.OBGET(INFO.OBBA.OBBA.OBSYNC([.E13];[.E$11:.E$511]))" office:value-type="percentage" office:value="0.985241147210361">
            <text:p>98,524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13])))" office:value-type="percentage" office:value="0.970590147927644">
            <text:p>97,1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13])))" office:value-type="percentage" office:value="0.98514875930981">
            <text:p>98,5%</text:p>
          </table:table-cell>
          <table:table-cell table:style-name="ce49" table:formula="of:=[.F13]-[.H13]" office:value-type="percentage" office:value="0.0000923879005511052">
            <text:p>0,0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13]+0.5" office:value-type="float" office:value="2">
            <text:p>2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14]))" office:value-type="string" office:string-value="mcBond14 &#10;[8217]">
            <text:p>mcBond14 <text:line-break/>[8217]</text:p>
          </table:table-cell>
          <table:table-cell table:style-name="ce50" table:formula="of:=INFO.OBBA.OBBA.OBRUN(&quot;mcBond value &quot;&amp;ROW();[.D14];&quot;getValue&quot;;[$LIBORMarketModel.$M$26])" office:value-type="string" office:string-value="mcBond value 14 &#10;[8218]">
            <text:p>mcBond value 14 <text:line-break/>[8218]</text:p>
          </table:table-cell>
          <table:table-cell table:style-name="ce51" table:formula="of:=INFO.OBBA.OBBA.OBGET(INFO.OBBA.OBBA.OBSYNC([.E14];[.E$11:.E$511]))" office:value-type="percentage" office:value="0.980556499058401">
            <text:p>98,056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14])))" office:value-type="percentage" office:value="0.960980344482816">
            <text:p>96,1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14])))" office:value-type="percentage" office:value="0.980247521701304">
            <text:p>98,0%</text:p>
          </table:table-cell>
          <table:table-cell table:style-name="ce49" table:formula="of:=[.F14]-[.H14]" office:value-type="percentage" office:value="0.000308977357097007">
            <text:p>0,0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14]+0.5" office:value-type="float" office:value="2.5">
            <text:p>2,5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15]))" office:value-type="string" office:string-value="mcBond15 &#10;[8220]">
            <text:p>mcBond15 <text:line-break/>[8220]</text:p>
          </table:table-cell>
          <table:table-cell table:style-name="ce50" table:formula="of:=INFO.OBBA.OBBA.OBRUN(&quot;mcBond value &quot;&amp;ROW();[.D15];&quot;getValue&quot;;[$LIBORMarketModel.$M$26])" office:value-type="string" office:string-value="mcBond value 15 &#10;[8221]">
            <text:p>mcBond value 15 <text:line-break/>[8221]</text:p>
          </table:table-cell>
          <table:table-cell table:style-name="ce51" table:formula="of:=INFO.OBBA.OBBA.OBGET(INFO.OBBA.OBBA.OBSYNC([.E15];[.E$11:.E$511]))" office:value-type="percentage" office:value="0.975629801422168">
            <text:p>97,563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15])))" office:value-type="percentage" office:value="0.951465687606749">
            <text:p>95,1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15])))" office:value-type="percentage" office:value="0.975370668359506">
            <text:p>97,5%</text:p>
          </table:table-cell>
          <table:table-cell table:style-name="ce49" table:formula="of:=[.F15]-[.H15]" office:value-type="percentage" office:value="0.00025913306266212">
            <text:p>0,0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15]+0.5" office:value-type="float" office:value="3">
            <text:p>3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16]))" office:value-type="string" office:string-value="mcBond16 &#10;[8223]">
            <text:p>mcBond16 <text:line-break/>[8223]</text:p>
          </table:table-cell>
          <table:table-cell table:style-name="ce50" table:formula="of:=INFO.OBBA.OBBA.OBRUN(&quot;mcBond value &quot;&amp;ROW();[.D16];&quot;getValue&quot;;[$LIBORMarketModel.$M$26])" office:value-type="string" office:string-value="mcBond value 16 &#10;[8224]">
            <text:p>mcBond value 16 <text:line-break/>[8224]</text:p>
          </table:table-cell>
          <table:table-cell table:style-name="ce51" table:formula="of:=INFO.OBBA.OBBA.OBGET(INFO.OBBA.OBBA.OBSYNC([.E16];[.E$11:.E$511]))" office:value-type="percentage" office:value="0.971017660125765">
            <text:p>97,102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16])))" office:value-type="percentage" office:value="0.942045235254207">
            <text:p>94,2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16])))" office:value-type="percentage" office:value="0.970518077969658">
            <text:p>97,1%</text:p>
          </table:table-cell>
          <table:table-cell table:style-name="ce49" table:formula="of:=[.F16]-[.H16]" office:value-type="percentage" office:value="0.000499582156107348">
            <text:p>0,0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16]+0.5" office:value-type="float" office:value="3.5">
            <text:p>3,5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17]))" office:value-type="string" office:string-value="mcBond17 &#10;[8226]">
            <text:p>mcBond17 <text:line-break/>[8226]</text:p>
          </table:table-cell>
          <table:table-cell table:style-name="ce50" table:formula="of:=INFO.OBBA.OBBA.OBRUN(&quot;mcBond value &quot;&amp;ROW();[.D17];&quot;getValue&quot;;[$LIBORMarketModel.$M$26])" office:value-type="string" office:string-value="mcBond value 17 &#10;[8227]">
            <text:p>mcBond value 17 <text:line-break/>[8227]</text:p>
          </table:table-cell>
          <table:table-cell table:style-name="ce51" table:formula="of:=INFO.OBBA.OBBA.OBGET(INFO.OBBA.OBBA.OBSYNC([.E17];[.E$11:.E$511]))" office:value-type="percentage" office:value="0.966201677461932">
            <text:p>96,620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17])))" office:value-type="percentage" office:value="0.932718054707135">
            <text:p>93,3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17])))" office:value-type="percentage" office:value="0.965689629820555">
            <text:p>96,6%</text:p>
          </table:table-cell>
          <table:table-cell table:style-name="ce49" table:formula="of:=[.F17]-[.H17]" office:value-type="percentage" office:value="0.000512047641376912">
            <text:p>0,1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17]+0.5" office:value-type="float" office:value="4">
            <text:p>4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18]))" office:value-type="string" office:string-value="mcBond18 &#10;[8229]">
            <text:p>mcBond18 <text:line-break/>[8229]</text:p>
          </table:table-cell>
          <table:table-cell table:style-name="ce50" table:formula="of:=INFO.OBBA.OBBA.OBRUN(&quot;mcBond value &quot;&amp;ROW();[.D18];&quot;getValue&quot;;[$LIBORMarketModel.$M$26])" office:value-type="string" office:string-value="mcBond value 18 &#10;[8230]">
            <text:p>mcBond value 18 <text:line-break/>[8230]</text:p>
          </table:table-cell>
          <table:table-cell table:style-name="ce51" table:formula="of:=INFO.OBBA.OBBA.OBGET(INFO.OBBA.OBBA.OBSYNC([.E18];[.E$11:.E$511]))" office:value-type="percentage" office:value="0.961237027480176">
            <text:p>96,124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18])))" office:value-type="percentage" office:value="0.923483222482312">
            <text:p>92,3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18])))" office:value-type="percentage" office:value="0.960885203801548">
            <text:p>96,1%</text:p>
          </table:table-cell>
          <table:table-cell table:style-name="ce49" table:formula="of:=[.F18]-[.H18]" office:value-type="percentage" office:value="0.000351823678627516">
            <text:p>0,0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18]+0.5" office:value-type="float" office:value="4.5">
            <text:p>4,5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19]))" office:value-type="string" office:string-value="mcBond19 &#10;[8232]">
            <text:p>mcBond19 <text:line-break/>[8232]</text:p>
          </table:table-cell>
          <table:table-cell table:style-name="ce50" table:formula="of:=INFO.OBBA.OBBA.OBRUN(&quot;mcBond value &quot;&amp;ROW();[.D19];&quot;getValue&quot;;[$LIBORMarketModel.$M$26])" office:value-type="string" office:string-value="mcBond value 19 &#10;[8233]">
            <text:p>mcBond value 19 <text:line-break/>[8233]</text:p>
          </table:table-cell>
          <table:table-cell table:style-name="ce51" table:formula="of:=INFO.OBBA.OBBA.OBGET(INFO.OBBA.OBBA.OBSYNC([.E19];[.E$11:.E$511]))" office:value-type="percentage" office:value="0.956579986074471">
            <text:p>95,658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19])))" office:value-type="percentage" office:value="0.914339824239913">
            <text:p>91,4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19])))" office:value-type="percentage" office:value="0.95610468039955">
            <text:p>95,6%</text:p>
          </table:table-cell>
          <table:table-cell table:style-name="ce49" table:formula="of:=[.F19]-[.H19]" office:value-type="percentage" office:value="0.000475305674920934">
            <text:p>0,0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19]+0.5" office:value-type="float" office:value="5">
            <text:p>5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20]))" office:value-type="string" office:string-value="mcBond20 &#10;[8235]">
            <text:p>mcBond20 <text:line-break/>[8235]</text:p>
          </table:table-cell>
          <table:table-cell table:style-name="ce50" table:formula="of:=INFO.OBBA.OBBA.OBRUN(&quot;mcBond value &quot;&amp;ROW();[.D20];&quot;getValue&quot;;[$LIBORMarketModel.$M$26])" office:value-type="string" office:string-value="mcBond value 20 &#10;[8236]">
            <text:p>mcBond value 20 <text:line-break/>[8236]</text:p>
          </table:table-cell>
          <table:table-cell table:style-name="ce51" table:formula="of:=INFO.OBBA.OBBA.OBGET(INFO.OBBA.OBBA.OBSYNC([.E20];[.E$11:.E$511]))" office:value-type="percentage" office:value="0.952286030643211">
            <text:p>95,229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20])))" office:value-type="percentage" office:value="0.905286954692983">
            <text:p>90,5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20])))" office:value-type="percentage" office:value="0.95134794069607">
            <text:p>95,1%</text:p>
          </table:table-cell>
          <table:table-cell table:style-name="ce49" table:formula="of:=[.F20]-[.H20]" office:value-type="percentage" office:value="0.000938089947140841">
            <text:p>0,1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20]+0.5" office:value-type="float" office:value="5.5">
            <text:p>5,5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21]))" office:value-type="string" office:string-value="mcBond21 &#10;[8238]">
            <text:p>mcBond21 <text:line-break/>[8238]</text:p>
          </table:table-cell>
          <table:table-cell table:style-name="ce50" table:formula="of:=INFO.OBBA.OBBA.OBRUN(&quot;mcBond value &quot;&amp;ROW();[.D21];&quot;getValue&quot;;[$LIBORMarketModel.$M$26])" office:value-type="string" office:string-value="mcBond value 21 &#10;[8239]">
            <text:p>mcBond value 21 <text:line-break/>[8239]</text:p>
          </table:table-cell>
          <table:table-cell table:style-name="ce51" table:formula="of:=INFO.OBBA.OBBA.OBGET(INFO.OBBA.OBBA.OBSYNC([.E21];[.E$11:.E$511]))" office:value-type="percentage" office:value="0.948008379776242">
            <text:p>94,801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21])))" office:value-type="percentage" office:value="0.896323717517805">
            <text:p>89,6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21])))" office:value-type="percentage" office:value="0.946614866364249">
            <text:p>94,7%</text:p>
          </table:table-cell>
          <table:table-cell table:style-name="ce49" table:formula="of:=[.F21]-[.H21]" office:value-type="percentage" office:value="0.00139351341199279">
            <text:p>0,1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21]+0.5" office:value-type="float" office:value="6">
            <text:p>6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22]))" office:value-type="string" office:string-value="mcBond22 &#10;[8241]">
            <text:p>mcBond22 <text:line-break/>[8241]</text:p>
          </table:table-cell>
          <table:table-cell table:style-name="ce50" table:formula="of:=INFO.OBBA.OBBA.OBRUN(&quot;mcBond value &quot;&amp;ROW();[.D22];&quot;getValue&quot;;[$LIBORMarketModel.$M$26])" office:value-type="string" office:string-value="mcBond value 22 &#10;[8242]">
            <text:p>mcBond value 22 <text:line-break/>[8242]</text:p>
          </table:table-cell>
          <table:table-cell table:style-name="ce51" table:formula="of:=INFO.OBBA.OBBA.OBGET(INFO.OBBA.OBBA.OBSYNC([.E22];[.E$11:.E$511]))" office:value-type="percentage" office:value="0.94366598659585">
            <text:p>94,367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22])))" office:value-type="percentage" office:value="0.887449225265153">
            <text:p>88,7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22])))" office:value-type="percentage" office:value="0.941905339665919">
            <text:p>94,2%</text:p>
          </table:table-cell>
          <table:table-cell table:style-name="ce49" table:formula="of:=[.F22]-[.H22]" office:value-type="percentage" office:value="0.00176064692993094">
            <text:p>0,2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22]+0.5" office:value-type="float" office:value="6.5">
            <text:p>6,5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23]))" office:value-type="string" office:string-value="mcBond23 &#10;[8244]">
            <text:p>mcBond23 <text:line-break/>[8244]</text:p>
          </table:table-cell>
          <table:table-cell table:style-name="ce50" table:formula="of:=INFO.OBBA.OBBA.OBRUN(&quot;mcBond value &quot;&amp;ROW();[.D23];&quot;getValue&quot;;[$LIBORMarketModel.$M$26])" office:value-type="string" office:string-value="mcBond value 23 &#10;[8245]">
            <text:p>mcBond value 23 <text:line-break/>[8245]</text:p>
          </table:table-cell>
          <table:table-cell table:style-name="ce51" table:formula="of:=INFO.OBBA.OBBA.OBGET(INFO.OBBA.OBBA.OBSYNC([.E23];[.E$11:.E$511]))" office:value-type="percentage" office:value="0.939238354190396">
            <text:p>93,924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23])))" office:value-type="percentage" office:value="0.878662599272429">
            <text:p>87,9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23])))" office:value-type="percentage" office:value="0.937219243448676">
            <text:p>93,7%</text:p>
          </table:table-cell>
          <table:table-cell table:style-name="ce49" table:formula="of:=[.F23]-[.H23]" office:value-type="percentage" office:value="0.00201911074171979">
            <text:p>0,2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23]+0.5" office:value-type="float" office:value="7">
            <text:p>7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24]))" office:value-type="string" office:string-value="mcBond24 &#10;[8247]">
            <text:p>mcBond24 <text:line-break/>[8247]</text:p>
          </table:table-cell>
          <table:table-cell table:style-name="ce50" table:formula="of:=INFO.OBBA.OBBA.OBRUN(&quot;mcBond value &quot;&amp;ROW();[.D24];&quot;getValue&quot;;[$LIBORMarketModel.$M$26])" office:value-type="string" office:string-value="mcBond value 24 &#10;[8248]">
            <text:p>mcBond value 24 <text:line-break/>[8248]</text:p>
          </table:table-cell>
          <table:table-cell table:style-name="ce51" table:formula="of:=INFO.OBBA.OBBA.OBGET(INFO.OBBA.OBBA.OBSYNC([.E24];[.E$11:.E$511]))" office:value-type="percentage" office:value="0.934455550608343">
            <text:p>93,446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24])))" office:value-type="percentage" office:value="0.869962969576662">
            <text:p>87,0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24])))" office:value-type="percentage" office:value="0.932556461142961">
            <text:p>93,3%</text:p>
          </table:table-cell>
          <table:table-cell table:style-name="ce49" table:formula="of:=[.F24]-[.H24]" office:value-type="percentage" office:value="0.00189908946538164">
            <text:p>0,2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24]+0.5" office:value-type="float" office:value="7.5">
            <text:p>7,5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25]))" office:value-type="string" office:string-value="mcBond25 &#10;[8250]">
            <text:p>mcBond25 <text:line-break/>[8250]</text:p>
          </table:table-cell>
          <table:table-cell table:style-name="ce50" table:formula="of:=INFO.OBBA.OBBA.OBRUN(&quot;mcBond value &quot;&amp;ROW();[.D25];&quot;getValue&quot;;[$LIBORMarketModel.$M$26])" office:value-type="string" office:string-value="mcBond value 25 &#10;[8251]">
            <text:p>mcBond value 25 <text:line-break/>[8251]</text:p>
          </table:table-cell>
          <table:table-cell table:style-name="ce51" table:formula="of:=INFO.OBBA.OBBA.OBGET(INFO.OBBA.OBBA.OBSYNC([.E25];[.E$11:.E$511]))" office:value-type="percentage" office:value="0.929844179314364">
            <text:p>92,984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25])))" office:value-type="percentage" office:value="0.861349474828379">
            <text:p>86,1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25])))" office:value-type="percentage" office:value="0.927916876759166">
            <text:p>92,8%</text:p>
          </table:table-cell>
          <table:table-cell table:style-name="ce49" table:formula="of:=[.F25]-[.H25]" office:value-type="percentage" office:value="0.00192730255519713">
            <text:p>0,2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25]+0.5" office:value-type="float" office:value="8">
            <text:p>8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26]))" office:value-type="string" office:string-value="mcBond26 &#10;[8253]">
            <text:p>mcBond26 <text:line-break/>[8253]</text:p>
          </table:table-cell>
          <table:table-cell table:style-name="ce50" table:formula="of:=INFO.OBBA.OBBA.OBRUN(&quot;mcBond value &quot;&amp;ROW();[.D26];&quot;getValue&quot;;[$LIBORMarketModel.$M$26])" office:value-type="string" office:string-value="mcBond value 26 &#10;[8254]">
            <text:p>mcBond value 26 <text:line-break/>[8254]</text:p>
          </table:table-cell>
          <table:table-cell table:style-name="ce51" table:formula="of:=INFO.OBBA.OBBA.OBGET(INFO.OBBA.OBBA.OBSYNC([.E26];[.E$11:.E$511]))" office:value-type="percentage" office:value="0.925135143813223">
            <text:p>92,514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26])))" office:value-type="percentage" office:value="0.852821262206315">
            <text:p>85,3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26])))" office:value-type="percentage" office:value="0.923300374884742">
            <text:p>92,3%</text:p>
          </table:table-cell>
          <table:table-cell table:style-name="ce49" table:formula="of:=[.F26]-[.H26]" office:value-type="percentage" office:value="0.00183476892848111">
            <text:p>0,2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26]+0.5" office:value-type="float" office:value="8.5">
            <text:p>8,5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27]))" office:value-type="string" office:string-value="mcBond27 &#10;[8256]">
            <text:p>mcBond27 <text:line-break/>[8256]</text:p>
          </table:table-cell>
          <table:table-cell table:style-name="ce50" table:formula="of:=INFO.OBBA.OBBA.OBRUN(&quot;mcBond value &quot;&amp;ROW();[.D27];&quot;getValue&quot;;[$LIBORMarketModel.$M$26])" office:value-type="string" office:string-value="mcBond value 27 &#10;[8257]">
            <text:p>mcBond value 27 <text:line-break/>[8257]</text:p>
          </table:table-cell>
          <table:table-cell table:style-name="ce51" table:formula="of:=INFO.OBBA.OBBA.OBGET(INFO.OBBA.OBBA.OBSYNC([.E27];[.E$11:.E$511]))" office:value-type="percentage" office:value="0.92050189801388">
            <text:p>92,050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27])))" office:value-type="percentage" office:value="0.844377487332986">
            <text:p>84,4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27])))" office:value-type="percentage" office:value="0.918706840681335">
            <text:p>91,9%</text:p>
          </table:table-cell>
          <table:table-cell table:style-name="ce49" table:formula="of:=[.F27]-[.H27]" office:value-type="percentage" office:value="0.00179505733254504">
            <text:p>0,2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27]+0.5" office:value-type="float" office:value="9">
            <text:p>9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28]))" office:value-type="string" office:string-value="mcBond28 &#10;[8259]">
            <text:p>mcBond28 <text:line-break/>[8259]</text:p>
          </table:table-cell>
          <table:table-cell table:style-name="ce50" table:formula="of:=INFO.OBBA.OBBA.OBRUN(&quot;mcBond value &quot;&amp;ROW();[.D28];&quot;getValue&quot;;[$LIBORMarketModel.$M$26])" office:value-type="string" office:string-value="mcBond value 28 &#10;[8260]">
            <text:p>mcBond value 28 <text:line-break/>[8260]</text:p>
          </table:table-cell>
          <table:table-cell table:style-name="ce51" table:formula="of:=INFO.OBBA.OBBA.OBGET(INFO.OBBA.OBBA.OBSYNC([.E28];[.E$11:.E$511]))" office:value-type="percentage" office:value="0.916051305375068">
            <text:p>91,605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28])))" office:value-type="percentage" office:value="0.836017314191075">
            <text:p>83,6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28])))" office:value-type="percentage" office:value="0.914136159881926">
            <text:p>91,4%</text:p>
          </table:table-cell>
          <table:table-cell table:style-name="ce49" table:formula="of:=[.F28]-[.H28]" office:value-type="percentage" office:value="0.00191514549314187">
            <text:p>0,2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28]+0.5" office:value-type="float" office:value="9.5">
            <text:p>9,5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29]))" office:value-type="string" office:string-value="mcBond29 &#10;[8262]">
            <text:p>mcBond29 <text:line-break/>[8262]</text:p>
          </table:table-cell>
          <table:table-cell table:style-name="ce50" table:formula="of:=INFO.OBBA.OBBA.OBRUN(&quot;mcBond value &quot;&amp;ROW();[.D29];&quot;getValue&quot;;[$LIBORMarketModel.$M$26])" office:value-type="string" office:string-value="mcBond value 29 &#10;[8263]">
            <text:p>mcBond value 29 <text:line-break/>[8263]</text:p>
          </table:table-cell>
          <table:table-cell table:style-name="ce51" table:formula="of:=INFO.OBBA.OBBA.OBGET(INFO.OBBA.OBBA.OBSYNC([.E29];[.E$11:.E$511]))" office:value-type="percentage" office:value="0.911346443447582">
            <text:p>91,135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29])))" office:value-type="percentage" office:value="0.827739915040668">
            <text:p>82,8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29])))" office:value-type="percentage" office:value="0.909588218787986">
            <text:p>91,0%</text:p>
          </table:table-cell>
          <table:table-cell table:style-name="ce49" table:formula="of:=[.F29]-[.H29]" office:value-type="percentage" office:value="0.00175822465959596">
            <text:p>0,2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29]+0.5" office:value-type="float" office:value="10">
            <text:p>10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30]))" office:value-type="string" office:string-value="mcBond30 &#10;[8265]">
            <text:p>mcBond30 <text:line-break/>[8265]</text:p>
          </table:table-cell>
          <table:table-cell table:style-name="ce50" table:formula="of:=INFO.OBBA.OBBA.OBRUN(&quot;mcBond value &quot;&amp;ROW();[.D30];&quot;getValue&quot;;[$LIBORMarketModel.$M$26])" office:value-type="string" office:string-value="mcBond value 30 &#10;[8266]">
            <text:p>mcBond value 30 <text:line-break/>[8266]</text:p>
          </table:table-cell>
          <table:table-cell table:style-name="ce51" table:formula="of:=INFO.OBBA.OBBA.OBGET(INFO.OBBA.OBBA.OBSYNC([.E30];[.E$11:.E$511]))" office:value-type="percentage" office:value="0.907113994001863">
            <text:p>90,711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30])))" office:value-type="percentage" office:value="0.819544470337295">
            <text:p>82,0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30])))" office:value-type="percentage" office:value="0.905062904266653">
            <text:p>90,5%</text:p>
          </table:table-cell>
          <table:table-cell table:style-name="ce49" table:formula="of:=[.F30]-[.H30]" office:value-type="percentage" office:value="0.00205108973520962">
            <text:p>0,2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30]+0.5" office:value-type="float" office:value="10.5">
            <text:p>10,5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31]))" office:value-type="string" office:string-value="mcBond31 &#10;[8268]">
            <text:p>mcBond31 <text:line-break/>[8268]</text:p>
          </table:table-cell>
          <table:table-cell table:style-name="ce50" table:formula="of:=INFO.OBBA.OBBA.OBRUN(&quot;mcBond value &quot;&amp;ROW();[.D31];&quot;getValue&quot;;[$LIBORMarketModel.$M$26])" office:value-type="string" office:string-value="mcBond value 31 &#10;[8269]">
            <text:p>mcBond value 31 <text:line-break/>[8269]</text:p>
          </table:table-cell>
          <table:table-cell table:style-name="ce51" table:formula="of:=INFO.OBBA.OBBA.OBGET(INFO.OBBA.OBBA.OBSYNC([.E31];[.E$11:.E$511]))" office:value-type="percentage" office:value="0.90252897335646">
            <text:p>90,253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31])))" office:value-type="percentage" office:value="0.811430168650788">
            <text:p>81,1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31])))" office:value-type="percentage" office:value="0.900560103747914">
            <text:p>90,1%</text:p>
          </table:table-cell>
          <table:table-cell table:style-name="ce49" table:formula="of:=[.F31]-[.H31]" office:value-type="percentage" office:value="0.00196886960854636">
            <text:p>0,2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31]+0.5" office:value-type="float" office:value="11">
            <text:p>11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32]))" office:value-type="string" office:string-value="mcBond32 &#10;[8271]">
            <text:p>mcBond32 <text:line-break/>[8271]</text:p>
          </table:table-cell>
          <table:table-cell table:style-name="ce50" table:formula="of:=INFO.OBBA.OBBA.OBRUN(&quot;mcBond value &quot;&amp;ROW();[.D32];&quot;getValue&quot;;[$LIBORMarketModel.$M$26])" office:value-type="string" office:string-value="mcBond value 32 &#10;[8272]">
            <text:p>mcBond value 32 <text:line-break/>[8272]</text:p>
          </table:table-cell>
          <table:table-cell table:style-name="ce51" table:formula="of:=INFO.OBBA.OBBA.OBGET(INFO.OBBA.OBBA.OBSYNC([.E32];[.E$11:.E$511]))" office:value-type="percentage" office:value="0.89815083395519">
            <text:p>89,815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32])))" office:value-type="percentage" office:value="0.803396206584938">
            <text:p>80,3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32])))" office:value-type="percentage" office:value="0.896079705221805">
            <text:p>89,6%</text:p>
          </table:table-cell>
          <table:table-cell table:style-name="ce49" table:formula="of:=[.F32]-[.H32]" office:value-type="percentage" office:value="0.00207112873338511">
            <text:p>0,2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32]+0.5" office:value-type="float" office:value="11.5">
            <text:p>11,5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33]))" office:value-type="string" office:string-value="mcBond33 &#10;[8274]">
            <text:p>mcBond33 <text:line-break/>[8274]</text:p>
          </table:table-cell>
          <table:table-cell table:style-name="ce50" table:formula="of:=INFO.OBBA.OBBA.OBRUN(&quot;mcBond value &quot;&amp;ROW();[.D33];&quot;getValue&quot;;[$LIBORMarketModel.$M$26])" office:value-type="string" office:string-value="mcBond value 33 &#10;[8275]">
            <text:p>mcBond value 33 <text:line-break/>[8275]</text:p>
          </table:table-cell>
          <table:table-cell table:style-name="ce51" table:formula="of:=INFO.OBBA.OBBA.OBGET(INFO.OBBA.OBBA.OBSYNC([.E33];[.E$11:.E$511]))" office:value-type="percentage" office:value="0.893826443738087">
            <text:p>89,383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33])))" office:value-type="percentage" office:value="0.795441788697959">
            <text:p>79,5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33])))" office:value-type="percentage" office:value="0.891621597235627">
            <text:p>89,2%</text:p>
          </table:table-cell>
          <table:table-cell table:style-name="ce49" table:formula="of:=[.F33]-[.H33]" office:value-type="percentage" office:value="0.00220484650245978">
            <text:p>0,2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33]+0.5" office:value-type="float" office:value="12">
            <text:p>12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34]))" office:value-type="string" office:string-value="mcBond34 &#10;[8277]">
            <text:p>mcBond34 <text:line-break/>[8277]</text:p>
          </table:table-cell>
          <table:table-cell table:style-name="ce50" table:formula="of:=INFO.OBBA.OBBA.OBRUN(&quot;mcBond value &quot;&amp;ROW();[.D34];&quot;getValue&quot;;[$LIBORMarketModel.$M$26])" office:value-type="string" office:string-value="mcBond value 34 &#10;[8278]">
            <text:p>mcBond value 34 <text:line-break/>[8278]</text:p>
          </table:table-cell>
          <table:table-cell table:style-name="ce51" table:formula="of:=INFO.OBBA.OBBA.OBGET(INFO.OBBA.OBBA.OBSYNC([.E34];[.E$11:.E$511]))" office:value-type="percentage" office:value="0.889227135168282">
            <text:p>88,923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34])))" office:value-type="percentage" office:value="0.787566127423721">
            <text:p>78,8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34])))" office:value-type="percentage" office:value="0.887185668891171">
            <text:p>88,7%</text:p>
          </table:table-cell>
          <table:table-cell table:style-name="ce49" table:formula="of:=[.F34]-[.H34]" office:value-type="percentage" office:value="0.0020414662771111">
            <text:p>0,2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34]+0.5" office:value-type="float" office:value="12.5">
            <text:p>12,5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35]))" office:value-type="string" office:string-value="mcBond35 &#10;[8280]">
            <text:p>mcBond35 <text:line-break/>[8280]</text:p>
          </table:table-cell>
          <table:table-cell table:style-name="ce50" table:formula="of:=INFO.OBBA.OBBA.OBRUN(&quot;mcBond value &quot;&amp;ROW();[.D35];&quot;getValue&quot;;[$LIBORMarketModel.$M$26])" office:value-type="string" office:string-value="mcBond value 35 &#10;[8281]">
            <text:p>mcBond value 35 <text:line-break/>[8281]</text:p>
          </table:table-cell>
          <table:table-cell table:style-name="ce51" table:formula="of:=INFO.OBBA.OBBA.OBGET(INFO.OBBA.OBBA.OBSYNC([.E35];[.E$11:.E$511]))" office:value-type="percentage" office:value="0.884681189437252">
            <text:p>88,468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35])))" office:value-type="percentage" office:value="0.779768442993783">
            <text:p>78,0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35])))" office:value-type="percentage" office:value="0.882771809841961">
            <text:p>88,3%</text:p>
          </table:table-cell>
          <table:table-cell table:style-name="ce49" table:formula="of:=[.F35]-[.H35]" office:value-type="percentage" office:value="0.00190937959529103">
            <text:p>0,2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35]+0.5" office:value-type="float" office:value="13">
            <text:p>13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36]))" office:value-type="string" office:string-value="mcBond36 &#10;[8283]">
            <text:p>mcBond36 <text:line-break/>[8283]</text:p>
          </table:table-cell>
          <table:table-cell table:style-name="ce50" table:formula="of:=INFO.OBBA.OBBA.OBRUN(&quot;mcBond value &quot;&amp;ROW();[.D36];&quot;getValue&quot;;[$LIBORMarketModel.$M$26])" office:value-type="string" office:string-value="mcBond value 36 &#10;[8284]">
            <text:p>mcBond value 36 <text:line-break/>[8284]</text:p>
          </table:table-cell>
          <table:table-cell table:style-name="ce51" table:formula="of:=INFO.OBBA.OBBA.OBGET(INFO.OBBA.OBBA.OBSYNC([.E36];[.E$11:.E$511]))" office:value-type="percentage" office:value="0.880191847954834">
            <text:p>88,019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36])))" office:value-type="percentage" office:value="0.772047963360182">
            <text:p>77,2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36])))" office:value-type="percentage" office:value="0.878379910290509">
            <text:p>87,8%</text:p>
          </table:table-cell>
          <table:table-cell table:style-name="ce49" table:formula="of:=[.F36]-[.H36]" office:value-type="percentage" office:value="0.00181193766432475">
            <text:p>0,2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36]+0.5" office:value-type="float" office:value="13.5">
            <text:p>13,5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37]))" office:value-type="string" office:string-value="mcBond37 &#10;[8286]">
            <text:p>mcBond37 <text:line-break/>[8286]</text:p>
          </table:table-cell>
          <table:table-cell table:style-name="ce50" table:formula="of:=INFO.OBBA.OBBA.OBRUN(&quot;mcBond value &quot;&amp;ROW();[.D37];&quot;getValue&quot;;[$LIBORMarketModel.$M$26])" office:value-type="string" office:string-value="mcBond value 37 &#10;[8287]">
            <text:p>mcBond value 37 <text:line-break/>[8287]</text:p>
          </table:table-cell>
          <table:table-cell table:style-name="ce51" table:formula="of:=INFO.OBBA.OBBA.OBGET(INFO.OBBA.OBBA.OBSYNC([.E37];[.E$11:.E$511]))" office:value-type="percentage" office:value="0.875790869997626">
            <text:p>87,579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37])))" office:value-type="percentage" office:value="0.764403924118992">
            <text:p>76,4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37])))" office:value-type="percentage" office:value="0.874009860985581">
            <text:p>87,4%</text:p>
          </table:table-cell>
          <table:table-cell table:style-name="ce49" table:formula="of:=[.F37]-[.H37]" office:value-type="percentage" office:value="0.00178100901204514">
            <text:p>0,2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37]+0.5" office:value-type="float" office:value="14">
            <text:p>14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38]))" office:value-type="string" office:string-value="mcBond38 &#10;[8289]">
            <text:p>mcBond38 <text:line-break/>[8289]</text:p>
          </table:table-cell>
          <table:table-cell table:style-name="ce50" table:formula="of:=INFO.OBBA.OBBA.OBRUN(&quot;mcBond value &quot;&amp;ROW();[.D38];&quot;getValue&quot;;[$LIBORMarketModel.$M$26])" office:value-type="string" office:string-value="mcBond value 38 &#10;[8290]">
            <text:p>mcBond value 38 <text:line-break/>[8290]</text:p>
          </table:table-cell>
          <table:table-cell table:style-name="ce51" table:formula="of:=INFO.OBBA.OBBA.OBGET(INFO.OBBA.OBBA.OBSYNC([.E38];[.E$11:.E$511]))" office:value-type="percentage" office:value="0.871586602662697">
            <text:p>87,159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38])))" office:value-type="percentage" office:value="0.756835568434645">
            <text:p>75,7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38])))" office:value-type="percentage" office:value="0.869661553219484">
            <text:p>87,0%</text:p>
          </table:table-cell>
          <table:table-cell table:style-name="ce49" table:formula="of:=[.F38]-[.H38]" office:value-type="percentage" office:value="0.00192504944321348">
            <text:p>0,2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38]+0.5" office:value-type="float" office:value="14.5">
            <text:p>14,5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39]))" office:value-type="string" office:string-value="mcBond39 &#10;[8292]">
            <text:p>mcBond39 <text:line-break/>[8292]</text:p>
          </table:table-cell>
          <table:table-cell table:style-name="ce50" table:formula="of:=INFO.OBBA.OBBA.OBRUN(&quot;mcBond value &quot;&amp;ROW();[.D39];&quot;getValue&quot;;[$LIBORMarketModel.$M$26])" office:value-type="string" office:string-value="mcBond value 39 &#10;[8293]">
            <text:p>mcBond value 39 <text:line-break/>[8293]</text:p>
          </table:table-cell>
          <table:table-cell table:style-name="ce51" table:formula="of:=INFO.OBBA.OBBA.OBGET(INFO.OBBA.OBBA.OBSYNC([.E39];[.E$11:.E$511]))" office:value-type="percentage" office:value="0.8674663317145">
            <text:p>86,747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39])))" office:value-type="percentage" office:value="0.749342146964995">
            <text:p>74,9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39])))" office:value-type="percentage" office:value="0.865334878825357">
            <text:p>86,5%</text:p>
          </table:table-cell>
          <table:table-cell table:style-name="ce49" table:formula="of:=[.F39]-[.H39]" office:value-type="percentage" office:value="0.00213145288914307">
            <text:p>0,2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39]+0.5" office:value-type="float" office:value="15">
            <text:p>15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40]))" office:value-type="string" office:string-value="mcBond40 &#10;[8295]">
            <text:p>mcBond40 <text:line-break/>[8295]</text:p>
          </table:table-cell>
          <table:table-cell table:style-name="ce50" table:formula="of:=INFO.OBBA.OBBA.OBRUN(&quot;mcBond value &quot;&amp;ROW();[.D40];&quot;getValue&quot;;[$LIBORMarketModel.$M$26])" office:value-type="string" office:string-value="mcBond value 40 &#10;[8296]">
            <text:p>mcBond value 40 <text:line-break/>[8296]</text:p>
          </table:table-cell>
          <table:table-cell table:style-name="ce51" table:formula="of:=INFO.OBBA.OBBA.OBGET(INFO.OBBA.OBBA.OBSYNC([.E40];[.E$11:.E$511]))" office:value-type="percentage" office:value="0.863504918575899">
            <text:p>86,350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40])))" office:value-type="percentage" office:value="0.741922917787124">
            <text:p>74,2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40])))" office:value-type="percentage" office:value="0.861029730174485">
            <text:p>86,1%</text:p>
          </table:table-cell>
          <table:table-cell table:style-name="ce49" table:formula="of:=[.F40]-[.H40]" office:value-type="percentage" office:value="0.00247518840141381">
            <text:p>0,2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40]+0.5" office:value-type="float" office:value="15.5">
            <text:p>15,5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41]))" office:value-type="string" office:string-value="mcBond41 &#10;[8298]">
            <text:p>mcBond41 <text:line-break/>[8298]</text:p>
          </table:table-cell>
          <table:table-cell table:style-name="ce50" table:formula="of:=INFO.OBBA.OBBA.OBRUN(&quot;mcBond value &quot;&amp;ROW();[.D41];&quot;getValue&quot;;[$LIBORMarketModel.$M$26])" office:value-type="string" office:string-value="mcBond value 41 &#10;[8299]">
            <text:p>mcBond value 41 <text:line-break/>[8299]</text:p>
          </table:table-cell>
          <table:table-cell table:style-name="ce51" table:formula="of:=INFO.OBBA.OBBA.OBGET(INFO.OBBA.OBBA.OBSYNC([.E41];[.E$11:.E$511]))" office:value-type="percentage" office:value="0.859670673583051">
            <text:p>85,967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41])))" office:value-type="percentage" office:value="0.734577146323885">
            <text:p>73,5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41])))" office:value-type="percentage" office:value="0.856746000173617">
            <text:p>85,7%</text:p>
          </table:table-cell>
          <table:table-cell table:style-name="ce49" table:formula="of:=[.F41]-[.H41]" office:value-type="percentage" office:value="0.00292467340943348">
            <text:p>0,3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41]+0.5" office:value-type="float" office:value="16">
            <text:p>16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42]))" office:value-type="string" office:string-value="mcBond42 &#10;[8301]">
            <text:p>mcBond42 <text:line-break/>[8301]</text:p>
          </table:table-cell>
          <table:table-cell table:style-name="ce50" table:formula="of:=INFO.OBBA.OBBA.OBRUN(&quot;mcBond value &quot;&amp;ROW();[.D42];&quot;getValue&quot;;[$LIBORMarketModel.$M$26])" office:value-type="string" office:string-value="mcBond value 42 &#10;[8302]">
            <text:p>mcBond value 42 <text:line-break/>[8302]</text:p>
          </table:table-cell>
          <table:table-cell table:style-name="ce51" table:formula="of:=INFO.OBBA.OBBA.OBGET(INFO.OBBA.OBBA.OBSYNC([.E42];[.E$11:.E$511]))" office:value-type="percentage" office:value="0.855640849166336">
            <text:p>85,564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42])))" office:value-type="percentage" office:value="0.727304105271173">
            <text:p>72,7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42])))" office:value-type="percentage" office:value="0.852483582262305">
            <text:p>85,2%</text:p>
          </table:table-cell>
          <table:table-cell table:style-name="ce49" table:formula="of:=[.F42]-[.H42]" office:value-type="percentage" office:value="0.00315726690403106">
            <text:p>0,3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42]+0.5" office:value-type="float" office:value="16.5">
            <text:p>16,5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43]))" office:value-type="string" office:string-value="mcBond43 &#10;[8304]">
            <text:p>mcBond43 <text:line-break/>[8304]</text:p>
          </table:table-cell>
          <table:table-cell table:style-name="ce50" table:formula="of:=INFO.OBBA.OBBA.OBRUN(&quot;mcBond value &quot;&amp;ROW();[.D43];&quot;getValue&quot;;[$LIBORMarketModel.$M$26])" office:value-type="string" office:string-value="mcBond value 43 &#10;[8305]">
            <text:p>mcBond value 43 <text:line-break/>[8305]</text:p>
          </table:table-cell>
          <table:table-cell table:style-name="ce51" table:formula="of:=INFO.OBBA.OBBA.OBGET(INFO.OBBA.OBBA.OBSYNC([.E43];[.E$11:.E$511]))" office:value-type="percentage" office:value="0.851720138534526">
            <text:p>85,172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43])))" office:value-type="percentage" office:value="0.720103074525914">
            <text:p>72,0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43])))" office:value-type="percentage" office:value="0.848242370410254">
            <text:p>84,8%</text:p>
          </table:table-cell>
          <table:table-cell table:style-name="ce49" table:formula="of:=[.F43]-[.H43]" office:value-type="percentage" office:value="0.00347776812427192">
            <text:p>0,3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43]+0.5" office:value-type="float" office:value="17">
            <text:p>17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44]))" office:value-type="string" office:string-value="mcBond44 &#10;[8307]">
            <text:p>mcBond44 <text:line-break/>[8307]</text:p>
          </table:table-cell>
          <table:table-cell table:style-name="ce50" table:formula="of:=INFO.OBBA.OBBA.OBRUN(&quot;mcBond value &quot;&amp;ROW();[.D44];&quot;getValue&quot;;[$LIBORMarketModel.$M$26])" office:value-type="string" office:string-value="mcBond value 44 &#10;[8308]">
            <text:p>mcBond value 44 <text:line-break/>[8308]</text:p>
          </table:table-cell>
          <table:table-cell table:style-name="ce51" table:formula="of:=INFO.OBBA.OBBA.OBGET(INFO.OBBA.OBBA.OBSYNC([.E44];[.E$11:.E$511]))" office:value-type="percentage" office:value="0.847896423471806">
            <text:p>84,790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44])))" office:value-type="percentage" office:value="0.712973341114767">
            <text:p>71,3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44])))" office:value-type="percentage" office:value="0.844022259114681">
            <text:p>84,4%</text:p>
          </table:table-cell>
          <table:table-cell table:style-name="ce49" table:formula="of:=[.F44]-[.H44]" office:value-type="percentage" office:value="0.00387416435712473">
            <text:p>0,4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44]+0.5" office:value-type="float" office:value="17.5">
            <text:p>17,5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45]))" office:value-type="string" office:string-value="mcBond45 &#10;[8310]">
            <text:p>mcBond45 <text:line-break/>[8310]</text:p>
          </table:table-cell>
          <table:table-cell table:style-name="ce50" table:formula="of:=INFO.OBBA.OBBA.OBRUN(&quot;mcBond value &quot;&amp;ROW();[.D45];&quot;getValue&quot;;[$LIBORMarketModel.$M$26])" office:value-type="string" office:string-value="mcBond value 45 &#10;[8311]">
            <text:p>mcBond value 45 <text:line-break/>[8311]</text:p>
          </table:table-cell>
          <table:table-cell table:style-name="ce51" table:formula="of:=INFO.OBBA.OBBA.OBGET(INFO.OBBA.OBBA.OBSYNC([.E45];[.E$11:.E$511]))" office:value-type="percentage" office:value="0.843710091178394">
            <text:p>84,371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45])))" office:value-type="percentage" office:value="0.705914199123531">
            <text:p>70,6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45])))" office:value-type="percentage" office:value="0.839823143397692">
            <text:p>84,0%</text:p>
          </table:table-cell>
          <table:table-cell table:style-name="ce49" table:formula="of:=[.F45]-[.H45]" office:value-type="percentage" office:value="0.00388694778070198">
            <text:p>0,4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45]+0.5" office:value-type="float" office:value="18">
            <text:p>18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46]))" office:value-type="string" office:string-value="mcBond46 &#10;[8313]">
            <text:p>mcBond46 <text:line-break/>[8313]</text:p>
          </table:table-cell>
          <table:table-cell table:style-name="ce50" table:formula="of:=INFO.OBBA.OBBA.OBRUN(&quot;mcBond value &quot;&amp;ROW();[.D46];&quot;getValue&quot;;[$LIBORMarketModel.$M$26])" office:value-type="string" office:string-value="mcBond value 46 &#10;[8314]">
            <text:p>mcBond value 46 <text:line-break/>[8314]</text:p>
          </table:table-cell>
          <table:table-cell table:style-name="ce51" table:formula="of:=INFO.OBBA.OBBA.OBGET(INFO.OBBA.OBBA.OBSYNC([.E46];[.E$11:.E$511]))" office:value-type="percentage" office:value="0.839562225905201">
            <text:p>83,956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46])))" office:value-type="percentage" office:value="0.698924949627259">
            <text:p>69,9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46])))" office:value-type="percentage" office:value="0.835644918803674">
            <text:p>83,6%</text:p>
          </table:table-cell>
          <table:table-cell table:style-name="ce49" table:formula="of:=[.F46]-[.H46]" office:value-type="percentage" office:value="0.00391730710152693">
            <text:p>0,4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46]+0.5" office:value-type="float" office:value="18.5">
            <text:p>18,5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47]))" office:value-type="string" office:string-value="mcBond47 &#10;[8316]">
            <text:p>mcBond47 <text:line-break/>[8316]</text:p>
          </table:table-cell>
          <table:table-cell table:style-name="ce50" table:formula="of:=INFO.OBBA.OBBA.OBRUN(&quot;mcBond value &quot;&amp;ROW();[.D47];&quot;getValue&quot;;[$LIBORMarketModel.$M$26])" office:value-type="string" office:string-value="mcBond value 47 &#10;[8317]">
            <text:p>mcBond value 47 <text:line-break/>[8317]</text:p>
          </table:table-cell>
          <table:table-cell table:style-name="ce51" table:formula="of:=INFO.OBBA.OBBA.OBGET(INFO.OBBA.OBBA.OBSYNC([.E47];[.E$11:.E$511]))" office:value-type="percentage" office:value="0.835316171357292">
            <text:p>83,532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47])))" office:value-type="percentage" office:value="0.692004900621048">
            <text:p>69,2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47])))" office:value-type="percentage" office:value="0.831487481396691">
            <text:p>83,1%</text:p>
          </table:table-cell>
          <table:table-cell table:style-name="ce49" table:formula="of:=[.F47]-[.H47]" office:value-type="percentage" office:value="0.00382868996060137">
            <text:p>0,4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47]+0.5" office:value-type="float" office:value="19">
            <text:p>19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48]))" office:value-type="string" office:string-value="mcBond48 &#10;[8319]">
            <text:p>mcBond48 <text:line-break/>[8319]</text:p>
          </table:table-cell>
          <table:table-cell table:style-name="ce50" table:formula="of:=INFO.OBBA.OBBA.OBRUN(&quot;mcBond value &quot;&amp;ROW();[.D48];&quot;getValue&quot;;[$LIBORMarketModel.$M$26])" office:value-type="string" office:string-value="mcBond value 48 &#10;[8320]">
            <text:p>mcBond value 48 <text:line-break/>[8320]</text:p>
          </table:table-cell>
          <table:table-cell table:style-name="ce51" table:formula="of:=INFO.OBBA.OBBA.OBGET(INFO.OBBA.OBBA.OBSYNC([.E48];[.E$11:.E$511]))" office:value-type="percentage" office:value="0.830756919060418">
            <text:p>83,076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48])))" office:value-type="percentage" office:value="0.685153366951533">
            <text:p>68,5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48])))" office:value-type="percentage" office:value="0.827350727757901">
            <text:p>82,7%</text:p>
          </table:table-cell>
          <table:table-cell table:style-name="ce49" table:formula="of:=[.F48]-[.H48]" office:value-type="percentage" office:value="0.00340619130251718">
            <text:p>0,3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48]+0.5" office:value-type="float" office:value="19.5">
            <text:p>19,5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49]))" office:value-type="string" office:string-value="mcBond49 &#10;[8322]">
            <text:p>mcBond49 <text:line-break/>[8322]</text:p>
          </table:table-cell>
          <table:table-cell table:style-name="ce50" table:formula="of:=INFO.OBBA.OBBA.OBRUN(&quot;mcBond value &quot;&amp;ROW();[.D49];&quot;getValue&quot;;[$LIBORMarketModel.$M$26])" office:value-type="string" office:string-value="mcBond value 49 &#10;[8323]">
            <text:p>mcBond value 49 <text:line-break/>[8323]</text:p>
          </table:table-cell>
          <table:table-cell table:style-name="ce51" table:formula="of:=INFO.OBBA.OBBA.OBGET(INFO.OBBA.OBBA.OBSYNC([.E49];[.E$11:.E$511]))" office:value-type="percentage" office:value="0.826390932796985">
            <text:p>82,639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49])))" office:value-type="percentage" office:value="0.678369670249043">
            <text:p>67,8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49])))" office:value-type="percentage" office:value="0.823234554982987">
            <text:p>82,3%</text:p>
          </table:table-cell>
          <table:table-cell table:style-name="ce49" table:formula="of:=[.F49]-[.H49]" office:value-type="percentage" office:value="0.00315637781399813">
            <text:p>0,3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49]+0.5" office:value-type="float" office:value="20">
            <text:p>20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50]))" office:value-type="string" office:string-value="mcBond50 &#10;[8325]">
            <text:p>mcBond50 <text:line-break/>[8325]</text:p>
          </table:table-cell>
          <table:table-cell table:style-name="ce50" table:formula="of:=INFO.OBBA.OBBA.OBRUN(&quot;mcBond value &quot;&amp;ROW();[.D50];&quot;getValue&quot;;[$LIBORMarketModel.$M$26])" office:value-type="string" office:string-value="mcBond value 50 &#10;[8326]">
            <text:p>mcBond value 50 <text:line-break/>[8326]</text:p>
          </table:table-cell>
          <table:table-cell table:style-name="ce51" table:formula="of:=INFO.OBBA.OBBA.OBGET(INFO.OBBA.OBBA.OBSYNC([.E50];[.E$11:.E$511]))" office:value-type="percentage" office:value="0.822285052230851">
            <text:p>82,229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50])))" office:value-type="percentage" office:value="0.671653138860438">
            <text:p>67,2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50])))" office:value-type="percentage" office:value="0.819138860679589">
            <text:p>81,9%</text:p>
          </table:table-cell>
          <table:table-cell table:style-name="ce49" table:formula="of:=[.F50]-[.H50]" office:value-type="percentage" office:value="0.00314619155126239">
            <text:p>0,3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50]+0.5" office:value-type="float" office:value="20.5">
            <text:p>20,5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51]))" office:value-type="string" office:string-value="mcBond51 &#10;[8328]">
            <text:p>mcBond51 <text:line-break/>[8328]</text:p>
          </table:table-cell>
          <table:table-cell table:style-name="ce50" table:formula="of:=INFO.OBBA.OBBA.OBRUN(&quot;mcBond value &quot;&amp;ROW();[.D51];&quot;getValue&quot;;[$LIBORMarketModel.$M$26])" office:value-type="string" office:string-value="mcBond value 51 &#10;[8329]">
            <text:p>mcBond value 51 <text:line-break/>[8329]</text:p>
          </table:table-cell>
          <table:table-cell table:style-name="ce51" table:formula="of:=INFO.OBBA.OBBA.OBGET(INFO.OBBA.OBBA.OBSYNC([.E51];[.E$11:.E$511]))" office:value-type="percentage" office:value="0.818293695410002">
            <text:p>81,829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51])))" office:value-type="percentage" office:value="0.665003107782612">
            <text:p>66,5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51])))" office:value-type="percentage" office:value="0.815063542964765">
            <text:p>81,5%</text:p>
          </table:table-cell>
          <table:table-cell table:style-name="ce49" table:formula="of:=[.F51]-[.H51]" office:value-type="percentage" office:value="0.00323015244523694">
            <text:p>0,3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51]+0.5" office:value-type="float" office:value="21">
            <text:p>21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52]))" office:value-type="string" office:string-value="mcBond52 &#10;[8331]">
            <text:p>mcBond52 <text:line-break/>[8331]</text:p>
          </table:table-cell>
          <table:table-cell table:style-name="ce50" table:formula="of:=INFO.OBBA.OBBA.OBRUN(&quot;mcBond value &quot;&amp;ROW();[.D52];&quot;getValue&quot;;[$LIBORMarketModel.$M$26])" office:value-type="string" office:string-value="mcBond value 52 &#10;[8332]">
            <text:p>mcBond value 52 <text:line-break/>[8332]</text:p>
          </table:table-cell>
          <table:table-cell table:style-name="ce51" table:formula="of:=INFO.OBBA.OBBA.OBGET(INFO.OBBA.OBBA.OBSYNC([.E52];[.E$11:.E$511]))" office:value-type="percentage" office:value="0.814319806334908">
            <text:p>81,432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52])))" office:value-type="percentage" office:value="0.658418918596645">
            <text:p>65,8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52])))" office:value-type="percentage" office:value="0.811008500462453">
            <text:p>81,1%</text:p>
          </table:table-cell>
          <table:table-cell table:style-name="ce49" table:formula="of:=[.F52]-[.H52]" office:value-type="percentage" office:value="0.00331130587245432">
            <text:p>0,3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52]+0.5" office:value-type="float" office:value="21.5">
            <text:p>21,5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53]))" office:value-type="string" office:string-value="mcBond53 &#10;[8334]">
            <text:p>mcBond53 <text:line-break/>[8334]</text:p>
          </table:table-cell>
          <table:table-cell table:style-name="ce50" table:formula="of:=INFO.OBBA.OBBA.OBRUN(&quot;mcBond value &quot;&amp;ROW();[.D53];&quot;getValue&quot;;[$LIBORMarketModel.$M$26])" office:value-type="string" office:string-value="mcBond value 53 &#10;[8335]">
            <text:p>mcBond value 53 <text:line-break/>[8335]</text:p>
          </table:table-cell>
          <table:table-cell table:style-name="ce51" table:formula="of:=INFO.OBBA.OBBA.OBGET(INFO.OBBA.OBBA.OBSYNC([.E53];[.E$11:.E$511]))" office:value-type="percentage" office:value="0.809817426612396">
            <text:p>80,982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53])))" office:value-type="percentage" office:value="0.651899919402619">
            <text:p>65,2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53])))" office:value-type="percentage" office:value="0.806973632300949">
            <text:p>80,7%</text:p>
          </table:table-cell>
          <table:table-cell table:style-name="ce49" table:formula="of:=[.F53]-[.H53]" office:value-type="percentage" office:value="0.00284379431144666">
            <text:p>0,3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53]+0.5" office:value-type="float" office:value="22">
            <text:p>22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54]))" office:value-type="string" office:string-value="mcBond54 &#10;[8337]">
            <text:p>mcBond54 <text:line-break/>[8337]</text:p>
          </table:table-cell>
          <table:table-cell table:style-name="ce50" table:formula="of:=INFO.OBBA.OBBA.OBRUN(&quot;mcBond value &quot;&amp;ROW();[.D54];&quot;getValue&quot;;[$LIBORMarketModel.$M$26])" office:value-type="string" office:string-value="mcBond value 54 &#10;[8338]">
            <text:p>mcBond value 54 <text:line-break/>[8338]</text:p>
          </table:table-cell>
          <table:table-cell table:style-name="ce51" table:formula="of:=INFO.OBBA.OBBA.OBGET(INFO.OBBA.OBBA.OBSYNC([.E54];[.E$11:.E$511]))" office:value-type="percentage" office:value="0.805453111674577">
            <text:p>80,545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54])))" office:value-type="percentage" office:value="0.645445464755069">
            <text:p>64,5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54])))" office:value-type="percentage" office:value="0.802958838110397">
            <text:p>80,3%</text:p>
          </table:table-cell>
          <table:table-cell table:style-name="ce49" table:formula="of:=[.F54]-[.H54]" office:value-type="percentage" office:value="0.00249427356417986">
            <text:p>0,2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54]+0.5" office:value-type="float" office:value="22.5">
            <text:p>22,5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55]))" office:value-type="string" office:string-value="mcBond55 &#10;[8340]">
            <text:p>mcBond55 <text:line-break/>[8340]</text:p>
          </table:table-cell>
          <table:table-cell table:style-name="ce50" table:formula="of:=INFO.OBBA.OBBA.OBRUN(&quot;mcBond value &quot;&amp;ROW();[.D55];&quot;getValue&quot;;[$LIBORMarketModel.$M$26])" office:value-type="string" office:string-value="mcBond value 55 &#10;[8341]">
            <text:p>mcBond value 55 <text:line-break/>[8341]</text:p>
          </table:table-cell>
          <table:table-cell table:style-name="ce51" table:formula="of:=INFO.OBBA.OBBA.OBGET(INFO.OBBA.OBBA.OBSYNC([.E55];[.E$11:.E$511]))" office:value-type="percentage" office:value="0.801074660753526">
            <text:p>80,107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55])))" office:value-type="percentage" office:value="0.639054915599078">
            <text:p>63,9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55])))" office:value-type="percentage" office:value="0.798964018020296">
            <text:p>79,9%</text:p>
          </table:table-cell>
          <table:table-cell table:style-name="ce49" table:formula="of:=[.F55]-[.H55]" office:value-type="percentage" office:value="0.00211064273323058">
            <text:p>0,2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55]+0.5" office:value-type="float" office:value="23">
            <text:p>23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56]))" office:value-type="string" office:string-value="mcBond56 &#10;[8343]">
            <text:p>mcBond56 <text:line-break/>[8343]</text:p>
          </table:table-cell>
          <table:table-cell table:style-name="ce50" table:formula="of:=INFO.OBBA.OBBA.OBRUN(&quot;mcBond value &quot;&amp;ROW();[.D56];&quot;getValue&quot;;[$LIBORMarketModel.$M$26])" office:value-type="string" office:string-value="mcBond value 56 &#10;[8344]">
            <text:p>mcBond value 56 <text:line-break/>[8344]</text:p>
          </table:table-cell>
          <table:table-cell table:style-name="ce51" table:formula="of:=INFO.OBBA.OBBA.OBGET(INFO.OBBA.OBBA.OBSYNC([.E56];[.E$11:.E$511]))" office:value-type="percentage" office:value="0.796522911933691">
            <text:p>79,652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56])))" office:value-type="percentage" office:value="0.632727639207008">
            <text:p>63,3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56])))" office:value-type="percentage" office:value="0.794989072657011">
            <text:p>79,5%</text:p>
          </table:table-cell>
          <table:table-cell table:style-name="ce49" table:formula="of:=[.F56]-[.H56]" office:value-type="percentage" office:value="0.00153383927667983">
            <text:p>0,2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56]+0.5" office:value-type="float" office:value="23.5">
            <text:p>23,5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57]))" office:value-type="string" office:string-value="mcBond57 &#10;[8346]">
            <text:p>mcBond57 <text:line-break/>[8346]</text:p>
          </table:table-cell>
          <table:table-cell table:style-name="ce50" table:formula="of:=INFO.OBBA.OBBA.OBRUN(&quot;mcBond value &quot;&amp;ROW();[.D57];&quot;getValue&quot;;[$LIBORMarketModel.$M$26])" office:value-type="string" office:string-value="mcBond value 57 &#10;[8347]">
            <text:p>mcBond value 57 <text:line-break/>[8347]</text:p>
          </table:table-cell>
          <table:table-cell table:style-name="ce51" table:formula="of:=INFO.OBBA.OBBA.OBGET(INFO.OBBA.OBBA.OBSYNC([.E57];[.E$11:.E$511]))" office:value-type="percentage" office:value="0.792267122684824">
            <text:p>79,227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57])))" office:value-type="percentage" office:value="0.626463009115849">
            <text:p>62,6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57])))" office:value-type="percentage" office:value="0.791033903141305">
            <text:p>79,1%</text:p>
          </table:table-cell>
          <table:table-cell table:style-name="ce49" table:formula="of:=[.F57]-[.H57]" office:value-type="percentage" office:value="0.00123321954351951">
            <text:p>0,1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57]+0.5" office:value-type="float" office:value="24">
            <text:p>24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58]))" office:value-type="string" office:string-value="mcBond58 &#10;[8349]">
            <text:p>mcBond58 <text:line-break/>[8349]</text:p>
          </table:table-cell>
          <table:table-cell table:style-name="ce50" table:formula="of:=INFO.OBBA.OBBA.OBRUN(&quot;mcBond value &quot;&amp;ROW();[.D58];&quot;getValue&quot;;[$LIBORMarketModel.$M$26])" office:value-type="string" office:string-value="mcBond value 58 &#10;[8350]">
            <text:p>mcBond value 58 <text:line-break/>[8350]</text:p>
          </table:table-cell>
          <table:table-cell table:style-name="ce51" table:formula="of:=INFO.OBBA.OBBA.OBGET(INFO.OBBA.OBBA.OBSYNC([.E58];[.E$11:.E$511]))" office:value-type="percentage" office:value="0.788097246035891">
            <text:p>78,810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58])))" office:value-type="percentage" office:value="0.620260405065197">
            <text:p>62,0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58])))" office:value-type="percentage" office:value="0.787098411085876">
            <text:p>78,7%</text:p>
          </table:table-cell>
          <table:table-cell table:style-name="ce49" table:formula="of:=[.F58]-[.H58]" office:value-type="percentage" office:value="0.000998834950015071">
            <text:p>0,1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58]+0.5" office:value-type="float" office:value="24.5">
            <text:p>24,5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59]))" office:value-type="string" office:string-value="mcBond59 &#10;[8352]">
            <text:p>mcBond59 <text:line-break/>[8352]</text:p>
          </table:table-cell>
          <table:table-cell table:style-name="ce50" table:formula="of:=INFO.OBBA.OBBA.OBRUN(&quot;mcBond value &quot;&amp;ROW();[.D59];&quot;getValue&quot;;[$LIBORMarketModel.$M$26])" office:value-type="string" office:string-value="mcBond value 59 &#10;[8353]">
            <text:p>mcBond value 59 <text:line-break/>[8353]</text:p>
          </table:table-cell>
          <table:table-cell table:style-name="ce51" table:formula="of:=INFO.OBBA.OBBA.OBGET(INFO.OBBA.OBBA.OBSYNC([.E59];[.E$11:.E$511]))" office:value-type="percentage" office:value="0.78407642999999">
            <text:p>78,408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59])))" office:value-type="percentage" office:value="0.614119212935839">
            <text:p>61,4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59])))" office:value-type="percentage" office:value="0.783182498592912">
            <text:p>78,3%</text:p>
          </table:table-cell>
          <table:table-cell table:style-name="ce49" table:formula="of:=[.F59]-[.H59]" office:value-type="percentage" office:value="0.000893931407078719">
            <text:p>0,1%</text:p>
          </table:table-cell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32" table:formula="of:=[.B59]+0.5" office:value-type="float" office:value="25">
            <text:p>25</text:p>
          </table:table-cell>
          <table:table-cell table:style-name="ce49"/>
          <table:table-cell table:style-name="ce37" table:formula="of:=INFO.OBBA.OBBA.OBMAKE(&quot;mcBond&quot;&amp;ROW();obLibs&amp;&quot;net.finmath.montecarlo.interestrate.products.Bond&quot;;INFO.OBBA.OBBA.OBMAKE(&quot;&quot;;&quot;double&quot;;[.B60]))" office:value-type="string" office:string-value="mcBond60 &#10;[8355]">
            <text:p>mcBond60 <text:line-break/>[8355]</text:p>
          </table:table-cell>
          <table:table-cell table:style-name="ce50" table:formula="of:=INFO.OBBA.OBBA.OBRUN(&quot;mcBond value &quot;&amp;ROW();[.D60];&quot;getValue&quot;;[$LIBORMarketModel.$M$26])" office:value-type="string" office:string-value="mcBond value 60 &#10;[8356]">
            <text:p>mcBond value 60 <text:line-break/>[8356]</text:p>
          </table:table-cell>
          <table:table-cell table:style-name="ce51" table:formula="of:=INFO.OBBA.OBBA.OBGET(INFO.OBBA.OBBA.OBSYNC([.E60];[.E$11:.E$511]))" office:value-type="percentage" office:value="0.780032344629825">
            <text:p>78,003%</text:p>
          </table:table-cell>
          <table:table-cell table:style-name="ce52" table:formula="of:=INFO.OBBA.OBBA.OBGET(INFO.OBBA.OBBA.OBCALL(&quot;&quot;;INFO.OBBA.OBBA.OBMAKE(&quot;&quot;;&quot;net.finmath.marketdata.model.curves.DiscountCurveFromForwardCurve&quot;;['Rate Curve Data'.$E$10]);&quot;getDiscountFactor&quot;;INFO.OBBA.OBBA.OBMAKE(&quot;&quot;;&quot;double&quot;;[.B60])))" office:value-type="percentage" office:value="0.608038824688949">
            <text:p>60,8%</text:p>
          </table:table-cell>
          <table:table-cell table:style-name="ce52" table:formula="of:=INFO.OBBA.OBBA.OBGET(INFO.OBBA.OBBA.OBCALL(&quot;&quot;;['Rate Curve Data'.$B$10];&quot;getDiscountFactor&quot;;INFO.OBBA.OBBA.OBMAKE(&quot;&quot;;&quot;double&quot;;[.B60])))" office:value-type="percentage" office:value="0.779286068251654">
            <text:p>77,9%</text:p>
          </table:table-cell>
          <table:table-cell table:style-name="ce49" table:formula="of:=[.F60]-[.H60]" office:value-type="percentage" office:value="0.000746276378171595">
            <text:p>0,1%</text:p>
          </table:table-cell>
          <table:table-cell table:style-name="ce14" table:number-columns-repeated="249"/>
          <table:table-cell table:number-columns-repeated="766"/>
        </table:table-row>
        <table:table-row table:style-name="ro4" table:number-rows-repeated="65478">
          <table:table-cell table:style-name="ce14" table:number-columns-repeated="3"/>
          <table:table-cell table:style-name="ce37" table:number-columns-repeated="3"/>
          <table:table-cell table:style-name="ce14" table:number-columns-repeated="252"/>
          <table:table-cell table:number-columns-repeated="766"/>
        </table:table-row>
        <table:table-row table:style-name="ro4" table:number-rows-repeated="98303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ingle Swaption" table:style-name="ta4" table:print="false">
        <office:forms form:automatic-focus="false" form:apply-design-mode="false"/>
        <table:table-column table:style-name="co5" table:default-cell-style-name="ce53"/>
        <table:table-column table:style-name="co6" table:number-columns-repeated="1023" table:default-cell-style-name="ce53"/>
        <table:table-row table:style-name="ro7">
          <table:table-cell table:style-name="ce14" table:number-columns-repeated="257"/>
          <table:table-cell table:number-columns-repeated="767"/>
        </table:table-row>
        <table:table-row table:style-name="ro5">
          <table:table-cell table:style-name="ce16"/>
          <table:table-cell table:style-name="ce16" office:value-type="string">
            <text:p>LIBOR Market Model Swaption Valuation</text:p>
          </table:table-cell>
          <table:table-cell table:style-name="ce16" table:number-columns-repeated="255"/>
          <table:table-cell table:style-name="ce66" table:number-columns-repeated="767"/>
        </table:table-row>
        <table:table-row table:style-name="ro7">
          <table:table-cell table:style-name="ce14"/>
          <table:table-cell table:style-name="ce44"/>
          <table:table-cell table:style-name="ce14" table:number-columns-repeated="255"/>
          <table:table-cell table:number-columns-repeated="767"/>
        </table:table-row>
        <table:table-row table:style-name="ro7">
          <table:table-cell table:style-name="ce14"/>
          <table:table-cell table:style-name="ce54"/>
          <table:table-cell table:style-name="ce14" table:number-columns-repeated="255"/>
          <table:table-cell table:number-columns-repeated="767"/>
        </table:table-row>
        <table:table-row table:style-name="ro7">
          <table:table-cell table:style-name="ce14" table:number-columns-repeated="257"/>
          <table:table-cell table:number-columns-repeated="767"/>
        </table:table-row>
        <table:table-row table:style-name="ro7">
          <table:table-cell table:style-name="ce14"/>
          <table:table-cell table:style-name="ce19" office:value-type="string">
            <text:p>Swap Tenor</text:p>
          </table:table-cell>
          <table:table-cell table:style-name="ce19"/>
          <table:table-cell table:style-name="ce14"/>
          <table:table-cell table:style-name="ce19" office:value-type="string">
            <text:p>Swaption</text:p>
          </table:table-cell>
          <table:table-cell table:style-name="ce19"/>
          <table:table-cell table:style-name="ce14"/>
          <table:table-cell table:style-name="ce19" office:value-type="string">
            <text:p>Swaption with flexible Payment Schedule</text:p>
          </table:table-cell>
          <table:table-cell table:style-name="ce19"/>
          <table:table-cell table:style-name="ce14"/>
          <table:table-cell table:style-name="ce19" office:value-type="string">
            <text:p>Swaption payment schedule</text:p>
          </table:table-cell>
          <table:table-cell table:style-name="ce19" table:number-columns-repeated="3"/>
          <table:table-cell table:style-name="ce14" table:number-columns-repeated="243"/>
          <table:table-cell table:number-columns-repeated="767"/>
        </table:table-row>
        <table:table-row table:style-name="ro7">
          <table:table-cell table:style-name="ce14"/>
          <table:table-cell table:style-name="ce55" table:number-columns-repeated="2"/>
          <table:table-cell table:style-name="ce14" table:number-columns-repeated="254"/>
          <table:table-cell table:number-columns-repeated="767"/>
        </table:table-row>
        <table:table-row table:style-name="ro8">
          <table:table-cell table:style-name="ce14"/>
          <table:table-cell table:style-name="ce20" office:value-type="string">
            <text:p>Parameters:</text:p>
          </table:table-cell>
          <table:table-cell table:style-name="ce20"/>
          <table:table-cell table:style-name="ce14"/>
          <table:table-cell table:style-name="ce20" office:value-type="string">
            <text:p>Parameters:</text:p>
          </table:table-cell>
          <table:table-cell table:style-name="ce20"/>
          <table:table-cell table:style-name="ce14"/>
          <table:table-cell table:style-name="ce20" office:value-type="string">
            <text:p>Parameters:</text:p>
          </table:table-cell>
          <table:table-cell table:style-name="ce20"/>
          <table:table-cell table:style-name="ce14"/>
          <table:table-cell table:style-name="ce64" table:formula="of:=INFO.OBBA.OBBA.OBMAKE(&quot;fixingDates&quot;;&quot;double[]&quot;;[.K9:.K11])" office:value-type="string" office:string-value="fixingDates &#10;[8360]">
            <text:p>fixingDates </text:p>
            <text:p>[8360]</text:p>
          </table:table-cell>
          <table:table-cell table:style-name="ce64" table:formula="of:=INFO.OBBA.OBBA.OBMAKE(&quot;paymentDates&quot;;&quot;double[]&quot;;[.L9:.L11])" office:value-type="string" office:string-value="paymentDates &#10;[8359]">
            <text:p>paymentDates </text:p>
            <text:p>[8359]</text:p>
          </table:table-cell>
          <table:table-cell table:style-name="ce64" table:formula="of:=INFO.OBBA.OBBA.OBMAKE(&quot;periodLength&quot;;&quot;double[]&quot;;[.M9:.M11])" office:value-type="string" office:string-value="periodLength &#10;[8358]">
            <text:p>periodLength </text:p>
            <text:p>[8358]</text:p>
          </table:table-cell>
          <table:table-cell table:style-name="ce64" table:formula="of:=INFO.OBBA.OBBA.OBMAKE(&quot;swapRates&quot;;&quot;double[]&quot;;[.N9:.N11])" office:value-type="string" office:string-value="swapRates &#10;[8357]">
            <text:p>swapRates </text:p>
            <text:p>[8357]</text:p>
          </table:table-cell>
          <table:table-cell table:style-name="ce14" table:number-columns-repeated="243"/>
          <table:table-cell table:number-columns-repeated="767"/>
        </table:table-row>
        <table:table-row table:style-name="ro8">
          <table:table-cell table:style-name="ce14"/>
          <table:table-cell table:style-name="ce56" table:formula="of:=INFO.OBBA.OBBA.OBMAKE(&quot;swap start&quot;;&quot;double&quot;;[.C9])" office:value-type="string" office:string-value="swap start &#10;[8365]">
            <text:p>swap start </text:p>
            <text:p>[8365]</text:p>
          </table:table-cell>
          <table:table-cell table:style-name="ce32" office:value-type="float" office:value="2">
            <text:p>2</text:p>
          </table:table-cell>
          <table:table-cell table:style-name="ce14"/>
          <table:table-cell table:style-name="ce58" table:formula="of:=INFO.OBBA.OBBA.OBMAKE(&quot;option maturity&quot;;&quot;double&quot;;[.F9])" office:value-type="string" office:string-value="option maturity &#10;[8371]">
            <text:p>option maturity </text:p>
            <text:p>[8371]</text:p>
          </table:table-cell>
          <table:table-cell table:style-name="ce32" table:formula="of:=[.C9]" office:value-type="float" office:value="2">
            <text:p>2</text:p>
          </table:table-cell>
          <table:table-cell table:style-name="ce14"/>
          <table:table-cell table:style-name="ce56" table:formula="of:=INFO.OBBA.OBBA.OBMAKE(&quot;exerciseDate&quot;;&quot;double&quot;;[.I9])" office:value-type="string" office:string-value="exerciseDate &#10;[8361]">
            <text:p>exerciseDate </text:p>
            <text:p>[8361]</text:p>
          </table:table-cell>
          <table:table-cell table:style-name="ce32" office:value-type="float" office:value="2">
            <text:p>2</text:p>
          </table:table-cell>
          <table:table-cell table:style-name="ce14"/>
          <table:table-cell table:style-name="ce32" office:value-type="float" office:value="2">
            <text:p>2</text:p>
          </table:table-cell>
          <table:table-cell table:style-name="ce32" office:value-type="float" office:value="2.5">
            <text:p>2,5</text:p>
          </table:table-cell>
          <table:table-cell table:style-name="ce32" office:value-type="float" office:value="0.5">
            <text:p>0,5</text:p>
          </table:table-cell>
          <table:table-cell table:style-name="ce65" office:value-type="percentage" office:value="0.02">
            <text:p>2%</text:p>
          </table:table-cell>
          <table:table-cell table:style-name="ce14" table:number-columns-repeated="243"/>
          <table:table-cell table:number-columns-repeated="767"/>
        </table:table-row>
        <table:table-row table:style-name="ro8">
          <table:table-cell table:style-name="ce14"/>
          <table:table-cell table:style-name="ce56" table:formula="of:=INFO.OBBA.OBBA.OBMAKE(&quot;swap end&quot;;&quot;double&quot;;[.C10])" office:value-type="string" office:string-value="swap end &#10;[8366]">
            <text:p>swap end </text:p>
            <text:p>[8366]</text:p>
          </table:table-cell>
          <table:table-cell table:style-name="ce32" office:value-type="float" office:value="3.5">
            <text:p>3,5</text:p>
          </table:table-cell>
          <table:table-cell table:style-name="ce14"/>
          <table:table-cell table:style-name="ce58" table:formula="of:=INFO.OBBA.OBBA.OBMAKE(&quot;option strike&quot;;&quot;double&quot;;[.F10])" office:value-type="string" office:string-value="option strike &#10;[8364]">
            <text:p>option strike </text:p>
            <text:p>[8364]</text:p>
          </table:table-cell>
          <table:table-cell table:style-name="ce49" office:value-type="percentage" office:value="0.02">
            <text:p>2,0%</text:p>
          </table:table-cell>
          <table:table-cell table:style-name="ce14" table:number-columns-repeated="4"/>
          <table:table-cell table:style-name="ce32" office:value-type="float" office:value="2.5">
            <text:p>2,5</text:p>
          </table:table-cell>
          <table:table-cell table:style-name="ce32" office:value-type="float" office:value="3">
            <text:p>3</text:p>
          </table:table-cell>
          <table:table-cell table:style-name="ce32" office:value-type="float" office:value="0.5">
            <text:p>0,5</text:p>
          </table:table-cell>
          <table:table-cell table:style-name="ce65" office:value-type="percentage" office:value="0.02">
            <text:p>2%</text:p>
          </table:table-cell>
          <table:table-cell table:style-name="ce14" table:number-columns-repeated="243"/>
          <table:table-cell table:number-columns-repeated="767"/>
        </table:table-row>
        <table:table-row table:style-name="ro8">
          <table:table-cell table:style-name="ce14"/>
          <table:table-cell table:style-name="ce56" table:formula="of:=INFO.OBBA.OBBA.OBMAKE(&quot;swap period length&quot;;&quot;double&quot;;[.C11])" office:value-type="string" office:string-value="swap period length &#10;[8367]">
            <text:p>swap period length </text:p>
            <text:p>[8367]</text:p>
          </table:table-cell>
          <table:table-cell table:style-name="ce32" office:value-type="float" office:value="0.5">
            <text:p>0,5</text:p>
          </table:table-cell>
          <table:table-cell table:style-name="ce14" table:number-columns-repeated="4"/>
          <table:table-cell table:style-name="ce46" office:value-type="string">
            <text:p>payment schedule</text:p>
          </table:table-cell>
          <table:table-cell table:style-name="ce32" office:value-type="string">
            <text:p>(see right)</text:p>
          </table:table-cell>
          <table:table-cell table:style-name="ce14"/>
          <table:table-cell table:style-name="ce32" office:value-type="float" office:value="3">
            <text:p>3</text:p>
          </table:table-cell>
          <table:table-cell table:style-name="ce32" office:value-type="float" office:value="3.5">
            <text:p>3,5</text:p>
          </table:table-cell>
          <table:table-cell table:style-name="ce32" office:value-type="float" office:value="0.5">
            <text:p>0,5</text:p>
          </table:table-cell>
          <table:table-cell table:style-name="ce65" office:value-type="percentage" office:value="0.02">
            <text:p>2%</text:p>
          </table:table-cell>
          <table:table-cell table:style-name="ce14" table:number-columns-repeated="243"/>
          <table:table-cell table:number-columns-repeated="767"/>
        </table:table-row>
        <table:table-row table:style-name="ro8">
          <table:table-cell table:style-name="ce14"/>
          <table:table-cell table:style-name="ce56" table:formula="of:=INFO.OBBA.OBBA.OBCALL(&quot;short period&quot;;obLibs&amp;&quot;net.finmath.time.TimeDiscretization$ShortPeriodLocation&quot;;&quot;valueOf&quot;;INFO.OBBA.OBBA.OBMAKE(&quot;&quot;;&quot;String&quot;;[.C12]))" office:value-type="string" office:string-value="short period &#10;[8369]">
            <text:p>short period </text:p>
            <text:p>[8369]</text:p>
          </table:table-cell>
          <table:table-cell table:style-name="ce14" office:value-type="string">
            <text:p>SHORT_PERIOD_AT_START</text:p>
          </table:table-cell>
          <table:table-cell table:style-name="ce14" table:number-columns-repeated="254"/>
          <table:table-cell table:number-columns-repeated="767"/>
        </table:table-row>
        <table:table-row table:style-name="ro8">
          <table:table-cell table:style-name="ce14"/>
          <table:table-cell table:style-name="ce56"/>
          <table:table-cell table:style-name="ce14" table:number-columns-repeated="255"/>
          <table:table-cell table:number-columns-repeated="767"/>
        </table:table-row>
        <table:table-row table:style-name="ro7"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14"/>
          <table:table-cell table:style-name="ce20" office:value-type="string">
            <text:p>Object:</text:p>
          </table:table-cell>
          <table:table-cell table:style-name="ce20"/>
          <table:table-cell table:style-name="ce14" table:number-columns-repeated="248"/>
          <table:table-cell table:number-columns-repeated="767"/>
        </table:table-row>
        <table:table-row table:style-name="ro9">
          <table:table-cell table:style-name="ce14"/>
          <table:table-cell table:style-name="ce32" table:formula="of:=INFO.OBBA.OBBA.OBMAKE(&quot;swap tenor&quot;;obLibs&amp;&quot;net.finmath.time.TimeDiscretization&quot;;[.B9:.B12])" office:value-type="string" office:string-value="swap tenor &#10;[8370]">
            <text:p>swap tenor </text:p>
            <text:p>[8370]</text:p>
          </table:table-cell>
          <table:table-cell table:style-name="ce14" table:number-columns-repeated="2"/>
          <table:table-cell table:style-name="ce14" table:formula="of:=INFO.OBBA.OBBA.OBMAKE(&quot;mcSwaption&quot;;&quot;net.finmath.montecarlo.interestrate.products.Swaption&quot;;[.E9];[.B15];[.E10])" office:value-type="string" office:string-value="mcSwaption &#10;[8372]">
            <text:p>mcSwaption </text:p>
            <text:p>[8372]</text:p>
          </table:table-cell>
          <table:table-cell table:style-name="ce14" table:number-columns-repeated="2"/>
          <table:table-cell table:style-name="ce14" table:formula="of:=INFO.OBBA.OBBA.OBMAKE(&quot;mcSwaption2&quot;;&quot;net.finmath.montecarlo.interestrate.products.Swaption&quot;;[.H9];[.K8:.N8])" office:value-type="string" office:string-value="mcSwaption2 &#10;[8362]">
            <text:p>mcSwaption2 </text:p>
            <text:p>[8362]</text:p>
          </table:table-cell>
          <table:table-cell table:style-name="ce14" table:number-columns-repeated="249"/>
          <table:table-cell table:number-columns-repeated="767"/>
        </table:table-row>
        <table:table-row table:style-name="ro7">
          <table:table-cell table:style-name="ce14" table:number-columns-repeated="257"/>
          <table:table-cell table:number-columns-repeated="767"/>
        </table:table-row>
        <table:table-row table:style-name="ro7">
          <table:table-cell table:style-name="ce14"/>
          <table:table-cell table:style-name="ce57" office:value-type="string">
            <text:p>Result</text:p>
          </table:table-cell>
          <table:table-cell table:style-name="ce57"/>
          <table:table-cell table:style-name="ce14"/>
          <table:table-cell table:style-name="ce57" office:value-type="string">
            <text:p>Result</text:p>
          </table:table-cell>
          <table:table-cell table:style-name="ce57"/>
          <table:table-cell table:style-name="ce14"/>
          <table:table-cell table:style-name="ce57" office:value-type="string">
            <text:p>Result</text:p>
          </table:table-cell>
          <table:table-cell table:style-name="ce57"/>
          <table:table-cell table:style-name="ce14" table:number-columns-repeated="248"/>
          <table:table-cell table:number-columns-repeated="767"/>
        </table:table-row>
        <table:table-row table:style-name="ro7">
          <table:table-cell table:style-name="ce14" table:number-columns-repeated="257"/>
          <table:table-cell table:number-columns-repeated="767"/>
        </table:table-row>
        <table:table-row table:style-name="ro8">
          <table:table-cell table:style-name="ce14"/>
          <table:table-cell table:style-name="ce56" table:formula="of:=INFO.OBBA.OBBA.OBMAKE(&quot;forward swaprate&quot;;&quot;double&quot;;[.C19])" office:value-type="float" office:value="0">
            <text:p>#REF!</text:p>
          </table:table-cell>
          <table:table-cell table:style-name="ce52" table:formula="of:=INFO.OBBA.OBBA.OBGET(INFO.OBBA.OBBA.OBCALL(&quot;&quot;;&quot;net.finmath.marketdata.products.Swap&quot;;&quot;getForwardSwapRate&quot;;[.B15];[.B15];#REF!))" office:value-type="percentage" office:value="0">
            <text:p>#REF!</text:p>
          </table:table-cell>
          <table:table-cell table:style-name="ce14"/>
          <table:table-cell table:style-name="ce46" office:value-type="string">
            <text:p>Value(LMM):</text:p>
          </table:table-cell>
          <table:table-cell table:style-name="ce59" table:formula="of:=INFO.OBBA.OBBA.OBGET(INFO.OBBA.OBBA.OBCALL(&quot;&quot;;[.E15];&quot;getValue&quot;;[$LIBORMarketModel.M26]))" office:value-type="percentage" office:value="0.0118928837351835">
            <text:p>1,189%</text:p>
          </table:table-cell>
          <table:table-cell table:style-name="ce14"/>
          <table:table-cell table:style-name="ce46" office:value-type="string">
            <text:p>Value(LMM):</text:p>
          </table:table-cell>
          <table:table-cell table:style-name="ce59" table:formula="of:=INFO.OBBA.OBBA.OBGET(INFO.OBBA.OBBA.OBCALL(&quot;&quot;;[.H15];&quot;getValue&quot;;[$LIBORMarketModel.$M$26]))" office:value-type="percentage" office:value="0.0118928837351835">
            <text:p>1,189%</text:p>
          </table:table-cell>
          <table:table-cell table:style-name="ce14" table:number-columns-repeated="248"/>
          <table:table-cell table:number-columns-repeated="767"/>
        </table:table-row>
        <table:table-row table:style-name="ro8">
          <table:table-cell table:style-name="ce14"/>
          <table:table-cell table:style-name="ce56" table:formula="of:=INFO.OBBA.OBBA.OBMAKE(&quot;swap annuity&quot;;&quot;double&quot;;[.C20])" office:value-type="float" office:value="0">
            <text:p>#REF!</text:p>
          </table:table-cell>
          <table:table-cell table:style-name="ce52" table:formula="of:=INFO.OBBA.OBBA.OBGET(INFO.OBBA.OBBA.OBCALL(&quot;&quot;;&quot;net.finmath.marketdata.products.SwapAnnuity&quot;;&quot;getSwapAnnuity&quot;;[.B15];#REF!))" office:value-type="percentage" office:value="0">
            <text:p>#REF!</text:p>
          </table:table-cell>
          <table:table-cell table:style-name="ce14"/>
          <table:table-cell table:style-name="ce46" office:value-type="string">
            <text:p>Implied Volatility:</text:p>
          </table:table-cell>
          <table:table-cell table:style-name="ce60" table:formula="of:=INFO.OBBA.OBBA.OBGET(INFO.OBBA.OBBA.OBCALL(&quot;swaptionValue&quot;;obLibs&amp;&quot;net.finmath.functions.AnalyticFormulas&quot;;&quot;blackScholesOptionImpliedVolatility&quot;;[.B19];[.E9:.E10];[.B20];INFO.OBBA.OBBA.OBMAKE(&quot;&quot;;&quot;double&quot;;[.F19])))" office:value-type="percentage" office:value="0">
            <text:p>#REF!</text:p>
          </table:table-cell>
          <table:table-cell table:style-name="ce14" table:number-columns-repeated="251"/>
          <table:table-cell table:number-columns-repeated="767"/>
        </table:table-row>
        <table:table-row table:style-name="ro7">
          <table:table-cell table:style-name="ce14" table:number-columns-repeated="5"/>
          <table:table-cell table:style-name="ce14" table:formula="of:=INFO.OBBA.OBBA.OBGET(INFO.OBBA.OBBA.OBCALL(&quot;&quot;;[.E15];&quot;getValues&quot;;[$LIBORMarketModel.M26]))" office:value-type="float" office:value="0">
            <text:p>#VALUE!</text:p>
          </table:table-cell>
          <table:table-cell table:style-name="ce14" table:number-columns-repeated="251"/>
          <table:table-cell table:number-columns-repeated="767"/>
        </table:table-row>
        <table:table-row table:style-name="ro8">
          <table:table-cell table:style-name="ce14" table:number-columns-repeated="257"/>
          <table:table-cell table:number-columns-repeated="767"/>
        </table:table-row>
        <table:table-row table:style-name="ro8">
          <table:table-cell table:style-name="ce14" table:number-columns-repeated="7"/>
          <table:table-cell table:style-name="ce46"/>
          <table:table-cell table:style-name="ce60"/>
          <table:table-cell table:style-name="ce14" table:number-columns-repeated="248"/>
          <table:table-cell table:number-columns-repeated="767"/>
        </table:table-row>
        <table:table-row table:style-name="ro7">
          <table:table-cell table:style-name="ce14"/>
          <table:table-cell table:style-name="ce46"/>
          <table:table-cell table:style-name="ce14" table:number-columns-repeated="7"/>
          <table:table-cell table:style-name="ce63"/>
          <table:table-cell table:style-name="ce14" table:number-columns-repeated="247"/>
          <table:table-cell table:number-columns-repeated="767"/>
        </table:table-row>
        <table:table-row table:style-name="ro7">
          <table:table-cell table:style-name="ce14" table:number-columns-repeated="257"/>
          <table:table-cell table:number-columns-repeated="767"/>
        </table:table-row>
        <table:table-row table:style-name="ro7">
          <table:table-cell table:style-name="ce14" table:number-columns-repeated="4"/>
          <table:table-cell table:style-name="ce19" office:value-type="string">
            <text:p>Corresponding Swaption (under Black-Scholes):</text:p>
          </table:table-cell>
          <table:table-cell table:style-name="ce19"/>
          <table:table-cell table:style-name="ce14" table:number-columns-repeated="251"/>
          <table:table-cell table:number-columns-repeated="767"/>
        </table:table-row>
        <table:table-row table:style-name="ro7">
          <table:table-cell table:style-name="ce14" table:number-columns-repeated="257"/>
          <table:table-cell table:number-columns-repeated="767"/>
        </table:table-row>
        <table:table-row table:style-name="ro7">
          <table:table-cell table:style-name="ce14" table:number-columns-repeated="4"/>
          <table:table-cell table:style-name="ce20" office:value-type="string">
            <text:p>Parameters:</text:p>
          </table:table-cell>
          <table:table-cell table:style-name="ce20"/>
          <table:table-cell table:style-name="ce14" table:number-columns-repeated="251"/>
          <table:table-cell table:number-columns-repeated="767"/>
        </table:table-row>
        <table:table-row table:style-name="ro8">
          <table:table-cell table:style-name="ce14" table:number-columns-repeated="4"/>
          <table:table-cell table:style-name="ce56" table:formula="of:=INFO.OBBA.OBBA.OBMAKE(&quot;volatility&quot;;&quot;double&quot;;[.F29])" office:value-type="string" office:string-value="volatility &#10;[8375]">
            <text:p>volatility </text:p>
            <text:p>[8375]</text:p>
          </table:table-cell>
          <table:table-cell table:style-name="ce61" office:value-type="percentage" office:value="0.75">
            <text:p>75,0%</text:p>
          </table:table-cell>
          <table:table-cell table:style-name="ce14" table:number-columns-repeated="251"/>
          <table:table-cell table:number-columns-repeated="767"/>
        </table:table-row>
        <table:table-row table:style-name="ro7">
          <table:table-cell table:style-name="ce14" table:number-columns-repeated="257"/>
          <table:table-cell table:number-columns-repeated="767"/>
        </table:table-row>
        <table:table-row table:style-name="ro7">
          <table:table-cell table:style-name="ce14" table:number-columns-repeated="4"/>
          <table:table-cell table:style-name="ce57" office:value-type="string">
            <text:p>Result</text:p>
          </table:table-cell>
          <table:table-cell table:style-name="ce57"/>
          <table:table-cell table:style-name="ce14" table:number-columns-repeated="251"/>
          <table:table-cell table:number-columns-repeated="767"/>
        </table:table-row>
        <table:table-row table:style-name="ro7">
          <table:table-cell table:style-name="ce14" table:number-columns-repeated="257"/>
          <table:table-cell table:number-columns-repeated="767"/>
        </table:table-row>
        <table:table-row table:style-name="ro7">
          <table:table-cell table:style-name="ce14" table:number-columns-repeated="4"/>
          <table:table-cell table:style-name="ce46" office:value-type="string">
            <text:p>Value(Black-Scholes):</text:p>
          </table:table-cell>
          <table:table-cell table:style-name="ce62" table:formula="of:=INFO.OBBA.OBBA.OBGET(INFO.OBBA.OBBA.OBCALL(&quot;swaptionValue&quot;;obLibs&amp;&quot;net.finmath.functions.AnalyticFormulas&quot;;&quot;blackModelSwaptionValue&quot;;[.B19];[.E29];[.E9:.E10];[.B20]))" office:value-type="percentage" office:value="0">
            <text:p>#REF!</text:p>
          </table:table-cell>
          <table:table-cell table:style-name="ce14" table:number-columns-repeated="251"/>
          <table:table-cell table:number-columns-repeated="767"/>
        </table:table-row>
        <table:table-row table:style-name="ro7" table:number-rows-repeated="65503">
          <table:table-cell table:style-name="ce14" table:number-columns-repeated="257"/>
          <table:table-cell table:number-columns-repeated="767"/>
        </table:table-row>
        <table:table-row table:style-name="ro7" table:number-rows-repeated="98303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waptions" table:style-name="ta5" table:print="false">
        <office:forms form:automatic-focus="false" form:apply-design-mode="false"/>
        <table:shapes>
          <draw:frame draw:z-index="1" draw:style-name="gr1" svg:width="15.999cm" svg:height="8.999cm" svg:x="16.343cm" svg:y="6.957cm">
            <draw:object draw:notify-on-update-of-ranges="Swaptions.M9:Swaptions.M9 Swaptions.M11:Swaptions.M49 Swaptions.O9:Swaptions.O9 Swaptions.O11:Swaptions.O49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5" table:default-cell-style-name="ce36"/>
        <table:table-column table:style-name="co6" table:number-columns-repeated="4" table:default-cell-style-name="ce36"/>
        <table:table-column table:style-name="co9" table:default-cell-style-name="ce36"/>
        <table:table-column table:style-name="co6" table:number-columns-repeated="252" table:default-cell-style-name="ce36"/>
        <table:table-column table:style-name="co8" table:number-columns-repeated="766" table:default-cell-style-name="ce36"/>
        <table:table-row table:style-name="ro4">
          <table:table-cell table:style-name="ce14" table:number-columns-repeated="7"/>
          <table:table-cell table:style-name="ce37" table:number-columns-repeated="3"/>
          <table:table-cell table:style-name="ce14" table:number-columns-repeated="248"/>
          <table:table-cell table:number-columns-repeated="766"/>
        </table:table-row>
        <table:table-row table:style-name="ro4">
          <table:table-cell table:style-name="ce14"/>
          <table:table-cell table:style-name="ce16" office:value-type="string">
            <text:p>LIBOR Market Model Swaption Valuation</text:p>
          </table:table-cell>
          <table:table-cell table:style-name="ce14" table:number-columns-repeated="5"/>
          <table:table-cell table:style-name="ce37" table:number-columns-repeated="3"/>
          <table:table-cell table:style-name="ce14" table:number-columns-repeated="248"/>
          <table:table-cell table:number-columns-repeated="766"/>
        </table:table-row>
        <table:table-row table:style-name="ro4">
          <table:table-cell table:style-name="ce14"/>
          <table:table-cell table:style-name="ce44"/>
          <table:table-cell table:style-name="ce14" table:number-columns-repeated="5"/>
          <table:table-cell table:style-name="ce37" table:number-columns-repeated="3"/>
          <table:table-cell table:style-name="ce14" table:number-columns-repeated="248"/>
          <table:table-cell table:number-columns-repeated="766"/>
        </table:table-row>
        <table:table-row table:style-name="ro4">
          <table:table-cell table:style-name="ce14" table:number-columns-repeated="7"/>
          <table:table-cell table:style-name="ce37" table:number-columns-repeated="3"/>
          <table:table-cell table:style-name="ce14" table:number-columns-repeated="248"/>
          <table:table-cell table:number-columns-repeated="766"/>
        </table:table-row>
        <table:table-row table:style-name="ro4">
          <table:table-cell table:style-name="ce14"/>
          <table:table-cell table:style-name="ce19" office:value-type="string">
            <text:p>Common Settings</text:p>
          </table:table-cell>
          <table:table-cell table:style-name="ce19"/>
          <table:table-cell table:style-name="ce14" table:number-columns-repeated="3"/>
          <table:table-cell table:style-name="ce45" office:value-type="string">
            <text:p>Swaption calibration error (vol)</text:p>
          </table:table-cell>
          <table:table-cell table:style-name="ce45"/>
          <table:table-cell table:style-name="ce37" table:number-columns-repeated="2"/>
          <table:table-cell table:style-name="ce14" table:number-columns-repeated="248"/>
          <table:table-cell table:number-columns-repeated="766"/>
        </table:table-row>
        <table:table-row table:style-name="ro4">
          <table:table-cell table:style-name="ce14"/>
          <table:table-cell table:style-name="ce37" table:formula="of:=INFO.OBBA.OBBA.OBCALL(&quot;short period*&quot;;obLibs&amp;&quot;net.finmath.time.TimeDiscretization$ShortPeriodLocation&quot;;&quot;valueOf&quot;;INFO.OBBA.OBBA.OBMAKE(&quot;&quot;;&quot;String&quot;;[.C6]))" office:value-type="string" office:string-value="short period* &#10;[8389]">
            <text:p>short period* </text:p>
            <text:p>[8389]</text:p>
          </table:table-cell>
          <table:table-cell table:style-name="ce37" office:value-type="string">
            <text:p>SHORT_PERIOD_AT_START</text:p>
          </table:table-cell>
          <table:table-cell table:style-name="ce14" table:number-columns-repeated="3"/>
          <table:table-cell table:style-name="ce46" office:value-type="string">
            <text:p>Mean (vol):</text:p>
          </table:table-cell>
          <table:table-cell table:style-name="ce69" table:formula="of:=AVERAGE([.P11:.P49])" office:value-type="percentage" office:value="0.00542428685638408">
            <text:p>0,54%</text:p>
          </table:table-cell>
          <table:table-cell table:style-name="ce37"/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14" office:value-type="string">
            <text:p>atm offset</text:p>
          </table:table-cell>
          <table:table-cell table:style-name="ce67" office:value-type="percentage" office:value="0">
            <text:p>0%</text:p>
          </table:table-cell>
          <table:table-cell table:style-name="ce14" table:number-columns-repeated="3"/>
          <table:table-cell table:style-name="ce46" office:value-type="string">
            <text:p>Standard deviation (vol):</text:p>
          </table:table-cell>
          <table:table-cell table:style-name="ce70" table:formula="of:=STDEV([.P11:.P49])" office:value-type="percentage" office:value="0.0253717744217593">
            <text:p>2,54%</text:p>
          </table:table-cell>
          <table:table-cell table:style-name="ce37"/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/>
          <table:table-cell table:style-name="ce14" office:value-type="string">
            <text:p>swap length</text:p>
          </table:table-cell>
          <table:table-cell table:style-name="ce37" office:value-type="float" office:value="10">
            <text:p>10</text:p>
          </table:table-cell>
          <table:table-cell table:style-name="ce14" table:number-columns-repeated="3"/>
          <table:table-cell table:style-name="ce37" table:number-columns-repeated="3"/>
          <table:table-cell table:style-name="ce14" table:number-columns-repeated="249"/>
          <table:table-cell table:number-columns-repeated="766"/>
        </table:table-row>
        <table:table-row table:style-name="ro4">
          <table:table-cell table:style-name="ce14" table:number-columns-repeated="2"/>
          <table:table-cell table:style-name="ce68"/>
          <table:table-cell table:style-name="ce14" table:number-columns-repeated="3"/>
          <table:table-cell table:style-name="ce37" table:number-columns-repeated="3"/>
          <table:table-cell table:style-name="ce14" table:number-columns-repeated="3"/>
          <table:table-cell table:style-name="ce32" office:value-type="string">
            <text:p>model</text:p>
          </table:table-cell>
          <table:table-cell table:style-name="ce14"/>
          <table:table-cell table:style-name="ce32" office:value-type="string">
            <text:p>market data</text:p>
          </table:table-cell>
          <table:table-cell table:style-name="ce14" table:number-columns-repeated="243"/>
          <table:table-cell table:number-columns-repeated="766"/>
        </table:table-row>
        <table:table-row table:style-name="ro4">
          <table:table-cell table:style-name="ce14"/>
          <table:table-cell table:style-name="ce47" office:value-type="string">
            <text:p>swap start</text:p>
          </table:table-cell>
          <table:table-cell table:style-name="ce47" office:value-type="string">
            <text:p>swap end</text:p>
          </table:table-cell>
          <table:table-cell table:style-name="ce47" office:value-type="string">
            <text:p>swap period</text:p>
          </table:table-cell>
          <table:table-cell table:style-name="ce47" office:value-type="string">
            <text:p>swap rate</text:p>
          </table:table-cell>
          <table:table-cell table:style-name="ce32"/>
          <table:table-cell table:style-name="ce45" office:value-type="string">
            <text:p>objects</text:p>
          </table:table-cell>
          <table:table-cell table:style-name="ce45" table:number-columns-repeated="2"/>
          <table:table-cell table:style-name="ce47" office:value-type="string">
            <text:p>price</text:p>
          </table:table-cell>
          <table:table-cell table:style-name="ce47" office:value-type="string">
            <text:p>par swap rate</text:p>
          </table:table-cell>
          <table:table-cell table:style-name="ce47" office:value-type="string">
            <text:p>swap annuity</text:p>
          </table:table-cell>
          <table:table-cell table:style-name="ce47" office:value-type="string">
            <text:p>implied vol</text:p>
          </table:table-cell>
          <table:table-cell table:style-name="ce14"/>
          <table:table-cell table:style-name="ce47" office:value-type="string">
            <text:p>implied vol</text:p>
          </table:table-cell>
          <table:table-cell table:style-name="ce47" office:value-type="string">
            <text:p>swap length</text:p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office:value-type="float" office:value="0.5">
            <text:p>0,5</text:p>
          </table:table-cell>
          <table:table-cell table:style-name="ce32" table:formula="of:=[.B11]+[.$C$8]" office:value-type="float" office:value="10.5">
            <text:p>10,5</text:p>
          </table:table-cell>
          <table:table-cell table:style-name="ce32" office:value-type="float" office:value="0.5">
            <text:p>0,5</text:p>
          </table:table-cell>
          <table:table-cell table:style-name="ce49" table:formula="of:=[.K11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&quot;&amp;ROW();obLibs&amp;&quot;net.finmath.time.TimeDiscretization&quot;;INFO.OBBA.OBBA.OBMAKE(&quot;&quot;;&quot;double&quot;;[.B11]);INFO.OBBA.OBBA.OBMAKE(&quot;&quot;;&quot;double&quot;;[.C11]);INFO.OBBA.OBBA.OBMAKE(&quot;&quot;;&quot;double&quot;;[.D11]);[.$B$6])" office:value-type="string" office:string-value="swap tenor 11 &#10;[8402]">
            <text:p>swap tenor 11 <text:line-break/>[8402]</text:p>
          </table:table-cell>
          <table:table-cell table:style-name="ce37" table:formula="of:=INFO.OBBA.OBBA.OBMAKE(&quot;mcSwaption&quot;&amp;ROW();&quot;net.finmath.montecarlo.interestrate.products.Swaption&quot;;INFO.OBBA.OBBA.OBMAKE(&quot;&quot;;&quot;double&quot;;[.B11]);[.G11];INFO.OBBA.OBBA.OBMAKE(&quot;&quot;;&quot;double&quot;;[.E11]))" office:value-type="string" office:string-value="mcSwaption11 &#10;[8403]">
            <text:p>mcSwaption11 <text:line-break/>[8403]</text:p>
          </table:table-cell>
          <table:table-cell table:style-name="ce50" table:formula="of:=INFO.OBBA.OBBA.OBRUN(&quot;mcSwptn price &quot;&amp;ROW();[.H11];&quot;getValue&quot;;[$LIBORMarketModel.$M$26])" office:value-type="string" office:string-value="mcSwptn price 11 &#10;[8404]">
            <text:p>mcSwptn price 11 <text:line-break/>[8404]</text:p>
          </table:table-cell>
          <table:table-cell table:style-name="ce51" table:formula="of:=INFO.OBBA.OBBA.OBGET(INFO.OBBA.OBBA.OBSYNC([.I11];[.$I$11:.$I$49]))" office:value-type="percentage" office:value="0.0187924715106899">
            <text:p>1,879%</text:p>
          </table:table-cell>
          <table:table-cell table:style-name="ce49" table:formula="of:=INFO.OBBA.OBBA.OBGET(INFO.OBBA.OBBA.OBCALL(&quot;&quot;;&quot;net.finmath.marketdata.products.Swap&quot;;&quot;getForwardSwapRate&quot;;[.G11];[.G11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11];['Rate Curve Data'.$E$10]))" office:value-type="percentage" office:value="8.93344206251012">
            <text:p>893,3%</text:p>
          </table:table-cell>
          <table:table-cell table:style-name="ce71" table:formula="of:=INFO.OBBA.OBBA.OBGET(INFO.OBBA.OBBA.OBCALL(&quot;swaptionValue&quot;;obLibs&amp;&quot;net.finmath.functions.AnalyticFormulas&quot;;&quot;blackScholesOptionImpliedVolatility&quot;;INFO.OBBA.OBBA.OBMAKE(&quot;&quot;;&quot;double&quot;;[.K11]);INFO.OBBA.OBBA.OBMAKE(&quot;&quot;;&quot;double&quot;;[.B11]);INFO.OBBA.OBBA.OBMAKE(&quot;&quot;;&quot;double&quot;;[.E11]);INFO.OBBA.OBBA.OBMAKE(&quot;&quot;;&quot;double&quot;;[.L11]);INFO.OBBA.OBBA.OBMAKE(&quot;&quot;;&quot;double&quot;;[.J11])))" office:value-type="percentage" office:value="0.373941540623903">
            <text:p>37,39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11]);INFO.OBBA.OBBA.OBMAKE(&quot;&quot;;&quot;double&quot;;[.C11]-[.B11])))" office:value-type="float" office:value="0">
            <text:p>#VALUE!</text:p>
          </table:table-cell>
          <table:table-cell table:style-name="ce32" table:formula="of:=IF(ISNUMBER([.O11]);[.M11]-[.O11];&quot;&quot;)">
            <text:p/>
          </table:table-cell>
          <table:table-cell table:style-name="ce14">
            <draw:frame table:end-cell-address="Swaptions.V36" table:end-x="1.925cm" table:end-y="0.373cm" draw:z-index="0" draw:style-name="gr1" svg:width="16.932cm" svg:height="11.824cm" svg:x="0.375cm" svg:y="0.059cm">
              <draw:object draw:notify-on-update-of-ranges="Swaptions.P11:Swaptions.P49 Swaptions.M11:Swaptions.M4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ce14" table:number-columns-repeated="241"/>
          <table:table-cell table:number-columns-repeated="766"/>
        </table:table-row>
        <table:table-row table:style-name="ro4">
          <table:table-cell table:style-name="ce14"/>
          <table:table-cell table:style-name="ce32" table:formula="of:=[.B11]+0.5" office:value-type="float" office:value="1">
            <text:p>1</text:p>
          </table:table-cell>
          <table:table-cell table:style-name="ce32" table:formula="of:=[.B12]+[.$C$8]" office:value-type="float" office:value="11">
            <text:p>11</text:p>
          </table:table-cell>
          <table:table-cell table:style-name="ce32" office:value-type="float" office:value="0.5">
            <text:p>0,5</text:p>
          </table:table-cell>
          <table:table-cell table:style-name="ce49" table:formula="of:=[.K12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&quot;&amp;ROW();obLibs&amp;&quot;net.finmath.time.TimeDiscretization&quot;;INFO.OBBA.OBBA.OBMAKE(&quot;&quot;;&quot;double&quot;;[.B12]);INFO.OBBA.OBBA.OBMAKE(&quot;&quot;;&quot;double&quot;;[.C12]);INFO.OBBA.OBBA.OBMAKE(&quot;&quot;;&quot;double&quot;;[.D12]);[.$B$6])" office:value-type="string" office:string-value="swap tenor 12 &#10;[8410]">
            <text:p>swap tenor 12 <text:line-break/>[8410]</text:p>
          </table:table-cell>
          <table:table-cell table:style-name="ce37" table:formula="of:=INFO.OBBA.OBBA.OBMAKE(&quot;mcSwaption&quot;&amp;ROW();&quot;net.finmath.montecarlo.interestrate.products.Swaption&quot;;INFO.OBBA.OBBA.OBMAKE(&quot;&quot;;&quot;double&quot;;[.B12]);[.G12];INFO.OBBA.OBBA.OBMAKE(&quot;&quot;;&quot;double&quot;;[.E12]))" office:value-type="string" office:string-value="mcSwaption12 &#10;[8411]">
            <text:p>mcSwaption12 <text:line-break/>[8411]</text:p>
          </table:table-cell>
          <table:table-cell table:style-name="ce50" table:formula="of:=INFO.OBBA.OBBA.OBRUN(&quot;mcSwptn price &quot;&amp;ROW();[.H12];&quot;getValue&quot;;[$LIBORMarketModel.$M$26])" office:value-type="string" office:string-value="mcSwptn price 12 &#10;[8412]">
            <text:p>mcSwptn price 12 <text:line-break/>[8412]</text:p>
          </table:table-cell>
          <table:table-cell table:style-name="ce51" table:formula="of:=INFO.OBBA.OBBA.OBGET(INFO.OBBA.OBBA.OBSYNC([.I12];[.$I$11:.$I$49]))" office:value-type="percentage" office:value="0.0243277829587444">
            <text:p>2,433%</text:p>
          </table:table-cell>
          <table:table-cell table:style-name="ce49" table:formula="of:=INFO.OBBA.OBBA.OBGET(INFO.OBBA.OBBA.OBCALL(&quot;&quot;;&quot;net.finmath.marketdata.products.Swap&quot;;&quot;getForwardSwapRate&quot;;[.G12];[.G12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12];['Rate Curve Data'.$E$10]))" office:value-type="percentage" office:value="8.84499214109913">
            <text:p>884,5%</text:p>
          </table:table-cell>
          <table:table-cell table:style-name="ce71" table:formula="of:=INFO.OBBA.OBBA.OBGET(INFO.OBBA.OBBA.OBCALL(&quot;swaptionValue&quot;;obLibs&amp;&quot;net.finmath.functions.AnalyticFormulas&quot;;&quot;blackScholesOptionImpliedVolatility&quot;;INFO.OBBA.OBBA.OBMAKE(&quot;&quot;;&quot;double&quot;;[.K12]);INFO.OBBA.OBBA.OBMAKE(&quot;&quot;;&quot;double&quot;;[.B12]);INFO.OBBA.OBBA.OBMAKE(&quot;&quot;;&quot;double&quot;;[.E12]);INFO.OBBA.OBBA.OBMAKE(&quot;&quot;;&quot;double&quot;;[.L12]);INFO.OBBA.OBBA.OBMAKE(&quot;&quot;;&quot;double&quot;;[.J12])))" office:value-type="percentage" office:value="0.346443622607853">
            <text:p>34,64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12]);INFO.OBBA.OBBA.OBMAKE(&quot;&quot;;&quot;double&quot;;[.C12]-[.B12])))" office:value-type="float" office:value="0">
            <text:p>#VALUE!</text:p>
          </table:table-cell>
          <table:table-cell table:style-name="ce32" table:formula="of:=IF(ISNUMBER([.O12]);[.M12]-[.O12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12]+0.5" office:value-type="float" office:value="1.5">
            <text:p>1,5</text:p>
          </table:table-cell>
          <table:table-cell table:style-name="ce32" table:formula="of:=[.B13]+[.$C$8]" office:value-type="float" office:value="11.5">
            <text:p>11,5</text:p>
          </table:table-cell>
          <table:table-cell table:style-name="ce32" office:value-type="float" office:value="0.5">
            <text:p>0,5</text:p>
          </table:table-cell>
          <table:table-cell table:style-name="ce49" table:formula="of:=[.K13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&quot;&amp;ROW();obLibs&amp;&quot;net.finmath.time.TimeDiscretization&quot;;INFO.OBBA.OBBA.OBMAKE(&quot;&quot;;&quot;double&quot;;[.B13]);INFO.OBBA.OBBA.OBMAKE(&quot;&quot;;&quot;double&quot;;[.C13]);INFO.OBBA.OBBA.OBMAKE(&quot;&quot;;&quot;double&quot;;[.D13]);[.$B$6])" office:value-type="string" office:string-value="swap tenor 13 &#10;[8418]">
            <text:p>swap tenor 13 <text:line-break/>[8418]</text:p>
          </table:table-cell>
          <table:table-cell table:style-name="ce37" table:formula="of:=INFO.OBBA.OBBA.OBMAKE(&quot;mcSwaption&quot;&amp;ROW();&quot;net.finmath.montecarlo.interestrate.products.Swaption&quot;;INFO.OBBA.OBBA.OBMAKE(&quot;&quot;;&quot;double&quot;;[.B13]);[.G13];INFO.OBBA.OBBA.OBMAKE(&quot;&quot;;&quot;double&quot;;[.E13]))" office:value-type="string" office:string-value="mcSwaption13 &#10;[8419]">
            <text:p>mcSwaption13 <text:line-break/>[8419]</text:p>
          </table:table-cell>
          <table:table-cell table:style-name="ce50" table:formula="of:=INFO.OBBA.OBBA.OBRUN(&quot;mcSwptn price &quot;&amp;ROW();[.H13];&quot;getValue&quot;;[$LIBORMarketModel.$M$26])" office:value-type="string" office:string-value="mcSwptn price 13 &#10;[8420]">
            <text:p>mcSwptn price 13 <text:line-break/>[8420]</text:p>
          </table:table-cell>
          <table:table-cell table:style-name="ce51" table:formula="of:=INFO.OBBA.OBBA.OBGET(INFO.OBBA.OBBA.OBSYNC([.I13];[.$I$11:.$I$49]))" office:value-type="percentage" office:value="0.0270092895744213">
            <text:p>2,701%</text:p>
          </table:table-cell>
          <table:table-cell table:style-name="ce49" table:formula="of:=INFO.OBBA.OBBA.OBGET(INFO.OBBA.OBBA.OBCALL(&quot;&quot;;&quot;net.finmath.marketdata.products.Swap&quot;;&quot;getForwardSwapRate&quot;;[.G13];[.G13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13];['Rate Curve Data'.$E$10]))" office:value-type="percentage" office:value="8.75741796148428">
            <text:p>875,7%</text:p>
          </table:table-cell>
          <table:table-cell table:style-name="ce71" table:formula="of:=INFO.OBBA.OBBA.OBGET(INFO.OBBA.OBBA.OBCALL(&quot;swaptionValue&quot;;obLibs&amp;&quot;net.finmath.functions.AnalyticFormulas&quot;;&quot;blackScholesOptionImpliedVolatility&quot;;INFO.OBBA.OBBA.OBMAKE(&quot;&quot;;&quot;double&quot;;[.K13]);INFO.OBBA.OBBA.OBMAKE(&quot;&quot;;&quot;double&quot;;[.B13]);INFO.OBBA.OBBA.OBMAKE(&quot;&quot;;&quot;double&quot;;[.E13]);INFO.OBBA.OBBA.OBMAKE(&quot;&quot;;&quot;double&quot;;[.L13]);INFO.OBBA.OBBA.OBMAKE(&quot;&quot;;&quot;double&quot;;[.J13])))" office:value-type="percentage" office:value="0.317601445188953">
            <text:p>31,76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13]);INFO.OBBA.OBBA.OBMAKE(&quot;&quot;;&quot;double&quot;;[.C13]-[.B13])))" office:value-type="float" office:value="0">
            <text:p>#VALUE!</text:p>
          </table:table-cell>
          <table:table-cell table:style-name="ce32" table:formula="of:=IF(ISNUMBER([.O13]);[.M13]-[.O13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13]+0.5" office:value-type="float" office:value="2">
            <text:p>2</text:p>
          </table:table-cell>
          <table:table-cell table:style-name="ce32" table:formula="of:=[.B14]+[.$C$8]" office:value-type="float" office:value="12">
            <text:p>12</text:p>
          </table:table-cell>
          <table:table-cell table:style-name="ce32" office:value-type="float" office:value="0.5">
            <text:p>0,5</text:p>
          </table:table-cell>
          <table:table-cell table:style-name="ce49" table:formula="of:=[.K14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&quot;&amp;ROW();obLibs&amp;&quot;net.finmath.time.TimeDiscretization&quot;;INFO.OBBA.OBBA.OBMAKE(&quot;&quot;;&quot;double&quot;;[.B14]);INFO.OBBA.OBBA.OBMAKE(&quot;&quot;;&quot;double&quot;;[.C14]);INFO.OBBA.OBBA.OBMAKE(&quot;&quot;;&quot;double&quot;;[.D14]);[.$B$6])" office:value-type="string" office:string-value="swap tenor 14 &#10;[8390]">
            <text:p>swap tenor 14 <text:line-break/>[8390]</text:p>
          </table:table-cell>
          <table:table-cell table:style-name="ce37" table:formula="of:=INFO.OBBA.OBBA.OBMAKE(&quot;mcSwaption&quot;&amp;ROW();&quot;net.finmath.montecarlo.interestrate.products.Swaption&quot;;INFO.OBBA.OBBA.OBMAKE(&quot;&quot;;&quot;double&quot;;[.B14]);[.G14];INFO.OBBA.OBBA.OBMAKE(&quot;&quot;;&quot;double&quot;;[.E14]))" office:value-type="string" office:string-value="mcSwaption14 &#10;[8423]">
            <text:p>mcSwaption14 <text:line-break/>[8423]</text:p>
          </table:table-cell>
          <table:table-cell table:style-name="ce50" table:formula="of:=INFO.OBBA.OBBA.OBRUN(&quot;mcSwptn price &quot;&amp;ROW();[.H14];&quot;getValue&quot;;[$LIBORMarketModel.$M$26])" office:value-type="string" office:string-value="mcSwptn price 14 &#10;[8424]">
            <text:p>mcSwptn price 14 <text:line-break/>[8424]</text:p>
          </table:table-cell>
          <table:table-cell table:style-name="ce51" table:formula="of:=INFO.OBBA.OBBA.OBGET(INFO.OBBA.OBBA.OBSYNC([.I14];[.$I$11:.$I$49]))" office:value-type="percentage" office:value="0.0296030480623647">
            <text:p>2,960%</text:p>
          </table:table-cell>
          <table:table-cell table:style-name="ce49" table:formula="of:=INFO.OBBA.OBBA.OBGET(INFO.OBBA.OBBA.OBCALL(&quot;&quot;;&quot;net.finmath.marketdata.products.Swap&quot;;&quot;getForwardSwapRate&quot;;[.G14];[.G14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14];['Rate Curve Data'.$E$10]))" office:value-type="percentage" office:value="8.67071085295474">
            <text:p>867,1%</text:p>
          </table:table-cell>
          <table:table-cell table:style-name="ce71" table:formula="of:=INFO.OBBA.OBBA.OBGET(INFO.OBBA.OBBA.OBCALL(&quot;swaptionValue&quot;;obLibs&amp;&quot;net.finmath.functions.AnalyticFormulas&quot;;&quot;blackScholesOptionImpliedVolatility&quot;;INFO.OBBA.OBBA.OBMAKE(&quot;&quot;;&quot;double&quot;;[.K14]);INFO.OBBA.OBBA.OBMAKE(&quot;&quot;;&quot;double&quot;;[.B14]);INFO.OBBA.OBBA.OBMAKE(&quot;&quot;;&quot;double&quot;;[.E14]);INFO.OBBA.OBBA.OBMAKE(&quot;&quot;;&quot;double&quot;;[.L14]);INFO.OBBA.OBBA.OBMAKE(&quot;&quot;;&quot;double&quot;;[.J14])))" office:value-type="percentage" office:value="0.304916622845786">
            <text:p>30,49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14]);INFO.OBBA.OBBA.OBMAKE(&quot;&quot;;&quot;double&quot;;[.C14]-[.B14])))" office:value-type="float" office:value="0.33066">
            <text:p>0,33</text:p>
          </table:table-cell>
          <table:table-cell table:style-name="ce69" table:formula="of:=IF(ISNUMBER([.O14]);[.M14]-[.O14];&quot;&quot;)" office:value-type="percentage" office:value="-0.0257433771542139">
            <text:p>-2,57%</text:p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14]+0.5" office:value-type="float" office:value="2.5">
            <text:p>2,5</text:p>
          </table:table-cell>
          <table:table-cell table:style-name="ce32" table:formula="of:=[.B15]+[.$C$8]" office:value-type="float" office:value="12.5">
            <text:p>12,5</text:p>
          </table:table-cell>
          <table:table-cell table:style-name="ce32" office:value-type="float" office:value="0.5">
            <text:p>0,5</text:p>
          </table:table-cell>
          <table:table-cell table:style-name="ce49" table:formula="of:=[.K15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&quot;&amp;ROW();obLibs&amp;&quot;net.finmath.time.TimeDiscretization&quot;;INFO.OBBA.OBBA.OBMAKE(&quot;&quot;;&quot;double&quot;;[.B15]);INFO.OBBA.OBBA.OBMAKE(&quot;&quot;;&quot;double&quot;;[.C15]);INFO.OBBA.OBBA.OBMAKE(&quot;&quot;;&quot;double&quot;;[.D15]);[.$B$6])" office:value-type="string" office:string-value="swap tenor 15 &#10;[8430]">
            <text:p>swap tenor 15 <text:line-break/>[8430]</text:p>
          </table:table-cell>
          <table:table-cell table:style-name="ce37" table:formula="of:=INFO.OBBA.OBBA.OBMAKE(&quot;mcSwaption&quot;&amp;ROW();&quot;net.finmath.montecarlo.interestrate.products.Swaption&quot;;INFO.OBBA.OBBA.OBMAKE(&quot;&quot;;&quot;double&quot;;[.B15]);[.G15];INFO.OBBA.OBBA.OBMAKE(&quot;&quot;;&quot;double&quot;;[.E15]))" office:value-type="string" office:string-value="mcSwaption15 &#10;[8431]">
            <text:p>mcSwaption15 <text:line-break/>[8431]</text:p>
          </table:table-cell>
          <table:table-cell table:style-name="ce50" table:formula="of:=INFO.OBBA.OBBA.OBRUN(&quot;mcSwptn price &quot;&amp;ROW();[.H15];&quot;getValue&quot;;[$LIBORMarketModel.$M$26])" office:value-type="string" office:string-value="mcSwptn price 15 &#10;[8432]">
            <text:p>mcSwptn price 15 <text:line-break/>[8432]</text:p>
          </table:table-cell>
          <table:table-cell table:style-name="ce51" table:formula="of:=INFO.OBBA.OBBA.OBGET(INFO.OBBA.OBBA.OBSYNC([.I15];[.$I$11:.$I$49]))" office:value-type="percentage" office:value="0.0308836314740382">
            <text:p>3,088%</text:p>
          </table:table-cell>
          <table:table-cell table:style-name="ce49" table:formula="of:=INFO.OBBA.OBBA.OBGET(INFO.OBBA.OBBA.OBCALL(&quot;&quot;;&quot;net.finmath.marketdata.products.Swap&quot;;&quot;getForwardSwapRate&quot;;[.G15];[.G15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15];['Rate Curve Data'.$E$10]))" office:value-type="percentage" office:value="8.58486223064826">
            <text:p>858,5%</text:p>
          </table:table-cell>
          <table:table-cell table:style-name="ce71" table:formula="of:=INFO.OBBA.OBBA.OBGET(INFO.OBBA.OBBA.OBCALL(&quot;swaptionValue&quot;;obLibs&amp;&quot;net.finmath.functions.AnalyticFormulas&quot;;&quot;blackScholesOptionImpliedVolatility&quot;;INFO.OBBA.OBBA.OBMAKE(&quot;&quot;;&quot;double&quot;;[.K15]);INFO.OBBA.OBBA.OBMAKE(&quot;&quot;;&quot;double&quot;;[.B15]);INFO.OBBA.OBBA.OBMAKE(&quot;&quot;;&quot;double&quot;;[.E15]);INFO.OBBA.OBBA.OBMAKE(&quot;&quot;;&quot;double&quot;;[.L15]);INFO.OBBA.OBBA.OBMAKE(&quot;&quot;;&quot;double&quot;;[.J15])))" office:value-type="percentage" office:value="0.287616910108149">
            <text:p>28,76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15]);INFO.OBBA.OBBA.OBMAKE(&quot;&quot;;&quot;double&quot;;[.C15]-[.B15])))" office:value-type="float" office:value="0">
            <text:p>#VALUE!</text:p>
          </table:table-cell>
          <table:table-cell table:style-name="ce32" table:formula="of:=IF(ISNUMBER([.O15]);[.M15]-[.O15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15]+0.5" office:value-type="float" office:value="3">
            <text:p>3</text:p>
          </table:table-cell>
          <table:table-cell table:style-name="ce32" table:formula="of:=[.B16]+[.$C$8]" office:value-type="float" office:value="13">
            <text:p>13</text:p>
          </table:table-cell>
          <table:table-cell table:style-name="ce32" office:value-type="float" office:value="0.5">
            <text:p>0,5</text:p>
          </table:table-cell>
          <table:table-cell table:style-name="ce49" table:formula="of:=[.K16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&quot;&amp;ROW();obLibs&amp;&quot;net.finmath.time.TimeDiscretization&quot;;INFO.OBBA.OBBA.OBMAKE(&quot;&quot;;&quot;double&quot;;[.B16]);INFO.OBBA.OBBA.OBMAKE(&quot;&quot;;&quot;double&quot;;[.C16]);INFO.OBBA.OBBA.OBMAKE(&quot;&quot;;&quot;double&quot;;[.D16]);[.$B$6])" office:value-type="string" office:string-value="swap tenor 16 &#10;[8438]">
            <text:p>swap tenor 16 <text:line-break/>[8438]</text:p>
          </table:table-cell>
          <table:table-cell table:style-name="ce37" table:formula="of:=INFO.OBBA.OBBA.OBMAKE(&quot;mcSwaption&quot;&amp;ROW();&quot;net.finmath.montecarlo.interestrate.products.Swaption&quot;;INFO.OBBA.OBBA.OBMAKE(&quot;&quot;;&quot;double&quot;;[.B16]);[.G16];INFO.OBBA.OBBA.OBMAKE(&quot;&quot;;&quot;double&quot;;[.E16]))" office:value-type="string" office:string-value="mcSwaption16 &#10;[8439]">
            <text:p>mcSwaption16 <text:line-break/>[8439]</text:p>
          </table:table-cell>
          <table:table-cell table:style-name="ce50" table:formula="of:=INFO.OBBA.OBBA.OBRUN(&quot;mcSwptn price &quot;&amp;ROW();[.H16];&quot;getValue&quot;;[$LIBORMarketModel.$M$26])" office:value-type="string" office:string-value="mcSwptn price 16 &#10;[8440]">
            <text:p>mcSwptn price 16 <text:line-break/>[8440]</text:p>
          </table:table-cell>
          <table:table-cell table:style-name="ce51" table:formula="of:=INFO.OBBA.OBBA.OBGET(INFO.OBBA.OBBA.OBSYNC([.I16];[.$I$11:.$I$49]))" office:value-type="percentage" office:value="0.0330367031723354">
            <text:p>3,304%</text:p>
          </table:table-cell>
          <table:table-cell table:style-name="ce49" table:formula="of:=INFO.OBBA.OBBA.OBGET(INFO.OBBA.OBBA.OBCALL(&quot;&quot;;&quot;net.finmath.marketdata.products.Swap&quot;;&quot;getForwardSwapRate&quot;;[.G16];[.G16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16];['Rate Curve Data'.$E$10]))" office:value-type="percentage" office:value="8.49986359470124">
            <text:p>850,0%</text:p>
          </table:table-cell>
          <table:table-cell table:style-name="ce71" table:formula="of:=INFO.OBBA.OBBA.OBGET(INFO.OBBA.OBBA.OBCALL(&quot;swaptionValue&quot;;obLibs&amp;&quot;net.finmath.functions.AnalyticFormulas&quot;;&quot;blackScholesOptionImpliedVolatility&quot;;INFO.OBBA.OBBA.OBMAKE(&quot;&quot;;&quot;double&quot;;[.K16]);INFO.OBBA.OBBA.OBMAKE(&quot;&quot;;&quot;double&quot;;[.B16]);INFO.OBBA.OBBA.OBMAKE(&quot;&quot;;&quot;double&quot;;[.E16]);INFO.OBBA.OBBA.OBMAKE(&quot;&quot;;&quot;double&quot;;[.L16]);INFO.OBBA.OBBA.OBMAKE(&quot;&quot;;&quot;double&quot;;[.J16])))" office:value-type="percentage" office:value="0.28408452376972">
            <text:p>28,41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16]);INFO.OBBA.OBBA.OBMAKE(&quot;&quot;;&quot;double&quot;;[.C16]-[.B16])))" office:value-type="float" office:value="0.30294">
            <text:p>0,3</text:p>
          </table:table-cell>
          <table:table-cell table:style-name="ce69" table:formula="of:=IF(ISNUMBER([.O16]);[.M16]-[.O16];&quot;&quot;)" office:value-type="percentage" office:value="-0.0188554762302802">
            <text:p>-1,89%</text:p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16]+0.5" office:value-type="float" office:value="3.5">
            <text:p>3,5</text:p>
          </table:table-cell>
          <table:table-cell table:style-name="ce32" table:formula="of:=[.B17]+[.$C$8]" office:value-type="float" office:value="13.5">
            <text:p>13,5</text:p>
          </table:table-cell>
          <table:table-cell table:style-name="ce32" office:value-type="float" office:value="0.5">
            <text:p>0,5</text:p>
          </table:table-cell>
          <table:table-cell table:style-name="ce49" table:formula="of:=[.K17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&quot;&amp;ROW();obLibs&amp;&quot;net.finmath.time.TimeDiscretization&quot;;INFO.OBBA.OBBA.OBMAKE(&quot;&quot;;&quot;double&quot;;[.B17]);INFO.OBBA.OBBA.OBMAKE(&quot;&quot;;&quot;double&quot;;[.C17]);INFO.OBBA.OBBA.OBMAKE(&quot;&quot;;&quot;double&quot;;[.D17]);[.$B$6])" office:value-type="string" office:string-value="swap tenor 17 &#10;[8446]">
            <text:p>swap tenor 17 <text:line-break/>[8446]</text:p>
          </table:table-cell>
          <table:table-cell table:style-name="ce37" table:formula="of:=INFO.OBBA.OBBA.OBMAKE(&quot;mcSwaption&quot;&amp;ROW();&quot;net.finmath.montecarlo.interestrate.products.Swaption&quot;;INFO.OBBA.OBBA.OBMAKE(&quot;&quot;;&quot;double&quot;;[.B17]);[.G17];INFO.OBBA.OBBA.OBMAKE(&quot;&quot;;&quot;double&quot;;[.E17]))" office:value-type="string" office:string-value="mcSwaption17 &#10;[8447]">
            <text:p>mcSwaption17 <text:line-break/>[8447]</text:p>
          </table:table-cell>
          <table:table-cell table:style-name="ce50" table:formula="of:=INFO.OBBA.OBBA.OBRUN(&quot;mcSwptn price &quot;&amp;ROW();[.H17];&quot;getValue&quot;;[$LIBORMarketModel.$M$26])" office:value-type="string" office:string-value="mcSwptn price 17 &#10;[8448]">
            <text:p>mcSwptn price 17 <text:line-break/>[8448]</text:p>
          </table:table-cell>
          <table:table-cell table:style-name="ce51" table:formula="of:=INFO.OBBA.OBBA.OBGET(INFO.OBBA.OBBA.OBSYNC([.I17];[.$I$11:.$I$49]))" office:value-type="percentage" office:value="0.0349910074543885">
            <text:p>3,499%</text:p>
          </table:table-cell>
          <table:table-cell table:style-name="ce49" table:formula="of:=INFO.OBBA.OBBA.OBGET(INFO.OBBA.OBBA.OBCALL(&quot;&quot;;&quot;net.finmath.marketdata.products.Swap&quot;;&quot;getForwardSwapRate&quot;;[.G17];[.G17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17];['Rate Curve Data'.$E$10]))" office:value-type="percentage" office:value="8.41570652940717">
            <text:p>841,6%</text:p>
          </table:table-cell>
          <table:table-cell table:style-name="ce71" table:formula="of:=INFO.OBBA.OBBA.OBGET(INFO.OBBA.OBBA.OBCALL(&quot;swaptionValue&quot;;obLibs&amp;&quot;net.finmath.functions.AnalyticFormulas&quot;;&quot;blackScholesOptionImpliedVolatility&quot;;INFO.OBBA.OBBA.OBMAKE(&quot;&quot;;&quot;double&quot;;[.K17]);INFO.OBBA.OBBA.OBMAKE(&quot;&quot;;&quot;double&quot;;[.B17]);INFO.OBBA.OBBA.OBMAKE(&quot;&quot;;&quot;double&quot;;[.E17]);INFO.OBBA.OBBA.OBMAKE(&quot;&quot;;&quot;double&quot;;[.L17]);INFO.OBBA.OBBA.OBMAKE(&quot;&quot;;&quot;double&quot;;[.J17])))" office:value-type="percentage" office:value="0.281771461701187">
            <text:p>28,18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17]);INFO.OBBA.OBBA.OBMAKE(&quot;&quot;;&quot;double&quot;;[.C17]-[.B17])))" office:value-type="float" office:value="0">
            <text:p>#VALUE!</text:p>
          </table:table-cell>
          <table:table-cell table:style-name="ce32" table:formula="of:=IF(ISNUMBER([.O17]);[.M17]-[.O17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17]+0.5" office:value-type="float" office:value="4">
            <text:p>4</text:p>
          </table:table-cell>
          <table:table-cell table:style-name="ce32" table:formula="of:=[.B18]+[.$C$8]" office:value-type="float" office:value="14">
            <text:p>14</text:p>
          </table:table-cell>
          <table:table-cell table:style-name="ce32" office:value-type="float" office:value="0.5">
            <text:p>0,5</text:p>
          </table:table-cell>
          <table:table-cell table:style-name="ce49" table:formula="of:=[.K18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&quot;&amp;ROW();obLibs&amp;&quot;net.finmath.time.TimeDiscretization&quot;;INFO.OBBA.OBBA.OBMAKE(&quot;&quot;;&quot;double&quot;;[.B18]);INFO.OBBA.OBBA.OBMAKE(&quot;&quot;;&quot;double&quot;;[.C18]);INFO.OBBA.OBBA.OBMAKE(&quot;&quot;;&quot;double&quot;;[.D18]);[.$B$6])" office:value-type="string" office:string-value="swap tenor 18 &#10;[8454]">
            <text:p>swap tenor 18 <text:line-break/>[8454]</text:p>
          </table:table-cell>
          <table:table-cell table:style-name="ce37" table:formula="of:=INFO.OBBA.OBBA.OBMAKE(&quot;mcSwaption&quot;&amp;ROW();&quot;net.finmath.montecarlo.interestrate.products.Swaption&quot;;INFO.OBBA.OBBA.OBMAKE(&quot;&quot;;&quot;double&quot;;[.B18]);[.G18];INFO.OBBA.OBBA.OBMAKE(&quot;&quot;;&quot;double&quot;;[.E18]))" office:value-type="string" office:string-value="mcSwaption18 &#10;[8455]">
            <text:p>mcSwaption18 <text:line-break/>[8455]</text:p>
          </table:table-cell>
          <table:table-cell table:style-name="ce50" table:formula="of:=INFO.OBBA.OBBA.OBRUN(&quot;mcSwptn price &quot;&amp;ROW();[.H18];&quot;getValue&quot;;[$LIBORMarketModel.$M$26])" office:value-type="string" office:string-value="mcSwptn price 18 &#10;[8456]">
            <text:p>mcSwptn price 18 <text:line-break/>[8456]</text:p>
          </table:table-cell>
          <table:table-cell table:style-name="ce51" table:formula="of:=INFO.OBBA.OBBA.OBGET(INFO.OBBA.OBBA.OBSYNC([.I18];[.$I$11:.$I$49]))" office:value-type="percentage" office:value="0.0361124946998116">
            <text:p>3,611%</text:p>
          </table:table-cell>
          <table:table-cell table:style-name="ce49" table:formula="of:=INFO.OBBA.OBBA.OBGET(INFO.OBBA.OBBA.OBCALL(&quot;&quot;;&quot;net.finmath.marketdata.products.Swap&quot;;&quot;getForwardSwapRate&quot;;[.G18];[.G18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18];['Rate Curve Data'.$E$10]))" office:value-type="percentage" office:value="8.33238270238334">
            <text:p>833,2%</text:p>
          </table:table-cell>
          <table:table-cell table:style-name="ce71" table:formula="of:=INFO.OBBA.OBBA.OBGET(INFO.OBBA.OBBA.OBCALL(&quot;swaptionValue&quot;;obLibs&amp;&quot;net.finmath.functions.AnalyticFormulas&quot;;&quot;blackScholesOptionImpliedVolatility&quot;;INFO.OBBA.OBBA.OBMAKE(&quot;&quot;;&quot;double&quot;;[.K18]);INFO.OBBA.OBBA.OBMAKE(&quot;&quot;;&quot;double&quot;;[.B18]);INFO.OBBA.OBBA.OBMAKE(&quot;&quot;;&quot;double&quot;;[.E18]);INFO.OBBA.OBBA.OBMAKE(&quot;&quot;;&quot;double&quot;;[.L18]);INFO.OBBA.OBBA.OBMAKE(&quot;&quot;;&quot;double&quot;;[.J18])))" office:value-type="percentage" office:value="0.275020730421364">
            <text:p>27,50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18]);INFO.OBBA.OBBA.OBMAKE(&quot;&quot;;&quot;double&quot;;[.C18]-[.B18])))" office:value-type="float" office:value="0.28215">
            <text:p>0,28</text:p>
          </table:table-cell>
          <table:table-cell table:style-name="ce69" table:formula="of:=IF(ISNUMBER([.O18]);[.M18]-[.O18];&quot;&quot;)" office:value-type="percentage" office:value="-0.00712926957863574">
            <text:p>-0,71%</text:p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18]+0.5" office:value-type="float" office:value="4.5">
            <text:p>4,5</text:p>
          </table:table-cell>
          <table:table-cell table:style-name="ce32" table:formula="of:=[.B19]+[.$C$8]" office:value-type="float" office:value="14.5">
            <text:p>14,5</text:p>
          </table:table-cell>
          <table:table-cell table:style-name="ce32" office:value-type="float" office:value="0.5">
            <text:p>0,5</text:p>
          </table:table-cell>
          <table:table-cell table:style-name="ce49" table:formula="of:=[.K19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&quot;&amp;ROW();obLibs&amp;&quot;net.finmath.time.TimeDiscretization&quot;;INFO.OBBA.OBBA.OBMAKE(&quot;&quot;;&quot;double&quot;;[.B19]);INFO.OBBA.OBBA.OBMAKE(&quot;&quot;;&quot;double&quot;;[.C19]);INFO.OBBA.OBBA.OBMAKE(&quot;&quot;;&quot;double&quot;;[.D19]);[.$B$6])" office:value-type="string" office:string-value="swap tenor 19 &#10;[8462]">
            <text:p>swap tenor 19 <text:line-break/>[8462]</text:p>
          </table:table-cell>
          <table:table-cell table:style-name="ce37" table:formula="of:=INFO.OBBA.OBBA.OBMAKE(&quot;mcSwaption&quot;&amp;ROW();&quot;net.finmath.montecarlo.interestrate.products.Swaption&quot;;INFO.OBBA.OBBA.OBMAKE(&quot;&quot;;&quot;double&quot;;[.B19]);[.G19];INFO.OBBA.OBBA.OBMAKE(&quot;&quot;;&quot;double&quot;;[.E19]))" office:value-type="string" office:string-value="mcSwaption19 &#10;[8463]">
            <text:p>mcSwaption19 <text:line-break/>[8463]</text:p>
          </table:table-cell>
          <table:table-cell table:style-name="ce50" table:formula="of:=INFO.OBBA.OBBA.OBRUN(&quot;mcSwptn price &quot;&amp;ROW();[.H19];&quot;getValue&quot;;[$LIBORMarketModel.$M$26])" office:value-type="string" office:string-value="mcSwptn price 19 &#10;[8464]">
            <text:p>mcSwptn price 19 <text:line-break/>[8464]</text:p>
          </table:table-cell>
          <table:table-cell table:style-name="ce51" table:formula="of:=INFO.OBBA.OBBA.OBGET(INFO.OBBA.OBBA.OBSYNC([.I19];[.$I$11:.$I$49]))" office:value-type="percentage" office:value="0.0366036063094399">
            <text:p>3,660%</text:p>
          </table:table-cell>
          <table:table-cell table:style-name="ce49" table:formula="of:=INFO.OBBA.OBBA.OBGET(INFO.OBBA.OBBA.OBCALL(&quot;&quot;;&quot;net.finmath.marketdata.products.Swap&quot;;&quot;getForwardSwapRate&quot;;[.G19];[.G19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19];['Rate Curve Data'.$E$10]))" office:value-type="percentage" office:value="8.24988386374588">
            <text:p>825,0%</text:p>
          </table:table-cell>
          <table:table-cell table:style-name="ce71" table:formula="of:=INFO.OBBA.OBBA.OBGET(INFO.OBBA.OBBA.OBCALL(&quot;swaptionValue&quot;;obLibs&amp;&quot;net.finmath.functions.AnalyticFormulas&quot;;&quot;blackScholesOptionImpliedVolatility&quot;;INFO.OBBA.OBBA.OBMAKE(&quot;&quot;;&quot;double&quot;;[.K19]);INFO.OBBA.OBBA.OBMAKE(&quot;&quot;;&quot;double&quot;;[.B19]);INFO.OBBA.OBBA.OBMAKE(&quot;&quot;;&quot;double&quot;;[.E19]);INFO.OBBA.OBBA.OBMAKE(&quot;&quot;;&quot;double&quot;;[.L19]);INFO.OBBA.OBBA.OBMAKE(&quot;&quot;;&quot;double&quot;;[.J19])))" office:value-type="percentage" office:value="0.265609858333687">
            <text:p>26,56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19]);INFO.OBBA.OBBA.OBMAKE(&quot;&quot;;&quot;double&quot;;[.C19]-[.B19])))" office:value-type="float" office:value="0">
            <text:p>#VALUE!</text:p>
          </table:table-cell>
          <table:table-cell table:style-name="ce32" table:formula="of:=IF(ISNUMBER([.O19]);[.M19]-[.O19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19]+0.5" office:value-type="float" office:value="5">
            <text:p>5</text:p>
          </table:table-cell>
          <table:table-cell table:style-name="ce32" table:formula="of:=[.B20]+[.$C$8]" office:value-type="float" office:value="15">
            <text:p>15</text:p>
          </table:table-cell>
          <table:table-cell table:style-name="ce32" office:value-type="float" office:value="0.5">
            <text:p>0,5</text:p>
          </table:table-cell>
          <table:table-cell table:style-name="ce49" table:formula="of:=[.K20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&quot;&amp;ROW();obLibs&amp;&quot;net.finmath.time.TimeDiscretization&quot;;INFO.OBBA.OBBA.OBMAKE(&quot;&quot;;&quot;double&quot;;[.B20]);INFO.OBBA.OBBA.OBMAKE(&quot;&quot;;&quot;double&quot;;[.C20]);INFO.OBBA.OBBA.OBMAKE(&quot;&quot;;&quot;double&quot;;[.D20]);[.$B$6])" office:value-type="string" office:string-value="swap tenor 20 &#10;[8470]">
            <text:p>swap tenor 20 <text:line-break/>[8470]</text:p>
          </table:table-cell>
          <table:table-cell table:style-name="ce37" table:formula="of:=INFO.OBBA.OBBA.OBMAKE(&quot;mcSwaption&quot;&amp;ROW();&quot;net.finmath.montecarlo.interestrate.products.Swaption&quot;;INFO.OBBA.OBBA.OBMAKE(&quot;&quot;;&quot;double&quot;;[.B20]);[.G20];INFO.OBBA.OBBA.OBMAKE(&quot;&quot;;&quot;double&quot;;[.E20]))" office:value-type="string" office:string-value="mcSwaption20 &#10;[8471]">
            <text:p>mcSwaption20 <text:line-break/>[8471]</text:p>
          </table:table-cell>
          <table:table-cell table:style-name="ce50" table:formula="of:=INFO.OBBA.OBBA.OBRUN(&quot;mcSwptn price &quot;&amp;ROW();[.H20];&quot;getValue&quot;;[$LIBORMarketModel.$M$26])" office:value-type="string" office:string-value="mcSwptn price 20 &#10;[8472]">
            <text:p>mcSwptn price 20 <text:line-break/>[8472]</text:p>
          </table:table-cell>
          <table:table-cell table:style-name="ce51" table:formula="of:=INFO.OBBA.OBBA.OBGET(INFO.OBBA.OBBA.OBSYNC([.I20];[.$I$11:.$I$49]))" office:value-type="percentage" office:value="0.0377783126000901">
            <text:p>3,778%</text:p>
          </table:table-cell>
          <table:table-cell table:style-name="ce49" table:formula="of:=INFO.OBBA.OBBA.OBGET(INFO.OBBA.OBBA.OBCALL(&quot;&quot;;&quot;net.finmath.marketdata.products.Swap&quot;;&quot;getForwardSwapRate&quot;;[.G20];[.G20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20];['Rate Curve Data'.$E$10]))" office:value-type="percentage" office:value="8.16820184529295">
            <text:p>816,8%</text:p>
          </table:table-cell>
          <table:table-cell table:style-name="ce71" table:formula="of:=INFO.OBBA.OBBA.OBGET(INFO.OBBA.OBBA.OBCALL(&quot;swaptionValue&quot;;obLibs&amp;&quot;net.finmath.functions.AnalyticFormulas&quot;;&quot;blackScholesOptionImpliedVolatility&quot;;INFO.OBBA.OBBA.OBMAKE(&quot;&quot;;&quot;double&quot;;[.K20]);INFO.OBBA.OBBA.OBMAKE(&quot;&quot;;&quot;double&quot;;[.B20]);INFO.OBBA.OBBA.OBMAKE(&quot;&quot;;&quot;double&quot;;[.E20]);INFO.OBBA.OBBA.OBMAKE(&quot;&quot;;&quot;double&quot;;[.L20]);INFO.OBBA.OBBA.OBMAKE(&quot;&quot;;&quot;double&quot;;[.J20])))" office:value-type="percentage" office:value="0.262973561150037">
            <text:p>26,30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20]);INFO.OBBA.OBBA.OBMAKE(&quot;&quot;;&quot;double&quot;;[.C20]-[.B20])))" office:value-type="float" office:value="0.26631">
            <text:p>0,27</text:p>
          </table:table-cell>
          <table:table-cell table:style-name="ce69" table:formula="of:=IF(ISNUMBER([.O20]);[.M20]-[.O20];&quot;&quot;)" office:value-type="percentage" office:value="-0.00333643884996326">
            <text:p>-0,33%</text:p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20]+0.5" office:value-type="float" office:value="5.5">
            <text:p>5,5</text:p>
          </table:table-cell>
          <table:table-cell table:style-name="ce32" table:formula="of:=[.B21]+[.$C$8]" office:value-type="float" office:value="15.5">
            <text:p>15,5</text:p>
          </table:table-cell>
          <table:table-cell table:style-name="ce32" office:value-type="float" office:value="0.5">
            <text:p>0,5</text:p>
          </table:table-cell>
          <table:table-cell table:style-name="ce49" table:formula="of:=[.K21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&quot;&amp;ROW();obLibs&amp;&quot;net.finmath.time.TimeDiscretization&quot;;INFO.OBBA.OBBA.OBMAKE(&quot;&quot;;&quot;double&quot;;[.B21]);INFO.OBBA.OBBA.OBMAKE(&quot;&quot;;&quot;double&quot;;[.C21]);INFO.OBBA.OBBA.OBMAKE(&quot;&quot;;&quot;double&quot;;[.D21]);[.$B$6])" office:value-type="string" office:string-value="swap tenor 21 &#10;[8478]">
            <text:p>swap tenor 21 <text:line-break/>[8478]</text:p>
          </table:table-cell>
          <table:table-cell table:style-name="ce37" table:formula="of:=INFO.OBBA.OBBA.OBMAKE(&quot;mcSwaption&quot;&amp;ROW();&quot;net.finmath.montecarlo.interestrate.products.Swaption&quot;;INFO.OBBA.OBBA.OBMAKE(&quot;&quot;;&quot;double&quot;;[.B21]);[.G21];INFO.OBBA.OBBA.OBMAKE(&quot;&quot;;&quot;double&quot;;[.E21]))" office:value-type="string" office:string-value="mcSwaption21 &#10;[8479]">
            <text:p>mcSwaption21 <text:line-break/>[8479]</text:p>
          </table:table-cell>
          <table:table-cell table:style-name="ce50" table:formula="of:=INFO.OBBA.OBBA.OBRUN(&quot;mcSwptn price &quot;&amp;ROW();[.H21];&quot;getValue&quot;;[$LIBORMarketModel.$M$26])" office:value-type="string" office:string-value="mcSwptn price 21 &#10;[8480]">
            <text:p>mcSwptn price 21 <text:line-break/>[8480]</text:p>
          </table:table-cell>
          <table:table-cell table:style-name="ce51" table:formula="of:=INFO.OBBA.OBBA.OBGET(INFO.OBBA.OBBA.OBSYNC([.I21];[.$I$11:.$I$49]))" office:value-type="percentage" office:value="0.0393766786033654">
            <text:p>3,938%</text:p>
          </table:table-cell>
          <table:table-cell table:style-name="ce49" table:formula="of:=INFO.OBBA.OBBA.OBGET(INFO.OBBA.OBBA.OBCALL(&quot;&quot;;&quot;net.finmath.marketdata.products.Swap&quot;;&quot;getForwardSwapRate&quot;;[.G21];[.G21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21];['Rate Curve Data'.$E$10]))" office:value-type="percentage" office:value="8.08732855969599">
            <text:p>808,7%</text:p>
          </table:table-cell>
          <table:table-cell table:style-name="ce71" table:formula="of:=INFO.OBBA.OBBA.OBGET(INFO.OBBA.OBBA.OBCALL(&quot;swaptionValue&quot;;obLibs&amp;&quot;net.finmath.functions.AnalyticFormulas&quot;;&quot;blackScholesOptionImpliedVolatility&quot;;INFO.OBBA.OBBA.OBMAKE(&quot;&quot;;&quot;double&quot;;[.K21]);INFO.OBBA.OBBA.OBMAKE(&quot;&quot;;&quot;double&quot;;[.B21]);INFO.OBBA.OBBA.OBMAKE(&quot;&quot;;&quot;double&quot;;[.E21]);INFO.OBBA.OBBA.OBMAKE(&quot;&quot;;&quot;double&quot;;[.L21]);INFO.OBBA.OBBA.OBMAKE(&quot;&quot;;&quot;double&quot;;[.J21])))" office:value-type="percentage" office:value="0.2643775410747">
            <text:p>26,44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21]);INFO.OBBA.OBBA.OBMAKE(&quot;&quot;;&quot;double&quot;;[.C21]-[.B21])))" office:value-type="float" office:value="0">
            <text:p>#VALUE!</text:p>
          </table:table-cell>
          <table:table-cell table:style-name="ce32" table:formula="of:=IF(ISNUMBER([.O21]);[.M21]-[.O21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21]+0.5" office:value-type="float" office:value="6">
            <text:p>6</text:p>
          </table:table-cell>
          <table:table-cell table:style-name="ce32" table:formula="of:=[.B22]+[.$C$8]" office:value-type="float" office:value="16">
            <text:p>16</text:p>
          </table:table-cell>
          <table:table-cell table:style-name="ce32" office:value-type="float" office:value="0.5">
            <text:p>0,5</text:p>
          </table:table-cell>
          <table:table-cell table:style-name="ce49" table:formula="of:=[.K22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&quot;&amp;ROW();obLibs&amp;&quot;net.finmath.time.TimeDiscretization&quot;;INFO.OBBA.OBBA.OBMAKE(&quot;&quot;;&quot;double&quot;;[.B22]);INFO.OBBA.OBBA.OBMAKE(&quot;&quot;;&quot;double&quot;;[.C22]);INFO.OBBA.OBBA.OBMAKE(&quot;&quot;;&quot;double&quot;;[.D22]);[.$B$6])" office:value-type="string" office:string-value="swap tenor 22 &#10;[8486]">
            <text:p>swap tenor 22 <text:line-break/>[8486]</text:p>
          </table:table-cell>
          <table:table-cell table:style-name="ce37" table:formula="of:=INFO.OBBA.OBBA.OBMAKE(&quot;mcSwaption&quot;&amp;ROW();&quot;net.finmath.montecarlo.interestrate.products.Swaption&quot;;INFO.OBBA.OBBA.OBMAKE(&quot;&quot;;&quot;double&quot;;[.B22]);[.G22];INFO.OBBA.OBBA.OBMAKE(&quot;&quot;;&quot;double&quot;;[.E22]))" office:value-type="string" office:string-value="mcSwaption22 &#10;[8487]">
            <text:p>mcSwaption22 <text:line-break/>[8487]</text:p>
          </table:table-cell>
          <table:table-cell table:style-name="ce50" table:formula="of:=INFO.OBBA.OBBA.OBRUN(&quot;mcSwptn price &quot;&amp;ROW();[.H22];&quot;getValue&quot;;[$LIBORMarketModel.$M$26])" office:value-type="string" office:string-value="mcSwptn price 22 &#10;[8488]">
            <text:p>mcSwptn price 22 <text:line-break/>[8488]</text:p>
          </table:table-cell>
          <table:table-cell table:style-name="ce51" table:formula="of:=INFO.OBBA.OBBA.OBGET(INFO.OBBA.OBBA.OBSYNC([.I22];[.$I$11:.$I$49]))" office:value-type="percentage" office:value="0.0404292253855576">
            <text:p>4,043%</text:p>
          </table:table-cell>
          <table:table-cell table:style-name="ce49" table:formula="of:=INFO.OBBA.OBBA.OBGET(INFO.OBBA.OBBA.OBCALL(&quot;&quot;;&quot;net.finmath.marketdata.products.Swap&quot;;&quot;getForwardSwapRate&quot;;[.G22];[.G22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22];['Rate Curve Data'.$E$10]))" office:value-type="percentage" office:value="8.007255999699">
            <text:p>800,7%</text:p>
          </table:table-cell>
          <table:table-cell table:style-name="ce71" table:formula="of:=INFO.OBBA.OBBA.OBGET(INFO.OBBA.OBBA.OBCALL(&quot;swaptionValue&quot;;obLibs&amp;&quot;net.finmath.functions.AnalyticFormulas&quot;;&quot;blackScholesOptionImpliedVolatility&quot;;INFO.OBBA.OBBA.OBMAKE(&quot;&quot;;&quot;double&quot;;[.K22]);INFO.OBBA.OBBA.OBMAKE(&quot;&quot;;&quot;double&quot;;[.B22]);INFO.OBBA.OBBA.OBMAKE(&quot;&quot;;&quot;double&quot;;[.E22]);INFO.OBBA.OBBA.OBMAKE(&quot;&quot;;&quot;double&quot;;[.L22]);INFO.OBBA.OBBA.OBMAKE(&quot;&quot;;&quot;double&quot;;[.J22])))" office:value-type="percentage" office:value="0.262810997075705">
            <text:p>26,28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22]);INFO.OBBA.OBBA.OBMAKE(&quot;&quot;;&quot;double&quot;;[.C22]-[.B22])))" office:value-type="float" office:value="0">
            <text:p>#VALUE!</text:p>
          </table:table-cell>
          <table:table-cell table:style-name="ce32" table:formula="of:=IF(ISNUMBER([.O22]);[.M22]-[.O22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22]+0.5" office:value-type="float" office:value="6.5">
            <text:p>6,5</text:p>
          </table:table-cell>
          <table:table-cell table:style-name="ce32" table:formula="of:=[.B23]+[.$C$8]" office:value-type="float" office:value="16.5">
            <text:p>16,5</text:p>
          </table:table-cell>
          <table:table-cell table:style-name="ce32" office:value-type="float" office:value="0.5">
            <text:p>0,5</text:p>
          </table:table-cell>
          <table:table-cell table:style-name="ce49" table:formula="of:=[.K23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&quot;&amp;ROW();obLibs&amp;&quot;net.finmath.time.TimeDiscretization&quot;;INFO.OBBA.OBBA.OBMAKE(&quot;&quot;;&quot;double&quot;;[.B23]);INFO.OBBA.OBBA.OBMAKE(&quot;&quot;;&quot;double&quot;;[.C23]);INFO.OBBA.OBBA.OBMAKE(&quot;&quot;;&quot;double&quot;;[.D23]);[.$B$6])" office:value-type="string" office:string-value="swap tenor 23 &#10;[8494]">
            <text:p>swap tenor 23 <text:line-break/>[8494]</text:p>
          </table:table-cell>
          <table:table-cell table:style-name="ce37" table:formula="of:=INFO.OBBA.OBBA.OBMAKE(&quot;mcSwaption&quot;&amp;ROW();&quot;net.finmath.montecarlo.interestrate.products.Swaption&quot;;INFO.OBBA.OBBA.OBMAKE(&quot;&quot;;&quot;double&quot;;[.B23]);[.G23];INFO.OBBA.OBBA.OBMAKE(&quot;&quot;;&quot;double&quot;;[.E23]))" office:value-type="string" office:string-value="mcSwaption23 &#10;[8495]">
            <text:p>mcSwaption23 <text:line-break/>[8495]</text:p>
          </table:table-cell>
          <table:table-cell table:style-name="ce50" table:formula="of:=INFO.OBBA.OBBA.OBRUN(&quot;mcSwptn price &quot;&amp;ROW();[.H23];&quot;getValue&quot;;[$LIBORMarketModel.$M$26])" office:value-type="string" office:string-value="mcSwptn price 23 &#10;[8496]">
            <text:p>mcSwptn price 23 <text:line-break/>[8496]</text:p>
          </table:table-cell>
          <table:table-cell table:style-name="ce51" table:formula="of:=INFO.OBBA.OBBA.OBGET(INFO.OBBA.OBBA.OBSYNC([.I23];[.$I$11:.$I$49]))" office:value-type="percentage" office:value="0.0424623934887849">
            <text:p>4,246%</text:p>
          </table:table-cell>
          <table:table-cell table:style-name="ce49" table:formula="of:=INFO.OBBA.OBBA.OBGET(INFO.OBBA.OBBA.OBCALL(&quot;&quot;;&quot;net.finmath.marketdata.products.Swap&quot;;&quot;getForwardSwapRate&quot;;[.G23];[.G23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23];['Rate Curve Data'.$E$10]))" office:value-type="percentage" office:value="7.92797623732574">
            <text:p>792,8%</text:p>
          </table:table-cell>
          <table:table-cell table:style-name="ce71" table:formula="of:=INFO.OBBA.OBBA.OBGET(INFO.OBBA.OBBA.OBCALL(&quot;swaptionValue&quot;;obLibs&amp;&quot;net.finmath.functions.AnalyticFormulas&quot;;&quot;blackScholesOptionImpliedVolatility&quot;;INFO.OBBA.OBBA.OBMAKE(&quot;&quot;;&quot;double&quot;;[.K23]);INFO.OBBA.OBBA.OBMAKE(&quot;&quot;;&quot;double&quot;;[.B23]);INFO.OBBA.OBBA.OBMAKE(&quot;&quot;;&quot;double&quot;;[.E23]);INFO.OBBA.OBBA.OBMAKE(&quot;&quot;;&quot;double&quot;;[.L23]);INFO.OBBA.OBBA.OBMAKE(&quot;&quot;;&quot;double&quot;;[.J23])))" office:value-type="percentage" office:value="0.268445171708996">
            <text:p>26,84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23]);INFO.OBBA.OBBA.OBMAKE(&quot;&quot;;&quot;double&quot;;[.C23]-[.B23])))" office:value-type="float" office:value="0">
            <text:p>#VALUE!</text:p>
          </table:table-cell>
          <table:table-cell table:style-name="ce32" table:formula="of:=IF(ISNUMBER([.O23]);[.M23]-[.O23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23]+0.5" office:value-type="float" office:value="7">
            <text:p>7</text:p>
          </table:table-cell>
          <table:table-cell table:style-name="ce32" table:formula="of:=[.B24]+[.$C$8]" office:value-type="float" office:value="17">
            <text:p>17</text:p>
          </table:table-cell>
          <table:table-cell table:style-name="ce32" office:value-type="float" office:value="0.5">
            <text:p>0,5</text:p>
          </table:table-cell>
          <table:table-cell table:style-name="ce49" table:formula="of:=[.K24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&quot;&amp;ROW();obLibs&amp;&quot;net.finmath.time.TimeDiscretization&quot;;INFO.OBBA.OBBA.OBMAKE(&quot;&quot;;&quot;double&quot;;[.B24]);INFO.OBBA.OBBA.OBMAKE(&quot;&quot;;&quot;double&quot;;[.C24]);INFO.OBBA.OBBA.OBMAKE(&quot;&quot;;&quot;double&quot;;[.D24]);[.$B$6])" office:value-type="string" office:string-value="swap tenor 24 &#10;[8502]">
            <text:p>swap tenor 24 <text:line-break/>[8502]</text:p>
          </table:table-cell>
          <table:table-cell table:style-name="ce37" table:formula="of:=INFO.OBBA.OBBA.OBMAKE(&quot;mcSwaption&quot;&amp;ROW();&quot;net.finmath.montecarlo.interestrate.products.Swaption&quot;;INFO.OBBA.OBBA.OBMAKE(&quot;&quot;;&quot;double&quot;;[.B24]);[.G24];INFO.OBBA.OBBA.OBMAKE(&quot;&quot;;&quot;double&quot;;[.E24]))" office:value-type="string" office:string-value="mcSwaption24 &#10;[8503]">
            <text:p>mcSwaption24 <text:line-break/>[8503]</text:p>
          </table:table-cell>
          <table:table-cell table:style-name="ce50" table:formula="of:=INFO.OBBA.OBBA.OBRUN(&quot;mcSwptn price &quot;&amp;ROW();[.H24];&quot;getValue&quot;;[$LIBORMarketModel.$M$26])" office:value-type="string" office:string-value="mcSwptn price 24 &#10;[8504]">
            <text:p>mcSwptn price 24 <text:line-break/>[8504]</text:p>
          </table:table-cell>
          <table:table-cell table:style-name="ce51" table:formula="of:=INFO.OBBA.OBBA.OBGET(INFO.OBBA.OBBA.OBSYNC([.I24];[.$I$11:.$I$49]))" office:value-type="percentage" office:value="0.0434395781926053">
            <text:p>4,344%</text:p>
          </table:table-cell>
          <table:table-cell table:style-name="ce49" table:formula="of:=INFO.OBBA.OBBA.OBGET(INFO.OBBA.OBBA.OBCALL(&quot;&quot;;&quot;net.finmath.marketdata.products.Swap&quot;;&quot;getForwardSwapRate&quot;;[.G24];[.G24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24];['Rate Curve Data'.$E$10]))" office:value-type="percentage" office:value="7.84948142309479">
            <text:p>784,9%</text:p>
          </table:table-cell>
          <table:table-cell table:style-name="ce71" table:formula="of:=INFO.OBBA.OBBA.OBGET(INFO.OBBA.OBBA.OBCALL(&quot;swaptionValue&quot;;obLibs&amp;&quot;net.finmath.functions.AnalyticFormulas&quot;;&quot;blackScholesOptionImpliedVolatility&quot;;INFO.OBBA.OBBA.OBMAKE(&quot;&quot;;&quot;double&quot;;[.K24]);INFO.OBBA.OBBA.OBMAKE(&quot;&quot;;&quot;double&quot;;[.B24]);INFO.OBBA.OBBA.OBMAKE(&quot;&quot;;&quot;double&quot;;[.E24]);INFO.OBBA.OBBA.OBMAKE(&quot;&quot;;&quot;double&quot;;[.L24]);INFO.OBBA.OBBA.OBMAKE(&quot;&quot;;&quot;double&quot;;[.J24])))" office:value-type="percentage" office:value="0.267641588971677">
            <text:p>26,76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24]);INFO.OBBA.OBBA.OBMAKE(&quot;&quot;;&quot;double&quot;;[.C24]-[.B24])))" office:value-type="float" office:value="0.24453">
            <text:p>0,24</text:p>
          </table:table-cell>
          <table:table-cell table:style-name="ce69" table:formula="of:=IF(ISNUMBER([.O24]);[.M24]-[.O24];&quot;&quot;)" office:value-type="percentage" office:value="0.0231115889716766">
            <text:p>2,31%</text:p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24]+0.5" office:value-type="float" office:value="7.5">
            <text:p>7,5</text:p>
          </table:table-cell>
          <table:table-cell table:style-name="ce32" table:formula="of:=[.B25]+[.$C$8]" office:value-type="float" office:value="17.5">
            <text:p>17,5</text:p>
          </table:table-cell>
          <table:table-cell table:style-name="ce32" office:value-type="float" office:value="0.5">
            <text:p>0,5</text:p>
          </table:table-cell>
          <table:table-cell table:style-name="ce49" table:formula="of:=[.K25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&quot;&amp;ROW();obLibs&amp;&quot;net.finmath.time.TimeDiscretization&quot;;INFO.OBBA.OBBA.OBMAKE(&quot;&quot;;&quot;double&quot;;[.B25]);INFO.OBBA.OBBA.OBMAKE(&quot;&quot;;&quot;double&quot;;[.C25]);INFO.OBBA.OBBA.OBMAKE(&quot;&quot;;&quot;double&quot;;[.D25]);[.$B$6])" office:value-type="string" office:string-value="swap tenor 25 &#10;[8510]">
            <text:p>swap tenor 25 <text:line-break/>[8510]</text:p>
          </table:table-cell>
          <table:table-cell table:style-name="ce37" table:formula="of:=INFO.OBBA.OBBA.OBMAKE(&quot;mcSwaption&quot;&amp;ROW();&quot;net.finmath.montecarlo.interestrate.products.Swaption&quot;;INFO.OBBA.OBBA.OBMAKE(&quot;&quot;;&quot;double&quot;;[.B25]);[.G25];INFO.OBBA.OBBA.OBMAKE(&quot;&quot;;&quot;double&quot;;[.E25]))" office:value-type="string" office:string-value="mcSwaption25 &#10;[8511]">
            <text:p>mcSwaption25 <text:line-break/>[8511]</text:p>
          </table:table-cell>
          <table:table-cell table:style-name="ce50" table:formula="of:=INFO.OBBA.OBBA.OBRUN(&quot;mcSwptn price &quot;&amp;ROW();[.H25];&quot;getValue&quot;;[$LIBORMarketModel.$M$26])" office:value-type="string" office:string-value="mcSwptn price 25 &#10;[8512]">
            <text:p>mcSwptn price 25 <text:line-break/>[8512]</text:p>
          </table:table-cell>
          <table:table-cell table:style-name="ce51" table:formula="of:=INFO.OBBA.OBBA.OBGET(INFO.OBBA.OBBA.OBSYNC([.I25];[.$I$11:.$I$49]))" office:value-type="percentage" office:value="0.0445660848046079">
            <text:p>4,457%</text:p>
          </table:table-cell>
          <table:table-cell table:style-name="ce49" table:formula="of:=INFO.OBBA.OBBA.OBGET(INFO.OBBA.OBBA.OBCALL(&quot;&quot;;&quot;net.finmath.marketdata.products.Swap&quot;;&quot;getForwardSwapRate&quot;;[.G25];[.G25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25];['Rate Curve Data'.$E$10]))" office:value-type="percentage" office:value="7.77176378524237">
            <text:p>777,2%</text:p>
          </table:table-cell>
          <table:table-cell table:style-name="ce71" table:formula="of:=INFO.OBBA.OBBA.OBGET(INFO.OBBA.OBBA.OBCALL(&quot;swaptionValue&quot;;obLibs&amp;&quot;net.finmath.functions.AnalyticFormulas&quot;;&quot;blackScholesOptionImpliedVolatility&quot;;INFO.OBBA.OBBA.OBMAKE(&quot;&quot;;&quot;double&quot;;[.K25]);INFO.OBBA.OBBA.OBMAKE(&quot;&quot;;&quot;double&quot;;[.B25]);INFO.OBBA.OBBA.OBMAKE(&quot;&quot;;&quot;double&quot;;[.E25]);INFO.OBBA.OBBA.OBMAKE(&quot;&quot;;&quot;double&quot;;[.L25]);INFO.OBBA.OBBA.OBMAKE(&quot;&quot;;&quot;double&quot;;[.J25])))" office:value-type="percentage" office:value="0.268348849581397">
            <text:p>26,83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25]);INFO.OBBA.OBBA.OBMAKE(&quot;&quot;;&quot;double&quot;;[.C25]-[.B25])))" office:value-type="float" office:value="0">
            <text:p>#VALUE!</text:p>
          </table:table-cell>
          <table:table-cell table:style-name="ce32" table:formula="of:=IF(ISNUMBER([.O25]);[.M25]-[.O25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25]+0.5" office:value-type="float" office:value="8">
            <text:p>8</text:p>
          </table:table-cell>
          <table:table-cell table:style-name="ce32" table:formula="of:=[.B26]+[.$C$8]" office:value-type="float" office:value="18">
            <text:p>18</text:p>
          </table:table-cell>
          <table:table-cell table:style-name="ce32" office:value-type="float" office:value="0.5">
            <text:p>0,5</text:p>
          </table:table-cell>
          <table:table-cell table:style-name="ce49" table:formula="of:=[.K26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&quot;&amp;ROW();obLibs&amp;&quot;net.finmath.time.TimeDiscretization&quot;;INFO.OBBA.OBBA.OBMAKE(&quot;&quot;;&quot;double&quot;;[.B26]);INFO.OBBA.OBBA.OBMAKE(&quot;&quot;;&quot;double&quot;;[.C26]);INFO.OBBA.OBBA.OBMAKE(&quot;&quot;;&quot;double&quot;;[.D26]);[.$B$6])" office:value-type="string" office:string-value="swap tenor 26 &#10;[8518]">
            <text:p>swap tenor 26 <text:line-break/>[8518]</text:p>
          </table:table-cell>
          <table:table-cell table:style-name="ce37" table:formula="of:=INFO.OBBA.OBBA.OBMAKE(&quot;mcSwaption&quot;&amp;ROW();&quot;net.finmath.montecarlo.interestrate.products.Swaption&quot;;INFO.OBBA.OBBA.OBMAKE(&quot;&quot;;&quot;double&quot;;[.B26]);[.G26];INFO.OBBA.OBBA.OBMAKE(&quot;&quot;;&quot;double&quot;;[.E26]))" office:value-type="string" office:string-value="mcSwaption26 &#10;[8519]">
            <text:p>mcSwaption26 <text:line-break/>[8519]</text:p>
          </table:table-cell>
          <table:table-cell table:style-name="ce50" table:formula="of:=INFO.OBBA.OBBA.OBRUN(&quot;mcSwptn price &quot;&amp;ROW();[.H26];&quot;getValue&quot;;[$LIBORMarketModel.$M$26])" office:value-type="string" office:string-value="mcSwptn price 26 &#10;[8520]">
            <text:p>mcSwptn price 26 <text:line-break/>[8520]</text:p>
          </table:table-cell>
          <table:table-cell table:style-name="ce51" table:formula="of:=INFO.OBBA.OBBA.OBGET(INFO.OBBA.OBBA.OBSYNC([.I26];[.$I$11:.$I$49]))" office:value-type="percentage" office:value="0.0457303342557876">
            <text:p>4,573%</text:p>
          </table:table-cell>
          <table:table-cell table:style-name="ce49" table:formula="of:=INFO.OBBA.OBBA.OBGET(INFO.OBBA.OBBA.OBCALL(&quot;&quot;;&quot;net.finmath.marketdata.products.Swap&quot;;&quot;getForwardSwapRate&quot;;[.G26];[.G26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26];['Rate Curve Data'.$E$10]))" office:value-type="percentage" office:value="7.69481562895284">
            <text:p>769,5%</text:p>
          </table:table-cell>
          <table:table-cell table:style-name="ce71" table:formula="of:=INFO.OBBA.OBBA.OBGET(INFO.OBBA.OBBA.OBCALL(&quot;swaptionValue&quot;;obLibs&amp;&quot;net.finmath.functions.AnalyticFormulas&quot;;&quot;blackScholesOptionImpliedVolatility&quot;;INFO.OBBA.OBBA.OBMAKE(&quot;&quot;;&quot;double&quot;;[.K26]);INFO.OBBA.OBBA.OBMAKE(&quot;&quot;;&quot;double&quot;;[.B26]);INFO.OBBA.OBBA.OBMAKE(&quot;&quot;;&quot;double&quot;;[.E26]);INFO.OBBA.OBBA.OBMAKE(&quot;&quot;;&quot;double&quot;;[.L26]);INFO.OBBA.OBBA.OBMAKE(&quot;&quot;;&quot;double&quot;;[.J26])))" office:value-type="percentage" office:value="0.269744617903537">
            <text:p>26,97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26]);INFO.OBBA.OBBA.OBMAKE(&quot;&quot;;&quot;double&quot;;[.C26]-[.B26])))" office:value-type="float" office:value="0">
            <text:p>#VALUE!</text:p>
          </table:table-cell>
          <table:table-cell table:style-name="ce32" table:formula="of:=IF(ISNUMBER([.O26]);[.M26]-[.O26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26]+0.5" office:value-type="float" office:value="8.5">
            <text:p>8,5</text:p>
          </table:table-cell>
          <table:table-cell table:style-name="ce32" table:formula="of:=[.B27]+[.$C$8]" office:value-type="float" office:value="18.5">
            <text:p>18,5</text:p>
          </table:table-cell>
          <table:table-cell table:style-name="ce32" office:value-type="float" office:value="0.5">
            <text:p>0,5</text:p>
          </table:table-cell>
          <table:table-cell table:style-name="ce49" table:formula="of:=[.K27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&quot;&amp;ROW();obLibs&amp;&quot;net.finmath.time.TimeDiscretization&quot;;INFO.OBBA.OBBA.OBMAKE(&quot;&quot;;&quot;double&quot;;[.B27]);INFO.OBBA.OBBA.OBMAKE(&quot;&quot;;&quot;double&quot;;[.C27]);INFO.OBBA.OBBA.OBMAKE(&quot;&quot;;&quot;double&quot;;[.D27]);[.$B$6])" office:value-type="string" office:string-value="swap tenor 27 &#10;[8526]">
            <text:p>swap tenor 27 <text:line-break/>[8526]</text:p>
          </table:table-cell>
          <table:table-cell table:style-name="ce37" table:formula="of:=INFO.OBBA.OBBA.OBMAKE(&quot;mcSwaption&quot;&amp;ROW();&quot;net.finmath.montecarlo.interestrate.products.Swaption&quot;;INFO.OBBA.OBBA.OBMAKE(&quot;&quot;;&quot;double&quot;;[.B27]);[.G27];INFO.OBBA.OBBA.OBMAKE(&quot;&quot;;&quot;double&quot;;[.E27]))" office:value-type="string" office:string-value="mcSwaption27 &#10;[8527]">
            <text:p>mcSwaption27 <text:line-break/>[8527]</text:p>
          </table:table-cell>
          <table:table-cell table:style-name="ce50" table:formula="of:=INFO.OBBA.OBBA.OBRUN(&quot;mcSwptn price &quot;&amp;ROW();[.H27];&quot;getValue&quot;;[$LIBORMarketModel.$M$26])" office:value-type="string" office:string-value="mcSwptn price 27 &#10;[8528]">
            <text:p>mcSwptn price 27 <text:line-break/>[8528]</text:p>
          </table:table-cell>
          <table:table-cell table:style-name="ce51" table:formula="of:=INFO.OBBA.OBBA.OBGET(INFO.OBBA.OBBA.OBSYNC([.I27];[.$I$11:.$I$49]))" office:value-type="percentage" office:value="0.0462334377523242">
            <text:p>4,623%</text:p>
          </table:table-cell>
          <table:table-cell table:style-name="ce49" table:formula="of:=INFO.OBBA.OBBA.OBGET(INFO.OBBA.OBBA.OBCALL(&quot;&quot;;&quot;net.finmath.marketdata.products.Swap&quot;;&quot;getForwardSwapRate&quot;;[.G27];[.G27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27];['Rate Curve Data'.$E$10]))" office:value-type="percentage" office:value="7.61862933559687">
            <text:p>761,9%</text:p>
          </table:table-cell>
          <table:table-cell table:style-name="ce71" table:formula="of:=INFO.OBBA.OBBA.OBGET(INFO.OBBA.OBBA.OBCALL(&quot;swaptionValue&quot;;obLibs&amp;&quot;net.finmath.functions.AnalyticFormulas&quot;;&quot;blackScholesOptionImpliedVolatility&quot;;INFO.OBBA.OBBA.OBMAKE(&quot;&quot;;&quot;double&quot;;[.K27]);INFO.OBBA.OBBA.OBMAKE(&quot;&quot;;&quot;double&quot;;[.B27]);INFO.OBBA.OBBA.OBMAKE(&quot;&quot;;&quot;double&quot;;[.E27]);INFO.OBBA.OBBA.OBMAKE(&quot;&quot;;&quot;double&quot;;[.L27]);INFO.OBBA.OBBA.OBMAKE(&quot;&quot;;&quot;double&quot;;[.J27])))" office:value-type="percentage" office:value="0.267500815042667">
            <text:p>26,75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27]);INFO.OBBA.OBBA.OBMAKE(&quot;&quot;;&quot;double&quot;;[.C27]-[.B27])))" office:value-type="float" office:value="0">
            <text:p>#VALUE!</text:p>
          </table:table-cell>
          <table:table-cell table:style-name="ce32" table:formula="of:=IF(ISNUMBER([.O27]);[.M27]-[.O27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27]+0.5" office:value-type="float" office:value="9">
            <text:p>9</text:p>
          </table:table-cell>
          <table:table-cell table:style-name="ce32" table:formula="of:=[.B28]+[.$C$8]" office:value-type="float" office:value="19">
            <text:p>19</text:p>
          </table:table-cell>
          <table:table-cell table:style-name="ce32" office:value-type="float" office:value="0.5">
            <text:p>0,5</text:p>
          </table:table-cell>
          <table:table-cell table:style-name="ce49" table:formula="of:=[.K28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&quot;&amp;ROW();obLibs&amp;&quot;net.finmath.time.TimeDiscretization&quot;;INFO.OBBA.OBBA.OBMAKE(&quot;&quot;;&quot;double&quot;;[.B28]);INFO.OBBA.OBBA.OBMAKE(&quot;&quot;;&quot;double&quot;;[.C28]);INFO.OBBA.OBBA.OBMAKE(&quot;&quot;;&quot;double&quot;;[.D28]);[.$B$6])" office:value-type="string" office:string-value="swap tenor 28 &#10;[8534]">
            <text:p>swap tenor 28 <text:line-break/>[8534]</text:p>
          </table:table-cell>
          <table:table-cell table:style-name="ce37" table:formula="of:=INFO.OBBA.OBBA.OBMAKE(&quot;mcSwaption&quot;&amp;ROW();&quot;net.finmath.montecarlo.interestrate.products.Swaption&quot;;INFO.OBBA.OBBA.OBMAKE(&quot;&quot;;&quot;double&quot;;[.B28]);[.G28];INFO.OBBA.OBBA.OBMAKE(&quot;&quot;;&quot;double&quot;;[.E28]))" office:value-type="string" office:string-value="mcSwaption28 &#10;[8535]">
            <text:p>mcSwaption28 <text:line-break/>[8535]</text:p>
          </table:table-cell>
          <table:table-cell table:style-name="ce50" table:formula="of:=INFO.OBBA.OBBA.OBRUN(&quot;mcSwptn price &quot;&amp;ROW();[.H28];&quot;getValue&quot;;[$LIBORMarketModel.$M$26])" office:value-type="string" office:string-value="mcSwptn price 28 &#10;[8536]">
            <text:p>mcSwptn price 28 <text:line-break/>[8536]</text:p>
          </table:table-cell>
          <table:table-cell table:style-name="ce51" table:formula="of:=INFO.OBBA.OBBA.OBGET(INFO.OBBA.OBBA.OBSYNC([.I28];[.$I$11:.$I$49]))" office:value-type="percentage" office:value="0.0472735102280637">
            <text:p>4,727%</text:p>
          </table:table-cell>
          <table:table-cell table:style-name="ce49" table:formula="of:=INFO.OBBA.OBBA.OBGET(INFO.OBBA.OBBA.OBCALL(&quot;&quot;;&quot;net.finmath.marketdata.products.Swap&quot;;&quot;getForwardSwapRate&quot;;[.G28];[.G28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28];['Rate Curve Data'.$E$10]))" office:value-type="percentage" office:value="7.5431973619771">
            <text:p>754,3%</text:p>
          </table:table-cell>
          <table:table-cell table:style-name="ce71" table:formula="of:=INFO.OBBA.OBBA.OBGET(INFO.OBBA.OBBA.OBCALL(&quot;swaptionValue&quot;;obLibs&amp;&quot;net.finmath.functions.AnalyticFormulas&quot;;&quot;blackScholesOptionImpliedVolatility&quot;;INFO.OBBA.OBBA.OBMAKE(&quot;&quot;;&quot;double&quot;;[.K28]);INFO.OBBA.OBBA.OBMAKE(&quot;&quot;;&quot;double&quot;;[.B28]);INFO.OBBA.OBBA.OBMAKE(&quot;&quot;;&quot;double&quot;;[.E28]);INFO.OBBA.OBBA.OBMAKE(&quot;&quot;;&quot;double&quot;;[.L28]);INFO.OBBA.OBBA.OBMAKE(&quot;&quot;;&quot;double&quot;;[.J28])))" office:value-type="percentage" office:value="0.268938703277474">
            <text:p>26,89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28]);INFO.OBBA.OBBA.OBMAKE(&quot;&quot;;&quot;double&quot;;[.C28]-[.B28])))" office:value-type="float" office:value="0">
            <text:p>#VALUE!</text:p>
          </table:table-cell>
          <table:table-cell table:style-name="ce32" table:formula="of:=IF(ISNUMBER([.O28]);[.M28]-[.O28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28]+0.5" office:value-type="float" office:value="9.5">
            <text:p>9,5</text:p>
          </table:table-cell>
          <table:table-cell table:style-name="ce32" table:formula="of:=[.B29]+[.$C$8]" office:value-type="float" office:value="19.5">
            <text:p>19,5</text:p>
          </table:table-cell>
          <table:table-cell table:style-name="ce32" office:value-type="float" office:value="0.5">
            <text:p>0,5</text:p>
          </table:table-cell>
          <table:table-cell table:style-name="ce49" table:formula="of:=[.K29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&quot;&amp;ROW();obLibs&amp;&quot;net.finmath.time.TimeDiscretization&quot;;INFO.OBBA.OBBA.OBMAKE(&quot;&quot;;&quot;double&quot;;[.B29]);INFO.OBBA.OBBA.OBMAKE(&quot;&quot;;&quot;double&quot;;[.C29]);INFO.OBBA.OBBA.OBMAKE(&quot;&quot;;&quot;double&quot;;[.D29]);[.$B$6])" office:value-type="string" office:string-value="swap tenor 29 &#10;[8542]">
            <text:p>swap tenor 29 <text:line-break/>[8542]</text:p>
          </table:table-cell>
          <table:table-cell table:style-name="ce37" table:formula="of:=INFO.OBBA.OBBA.OBMAKE(&quot;mcSwaption&quot;&amp;ROW();&quot;net.finmath.montecarlo.interestrate.products.Swaption&quot;;INFO.OBBA.OBBA.OBMAKE(&quot;&quot;;&quot;double&quot;;[.B29]);[.G29];INFO.OBBA.OBBA.OBMAKE(&quot;&quot;;&quot;double&quot;;[.E29]))" office:value-type="string" office:string-value="mcSwaption29 &#10;[8543]">
            <text:p>mcSwaption29 <text:line-break/>[8543]</text:p>
          </table:table-cell>
          <table:table-cell table:style-name="ce50" table:formula="of:=INFO.OBBA.OBBA.OBRUN(&quot;mcSwptn price &quot;&amp;ROW();[.H29];&quot;getValue&quot;;[$LIBORMarketModel.$M$26])" office:value-type="string" office:string-value="mcSwptn price 29 &#10;[8544]">
            <text:p>mcSwptn price 29 <text:line-break/>[8544]</text:p>
          </table:table-cell>
          <table:table-cell table:style-name="ce51" table:formula="of:=INFO.OBBA.OBBA.OBGET(INFO.OBBA.OBBA.OBSYNC([.I29];[.$I$11:.$I$49]))" office:value-type="percentage" office:value="0.0475753875424184">
            <text:p>4,758%</text:p>
          </table:table-cell>
          <table:table-cell table:style-name="ce49" table:formula="of:=INFO.OBBA.OBBA.OBGET(INFO.OBBA.OBBA.OBCALL(&quot;&quot;;&quot;net.finmath.marketdata.products.Swap&quot;;&quot;getForwardSwapRate&quot;;[.G29];[.G29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29];['Rate Curve Data'.$E$10]))" office:value-type="percentage" office:value="7.46851223958129">
            <text:p>746,9%</text:p>
          </table:table-cell>
          <table:table-cell table:style-name="ce71" table:formula="of:=INFO.OBBA.OBBA.OBGET(INFO.OBBA.OBBA.OBCALL(&quot;swaptionValue&quot;;obLibs&amp;&quot;net.finmath.functions.AnalyticFormulas&quot;;&quot;blackScholesOptionImpliedVolatility&quot;;INFO.OBBA.OBBA.OBMAKE(&quot;&quot;;&quot;double&quot;;[.K29]);INFO.OBBA.OBBA.OBMAKE(&quot;&quot;;&quot;double&quot;;[.B29]);INFO.OBBA.OBBA.OBMAKE(&quot;&quot;;&quot;double&quot;;[.E29]);INFO.OBBA.OBBA.OBMAKE(&quot;&quot;;&quot;double&quot;;[.L29]);INFO.OBBA.OBBA.OBMAKE(&quot;&quot;;&quot;double&quot;;[.J29])))" office:value-type="percentage" office:value="0.266319497994954">
            <text:p>26,63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29]);INFO.OBBA.OBBA.OBMAKE(&quot;&quot;;&quot;double&quot;;[.C29]-[.B29])))" office:value-type="float" office:value="0">
            <text:p>#VALUE!</text:p>
          </table:table-cell>
          <table:table-cell table:style-name="ce32" table:formula="of:=IF(ISNUMBER([.O29]);[.M29]-[.O29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29]+0.5" office:value-type="float" office:value="10">
            <text:p>10</text:p>
          </table:table-cell>
          <table:table-cell table:style-name="ce32" table:formula="of:=[.B30]+[.$C$8]" office:value-type="float" office:value="20">
            <text:p>20</text:p>
          </table:table-cell>
          <table:table-cell table:style-name="ce32" office:value-type="float" office:value="0.5">
            <text:p>0,5</text:p>
          </table:table-cell>
          <table:table-cell table:style-name="ce49" table:formula="of:=[.K30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&quot;&amp;ROW();obLibs&amp;&quot;net.finmath.time.TimeDiscretization&quot;;INFO.OBBA.OBBA.OBMAKE(&quot;&quot;;&quot;double&quot;;[.B30]);INFO.OBBA.OBBA.OBMAKE(&quot;&quot;;&quot;double&quot;;[.C30]);INFO.OBBA.OBBA.OBMAKE(&quot;&quot;;&quot;double&quot;;[.D30]);[.$B$6])" office:value-type="string" office:string-value="swap tenor 30 &#10;[8550]">
            <text:p>swap tenor 30 <text:line-break/>[8550]</text:p>
          </table:table-cell>
          <table:table-cell table:style-name="ce37" table:formula="of:=INFO.OBBA.OBBA.OBMAKE(&quot;mcSwaption&quot;&amp;ROW();&quot;net.finmath.montecarlo.interestrate.products.Swaption&quot;;INFO.OBBA.OBBA.OBMAKE(&quot;&quot;;&quot;double&quot;;[.B30]);[.G30];INFO.OBBA.OBBA.OBMAKE(&quot;&quot;;&quot;double&quot;;[.E30]))" office:value-type="string" office:string-value="mcSwaption30 &#10;[8551]">
            <text:p>mcSwaption30 <text:line-break/>[8551]</text:p>
          </table:table-cell>
          <table:table-cell table:style-name="ce50" table:formula="of:=INFO.OBBA.OBBA.OBRUN(&quot;mcSwptn price &quot;&amp;ROW();[.H30];&quot;getValue&quot;;[$LIBORMarketModel.$M$26])" office:value-type="string" office:string-value="mcSwptn price 30 &#10;[8552]">
            <text:p>mcSwptn price 30 <text:line-break/>[8552]</text:p>
          </table:table-cell>
          <table:table-cell table:style-name="ce51" table:formula="of:=INFO.OBBA.OBBA.OBGET(INFO.OBBA.OBBA.OBSYNC([.I30];[.$I$11:.$I$49]))" office:value-type="percentage" office:value="0.0488475286027697">
            <text:p>4,885%</text:p>
          </table:table-cell>
          <table:table-cell table:style-name="ce49" table:formula="of:=INFO.OBBA.OBBA.OBGET(INFO.OBBA.OBBA.OBCALL(&quot;&quot;;&quot;net.finmath.marketdata.products.Swap&quot;;&quot;getForwardSwapRate&quot;;[.G30];[.G30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30];['Rate Curve Data'.$E$10]))" office:value-type="percentage" office:value="7.39456657384286">
            <text:p>739,5%</text:p>
          </table:table-cell>
          <table:table-cell table:style-name="ce71" table:formula="of:=INFO.OBBA.OBBA.OBGET(INFO.OBBA.OBBA.OBCALL(&quot;swaptionValue&quot;;obLibs&amp;&quot;net.finmath.functions.AnalyticFormulas&quot;;&quot;blackScholesOptionImpliedVolatility&quot;;INFO.OBBA.OBBA.OBMAKE(&quot;&quot;;&quot;double&quot;;[.K30]);INFO.OBBA.OBBA.OBMAKE(&quot;&quot;;&quot;double&quot;;[.B30]);INFO.OBBA.OBBA.OBMAKE(&quot;&quot;;&quot;double&quot;;[.E30]);INFO.OBBA.OBBA.OBMAKE(&quot;&quot;;&quot;double&quot;;[.L30]);INFO.OBBA.OBBA.OBMAKE(&quot;&quot;;&quot;double&quot;;[.J30])))" office:value-type="percentage" office:value="0.269774348452713">
            <text:p>26,98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30]);INFO.OBBA.OBBA.OBMAKE(&quot;&quot;;&quot;double&quot;;[.C30]-[.B30])))" office:value-type="float" office:value="0.23265">
            <text:p>0,23</text:p>
          </table:table-cell>
          <table:table-cell table:style-name="ce69" table:formula="of:=IF(ISNUMBER([.O30]);[.M30]-[.O30];&quot;&quot;)" office:value-type="percentage" office:value="0.0371243484527128">
            <text:p>3,71%</text:p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30]+0.5" office:value-type="float" office:value="10.5">
            <text:p>10,5</text:p>
          </table:table-cell>
          <table:table-cell table:style-name="ce32" table:formula="of:=[.B31]+[.$C$8]" office:value-type="float" office:value="20.5">
            <text:p>20,5</text:p>
          </table:table-cell>
          <table:table-cell table:style-name="ce32" office:value-type="float" office:value="0.5">
            <text:p>0,5</text:p>
          </table:table-cell>
          <table:table-cell table:style-name="ce49" table:formula="of:=[.K31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&quot;&amp;ROW();obLibs&amp;&quot;net.finmath.time.TimeDiscretization&quot;;INFO.OBBA.OBBA.OBMAKE(&quot;&quot;;&quot;double&quot;;[.B31]);INFO.OBBA.OBBA.OBMAKE(&quot;&quot;;&quot;double&quot;;[.C31]);INFO.OBBA.OBBA.OBMAKE(&quot;&quot;;&quot;double&quot;;[.D31]);[.$B$6])" office:value-type="string" office:string-value="swap tenor 31 &#10;[8558]">
            <text:p>swap tenor 31 <text:line-break/>[8558]</text:p>
          </table:table-cell>
          <table:table-cell table:style-name="ce37" table:formula="of:=INFO.OBBA.OBBA.OBMAKE(&quot;mcSwaption&quot;&amp;ROW();&quot;net.finmath.montecarlo.interestrate.products.Swaption&quot;;INFO.OBBA.OBBA.OBMAKE(&quot;&quot;;&quot;double&quot;;[.B31]);[.G31];INFO.OBBA.OBBA.OBMAKE(&quot;&quot;;&quot;double&quot;;[.E31]))" office:value-type="string" office:string-value="mcSwaption31 &#10;[8559]">
            <text:p>mcSwaption31 <text:line-break/>[8559]</text:p>
          </table:table-cell>
          <table:table-cell table:style-name="ce50" table:formula="of:=INFO.OBBA.OBBA.OBRUN(&quot;mcSwptn price &quot;&amp;ROW();[.H31];&quot;getValue&quot;;[$LIBORMarketModel.$M$26])" office:value-type="string" office:string-value="mcSwptn price 31 &#10;[8560]">
            <text:p>mcSwptn price 31 <text:line-break/>[8560]</text:p>
          </table:table-cell>
          <table:table-cell table:style-name="ce51" table:formula="of:=INFO.OBBA.OBBA.OBGET(INFO.OBBA.OBBA.OBSYNC([.I31];[.$I$11:.$I$49]))" office:value-type="percentage" office:value="0.0492266733544754">
            <text:p>4,923%</text:p>
          </table:table-cell>
          <table:table-cell table:style-name="ce49" table:formula="of:=INFO.OBBA.OBBA.OBGET(INFO.OBBA.OBBA.OBCALL(&quot;&quot;;&quot;net.finmath.marketdata.products.Swap&quot;;&quot;getForwardSwapRate&quot;;[.G31];[.G31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31];['Rate Curve Data'.$E$10]))" office:value-type="percentage" office:value="7.32135304340877">
            <text:p>732,1%</text:p>
          </table:table-cell>
          <table:table-cell table:style-name="ce71" table:formula="of:=INFO.OBBA.OBBA.OBGET(INFO.OBBA.OBBA.OBCALL(&quot;swaptionValue&quot;;obLibs&amp;&quot;net.finmath.functions.AnalyticFormulas&quot;;&quot;blackScholesOptionImpliedVolatility&quot;;INFO.OBBA.OBBA.OBMAKE(&quot;&quot;;&quot;double&quot;;[.K31]);INFO.OBBA.OBBA.OBMAKE(&quot;&quot;;&quot;double&quot;;[.B31]);INFO.OBBA.OBBA.OBMAKE(&quot;&quot;;&quot;double&quot;;[.E31]);INFO.OBBA.OBBA.OBMAKE(&quot;&quot;;&quot;double&quot;;[.L31]);INFO.OBBA.OBBA.OBMAKE(&quot;&quot;;&quot;double&quot;;[.J31])))" office:value-type="percentage" office:value="0.268273609983775">
            <text:p>26,83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31]);INFO.OBBA.OBBA.OBMAKE(&quot;&quot;;&quot;double&quot;;[.C31]-[.B31])))" office:value-type="float" office:value="0">
            <text:p>#VALUE!</text:p>
          </table:table-cell>
          <table:table-cell table:style-name="ce32" table:formula="of:=IF(ISNUMBER([.O31]);[.M31]-[.O31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31]+0.5" office:value-type="float" office:value="11">
            <text:p>11</text:p>
          </table:table-cell>
          <table:table-cell table:style-name="ce32" table:formula="of:=[.B32]+[.$C$8]" office:value-type="float" office:value="21">
            <text:p>21</text:p>
          </table:table-cell>
          <table:table-cell table:style-name="ce32" office:value-type="float" office:value="0.5">
            <text:p>0,5</text:p>
          </table:table-cell>
          <table:table-cell table:style-name="ce49" table:formula="of:=[.K32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&quot;&amp;ROW();obLibs&amp;&quot;net.finmath.time.TimeDiscretization&quot;;INFO.OBBA.OBBA.OBMAKE(&quot;&quot;;&quot;double&quot;;[.B32]);INFO.OBBA.OBBA.OBMAKE(&quot;&quot;;&quot;double&quot;;[.C32]);INFO.OBBA.OBBA.OBMAKE(&quot;&quot;;&quot;double&quot;;[.D32]);[.$B$6])" office:value-type="string" office:string-value="swap tenor 32 &#10;[8566]">
            <text:p>swap tenor 32 <text:line-break/>[8566]</text:p>
          </table:table-cell>
          <table:table-cell table:style-name="ce37" table:formula="of:=INFO.OBBA.OBBA.OBMAKE(&quot;mcSwaption&quot;&amp;ROW();&quot;net.finmath.montecarlo.interestrate.products.Swaption&quot;;INFO.OBBA.OBBA.OBMAKE(&quot;&quot;;&quot;double&quot;;[.B32]);[.G32];INFO.OBBA.OBBA.OBMAKE(&quot;&quot;;&quot;double&quot;;[.E32]))" office:value-type="string" office:string-value="mcSwaption32 &#10;[8567]">
            <text:p>mcSwaption32 <text:line-break/>[8567]</text:p>
          </table:table-cell>
          <table:table-cell table:style-name="ce50" table:formula="of:=INFO.OBBA.OBBA.OBRUN(&quot;mcSwptn price &quot;&amp;ROW();[.H32];&quot;getValue&quot;;[$LIBORMarketModel.$M$26])" office:value-type="string" office:string-value="mcSwptn price 32 &#10;[8568]">
            <text:p>mcSwptn price 32 <text:line-break/>[8568]</text:p>
          </table:table-cell>
          <table:table-cell table:style-name="ce51" table:formula="of:=INFO.OBBA.OBBA.OBGET(INFO.OBBA.OBBA.OBSYNC([.I32];[.$I$11:.$I$49]))" office:value-type="percentage" office:value="0.0502685098410285">
            <text:p>5,027%</text:p>
          </table:table-cell>
          <table:table-cell table:style-name="ce49" table:formula="of:=INFO.OBBA.OBBA.OBGET(INFO.OBBA.OBBA.OBCALL(&quot;&quot;;&quot;net.finmath.marketdata.products.Swap&quot;;&quot;getForwardSwapRate&quot;;[.G32];[.G32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32];['Rate Curve Data'.$E$10]))" office:value-type="percentage" office:value="7.24886439941463">
            <text:p>724,9%</text:p>
          </table:table-cell>
          <table:table-cell table:style-name="ce71" table:formula="of:=INFO.OBBA.OBBA.OBGET(INFO.OBBA.OBBA.OBCALL(&quot;swaptionValue&quot;;obLibs&amp;&quot;net.finmath.functions.AnalyticFormulas&quot;;&quot;blackScholesOptionImpliedVolatility&quot;;INFO.OBBA.OBBA.OBMAKE(&quot;&quot;;&quot;double&quot;;[.K32]);INFO.OBBA.OBBA.OBMAKE(&quot;&quot;;&quot;double&quot;;[.B32]);INFO.OBBA.OBBA.OBMAKE(&quot;&quot;;&quot;double&quot;;[.E32]);INFO.OBBA.OBBA.OBMAKE(&quot;&quot;;&quot;double&quot;;[.L32]);INFO.OBBA.OBBA.OBMAKE(&quot;&quot;;&quot;double&quot;;[.J32])))" office:value-type="percentage" office:value="0.270895411920059">
            <text:p>27,09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32]);INFO.OBBA.OBBA.OBMAKE(&quot;&quot;;&quot;double&quot;;[.C32]-[.B32])))" office:value-type="float" office:value="0">
            <text:p>#VALUE!</text:p>
          </table:table-cell>
          <table:table-cell table:style-name="ce32" table:formula="of:=IF(ISNUMBER([.O32]);[.M32]-[.O32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32]+0.5" office:value-type="float" office:value="11.5">
            <text:p>11,5</text:p>
          </table:table-cell>
          <table:table-cell table:style-name="ce32" table:formula="of:=[.B33]+[.$C$8]" office:value-type="float" office:value="21.5">
            <text:p>21,5</text:p>
          </table:table-cell>
          <table:table-cell table:style-name="ce32" office:value-type="float" office:value="0.5">
            <text:p>0,5</text:p>
          </table:table-cell>
          <table:table-cell table:style-name="ce49" table:formula="of:=[.K33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&quot;&amp;ROW();obLibs&amp;&quot;net.finmath.time.TimeDiscretization&quot;;INFO.OBBA.OBBA.OBMAKE(&quot;&quot;;&quot;double&quot;;[.B33]);INFO.OBBA.OBBA.OBMAKE(&quot;&quot;;&quot;double&quot;;[.C33]);INFO.OBBA.OBBA.OBMAKE(&quot;&quot;;&quot;double&quot;;[.D33]);[.$B$6])" office:value-type="string" office:string-value="swap tenor 33 &#10;[8574]">
            <text:p>swap tenor 33 <text:line-break/>[8574]</text:p>
          </table:table-cell>
          <table:table-cell table:style-name="ce37" table:formula="of:=INFO.OBBA.OBBA.OBMAKE(&quot;mcSwaption&quot;&amp;ROW();&quot;net.finmath.montecarlo.interestrate.products.Swaption&quot;;INFO.OBBA.OBBA.OBMAKE(&quot;&quot;;&quot;double&quot;;[.B33]);[.G33];INFO.OBBA.OBBA.OBMAKE(&quot;&quot;;&quot;double&quot;;[.E33]))" office:value-type="string" office:string-value="mcSwaption33 &#10;[8575]">
            <text:p>mcSwaption33 <text:line-break/>[8575]</text:p>
          </table:table-cell>
          <table:table-cell table:style-name="ce50" table:formula="of:=INFO.OBBA.OBBA.OBRUN(&quot;mcSwptn price &quot;&amp;ROW();[.H33];&quot;getValue&quot;;[$LIBORMarketModel.$M$26])" office:value-type="string" office:string-value="mcSwptn price 33 &#10;[8576]">
            <text:p>mcSwptn price 33 <text:line-break/>[8576]</text:p>
          </table:table-cell>
          <table:table-cell table:style-name="ce51" table:formula="of:=INFO.OBBA.OBBA.OBGET(INFO.OBBA.OBBA.OBSYNC([.I33];[.$I$11:.$I$49]))" office:value-type="percentage" office:value="0.0517136078057093">
            <text:p>5,171%</text:p>
          </table:table-cell>
          <table:table-cell table:style-name="ce49" table:formula="of:=INFO.OBBA.OBBA.OBGET(INFO.OBBA.OBBA.OBCALL(&quot;&quot;;&quot;net.finmath.marketdata.products.Swap&quot;;&quot;getForwardSwapRate&quot;;[.G33];[.G33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33];['Rate Curve Data'.$E$10]))" office:value-type="percentage" office:value="7.17709346476696">
            <text:p>717,7%</text:p>
          </table:table-cell>
          <table:table-cell table:style-name="ce71" table:formula="of:=INFO.OBBA.OBBA.OBGET(INFO.OBBA.OBBA.OBCALL(&quot;swaptionValue&quot;;obLibs&amp;&quot;net.finmath.functions.AnalyticFormulas&quot;;&quot;blackScholesOptionImpliedVolatility&quot;;INFO.OBBA.OBBA.OBMAKE(&quot;&quot;;&quot;double&quot;;[.K33]);INFO.OBBA.OBBA.OBMAKE(&quot;&quot;;&quot;double&quot;;[.B33]);INFO.OBBA.OBBA.OBMAKE(&quot;&quot;;&quot;double&quot;;[.E33]);INFO.OBBA.OBBA.OBMAKE(&quot;&quot;;&quot;double&quot;;[.L33]);INFO.OBBA.OBBA.OBMAKE(&quot;&quot;;&quot;double&quot;;[.J33])))" office:value-type="percentage" office:value="0.276055091080784">
            <text:p>27,61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33]);INFO.OBBA.OBBA.OBMAKE(&quot;&quot;;&quot;double&quot;;[.C33]-[.B33])))" office:value-type="float" office:value="0">
            <text:p>#VALUE!</text:p>
          </table:table-cell>
          <table:table-cell table:style-name="ce32" table:formula="of:=IF(ISNUMBER([.O33]);[.M33]-[.O33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33]+0.5" office:value-type="float" office:value="12">
            <text:p>12</text:p>
          </table:table-cell>
          <table:table-cell table:style-name="ce32" table:formula="of:=[.B34]+[.$C$8]" office:value-type="float" office:value="22">
            <text:p>22</text:p>
          </table:table-cell>
          <table:table-cell table:style-name="ce32" office:value-type="float" office:value="0.5">
            <text:p>0,5</text:p>
          </table:table-cell>
          <table:table-cell table:style-name="ce49" table:formula="of:=[.K34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&quot;&amp;ROW();obLibs&amp;&quot;net.finmath.time.TimeDiscretization&quot;;INFO.OBBA.OBBA.OBMAKE(&quot;&quot;;&quot;double&quot;;[.B34]);INFO.OBBA.OBBA.OBMAKE(&quot;&quot;;&quot;double&quot;;[.C34]);INFO.OBBA.OBBA.OBMAKE(&quot;&quot;;&quot;double&quot;;[.D34]);[.$B$6])" office:value-type="string" office:string-value="swap tenor 34 &#10;[8582]">
            <text:p>swap tenor 34 <text:line-break/>[8582]</text:p>
          </table:table-cell>
          <table:table-cell table:style-name="ce37" table:formula="of:=INFO.OBBA.OBBA.OBMAKE(&quot;mcSwaption&quot;&amp;ROW();&quot;net.finmath.montecarlo.interestrate.products.Swaption&quot;;INFO.OBBA.OBBA.OBMAKE(&quot;&quot;;&quot;double&quot;;[.B34]);[.G34];INFO.OBBA.OBBA.OBMAKE(&quot;&quot;;&quot;double&quot;;[.E34]))" office:value-type="string" office:string-value="mcSwaption34 &#10;[8583]">
            <text:p>mcSwaption34 <text:line-break/>[8583]</text:p>
          </table:table-cell>
          <table:table-cell table:style-name="ce50" table:formula="of:=INFO.OBBA.OBBA.OBRUN(&quot;mcSwptn price &quot;&amp;ROW();[.H34];&quot;getValue&quot;;[$LIBORMarketModel.$M$26])" office:value-type="string" office:string-value="mcSwptn price 34 &#10;[8584]">
            <text:p>mcSwptn price 34 <text:line-break/>[8584]</text:p>
          </table:table-cell>
          <table:table-cell table:style-name="ce51" table:formula="of:=INFO.OBBA.OBBA.OBGET(INFO.OBBA.OBBA.OBSYNC([.I34];[.$I$11:.$I$49]))" office:value-type="percentage" office:value="0.0523034934298842">
            <text:p>5,230%</text:p>
          </table:table-cell>
          <table:table-cell table:style-name="ce49" table:formula="of:=INFO.OBBA.OBBA.OBGET(INFO.OBBA.OBBA.OBCALL(&quot;&quot;;&quot;net.finmath.marketdata.products.Swap&quot;;&quot;getForwardSwapRate&quot;;[.G34];[.G34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34];['Rate Curve Data'.$E$10]))" office:value-type="percentage" office:value="7.10603313343263">
            <text:p>710,6%</text:p>
          </table:table-cell>
          <table:table-cell table:style-name="ce71" table:formula="of:=INFO.OBBA.OBBA.OBGET(INFO.OBBA.OBBA.OBCALL(&quot;swaptionValue&quot;;obLibs&amp;&quot;net.finmath.functions.AnalyticFormulas&quot;;&quot;blackScholesOptionImpliedVolatility&quot;;INFO.OBBA.OBBA.OBMAKE(&quot;&quot;;&quot;double&quot;;[.K34]);INFO.OBBA.OBBA.OBMAKE(&quot;&quot;;&quot;double&quot;;[.B34]);INFO.OBBA.OBBA.OBMAKE(&quot;&quot;;&quot;double&quot;;[.E34]);INFO.OBBA.OBBA.OBMAKE(&quot;&quot;;&quot;double&quot;;[.L34]);INFO.OBBA.OBBA.OBMAKE(&quot;&quot;;&quot;double&quot;;[.J34])))" office:value-type="percentage" office:value="0.276518615296803">
            <text:p>27,65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34]);INFO.OBBA.OBBA.OBMAKE(&quot;&quot;;&quot;double&quot;;[.C34]-[.B34])))" office:value-type="float" office:value="0">
            <text:p>#VALUE!</text:p>
          </table:table-cell>
          <table:table-cell table:style-name="ce32" table:formula="of:=IF(ISNUMBER([.O34]);[.M34]-[.O34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34]+0.5" office:value-type="float" office:value="12.5">
            <text:p>12,5</text:p>
          </table:table-cell>
          <table:table-cell table:style-name="ce32" table:formula="of:=[.B35]+[.$C$8]" office:value-type="float" office:value="22.5">
            <text:p>22,5</text:p>
          </table:table-cell>
          <table:table-cell table:style-name="ce32" office:value-type="float" office:value="0.5">
            <text:p>0,5</text:p>
          </table:table-cell>
          <table:table-cell table:style-name="ce49" table:formula="of:=[.K35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&quot;&amp;ROW();obLibs&amp;&quot;net.finmath.time.TimeDiscretization&quot;;INFO.OBBA.OBBA.OBMAKE(&quot;&quot;;&quot;double&quot;;[.B35]);INFO.OBBA.OBBA.OBMAKE(&quot;&quot;;&quot;double&quot;;[.C35]);INFO.OBBA.OBBA.OBMAKE(&quot;&quot;;&quot;double&quot;;[.D35]);[.$B$6])" office:value-type="string" office:string-value="swap tenor 35 &#10;[8590]">
            <text:p>swap tenor 35 <text:line-break/>[8590]</text:p>
          </table:table-cell>
          <table:table-cell table:style-name="ce37" table:formula="of:=INFO.OBBA.OBBA.OBMAKE(&quot;mcSwaption&quot;&amp;ROW();&quot;net.finmath.montecarlo.interestrate.products.Swaption&quot;;INFO.OBBA.OBBA.OBMAKE(&quot;&quot;;&quot;double&quot;;[.B35]);[.G35];INFO.OBBA.OBBA.OBMAKE(&quot;&quot;;&quot;double&quot;;[.E35]))" office:value-type="string" office:string-value="mcSwaption35 &#10;[8591]">
            <text:p>mcSwaption35 <text:line-break/>[8591]</text:p>
          </table:table-cell>
          <table:table-cell table:style-name="ce50" table:formula="of:=INFO.OBBA.OBBA.OBRUN(&quot;mcSwptn price &quot;&amp;ROW();[.H35];&quot;getValue&quot;;[$LIBORMarketModel.$M$26])" office:value-type="string" office:string-value="mcSwptn price 35 &#10;[8592]">
            <text:p>mcSwptn price 35 <text:line-break/>[8592]</text:p>
          </table:table-cell>
          <table:table-cell table:style-name="ce51" table:formula="of:=INFO.OBBA.OBBA.OBGET(INFO.OBBA.OBBA.OBSYNC([.I35];[.$I$11:.$I$49]))" office:value-type="percentage" office:value="0.0529310678635572">
            <text:p>5,293%</text:p>
          </table:table-cell>
          <table:table-cell table:style-name="ce49" table:formula="of:=INFO.OBBA.OBBA.OBGET(INFO.OBBA.OBBA.OBCALL(&quot;&quot;;&quot;net.finmath.marketdata.products.Swap&quot;;&quot;getForwardSwapRate&quot;;[.G35];[.G35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35];['Rate Curve Data'.$E$10]))" office:value-type="percentage" office:value="7.03567636973528">
            <text:p>703,6%</text:p>
          </table:table-cell>
          <table:table-cell table:style-name="ce71" table:formula="of:=INFO.OBBA.OBBA.OBGET(INFO.OBBA.OBBA.OBCALL(&quot;swaptionValue&quot;;obLibs&amp;&quot;net.finmath.functions.AnalyticFormulas&quot;;&quot;blackScholesOptionImpliedVolatility&quot;;INFO.OBBA.OBBA.OBMAKE(&quot;&quot;;&quot;double&quot;;[.K35]);INFO.OBBA.OBBA.OBMAKE(&quot;&quot;;&quot;double&quot;;[.B35]);INFO.OBBA.OBBA.OBMAKE(&quot;&quot;;&quot;double&quot;;[.E35]);INFO.OBBA.OBBA.OBMAKE(&quot;&quot;;&quot;double&quot;;[.L35]);INFO.OBBA.OBBA.OBMAKE(&quot;&quot;;&quot;double&quot;;[.J35])))" office:value-type="percentage" office:value="0.277422348552662">
            <text:p>27,74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35]);INFO.OBBA.OBBA.OBMAKE(&quot;&quot;;&quot;double&quot;;[.C35]-[.B35])))" office:value-type="float" office:value="0">
            <text:p>#VALUE!</text:p>
          </table:table-cell>
          <table:table-cell table:style-name="ce32" table:formula="of:=IF(ISNUMBER([.O35]);[.M35]-[.O35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35]+0.5" office:value-type="float" office:value="13">
            <text:p>13</text:p>
          </table:table-cell>
          <table:table-cell table:style-name="ce32" table:formula="of:=[.B36]+[.$C$8]" office:value-type="float" office:value="23">
            <text:p>23</text:p>
          </table:table-cell>
          <table:table-cell table:style-name="ce32" office:value-type="float" office:value="0.5">
            <text:p>0,5</text:p>
          </table:table-cell>
          <table:table-cell table:style-name="ce49" table:formula="of:=[.K36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&quot;&amp;ROW();obLibs&amp;&quot;net.finmath.time.TimeDiscretization&quot;;INFO.OBBA.OBBA.OBMAKE(&quot;&quot;;&quot;double&quot;;[.B36]);INFO.OBBA.OBBA.OBMAKE(&quot;&quot;;&quot;double&quot;;[.C36]);INFO.OBBA.OBBA.OBMAKE(&quot;&quot;;&quot;double&quot;;[.D36]);[.$B$6])" office:value-type="string" office:string-value="swap tenor 36 &#10;[8598]">
            <text:p>swap tenor 36 <text:line-break/>[8598]</text:p>
          </table:table-cell>
          <table:table-cell table:style-name="ce37" table:formula="of:=INFO.OBBA.OBBA.OBMAKE(&quot;mcSwaption&quot;&amp;ROW();&quot;net.finmath.montecarlo.interestrate.products.Swaption&quot;;INFO.OBBA.OBBA.OBMAKE(&quot;&quot;;&quot;double&quot;;[.B36]);[.G36];INFO.OBBA.OBBA.OBMAKE(&quot;&quot;;&quot;double&quot;;[.E36]))" office:value-type="string" office:string-value="mcSwaption36 &#10;[8599]">
            <text:p>mcSwaption36 <text:line-break/>[8599]</text:p>
          </table:table-cell>
          <table:table-cell table:style-name="ce50" table:formula="of:=INFO.OBBA.OBBA.OBRUN(&quot;mcSwptn price &quot;&amp;ROW();[.H36];&quot;getValue&quot;;[$LIBORMarketModel.$M$26])" office:value-type="string" office:string-value="mcSwptn price 36 &#10;[8600]">
            <text:p>mcSwptn price 36 <text:line-break/>[8600]</text:p>
          </table:table-cell>
          <table:table-cell table:style-name="ce51" table:formula="of:=INFO.OBBA.OBBA.OBGET(INFO.OBBA.OBBA.OBSYNC([.I36];[.$I$11:.$I$49]))" office:value-type="percentage" office:value="0.0531347321701523">
            <text:p>5,313%</text:p>
          </table:table-cell>
          <table:table-cell table:style-name="ce49" table:formula="of:=INFO.OBBA.OBBA.OBGET(INFO.OBBA.OBBA.OBCALL(&quot;&quot;;&quot;net.finmath.marketdata.products.Swap&quot;;&quot;getForwardSwapRate&quot;;[.G36];[.G36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36];['Rate Curve Data'.$E$10]))" office:value-type="percentage" office:value="6.96601620765869">
            <text:p>696,6%</text:p>
          </table:table-cell>
          <table:table-cell table:style-name="ce71" table:formula="of:=INFO.OBBA.OBBA.OBGET(INFO.OBBA.OBBA.OBCALL(&quot;swaptionValue&quot;;obLibs&amp;&quot;net.finmath.functions.AnalyticFormulas&quot;;&quot;blackScholesOptionImpliedVolatility&quot;;INFO.OBBA.OBBA.OBMAKE(&quot;&quot;;&quot;double&quot;;[.K36]);INFO.OBBA.OBBA.OBMAKE(&quot;&quot;;&quot;double&quot;;[.B36]);INFO.OBBA.OBBA.OBMAKE(&quot;&quot;;&quot;double&quot;;[.E36]);INFO.OBBA.OBBA.OBMAKE(&quot;&quot;;&quot;double&quot;;[.L36]);INFO.OBBA.OBBA.OBMAKE(&quot;&quot;;&quot;double&quot;;[.J36])))" office:value-type="percentage" office:value="0.276137923772082">
            <text:p>27,61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36]);INFO.OBBA.OBBA.OBMAKE(&quot;&quot;;&quot;double&quot;;[.C36]-[.B36])))" office:value-type="float" office:value="0">
            <text:p>#VALUE!</text:p>
          </table:table-cell>
          <table:table-cell table:style-name="ce32" table:formula="of:=IF(ISNUMBER([.O36]);[.M36]-[.O36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36]+0.5" office:value-type="float" office:value="13.5">
            <text:p>13,5</text:p>
          </table:table-cell>
          <table:table-cell table:style-name="ce32" table:formula="of:=[.B37]+[.$C$8]" office:value-type="float" office:value="23.5">
            <text:p>23,5</text:p>
          </table:table-cell>
          <table:table-cell table:style-name="ce32" office:value-type="float" office:value="0.5">
            <text:p>0,5</text:p>
          </table:table-cell>
          <table:table-cell table:style-name="ce49" table:formula="of:=[.K37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&quot;&amp;ROW();obLibs&amp;&quot;net.finmath.time.TimeDiscretization&quot;;INFO.OBBA.OBBA.OBMAKE(&quot;&quot;;&quot;double&quot;;[.B37]);INFO.OBBA.OBBA.OBMAKE(&quot;&quot;;&quot;double&quot;;[.C37]);INFO.OBBA.OBBA.OBMAKE(&quot;&quot;;&quot;double&quot;;[.D37]);[.$B$6])" office:value-type="string" office:string-value="swap tenor 37 &#10;[8606]">
            <text:p>swap tenor 37 <text:line-break/>[8606]</text:p>
          </table:table-cell>
          <table:table-cell table:style-name="ce37" table:formula="of:=INFO.OBBA.OBBA.OBMAKE(&quot;mcSwaption&quot;&amp;ROW();&quot;net.finmath.montecarlo.interestrate.products.Swaption&quot;;INFO.OBBA.OBBA.OBMAKE(&quot;&quot;;&quot;double&quot;;[.B37]);[.G37];INFO.OBBA.OBBA.OBMAKE(&quot;&quot;;&quot;double&quot;;[.E37]))" office:value-type="string" office:string-value="mcSwaption37 &#10;[8607]">
            <text:p>mcSwaption37 <text:line-break/>[8607]</text:p>
          </table:table-cell>
          <table:table-cell table:style-name="ce50" table:formula="of:=INFO.OBBA.OBBA.OBRUN(&quot;mcSwptn price &quot;&amp;ROW();[.H37];&quot;getValue&quot;;[$LIBORMarketModel.$M$26])" office:value-type="string" office:string-value="mcSwptn price 37 &#10;[8608]">
            <text:p>mcSwptn price 37 <text:line-break/>[8608]</text:p>
          </table:table-cell>
          <table:table-cell table:style-name="ce51" table:formula="of:=INFO.OBBA.OBBA.OBGET(INFO.OBBA.OBBA.OBSYNC([.I37];[.$I$11:.$I$49]))" office:value-type="percentage" office:value="0.0533604617284306">
            <text:p>5,336%</text:p>
          </table:table-cell>
          <table:table-cell table:style-name="ce49" table:formula="of:=INFO.OBBA.OBBA.OBGET(INFO.OBBA.OBBA.OBCALL(&quot;&quot;;&quot;net.finmath.marketdata.products.Swap&quot;;&quot;getForwardSwapRate&quot;;[.G37];[.G37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37];['Rate Curve Data'.$E$10]))" office:value-type="percentage" office:value="6.89704575015712">
            <text:p>689,7%</text:p>
          </table:table-cell>
          <table:table-cell table:style-name="ce71" table:formula="of:=INFO.OBBA.OBBA.OBGET(INFO.OBBA.OBBA.OBCALL(&quot;swaptionValue&quot;;obLibs&amp;&quot;net.finmath.functions.AnalyticFormulas&quot;;&quot;blackScholesOptionImpliedVolatility&quot;;INFO.OBBA.OBBA.OBMAKE(&quot;&quot;;&quot;double&quot;;[.K37]);INFO.OBBA.OBBA.OBMAKE(&quot;&quot;;&quot;double&quot;;[.B37]);INFO.OBBA.OBBA.OBMAKE(&quot;&quot;;&quot;double&quot;;[.E37]);INFO.OBBA.OBBA.OBMAKE(&quot;&quot;;&quot;double&quot;;[.L37]);INFO.OBBA.OBBA.OBMAKE(&quot;&quot;;&quot;double&quot;;[.J37])))" office:value-type="percentage" office:value="0.275192941732487">
            <text:p>27,52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37]);INFO.OBBA.OBBA.OBMAKE(&quot;&quot;;&quot;double&quot;;[.C37]-[.B37])))" office:value-type="float" office:value="0">
            <text:p>#VALUE!</text:p>
          </table:table-cell>
          <table:table-cell table:style-name="ce32" table:formula="of:=IF(ISNUMBER([.O37]);[.M37]-[.O37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37]+0.5" office:value-type="float" office:value="14">
            <text:p>14</text:p>
          </table:table-cell>
          <table:table-cell table:style-name="ce32" table:formula="of:=[.B38]+[.$C$8]" office:value-type="float" office:value="24">
            <text:p>24</text:p>
          </table:table-cell>
          <table:table-cell table:style-name="ce32" office:value-type="float" office:value="0.5">
            <text:p>0,5</text:p>
          </table:table-cell>
          <table:table-cell table:style-name="ce49" table:formula="of:=[.K38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&quot;&amp;ROW();obLibs&amp;&quot;net.finmath.time.TimeDiscretization&quot;;INFO.OBBA.OBBA.OBMAKE(&quot;&quot;;&quot;double&quot;;[.B38]);INFO.OBBA.OBBA.OBMAKE(&quot;&quot;;&quot;double&quot;;[.C38]);INFO.OBBA.OBBA.OBMAKE(&quot;&quot;;&quot;double&quot;;[.D38]);[.$B$6])" office:value-type="string" office:string-value="swap tenor 38 &#10;[8614]">
            <text:p>swap tenor 38 <text:line-break/>[8614]</text:p>
          </table:table-cell>
          <table:table-cell table:style-name="ce37" table:formula="of:=INFO.OBBA.OBBA.OBMAKE(&quot;mcSwaption&quot;&amp;ROW();&quot;net.finmath.montecarlo.interestrate.products.Swaption&quot;;INFO.OBBA.OBBA.OBMAKE(&quot;&quot;;&quot;double&quot;;[.B38]);[.G38];INFO.OBBA.OBBA.OBMAKE(&quot;&quot;;&quot;double&quot;;[.E38]))" office:value-type="string" office:string-value="mcSwaption38 &#10;[8615]">
            <text:p>mcSwaption38 <text:line-break/>[8615]</text:p>
          </table:table-cell>
          <table:table-cell table:style-name="ce50" table:formula="of:=INFO.OBBA.OBBA.OBRUN(&quot;mcSwptn price &quot;&amp;ROW();[.H38];&quot;getValue&quot;;[$LIBORMarketModel.$M$26])" office:value-type="string" office:string-value="mcSwptn price 38 &#10;[8616]">
            <text:p>mcSwptn price 38 <text:line-break/>[8616]</text:p>
          </table:table-cell>
          <table:table-cell table:style-name="ce51" table:formula="of:=INFO.OBBA.OBBA.OBGET(INFO.OBBA.OBBA.OBSYNC([.I38];[.$I$11:.$I$49]))" office:value-type="percentage" office:value="0.0537976393334229">
            <text:p>5,380%</text:p>
          </table:table-cell>
          <table:table-cell table:style-name="ce49" table:formula="of:=INFO.OBBA.OBBA.OBGET(INFO.OBBA.OBBA.OBCALL(&quot;&quot;;&quot;net.finmath.marketdata.products.Swap&quot;;&quot;getForwardSwapRate&quot;;[.G38];[.G38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38];['Rate Curve Data'.$E$10]))" office:value-type="percentage" office:value="6.82875816847239">
            <text:p>682,9%</text:p>
          </table:table-cell>
          <table:table-cell table:style-name="ce71" table:formula="of:=INFO.OBBA.OBBA.OBGET(INFO.OBBA.OBBA.OBCALL(&quot;swaptionValue&quot;;obLibs&amp;&quot;net.finmath.functions.AnalyticFormulas&quot;;&quot;blackScholesOptionImpliedVolatility&quot;;INFO.OBBA.OBBA.OBMAKE(&quot;&quot;;&quot;double&quot;;[.K38]);INFO.OBBA.OBBA.OBMAKE(&quot;&quot;;&quot;double&quot;;[.B38]);INFO.OBBA.OBBA.OBMAKE(&quot;&quot;;&quot;double&quot;;[.E38]);INFO.OBBA.OBBA.OBMAKE(&quot;&quot;;&quot;double&quot;;[.L38]);INFO.OBBA.OBBA.OBMAKE(&quot;&quot;;&quot;double&quot;;[.J38])))" office:value-type="percentage" office:value="0.27562948703611">
            <text:p>27,56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38]);INFO.OBBA.OBBA.OBMAKE(&quot;&quot;;&quot;double&quot;;[.C38]-[.B38])))" office:value-type="float" office:value="0">
            <text:p>#VALUE!</text:p>
          </table:table-cell>
          <table:table-cell table:style-name="ce32" table:formula="of:=IF(ISNUMBER([.O38]);[.M38]-[.O38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38]+0.5" office:value-type="float" office:value="14.5">
            <text:p>14,5</text:p>
          </table:table-cell>
          <table:table-cell table:style-name="ce32" table:formula="of:=[.B39]+[.$C$8]" office:value-type="float" office:value="24.5">
            <text:p>24,5</text:p>
          </table:table-cell>
          <table:table-cell table:style-name="ce32" office:value-type="float" office:value="0.5">
            <text:p>0,5</text:p>
          </table:table-cell>
          <table:table-cell table:style-name="ce49" table:formula="of:=[.K39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&quot;&amp;ROW();obLibs&amp;&quot;net.finmath.time.TimeDiscretization&quot;;INFO.OBBA.OBBA.OBMAKE(&quot;&quot;;&quot;double&quot;;[.B39]);INFO.OBBA.OBBA.OBMAKE(&quot;&quot;;&quot;double&quot;;[.C39]);INFO.OBBA.OBBA.OBMAKE(&quot;&quot;;&quot;double&quot;;[.D39]);[.$B$6])" office:value-type="string" office:string-value="swap tenor 39 &#10;[8622]">
            <text:p>swap tenor 39 <text:line-break/>[8622]</text:p>
          </table:table-cell>
          <table:table-cell table:style-name="ce37" table:formula="of:=INFO.OBBA.OBBA.OBMAKE(&quot;mcSwaption&quot;&amp;ROW();&quot;net.finmath.montecarlo.interestrate.products.Swaption&quot;;INFO.OBBA.OBBA.OBMAKE(&quot;&quot;;&quot;double&quot;;[.B39]);[.G39];INFO.OBBA.OBBA.OBMAKE(&quot;&quot;;&quot;double&quot;;[.E39]))" office:value-type="string" office:string-value="mcSwaption39 &#10;[8623]">
            <text:p>mcSwaption39 <text:line-break/>[8623]</text:p>
          </table:table-cell>
          <table:table-cell table:style-name="ce50" table:formula="of:=INFO.OBBA.OBBA.OBRUN(&quot;mcSwptn price &quot;&amp;ROW();[.H39];&quot;getValue&quot;;[$LIBORMarketModel.$M$26])" office:value-type="string" office:string-value="mcSwptn price 39 &#10;[8624]">
            <text:p>mcSwptn price 39 <text:line-break/>[8624]</text:p>
          </table:table-cell>
          <table:table-cell table:style-name="ce51" table:formula="of:=INFO.OBBA.OBBA.OBGET(INFO.OBBA.OBBA.OBSYNC([.I39];[.$I$11:.$I$49]))" office:value-type="percentage" office:value="0.0540978474981756">
            <text:p>5,410%</text:p>
          </table:table-cell>
          <table:table-cell table:style-name="ce49" table:formula="of:=INFO.OBBA.OBBA.OBGET(INFO.OBBA.OBBA.OBCALL(&quot;&quot;;&quot;net.finmath.marketdata.products.Swap&quot;;&quot;getForwardSwapRate&quot;;[.G39];[.G39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39];['Rate Curve Data'.$E$10]))" office:value-type="percentage" office:value="6.76114670145782">
            <text:p>676,1%</text:p>
          </table:table-cell>
          <table:table-cell table:style-name="ce71" table:formula="of:=INFO.OBBA.OBBA.OBGET(INFO.OBBA.OBBA.OBCALL(&quot;swaptionValue&quot;;obLibs&amp;&quot;net.finmath.functions.AnalyticFormulas&quot;;&quot;blackScholesOptionImpliedVolatility&quot;;INFO.OBBA.OBBA.OBMAKE(&quot;&quot;;&quot;double&quot;;[.K39]);INFO.OBBA.OBBA.OBMAKE(&quot;&quot;;&quot;double&quot;;[.B39]);INFO.OBBA.OBBA.OBMAKE(&quot;&quot;;&quot;double&quot;;[.E39]);INFO.OBBA.OBBA.OBMAKE(&quot;&quot;;&quot;double&quot;;[.L39]);INFO.OBBA.OBBA.OBMAKE(&quot;&quot;;&quot;double&quot;;[.J39])))" office:value-type="percentage" office:value="0.275477092925155">
            <text:p>27,55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39]);INFO.OBBA.OBBA.OBMAKE(&quot;&quot;;&quot;double&quot;;[.C39]-[.B39])))" office:value-type="float" office:value="0">
            <text:p>#VALUE!</text:p>
          </table:table-cell>
          <table:table-cell table:style-name="ce32" table:formula="of:=IF(ISNUMBER([.O39]);[.M39]-[.O39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39]+0.5" office:value-type="float" office:value="15">
            <text:p>15</text:p>
          </table:table-cell>
          <table:table-cell table:style-name="ce32" table:formula="of:=[.B40]+[.$C$8]" office:value-type="float" office:value="25">
            <text:p>25</text:p>
          </table:table-cell>
          <table:table-cell table:style-name="ce32" office:value-type="float" office:value="0.5">
            <text:p>0,5</text:p>
          </table:table-cell>
          <table:table-cell table:style-name="ce49" table:formula="of:=[.K40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&quot;&amp;ROW();obLibs&amp;&quot;net.finmath.time.TimeDiscretization&quot;;INFO.OBBA.OBBA.OBMAKE(&quot;&quot;;&quot;double&quot;;[.B40]);INFO.OBBA.OBBA.OBMAKE(&quot;&quot;;&quot;double&quot;;[.C40]);INFO.OBBA.OBBA.OBMAKE(&quot;&quot;;&quot;double&quot;;[.D40]);[.$B$6])" office:value-type="string" office:string-value="swap tenor 40 &#10;[8630]">
            <text:p>swap tenor 40 <text:line-break/>[8630]</text:p>
          </table:table-cell>
          <table:table-cell table:style-name="ce37" table:formula="of:=INFO.OBBA.OBBA.OBMAKE(&quot;mcSwaption&quot;&amp;ROW();&quot;net.finmath.montecarlo.interestrate.products.Swaption&quot;;INFO.OBBA.OBBA.OBMAKE(&quot;&quot;;&quot;double&quot;;[.B40]);[.G40];INFO.OBBA.OBBA.OBMAKE(&quot;&quot;;&quot;double&quot;;[.E40]))" office:value-type="string" office:string-value="mcSwaption40 &#10;[8631]">
            <text:p>mcSwaption40 <text:line-break/>[8631]</text:p>
          </table:table-cell>
          <table:table-cell table:style-name="ce50" table:formula="of:=INFO.OBBA.OBBA.OBRUN(&quot;mcSwptn price &quot;&amp;ROW();[.H40];&quot;getValue&quot;;[$LIBORMarketModel.$M$26])" office:value-type="string" office:string-value="mcSwptn price 40 &#10;[8632]">
            <text:p>mcSwptn price 40 <text:line-break/>[8632]</text:p>
          </table:table-cell>
          <table:table-cell table:style-name="ce51" table:formula="of:=INFO.OBBA.OBBA.OBGET(INFO.OBBA.OBBA.OBSYNC([.I40];[.$I$11:.$I$49]))" office:value-type="percentage" office:value="0.0543719382987928">
            <text:p>5,437%</text:p>
          </table:table-cell>
          <table:table-cell table:style-name="ce49" table:formula="of:=INFO.OBBA.OBBA.OBGET(INFO.OBBA.OBBA.OBCALL(&quot;&quot;;&quot;net.finmath.marketdata.products.Swap&quot;;&quot;getForwardSwapRate&quot;;[.G40];[.G40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40];['Rate Curve Data'.$E$10]))" office:value-type="percentage" office:value="6.69420465490873">
            <text:p>669,4%</text:p>
          </table:table-cell>
          <table:table-cell table:style-name="ce71" table:formula="of:=INFO.OBBA.OBBA.OBGET(INFO.OBBA.OBBA.OBCALL(&quot;swaptionValue&quot;;obLibs&amp;&quot;net.finmath.functions.AnalyticFormulas&quot;;&quot;blackScholesOptionImpliedVolatility&quot;;INFO.OBBA.OBBA.OBMAKE(&quot;&quot;;&quot;double&quot;;[.K40]);INFO.OBBA.OBBA.OBMAKE(&quot;&quot;;&quot;double&quot;;[.B40]);INFO.OBBA.OBBA.OBMAKE(&quot;&quot;;&quot;double&quot;;[.E40]);INFO.OBBA.OBBA.OBMAKE(&quot;&quot;;&quot;double&quot;;[.L40]);INFO.OBBA.OBBA.OBMAKE(&quot;&quot;;&quot;double&quot;;[.J40])))" office:value-type="percentage" office:value="0.275348632383392">
            <text:p>27,53%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40]);INFO.OBBA.OBBA.OBMAKE(&quot;&quot;;&quot;double&quot;;[.C40]-[.B40])))" office:value-type="float" office:value="0.24255">
            <text:p>0,24</text:p>
          </table:table-cell>
          <table:table-cell table:style-name="ce69" table:formula="of:=IF(ISNUMBER([.O40]);[.M40]-[.O40];&quot;&quot;)" office:value-type="percentage" office:value="0.0327986323833922">
            <text:p>3,28%</text:p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40]+0.5" office:value-type="float" office:value="15.5">
            <text:p>15,5</text:p>
          </table:table-cell>
          <table:table-cell table:style-name="ce32" table:formula="of:=[.B41]+[.$C$8]" office:value-type="float" office:value="25.5">
            <text:p>25,5</text:p>
          </table:table-cell>
          <table:table-cell table:style-name="ce32" office:value-type="float" office:value="0.5">
            <text:p>0,5</text:p>
          </table:table-cell>
          <table:table-cell table:style-name="ce49" table:formula="of:=[.K41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&quot;&amp;ROW();obLibs&amp;&quot;net.finmath.time.TimeDiscretization&quot;;INFO.OBBA.OBBA.OBMAKE(&quot;&quot;;&quot;double&quot;;[.B41]);INFO.OBBA.OBBA.OBMAKE(&quot;&quot;;&quot;double&quot;;[.C41]);INFO.OBBA.OBBA.OBMAKE(&quot;&quot;;&quot;double&quot;;[.D41]);[.$B$6])" office:value-type="string" office:string-value="swap tenor 41 &#10;[8638]">
            <text:p>swap tenor 41 <text:line-break/>[8638]</text:p>
          </table:table-cell>
          <table:table-cell table:style-name="ce37" table:formula="of:=INFO.OBBA.OBBA.OBMAKE(&quot;mcSwaption&quot;&amp;ROW();&quot;net.finmath.montecarlo.interestrate.products.Swaption&quot;;INFO.OBBA.OBBA.OBMAKE(&quot;&quot;;&quot;double&quot;;[.B41]);[.G41];INFO.OBBA.OBBA.OBMAKE(&quot;&quot;;&quot;double&quot;;[.E41]))" office:value-type="string" office:string-value="mcSwaption41 &#10;[8639]">
            <text:p>mcSwaption41 <text:line-break/>[8639]</text:p>
          </table:table-cell>
          <table:table-cell table:style-name="ce50" table:formula="of:=INFO.OBBA.OBBA.OBRUN(&quot;mcSwptn price &quot;&amp;ROW();[.H41];&quot;getValue&quot;;[$LIBORMarketModel.$M$26])" office:value-type="string" office:string-value="mcSwptn price 41 &#10;[8640]">
            <text:p>mcSwptn price 41 <text:line-break/>[8640]</text:p>
          </table:table-cell>
          <table:table-cell table:style-name="ce51" table:formula="of:=INFO.OBBA.OBBA.OBGET(INFO.OBBA.OBBA.OBSYNC([.I41];[.$I$11:.$I$49]))" office:value-type="percentage" office:value="0">
            <text:p>#VALUE!</text:p>
          </table:table-cell>
          <table:table-cell table:style-name="ce49" table:formula="of:=INFO.OBBA.OBBA.OBGET(INFO.OBBA.OBBA.OBCALL(&quot;&quot;;&quot;net.finmath.marketdata.products.Swap&quot;;&quot;getForwardSwapRate&quot;;[.G41];[.G41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41];['Rate Curve Data'.$E$10]))" office:value-type="percentage" office:value="6.62792540089973">
            <text:p>662,8%</text:p>
          </table:table-cell>
          <table:table-cell table:style-name="ce71" table:formula="of:=INFO.OBBA.OBBA.OBGET(INFO.OBBA.OBBA.OBCALL(&quot;swaptionValue&quot;;obLibs&amp;&quot;net.finmath.functions.AnalyticFormulas&quot;;&quot;blackScholesOptionImpliedVolatility&quot;;INFO.OBBA.OBBA.OBMAKE(&quot;&quot;;&quot;double&quot;;[.K41]);INFO.OBBA.OBBA.OBMAKE(&quot;&quot;;&quot;double&quot;;[.B41]);INFO.OBBA.OBBA.OBMAKE(&quot;&quot;;&quot;double&quot;;[.E41]);INFO.OBBA.OBBA.OBMAKE(&quot;&quot;;&quot;double&quot;;[.L41]);INFO.OBBA.OBBA.OBMAKE(&quot;&quot;;&quot;double&quot;;[.J41])))" office:value-type="percentage" office:value="0">
            <text:p>#VALUE!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41]);INFO.OBBA.OBBA.OBMAKE(&quot;&quot;;&quot;double&quot;;[.C41]-[.B41])))" office:value-type="float" office:value="0">
            <text:p>#VALUE!</text:p>
          </table:table-cell>
          <table:table-cell table:style-name="ce32" table:formula="of:=IF(ISNUMBER([.O41]);[.M41]-[.O41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41]+0.5" office:value-type="float" office:value="16">
            <text:p>16</text:p>
          </table:table-cell>
          <table:table-cell table:style-name="ce32" table:formula="of:=[.B42]+[.$C$8]" office:value-type="float" office:value="26">
            <text:p>26</text:p>
          </table:table-cell>
          <table:table-cell table:style-name="ce32" office:value-type="float" office:value="0.5">
            <text:p>0,5</text:p>
          </table:table-cell>
          <table:table-cell table:style-name="ce49" table:formula="of:=[.K42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&quot;&amp;ROW();obLibs&amp;&quot;net.finmath.time.TimeDiscretization&quot;;INFO.OBBA.OBBA.OBMAKE(&quot;&quot;;&quot;double&quot;;[.B42]);INFO.OBBA.OBBA.OBMAKE(&quot;&quot;;&quot;double&quot;;[.C42]);INFO.OBBA.OBBA.OBMAKE(&quot;&quot;;&quot;double&quot;;[.D42]);[.$B$6])" office:value-type="string" office:string-value="swap tenor 42 &#10;[8646]">
            <text:p>swap tenor 42 <text:line-break/>[8646]</text:p>
          </table:table-cell>
          <table:table-cell table:style-name="ce37" table:formula="of:=INFO.OBBA.OBBA.OBMAKE(&quot;mcSwaption&quot;&amp;ROW();&quot;net.finmath.montecarlo.interestrate.products.Swaption&quot;;INFO.OBBA.OBBA.OBMAKE(&quot;&quot;;&quot;double&quot;;[.B42]);[.G42];INFO.OBBA.OBBA.OBMAKE(&quot;&quot;;&quot;double&quot;;[.E42]))" office:value-type="string" office:string-value="mcSwaption42 &#10;[8647]">
            <text:p>mcSwaption42 <text:line-break/>[8647]</text:p>
          </table:table-cell>
          <table:table-cell table:style-name="ce50" table:formula="of:=INFO.OBBA.OBBA.OBRUN(&quot;mcSwptn price &quot;&amp;ROW();[.H42];&quot;getValue&quot;;[$LIBORMarketModel.$M$26])" office:value-type="string" office:string-value="mcSwptn price 42 &#10;[8648]">
            <text:p>mcSwptn price 42 <text:line-break/>[8648]</text:p>
          </table:table-cell>
          <table:table-cell table:style-name="ce51" table:formula="of:=INFO.OBBA.OBBA.OBGET(INFO.OBBA.OBBA.OBSYNC([.I42];[.$I$11:.$I$49]))" office:value-type="percentage" office:value="0">
            <text:p>#VALUE!</text:p>
          </table:table-cell>
          <table:table-cell table:style-name="ce49" table:formula="of:=INFO.OBBA.OBBA.OBGET(INFO.OBBA.OBBA.OBCALL(&quot;&quot;;&quot;net.finmath.marketdata.products.Swap&quot;;&quot;getForwardSwapRate&quot;;[.G42];[.G42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42];['Rate Curve Data'.$E$10]))" office:value-type="percentage" office:value="6.56230237712845">
            <text:p>656,2%</text:p>
          </table:table-cell>
          <table:table-cell table:style-name="ce71" table:formula="of:=INFO.OBBA.OBBA.OBGET(INFO.OBBA.OBBA.OBCALL(&quot;swaptionValue&quot;;obLibs&amp;&quot;net.finmath.functions.AnalyticFormulas&quot;;&quot;blackScholesOptionImpliedVolatility&quot;;INFO.OBBA.OBBA.OBMAKE(&quot;&quot;;&quot;double&quot;;[.K42]);INFO.OBBA.OBBA.OBMAKE(&quot;&quot;;&quot;double&quot;;[.B42]);INFO.OBBA.OBBA.OBMAKE(&quot;&quot;;&quot;double&quot;;[.E42]);INFO.OBBA.OBBA.OBMAKE(&quot;&quot;;&quot;double&quot;;[.L42]);INFO.OBBA.OBBA.OBMAKE(&quot;&quot;;&quot;double&quot;;[.J42])))" office:value-type="percentage" office:value="0">
            <text:p>#VALUE!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42]);INFO.OBBA.OBBA.OBMAKE(&quot;&quot;;&quot;double&quot;;[.C42]-[.B42])))" office:value-type="float" office:value="0">
            <text:p>#VALUE!</text:p>
          </table:table-cell>
          <table:table-cell table:style-name="ce32" table:formula="of:=IF(ISNUMBER([.O42]);[.M42]-[.O42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42]+0.5" office:value-type="float" office:value="16.5">
            <text:p>16,5</text:p>
          </table:table-cell>
          <table:table-cell table:style-name="ce32" table:formula="of:=[.B43]+[.$C$8]" office:value-type="float" office:value="26.5">
            <text:p>26,5</text:p>
          </table:table-cell>
          <table:table-cell table:style-name="ce32" office:value-type="float" office:value="0.5">
            <text:p>0,5</text:p>
          </table:table-cell>
          <table:table-cell table:style-name="ce49" table:formula="of:=[.K43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&quot;&amp;ROW();obLibs&amp;&quot;net.finmath.time.TimeDiscretization&quot;;INFO.OBBA.OBBA.OBMAKE(&quot;&quot;;&quot;double&quot;;[.B43]);INFO.OBBA.OBBA.OBMAKE(&quot;&quot;;&quot;double&quot;;[.C43]);INFO.OBBA.OBBA.OBMAKE(&quot;&quot;;&quot;double&quot;;[.D43]);[.$B$6])" office:value-type="string" office:string-value="swap tenor 43 &#10;[8654]">
            <text:p>swap tenor 43 <text:line-break/>[8654]</text:p>
          </table:table-cell>
          <table:table-cell table:style-name="ce37" table:formula="of:=INFO.OBBA.OBBA.OBMAKE(&quot;mcSwaption&quot;&amp;ROW();&quot;net.finmath.montecarlo.interestrate.products.Swaption&quot;;INFO.OBBA.OBBA.OBMAKE(&quot;&quot;;&quot;double&quot;;[.B43]);[.G43];INFO.OBBA.OBBA.OBMAKE(&quot;&quot;;&quot;double&quot;;[.E43]))" office:value-type="string" office:string-value="mcSwaption43 &#10;[8655]">
            <text:p>mcSwaption43 <text:line-break/>[8655]</text:p>
          </table:table-cell>
          <table:table-cell table:style-name="ce50" table:formula="of:=INFO.OBBA.OBBA.OBRUN(&quot;mcSwptn price &quot;&amp;ROW();[.H43];&quot;getValue&quot;;[$LIBORMarketModel.$M$26])" office:value-type="string" office:string-value="mcSwptn price 43 &#10;[8656]">
            <text:p>mcSwptn price 43 <text:line-break/>[8656]</text:p>
          </table:table-cell>
          <table:table-cell table:style-name="ce51" table:formula="of:=INFO.OBBA.OBBA.OBGET(INFO.OBBA.OBBA.OBSYNC([.I43];[.$I$11:.$I$49]))" office:value-type="percentage" office:value="0">
            <text:p>#VALUE!</text:p>
          </table:table-cell>
          <table:table-cell table:style-name="ce49" table:formula="of:=INFO.OBBA.OBBA.OBGET(INFO.OBBA.OBBA.OBCALL(&quot;&quot;;&quot;net.finmath.marketdata.products.Swap&quot;;&quot;getForwardSwapRate&quot;;[.G43];[.G43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43];['Rate Curve Data'.$E$10]))" office:value-type="percentage" office:value="6.49732908626579">
            <text:p>649,7%</text:p>
          </table:table-cell>
          <table:table-cell table:style-name="ce71" table:formula="of:=INFO.OBBA.OBBA.OBGET(INFO.OBBA.OBBA.OBCALL(&quot;swaptionValue&quot;;obLibs&amp;&quot;net.finmath.functions.AnalyticFormulas&quot;;&quot;blackScholesOptionImpliedVolatility&quot;;INFO.OBBA.OBBA.OBMAKE(&quot;&quot;;&quot;double&quot;;[.K43]);INFO.OBBA.OBBA.OBMAKE(&quot;&quot;;&quot;double&quot;;[.B43]);INFO.OBBA.OBBA.OBMAKE(&quot;&quot;;&quot;double&quot;;[.E43]);INFO.OBBA.OBBA.OBMAKE(&quot;&quot;;&quot;double&quot;;[.L43]);INFO.OBBA.OBBA.OBMAKE(&quot;&quot;;&quot;double&quot;;[.J43])))" office:value-type="percentage" office:value="0">
            <text:p>#VALUE!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43]);INFO.OBBA.OBBA.OBMAKE(&quot;&quot;;&quot;double&quot;;[.C43]-[.B43])))" office:value-type="float" office:value="0">
            <text:p>#VALUE!</text:p>
          </table:table-cell>
          <table:table-cell table:style-name="ce32" table:formula="of:=IF(ISNUMBER([.O43]);[.M43]-[.O43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43]+0.5" office:value-type="float" office:value="17">
            <text:p>17</text:p>
          </table:table-cell>
          <table:table-cell table:style-name="ce32" table:formula="of:=[.B44]+[.$C$8]" office:value-type="float" office:value="27">
            <text:p>27</text:p>
          </table:table-cell>
          <table:table-cell table:style-name="ce32" office:value-type="float" office:value="0.5">
            <text:p>0,5</text:p>
          </table:table-cell>
          <table:table-cell table:style-name="ce49" table:formula="of:=[.K44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&quot;&amp;ROW();obLibs&amp;&quot;net.finmath.time.TimeDiscretization&quot;;INFO.OBBA.OBBA.OBMAKE(&quot;&quot;;&quot;double&quot;;[.B44]);INFO.OBBA.OBBA.OBMAKE(&quot;&quot;;&quot;double&quot;;[.C44]);INFO.OBBA.OBBA.OBMAKE(&quot;&quot;;&quot;double&quot;;[.D44]);[.$B$6])" office:value-type="string" office:string-value="swap tenor 44 &#10;[8662]">
            <text:p>swap tenor 44 <text:line-break/>[8662]</text:p>
          </table:table-cell>
          <table:table-cell table:style-name="ce37" table:formula="of:=INFO.OBBA.OBBA.OBMAKE(&quot;mcSwaption&quot;&amp;ROW();&quot;net.finmath.montecarlo.interestrate.products.Swaption&quot;;INFO.OBBA.OBBA.OBMAKE(&quot;&quot;;&quot;double&quot;;[.B44]);[.G44];INFO.OBBA.OBBA.OBMAKE(&quot;&quot;;&quot;double&quot;;[.E44]))" office:value-type="string" office:string-value="mcSwaption44 &#10;[8663]">
            <text:p>mcSwaption44 <text:line-break/>[8663]</text:p>
          </table:table-cell>
          <table:table-cell table:style-name="ce50" table:formula="of:=INFO.OBBA.OBBA.OBRUN(&quot;mcSwptn price &quot;&amp;ROW();[.H44];&quot;getValue&quot;;[$LIBORMarketModel.$M$26])" office:value-type="string" office:string-value="mcSwptn price 44 &#10;[8664]">
            <text:p>mcSwptn price 44 <text:line-break/>[8664]</text:p>
          </table:table-cell>
          <table:table-cell table:style-name="ce51" table:formula="of:=INFO.OBBA.OBBA.OBGET(INFO.OBBA.OBBA.OBSYNC([.I44];[.$I$11:.$I$49]))" office:value-type="percentage" office:value="0">
            <text:p>#VALUE!</text:p>
          </table:table-cell>
          <table:table-cell table:style-name="ce49" table:formula="of:=INFO.OBBA.OBBA.OBGET(INFO.OBBA.OBBA.OBCALL(&quot;&quot;;&quot;net.finmath.marketdata.products.Swap&quot;;&quot;getForwardSwapRate&quot;;[.G44];[.G44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44];['Rate Curve Data'.$E$10]))" office:value-type="percentage" office:value="6.43299909531266">
            <text:p>643,3%</text:p>
          </table:table-cell>
          <table:table-cell table:style-name="ce71" table:formula="of:=INFO.OBBA.OBBA.OBGET(INFO.OBBA.OBBA.OBCALL(&quot;swaptionValue&quot;;obLibs&amp;&quot;net.finmath.functions.AnalyticFormulas&quot;;&quot;blackScholesOptionImpliedVolatility&quot;;INFO.OBBA.OBBA.OBMAKE(&quot;&quot;;&quot;double&quot;;[.K44]);INFO.OBBA.OBBA.OBMAKE(&quot;&quot;;&quot;double&quot;;[.B44]);INFO.OBBA.OBBA.OBMAKE(&quot;&quot;;&quot;double&quot;;[.E44]);INFO.OBBA.OBBA.OBMAKE(&quot;&quot;;&quot;double&quot;;[.L44]);INFO.OBBA.OBBA.OBMAKE(&quot;&quot;;&quot;double&quot;;[.J44])))" office:value-type="percentage" office:value="0">
            <text:p>#VALUE!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44]);INFO.OBBA.OBBA.OBMAKE(&quot;&quot;;&quot;double&quot;;[.C44]-[.B44])))" office:value-type="float" office:value="0">
            <text:p>#VALUE!</text:p>
          </table:table-cell>
          <table:table-cell table:style-name="ce32" table:formula="of:=IF(ISNUMBER([.O44]);[.M44]-[.O44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44]+0.5" office:value-type="float" office:value="17.5">
            <text:p>17,5</text:p>
          </table:table-cell>
          <table:table-cell table:style-name="ce32" table:formula="of:=[.B45]+[.$C$8]" office:value-type="float" office:value="27.5">
            <text:p>27,5</text:p>
          </table:table-cell>
          <table:table-cell table:style-name="ce32" office:value-type="float" office:value="0.5">
            <text:p>0,5</text:p>
          </table:table-cell>
          <table:table-cell table:style-name="ce49" table:formula="of:=[.K45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&quot;&amp;ROW();obLibs&amp;&quot;net.finmath.time.TimeDiscretization&quot;;INFO.OBBA.OBBA.OBMAKE(&quot;&quot;;&quot;double&quot;;[.B45]);INFO.OBBA.OBBA.OBMAKE(&quot;&quot;;&quot;double&quot;;[.C45]);INFO.OBBA.OBBA.OBMAKE(&quot;&quot;;&quot;double&quot;;[.D45]);[.$B$6])" office:value-type="string" office:string-value="swap tenor 45 &#10;[8670]">
            <text:p>swap tenor 45 <text:line-break/>[8670]</text:p>
          </table:table-cell>
          <table:table-cell table:style-name="ce37" table:formula="of:=INFO.OBBA.OBBA.OBMAKE(&quot;mcSwaption&quot;&amp;ROW();&quot;net.finmath.montecarlo.interestrate.products.Swaption&quot;;INFO.OBBA.OBBA.OBMAKE(&quot;&quot;;&quot;double&quot;;[.B45]);[.G45];INFO.OBBA.OBBA.OBMAKE(&quot;&quot;;&quot;double&quot;;[.E45]))" office:value-type="string" office:string-value="mcSwaption45 &#10;[8671]">
            <text:p>mcSwaption45 <text:line-break/>[8671]</text:p>
          </table:table-cell>
          <table:table-cell table:style-name="ce50" table:formula="of:=INFO.OBBA.OBBA.OBRUN(&quot;mcSwptn price &quot;&amp;ROW();[.H45];&quot;getValue&quot;;[$LIBORMarketModel.$M$26])" office:value-type="string" office:string-value="mcSwptn price 45 &#10;[8672]">
            <text:p>mcSwptn price 45 <text:line-break/>[8672]</text:p>
          </table:table-cell>
          <table:table-cell table:style-name="ce51" table:formula="of:=INFO.OBBA.OBBA.OBGET(INFO.OBBA.OBBA.OBSYNC([.I45];[.$I$11:.$I$49]))" office:value-type="percentage" office:value="0">
            <text:p>#VALUE!</text:p>
          </table:table-cell>
          <table:table-cell table:style-name="ce49" table:formula="of:=INFO.OBBA.OBBA.OBGET(INFO.OBBA.OBBA.OBCALL(&quot;&quot;;&quot;net.finmath.marketdata.products.Swap&quot;;&quot;getForwardSwapRate&quot;;[.G45];[.G45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45];['Rate Curve Data'.$E$10]))" office:value-type="percentage" office:value="6.36930603496303">
            <text:p>636,9%</text:p>
          </table:table-cell>
          <table:table-cell table:style-name="ce71" table:formula="of:=INFO.OBBA.OBBA.OBGET(INFO.OBBA.OBBA.OBCALL(&quot;swaptionValue&quot;;obLibs&amp;&quot;net.finmath.functions.AnalyticFormulas&quot;;&quot;blackScholesOptionImpliedVolatility&quot;;INFO.OBBA.OBBA.OBMAKE(&quot;&quot;;&quot;double&quot;;[.K45]);INFO.OBBA.OBBA.OBMAKE(&quot;&quot;;&quot;double&quot;;[.B45]);INFO.OBBA.OBBA.OBMAKE(&quot;&quot;;&quot;double&quot;;[.E45]);INFO.OBBA.OBBA.OBMAKE(&quot;&quot;;&quot;double&quot;;[.L45]);INFO.OBBA.OBBA.OBMAKE(&quot;&quot;;&quot;double&quot;;[.J45])))" office:value-type="percentage" office:value="0">
            <text:p>#VALUE!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45]);INFO.OBBA.OBBA.OBMAKE(&quot;&quot;;&quot;double&quot;;[.C45]-[.B45])))" office:value-type="float" office:value="0">
            <text:p>#VALUE!</text:p>
          </table:table-cell>
          <table:table-cell table:style-name="ce32" table:formula="of:=IF(ISNUMBER([.O45]);[.M45]-[.O45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45]+0.5" office:value-type="float" office:value="18">
            <text:p>18</text:p>
          </table:table-cell>
          <table:table-cell table:style-name="ce32" table:formula="of:=[.B46]+[.$C$8]" office:value-type="float" office:value="28">
            <text:p>28</text:p>
          </table:table-cell>
          <table:table-cell table:style-name="ce32" office:value-type="float" office:value="0.5">
            <text:p>0,5</text:p>
          </table:table-cell>
          <table:table-cell table:style-name="ce49" table:formula="of:=[.K46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&quot;&amp;ROW();obLibs&amp;&quot;net.finmath.time.TimeDiscretization&quot;;INFO.OBBA.OBBA.OBMAKE(&quot;&quot;;&quot;double&quot;;[.B46]);INFO.OBBA.OBBA.OBMAKE(&quot;&quot;;&quot;double&quot;;[.C46]);INFO.OBBA.OBBA.OBMAKE(&quot;&quot;;&quot;double&quot;;[.D46]);[.$B$6])" office:value-type="string" office:string-value="swap tenor 46 &#10;[8678]">
            <text:p>swap tenor 46 <text:line-break/>[8678]</text:p>
          </table:table-cell>
          <table:table-cell table:style-name="ce37" table:formula="of:=INFO.OBBA.OBBA.OBMAKE(&quot;mcSwaption&quot;&amp;ROW();&quot;net.finmath.montecarlo.interestrate.products.Swaption&quot;;INFO.OBBA.OBBA.OBMAKE(&quot;&quot;;&quot;double&quot;;[.B46]);[.G46];INFO.OBBA.OBBA.OBMAKE(&quot;&quot;;&quot;double&quot;;[.E46]))" office:value-type="string" office:string-value="mcSwaption46 &#10;[8679]">
            <text:p>mcSwaption46 <text:line-break/>[8679]</text:p>
          </table:table-cell>
          <table:table-cell table:style-name="ce50" table:formula="of:=INFO.OBBA.OBBA.OBRUN(&quot;mcSwptn price &quot;&amp;ROW();[.H46];&quot;getValue&quot;;[$LIBORMarketModel.$M$26])" office:value-type="string" office:string-value="mcSwptn price 46 &#10;[8680]">
            <text:p>mcSwptn price 46 <text:line-break/>[8680]</text:p>
          </table:table-cell>
          <table:table-cell table:style-name="ce51" table:formula="of:=INFO.OBBA.OBBA.OBGET(INFO.OBBA.OBBA.OBSYNC([.I46];[.$I$11:.$I$49]))" office:value-type="percentage" office:value="0">
            <text:p>#VALUE!</text:p>
          </table:table-cell>
          <table:table-cell table:style-name="ce49" table:formula="of:=INFO.OBBA.OBBA.OBGET(INFO.OBBA.OBBA.OBCALL(&quot;&quot;;&quot;net.finmath.marketdata.products.Swap&quot;;&quot;getForwardSwapRate&quot;;[.G46];[.G46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46];['Rate Curve Data'.$E$10]))" office:value-type="percentage" office:value="6.3062435989733">
            <text:p>630,6%</text:p>
          </table:table-cell>
          <table:table-cell table:style-name="ce71" table:formula="of:=INFO.OBBA.OBBA.OBGET(INFO.OBBA.OBBA.OBCALL(&quot;swaptionValue&quot;;obLibs&amp;&quot;net.finmath.functions.AnalyticFormulas&quot;;&quot;blackScholesOptionImpliedVolatility&quot;;INFO.OBBA.OBBA.OBMAKE(&quot;&quot;;&quot;double&quot;;[.K46]);INFO.OBBA.OBBA.OBMAKE(&quot;&quot;;&quot;double&quot;;[.B46]);INFO.OBBA.OBBA.OBMAKE(&quot;&quot;;&quot;double&quot;;[.E46]);INFO.OBBA.OBBA.OBMAKE(&quot;&quot;;&quot;double&quot;;[.L46]);INFO.OBBA.OBBA.OBMAKE(&quot;&quot;;&quot;double&quot;;[.J46])))" office:value-type="percentage" office:value="0">
            <text:p>#VALUE!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46]);INFO.OBBA.OBBA.OBMAKE(&quot;&quot;;&quot;double&quot;;[.C46]-[.B46])))" office:value-type="float" office:value="0">
            <text:p>#VALUE!</text:p>
          </table:table-cell>
          <table:table-cell table:style-name="ce32" table:formula="of:=IF(ISNUMBER([.O46]);[.M46]-[.O46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46]+0.5" office:value-type="float" office:value="18.5">
            <text:p>18,5</text:p>
          </table:table-cell>
          <table:table-cell table:style-name="ce32" table:formula="of:=[.B47]+[.$C$8]" office:value-type="float" office:value="28.5">
            <text:p>28,5</text:p>
          </table:table-cell>
          <table:table-cell table:style-name="ce32" office:value-type="float" office:value="0.5">
            <text:p>0,5</text:p>
          </table:table-cell>
          <table:table-cell table:style-name="ce49" table:formula="of:=[.K47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&quot;&amp;ROW();obLibs&amp;&quot;net.finmath.time.TimeDiscretization&quot;;INFO.OBBA.OBBA.OBMAKE(&quot;&quot;;&quot;double&quot;;[.B47]);INFO.OBBA.OBBA.OBMAKE(&quot;&quot;;&quot;double&quot;;[.C47]);INFO.OBBA.OBBA.OBMAKE(&quot;&quot;;&quot;double&quot;;[.D47]);[.$B$6])" office:value-type="string" office:string-value="swap tenor 47 &#10;[8686]">
            <text:p>swap tenor 47 <text:line-break/>[8686]</text:p>
          </table:table-cell>
          <table:table-cell table:style-name="ce37" table:formula="of:=INFO.OBBA.OBBA.OBMAKE(&quot;mcSwaption&quot;&amp;ROW();&quot;net.finmath.montecarlo.interestrate.products.Swaption&quot;;INFO.OBBA.OBBA.OBMAKE(&quot;&quot;;&quot;double&quot;;[.B47]);[.G47];INFO.OBBA.OBBA.OBMAKE(&quot;&quot;;&quot;double&quot;;[.E47]))" office:value-type="string" office:string-value="mcSwaption47 &#10;[8687]">
            <text:p>mcSwaption47 <text:line-break/>[8687]</text:p>
          </table:table-cell>
          <table:table-cell table:style-name="ce50" table:formula="of:=INFO.OBBA.OBBA.OBRUN(&quot;mcSwptn price &quot;&amp;ROW();[.H47];&quot;getValue&quot;;[$LIBORMarketModel.$M$26])" office:value-type="string" office:string-value="mcSwptn price 47 &#10;[8688]">
            <text:p>mcSwptn price 47 <text:line-break/>[8688]</text:p>
          </table:table-cell>
          <table:table-cell table:style-name="ce51" table:formula="of:=INFO.OBBA.OBBA.OBGET(INFO.OBBA.OBBA.OBSYNC([.I47];[.$I$11:.$I$49]))" office:value-type="percentage" office:value="0">
            <text:p>#VALUE!</text:p>
          </table:table-cell>
          <table:table-cell table:style-name="ce49" table:formula="of:=INFO.OBBA.OBBA.OBGET(INFO.OBBA.OBBA.OBCALL(&quot;&quot;;&quot;net.finmath.marketdata.products.Swap&quot;;&quot;getForwardSwapRate&quot;;[.G47];[.G47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47];['Rate Curve Data'.$E$10]))" office:value-type="percentage" office:value="6.24380554353792">
            <text:p>624,4%</text:p>
          </table:table-cell>
          <table:table-cell table:style-name="ce71" table:formula="of:=INFO.OBBA.OBBA.OBGET(INFO.OBBA.OBBA.OBCALL(&quot;swaptionValue&quot;;obLibs&amp;&quot;net.finmath.functions.AnalyticFormulas&quot;;&quot;blackScholesOptionImpliedVolatility&quot;;INFO.OBBA.OBBA.OBMAKE(&quot;&quot;;&quot;double&quot;;[.K47]);INFO.OBBA.OBBA.OBMAKE(&quot;&quot;;&quot;double&quot;;[.B47]);INFO.OBBA.OBBA.OBMAKE(&quot;&quot;;&quot;double&quot;;[.E47]);INFO.OBBA.OBBA.OBMAKE(&quot;&quot;;&quot;double&quot;;[.L47]);INFO.OBBA.OBBA.OBMAKE(&quot;&quot;;&quot;double&quot;;[.J47])))" office:value-type="percentage" office:value="0">
            <text:p>#VALUE!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47]);INFO.OBBA.OBBA.OBMAKE(&quot;&quot;;&quot;double&quot;;[.C47]-[.B47])))" office:value-type="float" office:value="0">
            <text:p>#VALUE!</text:p>
          </table:table-cell>
          <table:table-cell table:style-name="ce32" table:formula="of:=IF(ISNUMBER([.O47]);[.M47]-[.O47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47]+0.5" office:value-type="float" office:value="19">
            <text:p>19</text:p>
          </table:table-cell>
          <table:table-cell table:style-name="ce32" table:formula="of:=[.B48]+[.$C$8]" office:value-type="float" office:value="29">
            <text:p>29</text:p>
          </table:table-cell>
          <table:table-cell table:style-name="ce32" office:value-type="float" office:value="0.5">
            <text:p>0,5</text:p>
          </table:table-cell>
          <table:table-cell table:style-name="ce49" table:formula="of:=[.K48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&quot;&amp;ROW();obLibs&amp;&quot;net.finmath.time.TimeDiscretization&quot;;INFO.OBBA.OBBA.OBMAKE(&quot;&quot;;&quot;double&quot;;[.B48]);INFO.OBBA.OBBA.OBMAKE(&quot;&quot;;&quot;double&quot;;[.C48]);INFO.OBBA.OBBA.OBMAKE(&quot;&quot;;&quot;double&quot;;[.D48]);[.$B$6])" office:value-type="string" office:string-value="swap tenor 48 &#10;[8694]">
            <text:p>swap tenor 48 <text:line-break/>[8694]</text:p>
          </table:table-cell>
          <table:table-cell table:style-name="ce37" table:formula="of:=INFO.OBBA.OBBA.OBMAKE(&quot;mcSwaption&quot;&amp;ROW();&quot;net.finmath.montecarlo.interestrate.products.Swaption&quot;;INFO.OBBA.OBBA.OBMAKE(&quot;&quot;;&quot;double&quot;;[.B48]);[.G48];INFO.OBBA.OBBA.OBMAKE(&quot;&quot;;&quot;double&quot;;[.E48]))" office:value-type="string" office:string-value="mcSwaption48 &#10;[8695]">
            <text:p>mcSwaption48 <text:line-break/>[8695]</text:p>
          </table:table-cell>
          <table:table-cell table:style-name="ce50" table:formula="of:=INFO.OBBA.OBBA.OBRUN(&quot;mcSwptn price &quot;&amp;ROW();[.H48];&quot;getValue&quot;;[$LIBORMarketModel.$M$26])" office:value-type="string" office:string-value="mcSwptn price 48 &#10;[8696]">
            <text:p>mcSwptn price 48 <text:line-break/>[8696]</text:p>
          </table:table-cell>
          <table:table-cell table:style-name="ce51" table:formula="of:=INFO.OBBA.OBBA.OBGET(INFO.OBBA.OBBA.OBSYNC([.I48];[.$I$11:.$I$49]))" office:value-type="percentage" office:value="0">
            <text:p>#VALUE!</text:p>
          </table:table-cell>
          <table:table-cell table:style-name="ce49" table:formula="of:=INFO.OBBA.OBBA.OBGET(INFO.OBBA.OBBA.OBCALL(&quot;&quot;;&quot;net.finmath.marketdata.products.Swap&quot;;&quot;getForwardSwapRate&quot;;[.G48];[.G48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48];['Rate Curve Data'.$E$10]))" office:value-type="percentage" office:value="6.18198568667121">
            <text:p>618,2%</text:p>
          </table:table-cell>
          <table:table-cell table:style-name="ce71" table:formula="of:=INFO.OBBA.OBBA.OBGET(INFO.OBBA.OBBA.OBCALL(&quot;swaptionValue&quot;;obLibs&amp;&quot;net.finmath.functions.AnalyticFormulas&quot;;&quot;blackScholesOptionImpliedVolatility&quot;;INFO.OBBA.OBBA.OBMAKE(&quot;&quot;;&quot;double&quot;;[.K48]);INFO.OBBA.OBBA.OBMAKE(&quot;&quot;;&quot;double&quot;;[.B48]);INFO.OBBA.OBBA.OBMAKE(&quot;&quot;;&quot;double&quot;;[.E48]);INFO.OBBA.OBBA.OBMAKE(&quot;&quot;;&quot;double&quot;;[.L48]);INFO.OBBA.OBBA.OBMAKE(&quot;&quot;;&quot;double&quot;;[.J48])))" office:value-type="percentage" office:value="0">
            <text:p>#VALUE!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48]);INFO.OBBA.OBBA.OBMAKE(&quot;&quot;;&quot;double&quot;;[.C48]-[.B48])))" office:value-type="float" office:value="0">
            <text:p>#VALUE!</text:p>
          </table:table-cell>
          <table:table-cell table:style-name="ce32" table:formula="of:=IF(ISNUMBER([.O48]);[.M48]-[.O48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>
          <table:table-cell table:style-name="ce14"/>
          <table:table-cell table:style-name="ce32" table:formula="of:=[.B48]+0.5" office:value-type="float" office:value="19.5">
            <text:p>19,5</text:p>
          </table:table-cell>
          <table:table-cell table:style-name="ce32" table:formula="of:=[.B49]+[.$C$8]" office:value-type="float" office:value="29.5">
            <text:p>29,5</text:p>
          </table:table-cell>
          <table:table-cell table:style-name="ce32" office:value-type="float" office:value="0.5">
            <text:p>0,5</text:p>
          </table:table-cell>
          <table:table-cell table:style-name="ce49" table:formula="of:=[.K49]+[.$C$7]" office:value-type="percentage" office:value="0.02">
            <text:p>2,0%</text:p>
          </table:table-cell>
          <table:table-cell table:style-name="ce49"/>
          <table:table-cell table:style-name="ce37" table:formula="of:=INFO.OBBA.OBBA.OBMAKE(&quot;swap tenor &quot;&amp;ROW();obLibs&amp;&quot;net.finmath.time.TimeDiscretization&quot;;INFO.OBBA.OBBA.OBMAKE(&quot;&quot;;&quot;double&quot;;[.B49]);INFO.OBBA.OBBA.OBMAKE(&quot;&quot;;&quot;double&quot;;[.C49]);INFO.OBBA.OBBA.OBMAKE(&quot;&quot;;&quot;double&quot;;[.D49]);[.$B$6])" office:value-type="string" office:string-value="swap tenor 49 &#10;[8702]">
            <text:p>swap tenor 49 <text:line-break/>[8702]</text:p>
          </table:table-cell>
          <table:table-cell table:style-name="ce37" table:formula="of:=INFO.OBBA.OBBA.OBMAKE(&quot;mcSwaption&quot;&amp;ROW();&quot;net.finmath.montecarlo.interestrate.products.Swaption&quot;;INFO.OBBA.OBBA.OBMAKE(&quot;&quot;;&quot;double&quot;;[.B49]);[.G49];INFO.OBBA.OBBA.OBMAKE(&quot;&quot;;&quot;double&quot;;[.E49]))" office:value-type="string" office:string-value="mcSwaption49 &#10;[8703]">
            <text:p>mcSwaption49 <text:line-break/>[8703]</text:p>
          </table:table-cell>
          <table:table-cell table:style-name="ce50" table:formula="of:=INFO.OBBA.OBBA.OBRUN(&quot;mcSwptn price &quot;&amp;ROW();[.H49];&quot;getValue&quot;;[$LIBORMarketModel.$M$26])" office:value-type="string" office:string-value="mcSwptn price 49 &#10;[8704]">
            <text:p>mcSwptn price 49 <text:line-break/>[8704]</text:p>
          </table:table-cell>
          <table:table-cell table:style-name="ce51" table:formula="of:=INFO.OBBA.OBBA.OBGET(INFO.OBBA.OBBA.OBSYNC([.I49];[.$I$11:.$I$49]))" office:value-type="percentage" office:value="0">
            <text:p>#VALUE!</text:p>
          </table:table-cell>
          <table:table-cell table:style-name="ce49" table:formula="of:=INFO.OBBA.OBBA.OBGET(INFO.OBBA.OBBA.OBCALL(&quot;&quot;;&quot;net.finmath.marketdata.products.Swap&quot;;&quot;getForwardSwapRate&quot;;[.G49];[.G49];['Rate Curve Data'.$E$10]))" office:value-type="percentage" office:value="0.02">
            <text:p>2,0%</text:p>
          </table:table-cell>
          <table:table-cell table:style-name="ce52" table:formula="of:=INFO.OBBA.OBBA.OBGET(INFO.OBBA.OBBA.OBCALL(&quot;&quot;;&quot;net.finmath.marketdata.products.SwapAnnuity&quot;;&quot;getSwapAnnuity&quot;;[.G49];['Rate Curve Data'.$E$10]))" office:value-type="percentage" office:value="6.12077790759525">
            <text:p>612,1%</text:p>
          </table:table-cell>
          <table:table-cell table:style-name="ce71" table:formula="of:=INFO.OBBA.OBBA.OBGET(INFO.OBBA.OBBA.OBCALL(&quot;swaptionValue&quot;;obLibs&amp;&quot;net.finmath.functions.AnalyticFormulas&quot;;&quot;blackScholesOptionImpliedVolatility&quot;;INFO.OBBA.OBBA.OBMAKE(&quot;&quot;;&quot;double&quot;;[.K49]);INFO.OBBA.OBBA.OBMAKE(&quot;&quot;;&quot;double&quot;;[.B49]);INFO.OBBA.OBBA.OBMAKE(&quot;&quot;;&quot;double&quot;;[.E49]);INFO.OBBA.OBBA.OBMAKE(&quot;&quot;;&quot;double&quot;;[.L49]);INFO.OBBA.OBBA.OBMAKE(&quot;&quot;;&quot;double&quot;;[.J49])))" office:value-type="percentage" office:value="0">
            <text:p>#VALUE!</text:p>
          </table:table-cell>
          <table:table-cell table:style-name="ce14"/>
          <table:table-cell table:style-name="ce14" table:formula="of:=INFO.OBBA.OBBA.OBGET(INFO.OBBA.OBBA.OBCALL(&quot;&quot;;['Calibration Swaption'.$B$10];&quot;getVolatility&quot;;INFO.OBBA.OBBA.OBMAKE(&quot;&quot;;&quot;double&quot;;[.B49]);INFO.OBBA.OBBA.OBMAKE(&quot;&quot;;&quot;double&quot;;[.C49]-[.B49])))" office:value-type="float" office:value="0">
            <text:p>#VALUE!</text:p>
          </table:table-cell>
          <table:table-cell table:style-name="ce32" table:formula="of:=IF(ISNUMBER([.O49]);[.M49]-[.O49];&quot;&quot;)">
            <text:p/>
          </table:table-cell>
          <table:table-cell table:style-name="ce14" table:number-columns-repeated="242"/>
          <table:table-cell table:number-columns-repeated="766"/>
        </table:table-row>
        <table:table-row table:style-name="ro4" table:number-rows-repeated="5">
          <table:table-cell table:style-name="ce14" table:number-columns-repeated="6"/>
          <table:table-cell table:style-name="ce37" table:number-columns-repeated="3"/>
          <table:table-cell table:style-name="ce14" table:number-columns-repeated="249"/>
          <table:table-cell table:number-columns-repeated="766"/>
        </table:table-row>
        <table:table-row table:style-name="ro4" table:number-rows-repeated="65480">
          <table:table-cell table:style-name="ce14" table:number-columns-repeated="7"/>
          <table:table-cell table:style-name="ce37" table:number-columns-repeated="3"/>
          <table:table-cell table:style-name="ce14" table:number-columns-repeated="248"/>
          <table:table-cell table:number-columns-repeated="766"/>
        </table:table-row>
        <table:table-row table:style-name="ro4" table:number-rows-repeated="983040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Model" table:style-name="ta6" table:print="false">
        <office:forms form:automatic-focus="false" form:apply-design-mode="false"/>
        <table:table-column table:style-name="co5" table:default-cell-style-name="ce36"/>
        <table:table-column table:style-name="co10" table:number-columns-repeated="256" table:default-cell-style-name="ce36"/>
        <table:table-column table:style-name="co8" table:number-columns-repeated="767" table:default-cell-style-name="ce36"/>
        <table:table-row table:style-name="ro11">
          <table:table-cell table:style-name="ce14" table:number-columns-repeated="3"/>
          <table:table-cell table:style-name="ce32"/>
          <table:table-cell table:style-name="ce37" table:number-columns-repeated="2"/>
          <table:table-cell table:style-name="ce14" table:number-columns-repeated="251"/>
          <table:table-cell table:number-columns-repeated="767"/>
        </table:table-row>
        <table:table-row table:style-name="ro11">
          <table:table-cell table:style-name="ce14"/>
          <table:table-cell table:style-name="ce16" office:value-type="string">
            <text:p>Volatility and Correlation Model</text:p>
          </table:table-cell>
          <table:table-cell table:style-name="ce14"/>
          <table:table-cell table:style-name="ce32"/>
          <table:table-cell table:style-name="ce37" table:number-columns-repeated="2"/>
          <table:table-cell table:style-name="ce14" table:number-columns-repeated="251"/>
          <table:table-cell table:number-columns-repeated="767"/>
        </table:table-row>
        <table:table-row table:style-name="ro11">
          <table:table-cell table:style-name="ce14"/>
          <table:table-cell table:style-name="ce44" office:value-type="string">
            <text:p>Note: This sheet only works if the model has been created with a covariance model of type LIBORCovarianceModelFromVolatilityAndCorrelation </text:p>
          </table:table-cell>
          <table:table-cell table:style-name="ce14"/>
          <table:table-cell table:style-name="ce32"/>
          <table:table-cell table:style-name="ce37" table:number-columns-repeated="2"/>
          <table:table-cell table:style-name="ce14" table:number-columns-repeated="251"/>
          <table:table-cell table:number-columns-repeated="767"/>
        </table:table-row>
        <table:table-row table:style-name="ro11">
          <table:table-cell table:style-name="ce14"/>
          <table:table-cell table:style-name="ce72"/>
          <table:table-cell table:style-name="ce14"/>
          <table:table-cell table:style-name="ce32"/>
          <table:table-cell table:style-name="ce37" table:number-columns-repeated="2"/>
          <table:table-cell table:style-name="ce14" table:number-columns-repeated="251"/>
          <table:table-cell table:number-columns-repeated="767"/>
        </table:table-row>
        <table:table-row table:style-name="ro11">
          <table:table-cell table:style-name="ce14"/>
          <table:table-cell table:style-name="ce46" office:value-type="string">
            <text:p>Covariance Model:</text:p>
          </table:table-cell>
          <table:table-cell table:style-name="ce75" table:formula="of:=INFO.OBBA.OBBA.OBCAST(INFO.OBBA.OBBA.OBCALL(&quot;covarianceModelFromLMMCalibrated&quot;;[LIBORMarketModel.$I$33];&quot;getCovarianceModel&quot;);&quot;net.finmath.montecarlo.interestrate.modelplugins.LIBORCovarianceModelFromVolatilityAndCorrelation&quot;)" office:value-type="string" office:string-value="covarianceModelFromLMMCalibrated &#10;[9072]">
            <text:p>covarianceModelFromLMMCalibrated </text:p>
            <text:p>[9072]</text:p>
          </table:table-cell>
          <table:table-cell table:style-name="ce32"/>
          <table:table-cell table:style-name="ce37" table:number-columns-repeated="2"/>
          <table:table-cell table:style-name="ce14" table:number-columns-repeated="251"/>
          <table:table-cell table:number-columns-repeated="767"/>
        </table:table-row>
        <table:table-row table:style-name="ro11">
          <table:table-cell table:style-name="ce14"/>
          <table:table-cell table:style-name="ce46" office:value-type="string">
            <text:p>Volatility Model:</text:p>
          </table:table-cell>
          <table:table-cell table:style-name="ce37" table:formula="of:=INFO.OBBA.OBBA.OBCALL(&quot;volatilityModelFromLMMCalibrated&quot;;[.$C$5];&quot;getVolatilityModel&quot;)" office:value-type="string" office:string-value="volatilityModelFromLMMCalibrated &#10;[9073]">
            <text:p>volatilityModelFromLMMCalibrated </text:p>
            <text:p>[9073]</text:p>
          </table:table-cell>
          <table:table-cell table:style-name="ce32"/>
          <table:table-cell table:number-columns-repeated="2"/>
          <table:table-cell table:style-name="ce14" table:number-columns-repeated="251"/>
          <table:table-cell table:number-columns-repeated="767"/>
        </table:table-row>
        <table:table-row table:style-name="ro11">
          <table:table-cell table:style-name="ce14"/>
          <table:table-cell table:style-name="ce32"/>
          <table:table-cell table:style-name="ce37"/>
          <table:table-cell table:style-name="ce14" table:number-columns-repeated="254"/>
          <table:table-cell table:number-columns-repeated="767"/>
        </table:table-row>
        <table:table-row table:style-name="ro11">
          <table:table-cell table:style-name="ce14"/>
          <table:table-cell table:style-name="ce32"/>
          <table:table-cell table:style-name="ce37" office:value-type="string">
            <text:p>simulation time</text:p>
          </table:table-cell>
          <table:table-cell table:style-name="ce14" table:number-columns-repeated="254"/>
          <table:table-cell table:number-columns-repeated="767"/>
        </table:table-row>
        <table:table-row table:style-name="ro11">
          <table:table-cell table:style-name="ce32"/>
          <table:table-cell table:style-name="ce73"/>
          <table:table-cell table:style-name="ce47" office:value-type="float" office:value="0">
            <text:p>0</text:p>
          </table:table-cell>
          <table:table-cell table:style-name="ce47" table:formula="of:=[.C9]+1" office:value-type="float" office:value="1">
            <text:p>1</text:p>
          </table:table-cell>
          <table:table-cell table:style-name="ce47" table:formula="of:=[.D9]+1" office:value-type="float" office:value="2">
            <text:p>2</text:p>
          </table:table-cell>
          <table:table-cell table:style-name="ce47" table:formula="of:=[.E9]+1" office:value-type="float" office:value="3">
            <text:p>3</text:p>
          </table:table-cell>
          <table:table-cell table:style-name="ce47" table:formula="of:=[.F9]+1" office:value-type="float" office:value="4">
            <text:p>4</text:p>
          </table:table-cell>
          <table:table-cell table:style-name="ce47" table:formula="of:=[.G9]+1" office:value-type="float" office:value="5">
            <text:p>5</text:p>
          </table:table-cell>
          <table:table-cell table:style-name="ce47" table:formula="of:=[.H9]+1" office:value-type="float" office:value="6">
            <text:p>6</text:p>
          </table:table-cell>
          <table:table-cell table:style-name="ce47" table:formula="of:=[.I9]+1" office:value-type="float" office:value="7">
            <text:p>7</text:p>
          </table:table-cell>
          <table:table-cell table:style-name="ce47" table:formula="of:=[.J9]+1" office:value-type="float" office:value="8">
            <text:p>8</text:p>
          </table:table-cell>
          <table:table-cell table:style-name="ce47" table:formula="of:=[.K9]+1" office:value-type="float" office:value="9">
            <text:p>9</text:p>
          </table:table-cell>
          <table:table-cell table:style-name="ce47" table:formula="of:=[.L9]+1" office:value-type="float" office:value="10">
            <text:p>10</text:p>
          </table:table-cell>
          <table:table-cell table:style-name="ce47" table:formula="of:=[.M9]+1" office:value-type="float" office:value="11">
            <text:p>11</text:p>
          </table:table-cell>
          <table:table-cell table:style-name="ce47" table:formula="of:=[.N9]+1" office:value-type="float" office:value="12">
            <text:p>12</text:p>
          </table:table-cell>
          <table:table-cell table:style-name="ce47" table:formula="of:=[.O9]+1" office:value-type="float" office:value="13">
            <text:p>13</text:p>
          </table:table-cell>
          <table:table-cell table:style-name="ce47" table:formula="of:=[.P9]+1" office:value-type="float" office:value="14">
            <text:p>14</text:p>
          </table:table-cell>
          <table:table-cell table:style-name="ce47" table:formula="of:=[.Q9]+1" office:value-type="float" office:value="15">
            <text:p>15</text:p>
          </table:table-cell>
          <table:table-cell table:style-name="ce47" table:formula="of:=[.R9]+1" office:value-type="float" office:value="16">
            <text:p>16</text:p>
          </table:table-cell>
          <table:table-cell table:style-name="ce47" table:formula="of:=[.S9]+1" office:value-type="float" office:value="17">
            <text:p>17</text:p>
          </table:table-cell>
          <table:table-cell table:style-name="ce47" table:formula="of:=[.T9]+1" office:value-type="float" office:value="18">
            <text:p>18</text:p>
          </table:table-cell>
          <table:table-cell table:style-name="ce47" table:formula="of:=[.U9]+1" office:value-type="float" office:value="19">
            <text:p>19</text:p>
          </table:table-cell>
          <table:table-cell table:style-name="ce47" table:formula="of:=[.V9]+1" office:value-type="float" office:value="20">
            <text:p>20</text:p>
          </table:table-cell>
          <table:table-cell table:style-name="ce47" table:formula="of:=[.W9]+1" office:value-type="float" office:value="21">
            <text:p>21</text:p>
          </table:table-cell>
          <table:table-cell table:style-name="ce47" table:formula="of:=[.X9]+1" office:value-type="float" office:value="22">
            <text:p>22</text:p>
          </table:table-cell>
          <table:table-cell table:style-name="ce47" table:formula="of:=[.Y9]+1" office:value-type="float" office:value="23">
            <text:p>23</text:p>
          </table:table-cell>
          <table:table-cell table:style-name="ce47" table:formula="of:=[.Z9]+1" office:value-type="float" office:value="24">
            <text:p>24</text:p>
          </table:table-cell>
          <table:table-cell table:style-name="ce47" table:formula="of:=[.AA9]+1" office:value-type="float" office:value="25">
            <text:p>25</text:p>
          </table:table-cell>
          <table:table-cell table:style-name="ce47" table:formula="of:=[.AB9]+1" office:value-type="float" office:value="26">
            <text:p>26</text:p>
          </table:table-cell>
          <table:table-cell table:style-name="ce47" table:formula="of:=[.AC9]+1" office:value-type="float" office:value="27">
            <text:p>27</text:p>
          </table:table-cell>
          <table:table-cell table:style-name="ce47" table:formula="of:=[.AD9]+1" office:value-type="float" office:value="28">
            <text:p>28</text:p>
          </table:table-cell>
          <table:table-cell table:style-name="ce47" table:formula="of:=[.AE9]+1" office:value-type="float" office:value="29">
            <text:p>29</text:p>
          </table:table-cell>
          <table:table-cell table:style-name="ce47" table:formula="of:=[.AF9]+1" office:value-type="float" office:value="30">
            <text:p>30</text:p>
          </table:table-cell>
          <table:table-cell table:style-name="ce47" table:formula="of:=[.AG9]+1" office:value-type="float" office:value="31">
            <text:p>31</text:p>
          </table:table-cell>
          <table:table-cell table:style-name="ce47" table:formula="of:=[.AH9]+1" office:value-type="float" office:value="32">
            <text:p>32</text:p>
          </table:table-cell>
          <table:table-cell table:style-name="ce47" table:formula="of:=[.AI9]+1" office:value-type="float" office:value="33">
            <text:p>33</text:p>
          </table:table-cell>
          <table:table-cell table:style-name="ce47" table:formula="of:=[.AJ9]+1" office:value-type="float" office:value="34">
            <text:p>34</text:p>
          </table:table-cell>
          <table:table-cell table:style-name="ce47" table:formula="of:=[.AK9]+1" office:value-type="float" office:value="35">
            <text:p>35</text:p>
          </table:table-cell>
          <table:table-cell table:style-name="ce47" table:formula="of:=[.AL9]+1" office:value-type="float" office:value="36">
            <text:p>36</text:p>
          </table:table-cell>
          <table:table-cell table:style-name="ce47" table:formula="of:=[.AM9]+1" office:value-type="float" office:value="37">
            <text:p>37</text:p>
          </table:table-cell>
          <table:table-cell table:style-name="ce47" table:formula="of:=[.AN9]+1" office:value-type="float" office:value="38">
            <text:p>38</text:p>
          </table:table-cell>
          <table:table-cell table:style-name="ce32" table:number-columns-repeated="983"/>
        </table:table-row>
        <table:table-row table:style-name="ro11">
          <table:table-cell table:style-name="ce14"/>
          <table:table-cell table:style-name="ce32" office:value-type="float" office:value="0">
            <text:p>0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C$9]);INFO.OBBA.OBBA.OBMAKE(&quot;&quot;;&quot;int&quot;;[.$B1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D$9]);INFO.OBBA.OBBA.OBMAKE(&quot;&quot;;&quot;int&quot;;[.$B1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E$9]);INFO.OBBA.OBBA.OBMAKE(&quot;&quot;;&quot;int&quot;;[.$B1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F$9]);INFO.OBBA.OBBA.OBMAKE(&quot;&quot;;&quot;int&quot;;[.$B1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G$9]);INFO.OBBA.OBBA.OBMAKE(&quot;&quot;;&quot;int&quot;;[.$B1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H$9]);INFO.OBBA.OBBA.OBMAKE(&quot;&quot;;&quot;int&quot;;[.$B1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I$9]);INFO.OBBA.OBBA.OBMAKE(&quot;&quot;;&quot;int&quot;;[.$B1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J$9]);INFO.OBBA.OBBA.OBMAKE(&quot;&quot;;&quot;int&quot;;[.$B1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K$9]);INFO.OBBA.OBBA.OBMAKE(&quot;&quot;;&quot;int&quot;;[.$B1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L$9]);INFO.OBBA.OBBA.OBMAKE(&quot;&quot;;&quot;int&quot;;[.$B1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M$9]);INFO.OBBA.OBBA.OBMAKE(&quot;&quot;;&quot;int&quot;;[.$B1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N$9]);INFO.OBBA.OBBA.OBMAKE(&quot;&quot;;&quot;int&quot;;[.$B1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O$9]);INFO.OBBA.OBBA.OBMAKE(&quot;&quot;;&quot;int&quot;;[.$B1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P$9]);INFO.OBBA.OBBA.OBMAKE(&quot;&quot;;&quot;int&quot;;[.$B1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Q$9]);INFO.OBBA.OBBA.OBMAKE(&quot;&quot;;&quot;int&quot;;[.$B1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R$9]);INFO.OBBA.OBBA.OBMAKE(&quot;&quot;;&quot;int&quot;;[.$B1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S$9]);INFO.OBBA.OBBA.OBMAKE(&quot;&quot;;&quot;int&quot;;[.$B1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T$9]);INFO.OBBA.OBBA.OBMAKE(&quot;&quot;;&quot;int&quot;;[.$B1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U$9]);INFO.OBBA.OBBA.OBMAKE(&quot;&quot;;&quot;int&quot;;[.$B1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V$9]);INFO.OBBA.OBBA.OBMAKE(&quot;&quot;;&quot;int&quot;;[.$B1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W$9]);INFO.OBBA.OBBA.OBMAKE(&quot;&quot;;&quot;int&quot;;[.$B1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X$9]);INFO.OBBA.OBBA.OBMAKE(&quot;&quot;;&quot;int&quot;;[.$B1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Y$9]);INFO.OBBA.OBBA.OBMAKE(&quot;&quot;;&quot;int&quot;;[.$B1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Z$9]);INFO.OBBA.OBBA.OBMAKE(&quot;&quot;;&quot;int&quot;;[.$B1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A$9]);INFO.OBBA.OBBA.OBMAKE(&quot;&quot;;&quot;int&quot;;[.$B1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B$9]);INFO.OBBA.OBBA.OBMAKE(&quot;&quot;;&quot;int&quot;;[.$B1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C$9]);INFO.OBBA.OBBA.OBMAKE(&quot;&quot;;&quot;int&quot;;[.$B1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D$9]);INFO.OBBA.OBBA.OBMAKE(&quot;&quot;;&quot;int&quot;;[.$B1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E$9]);INFO.OBBA.OBBA.OBMAKE(&quot;&quot;;&quot;int&quot;;[.$B1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F$9]);INFO.OBBA.OBBA.OBMAKE(&quot;&quot;;&quot;int&quot;;[.$B1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G$9]);INFO.OBBA.OBBA.OBMAKE(&quot;&quot;;&quot;int&quot;;[.$B1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H$9]);INFO.OBBA.OBBA.OBMAKE(&quot;&quot;;&quot;int&quot;;[.$B1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I$9]);INFO.OBBA.OBBA.OBMAKE(&quot;&quot;;&quot;int&quot;;[.$B1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J$9]);INFO.OBBA.OBBA.OBMAKE(&quot;&quot;;&quot;int&quot;;[.$B1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K$9]);INFO.OBBA.OBBA.OBMAKE(&quot;&quot;;&quot;int&quot;;[.$B1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L$9]);INFO.OBBA.OBBA.OBMAKE(&quot;&quot;;&quot;int&quot;;[.$B1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M$9]);INFO.OBBA.OBBA.OBMAKE(&quot;&quot;;&quot;int&quot;;[.$B1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N$9]);INFO.OBBA.OBBA.OBMAKE(&quot;&quot;;&quot;int&quot;;[.$B1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O$9]);INFO.OBBA.OBBA.OBMAKE(&quot;&quot;;&quot;int&quot;;[.$B10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1">
          <table:table-cell table:style-name="ce14"/>
          <table:table-cell table:style-name="ce32" office:value-type="float" office:value="1">
            <text:p>1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C$9]);INFO.OBBA.OBBA.OBMAKE(&quot;&quot;;&quot;int&quot;;[.$B11]));&quot;getAverage&quot;))" office:value-type="percentage" office:value="1.66163527522882">
            <text:p>166,16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D$9]);INFO.OBBA.OBBA.OBMAKE(&quot;&quot;;&quot;int&quot;;[.$B1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E$9]);INFO.OBBA.OBBA.OBMAKE(&quot;&quot;;&quot;int&quot;;[.$B1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F$9]);INFO.OBBA.OBBA.OBMAKE(&quot;&quot;;&quot;int&quot;;[.$B1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G$9]);INFO.OBBA.OBBA.OBMAKE(&quot;&quot;;&quot;int&quot;;[.$B1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H$9]);INFO.OBBA.OBBA.OBMAKE(&quot;&quot;;&quot;int&quot;;[.$B1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I$9]);INFO.OBBA.OBBA.OBMAKE(&quot;&quot;;&quot;int&quot;;[.$B1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J$9]);INFO.OBBA.OBBA.OBMAKE(&quot;&quot;;&quot;int&quot;;[.$B1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K$9]);INFO.OBBA.OBBA.OBMAKE(&quot;&quot;;&quot;int&quot;;[.$B1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L$9]);INFO.OBBA.OBBA.OBMAKE(&quot;&quot;;&quot;int&quot;;[.$B1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M$9]);INFO.OBBA.OBBA.OBMAKE(&quot;&quot;;&quot;int&quot;;[.$B1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N$9]);INFO.OBBA.OBBA.OBMAKE(&quot;&quot;;&quot;int&quot;;[.$B1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O$9]);INFO.OBBA.OBBA.OBMAKE(&quot;&quot;;&quot;int&quot;;[.$B1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P$9]);INFO.OBBA.OBBA.OBMAKE(&quot;&quot;;&quot;int&quot;;[.$B1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Q$9]);INFO.OBBA.OBBA.OBMAKE(&quot;&quot;;&quot;int&quot;;[.$B1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R$9]);INFO.OBBA.OBBA.OBMAKE(&quot;&quot;;&quot;int&quot;;[.$B1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S$9]);INFO.OBBA.OBBA.OBMAKE(&quot;&quot;;&quot;int&quot;;[.$B1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T$9]);INFO.OBBA.OBBA.OBMAKE(&quot;&quot;;&quot;int&quot;;[.$B1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U$9]);INFO.OBBA.OBBA.OBMAKE(&quot;&quot;;&quot;int&quot;;[.$B1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V$9]);INFO.OBBA.OBBA.OBMAKE(&quot;&quot;;&quot;int&quot;;[.$B1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W$9]);INFO.OBBA.OBBA.OBMAKE(&quot;&quot;;&quot;int&quot;;[.$B1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X$9]);INFO.OBBA.OBBA.OBMAKE(&quot;&quot;;&quot;int&quot;;[.$B1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Y$9]);INFO.OBBA.OBBA.OBMAKE(&quot;&quot;;&quot;int&quot;;[.$B1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Z$9]);INFO.OBBA.OBBA.OBMAKE(&quot;&quot;;&quot;int&quot;;[.$B1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A$9]);INFO.OBBA.OBBA.OBMAKE(&quot;&quot;;&quot;int&quot;;[.$B1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B$9]);INFO.OBBA.OBBA.OBMAKE(&quot;&quot;;&quot;int&quot;;[.$B1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C$9]);INFO.OBBA.OBBA.OBMAKE(&quot;&quot;;&quot;int&quot;;[.$B1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D$9]);INFO.OBBA.OBBA.OBMAKE(&quot;&quot;;&quot;int&quot;;[.$B1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E$9]);INFO.OBBA.OBBA.OBMAKE(&quot;&quot;;&quot;int&quot;;[.$B1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F$9]);INFO.OBBA.OBBA.OBMAKE(&quot;&quot;;&quot;int&quot;;[.$B1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G$9]);INFO.OBBA.OBBA.OBMAKE(&quot;&quot;;&quot;int&quot;;[.$B1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H$9]);INFO.OBBA.OBBA.OBMAKE(&quot;&quot;;&quot;int&quot;;[.$B1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I$9]);INFO.OBBA.OBBA.OBMAKE(&quot;&quot;;&quot;int&quot;;[.$B1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J$9]);INFO.OBBA.OBBA.OBMAKE(&quot;&quot;;&quot;int&quot;;[.$B1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K$9]);INFO.OBBA.OBBA.OBMAKE(&quot;&quot;;&quot;int&quot;;[.$B1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L$9]);INFO.OBBA.OBBA.OBMAKE(&quot;&quot;;&quot;int&quot;;[.$B1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M$9]);INFO.OBBA.OBBA.OBMAKE(&quot;&quot;;&quot;int&quot;;[.$B1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N$9]);INFO.OBBA.OBBA.OBMAKE(&quot;&quot;;&quot;int&quot;;[.$B1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O$9]);INFO.OBBA.OBBA.OBMAKE(&quot;&quot;;&quot;int&quot;;[.$B11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1">
          <table:table-cell table:style-name="ce14"/>
          <table:table-cell table:style-name="ce32" office:value-type="float" office:value="2">
            <text:p>2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C$9]);INFO.OBBA.OBBA.OBMAKE(&quot;&quot;;&quot;int&quot;;[.$B12]));&quot;getAverage&quot;))" office:value-type="percentage" office:value="1.11078096475428">
            <text:p>111,0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D$9]);INFO.OBBA.OBBA.OBMAKE(&quot;&quot;;&quot;int&quot;;[.$B12]));&quot;getAverage&quot;))" office:value-type="percentage" office:value="1.66163527522882">
            <text:p>166,16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E$9]);INFO.OBBA.OBBA.OBMAKE(&quot;&quot;;&quot;int&quot;;[.$B1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F$9]);INFO.OBBA.OBBA.OBMAKE(&quot;&quot;;&quot;int&quot;;[.$B1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G$9]);INFO.OBBA.OBBA.OBMAKE(&quot;&quot;;&quot;int&quot;;[.$B1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H$9]);INFO.OBBA.OBBA.OBMAKE(&quot;&quot;;&quot;int&quot;;[.$B1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I$9]);INFO.OBBA.OBBA.OBMAKE(&quot;&quot;;&quot;int&quot;;[.$B1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J$9]);INFO.OBBA.OBBA.OBMAKE(&quot;&quot;;&quot;int&quot;;[.$B1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K$9]);INFO.OBBA.OBBA.OBMAKE(&quot;&quot;;&quot;int&quot;;[.$B1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L$9]);INFO.OBBA.OBBA.OBMAKE(&quot;&quot;;&quot;int&quot;;[.$B1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M$9]);INFO.OBBA.OBBA.OBMAKE(&quot;&quot;;&quot;int&quot;;[.$B1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N$9]);INFO.OBBA.OBBA.OBMAKE(&quot;&quot;;&quot;int&quot;;[.$B1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O$9]);INFO.OBBA.OBBA.OBMAKE(&quot;&quot;;&quot;int&quot;;[.$B1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P$9]);INFO.OBBA.OBBA.OBMAKE(&quot;&quot;;&quot;int&quot;;[.$B1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Q$9]);INFO.OBBA.OBBA.OBMAKE(&quot;&quot;;&quot;int&quot;;[.$B1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R$9]);INFO.OBBA.OBBA.OBMAKE(&quot;&quot;;&quot;int&quot;;[.$B1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S$9]);INFO.OBBA.OBBA.OBMAKE(&quot;&quot;;&quot;int&quot;;[.$B1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T$9]);INFO.OBBA.OBBA.OBMAKE(&quot;&quot;;&quot;int&quot;;[.$B1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U$9]);INFO.OBBA.OBBA.OBMAKE(&quot;&quot;;&quot;int&quot;;[.$B1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V$9]);INFO.OBBA.OBBA.OBMAKE(&quot;&quot;;&quot;int&quot;;[.$B1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W$9]);INFO.OBBA.OBBA.OBMAKE(&quot;&quot;;&quot;int&quot;;[.$B1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X$9]);INFO.OBBA.OBBA.OBMAKE(&quot;&quot;;&quot;int&quot;;[.$B1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Y$9]);INFO.OBBA.OBBA.OBMAKE(&quot;&quot;;&quot;int&quot;;[.$B1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Z$9]);INFO.OBBA.OBBA.OBMAKE(&quot;&quot;;&quot;int&quot;;[.$B1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A$9]);INFO.OBBA.OBBA.OBMAKE(&quot;&quot;;&quot;int&quot;;[.$B1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B$9]);INFO.OBBA.OBBA.OBMAKE(&quot;&quot;;&quot;int&quot;;[.$B1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C$9]);INFO.OBBA.OBBA.OBMAKE(&quot;&quot;;&quot;int&quot;;[.$B1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D$9]);INFO.OBBA.OBBA.OBMAKE(&quot;&quot;;&quot;int&quot;;[.$B1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E$9]);INFO.OBBA.OBBA.OBMAKE(&quot;&quot;;&quot;int&quot;;[.$B1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F$9]);INFO.OBBA.OBBA.OBMAKE(&quot;&quot;;&quot;int&quot;;[.$B1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G$9]);INFO.OBBA.OBBA.OBMAKE(&quot;&quot;;&quot;int&quot;;[.$B1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H$9]);INFO.OBBA.OBBA.OBMAKE(&quot;&quot;;&quot;int&quot;;[.$B1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I$9]);INFO.OBBA.OBBA.OBMAKE(&quot;&quot;;&quot;int&quot;;[.$B1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J$9]);INFO.OBBA.OBBA.OBMAKE(&quot;&quot;;&quot;int&quot;;[.$B1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K$9]);INFO.OBBA.OBBA.OBMAKE(&quot;&quot;;&quot;int&quot;;[.$B1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L$9]);INFO.OBBA.OBBA.OBMAKE(&quot;&quot;;&quot;int&quot;;[.$B1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M$9]);INFO.OBBA.OBBA.OBMAKE(&quot;&quot;;&quot;int&quot;;[.$B1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N$9]);INFO.OBBA.OBBA.OBMAKE(&quot;&quot;;&quot;int&quot;;[.$B1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O$9]);INFO.OBBA.OBBA.OBMAKE(&quot;&quot;;&quot;int&quot;;[.$B12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1">
          <table:table-cell table:style-name="ce14"/>
          <table:table-cell table:style-name="ce32" office:value-type="float" office:value="3">
            <text:p>3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C$9]);INFO.OBBA.OBBA.OBMAKE(&quot;&quot;;&quot;int&quot;;[.$B13]));&quot;getAverage&quot;))" office:value-type="percentage" office:value="0.75440948120174">
            <text:p>75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D$9]);INFO.OBBA.OBBA.OBMAKE(&quot;&quot;;&quot;int&quot;;[.$B13]));&quot;getAverage&quot;))" office:value-type="percentage" office:value="1.11078096475428">
            <text:p>111,0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E$9]);INFO.OBBA.OBBA.OBMAKE(&quot;&quot;;&quot;int&quot;;[.$B13]));&quot;getAverage&quot;))" office:value-type="percentage" office:value="1.66163527522882">
            <text:p>166,16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F$9]);INFO.OBBA.OBBA.OBMAKE(&quot;&quot;;&quot;int&quot;;[.$B1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G$9]);INFO.OBBA.OBBA.OBMAKE(&quot;&quot;;&quot;int&quot;;[.$B1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H$9]);INFO.OBBA.OBBA.OBMAKE(&quot;&quot;;&quot;int&quot;;[.$B1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I$9]);INFO.OBBA.OBBA.OBMAKE(&quot;&quot;;&quot;int&quot;;[.$B1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J$9]);INFO.OBBA.OBBA.OBMAKE(&quot;&quot;;&quot;int&quot;;[.$B1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K$9]);INFO.OBBA.OBBA.OBMAKE(&quot;&quot;;&quot;int&quot;;[.$B1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L$9]);INFO.OBBA.OBBA.OBMAKE(&quot;&quot;;&quot;int&quot;;[.$B1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M$9]);INFO.OBBA.OBBA.OBMAKE(&quot;&quot;;&quot;int&quot;;[.$B1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N$9]);INFO.OBBA.OBBA.OBMAKE(&quot;&quot;;&quot;int&quot;;[.$B1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O$9]);INFO.OBBA.OBBA.OBMAKE(&quot;&quot;;&quot;int&quot;;[.$B1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P$9]);INFO.OBBA.OBBA.OBMAKE(&quot;&quot;;&quot;int&quot;;[.$B1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Q$9]);INFO.OBBA.OBBA.OBMAKE(&quot;&quot;;&quot;int&quot;;[.$B1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R$9]);INFO.OBBA.OBBA.OBMAKE(&quot;&quot;;&quot;int&quot;;[.$B1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S$9]);INFO.OBBA.OBBA.OBMAKE(&quot;&quot;;&quot;int&quot;;[.$B1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T$9]);INFO.OBBA.OBBA.OBMAKE(&quot;&quot;;&quot;int&quot;;[.$B1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U$9]);INFO.OBBA.OBBA.OBMAKE(&quot;&quot;;&quot;int&quot;;[.$B1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V$9]);INFO.OBBA.OBBA.OBMAKE(&quot;&quot;;&quot;int&quot;;[.$B1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W$9]);INFO.OBBA.OBBA.OBMAKE(&quot;&quot;;&quot;int&quot;;[.$B1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X$9]);INFO.OBBA.OBBA.OBMAKE(&quot;&quot;;&quot;int&quot;;[.$B1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Y$9]);INFO.OBBA.OBBA.OBMAKE(&quot;&quot;;&quot;int&quot;;[.$B1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Z$9]);INFO.OBBA.OBBA.OBMAKE(&quot;&quot;;&quot;int&quot;;[.$B1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A$9]);INFO.OBBA.OBBA.OBMAKE(&quot;&quot;;&quot;int&quot;;[.$B1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B$9]);INFO.OBBA.OBBA.OBMAKE(&quot;&quot;;&quot;int&quot;;[.$B1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C$9]);INFO.OBBA.OBBA.OBMAKE(&quot;&quot;;&quot;int&quot;;[.$B1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D$9]);INFO.OBBA.OBBA.OBMAKE(&quot;&quot;;&quot;int&quot;;[.$B1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E$9]);INFO.OBBA.OBBA.OBMAKE(&quot;&quot;;&quot;int&quot;;[.$B1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F$9]);INFO.OBBA.OBBA.OBMAKE(&quot;&quot;;&quot;int&quot;;[.$B1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G$9]);INFO.OBBA.OBBA.OBMAKE(&quot;&quot;;&quot;int&quot;;[.$B1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H$9]);INFO.OBBA.OBBA.OBMAKE(&quot;&quot;;&quot;int&quot;;[.$B1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I$9]);INFO.OBBA.OBBA.OBMAKE(&quot;&quot;;&quot;int&quot;;[.$B1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J$9]);INFO.OBBA.OBBA.OBMAKE(&quot;&quot;;&quot;int&quot;;[.$B1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K$9]);INFO.OBBA.OBBA.OBMAKE(&quot;&quot;;&quot;int&quot;;[.$B1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L$9]);INFO.OBBA.OBBA.OBMAKE(&quot;&quot;;&quot;int&quot;;[.$B1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M$9]);INFO.OBBA.OBBA.OBMAKE(&quot;&quot;;&quot;int&quot;;[.$B1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N$9]);INFO.OBBA.OBBA.OBMAKE(&quot;&quot;;&quot;int&quot;;[.$B1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O$9]);INFO.OBBA.OBBA.OBMAKE(&quot;&quot;;&quot;int&quot;;[.$B13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1">
          <table:table-cell table:style-name="ce14"/>
          <table:table-cell table:style-name="ce32" office:value-type="float" office:value="4">
            <text:p>4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C$9]);INFO.OBBA.OBBA.OBMAKE(&quot;&quot;;&quot;int&quot;;[.$B14]));&quot;getAverage&quot;))" office:value-type="percentage" office:value="0.527008544015658">
            <text:p>52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D$9]);INFO.OBBA.OBBA.OBMAKE(&quot;&quot;;&quot;int&quot;;[.$B14]));&quot;getAverage&quot;))" office:value-type="percentage" office:value="0.75440948120174">
            <text:p>75,44%</text:p>
            <draw:frame table:end-cell-address="Model.I36" table:end-x="0.003cm" table:end-y="0.012cm" draw:z-index="0" draw:style-name="gr1" svg:width="12.407cm" svg:height="10.628cm" svg:x="0.041cm" svg:y="0.018cm">
              <draw:object draw:notify-on-update-of-ranges="Model.C9:Model.AO9 Model.B10:Model.B10 Model.C10:Model.AO10 Model.B11:Model.B11 Model.C11:Model.AO11 Model.B12:Model.B12 Model.C12:Model.AO12 Model.B13:Model.B13 Model.C13:Model.AO13 Model.B14:Model.B14 Model.C14:Model.AO14 Model.B15:Model.B15 Model.C15:Model.AO15 Model.B16:Model.B16 Model.C16:Model.AO16 Model.B17:Model.B17 Model.C17:Model.AO17 Model.B18:Model.B18 Model.C18:Model.AO18 Model.B19:Model.B19 Model.C19:Model.AO19 Model.B20:Model.B20 Model.C20:Model.AO20 Model.B21:Model.B21 Model.C21:Model.AO21 Model.B22:Model.B22 Model.C22:Model.AO22 Model.B23:Model.B23 Model.C23:Model.AO23 Model.B24:Model.B24 Model.C24:Model.AO24 Model.B25:Model.B25 Model.C25:Model.AO25 Model.B26:Model.B26 Model.C26:Model.AO26 Model.B27:Model.B27 Model.C27:Model.AO27 Model.B28:Model.B28 Model.C28:Model.AO28 Model.B29:Model.B29 Model.C29:Model.AO29 Model.B30:Model.B30 Model.C30:Model.AO30 Model.B31:Model.B31 Model.C31:Model.AO31 Model.B32:Model.B32 Model.C32:Model.AO32 Model.B33:Model.B33 Model.C33:Model.AO33 Model.B34:Model.B34 Model.C34:Model.AO34 Model.B35:Model.B35 Model.C35:Model.AO35 Model.B36:Model.B36 Model.C36:Model.AO36 Model.B37:Model.B37 Model.C37:Model.AO37 Model.B38:Model.B38 Model.C38:Model.AO38 Model.B39:Model.B39 Model.C39:Model.AO39 Model.B40:Model.B40 Model.C40:Model.AO40 Model.B41:Model.B41 Model.C41:Model.AO41 Model.B42:Model.B42 Model.C42:Model.AO42 Model.B43:Model.B43 Model.C43:Model.AO43 Model.B44:Model.B44 Model.C44:Model.AO44 Model.B45:Model.B45 Model.C45:Model.AO45 Model.B46:Model.B46 Model.C46:Model.AO46 Model.B47:Model.B47 Model.C47:Model.AO47 Model.B48:Model.B48 Model.C48:Model.AO48 Model.B49:Model.B49 Model.C49:Model.AO4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E$9]);INFO.OBBA.OBBA.OBMAKE(&quot;&quot;;&quot;int&quot;;[.$B14]));&quot;getAverage&quot;))" office:value-type="percentage" office:value="1.11078096475428">
            <text:p>111,0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F$9]);INFO.OBBA.OBBA.OBMAKE(&quot;&quot;;&quot;int&quot;;[.$B14]));&quot;getAverage&quot;))" office:value-type="percentage" office:value="1.66163527522882">
            <text:p>166,16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G$9]);INFO.OBBA.OBBA.OBMAKE(&quot;&quot;;&quot;int&quot;;[.$B1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H$9]);INFO.OBBA.OBBA.OBMAKE(&quot;&quot;;&quot;int&quot;;[.$B1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I$9]);INFO.OBBA.OBBA.OBMAKE(&quot;&quot;;&quot;int&quot;;[.$B1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J$9]);INFO.OBBA.OBBA.OBMAKE(&quot;&quot;;&quot;int&quot;;[.$B14]));&quot;getAverage&quot;))" office:value-type="percentage" office:value="0">
            <text:p>0,00%</text:p>
            <draw:frame table:end-cell-address="Model.O36" table:end-x="0.003cm" table:end-y="0.012cm" draw:z-index="1" draw:style-name="gr1" svg:width="12.389cm" svg:height="10.628cm" svg:x="0.059cm" svg:y="0.018cm">
              <draw:object draw:notify-on-update-of-ranges="Model.C54:Model.AO54 Model.B55:Model.B55 Model.C55:Model.AO55 Model.B56:Model.B56 Model.C56:Model.AO56 Model.B57:Model.B57 Model.C57:Model.AO57 Model.B58:Model.B58 Model.C58:Model.AO58 Model.B59:Model.B59 Model.C59:Model.AO59 Model.B60:Model.B60 Model.C60:Model.AO60 Model.B61:Model.B61 Model.C61:Model.AO61 Model.B62:Model.B62 Model.C62:Model.AO62 Model.B63:Model.B63 Model.C63:Model.AO63 Model.B64:Model.B64 Model.C64:Model.AO64 Model.B65:Model.B65 Model.C65:Model.AO65 Model.B66:Model.B66 Model.C66:Model.AO66 Model.B67:Model.B67 Model.C67:Model.AO67 Model.B68:Model.B68 Model.C68:Model.AO68 Model.B69:Model.B69 Model.C69:Model.AO69 Model.B70:Model.B70 Model.C70:Model.AO70 Model.B71:Model.B71 Model.C71:Model.AO71 Model.B72:Model.B72 Model.C72:Model.AO72 Model.B73:Model.B73 Model.C73:Model.AO73 Model.B74:Model.B74 Model.C74:Model.AO74 Model.B75:Model.B75 Model.C75:Model.AO75 Model.B76:Model.B76 Model.C76:Model.AO76 Model.B77:Model.B77 Model.C77:Model.AO77 Model.B78:Model.B78 Model.C78:Model.AO78 Model.B79:Model.B79 Model.C79:Model.AO79 Model.B80:Model.B80 Model.C80:Model.AO80 Model.B81:Model.B81 Model.C81:Model.AO81 Model.B82:Model.B82 Model.C82:Model.AO82 Model.B83:Model.B83 Model.C83:Model.AO83 Model.B84:Model.B84 Model.C84:Model.AO84 Model.B85:Model.B85 Model.C85:Model.AO85 Model.B86:Model.B86 Model.C86:Model.AO86 Model.B87:Model.B87 Model.C87:Model.AO87 Model.B88:Model.B88 Model.C88:Model.AO88 Model.B89:Model.B89 Model.C89:Model.AO89 Model.B90:Model.B90 Model.C90:Model.AO90 Model.B91:Model.B91 Model.C91:Model.AO91 Model.B92:Model.B92 Model.C92:Model.AO92 Model.B93:Model.B93 Model.C93:Model.AO93 Model.B94:Model.B94 Model.C94:Model.AO9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K$9]);INFO.OBBA.OBBA.OBMAKE(&quot;&quot;;&quot;int&quot;;[.$B1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L$9]);INFO.OBBA.OBBA.OBMAKE(&quot;&quot;;&quot;int&quot;;[.$B1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M$9]);INFO.OBBA.OBBA.OBMAKE(&quot;&quot;;&quot;int&quot;;[.$B1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N$9]);INFO.OBBA.OBBA.OBMAKE(&quot;&quot;;&quot;int&quot;;[.$B1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O$9]);INFO.OBBA.OBBA.OBMAKE(&quot;&quot;;&quot;int&quot;;[.$B1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P$9]);INFO.OBBA.OBBA.OBMAKE(&quot;&quot;;&quot;int&quot;;[.$B1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Q$9]);INFO.OBBA.OBBA.OBMAKE(&quot;&quot;;&quot;int&quot;;[.$B1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R$9]);INFO.OBBA.OBBA.OBMAKE(&quot;&quot;;&quot;int&quot;;[.$B1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S$9]);INFO.OBBA.OBBA.OBMAKE(&quot;&quot;;&quot;int&quot;;[.$B1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T$9]);INFO.OBBA.OBBA.OBMAKE(&quot;&quot;;&quot;int&quot;;[.$B1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U$9]);INFO.OBBA.OBBA.OBMAKE(&quot;&quot;;&quot;int&quot;;[.$B1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V$9]);INFO.OBBA.OBBA.OBMAKE(&quot;&quot;;&quot;int&quot;;[.$B1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W$9]);INFO.OBBA.OBBA.OBMAKE(&quot;&quot;;&quot;int&quot;;[.$B1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X$9]);INFO.OBBA.OBBA.OBMAKE(&quot;&quot;;&quot;int&quot;;[.$B1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Y$9]);INFO.OBBA.OBBA.OBMAKE(&quot;&quot;;&quot;int&quot;;[.$B1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Z$9]);INFO.OBBA.OBBA.OBMAKE(&quot;&quot;;&quot;int&quot;;[.$B1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A$9]);INFO.OBBA.OBBA.OBMAKE(&quot;&quot;;&quot;int&quot;;[.$B1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B$9]);INFO.OBBA.OBBA.OBMAKE(&quot;&quot;;&quot;int&quot;;[.$B1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C$9]);INFO.OBBA.OBBA.OBMAKE(&quot;&quot;;&quot;int&quot;;[.$B1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D$9]);INFO.OBBA.OBBA.OBMAKE(&quot;&quot;;&quot;int&quot;;[.$B1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E$9]);INFO.OBBA.OBBA.OBMAKE(&quot;&quot;;&quot;int&quot;;[.$B1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F$9]);INFO.OBBA.OBBA.OBMAKE(&quot;&quot;;&quot;int&quot;;[.$B1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G$9]);INFO.OBBA.OBBA.OBMAKE(&quot;&quot;;&quot;int&quot;;[.$B1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H$9]);INFO.OBBA.OBBA.OBMAKE(&quot;&quot;;&quot;int&quot;;[.$B1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I$9]);INFO.OBBA.OBBA.OBMAKE(&quot;&quot;;&quot;int&quot;;[.$B1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J$9]);INFO.OBBA.OBBA.OBMAKE(&quot;&quot;;&quot;int&quot;;[.$B1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K$9]);INFO.OBBA.OBBA.OBMAKE(&quot;&quot;;&quot;int&quot;;[.$B1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L$9]);INFO.OBBA.OBBA.OBMAKE(&quot;&quot;;&quot;int&quot;;[.$B1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M$9]);INFO.OBBA.OBBA.OBMAKE(&quot;&quot;;&quot;int&quot;;[.$B1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N$9]);INFO.OBBA.OBBA.OBMAKE(&quot;&quot;;&quot;int&quot;;[.$B1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O$9]);INFO.OBBA.OBBA.OBMAKE(&quot;&quot;;&quot;int&quot;;[.$B14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1">
          <table:table-cell table:style-name="ce14"/>
          <table:table-cell table:style-name="ce32" office:value-type="float" office:value="5">
            <text:p>5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C$9]);INFO.OBBA.OBBA.OBMAKE(&quot;&quot;;&quot;int&quot;;[.$B15]));&quot;getAverage&quot;))" office:value-type="percentage" office:value="0.38444700225059">
            <text:p>38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D$9]);INFO.OBBA.OBBA.OBMAKE(&quot;&quot;;&quot;int&quot;;[.$B15]));&quot;getAverage&quot;))" office:value-type="percentage" office:value="0.527008544015658">
            <text:p>52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E$9]);INFO.OBBA.OBBA.OBMAKE(&quot;&quot;;&quot;int&quot;;[.$B15]));&quot;getAverage&quot;))" office:value-type="percentage" office:value="0.75440948120174">
            <text:p>75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F$9]);INFO.OBBA.OBBA.OBMAKE(&quot;&quot;;&quot;int&quot;;[.$B15]));&quot;getAverage&quot;))" office:value-type="percentage" office:value="1.11078096475428">
            <text:p>111,0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G$9]);INFO.OBBA.OBBA.OBMAKE(&quot;&quot;;&quot;int&quot;;[.$B15]));&quot;getAverage&quot;))" office:value-type="percentage" office:value="1.66163527522882">
            <text:p>166,16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H$9]);INFO.OBBA.OBBA.OBMAKE(&quot;&quot;;&quot;int&quot;;[.$B1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I$9]);INFO.OBBA.OBBA.OBMAKE(&quot;&quot;;&quot;int&quot;;[.$B1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J$9]);INFO.OBBA.OBBA.OBMAKE(&quot;&quot;;&quot;int&quot;;[.$B1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K$9]);INFO.OBBA.OBBA.OBMAKE(&quot;&quot;;&quot;int&quot;;[.$B1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L$9]);INFO.OBBA.OBBA.OBMAKE(&quot;&quot;;&quot;int&quot;;[.$B1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M$9]);INFO.OBBA.OBBA.OBMAKE(&quot;&quot;;&quot;int&quot;;[.$B1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N$9]);INFO.OBBA.OBBA.OBMAKE(&quot;&quot;;&quot;int&quot;;[.$B1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O$9]);INFO.OBBA.OBBA.OBMAKE(&quot;&quot;;&quot;int&quot;;[.$B1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P$9]);INFO.OBBA.OBBA.OBMAKE(&quot;&quot;;&quot;int&quot;;[.$B1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Q$9]);INFO.OBBA.OBBA.OBMAKE(&quot;&quot;;&quot;int&quot;;[.$B1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R$9]);INFO.OBBA.OBBA.OBMAKE(&quot;&quot;;&quot;int&quot;;[.$B1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S$9]);INFO.OBBA.OBBA.OBMAKE(&quot;&quot;;&quot;int&quot;;[.$B1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T$9]);INFO.OBBA.OBBA.OBMAKE(&quot;&quot;;&quot;int&quot;;[.$B1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U$9]);INFO.OBBA.OBBA.OBMAKE(&quot;&quot;;&quot;int&quot;;[.$B1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V$9]);INFO.OBBA.OBBA.OBMAKE(&quot;&quot;;&quot;int&quot;;[.$B1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W$9]);INFO.OBBA.OBBA.OBMAKE(&quot;&quot;;&quot;int&quot;;[.$B1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X$9]);INFO.OBBA.OBBA.OBMAKE(&quot;&quot;;&quot;int&quot;;[.$B1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Y$9]);INFO.OBBA.OBBA.OBMAKE(&quot;&quot;;&quot;int&quot;;[.$B1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Z$9]);INFO.OBBA.OBBA.OBMAKE(&quot;&quot;;&quot;int&quot;;[.$B1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A$9]);INFO.OBBA.OBBA.OBMAKE(&quot;&quot;;&quot;int&quot;;[.$B1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B$9]);INFO.OBBA.OBBA.OBMAKE(&quot;&quot;;&quot;int&quot;;[.$B1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C$9]);INFO.OBBA.OBBA.OBMAKE(&quot;&quot;;&quot;int&quot;;[.$B1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D$9]);INFO.OBBA.OBBA.OBMAKE(&quot;&quot;;&quot;int&quot;;[.$B1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E$9]);INFO.OBBA.OBBA.OBMAKE(&quot;&quot;;&quot;int&quot;;[.$B1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F$9]);INFO.OBBA.OBBA.OBMAKE(&quot;&quot;;&quot;int&quot;;[.$B1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G$9]);INFO.OBBA.OBBA.OBMAKE(&quot;&quot;;&quot;int&quot;;[.$B1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H$9]);INFO.OBBA.OBBA.OBMAKE(&quot;&quot;;&quot;int&quot;;[.$B1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I$9]);INFO.OBBA.OBBA.OBMAKE(&quot;&quot;;&quot;int&quot;;[.$B1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J$9]);INFO.OBBA.OBBA.OBMAKE(&quot;&quot;;&quot;int&quot;;[.$B1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K$9]);INFO.OBBA.OBBA.OBMAKE(&quot;&quot;;&quot;int&quot;;[.$B1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L$9]);INFO.OBBA.OBBA.OBMAKE(&quot;&quot;;&quot;int&quot;;[.$B1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M$9]);INFO.OBBA.OBBA.OBMAKE(&quot;&quot;;&quot;int&quot;;[.$B1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N$9]);INFO.OBBA.OBBA.OBMAKE(&quot;&quot;;&quot;int&quot;;[.$B1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O$9]);INFO.OBBA.OBBA.OBMAKE(&quot;&quot;;&quot;int&quot;;[.$B15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1">
          <table:table-cell table:style-name="ce14"/>
          <table:table-cell table:style-name="ce32" office:value-type="float" office:value="6">
            <text:p>6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C$9]);INFO.OBBA.OBBA.OBMAKE(&quot;&quot;;&quot;int&quot;;[.$B16]));&quot;getAverage&quot;))" office:value-type="percentage" office:value="0.297153660015202">
            <text:p>29,7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D$9]);INFO.OBBA.OBBA.OBMAKE(&quot;&quot;;&quot;int&quot;;[.$B16]));&quot;getAverage&quot;))" office:value-type="percentage" office:value="0.38444700225059">
            <text:p>38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E$9]);INFO.OBBA.OBBA.OBMAKE(&quot;&quot;;&quot;int&quot;;[.$B16]));&quot;getAverage&quot;))" office:value-type="percentage" office:value="0.527008544015658">
            <text:p>52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F$9]);INFO.OBBA.OBBA.OBMAKE(&quot;&quot;;&quot;int&quot;;[.$B16]));&quot;getAverage&quot;))" office:value-type="percentage" office:value="0.75440948120174">
            <text:p>75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G$9]);INFO.OBBA.OBBA.OBMAKE(&quot;&quot;;&quot;int&quot;;[.$B16]));&quot;getAverage&quot;))" office:value-type="percentage" office:value="1.11078096475428">
            <text:p>111,0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H$9]);INFO.OBBA.OBBA.OBMAKE(&quot;&quot;;&quot;int&quot;;[.$B16]));&quot;getAverage&quot;))" office:value-type="percentage" office:value="1.66163527522882">
            <text:p>166,16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I$9]);INFO.OBBA.OBBA.OBMAKE(&quot;&quot;;&quot;int&quot;;[.$B1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J$9]);INFO.OBBA.OBBA.OBMAKE(&quot;&quot;;&quot;int&quot;;[.$B1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K$9]);INFO.OBBA.OBBA.OBMAKE(&quot;&quot;;&quot;int&quot;;[.$B1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L$9]);INFO.OBBA.OBBA.OBMAKE(&quot;&quot;;&quot;int&quot;;[.$B1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M$9]);INFO.OBBA.OBBA.OBMAKE(&quot;&quot;;&quot;int&quot;;[.$B1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N$9]);INFO.OBBA.OBBA.OBMAKE(&quot;&quot;;&quot;int&quot;;[.$B1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O$9]);INFO.OBBA.OBBA.OBMAKE(&quot;&quot;;&quot;int&quot;;[.$B1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P$9]);INFO.OBBA.OBBA.OBMAKE(&quot;&quot;;&quot;int&quot;;[.$B1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Q$9]);INFO.OBBA.OBBA.OBMAKE(&quot;&quot;;&quot;int&quot;;[.$B1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R$9]);INFO.OBBA.OBBA.OBMAKE(&quot;&quot;;&quot;int&quot;;[.$B1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S$9]);INFO.OBBA.OBBA.OBMAKE(&quot;&quot;;&quot;int&quot;;[.$B1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T$9]);INFO.OBBA.OBBA.OBMAKE(&quot;&quot;;&quot;int&quot;;[.$B1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U$9]);INFO.OBBA.OBBA.OBMAKE(&quot;&quot;;&quot;int&quot;;[.$B1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V$9]);INFO.OBBA.OBBA.OBMAKE(&quot;&quot;;&quot;int&quot;;[.$B1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W$9]);INFO.OBBA.OBBA.OBMAKE(&quot;&quot;;&quot;int&quot;;[.$B1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X$9]);INFO.OBBA.OBBA.OBMAKE(&quot;&quot;;&quot;int&quot;;[.$B1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Y$9]);INFO.OBBA.OBBA.OBMAKE(&quot;&quot;;&quot;int&quot;;[.$B1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Z$9]);INFO.OBBA.OBBA.OBMAKE(&quot;&quot;;&quot;int&quot;;[.$B1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A$9]);INFO.OBBA.OBBA.OBMAKE(&quot;&quot;;&quot;int&quot;;[.$B1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B$9]);INFO.OBBA.OBBA.OBMAKE(&quot;&quot;;&quot;int&quot;;[.$B1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C$9]);INFO.OBBA.OBBA.OBMAKE(&quot;&quot;;&quot;int&quot;;[.$B1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D$9]);INFO.OBBA.OBBA.OBMAKE(&quot;&quot;;&quot;int&quot;;[.$B1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E$9]);INFO.OBBA.OBBA.OBMAKE(&quot;&quot;;&quot;int&quot;;[.$B1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F$9]);INFO.OBBA.OBBA.OBMAKE(&quot;&quot;;&quot;int&quot;;[.$B1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G$9]);INFO.OBBA.OBBA.OBMAKE(&quot;&quot;;&quot;int&quot;;[.$B1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H$9]);INFO.OBBA.OBBA.OBMAKE(&quot;&quot;;&quot;int&quot;;[.$B1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I$9]);INFO.OBBA.OBBA.OBMAKE(&quot;&quot;;&quot;int&quot;;[.$B1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J$9]);INFO.OBBA.OBBA.OBMAKE(&quot;&quot;;&quot;int&quot;;[.$B1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K$9]);INFO.OBBA.OBBA.OBMAKE(&quot;&quot;;&quot;int&quot;;[.$B1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L$9]);INFO.OBBA.OBBA.OBMAKE(&quot;&quot;;&quot;int&quot;;[.$B1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M$9]);INFO.OBBA.OBBA.OBMAKE(&quot;&quot;;&quot;int&quot;;[.$B1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N$9]);INFO.OBBA.OBBA.OBMAKE(&quot;&quot;;&quot;int&quot;;[.$B1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O$9]);INFO.OBBA.OBBA.OBMAKE(&quot;&quot;;&quot;int&quot;;[.$B16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1">
          <table:table-cell table:style-name="ce14"/>
          <table:table-cell table:style-name="ce32" office:value-type="float" office:value="7">
            <text:p>7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C$9]);INFO.OBBA.OBBA.OBMAKE(&quot;&quot;;&quot;int&quot;;[.$B17]));&quot;getAverage&quot;))" office:value-type="percentage" office:value="0.245435235233568">
            <text:p>24,5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D$9]);INFO.OBBA.OBBA.OBMAKE(&quot;&quot;;&quot;int&quot;;[.$B17]));&quot;getAverage&quot;))" office:value-type="percentage" office:value="0.297153660015202">
            <text:p>29,7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E$9]);INFO.OBBA.OBBA.OBMAKE(&quot;&quot;;&quot;int&quot;;[.$B17]));&quot;getAverage&quot;))" office:value-type="percentage" office:value="0.38444700225059">
            <text:p>38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F$9]);INFO.OBBA.OBBA.OBMAKE(&quot;&quot;;&quot;int&quot;;[.$B17]));&quot;getAverage&quot;))" office:value-type="percentage" office:value="0.527008544015658">
            <text:p>52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G$9]);INFO.OBBA.OBBA.OBMAKE(&quot;&quot;;&quot;int&quot;;[.$B17]));&quot;getAverage&quot;))" office:value-type="percentage" office:value="0.75440948120174">
            <text:p>75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H$9]);INFO.OBBA.OBBA.OBMAKE(&quot;&quot;;&quot;int&quot;;[.$B17]));&quot;getAverage&quot;))" office:value-type="percentage" office:value="1.11078096475428">
            <text:p>111,0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I$9]);INFO.OBBA.OBBA.OBMAKE(&quot;&quot;;&quot;int&quot;;[.$B17]));&quot;getAverage&quot;))" office:value-type="percentage" office:value="1.66163527522882">
            <text:p>166,16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J$9]);INFO.OBBA.OBBA.OBMAKE(&quot;&quot;;&quot;int&quot;;[.$B17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K$9]);INFO.OBBA.OBBA.OBMAKE(&quot;&quot;;&quot;int&quot;;[.$B17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L$9]);INFO.OBBA.OBBA.OBMAKE(&quot;&quot;;&quot;int&quot;;[.$B17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M$9]);INFO.OBBA.OBBA.OBMAKE(&quot;&quot;;&quot;int&quot;;[.$B17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N$9]);INFO.OBBA.OBBA.OBMAKE(&quot;&quot;;&quot;int&quot;;[.$B17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O$9]);INFO.OBBA.OBBA.OBMAKE(&quot;&quot;;&quot;int&quot;;[.$B17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P$9]);INFO.OBBA.OBBA.OBMAKE(&quot;&quot;;&quot;int&quot;;[.$B17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Q$9]);INFO.OBBA.OBBA.OBMAKE(&quot;&quot;;&quot;int&quot;;[.$B17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R$9]);INFO.OBBA.OBBA.OBMAKE(&quot;&quot;;&quot;int&quot;;[.$B17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S$9]);INFO.OBBA.OBBA.OBMAKE(&quot;&quot;;&quot;int&quot;;[.$B17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T$9]);INFO.OBBA.OBBA.OBMAKE(&quot;&quot;;&quot;int&quot;;[.$B17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U$9]);INFO.OBBA.OBBA.OBMAKE(&quot;&quot;;&quot;int&quot;;[.$B17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V$9]);INFO.OBBA.OBBA.OBMAKE(&quot;&quot;;&quot;int&quot;;[.$B17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W$9]);INFO.OBBA.OBBA.OBMAKE(&quot;&quot;;&quot;int&quot;;[.$B17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X$9]);INFO.OBBA.OBBA.OBMAKE(&quot;&quot;;&quot;int&quot;;[.$B17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Y$9]);INFO.OBBA.OBBA.OBMAKE(&quot;&quot;;&quot;int&quot;;[.$B17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Z$9]);INFO.OBBA.OBBA.OBMAKE(&quot;&quot;;&quot;int&quot;;[.$B17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A$9]);INFO.OBBA.OBBA.OBMAKE(&quot;&quot;;&quot;int&quot;;[.$B17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B$9]);INFO.OBBA.OBBA.OBMAKE(&quot;&quot;;&quot;int&quot;;[.$B17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C$9]);INFO.OBBA.OBBA.OBMAKE(&quot;&quot;;&quot;int&quot;;[.$B17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D$9]);INFO.OBBA.OBBA.OBMAKE(&quot;&quot;;&quot;int&quot;;[.$B17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E$9]);INFO.OBBA.OBBA.OBMAKE(&quot;&quot;;&quot;int&quot;;[.$B17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F$9]);INFO.OBBA.OBBA.OBMAKE(&quot;&quot;;&quot;int&quot;;[.$B17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G$9]);INFO.OBBA.OBBA.OBMAKE(&quot;&quot;;&quot;int&quot;;[.$B17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H$9]);INFO.OBBA.OBBA.OBMAKE(&quot;&quot;;&quot;int&quot;;[.$B17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I$9]);INFO.OBBA.OBBA.OBMAKE(&quot;&quot;;&quot;int&quot;;[.$B17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J$9]);INFO.OBBA.OBBA.OBMAKE(&quot;&quot;;&quot;int&quot;;[.$B17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K$9]);INFO.OBBA.OBBA.OBMAKE(&quot;&quot;;&quot;int&quot;;[.$B17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L$9]);INFO.OBBA.OBBA.OBMAKE(&quot;&quot;;&quot;int&quot;;[.$B17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M$9]);INFO.OBBA.OBBA.OBMAKE(&quot;&quot;;&quot;int&quot;;[.$B17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N$9]);INFO.OBBA.OBBA.OBMAKE(&quot;&quot;;&quot;int&quot;;[.$B17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O$9]);INFO.OBBA.OBBA.OBMAKE(&quot;&quot;;&quot;int&quot;;[.$B17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1">
          <table:table-cell table:style-name="ce14"/>
          <table:table-cell table:style-name="ce32" office:value-type="float" office:value="8">
            <text:p>8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C$9]);INFO.OBBA.OBBA.OBMAKE(&quot;&quot;;&quot;int&quot;;[.$B18]));&quot;getAverage&quot;))" office:value-type="percentage" office:value="0.216271544070674">
            <text:p>21,6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D$9]);INFO.OBBA.OBBA.OBMAKE(&quot;&quot;;&quot;int&quot;;[.$B18]));&quot;getAverage&quot;))" office:value-type="percentage" office:value="0.245435235233568">
            <text:p>24,5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E$9]);INFO.OBBA.OBBA.OBMAKE(&quot;&quot;;&quot;int&quot;;[.$B18]));&quot;getAverage&quot;))" office:value-type="percentage" office:value="0.297153660015202">
            <text:p>29,7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F$9]);INFO.OBBA.OBBA.OBMAKE(&quot;&quot;;&quot;int&quot;;[.$B18]));&quot;getAverage&quot;))" office:value-type="percentage" office:value="0.38444700225059">
            <text:p>38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G$9]);INFO.OBBA.OBBA.OBMAKE(&quot;&quot;;&quot;int&quot;;[.$B18]));&quot;getAverage&quot;))" office:value-type="percentage" office:value="0.527008544015658">
            <text:p>52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H$9]);INFO.OBBA.OBBA.OBMAKE(&quot;&quot;;&quot;int&quot;;[.$B18]));&quot;getAverage&quot;))" office:value-type="percentage" office:value="0.75440948120174">
            <text:p>75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I$9]);INFO.OBBA.OBBA.OBMAKE(&quot;&quot;;&quot;int&quot;;[.$B18]));&quot;getAverage&quot;))" office:value-type="percentage" office:value="1.11078096475428">
            <text:p>111,0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J$9]);INFO.OBBA.OBBA.OBMAKE(&quot;&quot;;&quot;int&quot;;[.$B18]));&quot;getAverage&quot;))" office:value-type="percentage" office:value="1.66163527522882">
            <text:p>166,16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K$9]);INFO.OBBA.OBBA.OBMAKE(&quot;&quot;;&quot;int&quot;;[.$B18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L$9]);INFO.OBBA.OBBA.OBMAKE(&quot;&quot;;&quot;int&quot;;[.$B18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M$9]);INFO.OBBA.OBBA.OBMAKE(&quot;&quot;;&quot;int&quot;;[.$B18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N$9]);INFO.OBBA.OBBA.OBMAKE(&quot;&quot;;&quot;int&quot;;[.$B18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O$9]);INFO.OBBA.OBBA.OBMAKE(&quot;&quot;;&quot;int&quot;;[.$B18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P$9]);INFO.OBBA.OBBA.OBMAKE(&quot;&quot;;&quot;int&quot;;[.$B18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Q$9]);INFO.OBBA.OBBA.OBMAKE(&quot;&quot;;&quot;int&quot;;[.$B18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R$9]);INFO.OBBA.OBBA.OBMAKE(&quot;&quot;;&quot;int&quot;;[.$B18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S$9]);INFO.OBBA.OBBA.OBMAKE(&quot;&quot;;&quot;int&quot;;[.$B18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T$9]);INFO.OBBA.OBBA.OBMAKE(&quot;&quot;;&quot;int&quot;;[.$B18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U$9]);INFO.OBBA.OBBA.OBMAKE(&quot;&quot;;&quot;int&quot;;[.$B18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V$9]);INFO.OBBA.OBBA.OBMAKE(&quot;&quot;;&quot;int&quot;;[.$B18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W$9]);INFO.OBBA.OBBA.OBMAKE(&quot;&quot;;&quot;int&quot;;[.$B18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X$9]);INFO.OBBA.OBBA.OBMAKE(&quot;&quot;;&quot;int&quot;;[.$B18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Y$9]);INFO.OBBA.OBBA.OBMAKE(&quot;&quot;;&quot;int&quot;;[.$B18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Z$9]);INFO.OBBA.OBBA.OBMAKE(&quot;&quot;;&quot;int&quot;;[.$B18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A$9]);INFO.OBBA.OBBA.OBMAKE(&quot;&quot;;&quot;int&quot;;[.$B18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B$9]);INFO.OBBA.OBBA.OBMAKE(&quot;&quot;;&quot;int&quot;;[.$B18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C$9]);INFO.OBBA.OBBA.OBMAKE(&quot;&quot;;&quot;int&quot;;[.$B18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D$9]);INFO.OBBA.OBBA.OBMAKE(&quot;&quot;;&quot;int&quot;;[.$B18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E$9]);INFO.OBBA.OBBA.OBMAKE(&quot;&quot;;&quot;int&quot;;[.$B18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F$9]);INFO.OBBA.OBBA.OBMAKE(&quot;&quot;;&quot;int&quot;;[.$B18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G$9]);INFO.OBBA.OBBA.OBMAKE(&quot;&quot;;&quot;int&quot;;[.$B18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H$9]);INFO.OBBA.OBBA.OBMAKE(&quot;&quot;;&quot;int&quot;;[.$B18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I$9]);INFO.OBBA.OBBA.OBMAKE(&quot;&quot;;&quot;int&quot;;[.$B18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J$9]);INFO.OBBA.OBBA.OBMAKE(&quot;&quot;;&quot;int&quot;;[.$B18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K$9]);INFO.OBBA.OBBA.OBMAKE(&quot;&quot;;&quot;int&quot;;[.$B18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L$9]);INFO.OBBA.OBBA.OBMAKE(&quot;&quot;;&quot;int&quot;;[.$B18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M$9]);INFO.OBBA.OBBA.OBMAKE(&quot;&quot;;&quot;int&quot;;[.$B18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N$9]);INFO.OBBA.OBBA.OBMAKE(&quot;&quot;;&quot;int&quot;;[.$B18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O$9]);INFO.OBBA.OBBA.OBMAKE(&quot;&quot;;&quot;int&quot;;[.$B18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1">
          <table:table-cell table:style-name="ce14"/>
          <table:table-cell table:style-name="ce32" office:value-type="float" office:value="9">
            <text:p>9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C$9]);INFO.OBBA.OBBA.OBMAKE(&quot;&quot;;&quot;int&quot;;[.$B19]));&quot;getAverage&quot;))" office:value-type="percentage" office:value="0.20112862486743">
            <text:p>20,1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D$9]);INFO.OBBA.OBBA.OBMAKE(&quot;&quot;;&quot;int&quot;;[.$B19]));&quot;getAverage&quot;))" office:value-type="percentage" office:value="0.216271544070674">
            <text:p>21,6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E$9]);INFO.OBBA.OBBA.OBMAKE(&quot;&quot;;&quot;int&quot;;[.$B19]));&quot;getAverage&quot;))" office:value-type="percentage" office:value="0.245435235233568">
            <text:p>24,5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F$9]);INFO.OBBA.OBBA.OBMAKE(&quot;&quot;;&quot;int&quot;;[.$B19]));&quot;getAverage&quot;))" office:value-type="percentage" office:value="0.297153660015202">
            <text:p>29,7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G$9]);INFO.OBBA.OBBA.OBMAKE(&quot;&quot;;&quot;int&quot;;[.$B19]));&quot;getAverage&quot;))" office:value-type="percentage" office:value="0.38444700225059">
            <text:p>38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H$9]);INFO.OBBA.OBBA.OBMAKE(&quot;&quot;;&quot;int&quot;;[.$B19]));&quot;getAverage&quot;))" office:value-type="percentage" office:value="0.527008544015658">
            <text:p>52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I$9]);INFO.OBBA.OBBA.OBMAKE(&quot;&quot;;&quot;int&quot;;[.$B19]));&quot;getAverage&quot;))" office:value-type="percentage" office:value="0.75440948120174">
            <text:p>75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J$9]);INFO.OBBA.OBBA.OBMAKE(&quot;&quot;;&quot;int&quot;;[.$B19]));&quot;getAverage&quot;))" office:value-type="percentage" office:value="1.11078096475428">
            <text:p>111,0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K$9]);INFO.OBBA.OBBA.OBMAKE(&quot;&quot;;&quot;int&quot;;[.$B19]));&quot;getAverage&quot;))" office:value-type="percentage" office:value="1.66163527522882">
            <text:p>166,16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L$9]);INFO.OBBA.OBBA.OBMAKE(&quot;&quot;;&quot;int&quot;;[.$B19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M$9]);INFO.OBBA.OBBA.OBMAKE(&quot;&quot;;&quot;int&quot;;[.$B19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N$9]);INFO.OBBA.OBBA.OBMAKE(&quot;&quot;;&quot;int&quot;;[.$B19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O$9]);INFO.OBBA.OBBA.OBMAKE(&quot;&quot;;&quot;int&quot;;[.$B19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P$9]);INFO.OBBA.OBBA.OBMAKE(&quot;&quot;;&quot;int&quot;;[.$B19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Q$9]);INFO.OBBA.OBBA.OBMAKE(&quot;&quot;;&quot;int&quot;;[.$B19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R$9]);INFO.OBBA.OBBA.OBMAKE(&quot;&quot;;&quot;int&quot;;[.$B19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S$9]);INFO.OBBA.OBBA.OBMAKE(&quot;&quot;;&quot;int&quot;;[.$B19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T$9]);INFO.OBBA.OBBA.OBMAKE(&quot;&quot;;&quot;int&quot;;[.$B19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U$9]);INFO.OBBA.OBBA.OBMAKE(&quot;&quot;;&quot;int&quot;;[.$B19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V$9]);INFO.OBBA.OBBA.OBMAKE(&quot;&quot;;&quot;int&quot;;[.$B19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W$9]);INFO.OBBA.OBBA.OBMAKE(&quot;&quot;;&quot;int&quot;;[.$B19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X$9]);INFO.OBBA.OBBA.OBMAKE(&quot;&quot;;&quot;int&quot;;[.$B19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Y$9]);INFO.OBBA.OBBA.OBMAKE(&quot;&quot;;&quot;int&quot;;[.$B19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Z$9]);INFO.OBBA.OBBA.OBMAKE(&quot;&quot;;&quot;int&quot;;[.$B19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A$9]);INFO.OBBA.OBBA.OBMAKE(&quot;&quot;;&quot;int&quot;;[.$B19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B$9]);INFO.OBBA.OBBA.OBMAKE(&quot;&quot;;&quot;int&quot;;[.$B19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C$9]);INFO.OBBA.OBBA.OBMAKE(&quot;&quot;;&quot;int&quot;;[.$B19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D$9]);INFO.OBBA.OBBA.OBMAKE(&quot;&quot;;&quot;int&quot;;[.$B19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E$9]);INFO.OBBA.OBBA.OBMAKE(&quot;&quot;;&quot;int&quot;;[.$B19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F$9]);INFO.OBBA.OBBA.OBMAKE(&quot;&quot;;&quot;int&quot;;[.$B19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G$9]);INFO.OBBA.OBBA.OBMAKE(&quot;&quot;;&quot;int&quot;;[.$B19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H$9]);INFO.OBBA.OBBA.OBMAKE(&quot;&quot;;&quot;int&quot;;[.$B19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I$9]);INFO.OBBA.OBBA.OBMAKE(&quot;&quot;;&quot;int&quot;;[.$B19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J$9]);INFO.OBBA.OBBA.OBMAKE(&quot;&quot;;&quot;int&quot;;[.$B19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K$9]);INFO.OBBA.OBBA.OBMAKE(&quot;&quot;;&quot;int&quot;;[.$B19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L$9]);INFO.OBBA.OBBA.OBMAKE(&quot;&quot;;&quot;int&quot;;[.$B19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M$9]);INFO.OBBA.OBBA.OBMAKE(&quot;&quot;;&quot;int&quot;;[.$B19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N$9]);INFO.OBBA.OBBA.OBMAKE(&quot;&quot;;&quot;int&quot;;[.$B19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O$9]);INFO.OBBA.OBBA.OBMAKE(&quot;&quot;;&quot;int&quot;;[.$B19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1">
          <table:table-cell table:style-name="ce14"/>
          <table:table-cell table:style-name="ce32" office:value-type="float" office:value="10">
            <text:p>10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C$9]);INFO.OBBA.OBBA.OBMAKE(&quot;&quot;;&quot;int&quot;;[.$B20]));&quot;getAverage&quot;))" office:value-type="percentage" office:value="0.19447165596769">
            <text:p>19,45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D$9]);INFO.OBBA.OBBA.OBMAKE(&quot;&quot;;&quot;int&quot;;[.$B20]));&quot;getAverage&quot;))" office:value-type="percentage" office:value="0.20112862486743">
            <text:p>20,1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E$9]);INFO.OBBA.OBBA.OBMAKE(&quot;&quot;;&quot;int&quot;;[.$B20]));&quot;getAverage&quot;))" office:value-type="percentage" office:value="0.216271544070674">
            <text:p>21,6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F$9]);INFO.OBBA.OBBA.OBMAKE(&quot;&quot;;&quot;int&quot;;[.$B20]));&quot;getAverage&quot;))" office:value-type="percentage" office:value="0.245435235233568">
            <text:p>24,5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G$9]);INFO.OBBA.OBBA.OBMAKE(&quot;&quot;;&quot;int&quot;;[.$B20]));&quot;getAverage&quot;))" office:value-type="percentage" office:value="0.297153660015202">
            <text:p>29,7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H$9]);INFO.OBBA.OBBA.OBMAKE(&quot;&quot;;&quot;int&quot;;[.$B20]));&quot;getAverage&quot;))" office:value-type="percentage" office:value="0.38444700225059">
            <text:p>38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I$9]);INFO.OBBA.OBBA.OBMAKE(&quot;&quot;;&quot;int&quot;;[.$B20]));&quot;getAverage&quot;))" office:value-type="percentage" office:value="0.527008544015658">
            <text:p>52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J$9]);INFO.OBBA.OBBA.OBMAKE(&quot;&quot;;&quot;int&quot;;[.$B20]));&quot;getAverage&quot;))" office:value-type="percentage" office:value="0.75440948120174">
            <text:p>75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K$9]);INFO.OBBA.OBBA.OBMAKE(&quot;&quot;;&quot;int&quot;;[.$B20]));&quot;getAverage&quot;))" office:value-type="percentage" office:value="1.11078096475428">
            <text:p>111,0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L$9]);INFO.OBBA.OBBA.OBMAKE(&quot;&quot;;&quot;int&quot;;[.$B20]));&quot;getAverage&quot;))" office:value-type="percentage" office:value="1.66163527522882">
            <text:p>166,16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M$9]);INFO.OBBA.OBBA.OBMAKE(&quot;&quot;;&quot;int&quot;;[.$B2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N$9]);INFO.OBBA.OBBA.OBMAKE(&quot;&quot;;&quot;int&quot;;[.$B2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O$9]);INFO.OBBA.OBBA.OBMAKE(&quot;&quot;;&quot;int&quot;;[.$B2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P$9]);INFO.OBBA.OBBA.OBMAKE(&quot;&quot;;&quot;int&quot;;[.$B2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Q$9]);INFO.OBBA.OBBA.OBMAKE(&quot;&quot;;&quot;int&quot;;[.$B2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R$9]);INFO.OBBA.OBBA.OBMAKE(&quot;&quot;;&quot;int&quot;;[.$B2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S$9]);INFO.OBBA.OBBA.OBMAKE(&quot;&quot;;&quot;int&quot;;[.$B2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T$9]);INFO.OBBA.OBBA.OBMAKE(&quot;&quot;;&quot;int&quot;;[.$B2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U$9]);INFO.OBBA.OBBA.OBMAKE(&quot;&quot;;&quot;int&quot;;[.$B2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V$9]);INFO.OBBA.OBBA.OBMAKE(&quot;&quot;;&quot;int&quot;;[.$B2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W$9]);INFO.OBBA.OBBA.OBMAKE(&quot;&quot;;&quot;int&quot;;[.$B2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X$9]);INFO.OBBA.OBBA.OBMAKE(&quot;&quot;;&quot;int&quot;;[.$B2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Y$9]);INFO.OBBA.OBBA.OBMAKE(&quot;&quot;;&quot;int&quot;;[.$B2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Z$9]);INFO.OBBA.OBBA.OBMAKE(&quot;&quot;;&quot;int&quot;;[.$B2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A$9]);INFO.OBBA.OBBA.OBMAKE(&quot;&quot;;&quot;int&quot;;[.$B2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B$9]);INFO.OBBA.OBBA.OBMAKE(&quot;&quot;;&quot;int&quot;;[.$B2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C$9]);INFO.OBBA.OBBA.OBMAKE(&quot;&quot;;&quot;int&quot;;[.$B2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D$9]);INFO.OBBA.OBBA.OBMAKE(&quot;&quot;;&quot;int&quot;;[.$B2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E$9]);INFO.OBBA.OBBA.OBMAKE(&quot;&quot;;&quot;int&quot;;[.$B2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F$9]);INFO.OBBA.OBBA.OBMAKE(&quot;&quot;;&quot;int&quot;;[.$B2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G$9]);INFO.OBBA.OBBA.OBMAKE(&quot;&quot;;&quot;int&quot;;[.$B2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H$9]);INFO.OBBA.OBBA.OBMAKE(&quot;&quot;;&quot;int&quot;;[.$B2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I$9]);INFO.OBBA.OBBA.OBMAKE(&quot;&quot;;&quot;int&quot;;[.$B2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J$9]);INFO.OBBA.OBBA.OBMAKE(&quot;&quot;;&quot;int&quot;;[.$B2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K$9]);INFO.OBBA.OBBA.OBMAKE(&quot;&quot;;&quot;int&quot;;[.$B2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L$9]);INFO.OBBA.OBBA.OBMAKE(&quot;&quot;;&quot;int&quot;;[.$B2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M$9]);INFO.OBBA.OBBA.OBMAKE(&quot;&quot;;&quot;int&quot;;[.$B2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N$9]);INFO.OBBA.OBBA.OBMAKE(&quot;&quot;;&quot;int&quot;;[.$B2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O$9]);INFO.OBBA.OBBA.OBMAKE(&quot;&quot;;&quot;int&quot;;[.$B20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1">
          <table:table-cell table:style-name="ce14"/>
          <table:table-cell table:style-name="ce32" office:value-type="float" office:value="11">
            <text:p>11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C$9]);INFO.OBBA.OBBA.OBMAKE(&quot;&quot;;&quot;int&quot;;[.$B21]));&quot;getAverage&quot;))" office:value-type="percentage" office:value="0.192757699390738">
            <text:p>19,2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D$9]);INFO.OBBA.OBBA.OBMAKE(&quot;&quot;;&quot;int&quot;;[.$B21]));&quot;getAverage&quot;))" office:value-type="percentage" office:value="0.19447165596769">
            <text:p>19,45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E$9]);INFO.OBBA.OBBA.OBMAKE(&quot;&quot;;&quot;int&quot;;[.$B21]));&quot;getAverage&quot;))" office:value-type="percentage" office:value="0.20112862486743">
            <text:p>20,1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F$9]);INFO.OBBA.OBBA.OBMAKE(&quot;&quot;;&quot;int&quot;;[.$B21]));&quot;getAverage&quot;))" office:value-type="percentage" office:value="0.216271544070674">
            <text:p>21,6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G$9]);INFO.OBBA.OBBA.OBMAKE(&quot;&quot;;&quot;int&quot;;[.$B21]));&quot;getAverage&quot;))" office:value-type="percentage" office:value="0.245435235233568">
            <text:p>24,5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H$9]);INFO.OBBA.OBBA.OBMAKE(&quot;&quot;;&quot;int&quot;;[.$B21]));&quot;getAverage&quot;))" office:value-type="percentage" office:value="0.297153660015202">
            <text:p>29,7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I$9]);INFO.OBBA.OBBA.OBMAKE(&quot;&quot;;&quot;int&quot;;[.$B21]));&quot;getAverage&quot;))" office:value-type="percentage" office:value="0.38444700225059">
            <text:p>38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J$9]);INFO.OBBA.OBBA.OBMAKE(&quot;&quot;;&quot;int&quot;;[.$B21]));&quot;getAverage&quot;))" office:value-type="percentage" office:value="0.527008544015658">
            <text:p>52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K$9]);INFO.OBBA.OBBA.OBMAKE(&quot;&quot;;&quot;int&quot;;[.$B21]));&quot;getAverage&quot;))" office:value-type="percentage" office:value="0.75440948120174">
            <text:p>75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L$9]);INFO.OBBA.OBBA.OBMAKE(&quot;&quot;;&quot;int&quot;;[.$B21]));&quot;getAverage&quot;))" office:value-type="percentage" office:value="1.11078096475428">
            <text:p>111,0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M$9]);INFO.OBBA.OBBA.OBMAKE(&quot;&quot;;&quot;int&quot;;[.$B21]));&quot;getAverage&quot;))" office:value-type="percentage" office:value="1.66163527522882">
            <text:p>166,16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N$9]);INFO.OBBA.OBBA.OBMAKE(&quot;&quot;;&quot;int&quot;;[.$B2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O$9]);INFO.OBBA.OBBA.OBMAKE(&quot;&quot;;&quot;int&quot;;[.$B2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P$9]);INFO.OBBA.OBBA.OBMAKE(&quot;&quot;;&quot;int&quot;;[.$B2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Q$9]);INFO.OBBA.OBBA.OBMAKE(&quot;&quot;;&quot;int&quot;;[.$B2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R$9]);INFO.OBBA.OBBA.OBMAKE(&quot;&quot;;&quot;int&quot;;[.$B2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S$9]);INFO.OBBA.OBBA.OBMAKE(&quot;&quot;;&quot;int&quot;;[.$B2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T$9]);INFO.OBBA.OBBA.OBMAKE(&quot;&quot;;&quot;int&quot;;[.$B2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U$9]);INFO.OBBA.OBBA.OBMAKE(&quot;&quot;;&quot;int&quot;;[.$B2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V$9]);INFO.OBBA.OBBA.OBMAKE(&quot;&quot;;&quot;int&quot;;[.$B2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W$9]);INFO.OBBA.OBBA.OBMAKE(&quot;&quot;;&quot;int&quot;;[.$B2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X$9]);INFO.OBBA.OBBA.OBMAKE(&quot;&quot;;&quot;int&quot;;[.$B2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Y$9]);INFO.OBBA.OBBA.OBMAKE(&quot;&quot;;&quot;int&quot;;[.$B2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Z$9]);INFO.OBBA.OBBA.OBMAKE(&quot;&quot;;&quot;int&quot;;[.$B2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A$9]);INFO.OBBA.OBBA.OBMAKE(&quot;&quot;;&quot;int&quot;;[.$B2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B$9]);INFO.OBBA.OBBA.OBMAKE(&quot;&quot;;&quot;int&quot;;[.$B2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C$9]);INFO.OBBA.OBBA.OBMAKE(&quot;&quot;;&quot;int&quot;;[.$B2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D$9]);INFO.OBBA.OBBA.OBMAKE(&quot;&quot;;&quot;int&quot;;[.$B2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E$9]);INFO.OBBA.OBBA.OBMAKE(&quot;&quot;;&quot;int&quot;;[.$B2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F$9]);INFO.OBBA.OBBA.OBMAKE(&quot;&quot;;&quot;int&quot;;[.$B2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G$9]);INFO.OBBA.OBBA.OBMAKE(&quot;&quot;;&quot;int&quot;;[.$B2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H$9]);INFO.OBBA.OBBA.OBMAKE(&quot;&quot;;&quot;int&quot;;[.$B2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I$9]);INFO.OBBA.OBBA.OBMAKE(&quot;&quot;;&quot;int&quot;;[.$B2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J$9]);INFO.OBBA.OBBA.OBMAKE(&quot;&quot;;&quot;int&quot;;[.$B2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K$9]);INFO.OBBA.OBBA.OBMAKE(&quot;&quot;;&quot;int&quot;;[.$B2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L$9]);INFO.OBBA.OBBA.OBMAKE(&quot;&quot;;&quot;int&quot;;[.$B2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M$9]);INFO.OBBA.OBBA.OBMAKE(&quot;&quot;;&quot;int&quot;;[.$B2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N$9]);INFO.OBBA.OBBA.OBMAKE(&quot;&quot;;&quot;int&quot;;[.$B2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O$9]);INFO.OBBA.OBBA.OBMAKE(&quot;&quot;;&quot;int&quot;;[.$B21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1">
          <table:table-cell table:style-name="ce14"/>
          <table:table-cell table:style-name="ce32" office:value-type="float" office:value="12">
            <text:p>12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C$9]);INFO.OBBA.OBBA.OBMAKE(&quot;&quot;;&quot;int&quot;;[.$B22]));&quot;getAverage&quot;))" office:value-type="percentage" office:value="0.193756492060122">
            <text:p>19,3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D$9]);INFO.OBBA.OBBA.OBMAKE(&quot;&quot;;&quot;int&quot;;[.$B22]));&quot;getAverage&quot;))" office:value-type="percentage" office:value="0.192757699390738">
            <text:p>19,2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E$9]);INFO.OBBA.OBBA.OBMAKE(&quot;&quot;;&quot;int&quot;;[.$B22]));&quot;getAverage&quot;))" office:value-type="percentage" office:value="0.19447165596769">
            <text:p>19,45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F$9]);INFO.OBBA.OBBA.OBMAKE(&quot;&quot;;&quot;int&quot;;[.$B22]));&quot;getAverage&quot;))" office:value-type="percentage" office:value="0.20112862486743">
            <text:p>20,1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G$9]);INFO.OBBA.OBBA.OBMAKE(&quot;&quot;;&quot;int&quot;;[.$B22]));&quot;getAverage&quot;))" office:value-type="percentage" office:value="0.216271544070674">
            <text:p>21,6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H$9]);INFO.OBBA.OBBA.OBMAKE(&quot;&quot;;&quot;int&quot;;[.$B22]));&quot;getAverage&quot;))" office:value-type="percentage" office:value="0.245435235233568">
            <text:p>24,5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I$9]);INFO.OBBA.OBBA.OBMAKE(&quot;&quot;;&quot;int&quot;;[.$B22]));&quot;getAverage&quot;))" office:value-type="percentage" office:value="0.297153660015202">
            <text:p>29,7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J$9]);INFO.OBBA.OBBA.OBMAKE(&quot;&quot;;&quot;int&quot;;[.$B22]));&quot;getAverage&quot;))" office:value-type="percentage" office:value="0.38444700225059">
            <text:p>38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K$9]);INFO.OBBA.OBBA.OBMAKE(&quot;&quot;;&quot;int&quot;;[.$B22]));&quot;getAverage&quot;))" office:value-type="percentage" office:value="0.527008544015658">
            <text:p>52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L$9]);INFO.OBBA.OBBA.OBMAKE(&quot;&quot;;&quot;int&quot;;[.$B22]));&quot;getAverage&quot;))" office:value-type="percentage" office:value="0.75440948120174">
            <text:p>75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M$9]);INFO.OBBA.OBBA.OBMAKE(&quot;&quot;;&quot;int&quot;;[.$B22]));&quot;getAverage&quot;))" office:value-type="percentage" office:value="1.11078096475428">
            <text:p>111,0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N$9]);INFO.OBBA.OBBA.OBMAKE(&quot;&quot;;&quot;int&quot;;[.$B22]));&quot;getAverage&quot;))" office:value-type="percentage" office:value="1.66163527522882">
            <text:p>166,16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O$9]);INFO.OBBA.OBBA.OBMAKE(&quot;&quot;;&quot;int&quot;;[.$B2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P$9]);INFO.OBBA.OBBA.OBMAKE(&quot;&quot;;&quot;int&quot;;[.$B2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Q$9]);INFO.OBBA.OBBA.OBMAKE(&quot;&quot;;&quot;int&quot;;[.$B2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R$9]);INFO.OBBA.OBBA.OBMAKE(&quot;&quot;;&quot;int&quot;;[.$B2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S$9]);INFO.OBBA.OBBA.OBMAKE(&quot;&quot;;&quot;int&quot;;[.$B2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T$9]);INFO.OBBA.OBBA.OBMAKE(&quot;&quot;;&quot;int&quot;;[.$B2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U$9]);INFO.OBBA.OBBA.OBMAKE(&quot;&quot;;&quot;int&quot;;[.$B2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V$9]);INFO.OBBA.OBBA.OBMAKE(&quot;&quot;;&quot;int&quot;;[.$B2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W$9]);INFO.OBBA.OBBA.OBMAKE(&quot;&quot;;&quot;int&quot;;[.$B2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X$9]);INFO.OBBA.OBBA.OBMAKE(&quot;&quot;;&quot;int&quot;;[.$B2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Y$9]);INFO.OBBA.OBBA.OBMAKE(&quot;&quot;;&quot;int&quot;;[.$B2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Z$9]);INFO.OBBA.OBBA.OBMAKE(&quot;&quot;;&quot;int&quot;;[.$B2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A$9]);INFO.OBBA.OBBA.OBMAKE(&quot;&quot;;&quot;int&quot;;[.$B2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B$9]);INFO.OBBA.OBBA.OBMAKE(&quot;&quot;;&quot;int&quot;;[.$B2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C$9]);INFO.OBBA.OBBA.OBMAKE(&quot;&quot;;&quot;int&quot;;[.$B2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D$9]);INFO.OBBA.OBBA.OBMAKE(&quot;&quot;;&quot;int&quot;;[.$B2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E$9]);INFO.OBBA.OBBA.OBMAKE(&quot;&quot;;&quot;int&quot;;[.$B2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F$9]);INFO.OBBA.OBBA.OBMAKE(&quot;&quot;;&quot;int&quot;;[.$B2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G$9]);INFO.OBBA.OBBA.OBMAKE(&quot;&quot;;&quot;int&quot;;[.$B2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H$9]);INFO.OBBA.OBBA.OBMAKE(&quot;&quot;;&quot;int&quot;;[.$B2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I$9]);INFO.OBBA.OBBA.OBMAKE(&quot;&quot;;&quot;int&quot;;[.$B2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J$9]);INFO.OBBA.OBBA.OBMAKE(&quot;&quot;;&quot;int&quot;;[.$B2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K$9]);INFO.OBBA.OBBA.OBMAKE(&quot;&quot;;&quot;int&quot;;[.$B2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L$9]);INFO.OBBA.OBBA.OBMAKE(&quot;&quot;;&quot;int&quot;;[.$B2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M$9]);INFO.OBBA.OBBA.OBMAKE(&quot;&quot;;&quot;int&quot;;[.$B2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N$9]);INFO.OBBA.OBBA.OBMAKE(&quot;&quot;;&quot;int&quot;;[.$B2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O$9]);INFO.OBBA.OBBA.OBMAKE(&quot;&quot;;&quot;int&quot;;[.$B22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1">
          <table:table-cell table:style-name="ce14"/>
          <table:table-cell table:style-name="ce32" office:value-type="float" office:value="13">
            <text:p>13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C$9]);INFO.OBBA.OBBA.OBMAKE(&quot;&quot;;&quot;int&quot;;[.$B23]));&quot;getAverage&quot;))" office:value-type="percentage" office:value="0.196094790767083">
            <text:p>19,6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D$9]);INFO.OBBA.OBBA.OBMAKE(&quot;&quot;;&quot;int&quot;;[.$B23]));&quot;getAverage&quot;))" office:value-type="percentage" office:value="0.193756492060122">
            <text:p>19,3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E$9]);INFO.OBBA.OBBA.OBMAKE(&quot;&quot;;&quot;int&quot;;[.$B23]));&quot;getAverage&quot;))" office:value-type="percentage" office:value="0.192757699390738">
            <text:p>19,2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F$9]);INFO.OBBA.OBBA.OBMAKE(&quot;&quot;;&quot;int&quot;;[.$B23]));&quot;getAverage&quot;))" office:value-type="percentage" office:value="0.19447165596769">
            <text:p>19,45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G$9]);INFO.OBBA.OBBA.OBMAKE(&quot;&quot;;&quot;int&quot;;[.$B23]));&quot;getAverage&quot;))" office:value-type="percentage" office:value="0.20112862486743">
            <text:p>20,1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H$9]);INFO.OBBA.OBBA.OBMAKE(&quot;&quot;;&quot;int&quot;;[.$B23]));&quot;getAverage&quot;))" office:value-type="percentage" office:value="0.216271544070674">
            <text:p>21,6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I$9]);INFO.OBBA.OBBA.OBMAKE(&quot;&quot;;&quot;int&quot;;[.$B23]));&quot;getAverage&quot;))" office:value-type="percentage" office:value="0.245435235233568">
            <text:p>24,5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J$9]);INFO.OBBA.OBBA.OBMAKE(&quot;&quot;;&quot;int&quot;;[.$B23]));&quot;getAverage&quot;))" office:value-type="percentage" office:value="0.297153660015202">
            <text:p>29,7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K$9]);INFO.OBBA.OBBA.OBMAKE(&quot;&quot;;&quot;int&quot;;[.$B23]));&quot;getAverage&quot;))" office:value-type="percentage" office:value="0.38444700225059">
            <text:p>38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L$9]);INFO.OBBA.OBBA.OBMAKE(&quot;&quot;;&quot;int&quot;;[.$B23]));&quot;getAverage&quot;))" office:value-type="percentage" office:value="0.527008544015658">
            <text:p>52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M$9]);INFO.OBBA.OBBA.OBMAKE(&quot;&quot;;&quot;int&quot;;[.$B23]));&quot;getAverage&quot;))" office:value-type="percentage" office:value="0.75440948120174">
            <text:p>75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N$9]);INFO.OBBA.OBBA.OBMAKE(&quot;&quot;;&quot;int&quot;;[.$B23]));&quot;getAverage&quot;))" office:value-type="percentage" office:value="1.11078096475428">
            <text:p>111,0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O$9]);INFO.OBBA.OBBA.OBMAKE(&quot;&quot;;&quot;int&quot;;[.$B23]));&quot;getAverage&quot;))" office:value-type="percentage" office:value="1.66163527522882">
            <text:p>166,16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P$9]);INFO.OBBA.OBBA.OBMAKE(&quot;&quot;;&quot;int&quot;;[.$B2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Q$9]);INFO.OBBA.OBBA.OBMAKE(&quot;&quot;;&quot;int&quot;;[.$B2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R$9]);INFO.OBBA.OBBA.OBMAKE(&quot;&quot;;&quot;int&quot;;[.$B2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S$9]);INFO.OBBA.OBBA.OBMAKE(&quot;&quot;;&quot;int&quot;;[.$B2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T$9]);INFO.OBBA.OBBA.OBMAKE(&quot;&quot;;&quot;int&quot;;[.$B2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U$9]);INFO.OBBA.OBBA.OBMAKE(&quot;&quot;;&quot;int&quot;;[.$B2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V$9]);INFO.OBBA.OBBA.OBMAKE(&quot;&quot;;&quot;int&quot;;[.$B2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W$9]);INFO.OBBA.OBBA.OBMAKE(&quot;&quot;;&quot;int&quot;;[.$B2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X$9]);INFO.OBBA.OBBA.OBMAKE(&quot;&quot;;&quot;int&quot;;[.$B2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Y$9]);INFO.OBBA.OBBA.OBMAKE(&quot;&quot;;&quot;int&quot;;[.$B2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Z$9]);INFO.OBBA.OBBA.OBMAKE(&quot;&quot;;&quot;int&quot;;[.$B2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A$9]);INFO.OBBA.OBBA.OBMAKE(&quot;&quot;;&quot;int&quot;;[.$B2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B$9]);INFO.OBBA.OBBA.OBMAKE(&quot;&quot;;&quot;int&quot;;[.$B2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C$9]);INFO.OBBA.OBBA.OBMAKE(&quot;&quot;;&quot;int&quot;;[.$B2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D$9]);INFO.OBBA.OBBA.OBMAKE(&quot;&quot;;&quot;int&quot;;[.$B2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E$9]);INFO.OBBA.OBBA.OBMAKE(&quot;&quot;;&quot;int&quot;;[.$B2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F$9]);INFO.OBBA.OBBA.OBMAKE(&quot;&quot;;&quot;int&quot;;[.$B2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G$9]);INFO.OBBA.OBBA.OBMAKE(&quot;&quot;;&quot;int&quot;;[.$B2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H$9]);INFO.OBBA.OBBA.OBMAKE(&quot;&quot;;&quot;int&quot;;[.$B2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I$9]);INFO.OBBA.OBBA.OBMAKE(&quot;&quot;;&quot;int&quot;;[.$B2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J$9]);INFO.OBBA.OBBA.OBMAKE(&quot;&quot;;&quot;int&quot;;[.$B2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K$9]);INFO.OBBA.OBBA.OBMAKE(&quot;&quot;;&quot;int&quot;;[.$B2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L$9]);INFO.OBBA.OBBA.OBMAKE(&quot;&quot;;&quot;int&quot;;[.$B2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M$9]);INFO.OBBA.OBBA.OBMAKE(&quot;&quot;;&quot;int&quot;;[.$B2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N$9]);INFO.OBBA.OBBA.OBMAKE(&quot;&quot;;&quot;int&quot;;[.$B2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O$9]);INFO.OBBA.OBBA.OBMAKE(&quot;&quot;;&quot;int&quot;;[.$B23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1">
          <table:table-cell table:style-name="ce14"/>
          <table:table-cell table:style-name="ce32" office:value-type="float" office:value="14">
            <text:p>14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C$9]);INFO.OBBA.OBBA.OBMAKE(&quot;&quot;;&quot;int&quot;;[.$B24]));&quot;getAverage&quot;))" office:value-type="percentage" office:value="0.198952507314428">
            <text:p>19,9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D$9]);INFO.OBBA.OBBA.OBMAKE(&quot;&quot;;&quot;int&quot;;[.$B24]));&quot;getAverage&quot;))" office:value-type="percentage" office:value="0.196094790767083">
            <text:p>19,6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E$9]);INFO.OBBA.OBBA.OBMAKE(&quot;&quot;;&quot;int&quot;;[.$B24]));&quot;getAverage&quot;))" office:value-type="percentage" office:value="0.193756492060122">
            <text:p>19,3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F$9]);INFO.OBBA.OBBA.OBMAKE(&quot;&quot;;&quot;int&quot;;[.$B24]));&quot;getAverage&quot;))" office:value-type="percentage" office:value="0.192757699390738">
            <text:p>19,2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G$9]);INFO.OBBA.OBBA.OBMAKE(&quot;&quot;;&quot;int&quot;;[.$B24]));&quot;getAverage&quot;))" office:value-type="percentage" office:value="0.19447165596769">
            <text:p>19,45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H$9]);INFO.OBBA.OBBA.OBMAKE(&quot;&quot;;&quot;int&quot;;[.$B24]));&quot;getAverage&quot;))" office:value-type="percentage" office:value="0.20112862486743">
            <text:p>20,1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I$9]);INFO.OBBA.OBBA.OBMAKE(&quot;&quot;;&quot;int&quot;;[.$B24]));&quot;getAverage&quot;))" office:value-type="percentage" office:value="0.216271544070674">
            <text:p>21,6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J$9]);INFO.OBBA.OBBA.OBMAKE(&quot;&quot;;&quot;int&quot;;[.$B24]));&quot;getAverage&quot;))" office:value-type="percentage" office:value="0.245435235233568">
            <text:p>24,5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K$9]);INFO.OBBA.OBBA.OBMAKE(&quot;&quot;;&quot;int&quot;;[.$B24]));&quot;getAverage&quot;))" office:value-type="percentage" office:value="0.297153660015202">
            <text:p>29,7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L$9]);INFO.OBBA.OBBA.OBMAKE(&quot;&quot;;&quot;int&quot;;[.$B24]));&quot;getAverage&quot;))" office:value-type="percentage" office:value="0.38444700225059">
            <text:p>38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M$9]);INFO.OBBA.OBBA.OBMAKE(&quot;&quot;;&quot;int&quot;;[.$B24]));&quot;getAverage&quot;))" office:value-type="percentage" office:value="0.527008544015658">
            <text:p>52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N$9]);INFO.OBBA.OBBA.OBMAKE(&quot;&quot;;&quot;int&quot;;[.$B24]));&quot;getAverage&quot;))" office:value-type="percentage" office:value="0.75440948120174">
            <text:p>75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O$9]);INFO.OBBA.OBBA.OBMAKE(&quot;&quot;;&quot;int&quot;;[.$B24]));&quot;getAverage&quot;))" office:value-type="percentage" office:value="1.11078096475428">
            <text:p>111,0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P$9]);INFO.OBBA.OBBA.OBMAKE(&quot;&quot;;&quot;int&quot;;[.$B24]));&quot;getAverage&quot;))" office:value-type="percentage" office:value="1.66163527522882">
            <text:p>166,16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Q$9]);INFO.OBBA.OBBA.OBMAKE(&quot;&quot;;&quot;int&quot;;[.$B2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R$9]);INFO.OBBA.OBBA.OBMAKE(&quot;&quot;;&quot;int&quot;;[.$B2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S$9]);INFO.OBBA.OBBA.OBMAKE(&quot;&quot;;&quot;int&quot;;[.$B2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T$9]);INFO.OBBA.OBBA.OBMAKE(&quot;&quot;;&quot;int&quot;;[.$B2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U$9]);INFO.OBBA.OBBA.OBMAKE(&quot;&quot;;&quot;int&quot;;[.$B2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V$9]);INFO.OBBA.OBBA.OBMAKE(&quot;&quot;;&quot;int&quot;;[.$B2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W$9]);INFO.OBBA.OBBA.OBMAKE(&quot;&quot;;&quot;int&quot;;[.$B2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X$9]);INFO.OBBA.OBBA.OBMAKE(&quot;&quot;;&quot;int&quot;;[.$B2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Y$9]);INFO.OBBA.OBBA.OBMAKE(&quot;&quot;;&quot;int&quot;;[.$B2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Z$9]);INFO.OBBA.OBBA.OBMAKE(&quot;&quot;;&quot;int&quot;;[.$B2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A$9]);INFO.OBBA.OBBA.OBMAKE(&quot;&quot;;&quot;int&quot;;[.$B2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B$9]);INFO.OBBA.OBBA.OBMAKE(&quot;&quot;;&quot;int&quot;;[.$B2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C$9]);INFO.OBBA.OBBA.OBMAKE(&quot;&quot;;&quot;int&quot;;[.$B2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D$9]);INFO.OBBA.OBBA.OBMAKE(&quot;&quot;;&quot;int&quot;;[.$B2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E$9]);INFO.OBBA.OBBA.OBMAKE(&quot;&quot;;&quot;int&quot;;[.$B2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F$9]);INFO.OBBA.OBBA.OBMAKE(&quot;&quot;;&quot;int&quot;;[.$B2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G$9]);INFO.OBBA.OBBA.OBMAKE(&quot;&quot;;&quot;int&quot;;[.$B2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H$9]);INFO.OBBA.OBBA.OBMAKE(&quot;&quot;;&quot;int&quot;;[.$B2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I$9]);INFO.OBBA.OBBA.OBMAKE(&quot;&quot;;&quot;int&quot;;[.$B2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J$9]);INFO.OBBA.OBBA.OBMAKE(&quot;&quot;;&quot;int&quot;;[.$B2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K$9]);INFO.OBBA.OBBA.OBMAKE(&quot;&quot;;&quot;int&quot;;[.$B2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L$9]);INFO.OBBA.OBBA.OBMAKE(&quot;&quot;;&quot;int&quot;;[.$B2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M$9]);INFO.OBBA.OBBA.OBMAKE(&quot;&quot;;&quot;int&quot;;[.$B2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N$9]);INFO.OBBA.OBBA.OBMAKE(&quot;&quot;;&quot;int&quot;;[.$B2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O$9]);INFO.OBBA.OBBA.OBMAKE(&quot;&quot;;&quot;int&quot;;[.$B24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1">
          <table:table-cell table:style-name="ce14"/>
          <table:table-cell table:style-name="ce32" office:value-type="float" office:value="15">
            <text:p>15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C$9]);INFO.OBBA.OBBA.OBMAKE(&quot;&quot;;&quot;int&quot;;[.$B25]));&quot;getAverage&quot;))" office:value-type="percentage" office:value="0.201861482513276">
            <text:p>20,1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D$9]);INFO.OBBA.OBBA.OBMAKE(&quot;&quot;;&quot;int&quot;;[.$B25]));&quot;getAverage&quot;))" office:value-type="percentage" office:value="0.198952507314428">
            <text:p>19,9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E$9]);INFO.OBBA.OBBA.OBMAKE(&quot;&quot;;&quot;int&quot;;[.$B25]));&quot;getAverage&quot;))" office:value-type="percentage" office:value="0.196094790767083">
            <text:p>19,6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F$9]);INFO.OBBA.OBBA.OBMAKE(&quot;&quot;;&quot;int&quot;;[.$B25]));&quot;getAverage&quot;))" office:value-type="percentage" office:value="0.193756492060122">
            <text:p>19,3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G$9]);INFO.OBBA.OBBA.OBMAKE(&quot;&quot;;&quot;int&quot;;[.$B25]));&quot;getAverage&quot;))" office:value-type="percentage" office:value="0.192757699390738">
            <text:p>19,2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H$9]);INFO.OBBA.OBBA.OBMAKE(&quot;&quot;;&quot;int&quot;;[.$B25]));&quot;getAverage&quot;))" office:value-type="percentage" office:value="0.19447165596769">
            <text:p>19,45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I$9]);INFO.OBBA.OBBA.OBMAKE(&quot;&quot;;&quot;int&quot;;[.$B25]));&quot;getAverage&quot;))" office:value-type="percentage" office:value="0.20112862486743">
            <text:p>20,1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J$9]);INFO.OBBA.OBBA.OBMAKE(&quot;&quot;;&quot;int&quot;;[.$B25]));&quot;getAverage&quot;))" office:value-type="percentage" office:value="0.216271544070674">
            <text:p>21,6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K$9]);INFO.OBBA.OBBA.OBMAKE(&quot;&quot;;&quot;int&quot;;[.$B25]));&quot;getAverage&quot;))" office:value-type="percentage" office:value="0.245435235233568">
            <text:p>24,5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L$9]);INFO.OBBA.OBBA.OBMAKE(&quot;&quot;;&quot;int&quot;;[.$B25]));&quot;getAverage&quot;))" office:value-type="percentage" office:value="0.297153660015202">
            <text:p>29,7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M$9]);INFO.OBBA.OBBA.OBMAKE(&quot;&quot;;&quot;int&quot;;[.$B25]));&quot;getAverage&quot;))" office:value-type="percentage" office:value="0.38444700225059">
            <text:p>38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N$9]);INFO.OBBA.OBBA.OBMAKE(&quot;&quot;;&quot;int&quot;;[.$B25]));&quot;getAverage&quot;))" office:value-type="percentage" office:value="0.527008544015658">
            <text:p>52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O$9]);INFO.OBBA.OBBA.OBMAKE(&quot;&quot;;&quot;int&quot;;[.$B25]));&quot;getAverage&quot;))" office:value-type="percentage" office:value="0.75440948120174">
            <text:p>75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P$9]);INFO.OBBA.OBBA.OBMAKE(&quot;&quot;;&quot;int&quot;;[.$B25]));&quot;getAverage&quot;))" office:value-type="percentage" office:value="1.11078096475428">
            <text:p>111,0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Q$9]);INFO.OBBA.OBBA.OBMAKE(&quot;&quot;;&quot;int&quot;;[.$B25]));&quot;getAverage&quot;))" office:value-type="percentage" office:value="1.66163527522882">
            <text:p>166,16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R$9]);INFO.OBBA.OBBA.OBMAKE(&quot;&quot;;&quot;int&quot;;[.$B2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S$9]);INFO.OBBA.OBBA.OBMAKE(&quot;&quot;;&quot;int&quot;;[.$B2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T$9]);INFO.OBBA.OBBA.OBMAKE(&quot;&quot;;&quot;int&quot;;[.$B2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U$9]);INFO.OBBA.OBBA.OBMAKE(&quot;&quot;;&quot;int&quot;;[.$B2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V$9]);INFO.OBBA.OBBA.OBMAKE(&quot;&quot;;&quot;int&quot;;[.$B2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W$9]);INFO.OBBA.OBBA.OBMAKE(&quot;&quot;;&quot;int&quot;;[.$B2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X$9]);INFO.OBBA.OBBA.OBMAKE(&quot;&quot;;&quot;int&quot;;[.$B2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Y$9]);INFO.OBBA.OBBA.OBMAKE(&quot;&quot;;&quot;int&quot;;[.$B2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Z$9]);INFO.OBBA.OBBA.OBMAKE(&quot;&quot;;&quot;int&quot;;[.$B2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A$9]);INFO.OBBA.OBBA.OBMAKE(&quot;&quot;;&quot;int&quot;;[.$B2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B$9]);INFO.OBBA.OBBA.OBMAKE(&quot;&quot;;&quot;int&quot;;[.$B2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C$9]);INFO.OBBA.OBBA.OBMAKE(&quot;&quot;;&quot;int&quot;;[.$B2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D$9]);INFO.OBBA.OBBA.OBMAKE(&quot;&quot;;&quot;int&quot;;[.$B2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E$9]);INFO.OBBA.OBBA.OBMAKE(&quot;&quot;;&quot;int&quot;;[.$B2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F$9]);INFO.OBBA.OBBA.OBMAKE(&quot;&quot;;&quot;int&quot;;[.$B2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G$9]);INFO.OBBA.OBBA.OBMAKE(&quot;&quot;;&quot;int&quot;;[.$B2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H$9]);INFO.OBBA.OBBA.OBMAKE(&quot;&quot;;&quot;int&quot;;[.$B2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I$9]);INFO.OBBA.OBBA.OBMAKE(&quot;&quot;;&quot;int&quot;;[.$B2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J$9]);INFO.OBBA.OBBA.OBMAKE(&quot;&quot;;&quot;int&quot;;[.$B2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K$9]);INFO.OBBA.OBBA.OBMAKE(&quot;&quot;;&quot;int&quot;;[.$B2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L$9]);INFO.OBBA.OBBA.OBMAKE(&quot;&quot;;&quot;int&quot;;[.$B2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M$9]);INFO.OBBA.OBBA.OBMAKE(&quot;&quot;;&quot;int&quot;;[.$B2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N$9]);INFO.OBBA.OBBA.OBMAKE(&quot;&quot;;&quot;int&quot;;[.$B2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O$9]);INFO.OBBA.OBBA.OBMAKE(&quot;&quot;;&quot;int&quot;;[.$B25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1">
          <table:table-cell table:style-name="ce14"/>
          <table:table-cell table:style-name="ce32" office:value-type="float" office:value="16">
            <text:p>16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C$9]);INFO.OBBA.OBBA.OBMAKE(&quot;&quot;;&quot;int&quot;;[.$B26]));&quot;getAverage&quot;))" office:value-type="percentage" office:value="0.204573336807278">
            <text:p>20,46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D$9]);INFO.OBBA.OBBA.OBMAKE(&quot;&quot;;&quot;int&quot;;[.$B26]));&quot;getAverage&quot;))" office:value-type="percentage" office:value="0.201861482513276">
            <text:p>20,1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E$9]);INFO.OBBA.OBBA.OBMAKE(&quot;&quot;;&quot;int&quot;;[.$B26]));&quot;getAverage&quot;))" office:value-type="percentage" office:value="0.198952507314428">
            <text:p>19,9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F$9]);INFO.OBBA.OBBA.OBMAKE(&quot;&quot;;&quot;int&quot;;[.$B26]));&quot;getAverage&quot;))" office:value-type="percentage" office:value="0.196094790767083">
            <text:p>19,6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G$9]);INFO.OBBA.OBBA.OBMAKE(&quot;&quot;;&quot;int&quot;;[.$B26]));&quot;getAverage&quot;))" office:value-type="percentage" office:value="0.193756492060122">
            <text:p>19,3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H$9]);INFO.OBBA.OBBA.OBMAKE(&quot;&quot;;&quot;int&quot;;[.$B26]));&quot;getAverage&quot;))" office:value-type="percentage" office:value="0.192757699390738">
            <text:p>19,2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I$9]);INFO.OBBA.OBBA.OBMAKE(&quot;&quot;;&quot;int&quot;;[.$B26]));&quot;getAverage&quot;))" office:value-type="percentage" office:value="0.19447165596769">
            <text:p>19,45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J$9]);INFO.OBBA.OBBA.OBMAKE(&quot;&quot;;&quot;int&quot;;[.$B26]));&quot;getAverage&quot;))" office:value-type="percentage" office:value="0.20112862486743">
            <text:p>20,1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K$9]);INFO.OBBA.OBBA.OBMAKE(&quot;&quot;;&quot;int&quot;;[.$B26]));&quot;getAverage&quot;))" office:value-type="percentage" office:value="0.216271544070674">
            <text:p>21,6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L$9]);INFO.OBBA.OBBA.OBMAKE(&quot;&quot;;&quot;int&quot;;[.$B26]));&quot;getAverage&quot;))" office:value-type="percentage" office:value="0.245435235233568">
            <text:p>24,5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M$9]);INFO.OBBA.OBBA.OBMAKE(&quot;&quot;;&quot;int&quot;;[.$B26]));&quot;getAverage&quot;))" office:value-type="percentage" office:value="0.297153660015202">
            <text:p>29,7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N$9]);INFO.OBBA.OBBA.OBMAKE(&quot;&quot;;&quot;int&quot;;[.$B26]));&quot;getAverage&quot;))" office:value-type="percentage" office:value="0.38444700225059">
            <text:p>38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O$9]);INFO.OBBA.OBBA.OBMAKE(&quot;&quot;;&quot;int&quot;;[.$B26]));&quot;getAverage&quot;))" office:value-type="percentage" office:value="0.527008544015658">
            <text:p>52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P$9]);INFO.OBBA.OBBA.OBMAKE(&quot;&quot;;&quot;int&quot;;[.$B26]));&quot;getAverage&quot;))" office:value-type="percentage" office:value="0.75440948120174">
            <text:p>75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Q$9]);INFO.OBBA.OBBA.OBMAKE(&quot;&quot;;&quot;int&quot;;[.$B26]));&quot;getAverage&quot;))" office:value-type="percentage" office:value="1.11078096475428">
            <text:p>111,0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R$9]);INFO.OBBA.OBBA.OBMAKE(&quot;&quot;;&quot;int&quot;;[.$B26]));&quot;getAverage&quot;))" office:value-type="percentage" office:value="1.66163527522882">
            <text:p>166,16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S$9]);INFO.OBBA.OBBA.OBMAKE(&quot;&quot;;&quot;int&quot;;[.$B2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T$9]);INFO.OBBA.OBBA.OBMAKE(&quot;&quot;;&quot;int&quot;;[.$B2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U$9]);INFO.OBBA.OBBA.OBMAKE(&quot;&quot;;&quot;int&quot;;[.$B2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V$9]);INFO.OBBA.OBBA.OBMAKE(&quot;&quot;;&quot;int&quot;;[.$B2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W$9]);INFO.OBBA.OBBA.OBMAKE(&quot;&quot;;&quot;int&quot;;[.$B2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X$9]);INFO.OBBA.OBBA.OBMAKE(&quot;&quot;;&quot;int&quot;;[.$B2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Y$9]);INFO.OBBA.OBBA.OBMAKE(&quot;&quot;;&quot;int&quot;;[.$B2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Z$9]);INFO.OBBA.OBBA.OBMAKE(&quot;&quot;;&quot;int&quot;;[.$B2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A$9]);INFO.OBBA.OBBA.OBMAKE(&quot;&quot;;&quot;int&quot;;[.$B2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B$9]);INFO.OBBA.OBBA.OBMAKE(&quot;&quot;;&quot;int&quot;;[.$B2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C$9]);INFO.OBBA.OBBA.OBMAKE(&quot;&quot;;&quot;int&quot;;[.$B2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D$9]);INFO.OBBA.OBBA.OBMAKE(&quot;&quot;;&quot;int&quot;;[.$B2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E$9]);INFO.OBBA.OBBA.OBMAKE(&quot;&quot;;&quot;int&quot;;[.$B2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F$9]);INFO.OBBA.OBBA.OBMAKE(&quot;&quot;;&quot;int&quot;;[.$B2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G$9]);INFO.OBBA.OBBA.OBMAKE(&quot;&quot;;&quot;int&quot;;[.$B2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H$9]);INFO.OBBA.OBBA.OBMAKE(&quot;&quot;;&quot;int&quot;;[.$B2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I$9]);INFO.OBBA.OBBA.OBMAKE(&quot;&quot;;&quot;int&quot;;[.$B2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J$9]);INFO.OBBA.OBBA.OBMAKE(&quot;&quot;;&quot;int&quot;;[.$B2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K$9]);INFO.OBBA.OBBA.OBMAKE(&quot;&quot;;&quot;int&quot;;[.$B2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L$9]);INFO.OBBA.OBBA.OBMAKE(&quot;&quot;;&quot;int&quot;;[.$B2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M$9]);INFO.OBBA.OBBA.OBMAKE(&quot;&quot;;&quot;int&quot;;[.$B2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N$9]);INFO.OBBA.OBBA.OBMAKE(&quot;&quot;;&quot;int&quot;;[.$B2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O$9]);INFO.OBBA.OBBA.OBMAKE(&quot;&quot;;&quot;int&quot;;[.$B26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1">
          <table:table-cell table:style-name="ce14"/>
          <table:table-cell table:style-name="ce32" office:value-type="float" office:value="17">
            <text:p>17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C$9]);INFO.OBBA.OBBA.OBMAKE(&quot;&quot;;&quot;int&quot;;[.$B27]));&quot;getAverage&quot;))" office:value-type="percentage" office:value="0.206973557711724">
            <text:p>20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D$9]);INFO.OBBA.OBBA.OBMAKE(&quot;&quot;;&quot;int&quot;;[.$B27]));&quot;getAverage&quot;))" office:value-type="percentage" office:value="0.204573336807278">
            <text:p>20,46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E$9]);INFO.OBBA.OBBA.OBMAKE(&quot;&quot;;&quot;int&quot;;[.$B27]));&quot;getAverage&quot;))" office:value-type="percentage" office:value="0.201861482513276">
            <text:p>20,1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F$9]);INFO.OBBA.OBBA.OBMAKE(&quot;&quot;;&quot;int&quot;;[.$B27]));&quot;getAverage&quot;))" office:value-type="percentage" office:value="0.198952507314428">
            <text:p>19,9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G$9]);INFO.OBBA.OBBA.OBMAKE(&quot;&quot;;&quot;int&quot;;[.$B27]));&quot;getAverage&quot;))" office:value-type="percentage" office:value="0.196094790767083">
            <text:p>19,6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H$9]);INFO.OBBA.OBBA.OBMAKE(&quot;&quot;;&quot;int&quot;;[.$B27]));&quot;getAverage&quot;))" office:value-type="percentage" office:value="0.193756492060122">
            <text:p>19,3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I$9]);INFO.OBBA.OBBA.OBMAKE(&quot;&quot;;&quot;int&quot;;[.$B27]));&quot;getAverage&quot;))" office:value-type="percentage" office:value="0.192757699390738">
            <text:p>19,2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J$9]);INFO.OBBA.OBBA.OBMAKE(&quot;&quot;;&quot;int&quot;;[.$B27]));&quot;getAverage&quot;))" office:value-type="percentage" office:value="0.19447165596769">
            <text:p>19,45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K$9]);INFO.OBBA.OBBA.OBMAKE(&quot;&quot;;&quot;int&quot;;[.$B27]));&quot;getAverage&quot;))" office:value-type="percentage" office:value="0.20112862486743">
            <text:p>20,1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L$9]);INFO.OBBA.OBBA.OBMAKE(&quot;&quot;;&quot;int&quot;;[.$B27]));&quot;getAverage&quot;))" office:value-type="percentage" office:value="0.216271544070674">
            <text:p>21,6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M$9]);INFO.OBBA.OBBA.OBMAKE(&quot;&quot;;&quot;int&quot;;[.$B27]));&quot;getAverage&quot;))" office:value-type="percentage" office:value="0.245435235233568">
            <text:p>24,5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N$9]);INFO.OBBA.OBBA.OBMAKE(&quot;&quot;;&quot;int&quot;;[.$B27]));&quot;getAverage&quot;))" office:value-type="percentage" office:value="0.297153660015202">
            <text:p>29,7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O$9]);INFO.OBBA.OBBA.OBMAKE(&quot;&quot;;&quot;int&quot;;[.$B27]));&quot;getAverage&quot;))" office:value-type="percentage" office:value="0.38444700225059">
            <text:p>38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P$9]);INFO.OBBA.OBBA.OBMAKE(&quot;&quot;;&quot;int&quot;;[.$B27]));&quot;getAverage&quot;))" office:value-type="percentage" office:value="0.527008544015658">
            <text:p>52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Q$9]);INFO.OBBA.OBBA.OBMAKE(&quot;&quot;;&quot;int&quot;;[.$B27]));&quot;getAverage&quot;))" office:value-type="percentage" office:value="0.75440948120174">
            <text:p>75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R$9]);INFO.OBBA.OBBA.OBMAKE(&quot;&quot;;&quot;int&quot;;[.$B27]));&quot;getAverage&quot;))" office:value-type="percentage" office:value="1.11078096475428">
            <text:p>111,0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S$9]);INFO.OBBA.OBBA.OBMAKE(&quot;&quot;;&quot;int&quot;;[.$B27]));&quot;getAverage&quot;))" office:value-type="percentage" office:value="1.66163527522882">
            <text:p>166,16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T$9]);INFO.OBBA.OBBA.OBMAKE(&quot;&quot;;&quot;int&quot;;[.$B27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U$9]);INFO.OBBA.OBBA.OBMAKE(&quot;&quot;;&quot;int&quot;;[.$B27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V$9]);INFO.OBBA.OBBA.OBMAKE(&quot;&quot;;&quot;int&quot;;[.$B27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W$9]);INFO.OBBA.OBBA.OBMAKE(&quot;&quot;;&quot;int&quot;;[.$B27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X$9]);INFO.OBBA.OBBA.OBMAKE(&quot;&quot;;&quot;int&quot;;[.$B27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Y$9]);INFO.OBBA.OBBA.OBMAKE(&quot;&quot;;&quot;int&quot;;[.$B27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Z$9]);INFO.OBBA.OBBA.OBMAKE(&quot;&quot;;&quot;int&quot;;[.$B27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A$9]);INFO.OBBA.OBBA.OBMAKE(&quot;&quot;;&quot;int&quot;;[.$B27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B$9]);INFO.OBBA.OBBA.OBMAKE(&quot;&quot;;&quot;int&quot;;[.$B27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C$9]);INFO.OBBA.OBBA.OBMAKE(&quot;&quot;;&quot;int&quot;;[.$B27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D$9]);INFO.OBBA.OBBA.OBMAKE(&quot;&quot;;&quot;int&quot;;[.$B27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E$9]);INFO.OBBA.OBBA.OBMAKE(&quot;&quot;;&quot;int&quot;;[.$B27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F$9]);INFO.OBBA.OBBA.OBMAKE(&quot;&quot;;&quot;int&quot;;[.$B27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G$9]);INFO.OBBA.OBBA.OBMAKE(&quot;&quot;;&quot;int&quot;;[.$B27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H$9]);INFO.OBBA.OBBA.OBMAKE(&quot;&quot;;&quot;int&quot;;[.$B27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I$9]);INFO.OBBA.OBBA.OBMAKE(&quot;&quot;;&quot;int&quot;;[.$B27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J$9]);INFO.OBBA.OBBA.OBMAKE(&quot;&quot;;&quot;int&quot;;[.$B27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K$9]);INFO.OBBA.OBBA.OBMAKE(&quot;&quot;;&quot;int&quot;;[.$B27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L$9]);INFO.OBBA.OBBA.OBMAKE(&quot;&quot;;&quot;int&quot;;[.$B27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M$9]);INFO.OBBA.OBBA.OBMAKE(&quot;&quot;;&quot;int&quot;;[.$B27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N$9]);INFO.OBBA.OBBA.OBMAKE(&quot;&quot;;&quot;int&quot;;[.$B27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O$9]);INFO.OBBA.OBBA.OBMAKE(&quot;&quot;;&quot;int&quot;;[.$B27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1">
          <table:table-cell table:style-name="ce14"/>
          <table:table-cell table:style-name="ce32" office:value-type="float" office:value="18">
            <text:p>18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C$9]);INFO.OBBA.OBBA.OBMAKE(&quot;&quot;;&quot;int&quot;;[.$B28]));&quot;getAverage&quot;))" office:value-type="percentage" office:value="0.209026340448667">
            <text:p>20,9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D$9]);INFO.OBBA.OBBA.OBMAKE(&quot;&quot;;&quot;int&quot;;[.$B28]));&quot;getAverage&quot;))" office:value-type="percentage" office:value="0.206973557711724">
            <text:p>20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E$9]);INFO.OBBA.OBBA.OBMAKE(&quot;&quot;;&quot;int&quot;;[.$B28]));&quot;getAverage&quot;))" office:value-type="percentage" office:value="0.204573336807278">
            <text:p>20,46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F$9]);INFO.OBBA.OBBA.OBMAKE(&quot;&quot;;&quot;int&quot;;[.$B28]));&quot;getAverage&quot;))" office:value-type="percentage" office:value="0.201861482513276">
            <text:p>20,1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G$9]);INFO.OBBA.OBBA.OBMAKE(&quot;&quot;;&quot;int&quot;;[.$B28]));&quot;getAverage&quot;))" office:value-type="percentage" office:value="0.198952507314428">
            <text:p>19,9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H$9]);INFO.OBBA.OBBA.OBMAKE(&quot;&quot;;&quot;int&quot;;[.$B28]));&quot;getAverage&quot;))" office:value-type="percentage" office:value="0.196094790767083">
            <text:p>19,6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I$9]);INFO.OBBA.OBBA.OBMAKE(&quot;&quot;;&quot;int&quot;;[.$B28]));&quot;getAverage&quot;))" office:value-type="percentage" office:value="0.193756492060122">
            <text:p>19,3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J$9]);INFO.OBBA.OBBA.OBMAKE(&quot;&quot;;&quot;int&quot;;[.$B28]));&quot;getAverage&quot;))" office:value-type="percentage" office:value="0.192757699390738">
            <text:p>19,2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K$9]);INFO.OBBA.OBBA.OBMAKE(&quot;&quot;;&quot;int&quot;;[.$B28]));&quot;getAverage&quot;))" office:value-type="percentage" office:value="0.19447165596769">
            <text:p>19,45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L$9]);INFO.OBBA.OBBA.OBMAKE(&quot;&quot;;&quot;int&quot;;[.$B28]));&quot;getAverage&quot;))" office:value-type="percentage" office:value="0.20112862486743">
            <text:p>20,1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M$9]);INFO.OBBA.OBBA.OBMAKE(&quot;&quot;;&quot;int&quot;;[.$B28]));&quot;getAverage&quot;))" office:value-type="percentage" office:value="0.216271544070674">
            <text:p>21,6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N$9]);INFO.OBBA.OBBA.OBMAKE(&quot;&quot;;&quot;int&quot;;[.$B28]));&quot;getAverage&quot;))" office:value-type="percentage" office:value="0.245435235233568">
            <text:p>24,5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O$9]);INFO.OBBA.OBBA.OBMAKE(&quot;&quot;;&quot;int&quot;;[.$B28]));&quot;getAverage&quot;))" office:value-type="percentage" office:value="0.297153660015202">
            <text:p>29,7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P$9]);INFO.OBBA.OBBA.OBMAKE(&quot;&quot;;&quot;int&quot;;[.$B28]));&quot;getAverage&quot;))" office:value-type="percentage" office:value="0.38444700225059">
            <text:p>38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Q$9]);INFO.OBBA.OBBA.OBMAKE(&quot;&quot;;&quot;int&quot;;[.$B28]));&quot;getAverage&quot;))" office:value-type="percentage" office:value="0.527008544015658">
            <text:p>52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R$9]);INFO.OBBA.OBBA.OBMAKE(&quot;&quot;;&quot;int&quot;;[.$B28]));&quot;getAverage&quot;))" office:value-type="percentage" office:value="0.75440948120174">
            <text:p>75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S$9]);INFO.OBBA.OBBA.OBMAKE(&quot;&quot;;&quot;int&quot;;[.$B28]));&quot;getAverage&quot;))" office:value-type="percentage" office:value="1.11078096475428">
            <text:p>111,0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T$9]);INFO.OBBA.OBBA.OBMAKE(&quot;&quot;;&quot;int&quot;;[.$B28]));&quot;getAverage&quot;))" office:value-type="percentage" office:value="1.66163527522882">
            <text:p>166,16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U$9]);INFO.OBBA.OBBA.OBMAKE(&quot;&quot;;&quot;int&quot;;[.$B28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V$9]);INFO.OBBA.OBBA.OBMAKE(&quot;&quot;;&quot;int&quot;;[.$B28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W$9]);INFO.OBBA.OBBA.OBMAKE(&quot;&quot;;&quot;int&quot;;[.$B28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X$9]);INFO.OBBA.OBBA.OBMAKE(&quot;&quot;;&quot;int&quot;;[.$B28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Y$9]);INFO.OBBA.OBBA.OBMAKE(&quot;&quot;;&quot;int&quot;;[.$B28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Z$9]);INFO.OBBA.OBBA.OBMAKE(&quot;&quot;;&quot;int&quot;;[.$B28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A$9]);INFO.OBBA.OBBA.OBMAKE(&quot;&quot;;&quot;int&quot;;[.$B28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B$9]);INFO.OBBA.OBBA.OBMAKE(&quot;&quot;;&quot;int&quot;;[.$B28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C$9]);INFO.OBBA.OBBA.OBMAKE(&quot;&quot;;&quot;int&quot;;[.$B28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D$9]);INFO.OBBA.OBBA.OBMAKE(&quot;&quot;;&quot;int&quot;;[.$B28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E$9]);INFO.OBBA.OBBA.OBMAKE(&quot;&quot;;&quot;int&quot;;[.$B28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F$9]);INFO.OBBA.OBBA.OBMAKE(&quot;&quot;;&quot;int&quot;;[.$B28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G$9]);INFO.OBBA.OBBA.OBMAKE(&quot;&quot;;&quot;int&quot;;[.$B28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H$9]);INFO.OBBA.OBBA.OBMAKE(&quot;&quot;;&quot;int&quot;;[.$B28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I$9]);INFO.OBBA.OBBA.OBMAKE(&quot;&quot;;&quot;int&quot;;[.$B28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J$9]);INFO.OBBA.OBBA.OBMAKE(&quot;&quot;;&quot;int&quot;;[.$B28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K$9]);INFO.OBBA.OBBA.OBMAKE(&quot;&quot;;&quot;int&quot;;[.$B28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L$9]);INFO.OBBA.OBBA.OBMAKE(&quot;&quot;;&quot;int&quot;;[.$B28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M$9]);INFO.OBBA.OBBA.OBMAKE(&quot;&quot;;&quot;int&quot;;[.$B28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N$9]);INFO.OBBA.OBBA.OBMAKE(&quot;&quot;;&quot;int&quot;;[.$B28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O$9]);INFO.OBBA.OBBA.OBMAKE(&quot;&quot;;&quot;int&quot;;[.$B28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1">
          <table:table-cell table:style-name="ce14"/>
          <table:table-cell table:style-name="ce32" office:value-type="float" office:value="19">
            <text:p>19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C$9]);INFO.OBBA.OBBA.OBMAKE(&quot;&quot;;&quot;int&quot;;[.$B29]));&quot;getAverage&quot;))" office:value-type="percentage" office:value="0.21073973063188">
            <text:p>21,07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D$9]);INFO.OBBA.OBBA.OBMAKE(&quot;&quot;;&quot;int&quot;;[.$B29]));&quot;getAverage&quot;))" office:value-type="percentage" office:value="0.209026340448667">
            <text:p>20,9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E$9]);INFO.OBBA.OBBA.OBMAKE(&quot;&quot;;&quot;int&quot;;[.$B29]));&quot;getAverage&quot;))" office:value-type="percentage" office:value="0.206973557711724">
            <text:p>20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F$9]);INFO.OBBA.OBBA.OBMAKE(&quot;&quot;;&quot;int&quot;;[.$B29]));&quot;getAverage&quot;))" office:value-type="percentage" office:value="0.204573336807278">
            <text:p>20,46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G$9]);INFO.OBBA.OBBA.OBMAKE(&quot;&quot;;&quot;int&quot;;[.$B29]));&quot;getAverage&quot;))" office:value-type="percentage" office:value="0.201861482513276">
            <text:p>20,1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H$9]);INFO.OBBA.OBBA.OBMAKE(&quot;&quot;;&quot;int&quot;;[.$B29]));&quot;getAverage&quot;))" office:value-type="percentage" office:value="0.198952507314428">
            <text:p>19,9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I$9]);INFO.OBBA.OBBA.OBMAKE(&quot;&quot;;&quot;int&quot;;[.$B29]));&quot;getAverage&quot;))" office:value-type="percentage" office:value="0.196094790767083">
            <text:p>19,6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J$9]);INFO.OBBA.OBBA.OBMAKE(&quot;&quot;;&quot;int&quot;;[.$B29]));&quot;getAverage&quot;))" office:value-type="percentage" office:value="0.193756492060122">
            <text:p>19,3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K$9]);INFO.OBBA.OBBA.OBMAKE(&quot;&quot;;&quot;int&quot;;[.$B29]));&quot;getAverage&quot;))" office:value-type="percentage" office:value="0.192757699390738">
            <text:p>19,2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L$9]);INFO.OBBA.OBBA.OBMAKE(&quot;&quot;;&quot;int&quot;;[.$B29]));&quot;getAverage&quot;))" office:value-type="percentage" office:value="0.19447165596769">
            <text:p>19,45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M$9]);INFO.OBBA.OBBA.OBMAKE(&quot;&quot;;&quot;int&quot;;[.$B29]));&quot;getAverage&quot;))" office:value-type="percentage" office:value="0.20112862486743">
            <text:p>20,1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N$9]);INFO.OBBA.OBBA.OBMAKE(&quot;&quot;;&quot;int&quot;;[.$B29]));&quot;getAverage&quot;))" office:value-type="percentage" office:value="0.216271544070674">
            <text:p>21,6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O$9]);INFO.OBBA.OBBA.OBMAKE(&quot;&quot;;&quot;int&quot;;[.$B29]));&quot;getAverage&quot;))" office:value-type="percentage" office:value="0.245435235233568">
            <text:p>24,5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P$9]);INFO.OBBA.OBBA.OBMAKE(&quot;&quot;;&quot;int&quot;;[.$B29]));&quot;getAverage&quot;))" office:value-type="percentage" office:value="0.297153660015202">
            <text:p>29,7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Q$9]);INFO.OBBA.OBBA.OBMAKE(&quot;&quot;;&quot;int&quot;;[.$B29]));&quot;getAverage&quot;))" office:value-type="percentage" office:value="0.38444700225059">
            <text:p>38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R$9]);INFO.OBBA.OBBA.OBMAKE(&quot;&quot;;&quot;int&quot;;[.$B29]));&quot;getAverage&quot;))" office:value-type="percentage" office:value="0.527008544015658">
            <text:p>52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S$9]);INFO.OBBA.OBBA.OBMAKE(&quot;&quot;;&quot;int&quot;;[.$B29]));&quot;getAverage&quot;))" office:value-type="percentage" office:value="0.75440948120174">
            <text:p>75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T$9]);INFO.OBBA.OBBA.OBMAKE(&quot;&quot;;&quot;int&quot;;[.$B29]));&quot;getAverage&quot;))" office:value-type="percentage" office:value="1.11078096475428">
            <text:p>111,0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U$9]);INFO.OBBA.OBBA.OBMAKE(&quot;&quot;;&quot;int&quot;;[.$B29]));&quot;getAverage&quot;))" office:value-type="percentage" office:value="1.66163527522882">
            <text:p>166,16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V$9]);INFO.OBBA.OBBA.OBMAKE(&quot;&quot;;&quot;int&quot;;[.$B29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W$9]);INFO.OBBA.OBBA.OBMAKE(&quot;&quot;;&quot;int&quot;;[.$B29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X$9]);INFO.OBBA.OBBA.OBMAKE(&quot;&quot;;&quot;int&quot;;[.$B29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Y$9]);INFO.OBBA.OBBA.OBMAKE(&quot;&quot;;&quot;int&quot;;[.$B29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Z$9]);INFO.OBBA.OBBA.OBMAKE(&quot;&quot;;&quot;int&quot;;[.$B29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A$9]);INFO.OBBA.OBBA.OBMAKE(&quot;&quot;;&quot;int&quot;;[.$B29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B$9]);INFO.OBBA.OBBA.OBMAKE(&quot;&quot;;&quot;int&quot;;[.$B29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C$9]);INFO.OBBA.OBBA.OBMAKE(&quot;&quot;;&quot;int&quot;;[.$B29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D$9]);INFO.OBBA.OBBA.OBMAKE(&quot;&quot;;&quot;int&quot;;[.$B29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E$9]);INFO.OBBA.OBBA.OBMAKE(&quot;&quot;;&quot;int&quot;;[.$B29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F$9]);INFO.OBBA.OBBA.OBMAKE(&quot;&quot;;&quot;int&quot;;[.$B29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G$9]);INFO.OBBA.OBBA.OBMAKE(&quot;&quot;;&quot;int&quot;;[.$B29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H$9]);INFO.OBBA.OBBA.OBMAKE(&quot;&quot;;&quot;int&quot;;[.$B29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I$9]);INFO.OBBA.OBBA.OBMAKE(&quot;&quot;;&quot;int&quot;;[.$B29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J$9]);INFO.OBBA.OBBA.OBMAKE(&quot;&quot;;&quot;int&quot;;[.$B29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K$9]);INFO.OBBA.OBBA.OBMAKE(&quot;&quot;;&quot;int&quot;;[.$B29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L$9]);INFO.OBBA.OBBA.OBMAKE(&quot;&quot;;&quot;int&quot;;[.$B29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M$9]);INFO.OBBA.OBBA.OBMAKE(&quot;&quot;;&quot;int&quot;;[.$B29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N$9]);INFO.OBBA.OBBA.OBMAKE(&quot;&quot;;&quot;int&quot;;[.$B29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O$9]);INFO.OBBA.OBBA.OBMAKE(&quot;&quot;;&quot;int&quot;;[.$B29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1">
          <table:table-cell table:style-name="ce14"/>
          <table:table-cell table:style-name="ce32" office:value-type="float" office:value="20">
            <text:p>20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C$9]);INFO.OBBA.OBBA.OBMAKE(&quot;&quot;;&quot;int&quot;;[.$B30]));&quot;getAverage&quot;))" office:value-type="percentage" office:value="0.212144049755526">
            <text:p>21,2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D$9]);INFO.OBBA.OBBA.OBMAKE(&quot;&quot;;&quot;int&quot;;[.$B30]));&quot;getAverage&quot;))" office:value-type="percentage" office:value="0.21073973063188">
            <text:p>21,07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E$9]);INFO.OBBA.OBBA.OBMAKE(&quot;&quot;;&quot;int&quot;;[.$B30]));&quot;getAverage&quot;))" office:value-type="percentage" office:value="0.209026340448667">
            <text:p>20,9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F$9]);INFO.OBBA.OBBA.OBMAKE(&quot;&quot;;&quot;int&quot;;[.$B30]));&quot;getAverage&quot;))" office:value-type="percentage" office:value="0.206973557711724">
            <text:p>20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G$9]);INFO.OBBA.OBBA.OBMAKE(&quot;&quot;;&quot;int&quot;;[.$B30]));&quot;getAverage&quot;))" office:value-type="percentage" office:value="0.204573336807278">
            <text:p>20,46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H$9]);INFO.OBBA.OBBA.OBMAKE(&quot;&quot;;&quot;int&quot;;[.$B30]));&quot;getAverage&quot;))" office:value-type="percentage" office:value="0.201861482513276">
            <text:p>20,1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I$9]);INFO.OBBA.OBBA.OBMAKE(&quot;&quot;;&quot;int&quot;;[.$B30]));&quot;getAverage&quot;))" office:value-type="percentage" office:value="0.198952507314428">
            <text:p>19,9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J$9]);INFO.OBBA.OBBA.OBMAKE(&quot;&quot;;&quot;int&quot;;[.$B30]));&quot;getAverage&quot;))" office:value-type="percentage" office:value="0.196094790767083">
            <text:p>19,6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K$9]);INFO.OBBA.OBBA.OBMAKE(&quot;&quot;;&quot;int&quot;;[.$B30]));&quot;getAverage&quot;))" office:value-type="percentage" office:value="0.193756492060122">
            <text:p>19,3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L$9]);INFO.OBBA.OBBA.OBMAKE(&quot;&quot;;&quot;int&quot;;[.$B30]));&quot;getAverage&quot;))" office:value-type="percentage" office:value="0.192757699390738">
            <text:p>19,2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M$9]);INFO.OBBA.OBBA.OBMAKE(&quot;&quot;;&quot;int&quot;;[.$B30]));&quot;getAverage&quot;))" office:value-type="percentage" office:value="0.19447165596769">
            <text:p>19,45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N$9]);INFO.OBBA.OBBA.OBMAKE(&quot;&quot;;&quot;int&quot;;[.$B30]));&quot;getAverage&quot;))" office:value-type="percentage" office:value="0.20112862486743">
            <text:p>20,1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O$9]);INFO.OBBA.OBBA.OBMAKE(&quot;&quot;;&quot;int&quot;;[.$B30]));&quot;getAverage&quot;))" office:value-type="percentage" office:value="0.216271544070674">
            <text:p>21,6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P$9]);INFO.OBBA.OBBA.OBMAKE(&quot;&quot;;&quot;int&quot;;[.$B30]));&quot;getAverage&quot;))" office:value-type="percentage" office:value="0.245435235233568">
            <text:p>24,5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Q$9]);INFO.OBBA.OBBA.OBMAKE(&quot;&quot;;&quot;int&quot;;[.$B30]));&quot;getAverage&quot;))" office:value-type="percentage" office:value="0.297153660015202">
            <text:p>29,7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R$9]);INFO.OBBA.OBBA.OBMAKE(&quot;&quot;;&quot;int&quot;;[.$B30]));&quot;getAverage&quot;))" office:value-type="percentage" office:value="0.38444700225059">
            <text:p>38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S$9]);INFO.OBBA.OBBA.OBMAKE(&quot;&quot;;&quot;int&quot;;[.$B30]));&quot;getAverage&quot;))" office:value-type="percentage" office:value="0.527008544015658">
            <text:p>52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T$9]);INFO.OBBA.OBBA.OBMAKE(&quot;&quot;;&quot;int&quot;;[.$B30]));&quot;getAverage&quot;))" office:value-type="percentage" office:value="0.75440948120174">
            <text:p>75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U$9]);INFO.OBBA.OBBA.OBMAKE(&quot;&quot;;&quot;int&quot;;[.$B30]));&quot;getAverage&quot;))" office:value-type="percentage" office:value="1.11078096475428">
            <text:p>111,0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V$9]);INFO.OBBA.OBBA.OBMAKE(&quot;&quot;;&quot;int&quot;;[.$B30]));&quot;getAverage&quot;))" office:value-type="percentage" office:value="1.66163527522882">
            <text:p>166,16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W$9]);INFO.OBBA.OBBA.OBMAKE(&quot;&quot;;&quot;int&quot;;[.$B3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X$9]);INFO.OBBA.OBBA.OBMAKE(&quot;&quot;;&quot;int&quot;;[.$B3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Y$9]);INFO.OBBA.OBBA.OBMAKE(&quot;&quot;;&quot;int&quot;;[.$B3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Z$9]);INFO.OBBA.OBBA.OBMAKE(&quot;&quot;;&quot;int&quot;;[.$B3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A$9]);INFO.OBBA.OBBA.OBMAKE(&quot;&quot;;&quot;int&quot;;[.$B3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B$9]);INFO.OBBA.OBBA.OBMAKE(&quot;&quot;;&quot;int&quot;;[.$B3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C$9]);INFO.OBBA.OBBA.OBMAKE(&quot;&quot;;&quot;int&quot;;[.$B3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D$9]);INFO.OBBA.OBBA.OBMAKE(&quot;&quot;;&quot;int&quot;;[.$B3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E$9]);INFO.OBBA.OBBA.OBMAKE(&quot;&quot;;&quot;int&quot;;[.$B3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F$9]);INFO.OBBA.OBBA.OBMAKE(&quot;&quot;;&quot;int&quot;;[.$B3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G$9]);INFO.OBBA.OBBA.OBMAKE(&quot;&quot;;&quot;int&quot;;[.$B3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H$9]);INFO.OBBA.OBBA.OBMAKE(&quot;&quot;;&quot;int&quot;;[.$B3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I$9]);INFO.OBBA.OBBA.OBMAKE(&quot;&quot;;&quot;int&quot;;[.$B3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J$9]);INFO.OBBA.OBBA.OBMAKE(&quot;&quot;;&quot;int&quot;;[.$B3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K$9]);INFO.OBBA.OBBA.OBMAKE(&quot;&quot;;&quot;int&quot;;[.$B3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L$9]);INFO.OBBA.OBBA.OBMAKE(&quot;&quot;;&quot;int&quot;;[.$B3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M$9]);INFO.OBBA.OBBA.OBMAKE(&quot;&quot;;&quot;int&quot;;[.$B3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N$9]);INFO.OBBA.OBBA.OBMAKE(&quot;&quot;;&quot;int&quot;;[.$B3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O$9]);INFO.OBBA.OBBA.OBMAKE(&quot;&quot;;&quot;int&quot;;[.$B30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1">
          <table:table-cell table:style-name="ce14"/>
          <table:table-cell table:style-name="ce32" office:value-type="float" office:value="21">
            <text:p>21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C$9]);INFO.OBBA.OBBA.OBMAKE(&quot;&quot;;&quot;int&quot;;[.$B31]));&quot;getAverage&quot;))" office:value-type="percentage" office:value="0.21327891632213">
            <text:p>21,3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D$9]);INFO.OBBA.OBBA.OBMAKE(&quot;&quot;;&quot;int&quot;;[.$B31]));&quot;getAverage&quot;))" office:value-type="percentage" office:value="0.212144049755526">
            <text:p>21,2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E$9]);INFO.OBBA.OBBA.OBMAKE(&quot;&quot;;&quot;int&quot;;[.$B31]));&quot;getAverage&quot;))" office:value-type="percentage" office:value="0.21073973063188">
            <text:p>21,07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F$9]);INFO.OBBA.OBBA.OBMAKE(&quot;&quot;;&quot;int&quot;;[.$B31]));&quot;getAverage&quot;))" office:value-type="percentage" office:value="0.209026340448667">
            <text:p>20,9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G$9]);INFO.OBBA.OBBA.OBMAKE(&quot;&quot;;&quot;int&quot;;[.$B31]));&quot;getAverage&quot;))" office:value-type="percentage" office:value="0.206973557711724">
            <text:p>20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H$9]);INFO.OBBA.OBBA.OBMAKE(&quot;&quot;;&quot;int&quot;;[.$B31]));&quot;getAverage&quot;))" office:value-type="percentage" office:value="0.204573336807278">
            <text:p>20,46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I$9]);INFO.OBBA.OBBA.OBMAKE(&quot;&quot;;&quot;int&quot;;[.$B31]));&quot;getAverage&quot;))" office:value-type="percentage" office:value="0.201861482513276">
            <text:p>20,1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J$9]);INFO.OBBA.OBBA.OBMAKE(&quot;&quot;;&quot;int&quot;;[.$B31]));&quot;getAverage&quot;))" office:value-type="percentage" office:value="0.198952507314428">
            <text:p>19,9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K$9]);INFO.OBBA.OBBA.OBMAKE(&quot;&quot;;&quot;int&quot;;[.$B31]));&quot;getAverage&quot;))" office:value-type="percentage" office:value="0.196094790767083">
            <text:p>19,6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L$9]);INFO.OBBA.OBBA.OBMAKE(&quot;&quot;;&quot;int&quot;;[.$B31]));&quot;getAverage&quot;))" office:value-type="percentage" office:value="0.193756492060122">
            <text:p>19,3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M$9]);INFO.OBBA.OBBA.OBMAKE(&quot;&quot;;&quot;int&quot;;[.$B31]));&quot;getAverage&quot;))" office:value-type="percentage" office:value="0.192757699390738">
            <text:p>19,2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N$9]);INFO.OBBA.OBBA.OBMAKE(&quot;&quot;;&quot;int&quot;;[.$B31]));&quot;getAverage&quot;))" office:value-type="percentage" office:value="0.19447165596769">
            <text:p>19,45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O$9]);INFO.OBBA.OBBA.OBMAKE(&quot;&quot;;&quot;int&quot;;[.$B31]));&quot;getAverage&quot;))" office:value-type="percentage" office:value="0.20112862486743">
            <text:p>20,1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P$9]);INFO.OBBA.OBBA.OBMAKE(&quot;&quot;;&quot;int&quot;;[.$B31]));&quot;getAverage&quot;))" office:value-type="percentage" office:value="0.216271544070674">
            <text:p>21,6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Q$9]);INFO.OBBA.OBBA.OBMAKE(&quot;&quot;;&quot;int&quot;;[.$B31]));&quot;getAverage&quot;))" office:value-type="percentage" office:value="0.245435235233568">
            <text:p>24,5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R$9]);INFO.OBBA.OBBA.OBMAKE(&quot;&quot;;&quot;int&quot;;[.$B31]));&quot;getAverage&quot;))" office:value-type="percentage" office:value="0.297153660015202">
            <text:p>29,7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S$9]);INFO.OBBA.OBBA.OBMAKE(&quot;&quot;;&quot;int&quot;;[.$B31]));&quot;getAverage&quot;))" office:value-type="percentage" office:value="0.38444700225059">
            <text:p>38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T$9]);INFO.OBBA.OBBA.OBMAKE(&quot;&quot;;&quot;int&quot;;[.$B31]));&quot;getAverage&quot;))" office:value-type="percentage" office:value="0.527008544015658">
            <text:p>52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U$9]);INFO.OBBA.OBBA.OBMAKE(&quot;&quot;;&quot;int&quot;;[.$B31]));&quot;getAverage&quot;))" office:value-type="percentage" office:value="0.75440948120174">
            <text:p>75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V$9]);INFO.OBBA.OBBA.OBMAKE(&quot;&quot;;&quot;int&quot;;[.$B31]));&quot;getAverage&quot;))" office:value-type="percentage" office:value="1.11078096475428">
            <text:p>111,0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W$9]);INFO.OBBA.OBBA.OBMAKE(&quot;&quot;;&quot;int&quot;;[.$B31]));&quot;getAverage&quot;))" office:value-type="percentage" office:value="1.66163527522882">
            <text:p>166,16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X$9]);INFO.OBBA.OBBA.OBMAKE(&quot;&quot;;&quot;int&quot;;[.$B3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Y$9]);INFO.OBBA.OBBA.OBMAKE(&quot;&quot;;&quot;int&quot;;[.$B3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Z$9]);INFO.OBBA.OBBA.OBMAKE(&quot;&quot;;&quot;int&quot;;[.$B3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A$9]);INFO.OBBA.OBBA.OBMAKE(&quot;&quot;;&quot;int&quot;;[.$B3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B$9]);INFO.OBBA.OBBA.OBMAKE(&quot;&quot;;&quot;int&quot;;[.$B3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C$9]);INFO.OBBA.OBBA.OBMAKE(&quot;&quot;;&quot;int&quot;;[.$B3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D$9]);INFO.OBBA.OBBA.OBMAKE(&quot;&quot;;&quot;int&quot;;[.$B3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E$9]);INFO.OBBA.OBBA.OBMAKE(&quot;&quot;;&quot;int&quot;;[.$B3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F$9]);INFO.OBBA.OBBA.OBMAKE(&quot;&quot;;&quot;int&quot;;[.$B3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G$9]);INFO.OBBA.OBBA.OBMAKE(&quot;&quot;;&quot;int&quot;;[.$B3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H$9]);INFO.OBBA.OBBA.OBMAKE(&quot;&quot;;&quot;int&quot;;[.$B3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I$9]);INFO.OBBA.OBBA.OBMAKE(&quot;&quot;;&quot;int&quot;;[.$B3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J$9]);INFO.OBBA.OBBA.OBMAKE(&quot;&quot;;&quot;int&quot;;[.$B3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K$9]);INFO.OBBA.OBBA.OBMAKE(&quot;&quot;;&quot;int&quot;;[.$B3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L$9]);INFO.OBBA.OBBA.OBMAKE(&quot;&quot;;&quot;int&quot;;[.$B3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M$9]);INFO.OBBA.OBBA.OBMAKE(&quot;&quot;;&quot;int&quot;;[.$B3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N$9]);INFO.OBBA.OBBA.OBMAKE(&quot;&quot;;&quot;int&quot;;[.$B3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O$9]);INFO.OBBA.OBBA.OBMAKE(&quot;&quot;;&quot;int&quot;;[.$B31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1">
          <table:table-cell table:style-name="ce14"/>
          <table:table-cell table:style-name="ce32" office:value-type="float" office:value="22">
            <text:p>22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C$9]);INFO.OBBA.OBBA.OBMAKE(&quot;&quot;;&quot;int&quot;;[.$B32]));&quot;getAverage&quot;))" office:value-type="percentage" office:value="0.214185753807313">
            <text:p>21,4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D$9]);INFO.OBBA.OBBA.OBMAKE(&quot;&quot;;&quot;int&quot;;[.$B32]));&quot;getAverage&quot;))" office:value-type="percentage" office:value="0.21327891632213">
            <text:p>21,3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E$9]);INFO.OBBA.OBBA.OBMAKE(&quot;&quot;;&quot;int&quot;;[.$B32]));&quot;getAverage&quot;))" office:value-type="percentage" office:value="0.212144049755526">
            <text:p>21,2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F$9]);INFO.OBBA.OBBA.OBMAKE(&quot;&quot;;&quot;int&quot;;[.$B32]));&quot;getAverage&quot;))" office:value-type="percentage" office:value="0.21073973063188">
            <text:p>21,07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G$9]);INFO.OBBA.OBBA.OBMAKE(&quot;&quot;;&quot;int&quot;;[.$B32]));&quot;getAverage&quot;))" office:value-type="percentage" office:value="0.209026340448667">
            <text:p>20,9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H$9]);INFO.OBBA.OBBA.OBMAKE(&quot;&quot;;&quot;int&quot;;[.$B32]));&quot;getAverage&quot;))" office:value-type="percentage" office:value="0.206973557711724">
            <text:p>20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I$9]);INFO.OBBA.OBBA.OBMAKE(&quot;&quot;;&quot;int&quot;;[.$B32]));&quot;getAverage&quot;))" office:value-type="percentage" office:value="0.204573336807278">
            <text:p>20,46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J$9]);INFO.OBBA.OBBA.OBMAKE(&quot;&quot;;&quot;int&quot;;[.$B32]));&quot;getAverage&quot;))" office:value-type="percentage" office:value="0.201861482513276">
            <text:p>20,1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K$9]);INFO.OBBA.OBBA.OBMAKE(&quot;&quot;;&quot;int&quot;;[.$B32]));&quot;getAverage&quot;))" office:value-type="percentage" office:value="0.198952507314428">
            <text:p>19,9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L$9]);INFO.OBBA.OBBA.OBMAKE(&quot;&quot;;&quot;int&quot;;[.$B32]));&quot;getAverage&quot;))" office:value-type="percentage" office:value="0.196094790767083">
            <text:p>19,6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M$9]);INFO.OBBA.OBBA.OBMAKE(&quot;&quot;;&quot;int&quot;;[.$B32]));&quot;getAverage&quot;))" office:value-type="percentage" office:value="0.193756492060122">
            <text:p>19,3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N$9]);INFO.OBBA.OBBA.OBMAKE(&quot;&quot;;&quot;int&quot;;[.$B32]));&quot;getAverage&quot;))" office:value-type="percentage" office:value="0.192757699390738">
            <text:p>19,2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O$9]);INFO.OBBA.OBBA.OBMAKE(&quot;&quot;;&quot;int&quot;;[.$B32]));&quot;getAverage&quot;))" office:value-type="percentage" office:value="0.19447165596769">
            <text:p>19,45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P$9]);INFO.OBBA.OBBA.OBMAKE(&quot;&quot;;&quot;int&quot;;[.$B32]));&quot;getAverage&quot;))" office:value-type="percentage" office:value="0.20112862486743">
            <text:p>20,1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Q$9]);INFO.OBBA.OBBA.OBMAKE(&quot;&quot;;&quot;int&quot;;[.$B32]));&quot;getAverage&quot;))" office:value-type="percentage" office:value="0.216271544070674">
            <text:p>21,6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R$9]);INFO.OBBA.OBBA.OBMAKE(&quot;&quot;;&quot;int&quot;;[.$B32]));&quot;getAverage&quot;))" office:value-type="percentage" office:value="0.245435235233568">
            <text:p>24,5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S$9]);INFO.OBBA.OBBA.OBMAKE(&quot;&quot;;&quot;int&quot;;[.$B32]));&quot;getAverage&quot;))" office:value-type="percentage" office:value="0.297153660015202">
            <text:p>29,7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T$9]);INFO.OBBA.OBBA.OBMAKE(&quot;&quot;;&quot;int&quot;;[.$B32]));&quot;getAverage&quot;))" office:value-type="percentage" office:value="0.38444700225059">
            <text:p>38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U$9]);INFO.OBBA.OBBA.OBMAKE(&quot;&quot;;&quot;int&quot;;[.$B32]));&quot;getAverage&quot;))" office:value-type="percentage" office:value="0.527008544015658">
            <text:p>52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V$9]);INFO.OBBA.OBBA.OBMAKE(&quot;&quot;;&quot;int&quot;;[.$B32]));&quot;getAverage&quot;))" office:value-type="percentage" office:value="0.75440948120174">
            <text:p>75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W$9]);INFO.OBBA.OBBA.OBMAKE(&quot;&quot;;&quot;int&quot;;[.$B32]));&quot;getAverage&quot;))" office:value-type="percentage" office:value="1.11078096475428">
            <text:p>111,0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X$9]);INFO.OBBA.OBBA.OBMAKE(&quot;&quot;;&quot;int&quot;;[.$B32]));&quot;getAverage&quot;))" office:value-type="percentage" office:value="1.66163527522882">
            <text:p>166,16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Y$9]);INFO.OBBA.OBBA.OBMAKE(&quot;&quot;;&quot;int&quot;;[.$B3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Z$9]);INFO.OBBA.OBBA.OBMAKE(&quot;&quot;;&quot;int&quot;;[.$B3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A$9]);INFO.OBBA.OBBA.OBMAKE(&quot;&quot;;&quot;int&quot;;[.$B3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B$9]);INFO.OBBA.OBBA.OBMAKE(&quot;&quot;;&quot;int&quot;;[.$B3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C$9]);INFO.OBBA.OBBA.OBMAKE(&quot;&quot;;&quot;int&quot;;[.$B3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D$9]);INFO.OBBA.OBBA.OBMAKE(&quot;&quot;;&quot;int&quot;;[.$B3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E$9]);INFO.OBBA.OBBA.OBMAKE(&quot;&quot;;&quot;int&quot;;[.$B3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F$9]);INFO.OBBA.OBBA.OBMAKE(&quot;&quot;;&quot;int&quot;;[.$B3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G$9]);INFO.OBBA.OBBA.OBMAKE(&quot;&quot;;&quot;int&quot;;[.$B3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H$9]);INFO.OBBA.OBBA.OBMAKE(&quot;&quot;;&quot;int&quot;;[.$B3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I$9]);INFO.OBBA.OBBA.OBMAKE(&quot;&quot;;&quot;int&quot;;[.$B3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J$9]);INFO.OBBA.OBBA.OBMAKE(&quot;&quot;;&quot;int&quot;;[.$B3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K$9]);INFO.OBBA.OBBA.OBMAKE(&quot;&quot;;&quot;int&quot;;[.$B3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L$9]);INFO.OBBA.OBBA.OBMAKE(&quot;&quot;;&quot;int&quot;;[.$B3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M$9]);INFO.OBBA.OBBA.OBMAKE(&quot;&quot;;&quot;int&quot;;[.$B3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N$9]);INFO.OBBA.OBBA.OBMAKE(&quot;&quot;;&quot;int&quot;;[.$B3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O$9]);INFO.OBBA.OBBA.OBMAKE(&quot;&quot;;&quot;int&quot;;[.$B32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1">
          <table:table-cell table:style-name="ce14"/>
          <table:table-cell table:style-name="ce32" office:value-type="float" office:value="23">
            <text:p>23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C$9]);INFO.OBBA.OBBA.OBMAKE(&quot;&quot;;&quot;int&quot;;[.$B33]));&quot;getAverage&quot;))" office:value-type="percentage" office:value="0.214903740013833">
            <text:p>21,4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D$9]);INFO.OBBA.OBBA.OBMAKE(&quot;&quot;;&quot;int&quot;;[.$B33]));&quot;getAverage&quot;))" office:value-type="percentage" office:value="0.214185753807313">
            <text:p>21,4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E$9]);INFO.OBBA.OBBA.OBMAKE(&quot;&quot;;&quot;int&quot;;[.$B33]));&quot;getAverage&quot;))" office:value-type="percentage" office:value="0.21327891632213">
            <text:p>21,3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F$9]);INFO.OBBA.OBBA.OBMAKE(&quot;&quot;;&quot;int&quot;;[.$B33]));&quot;getAverage&quot;))" office:value-type="percentage" office:value="0.212144049755526">
            <text:p>21,2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G$9]);INFO.OBBA.OBBA.OBMAKE(&quot;&quot;;&quot;int&quot;;[.$B33]));&quot;getAverage&quot;))" office:value-type="percentage" office:value="0.21073973063188">
            <text:p>21,07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H$9]);INFO.OBBA.OBBA.OBMAKE(&quot;&quot;;&quot;int&quot;;[.$B33]));&quot;getAverage&quot;))" office:value-type="percentage" office:value="0.209026340448667">
            <text:p>20,9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I$9]);INFO.OBBA.OBBA.OBMAKE(&quot;&quot;;&quot;int&quot;;[.$B33]));&quot;getAverage&quot;))" office:value-type="percentage" office:value="0.206973557711724">
            <text:p>20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J$9]);INFO.OBBA.OBBA.OBMAKE(&quot;&quot;;&quot;int&quot;;[.$B33]));&quot;getAverage&quot;))" office:value-type="percentage" office:value="0.204573336807278">
            <text:p>20,46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K$9]);INFO.OBBA.OBBA.OBMAKE(&quot;&quot;;&quot;int&quot;;[.$B33]));&quot;getAverage&quot;))" office:value-type="percentage" office:value="0.201861482513276">
            <text:p>20,1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L$9]);INFO.OBBA.OBBA.OBMAKE(&quot;&quot;;&quot;int&quot;;[.$B33]));&quot;getAverage&quot;))" office:value-type="percentage" office:value="0.198952507314428">
            <text:p>19,9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M$9]);INFO.OBBA.OBBA.OBMAKE(&quot;&quot;;&quot;int&quot;;[.$B33]));&quot;getAverage&quot;))" office:value-type="percentage" office:value="0.196094790767083">
            <text:p>19,6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N$9]);INFO.OBBA.OBBA.OBMAKE(&quot;&quot;;&quot;int&quot;;[.$B33]));&quot;getAverage&quot;))" office:value-type="percentage" office:value="0.193756492060122">
            <text:p>19,3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O$9]);INFO.OBBA.OBBA.OBMAKE(&quot;&quot;;&quot;int&quot;;[.$B33]));&quot;getAverage&quot;))" office:value-type="percentage" office:value="0.192757699390738">
            <text:p>19,2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P$9]);INFO.OBBA.OBBA.OBMAKE(&quot;&quot;;&quot;int&quot;;[.$B33]));&quot;getAverage&quot;))" office:value-type="percentage" office:value="0.19447165596769">
            <text:p>19,45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Q$9]);INFO.OBBA.OBBA.OBMAKE(&quot;&quot;;&quot;int&quot;;[.$B33]));&quot;getAverage&quot;))" office:value-type="percentage" office:value="0.20112862486743">
            <text:p>20,1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R$9]);INFO.OBBA.OBBA.OBMAKE(&quot;&quot;;&quot;int&quot;;[.$B33]));&quot;getAverage&quot;))" office:value-type="percentage" office:value="0.216271544070674">
            <text:p>21,6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S$9]);INFO.OBBA.OBBA.OBMAKE(&quot;&quot;;&quot;int&quot;;[.$B33]));&quot;getAverage&quot;))" office:value-type="percentage" office:value="0.245435235233568">
            <text:p>24,5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T$9]);INFO.OBBA.OBBA.OBMAKE(&quot;&quot;;&quot;int&quot;;[.$B33]));&quot;getAverage&quot;))" office:value-type="percentage" office:value="0.297153660015202">
            <text:p>29,7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U$9]);INFO.OBBA.OBBA.OBMAKE(&quot;&quot;;&quot;int&quot;;[.$B33]));&quot;getAverage&quot;))" office:value-type="percentage" office:value="0.38444700225059">
            <text:p>38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V$9]);INFO.OBBA.OBBA.OBMAKE(&quot;&quot;;&quot;int&quot;;[.$B33]));&quot;getAverage&quot;))" office:value-type="percentage" office:value="0.527008544015658">
            <text:p>52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W$9]);INFO.OBBA.OBBA.OBMAKE(&quot;&quot;;&quot;int&quot;;[.$B33]));&quot;getAverage&quot;))" office:value-type="percentage" office:value="0.75440948120174">
            <text:p>75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X$9]);INFO.OBBA.OBBA.OBMAKE(&quot;&quot;;&quot;int&quot;;[.$B33]));&quot;getAverage&quot;))" office:value-type="percentage" office:value="1.11078096475428">
            <text:p>111,0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Y$9]);INFO.OBBA.OBBA.OBMAKE(&quot;&quot;;&quot;int&quot;;[.$B33]));&quot;getAverage&quot;))" office:value-type="percentage" office:value="1.66163527522882">
            <text:p>166,16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Z$9]);INFO.OBBA.OBBA.OBMAKE(&quot;&quot;;&quot;int&quot;;[.$B3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A$9]);INFO.OBBA.OBBA.OBMAKE(&quot;&quot;;&quot;int&quot;;[.$B3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B$9]);INFO.OBBA.OBBA.OBMAKE(&quot;&quot;;&quot;int&quot;;[.$B3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C$9]);INFO.OBBA.OBBA.OBMAKE(&quot;&quot;;&quot;int&quot;;[.$B3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D$9]);INFO.OBBA.OBBA.OBMAKE(&quot;&quot;;&quot;int&quot;;[.$B3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E$9]);INFO.OBBA.OBBA.OBMAKE(&quot;&quot;;&quot;int&quot;;[.$B3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F$9]);INFO.OBBA.OBBA.OBMAKE(&quot;&quot;;&quot;int&quot;;[.$B3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G$9]);INFO.OBBA.OBBA.OBMAKE(&quot;&quot;;&quot;int&quot;;[.$B3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H$9]);INFO.OBBA.OBBA.OBMAKE(&quot;&quot;;&quot;int&quot;;[.$B3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I$9]);INFO.OBBA.OBBA.OBMAKE(&quot;&quot;;&quot;int&quot;;[.$B3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J$9]);INFO.OBBA.OBBA.OBMAKE(&quot;&quot;;&quot;int&quot;;[.$B3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K$9]);INFO.OBBA.OBBA.OBMAKE(&quot;&quot;;&quot;int&quot;;[.$B3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L$9]);INFO.OBBA.OBBA.OBMAKE(&quot;&quot;;&quot;int&quot;;[.$B3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M$9]);INFO.OBBA.OBBA.OBMAKE(&quot;&quot;;&quot;int&quot;;[.$B3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N$9]);INFO.OBBA.OBBA.OBMAKE(&quot;&quot;;&quot;int&quot;;[.$B3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O$9]);INFO.OBBA.OBBA.OBMAKE(&quot;&quot;;&quot;int&quot;;[.$B33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1">
          <table:table-cell table:style-name="ce14"/>
          <table:table-cell table:style-name="ce32" office:value-type="float" office:value="24">
            <text:p>24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C$9]);INFO.OBBA.OBBA.OBMAKE(&quot;&quot;;&quot;int&quot;;[.$B34]));&quot;getAverage&quot;))" office:value-type="percentage" office:value="0.215467864988929">
            <text:p>21,55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D$9]);INFO.OBBA.OBBA.OBMAKE(&quot;&quot;;&quot;int&quot;;[.$B34]));&quot;getAverage&quot;))" office:value-type="percentage" office:value="0.214903740013833">
            <text:p>21,4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E$9]);INFO.OBBA.OBBA.OBMAKE(&quot;&quot;;&quot;int&quot;;[.$B34]));&quot;getAverage&quot;))" office:value-type="percentage" office:value="0.214185753807313">
            <text:p>21,4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F$9]);INFO.OBBA.OBBA.OBMAKE(&quot;&quot;;&quot;int&quot;;[.$B34]));&quot;getAverage&quot;))" office:value-type="percentage" office:value="0.21327891632213">
            <text:p>21,3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G$9]);INFO.OBBA.OBBA.OBMAKE(&quot;&quot;;&quot;int&quot;;[.$B34]));&quot;getAverage&quot;))" office:value-type="percentage" office:value="0.212144049755526">
            <text:p>21,2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H$9]);INFO.OBBA.OBBA.OBMAKE(&quot;&quot;;&quot;int&quot;;[.$B34]));&quot;getAverage&quot;))" office:value-type="percentage" office:value="0.21073973063188">
            <text:p>21,07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I$9]);INFO.OBBA.OBBA.OBMAKE(&quot;&quot;;&quot;int&quot;;[.$B34]));&quot;getAverage&quot;))" office:value-type="percentage" office:value="0.209026340448667">
            <text:p>20,9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J$9]);INFO.OBBA.OBBA.OBMAKE(&quot;&quot;;&quot;int&quot;;[.$B34]));&quot;getAverage&quot;))" office:value-type="percentage" office:value="0.206973557711724">
            <text:p>20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K$9]);INFO.OBBA.OBBA.OBMAKE(&quot;&quot;;&quot;int&quot;;[.$B34]));&quot;getAverage&quot;))" office:value-type="percentage" office:value="0.204573336807278">
            <text:p>20,46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L$9]);INFO.OBBA.OBBA.OBMAKE(&quot;&quot;;&quot;int&quot;;[.$B34]));&quot;getAverage&quot;))" office:value-type="percentage" office:value="0.201861482513276">
            <text:p>20,1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M$9]);INFO.OBBA.OBBA.OBMAKE(&quot;&quot;;&quot;int&quot;;[.$B34]));&quot;getAverage&quot;))" office:value-type="percentage" office:value="0.198952507314428">
            <text:p>19,9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N$9]);INFO.OBBA.OBBA.OBMAKE(&quot;&quot;;&quot;int&quot;;[.$B34]));&quot;getAverage&quot;))" office:value-type="percentage" office:value="0.196094790767083">
            <text:p>19,6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O$9]);INFO.OBBA.OBBA.OBMAKE(&quot;&quot;;&quot;int&quot;;[.$B34]));&quot;getAverage&quot;))" office:value-type="percentage" office:value="0.193756492060122">
            <text:p>19,3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P$9]);INFO.OBBA.OBBA.OBMAKE(&quot;&quot;;&quot;int&quot;;[.$B34]));&quot;getAverage&quot;))" office:value-type="percentage" office:value="0.192757699390738">
            <text:p>19,2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Q$9]);INFO.OBBA.OBBA.OBMAKE(&quot;&quot;;&quot;int&quot;;[.$B34]));&quot;getAverage&quot;))" office:value-type="percentage" office:value="0.19447165596769">
            <text:p>19,45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R$9]);INFO.OBBA.OBBA.OBMAKE(&quot;&quot;;&quot;int&quot;;[.$B34]));&quot;getAverage&quot;))" office:value-type="percentage" office:value="0.20112862486743">
            <text:p>20,1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S$9]);INFO.OBBA.OBBA.OBMAKE(&quot;&quot;;&quot;int&quot;;[.$B34]));&quot;getAverage&quot;))" office:value-type="percentage" office:value="0.216271544070674">
            <text:p>21,6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T$9]);INFO.OBBA.OBBA.OBMAKE(&quot;&quot;;&quot;int&quot;;[.$B34]));&quot;getAverage&quot;))" office:value-type="percentage" office:value="0.245435235233568">
            <text:p>24,5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U$9]);INFO.OBBA.OBBA.OBMAKE(&quot;&quot;;&quot;int&quot;;[.$B34]));&quot;getAverage&quot;))" office:value-type="percentage" office:value="0.297153660015202">
            <text:p>29,7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V$9]);INFO.OBBA.OBBA.OBMAKE(&quot;&quot;;&quot;int&quot;;[.$B34]));&quot;getAverage&quot;))" office:value-type="percentage" office:value="0.38444700225059">
            <text:p>38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W$9]);INFO.OBBA.OBBA.OBMAKE(&quot;&quot;;&quot;int&quot;;[.$B34]));&quot;getAverage&quot;))" office:value-type="percentage" office:value="0.527008544015658">
            <text:p>52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X$9]);INFO.OBBA.OBBA.OBMAKE(&quot;&quot;;&quot;int&quot;;[.$B34]));&quot;getAverage&quot;))" office:value-type="percentage" office:value="0.75440948120174">
            <text:p>75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Y$9]);INFO.OBBA.OBBA.OBMAKE(&quot;&quot;;&quot;int&quot;;[.$B34]));&quot;getAverage&quot;))" office:value-type="percentage" office:value="1.11078096475428">
            <text:p>111,0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Z$9]);INFO.OBBA.OBBA.OBMAKE(&quot;&quot;;&quot;int&quot;;[.$B34]));&quot;getAverage&quot;))" office:value-type="percentage" office:value="1.66163527522882">
            <text:p>166,16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A$9]);INFO.OBBA.OBBA.OBMAKE(&quot;&quot;;&quot;int&quot;;[.$B3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B$9]);INFO.OBBA.OBBA.OBMAKE(&quot;&quot;;&quot;int&quot;;[.$B3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C$9]);INFO.OBBA.OBBA.OBMAKE(&quot;&quot;;&quot;int&quot;;[.$B3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D$9]);INFO.OBBA.OBBA.OBMAKE(&quot;&quot;;&quot;int&quot;;[.$B3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E$9]);INFO.OBBA.OBBA.OBMAKE(&quot;&quot;;&quot;int&quot;;[.$B3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F$9]);INFO.OBBA.OBBA.OBMAKE(&quot;&quot;;&quot;int&quot;;[.$B3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G$9]);INFO.OBBA.OBBA.OBMAKE(&quot;&quot;;&quot;int&quot;;[.$B3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H$9]);INFO.OBBA.OBBA.OBMAKE(&quot;&quot;;&quot;int&quot;;[.$B3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I$9]);INFO.OBBA.OBBA.OBMAKE(&quot;&quot;;&quot;int&quot;;[.$B3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J$9]);INFO.OBBA.OBBA.OBMAKE(&quot;&quot;;&quot;int&quot;;[.$B3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K$9]);INFO.OBBA.OBBA.OBMAKE(&quot;&quot;;&quot;int&quot;;[.$B3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L$9]);INFO.OBBA.OBBA.OBMAKE(&quot;&quot;;&quot;int&quot;;[.$B3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M$9]);INFO.OBBA.OBBA.OBMAKE(&quot;&quot;;&quot;int&quot;;[.$B3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N$9]);INFO.OBBA.OBBA.OBMAKE(&quot;&quot;;&quot;int&quot;;[.$B3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O$9]);INFO.OBBA.OBBA.OBMAKE(&quot;&quot;;&quot;int&quot;;[.$B34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1">
          <table:table-cell table:style-name="ce14"/>
          <table:table-cell table:style-name="ce32" office:value-type="float" office:value="25">
            <text:p>25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C$9]);INFO.OBBA.OBBA.OBMAKE(&quot;&quot;;&quot;int&quot;;[.$B35]));&quot;getAverage&quot;))" office:value-type="percentage" office:value="0.21590823933022">
            <text:p>21,5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D$9]);INFO.OBBA.OBBA.OBMAKE(&quot;&quot;;&quot;int&quot;;[.$B35]));&quot;getAverage&quot;))" office:value-type="percentage" office:value="0.215467864988929">
            <text:p>21,55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E$9]);INFO.OBBA.OBBA.OBMAKE(&quot;&quot;;&quot;int&quot;;[.$B35]));&quot;getAverage&quot;))" office:value-type="percentage" office:value="0.214903740013833">
            <text:p>21,4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F$9]);INFO.OBBA.OBBA.OBMAKE(&quot;&quot;;&quot;int&quot;;[.$B35]));&quot;getAverage&quot;))" office:value-type="percentage" office:value="0.214185753807313">
            <text:p>21,4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G$9]);INFO.OBBA.OBBA.OBMAKE(&quot;&quot;;&quot;int&quot;;[.$B35]));&quot;getAverage&quot;))" office:value-type="percentage" office:value="0.21327891632213">
            <text:p>21,3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H$9]);INFO.OBBA.OBBA.OBMAKE(&quot;&quot;;&quot;int&quot;;[.$B35]));&quot;getAverage&quot;))" office:value-type="percentage" office:value="0.212144049755526">
            <text:p>21,2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I$9]);INFO.OBBA.OBBA.OBMAKE(&quot;&quot;;&quot;int&quot;;[.$B35]));&quot;getAverage&quot;))" office:value-type="percentage" office:value="0.21073973063188">
            <text:p>21,07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J$9]);INFO.OBBA.OBBA.OBMAKE(&quot;&quot;;&quot;int&quot;;[.$B35]));&quot;getAverage&quot;))" office:value-type="percentage" office:value="0.209026340448667">
            <text:p>20,9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K$9]);INFO.OBBA.OBBA.OBMAKE(&quot;&quot;;&quot;int&quot;;[.$B35]));&quot;getAverage&quot;))" office:value-type="percentage" office:value="0.206973557711724">
            <text:p>20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L$9]);INFO.OBBA.OBBA.OBMAKE(&quot;&quot;;&quot;int&quot;;[.$B35]));&quot;getAverage&quot;))" office:value-type="percentage" office:value="0.204573336807278">
            <text:p>20,46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M$9]);INFO.OBBA.OBBA.OBMAKE(&quot;&quot;;&quot;int&quot;;[.$B35]));&quot;getAverage&quot;))" office:value-type="percentage" office:value="0.201861482513276">
            <text:p>20,1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N$9]);INFO.OBBA.OBBA.OBMAKE(&quot;&quot;;&quot;int&quot;;[.$B35]));&quot;getAverage&quot;))" office:value-type="percentage" office:value="0.198952507314428">
            <text:p>19,9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O$9]);INFO.OBBA.OBBA.OBMAKE(&quot;&quot;;&quot;int&quot;;[.$B35]));&quot;getAverage&quot;))" office:value-type="percentage" office:value="0.196094790767083">
            <text:p>19,6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P$9]);INFO.OBBA.OBBA.OBMAKE(&quot;&quot;;&quot;int&quot;;[.$B35]));&quot;getAverage&quot;))" office:value-type="percentage" office:value="0.193756492060122">
            <text:p>19,3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Q$9]);INFO.OBBA.OBBA.OBMAKE(&quot;&quot;;&quot;int&quot;;[.$B35]));&quot;getAverage&quot;))" office:value-type="percentage" office:value="0.192757699390738">
            <text:p>19,2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R$9]);INFO.OBBA.OBBA.OBMAKE(&quot;&quot;;&quot;int&quot;;[.$B35]));&quot;getAverage&quot;))" office:value-type="percentage" office:value="0.19447165596769">
            <text:p>19,45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S$9]);INFO.OBBA.OBBA.OBMAKE(&quot;&quot;;&quot;int&quot;;[.$B35]));&quot;getAverage&quot;))" office:value-type="percentage" office:value="0.20112862486743">
            <text:p>20,1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T$9]);INFO.OBBA.OBBA.OBMAKE(&quot;&quot;;&quot;int&quot;;[.$B35]));&quot;getAverage&quot;))" office:value-type="percentage" office:value="0.216271544070674">
            <text:p>21,6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U$9]);INFO.OBBA.OBBA.OBMAKE(&quot;&quot;;&quot;int&quot;;[.$B35]));&quot;getAverage&quot;))" office:value-type="percentage" office:value="0.245435235233568">
            <text:p>24,5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V$9]);INFO.OBBA.OBBA.OBMAKE(&quot;&quot;;&quot;int&quot;;[.$B35]));&quot;getAverage&quot;))" office:value-type="percentage" office:value="0.297153660015202">
            <text:p>29,7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W$9]);INFO.OBBA.OBBA.OBMAKE(&quot;&quot;;&quot;int&quot;;[.$B35]));&quot;getAverage&quot;))" office:value-type="percentage" office:value="0.38444700225059">
            <text:p>38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X$9]);INFO.OBBA.OBBA.OBMAKE(&quot;&quot;;&quot;int&quot;;[.$B35]));&quot;getAverage&quot;))" office:value-type="percentage" office:value="0.527008544015658">
            <text:p>52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Y$9]);INFO.OBBA.OBBA.OBMAKE(&quot;&quot;;&quot;int&quot;;[.$B35]));&quot;getAverage&quot;))" office:value-type="percentage" office:value="0.75440948120174">
            <text:p>75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Z$9]);INFO.OBBA.OBBA.OBMAKE(&quot;&quot;;&quot;int&quot;;[.$B35]));&quot;getAverage&quot;))" office:value-type="percentage" office:value="1.11078096475428">
            <text:p>111,0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A$9]);INFO.OBBA.OBBA.OBMAKE(&quot;&quot;;&quot;int&quot;;[.$B35]));&quot;getAverage&quot;))" office:value-type="percentage" office:value="1.66163527522882">
            <text:p>166,16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B$9]);INFO.OBBA.OBBA.OBMAKE(&quot;&quot;;&quot;int&quot;;[.$B3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C$9]);INFO.OBBA.OBBA.OBMAKE(&quot;&quot;;&quot;int&quot;;[.$B3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D$9]);INFO.OBBA.OBBA.OBMAKE(&quot;&quot;;&quot;int&quot;;[.$B3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E$9]);INFO.OBBA.OBBA.OBMAKE(&quot;&quot;;&quot;int&quot;;[.$B3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F$9]);INFO.OBBA.OBBA.OBMAKE(&quot;&quot;;&quot;int&quot;;[.$B3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G$9]);INFO.OBBA.OBBA.OBMAKE(&quot;&quot;;&quot;int&quot;;[.$B3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H$9]);INFO.OBBA.OBBA.OBMAKE(&quot;&quot;;&quot;int&quot;;[.$B3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I$9]);INFO.OBBA.OBBA.OBMAKE(&quot;&quot;;&quot;int&quot;;[.$B3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J$9]);INFO.OBBA.OBBA.OBMAKE(&quot;&quot;;&quot;int&quot;;[.$B3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K$9]);INFO.OBBA.OBBA.OBMAKE(&quot;&quot;;&quot;int&quot;;[.$B3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L$9]);INFO.OBBA.OBBA.OBMAKE(&quot;&quot;;&quot;int&quot;;[.$B3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M$9]);INFO.OBBA.OBBA.OBMAKE(&quot;&quot;;&quot;int&quot;;[.$B3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N$9]);INFO.OBBA.OBBA.OBMAKE(&quot;&quot;;&quot;int&quot;;[.$B3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O$9]);INFO.OBBA.OBBA.OBMAKE(&quot;&quot;;&quot;int&quot;;[.$B35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1">
          <table:table-cell table:style-name="ce14"/>
          <table:table-cell table:style-name="ce32" office:value-type="float" office:value="26">
            <text:p>26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C$9]);INFO.OBBA.OBBA.OBMAKE(&quot;&quot;;&quot;int&quot;;[.$B36]));&quot;getAverage&quot;))" office:value-type="percentage" office:value="0.216250108577458">
            <text:p>21,6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D$9]);INFO.OBBA.OBBA.OBMAKE(&quot;&quot;;&quot;int&quot;;[.$B36]));&quot;getAverage&quot;))" office:value-type="percentage" office:value="0.21590823933022">
            <text:p>21,5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E$9]);INFO.OBBA.OBBA.OBMAKE(&quot;&quot;;&quot;int&quot;;[.$B36]));&quot;getAverage&quot;))" office:value-type="percentage" office:value="0.215467864988929">
            <text:p>21,55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F$9]);INFO.OBBA.OBBA.OBMAKE(&quot;&quot;;&quot;int&quot;;[.$B36]));&quot;getAverage&quot;))" office:value-type="percentage" office:value="0.214903740013833">
            <text:p>21,4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G$9]);INFO.OBBA.OBBA.OBMAKE(&quot;&quot;;&quot;int&quot;;[.$B36]));&quot;getAverage&quot;))" office:value-type="percentage" office:value="0.214185753807313">
            <text:p>21,4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H$9]);INFO.OBBA.OBBA.OBMAKE(&quot;&quot;;&quot;int&quot;;[.$B36]));&quot;getAverage&quot;))" office:value-type="percentage" office:value="0.21327891632213">
            <text:p>21,3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I$9]);INFO.OBBA.OBBA.OBMAKE(&quot;&quot;;&quot;int&quot;;[.$B36]));&quot;getAverage&quot;))" office:value-type="percentage" office:value="0.212144049755526">
            <text:p>21,2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J$9]);INFO.OBBA.OBBA.OBMAKE(&quot;&quot;;&quot;int&quot;;[.$B36]));&quot;getAverage&quot;))" office:value-type="percentage" office:value="0.21073973063188">
            <text:p>21,07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K$9]);INFO.OBBA.OBBA.OBMAKE(&quot;&quot;;&quot;int&quot;;[.$B36]));&quot;getAverage&quot;))" office:value-type="percentage" office:value="0.209026340448667">
            <text:p>20,9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L$9]);INFO.OBBA.OBBA.OBMAKE(&quot;&quot;;&quot;int&quot;;[.$B36]));&quot;getAverage&quot;))" office:value-type="percentage" office:value="0.206973557711724">
            <text:p>20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M$9]);INFO.OBBA.OBBA.OBMAKE(&quot;&quot;;&quot;int&quot;;[.$B36]));&quot;getAverage&quot;))" office:value-type="percentage" office:value="0.204573336807278">
            <text:p>20,46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N$9]);INFO.OBBA.OBBA.OBMAKE(&quot;&quot;;&quot;int&quot;;[.$B36]));&quot;getAverage&quot;))" office:value-type="percentage" office:value="0.201861482513276">
            <text:p>20,1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O$9]);INFO.OBBA.OBBA.OBMAKE(&quot;&quot;;&quot;int&quot;;[.$B36]));&quot;getAverage&quot;))" office:value-type="percentage" office:value="0.198952507314428">
            <text:p>19,9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P$9]);INFO.OBBA.OBBA.OBMAKE(&quot;&quot;;&quot;int&quot;;[.$B36]));&quot;getAverage&quot;))" office:value-type="percentage" office:value="0.196094790767083">
            <text:p>19,6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Q$9]);INFO.OBBA.OBBA.OBMAKE(&quot;&quot;;&quot;int&quot;;[.$B36]));&quot;getAverage&quot;))" office:value-type="percentage" office:value="0.193756492060122">
            <text:p>19,3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R$9]);INFO.OBBA.OBBA.OBMAKE(&quot;&quot;;&quot;int&quot;;[.$B36]));&quot;getAverage&quot;))" office:value-type="percentage" office:value="0.192757699390738">
            <text:p>19,2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S$9]);INFO.OBBA.OBBA.OBMAKE(&quot;&quot;;&quot;int&quot;;[.$B36]));&quot;getAverage&quot;))" office:value-type="percentage" office:value="0.19447165596769">
            <text:p>19,45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T$9]);INFO.OBBA.OBBA.OBMAKE(&quot;&quot;;&quot;int&quot;;[.$B36]));&quot;getAverage&quot;))" office:value-type="percentage" office:value="0.20112862486743">
            <text:p>20,1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U$9]);INFO.OBBA.OBBA.OBMAKE(&quot;&quot;;&quot;int&quot;;[.$B36]));&quot;getAverage&quot;))" office:value-type="percentage" office:value="0.216271544070674">
            <text:p>21,6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V$9]);INFO.OBBA.OBBA.OBMAKE(&quot;&quot;;&quot;int&quot;;[.$B36]));&quot;getAverage&quot;))" office:value-type="percentage" office:value="0.245435235233568">
            <text:p>24,5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W$9]);INFO.OBBA.OBBA.OBMAKE(&quot;&quot;;&quot;int&quot;;[.$B36]));&quot;getAverage&quot;))" office:value-type="percentage" office:value="0.297153660015202">
            <text:p>29,7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X$9]);INFO.OBBA.OBBA.OBMAKE(&quot;&quot;;&quot;int&quot;;[.$B36]));&quot;getAverage&quot;))" office:value-type="percentage" office:value="0.38444700225059">
            <text:p>38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Y$9]);INFO.OBBA.OBBA.OBMAKE(&quot;&quot;;&quot;int&quot;;[.$B36]));&quot;getAverage&quot;))" office:value-type="percentage" office:value="0.527008544015658">
            <text:p>52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Z$9]);INFO.OBBA.OBBA.OBMAKE(&quot;&quot;;&quot;int&quot;;[.$B36]));&quot;getAverage&quot;))" office:value-type="percentage" office:value="0.75440948120174">
            <text:p>75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A$9]);INFO.OBBA.OBBA.OBMAKE(&quot;&quot;;&quot;int&quot;;[.$B36]));&quot;getAverage&quot;))" office:value-type="percentage" office:value="1.11078096475428">
            <text:p>111,0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B$9]);INFO.OBBA.OBBA.OBMAKE(&quot;&quot;;&quot;int&quot;;[.$B36]));&quot;getAverage&quot;))" office:value-type="percentage" office:value="1.66163527522882">
            <text:p>166,16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C$9]);INFO.OBBA.OBBA.OBMAKE(&quot;&quot;;&quot;int&quot;;[.$B3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D$9]);INFO.OBBA.OBBA.OBMAKE(&quot;&quot;;&quot;int&quot;;[.$B3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E$9]);INFO.OBBA.OBBA.OBMAKE(&quot;&quot;;&quot;int&quot;;[.$B3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F$9]);INFO.OBBA.OBBA.OBMAKE(&quot;&quot;;&quot;int&quot;;[.$B3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G$9]);INFO.OBBA.OBBA.OBMAKE(&quot;&quot;;&quot;int&quot;;[.$B3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H$9]);INFO.OBBA.OBBA.OBMAKE(&quot;&quot;;&quot;int&quot;;[.$B3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I$9]);INFO.OBBA.OBBA.OBMAKE(&quot;&quot;;&quot;int&quot;;[.$B3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J$9]);INFO.OBBA.OBBA.OBMAKE(&quot;&quot;;&quot;int&quot;;[.$B3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K$9]);INFO.OBBA.OBBA.OBMAKE(&quot;&quot;;&quot;int&quot;;[.$B3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L$9]);INFO.OBBA.OBBA.OBMAKE(&quot;&quot;;&quot;int&quot;;[.$B3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M$9]);INFO.OBBA.OBBA.OBMAKE(&quot;&quot;;&quot;int&quot;;[.$B3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N$9]);INFO.OBBA.OBBA.OBMAKE(&quot;&quot;;&quot;int&quot;;[.$B3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O$9]);INFO.OBBA.OBBA.OBMAKE(&quot;&quot;;&quot;int&quot;;[.$B36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1">
          <table:table-cell table:style-name="ce14"/>
          <table:table-cell table:style-name="ce32" office:value-type="float" office:value="27">
            <text:p>27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C$9]);INFO.OBBA.OBBA.OBMAKE(&quot;&quot;;&quot;int&quot;;[.$B37]));&quot;getAverage&quot;))" office:value-type="percentage" office:value="0.216514235157067">
            <text:p>21,65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D$9]);INFO.OBBA.OBBA.OBMAKE(&quot;&quot;;&quot;int&quot;;[.$B37]));&quot;getAverage&quot;))" office:value-type="percentage" office:value="0.216250108577458">
            <text:p>21,6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E$9]);INFO.OBBA.OBBA.OBMAKE(&quot;&quot;;&quot;int&quot;;[.$B37]));&quot;getAverage&quot;))" office:value-type="percentage" office:value="0.21590823933022">
            <text:p>21,5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F$9]);INFO.OBBA.OBBA.OBMAKE(&quot;&quot;;&quot;int&quot;;[.$B37]));&quot;getAverage&quot;))" office:value-type="percentage" office:value="0.215467864988929">
            <text:p>21,55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G$9]);INFO.OBBA.OBBA.OBMAKE(&quot;&quot;;&quot;int&quot;;[.$B37]));&quot;getAverage&quot;))" office:value-type="percentage" office:value="0.214903740013833">
            <text:p>21,4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H$9]);INFO.OBBA.OBBA.OBMAKE(&quot;&quot;;&quot;int&quot;;[.$B37]));&quot;getAverage&quot;))" office:value-type="percentage" office:value="0.214185753807313">
            <text:p>21,4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I$9]);INFO.OBBA.OBBA.OBMAKE(&quot;&quot;;&quot;int&quot;;[.$B37]));&quot;getAverage&quot;))" office:value-type="percentage" office:value="0.21327891632213">
            <text:p>21,3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J$9]);INFO.OBBA.OBBA.OBMAKE(&quot;&quot;;&quot;int&quot;;[.$B37]));&quot;getAverage&quot;))" office:value-type="percentage" office:value="0.212144049755526">
            <text:p>21,2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K$9]);INFO.OBBA.OBBA.OBMAKE(&quot;&quot;;&quot;int&quot;;[.$B37]));&quot;getAverage&quot;))" office:value-type="percentage" office:value="0.21073973063188">
            <text:p>21,07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L$9]);INFO.OBBA.OBBA.OBMAKE(&quot;&quot;;&quot;int&quot;;[.$B37]));&quot;getAverage&quot;))" office:value-type="percentage" office:value="0.209026340448667">
            <text:p>20,9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M$9]);INFO.OBBA.OBBA.OBMAKE(&quot;&quot;;&quot;int&quot;;[.$B37]));&quot;getAverage&quot;))" office:value-type="percentage" office:value="0.206973557711724">
            <text:p>20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N$9]);INFO.OBBA.OBBA.OBMAKE(&quot;&quot;;&quot;int&quot;;[.$B37]));&quot;getAverage&quot;))" office:value-type="percentage" office:value="0.204573336807278">
            <text:p>20,46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O$9]);INFO.OBBA.OBBA.OBMAKE(&quot;&quot;;&quot;int&quot;;[.$B37]));&quot;getAverage&quot;))" office:value-type="percentage" office:value="0.201861482513276">
            <text:p>20,1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P$9]);INFO.OBBA.OBBA.OBMAKE(&quot;&quot;;&quot;int&quot;;[.$B37]));&quot;getAverage&quot;))" office:value-type="percentage" office:value="0.198952507314428">
            <text:p>19,9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Q$9]);INFO.OBBA.OBBA.OBMAKE(&quot;&quot;;&quot;int&quot;;[.$B37]));&quot;getAverage&quot;))" office:value-type="percentage" office:value="0.196094790767083">
            <text:p>19,6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R$9]);INFO.OBBA.OBBA.OBMAKE(&quot;&quot;;&quot;int&quot;;[.$B37]));&quot;getAverage&quot;))" office:value-type="percentage" office:value="0.193756492060122">
            <text:p>19,3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S$9]);INFO.OBBA.OBBA.OBMAKE(&quot;&quot;;&quot;int&quot;;[.$B37]));&quot;getAverage&quot;))" office:value-type="percentage" office:value="0.192757699390738">
            <text:p>19,2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T$9]);INFO.OBBA.OBBA.OBMAKE(&quot;&quot;;&quot;int&quot;;[.$B37]));&quot;getAverage&quot;))" office:value-type="percentage" office:value="0.19447165596769">
            <text:p>19,45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U$9]);INFO.OBBA.OBBA.OBMAKE(&quot;&quot;;&quot;int&quot;;[.$B37]));&quot;getAverage&quot;))" office:value-type="percentage" office:value="0.20112862486743">
            <text:p>20,1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V$9]);INFO.OBBA.OBBA.OBMAKE(&quot;&quot;;&quot;int&quot;;[.$B37]));&quot;getAverage&quot;))" office:value-type="percentage" office:value="0.216271544070674">
            <text:p>21,6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W$9]);INFO.OBBA.OBBA.OBMAKE(&quot;&quot;;&quot;int&quot;;[.$B37]));&quot;getAverage&quot;))" office:value-type="percentage" office:value="0.245435235233568">
            <text:p>24,5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X$9]);INFO.OBBA.OBBA.OBMAKE(&quot;&quot;;&quot;int&quot;;[.$B37]));&quot;getAverage&quot;))" office:value-type="percentage" office:value="0.297153660015202">
            <text:p>29,7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Y$9]);INFO.OBBA.OBBA.OBMAKE(&quot;&quot;;&quot;int&quot;;[.$B37]));&quot;getAverage&quot;))" office:value-type="percentage" office:value="0.38444700225059">
            <text:p>38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Z$9]);INFO.OBBA.OBBA.OBMAKE(&quot;&quot;;&quot;int&quot;;[.$B37]));&quot;getAverage&quot;))" office:value-type="percentage" office:value="0.527008544015658">
            <text:p>52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A$9]);INFO.OBBA.OBBA.OBMAKE(&quot;&quot;;&quot;int&quot;;[.$B37]));&quot;getAverage&quot;))" office:value-type="percentage" office:value="0.75440948120174">
            <text:p>75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B$9]);INFO.OBBA.OBBA.OBMAKE(&quot;&quot;;&quot;int&quot;;[.$B37]));&quot;getAverage&quot;))" office:value-type="percentage" office:value="1.11078096475428">
            <text:p>111,0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C$9]);INFO.OBBA.OBBA.OBMAKE(&quot;&quot;;&quot;int&quot;;[.$B37]));&quot;getAverage&quot;))" office:value-type="percentage" office:value="1.66163527522882">
            <text:p>166,16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D$9]);INFO.OBBA.OBBA.OBMAKE(&quot;&quot;;&quot;int&quot;;[.$B37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E$9]);INFO.OBBA.OBBA.OBMAKE(&quot;&quot;;&quot;int&quot;;[.$B37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F$9]);INFO.OBBA.OBBA.OBMAKE(&quot;&quot;;&quot;int&quot;;[.$B37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G$9]);INFO.OBBA.OBBA.OBMAKE(&quot;&quot;;&quot;int&quot;;[.$B37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H$9]);INFO.OBBA.OBBA.OBMAKE(&quot;&quot;;&quot;int&quot;;[.$B37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I$9]);INFO.OBBA.OBBA.OBMAKE(&quot;&quot;;&quot;int&quot;;[.$B37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J$9]);INFO.OBBA.OBBA.OBMAKE(&quot;&quot;;&quot;int&quot;;[.$B37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K$9]);INFO.OBBA.OBBA.OBMAKE(&quot;&quot;;&quot;int&quot;;[.$B37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L$9]);INFO.OBBA.OBBA.OBMAKE(&quot;&quot;;&quot;int&quot;;[.$B37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M$9]);INFO.OBBA.OBBA.OBMAKE(&quot;&quot;;&quot;int&quot;;[.$B37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N$9]);INFO.OBBA.OBBA.OBMAKE(&quot;&quot;;&quot;int&quot;;[.$B37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O$9]);INFO.OBBA.OBBA.OBMAKE(&quot;&quot;;&quot;int&quot;;[.$B37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1">
          <table:table-cell table:style-name="ce14"/>
          <table:table-cell table:style-name="ce32" office:value-type="float" office:value="28">
            <text:p>28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C$9]);INFO.OBBA.OBBA.OBMAKE(&quot;&quot;;&quot;int&quot;;[.$B38]));&quot;getAverage&quot;))" office:value-type="percentage" office:value="0.216717442837085">
            <text:p>21,67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D$9]);INFO.OBBA.OBBA.OBMAKE(&quot;&quot;;&quot;int&quot;;[.$B38]));&quot;getAverage&quot;))" office:value-type="percentage" office:value="0.216514235157067">
            <text:p>21,65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E$9]);INFO.OBBA.OBBA.OBMAKE(&quot;&quot;;&quot;int&quot;;[.$B38]));&quot;getAverage&quot;))" office:value-type="percentage" office:value="0.216250108577458">
            <text:p>21,6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F$9]);INFO.OBBA.OBBA.OBMAKE(&quot;&quot;;&quot;int&quot;;[.$B38]));&quot;getAverage&quot;))" office:value-type="percentage" office:value="0.21590823933022">
            <text:p>21,5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G$9]);INFO.OBBA.OBBA.OBMAKE(&quot;&quot;;&quot;int&quot;;[.$B38]));&quot;getAverage&quot;))" office:value-type="percentage" office:value="0.215467864988929">
            <text:p>21,55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H$9]);INFO.OBBA.OBBA.OBMAKE(&quot;&quot;;&quot;int&quot;;[.$B38]));&quot;getAverage&quot;))" office:value-type="percentage" office:value="0.214903740013833">
            <text:p>21,4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I$9]);INFO.OBBA.OBBA.OBMAKE(&quot;&quot;;&quot;int&quot;;[.$B38]));&quot;getAverage&quot;))" office:value-type="percentage" office:value="0.214185753807313">
            <text:p>21,4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J$9]);INFO.OBBA.OBBA.OBMAKE(&quot;&quot;;&quot;int&quot;;[.$B38]));&quot;getAverage&quot;))" office:value-type="percentage" office:value="0.21327891632213">
            <text:p>21,3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K$9]);INFO.OBBA.OBBA.OBMAKE(&quot;&quot;;&quot;int&quot;;[.$B38]));&quot;getAverage&quot;))" office:value-type="percentage" office:value="0.212144049755526">
            <text:p>21,2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L$9]);INFO.OBBA.OBBA.OBMAKE(&quot;&quot;;&quot;int&quot;;[.$B38]));&quot;getAverage&quot;))" office:value-type="percentage" office:value="0.21073973063188">
            <text:p>21,07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M$9]);INFO.OBBA.OBBA.OBMAKE(&quot;&quot;;&quot;int&quot;;[.$B38]));&quot;getAverage&quot;))" office:value-type="percentage" office:value="0.209026340448667">
            <text:p>20,9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N$9]);INFO.OBBA.OBBA.OBMAKE(&quot;&quot;;&quot;int&quot;;[.$B38]));&quot;getAverage&quot;))" office:value-type="percentage" office:value="0.206973557711724">
            <text:p>20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O$9]);INFO.OBBA.OBBA.OBMAKE(&quot;&quot;;&quot;int&quot;;[.$B38]));&quot;getAverage&quot;))" office:value-type="percentage" office:value="0.204573336807278">
            <text:p>20,46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P$9]);INFO.OBBA.OBBA.OBMAKE(&quot;&quot;;&quot;int&quot;;[.$B38]));&quot;getAverage&quot;))" office:value-type="percentage" office:value="0.201861482513276">
            <text:p>20,1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Q$9]);INFO.OBBA.OBBA.OBMAKE(&quot;&quot;;&quot;int&quot;;[.$B38]));&quot;getAverage&quot;))" office:value-type="percentage" office:value="0.198952507314428">
            <text:p>19,9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R$9]);INFO.OBBA.OBBA.OBMAKE(&quot;&quot;;&quot;int&quot;;[.$B38]));&quot;getAverage&quot;))" office:value-type="percentage" office:value="0.196094790767083">
            <text:p>19,6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S$9]);INFO.OBBA.OBBA.OBMAKE(&quot;&quot;;&quot;int&quot;;[.$B38]));&quot;getAverage&quot;))" office:value-type="percentage" office:value="0.193756492060122">
            <text:p>19,3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T$9]);INFO.OBBA.OBBA.OBMAKE(&quot;&quot;;&quot;int&quot;;[.$B38]));&quot;getAverage&quot;))" office:value-type="percentage" office:value="0.192757699390738">
            <text:p>19,2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U$9]);INFO.OBBA.OBBA.OBMAKE(&quot;&quot;;&quot;int&quot;;[.$B38]));&quot;getAverage&quot;))" office:value-type="percentage" office:value="0.19447165596769">
            <text:p>19,45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V$9]);INFO.OBBA.OBBA.OBMAKE(&quot;&quot;;&quot;int&quot;;[.$B38]));&quot;getAverage&quot;))" office:value-type="percentage" office:value="0.20112862486743">
            <text:p>20,1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W$9]);INFO.OBBA.OBBA.OBMAKE(&quot;&quot;;&quot;int&quot;;[.$B38]));&quot;getAverage&quot;))" office:value-type="percentage" office:value="0.216271544070674">
            <text:p>21,6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X$9]);INFO.OBBA.OBBA.OBMAKE(&quot;&quot;;&quot;int&quot;;[.$B38]));&quot;getAverage&quot;))" office:value-type="percentage" office:value="0.245435235233568">
            <text:p>24,5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Y$9]);INFO.OBBA.OBBA.OBMAKE(&quot;&quot;;&quot;int&quot;;[.$B38]));&quot;getAverage&quot;))" office:value-type="percentage" office:value="0.297153660015202">
            <text:p>29,7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Z$9]);INFO.OBBA.OBBA.OBMAKE(&quot;&quot;;&quot;int&quot;;[.$B38]));&quot;getAverage&quot;))" office:value-type="percentage" office:value="0.38444700225059">
            <text:p>38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A$9]);INFO.OBBA.OBBA.OBMAKE(&quot;&quot;;&quot;int&quot;;[.$B38]));&quot;getAverage&quot;))" office:value-type="percentage" office:value="0.527008544015658">
            <text:p>52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B$9]);INFO.OBBA.OBBA.OBMAKE(&quot;&quot;;&quot;int&quot;;[.$B38]));&quot;getAverage&quot;))" office:value-type="percentage" office:value="0.75440948120174">
            <text:p>75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C$9]);INFO.OBBA.OBBA.OBMAKE(&quot;&quot;;&quot;int&quot;;[.$B38]));&quot;getAverage&quot;))" office:value-type="percentage" office:value="1.11078096475428">
            <text:p>111,0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D$9]);INFO.OBBA.OBBA.OBMAKE(&quot;&quot;;&quot;int&quot;;[.$B38]));&quot;getAverage&quot;))" office:value-type="percentage" office:value="1.66163527522882">
            <text:p>166,16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E$9]);INFO.OBBA.OBBA.OBMAKE(&quot;&quot;;&quot;int&quot;;[.$B38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F$9]);INFO.OBBA.OBBA.OBMAKE(&quot;&quot;;&quot;int&quot;;[.$B38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G$9]);INFO.OBBA.OBBA.OBMAKE(&quot;&quot;;&quot;int&quot;;[.$B38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H$9]);INFO.OBBA.OBBA.OBMAKE(&quot;&quot;;&quot;int&quot;;[.$B38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I$9]);INFO.OBBA.OBBA.OBMAKE(&quot;&quot;;&quot;int&quot;;[.$B38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J$9]);INFO.OBBA.OBBA.OBMAKE(&quot;&quot;;&quot;int&quot;;[.$B38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K$9]);INFO.OBBA.OBBA.OBMAKE(&quot;&quot;;&quot;int&quot;;[.$B38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L$9]);INFO.OBBA.OBBA.OBMAKE(&quot;&quot;;&quot;int&quot;;[.$B38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M$9]);INFO.OBBA.OBBA.OBMAKE(&quot;&quot;;&quot;int&quot;;[.$B38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N$9]);INFO.OBBA.OBBA.OBMAKE(&quot;&quot;;&quot;int&quot;;[.$B38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O$9]);INFO.OBBA.OBBA.OBMAKE(&quot;&quot;;&quot;int&quot;;[.$B38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1">
          <table:table-cell table:style-name="ce14"/>
          <table:table-cell table:style-name="ce32" office:value-type="float" office:value="29">
            <text:p>29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C$9]);INFO.OBBA.OBBA.OBMAKE(&quot;&quot;;&quot;int&quot;;[.$B39]));&quot;getAverage&quot;))" office:value-type="percentage" office:value="0.216873204128797">
            <text:p>21,6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D$9]);INFO.OBBA.OBBA.OBMAKE(&quot;&quot;;&quot;int&quot;;[.$B39]));&quot;getAverage&quot;))" office:value-type="percentage" office:value="0.216717442837085">
            <text:p>21,67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E$9]);INFO.OBBA.OBBA.OBMAKE(&quot;&quot;;&quot;int&quot;;[.$B39]));&quot;getAverage&quot;))" office:value-type="percentage" office:value="0.216514235157067">
            <text:p>21,65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F$9]);INFO.OBBA.OBBA.OBMAKE(&quot;&quot;;&quot;int&quot;;[.$B39]));&quot;getAverage&quot;))" office:value-type="percentage" office:value="0.216250108577458">
            <text:p>21,6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G$9]);INFO.OBBA.OBBA.OBMAKE(&quot;&quot;;&quot;int&quot;;[.$B39]));&quot;getAverage&quot;))" office:value-type="percentage" office:value="0.21590823933022">
            <text:p>21,5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H$9]);INFO.OBBA.OBBA.OBMAKE(&quot;&quot;;&quot;int&quot;;[.$B39]));&quot;getAverage&quot;))" office:value-type="percentage" office:value="0.215467864988929">
            <text:p>21,55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I$9]);INFO.OBBA.OBBA.OBMAKE(&quot;&quot;;&quot;int&quot;;[.$B39]));&quot;getAverage&quot;))" office:value-type="percentage" office:value="0.214903740013833">
            <text:p>21,4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J$9]);INFO.OBBA.OBBA.OBMAKE(&quot;&quot;;&quot;int&quot;;[.$B39]));&quot;getAverage&quot;))" office:value-type="percentage" office:value="0.214185753807313">
            <text:p>21,4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K$9]);INFO.OBBA.OBBA.OBMAKE(&quot;&quot;;&quot;int&quot;;[.$B39]));&quot;getAverage&quot;))" office:value-type="percentage" office:value="0.21327891632213">
            <text:p>21,3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L$9]);INFO.OBBA.OBBA.OBMAKE(&quot;&quot;;&quot;int&quot;;[.$B39]));&quot;getAverage&quot;))" office:value-type="percentage" office:value="0.212144049755526">
            <text:p>21,2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M$9]);INFO.OBBA.OBBA.OBMAKE(&quot;&quot;;&quot;int&quot;;[.$B39]));&quot;getAverage&quot;))" office:value-type="percentage" office:value="0.21073973063188">
            <text:p>21,07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N$9]);INFO.OBBA.OBBA.OBMAKE(&quot;&quot;;&quot;int&quot;;[.$B39]));&quot;getAverage&quot;))" office:value-type="percentage" office:value="0.209026340448667">
            <text:p>20,9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O$9]);INFO.OBBA.OBBA.OBMAKE(&quot;&quot;;&quot;int&quot;;[.$B39]));&quot;getAverage&quot;))" office:value-type="percentage" office:value="0.206973557711724">
            <text:p>20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P$9]);INFO.OBBA.OBBA.OBMAKE(&quot;&quot;;&quot;int&quot;;[.$B39]));&quot;getAverage&quot;))" office:value-type="percentage" office:value="0.204573336807278">
            <text:p>20,46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Q$9]);INFO.OBBA.OBBA.OBMAKE(&quot;&quot;;&quot;int&quot;;[.$B39]));&quot;getAverage&quot;))" office:value-type="percentage" office:value="0.201861482513276">
            <text:p>20,1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R$9]);INFO.OBBA.OBBA.OBMAKE(&quot;&quot;;&quot;int&quot;;[.$B39]));&quot;getAverage&quot;))" office:value-type="percentage" office:value="0.198952507314428">
            <text:p>19,9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S$9]);INFO.OBBA.OBBA.OBMAKE(&quot;&quot;;&quot;int&quot;;[.$B39]));&quot;getAverage&quot;))" office:value-type="percentage" office:value="0.196094790767083">
            <text:p>19,6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T$9]);INFO.OBBA.OBBA.OBMAKE(&quot;&quot;;&quot;int&quot;;[.$B39]));&quot;getAverage&quot;))" office:value-type="percentage" office:value="0.193756492060122">
            <text:p>19,3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U$9]);INFO.OBBA.OBBA.OBMAKE(&quot;&quot;;&quot;int&quot;;[.$B39]));&quot;getAverage&quot;))" office:value-type="percentage" office:value="0.192757699390738">
            <text:p>19,2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V$9]);INFO.OBBA.OBBA.OBMAKE(&quot;&quot;;&quot;int&quot;;[.$B39]));&quot;getAverage&quot;))" office:value-type="percentage" office:value="0.19447165596769">
            <text:p>19,45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W$9]);INFO.OBBA.OBBA.OBMAKE(&quot;&quot;;&quot;int&quot;;[.$B39]));&quot;getAverage&quot;))" office:value-type="percentage" office:value="0.20112862486743">
            <text:p>20,1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X$9]);INFO.OBBA.OBBA.OBMAKE(&quot;&quot;;&quot;int&quot;;[.$B39]));&quot;getAverage&quot;))" office:value-type="percentage" office:value="0.216271544070674">
            <text:p>21,6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Y$9]);INFO.OBBA.OBBA.OBMAKE(&quot;&quot;;&quot;int&quot;;[.$B39]));&quot;getAverage&quot;))" office:value-type="percentage" office:value="0.245435235233568">
            <text:p>24,5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Z$9]);INFO.OBBA.OBBA.OBMAKE(&quot;&quot;;&quot;int&quot;;[.$B39]));&quot;getAverage&quot;))" office:value-type="percentage" office:value="0.297153660015202">
            <text:p>29,7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A$9]);INFO.OBBA.OBBA.OBMAKE(&quot;&quot;;&quot;int&quot;;[.$B39]));&quot;getAverage&quot;))" office:value-type="percentage" office:value="0.38444700225059">
            <text:p>38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B$9]);INFO.OBBA.OBBA.OBMAKE(&quot;&quot;;&quot;int&quot;;[.$B39]));&quot;getAverage&quot;))" office:value-type="percentage" office:value="0.527008544015658">
            <text:p>52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C$9]);INFO.OBBA.OBBA.OBMAKE(&quot;&quot;;&quot;int&quot;;[.$B39]));&quot;getAverage&quot;))" office:value-type="percentage" office:value="0.75440948120174">
            <text:p>75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D$9]);INFO.OBBA.OBBA.OBMAKE(&quot;&quot;;&quot;int&quot;;[.$B39]));&quot;getAverage&quot;))" office:value-type="percentage" office:value="1.11078096475428">
            <text:p>111,0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E$9]);INFO.OBBA.OBBA.OBMAKE(&quot;&quot;;&quot;int&quot;;[.$B39]));&quot;getAverage&quot;))" office:value-type="percentage" office:value="1.66163527522882">
            <text:p>166,16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F$9]);INFO.OBBA.OBBA.OBMAKE(&quot;&quot;;&quot;int&quot;;[.$B39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G$9]);INFO.OBBA.OBBA.OBMAKE(&quot;&quot;;&quot;int&quot;;[.$B39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H$9]);INFO.OBBA.OBBA.OBMAKE(&quot;&quot;;&quot;int&quot;;[.$B39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I$9]);INFO.OBBA.OBBA.OBMAKE(&quot;&quot;;&quot;int&quot;;[.$B39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J$9]);INFO.OBBA.OBBA.OBMAKE(&quot;&quot;;&quot;int&quot;;[.$B39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K$9]);INFO.OBBA.OBBA.OBMAKE(&quot;&quot;;&quot;int&quot;;[.$B39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L$9]);INFO.OBBA.OBBA.OBMAKE(&quot;&quot;;&quot;int&quot;;[.$B39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M$9]);INFO.OBBA.OBBA.OBMAKE(&quot;&quot;;&quot;int&quot;;[.$B39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N$9]);INFO.OBBA.OBBA.OBMAKE(&quot;&quot;;&quot;int&quot;;[.$B39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O$9]);INFO.OBBA.OBBA.OBMAKE(&quot;&quot;;&quot;int&quot;;[.$B39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1">
          <table:table-cell table:style-name="ce14"/>
          <table:table-cell table:style-name="ce32" office:value-type="float" office:value="30">
            <text:p>30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C$9]);INFO.OBBA.OBBA.OBMAKE(&quot;&quot;;&quot;int&quot;;[.$B40]));&quot;getAverage&quot;))" office:value-type="percentage" office:value="0.216992204903315">
            <text:p>21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D$9]);INFO.OBBA.OBBA.OBMAKE(&quot;&quot;;&quot;int&quot;;[.$B40]));&quot;getAverage&quot;))" office:value-type="percentage" office:value="0.216873204128797">
            <text:p>21,6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E$9]);INFO.OBBA.OBBA.OBMAKE(&quot;&quot;;&quot;int&quot;;[.$B40]));&quot;getAverage&quot;))" office:value-type="percentage" office:value="0.216717442837085">
            <text:p>21,67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F$9]);INFO.OBBA.OBBA.OBMAKE(&quot;&quot;;&quot;int&quot;;[.$B40]));&quot;getAverage&quot;))" office:value-type="percentage" office:value="0.216514235157067">
            <text:p>21,65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G$9]);INFO.OBBA.OBBA.OBMAKE(&quot;&quot;;&quot;int&quot;;[.$B40]));&quot;getAverage&quot;))" office:value-type="percentage" office:value="0.216250108577458">
            <text:p>21,6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H$9]);INFO.OBBA.OBBA.OBMAKE(&quot;&quot;;&quot;int&quot;;[.$B40]));&quot;getAverage&quot;))" office:value-type="percentage" office:value="0.21590823933022">
            <text:p>21,5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I$9]);INFO.OBBA.OBBA.OBMAKE(&quot;&quot;;&quot;int&quot;;[.$B40]));&quot;getAverage&quot;))" office:value-type="percentage" office:value="0.215467864988929">
            <text:p>21,55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J$9]);INFO.OBBA.OBBA.OBMAKE(&quot;&quot;;&quot;int&quot;;[.$B40]));&quot;getAverage&quot;))" office:value-type="percentage" office:value="0.214903740013833">
            <text:p>21,4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K$9]);INFO.OBBA.OBBA.OBMAKE(&quot;&quot;;&quot;int&quot;;[.$B40]));&quot;getAverage&quot;))" office:value-type="percentage" office:value="0.214185753807313">
            <text:p>21,4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L$9]);INFO.OBBA.OBBA.OBMAKE(&quot;&quot;;&quot;int&quot;;[.$B40]));&quot;getAverage&quot;))" office:value-type="percentage" office:value="0.21327891632213">
            <text:p>21,3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M$9]);INFO.OBBA.OBBA.OBMAKE(&quot;&quot;;&quot;int&quot;;[.$B40]));&quot;getAverage&quot;))" office:value-type="percentage" office:value="0.212144049755526">
            <text:p>21,2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N$9]);INFO.OBBA.OBBA.OBMAKE(&quot;&quot;;&quot;int&quot;;[.$B40]));&quot;getAverage&quot;))" office:value-type="percentage" office:value="0.21073973063188">
            <text:p>21,07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O$9]);INFO.OBBA.OBBA.OBMAKE(&quot;&quot;;&quot;int&quot;;[.$B40]));&quot;getAverage&quot;))" office:value-type="percentage" office:value="0.209026340448667">
            <text:p>20,9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P$9]);INFO.OBBA.OBBA.OBMAKE(&quot;&quot;;&quot;int&quot;;[.$B40]));&quot;getAverage&quot;))" office:value-type="percentage" office:value="0.206973557711724">
            <text:p>20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Q$9]);INFO.OBBA.OBBA.OBMAKE(&quot;&quot;;&quot;int&quot;;[.$B40]));&quot;getAverage&quot;))" office:value-type="percentage" office:value="0.204573336807278">
            <text:p>20,46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R$9]);INFO.OBBA.OBBA.OBMAKE(&quot;&quot;;&quot;int&quot;;[.$B40]));&quot;getAverage&quot;))" office:value-type="percentage" office:value="0.201861482513276">
            <text:p>20,1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S$9]);INFO.OBBA.OBBA.OBMAKE(&quot;&quot;;&quot;int&quot;;[.$B40]));&quot;getAverage&quot;))" office:value-type="percentage" office:value="0.198952507314428">
            <text:p>19,9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T$9]);INFO.OBBA.OBBA.OBMAKE(&quot;&quot;;&quot;int&quot;;[.$B40]));&quot;getAverage&quot;))" office:value-type="percentage" office:value="0.196094790767083">
            <text:p>19,6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U$9]);INFO.OBBA.OBBA.OBMAKE(&quot;&quot;;&quot;int&quot;;[.$B40]));&quot;getAverage&quot;))" office:value-type="percentage" office:value="0.193756492060122">
            <text:p>19,3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V$9]);INFO.OBBA.OBBA.OBMAKE(&quot;&quot;;&quot;int&quot;;[.$B40]));&quot;getAverage&quot;))" office:value-type="percentage" office:value="0.192757699390738">
            <text:p>19,2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W$9]);INFO.OBBA.OBBA.OBMAKE(&quot;&quot;;&quot;int&quot;;[.$B40]));&quot;getAverage&quot;))" office:value-type="percentage" office:value="0.19447165596769">
            <text:p>19,45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X$9]);INFO.OBBA.OBBA.OBMAKE(&quot;&quot;;&quot;int&quot;;[.$B40]));&quot;getAverage&quot;))" office:value-type="percentage" office:value="0.20112862486743">
            <text:p>20,1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Y$9]);INFO.OBBA.OBBA.OBMAKE(&quot;&quot;;&quot;int&quot;;[.$B40]));&quot;getAverage&quot;))" office:value-type="percentage" office:value="0.216271544070674">
            <text:p>21,6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Z$9]);INFO.OBBA.OBBA.OBMAKE(&quot;&quot;;&quot;int&quot;;[.$B40]));&quot;getAverage&quot;))" office:value-type="percentage" office:value="0.245435235233568">
            <text:p>24,5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A$9]);INFO.OBBA.OBBA.OBMAKE(&quot;&quot;;&quot;int&quot;;[.$B40]));&quot;getAverage&quot;))" office:value-type="percentage" office:value="0.297153660015202">
            <text:p>29,7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B$9]);INFO.OBBA.OBBA.OBMAKE(&quot;&quot;;&quot;int&quot;;[.$B40]));&quot;getAverage&quot;))" office:value-type="percentage" office:value="0.38444700225059">
            <text:p>38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C$9]);INFO.OBBA.OBBA.OBMAKE(&quot;&quot;;&quot;int&quot;;[.$B40]));&quot;getAverage&quot;))" office:value-type="percentage" office:value="0.527008544015658">
            <text:p>52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D$9]);INFO.OBBA.OBBA.OBMAKE(&quot;&quot;;&quot;int&quot;;[.$B40]));&quot;getAverage&quot;))" office:value-type="percentage" office:value="0.75440948120174">
            <text:p>75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E$9]);INFO.OBBA.OBBA.OBMAKE(&quot;&quot;;&quot;int&quot;;[.$B40]));&quot;getAverage&quot;))" office:value-type="percentage" office:value="1.11078096475428">
            <text:p>111,0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F$9]);INFO.OBBA.OBBA.OBMAKE(&quot;&quot;;&quot;int&quot;;[.$B40]));&quot;getAverage&quot;))" office:value-type="percentage" office:value="1.66163527522882">
            <text:p>166,16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G$9]);INFO.OBBA.OBBA.OBMAKE(&quot;&quot;;&quot;int&quot;;[.$B4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H$9]);INFO.OBBA.OBBA.OBMAKE(&quot;&quot;;&quot;int&quot;;[.$B4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I$9]);INFO.OBBA.OBBA.OBMAKE(&quot;&quot;;&quot;int&quot;;[.$B4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J$9]);INFO.OBBA.OBBA.OBMAKE(&quot;&quot;;&quot;int&quot;;[.$B4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K$9]);INFO.OBBA.OBBA.OBMAKE(&quot;&quot;;&quot;int&quot;;[.$B4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L$9]);INFO.OBBA.OBBA.OBMAKE(&quot;&quot;;&quot;int&quot;;[.$B4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M$9]);INFO.OBBA.OBBA.OBMAKE(&quot;&quot;;&quot;int&quot;;[.$B4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N$9]);INFO.OBBA.OBBA.OBMAKE(&quot;&quot;;&quot;int&quot;;[.$B40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O$9]);INFO.OBBA.OBBA.OBMAKE(&quot;&quot;;&quot;int&quot;;[.$B40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1">
          <table:table-cell table:style-name="ce14"/>
          <table:table-cell table:style-name="ce32" office:value-type="float" office:value="31">
            <text:p>31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C$9]);INFO.OBBA.OBBA.OBMAKE(&quot;&quot;;&quot;int&quot;;[.$B41]));&quot;getAverage&quot;))" office:value-type="percentage" office:value="0.21708285365699">
            <text:p>21,7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D$9]);INFO.OBBA.OBBA.OBMAKE(&quot;&quot;;&quot;int&quot;;[.$B41]));&quot;getAverage&quot;))" office:value-type="percentage" office:value="0.216992204903315">
            <text:p>21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E$9]);INFO.OBBA.OBBA.OBMAKE(&quot;&quot;;&quot;int&quot;;[.$B41]));&quot;getAverage&quot;))" office:value-type="percentage" office:value="0.216873204128797">
            <text:p>21,6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F$9]);INFO.OBBA.OBBA.OBMAKE(&quot;&quot;;&quot;int&quot;;[.$B41]));&quot;getAverage&quot;))" office:value-type="percentage" office:value="0.216717442837085">
            <text:p>21,67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G$9]);INFO.OBBA.OBBA.OBMAKE(&quot;&quot;;&quot;int&quot;;[.$B41]));&quot;getAverage&quot;))" office:value-type="percentage" office:value="0.216514235157067">
            <text:p>21,65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H$9]);INFO.OBBA.OBBA.OBMAKE(&quot;&quot;;&quot;int&quot;;[.$B41]));&quot;getAverage&quot;))" office:value-type="percentage" office:value="0.216250108577458">
            <text:p>21,6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I$9]);INFO.OBBA.OBBA.OBMAKE(&quot;&quot;;&quot;int&quot;;[.$B41]));&quot;getAverage&quot;))" office:value-type="percentage" office:value="0.21590823933022">
            <text:p>21,5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J$9]);INFO.OBBA.OBBA.OBMAKE(&quot;&quot;;&quot;int&quot;;[.$B41]));&quot;getAverage&quot;))" office:value-type="percentage" office:value="0.215467864988929">
            <text:p>21,55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K$9]);INFO.OBBA.OBBA.OBMAKE(&quot;&quot;;&quot;int&quot;;[.$B41]));&quot;getAverage&quot;))" office:value-type="percentage" office:value="0.214903740013833">
            <text:p>21,4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L$9]);INFO.OBBA.OBBA.OBMAKE(&quot;&quot;;&quot;int&quot;;[.$B41]));&quot;getAverage&quot;))" office:value-type="percentage" office:value="0.214185753807313">
            <text:p>21,4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M$9]);INFO.OBBA.OBBA.OBMAKE(&quot;&quot;;&quot;int&quot;;[.$B41]));&quot;getAverage&quot;))" office:value-type="percentage" office:value="0.21327891632213">
            <text:p>21,3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N$9]);INFO.OBBA.OBBA.OBMAKE(&quot;&quot;;&quot;int&quot;;[.$B41]));&quot;getAverage&quot;))" office:value-type="percentage" office:value="0.212144049755526">
            <text:p>21,2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O$9]);INFO.OBBA.OBBA.OBMAKE(&quot;&quot;;&quot;int&quot;;[.$B41]));&quot;getAverage&quot;))" office:value-type="percentage" office:value="0.21073973063188">
            <text:p>21,07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P$9]);INFO.OBBA.OBBA.OBMAKE(&quot;&quot;;&quot;int&quot;;[.$B41]));&quot;getAverage&quot;))" office:value-type="percentage" office:value="0.209026340448667">
            <text:p>20,9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Q$9]);INFO.OBBA.OBBA.OBMAKE(&quot;&quot;;&quot;int&quot;;[.$B41]));&quot;getAverage&quot;))" office:value-type="percentage" office:value="0.206973557711724">
            <text:p>20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R$9]);INFO.OBBA.OBBA.OBMAKE(&quot;&quot;;&quot;int&quot;;[.$B41]));&quot;getAverage&quot;))" office:value-type="percentage" office:value="0.204573336807278">
            <text:p>20,46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S$9]);INFO.OBBA.OBBA.OBMAKE(&quot;&quot;;&quot;int&quot;;[.$B41]));&quot;getAverage&quot;))" office:value-type="percentage" office:value="0.201861482513276">
            <text:p>20,1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T$9]);INFO.OBBA.OBBA.OBMAKE(&quot;&quot;;&quot;int&quot;;[.$B41]));&quot;getAverage&quot;))" office:value-type="percentage" office:value="0.198952507314428">
            <text:p>19,9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U$9]);INFO.OBBA.OBBA.OBMAKE(&quot;&quot;;&quot;int&quot;;[.$B41]));&quot;getAverage&quot;))" office:value-type="percentage" office:value="0.196094790767083">
            <text:p>19,6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V$9]);INFO.OBBA.OBBA.OBMAKE(&quot;&quot;;&quot;int&quot;;[.$B41]));&quot;getAverage&quot;))" office:value-type="percentage" office:value="0.193756492060122">
            <text:p>19,3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W$9]);INFO.OBBA.OBBA.OBMAKE(&quot;&quot;;&quot;int&quot;;[.$B41]));&quot;getAverage&quot;))" office:value-type="percentage" office:value="0.192757699390738">
            <text:p>19,2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X$9]);INFO.OBBA.OBBA.OBMAKE(&quot;&quot;;&quot;int&quot;;[.$B41]));&quot;getAverage&quot;))" office:value-type="percentage" office:value="0.19447165596769">
            <text:p>19,45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Y$9]);INFO.OBBA.OBBA.OBMAKE(&quot;&quot;;&quot;int&quot;;[.$B41]));&quot;getAverage&quot;))" office:value-type="percentage" office:value="0.20112862486743">
            <text:p>20,1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Z$9]);INFO.OBBA.OBBA.OBMAKE(&quot;&quot;;&quot;int&quot;;[.$B41]));&quot;getAverage&quot;))" office:value-type="percentage" office:value="0.216271544070674">
            <text:p>21,6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A$9]);INFO.OBBA.OBBA.OBMAKE(&quot;&quot;;&quot;int&quot;;[.$B41]));&quot;getAverage&quot;))" office:value-type="percentage" office:value="0.245435235233568">
            <text:p>24,5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B$9]);INFO.OBBA.OBBA.OBMAKE(&quot;&quot;;&quot;int&quot;;[.$B41]));&quot;getAverage&quot;))" office:value-type="percentage" office:value="0.297153660015202">
            <text:p>29,7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C$9]);INFO.OBBA.OBBA.OBMAKE(&quot;&quot;;&quot;int&quot;;[.$B41]));&quot;getAverage&quot;))" office:value-type="percentage" office:value="0.38444700225059">
            <text:p>38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D$9]);INFO.OBBA.OBBA.OBMAKE(&quot;&quot;;&quot;int&quot;;[.$B41]));&quot;getAverage&quot;))" office:value-type="percentage" office:value="0.527008544015658">
            <text:p>52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E$9]);INFO.OBBA.OBBA.OBMAKE(&quot;&quot;;&quot;int&quot;;[.$B41]));&quot;getAverage&quot;))" office:value-type="percentage" office:value="0.75440948120174">
            <text:p>75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F$9]);INFO.OBBA.OBBA.OBMAKE(&quot;&quot;;&quot;int&quot;;[.$B41]));&quot;getAverage&quot;))" office:value-type="percentage" office:value="1.11078096475428">
            <text:p>111,0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G$9]);INFO.OBBA.OBBA.OBMAKE(&quot;&quot;;&quot;int&quot;;[.$B41]));&quot;getAverage&quot;))" office:value-type="percentage" office:value="1.66163527522882">
            <text:p>166,16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H$9]);INFO.OBBA.OBBA.OBMAKE(&quot;&quot;;&quot;int&quot;;[.$B4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I$9]);INFO.OBBA.OBBA.OBMAKE(&quot;&quot;;&quot;int&quot;;[.$B4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J$9]);INFO.OBBA.OBBA.OBMAKE(&quot;&quot;;&quot;int&quot;;[.$B4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K$9]);INFO.OBBA.OBBA.OBMAKE(&quot;&quot;;&quot;int&quot;;[.$B4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L$9]);INFO.OBBA.OBBA.OBMAKE(&quot;&quot;;&quot;int&quot;;[.$B4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M$9]);INFO.OBBA.OBBA.OBMAKE(&quot;&quot;;&quot;int&quot;;[.$B4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N$9]);INFO.OBBA.OBBA.OBMAKE(&quot;&quot;;&quot;int&quot;;[.$B41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O$9]);INFO.OBBA.OBBA.OBMAKE(&quot;&quot;;&quot;int&quot;;[.$B41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1">
          <table:table-cell table:style-name="ce14"/>
          <table:table-cell table:style-name="ce32" office:value-type="float" office:value="32">
            <text:p>32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C$9]);INFO.OBBA.OBBA.OBMAKE(&quot;&quot;;&quot;int&quot;;[.$B42]));&quot;getAverage&quot;))" office:value-type="percentage" office:value="0.217151722682261">
            <text:p>21,7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D$9]);INFO.OBBA.OBBA.OBMAKE(&quot;&quot;;&quot;int&quot;;[.$B42]));&quot;getAverage&quot;))" office:value-type="percentage" office:value="0.21708285365699">
            <text:p>21,7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E$9]);INFO.OBBA.OBBA.OBMAKE(&quot;&quot;;&quot;int&quot;;[.$B42]));&quot;getAverage&quot;))" office:value-type="percentage" office:value="0.216992204903315">
            <text:p>21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F$9]);INFO.OBBA.OBBA.OBMAKE(&quot;&quot;;&quot;int&quot;;[.$B42]));&quot;getAverage&quot;))" office:value-type="percentage" office:value="0.216873204128797">
            <text:p>21,6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G$9]);INFO.OBBA.OBBA.OBMAKE(&quot;&quot;;&quot;int&quot;;[.$B42]));&quot;getAverage&quot;))" office:value-type="percentage" office:value="0.216717442837085">
            <text:p>21,67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H$9]);INFO.OBBA.OBBA.OBMAKE(&quot;&quot;;&quot;int&quot;;[.$B42]));&quot;getAverage&quot;))" office:value-type="percentage" office:value="0.216514235157067">
            <text:p>21,65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I$9]);INFO.OBBA.OBBA.OBMAKE(&quot;&quot;;&quot;int&quot;;[.$B42]));&quot;getAverage&quot;))" office:value-type="percentage" office:value="0.216250108577458">
            <text:p>21,6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J$9]);INFO.OBBA.OBBA.OBMAKE(&quot;&quot;;&quot;int&quot;;[.$B42]));&quot;getAverage&quot;))" office:value-type="percentage" office:value="0.21590823933022">
            <text:p>21,5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K$9]);INFO.OBBA.OBBA.OBMAKE(&quot;&quot;;&quot;int&quot;;[.$B42]));&quot;getAverage&quot;))" office:value-type="percentage" office:value="0.215467864988929">
            <text:p>21,55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L$9]);INFO.OBBA.OBBA.OBMAKE(&quot;&quot;;&quot;int&quot;;[.$B42]));&quot;getAverage&quot;))" office:value-type="percentage" office:value="0.214903740013833">
            <text:p>21,4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M$9]);INFO.OBBA.OBBA.OBMAKE(&quot;&quot;;&quot;int&quot;;[.$B42]));&quot;getAverage&quot;))" office:value-type="percentage" office:value="0.214185753807313">
            <text:p>21,4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N$9]);INFO.OBBA.OBBA.OBMAKE(&quot;&quot;;&quot;int&quot;;[.$B42]));&quot;getAverage&quot;))" office:value-type="percentage" office:value="0.21327891632213">
            <text:p>21,3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O$9]);INFO.OBBA.OBBA.OBMAKE(&quot;&quot;;&quot;int&quot;;[.$B42]));&quot;getAverage&quot;))" office:value-type="percentage" office:value="0.212144049755526">
            <text:p>21,2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P$9]);INFO.OBBA.OBBA.OBMAKE(&quot;&quot;;&quot;int&quot;;[.$B42]));&quot;getAverage&quot;))" office:value-type="percentage" office:value="0.21073973063188">
            <text:p>21,07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Q$9]);INFO.OBBA.OBBA.OBMAKE(&quot;&quot;;&quot;int&quot;;[.$B42]));&quot;getAverage&quot;))" office:value-type="percentage" office:value="0.209026340448667">
            <text:p>20,9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R$9]);INFO.OBBA.OBBA.OBMAKE(&quot;&quot;;&quot;int&quot;;[.$B42]));&quot;getAverage&quot;))" office:value-type="percentage" office:value="0.206973557711724">
            <text:p>20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S$9]);INFO.OBBA.OBBA.OBMAKE(&quot;&quot;;&quot;int&quot;;[.$B42]));&quot;getAverage&quot;))" office:value-type="percentage" office:value="0.204573336807278">
            <text:p>20,46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T$9]);INFO.OBBA.OBBA.OBMAKE(&quot;&quot;;&quot;int&quot;;[.$B42]));&quot;getAverage&quot;))" office:value-type="percentage" office:value="0.201861482513276">
            <text:p>20,1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U$9]);INFO.OBBA.OBBA.OBMAKE(&quot;&quot;;&quot;int&quot;;[.$B42]));&quot;getAverage&quot;))" office:value-type="percentage" office:value="0.198952507314428">
            <text:p>19,9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V$9]);INFO.OBBA.OBBA.OBMAKE(&quot;&quot;;&quot;int&quot;;[.$B42]));&quot;getAverage&quot;))" office:value-type="percentage" office:value="0.196094790767083">
            <text:p>19,6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W$9]);INFO.OBBA.OBBA.OBMAKE(&quot;&quot;;&quot;int&quot;;[.$B42]));&quot;getAverage&quot;))" office:value-type="percentage" office:value="0.193756492060122">
            <text:p>19,3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X$9]);INFO.OBBA.OBBA.OBMAKE(&quot;&quot;;&quot;int&quot;;[.$B42]));&quot;getAverage&quot;))" office:value-type="percentage" office:value="0.192757699390738">
            <text:p>19,2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Y$9]);INFO.OBBA.OBBA.OBMAKE(&quot;&quot;;&quot;int&quot;;[.$B42]));&quot;getAverage&quot;))" office:value-type="percentage" office:value="0.19447165596769">
            <text:p>19,45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Z$9]);INFO.OBBA.OBBA.OBMAKE(&quot;&quot;;&quot;int&quot;;[.$B42]));&quot;getAverage&quot;))" office:value-type="percentage" office:value="0.20112862486743">
            <text:p>20,1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A$9]);INFO.OBBA.OBBA.OBMAKE(&quot;&quot;;&quot;int&quot;;[.$B42]));&quot;getAverage&quot;))" office:value-type="percentage" office:value="0.216271544070674">
            <text:p>21,6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B$9]);INFO.OBBA.OBBA.OBMAKE(&quot;&quot;;&quot;int&quot;;[.$B42]));&quot;getAverage&quot;))" office:value-type="percentage" office:value="0.245435235233568">
            <text:p>24,5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C$9]);INFO.OBBA.OBBA.OBMAKE(&quot;&quot;;&quot;int&quot;;[.$B42]));&quot;getAverage&quot;))" office:value-type="percentage" office:value="0.297153660015202">
            <text:p>29,7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D$9]);INFO.OBBA.OBBA.OBMAKE(&quot;&quot;;&quot;int&quot;;[.$B42]));&quot;getAverage&quot;))" office:value-type="percentage" office:value="0.38444700225059">
            <text:p>38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E$9]);INFO.OBBA.OBBA.OBMAKE(&quot;&quot;;&quot;int&quot;;[.$B42]));&quot;getAverage&quot;))" office:value-type="percentage" office:value="0.527008544015658">
            <text:p>52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F$9]);INFO.OBBA.OBBA.OBMAKE(&quot;&quot;;&quot;int&quot;;[.$B42]));&quot;getAverage&quot;))" office:value-type="percentage" office:value="0.75440948120174">
            <text:p>75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G$9]);INFO.OBBA.OBBA.OBMAKE(&quot;&quot;;&quot;int&quot;;[.$B42]));&quot;getAverage&quot;))" office:value-type="percentage" office:value="1.11078096475428">
            <text:p>111,0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H$9]);INFO.OBBA.OBBA.OBMAKE(&quot;&quot;;&quot;int&quot;;[.$B42]));&quot;getAverage&quot;))" office:value-type="percentage" office:value="1.66163527522882">
            <text:p>166,16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I$9]);INFO.OBBA.OBBA.OBMAKE(&quot;&quot;;&quot;int&quot;;[.$B4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J$9]);INFO.OBBA.OBBA.OBMAKE(&quot;&quot;;&quot;int&quot;;[.$B4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K$9]);INFO.OBBA.OBBA.OBMAKE(&quot;&quot;;&quot;int&quot;;[.$B4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L$9]);INFO.OBBA.OBBA.OBMAKE(&quot;&quot;;&quot;int&quot;;[.$B4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M$9]);INFO.OBBA.OBBA.OBMAKE(&quot;&quot;;&quot;int&quot;;[.$B4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N$9]);INFO.OBBA.OBBA.OBMAKE(&quot;&quot;;&quot;int&quot;;[.$B42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O$9]);INFO.OBBA.OBBA.OBMAKE(&quot;&quot;;&quot;int&quot;;[.$B42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1">
          <table:table-cell table:style-name="ce14"/>
          <table:table-cell table:style-name="ce32" office:value-type="float" office:value="33">
            <text:p>33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C$9]);INFO.OBBA.OBBA.OBMAKE(&quot;&quot;;&quot;int&quot;;[.$B43]));&quot;getAverage&quot;))" office:value-type="percentage" office:value="0.217203919731167">
            <text:p>21,7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D$9]);INFO.OBBA.OBBA.OBMAKE(&quot;&quot;;&quot;int&quot;;[.$B43]));&quot;getAverage&quot;))" office:value-type="percentage" office:value="0.217151722682261">
            <text:p>21,7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E$9]);INFO.OBBA.OBBA.OBMAKE(&quot;&quot;;&quot;int&quot;;[.$B43]));&quot;getAverage&quot;))" office:value-type="percentage" office:value="0.21708285365699">
            <text:p>21,7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F$9]);INFO.OBBA.OBBA.OBMAKE(&quot;&quot;;&quot;int&quot;;[.$B43]));&quot;getAverage&quot;))" office:value-type="percentage" office:value="0.216992204903315">
            <text:p>21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G$9]);INFO.OBBA.OBBA.OBMAKE(&quot;&quot;;&quot;int&quot;;[.$B43]));&quot;getAverage&quot;))" office:value-type="percentage" office:value="0.216873204128797">
            <text:p>21,6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H$9]);INFO.OBBA.OBBA.OBMAKE(&quot;&quot;;&quot;int&quot;;[.$B43]));&quot;getAverage&quot;))" office:value-type="percentage" office:value="0.216717442837085">
            <text:p>21,67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I$9]);INFO.OBBA.OBBA.OBMAKE(&quot;&quot;;&quot;int&quot;;[.$B43]));&quot;getAverage&quot;))" office:value-type="percentage" office:value="0.216514235157067">
            <text:p>21,65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J$9]);INFO.OBBA.OBBA.OBMAKE(&quot;&quot;;&quot;int&quot;;[.$B43]));&quot;getAverage&quot;))" office:value-type="percentage" office:value="0.216250108577458">
            <text:p>21,6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K$9]);INFO.OBBA.OBBA.OBMAKE(&quot;&quot;;&quot;int&quot;;[.$B43]));&quot;getAverage&quot;))" office:value-type="percentage" office:value="0.21590823933022">
            <text:p>21,5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L$9]);INFO.OBBA.OBBA.OBMAKE(&quot;&quot;;&quot;int&quot;;[.$B43]));&quot;getAverage&quot;))" office:value-type="percentage" office:value="0.215467864988929">
            <text:p>21,55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M$9]);INFO.OBBA.OBBA.OBMAKE(&quot;&quot;;&quot;int&quot;;[.$B43]));&quot;getAverage&quot;))" office:value-type="percentage" office:value="0.214903740013833">
            <text:p>21,4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N$9]);INFO.OBBA.OBBA.OBMAKE(&quot;&quot;;&quot;int&quot;;[.$B43]));&quot;getAverage&quot;))" office:value-type="percentage" office:value="0.214185753807313">
            <text:p>21,4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O$9]);INFO.OBBA.OBBA.OBMAKE(&quot;&quot;;&quot;int&quot;;[.$B43]));&quot;getAverage&quot;))" office:value-type="percentage" office:value="0.21327891632213">
            <text:p>21,3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P$9]);INFO.OBBA.OBBA.OBMAKE(&quot;&quot;;&quot;int&quot;;[.$B43]));&quot;getAverage&quot;))" office:value-type="percentage" office:value="0.212144049755526">
            <text:p>21,2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Q$9]);INFO.OBBA.OBBA.OBMAKE(&quot;&quot;;&quot;int&quot;;[.$B43]));&quot;getAverage&quot;))" office:value-type="percentage" office:value="0.21073973063188">
            <text:p>21,07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R$9]);INFO.OBBA.OBBA.OBMAKE(&quot;&quot;;&quot;int&quot;;[.$B43]));&quot;getAverage&quot;))" office:value-type="percentage" office:value="0.209026340448667">
            <text:p>20,9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S$9]);INFO.OBBA.OBBA.OBMAKE(&quot;&quot;;&quot;int&quot;;[.$B43]));&quot;getAverage&quot;))" office:value-type="percentage" office:value="0.206973557711724">
            <text:p>20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T$9]);INFO.OBBA.OBBA.OBMAKE(&quot;&quot;;&quot;int&quot;;[.$B43]));&quot;getAverage&quot;))" office:value-type="percentage" office:value="0.204573336807278">
            <text:p>20,46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U$9]);INFO.OBBA.OBBA.OBMAKE(&quot;&quot;;&quot;int&quot;;[.$B43]));&quot;getAverage&quot;))" office:value-type="percentage" office:value="0.201861482513276">
            <text:p>20,1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V$9]);INFO.OBBA.OBBA.OBMAKE(&quot;&quot;;&quot;int&quot;;[.$B43]));&quot;getAverage&quot;))" office:value-type="percentage" office:value="0.198952507314428">
            <text:p>19,9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W$9]);INFO.OBBA.OBBA.OBMAKE(&quot;&quot;;&quot;int&quot;;[.$B43]));&quot;getAverage&quot;))" office:value-type="percentage" office:value="0.196094790767083">
            <text:p>19,6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X$9]);INFO.OBBA.OBBA.OBMAKE(&quot;&quot;;&quot;int&quot;;[.$B43]));&quot;getAverage&quot;))" office:value-type="percentage" office:value="0.193756492060122">
            <text:p>19,3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Y$9]);INFO.OBBA.OBBA.OBMAKE(&quot;&quot;;&quot;int&quot;;[.$B43]));&quot;getAverage&quot;))" office:value-type="percentage" office:value="0.192757699390738">
            <text:p>19,2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Z$9]);INFO.OBBA.OBBA.OBMAKE(&quot;&quot;;&quot;int&quot;;[.$B43]));&quot;getAverage&quot;))" office:value-type="percentage" office:value="0.19447165596769">
            <text:p>19,45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A$9]);INFO.OBBA.OBBA.OBMAKE(&quot;&quot;;&quot;int&quot;;[.$B43]));&quot;getAverage&quot;))" office:value-type="percentage" office:value="0.20112862486743">
            <text:p>20,1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B$9]);INFO.OBBA.OBBA.OBMAKE(&quot;&quot;;&quot;int&quot;;[.$B43]));&quot;getAverage&quot;))" office:value-type="percentage" office:value="0.216271544070674">
            <text:p>21,6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C$9]);INFO.OBBA.OBBA.OBMAKE(&quot;&quot;;&quot;int&quot;;[.$B43]));&quot;getAverage&quot;))" office:value-type="percentage" office:value="0.245435235233568">
            <text:p>24,5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D$9]);INFO.OBBA.OBBA.OBMAKE(&quot;&quot;;&quot;int&quot;;[.$B43]));&quot;getAverage&quot;))" office:value-type="percentage" office:value="0.297153660015202">
            <text:p>29,7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E$9]);INFO.OBBA.OBBA.OBMAKE(&quot;&quot;;&quot;int&quot;;[.$B43]));&quot;getAverage&quot;))" office:value-type="percentage" office:value="0.38444700225059">
            <text:p>38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F$9]);INFO.OBBA.OBBA.OBMAKE(&quot;&quot;;&quot;int&quot;;[.$B43]));&quot;getAverage&quot;))" office:value-type="percentage" office:value="0.527008544015658">
            <text:p>52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G$9]);INFO.OBBA.OBBA.OBMAKE(&quot;&quot;;&quot;int&quot;;[.$B43]));&quot;getAverage&quot;))" office:value-type="percentage" office:value="0.75440948120174">
            <text:p>75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H$9]);INFO.OBBA.OBBA.OBMAKE(&quot;&quot;;&quot;int&quot;;[.$B43]));&quot;getAverage&quot;))" office:value-type="percentage" office:value="1.11078096475428">
            <text:p>111,0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I$9]);INFO.OBBA.OBBA.OBMAKE(&quot;&quot;;&quot;int&quot;;[.$B43]));&quot;getAverage&quot;))" office:value-type="percentage" office:value="1.66163527522882">
            <text:p>166,16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J$9]);INFO.OBBA.OBBA.OBMAKE(&quot;&quot;;&quot;int&quot;;[.$B4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K$9]);INFO.OBBA.OBBA.OBMAKE(&quot;&quot;;&quot;int&quot;;[.$B4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L$9]);INFO.OBBA.OBBA.OBMAKE(&quot;&quot;;&quot;int&quot;;[.$B4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M$9]);INFO.OBBA.OBBA.OBMAKE(&quot;&quot;;&quot;int&quot;;[.$B4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N$9]);INFO.OBBA.OBBA.OBMAKE(&quot;&quot;;&quot;int&quot;;[.$B43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O$9]);INFO.OBBA.OBBA.OBMAKE(&quot;&quot;;&quot;int&quot;;[.$B43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1">
          <table:table-cell table:style-name="ce14"/>
          <table:table-cell table:style-name="ce32" office:value-type="float" office:value="34">
            <text:p>34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C$9]);INFO.OBBA.OBBA.OBMAKE(&quot;&quot;;&quot;int&quot;;[.$B44]));&quot;getAverage&quot;))" office:value-type="percentage" office:value="0.217243394783406">
            <text:p>21,7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D$9]);INFO.OBBA.OBBA.OBMAKE(&quot;&quot;;&quot;int&quot;;[.$B44]));&quot;getAverage&quot;))" office:value-type="percentage" office:value="0.217203919731167">
            <text:p>21,7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E$9]);INFO.OBBA.OBBA.OBMAKE(&quot;&quot;;&quot;int&quot;;[.$B44]));&quot;getAverage&quot;))" office:value-type="percentage" office:value="0.217151722682261">
            <text:p>21,7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F$9]);INFO.OBBA.OBBA.OBMAKE(&quot;&quot;;&quot;int&quot;;[.$B44]));&quot;getAverage&quot;))" office:value-type="percentage" office:value="0.21708285365699">
            <text:p>21,7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G$9]);INFO.OBBA.OBBA.OBMAKE(&quot;&quot;;&quot;int&quot;;[.$B44]));&quot;getAverage&quot;))" office:value-type="percentage" office:value="0.216992204903315">
            <text:p>21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H$9]);INFO.OBBA.OBBA.OBMAKE(&quot;&quot;;&quot;int&quot;;[.$B44]));&quot;getAverage&quot;))" office:value-type="percentage" office:value="0.216873204128797">
            <text:p>21,6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I$9]);INFO.OBBA.OBBA.OBMAKE(&quot;&quot;;&quot;int&quot;;[.$B44]));&quot;getAverage&quot;))" office:value-type="percentage" office:value="0.216717442837085">
            <text:p>21,67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J$9]);INFO.OBBA.OBBA.OBMAKE(&quot;&quot;;&quot;int&quot;;[.$B44]));&quot;getAverage&quot;))" office:value-type="percentage" office:value="0.216514235157067">
            <text:p>21,65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K$9]);INFO.OBBA.OBBA.OBMAKE(&quot;&quot;;&quot;int&quot;;[.$B44]));&quot;getAverage&quot;))" office:value-type="percentage" office:value="0.216250108577458">
            <text:p>21,6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L$9]);INFO.OBBA.OBBA.OBMAKE(&quot;&quot;;&quot;int&quot;;[.$B44]));&quot;getAverage&quot;))" office:value-type="percentage" office:value="0.21590823933022">
            <text:p>21,5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M$9]);INFO.OBBA.OBBA.OBMAKE(&quot;&quot;;&quot;int&quot;;[.$B44]));&quot;getAverage&quot;))" office:value-type="percentage" office:value="0.215467864988929">
            <text:p>21,55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N$9]);INFO.OBBA.OBBA.OBMAKE(&quot;&quot;;&quot;int&quot;;[.$B44]));&quot;getAverage&quot;))" office:value-type="percentage" office:value="0.214903740013833">
            <text:p>21,4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O$9]);INFO.OBBA.OBBA.OBMAKE(&quot;&quot;;&quot;int&quot;;[.$B44]));&quot;getAverage&quot;))" office:value-type="percentage" office:value="0.214185753807313">
            <text:p>21,4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P$9]);INFO.OBBA.OBBA.OBMAKE(&quot;&quot;;&quot;int&quot;;[.$B44]));&quot;getAverage&quot;))" office:value-type="percentage" office:value="0.21327891632213">
            <text:p>21,3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Q$9]);INFO.OBBA.OBBA.OBMAKE(&quot;&quot;;&quot;int&quot;;[.$B44]));&quot;getAverage&quot;))" office:value-type="percentage" office:value="0.212144049755526">
            <text:p>21,2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R$9]);INFO.OBBA.OBBA.OBMAKE(&quot;&quot;;&quot;int&quot;;[.$B44]));&quot;getAverage&quot;))" office:value-type="percentage" office:value="0.21073973063188">
            <text:p>21,07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S$9]);INFO.OBBA.OBBA.OBMAKE(&quot;&quot;;&quot;int&quot;;[.$B44]));&quot;getAverage&quot;))" office:value-type="percentage" office:value="0.209026340448667">
            <text:p>20,9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T$9]);INFO.OBBA.OBBA.OBMAKE(&quot;&quot;;&quot;int&quot;;[.$B44]));&quot;getAverage&quot;))" office:value-type="percentage" office:value="0.206973557711724">
            <text:p>20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U$9]);INFO.OBBA.OBBA.OBMAKE(&quot;&quot;;&quot;int&quot;;[.$B44]));&quot;getAverage&quot;))" office:value-type="percentage" office:value="0.204573336807278">
            <text:p>20,46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V$9]);INFO.OBBA.OBBA.OBMAKE(&quot;&quot;;&quot;int&quot;;[.$B44]));&quot;getAverage&quot;))" office:value-type="percentage" office:value="0.201861482513276">
            <text:p>20,1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W$9]);INFO.OBBA.OBBA.OBMAKE(&quot;&quot;;&quot;int&quot;;[.$B44]));&quot;getAverage&quot;))" office:value-type="percentage" office:value="0.198952507314428">
            <text:p>19,9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X$9]);INFO.OBBA.OBBA.OBMAKE(&quot;&quot;;&quot;int&quot;;[.$B44]));&quot;getAverage&quot;))" office:value-type="percentage" office:value="0.196094790767083">
            <text:p>19,6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Y$9]);INFO.OBBA.OBBA.OBMAKE(&quot;&quot;;&quot;int&quot;;[.$B44]));&quot;getAverage&quot;))" office:value-type="percentage" office:value="0.193756492060122">
            <text:p>19,3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Z$9]);INFO.OBBA.OBBA.OBMAKE(&quot;&quot;;&quot;int&quot;;[.$B44]));&quot;getAverage&quot;))" office:value-type="percentage" office:value="0.192757699390738">
            <text:p>19,2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A$9]);INFO.OBBA.OBBA.OBMAKE(&quot;&quot;;&quot;int&quot;;[.$B44]));&quot;getAverage&quot;))" office:value-type="percentage" office:value="0.19447165596769">
            <text:p>19,45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B$9]);INFO.OBBA.OBBA.OBMAKE(&quot;&quot;;&quot;int&quot;;[.$B44]));&quot;getAverage&quot;))" office:value-type="percentage" office:value="0.20112862486743">
            <text:p>20,1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C$9]);INFO.OBBA.OBBA.OBMAKE(&quot;&quot;;&quot;int&quot;;[.$B44]));&quot;getAverage&quot;))" office:value-type="percentage" office:value="0.216271544070674">
            <text:p>21,6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D$9]);INFO.OBBA.OBBA.OBMAKE(&quot;&quot;;&quot;int&quot;;[.$B44]));&quot;getAverage&quot;))" office:value-type="percentage" office:value="0.245435235233568">
            <text:p>24,5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E$9]);INFO.OBBA.OBBA.OBMAKE(&quot;&quot;;&quot;int&quot;;[.$B44]));&quot;getAverage&quot;))" office:value-type="percentage" office:value="0.297153660015202">
            <text:p>29,7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F$9]);INFO.OBBA.OBBA.OBMAKE(&quot;&quot;;&quot;int&quot;;[.$B44]));&quot;getAverage&quot;))" office:value-type="percentage" office:value="0.38444700225059">
            <text:p>38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G$9]);INFO.OBBA.OBBA.OBMAKE(&quot;&quot;;&quot;int&quot;;[.$B44]));&quot;getAverage&quot;))" office:value-type="percentage" office:value="0.527008544015658">
            <text:p>52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H$9]);INFO.OBBA.OBBA.OBMAKE(&quot;&quot;;&quot;int&quot;;[.$B44]));&quot;getAverage&quot;))" office:value-type="percentage" office:value="0.75440948120174">
            <text:p>75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I$9]);INFO.OBBA.OBBA.OBMAKE(&quot;&quot;;&quot;int&quot;;[.$B44]));&quot;getAverage&quot;))" office:value-type="percentage" office:value="1.11078096475428">
            <text:p>111,0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J$9]);INFO.OBBA.OBBA.OBMAKE(&quot;&quot;;&quot;int&quot;;[.$B44]));&quot;getAverage&quot;))" office:value-type="percentage" office:value="1.66163527522882">
            <text:p>166,16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K$9]);INFO.OBBA.OBBA.OBMAKE(&quot;&quot;;&quot;int&quot;;[.$B4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L$9]);INFO.OBBA.OBBA.OBMAKE(&quot;&quot;;&quot;int&quot;;[.$B4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M$9]);INFO.OBBA.OBBA.OBMAKE(&quot;&quot;;&quot;int&quot;;[.$B4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N$9]);INFO.OBBA.OBBA.OBMAKE(&quot;&quot;;&quot;int&quot;;[.$B44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O$9]);INFO.OBBA.OBBA.OBMAKE(&quot;&quot;;&quot;int&quot;;[.$B44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1">
          <table:table-cell table:style-name="ce14"/>
          <table:table-cell table:style-name="ce32" office:value-type="float" office:value="35">
            <text:p>35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C$9]);INFO.OBBA.OBBA.OBMAKE(&quot;&quot;;&quot;int&quot;;[.$B45]));&quot;getAverage&quot;))" office:value-type="percentage" office:value="0.217273189321417">
            <text:p>21,7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D$9]);INFO.OBBA.OBBA.OBMAKE(&quot;&quot;;&quot;int&quot;;[.$B45]));&quot;getAverage&quot;))" office:value-type="percentage" office:value="0.217243394783406">
            <text:p>21,7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E$9]);INFO.OBBA.OBBA.OBMAKE(&quot;&quot;;&quot;int&quot;;[.$B45]));&quot;getAverage&quot;))" office:value-type="percentage" office:value="0.217203919731167">
            <text:p>21,7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F$9]);INFO.OBBA.OBBA.OBMAKE(&quot;&quot;;&quot;int&quot;;[.$B45]));&quot;getAverage&quot;))" office:value-type="percentage" office:value="0.217151722682261">
            <text:p>21,7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G$9]);INFO.OBBA.OBBA.OBMAKE(&quot;&quot;;&quot;int&quot;;[.$B45]));&quot;getAverage&quot;))" office:value-type="percentage" office:value="0.21708285365699">
            <text:p>21,7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H$9]);INFO.OBBA.OBBA.OBMAKE(&quot;&quot;;&quot;int&quot;;[.$B45]));&quot;getAverage&quot;))" office:value-type="percentage" office:value="0.216992204903315">
            <text:p>21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I$9]);INFO.OBBA.OBBA.OBMAKE(&quot;&quot;;&quot;int&quot;;[.$B45]));&quot;getAverage&quot;))" office:value-type="percentage" office:value="0.216873204128797">
            <text:p>21,6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J$9]);INFO.OBBA.OBBA.OBMAKE(&quot;&quot;;&quot;int&quot;;[.$B45]));&quot;getAverage&quot;))" office:value-type="percentage" office:value="0.216717442837085">
            <text:p>21,67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K$9]);INFO.OBBA.OBBA.OBMAKE(&quot;&quot;;&quot;int&quot;;[.$B45]));&quot;getAverage&quot;))" office:value-type="percentage" office:value="0.216514235157067">
            <text:p>21,65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L$9]);INFO.OBBA.OBBA.OBMAKE(&quot;&quot;;&quot;int&quot;;[.$B45]));&quot;getAverage&quot;))" office:value-type="percentage" office:value="0.216250108577458">
            <text:p>21,6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M$9]);INFO.OBBA.OBBA.OBMAKE(&quot;&quot;;&quot;int&quot;;[.$B45]));&quot;getAverage&quot;))" office:value-type="percentage" office:value="0.21590823933022">
            <text:p>21,5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N$9]);INFO.OBBA.OBBA.OBMAKE(&quot;&quot;;&quot;int&quot;;[.$B45]));&quot;getAverage&quot;))" office:value-type="percentage" office:value="0.215467864988929">
            <text:p>21,55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O$9]);INFO.OBBA.OBBA.OBMAKE(&quot;&quot;;&quot;int&quot;;[.$B45]));&quot;getAverage&quot;))" office:value-type="percentage" office:value="0.214903740013833">
            <text:p>21,4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P$9]);INFO.OBBA.OBBA.OBMAKE(&quot;&quot;;&quot;int&quot;;[.$B45]));&quot;getAverage&quot;))" office:value-type="percentage" office:value="0.214185753807313">
            <text:p>21,4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Q$9]);INFO.OBBA.OBBA.OBMAKE(&quot;&quot;;&quot;int&quot;;[.$B45]));&quot;getAverage&quot;))" office:value-type="percentage" office:value="0.21327891632213">
            <text:p>21,3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R$9]);INFO.OBBA.OBBA.OBMAKE(&quot;&quot;;&quot;int&quot;;[.$B45]));&quot;getAverage&quot;))" office:value-type="percentage" office:value="0.212144049755526">
            <text:p>21,2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S$9]);INFO.OBBA.OBBA.OBMAKE(&quot;&quot;;&quot;int&quot;;[.$B45]));&quot;getAverage&quot;))" office:value-type="percentage" office:value="0.21073973063188">
            <text:p>21,07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T$9]);INFO.OBBA.OBBA.OBMAKE(&quot;&quot;;&quot;int&quot;;[.$B45]));&quot;getAverage&quot;))" office:value-type="percentage" office:value="0.209026340448667">
            <text:p>20,9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U$9]);INFO.OBBA.OBBA.OBMAKE(&quot;&quot;;&quot;int&quot;;[.$B45]));&quot;getAverage&quot;))" office:value-type="percentage" office:value="0.206973557711724">
            <text:p>20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V$9]);INFO.OBBA.OBBA.OBMAKE(&quot;&quot;;&quot;int&quot;;[.$B45]));&quot;getAverage&quot;))" office:value-type="percentage" office:value="0.204573336807278">
            <text:p>20,46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W$9]);INFO.OBBA.OBBA.OBMAKE(&quot;&quot;;&quot;int&quot;;[.$B45]));&quot;getAverage&quot;))" office:value-type="percentage" office:value="0.201861482513276">
            <text:p>20,1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X$9]);INFO.OBBA.OBBA.OBMAKE(&quot;&quot;;&quot;int&quot;;[.$B45]));&quot;getAverage&quot;))" office:value-type="percentage" office:value="0.198952507314428">
            <text:p>19,9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Y$9]);INFO.OBBA.OBBA.OBMAKE(&quot;&quot;;&quot;int&quot;;[.$B45]));&quot;getAverage&quot;))" office:value-type="percentage" office:value="0.196094790767083">
            <text:p>19,6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Z$9]);INFO.OBBA.OBBA.OBMAKE(&quot;&quot;;&quot;int&quot;;[.$B45]));&quot;getAverage&quot;))" office:value-type="percentage" office:value="0.193756492060122">
            <text:p>19,3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A$9]);INFO.OBBA.OBBA.OBMAKE(&quot;&quot;;&quot;int&quot;;[.$B45]));&quot;getAverage&quot;))" office:value-type="percentage" office:value="0.192757699390738">
            <text:p>19,2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B$9]);INFO.OBBA.OBBA.OBMAKE(&quot;&quot;;&quot;int&quot;;[.$B45]));&quot;getAverage&quot;))" office:value-type="percentage" office:value="0.19447165596769">
            <text:p>19,45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C$9]);INFO.OBBA.OBBA.OBMAKE(&quot;&quot;;&quot;int&quot;;[.$B45]));&quot;getAverage&quot;))" office:value-type="percentage" office:value="0.20112862486743">
            <text:p>20,1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D$9]);INFO.OBBA.OBBA.OBMAKE(&quot;&quot;;&quot;int&quot;;[.$B45]));&quot;getAverage&quot;))" office:value-type="percentage" office:value="0.216271544070674">
            <text:p>21,6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E$9]);INFO.OBBA.OBBA.OBMAKE(&quot;&quot;;&quot;int&quot;;[.$B45]));&quot;getAverage&quot;))" office:value-type="percentage" office:value="0.245435235233568">
            <text:p>24,5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F$9]);INFO.OBBA.OBBA.OBMAKE(&quot;&quot;;&quot;int&quot;;[.$B45]));&quot;getAverage&quot;))" office:value-type="percentage" office:value="0.297153660015202">
            <text:p>29,7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G$9]);INFO.OBBA.OBBA.OBMAKE(&quot;&quot;;&quot;int&quot;;[.$B45]));&quot;getAverage&quot;))" office:value-type="percentage" office:value="0.38444700225059">
            <text:p>38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H$9]);INFO.OBBA.OBBA.OBMAKE(&quot;&quot;;&quot;int&quot;;[.$B45]));&quot;getAverage&quot;))" office:value-type="percentage" office:value="0.527008544015658">
            <text:p>52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I$9]);INFO.OBBA.OBBA.OBMAKE(&quot;&quot;;&quot;int&quot;;[.$B45]));&quot;getAverage&quot;))" office:value-type="percentage" office:value="0.75440948120174">
            <text:p>75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J$9]);INFO.OBBA.OBBA.OBMAKE(&quot;&quot;;&quot;int&quot;;[.$B45]));&quot;getAverage&quot;))" office:value-type="percentage" office:value="1.11078096475428">
            <text:p>111,0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K$9]);INFO.OBBA.OBBA.OBMAKE(&quot;&quot;;&quot;int&quot;;[.$B45]));&quot;getAverage&quot;))" office:value-type="percentage" office:value="1.66163527522882">
            <text:p>166,16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L$9]);INFO.OBBA.OBBA.OBMAKE(&quot;&quot;;&quot;int&quot;;[.$B4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M$9]);INFO.OBBA.OBBA.OBMAKE(&quot;&quot;;&quot;int&quot;;[.$B4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N$9]);INFO.OBBA.OBBA.OBMAKE(&quot;&quot;;&quot;int&quot;;[.$B45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O$9]);INFO.OBBA.OBBA.OBMAKE(&quot;&quot;;&quot;int&quot;;[.$B45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1">
          <table:table-cell table:style-name="ce14"/>
          <table:table-cell table:style-name="ce32" office:value-type="float" office:value="36">
            <text:p>36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C$9]);INFO.OBBA.OBBA.OBMAKE(&quot;&quot;;&quot;int&quot;;[.$B46]));&quot;getAverage&quot;))" office:value-type="percentage" office:value="0.217295636402338">
            <text:p>21,7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D$9]);INFO.OBBA.OBBA.OBMAKE(&quot;&quot;;&quot;int&quot;;[.$B46]));&quot;getAverage&quot;))" office:value-type="percentage" office:value="0.217273189321417">
            <text:p>21,7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E$9]);INFO.OBBA.OBBA.OBMAKE(&quot;&quot;;&quot;int&quot;;[.$B46]));&quot;getAverage&quot;))" office:value-type="percentage" office:value="0.217243394783406">
            <text:p>21,7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F$9]);INFO.OBBA.OBBA.OBMAKE(&quot;&quot;;&quot;int&quot;;[.$B46]));&quot;getAverage&quot;))" office:value-type="percentage" office:value="0.217203919731167">
            <text:p>21,7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G$9]);INFO.OBBA.OBBA.OBMAKE(&quot;&quot;;&quot;int&quot;;[.$B46]));&quot;getAverage&quot;))" office:value-type="percentage" office:value="0.217151722682261">
            <text:p>21,7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H$9]);INFO.OBBA.OBBA.OBMAKE(&quot;&quot;;&quot;int&quot;;[.$B46]));&quot;getAverage&quot;))" office:value-type="percentage" office:value="0.21708285365699">
            <text:p>21,7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I$9]);INFO.OBBA.OBBA.OBMAKE(&quot;&quot;;&quot;int&quot;;[.$B46]));&quot;getAverage&quot;))" office:value-type="percentage" office:value="0.216992204903315">
            <text:p>21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J$9]);INFO.OBBA.OBBA.OBMAKE(&quot;&quot;;&quot;int&quot;;[.$B46]));&quot;getAverage&quot;))" office:value-type="percentage" office:value="0.216873204128797">
            <text:p>21,6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K$9]);INFO.OBBA.OBBA.OBMAKE(&quot;&quot;;&quot;int&quot;;[.$B46]));&quot;getAverage&quot;))" office:value-type="percentage" office:value="0.216717442837085">
            <text:p>21,67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L$9]);INFO.OBBA.OBBA.OBMAKE(&quot;&quot;;&quot;int&quot;;[.$B46]));&quot;getAverage&quot;))" office:value-type="percentage" office:value="0.216514235157067">
            <text:p>21,65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M$9]);INFO.OBBA.OBBA.OBMAKE(&quot;&quot;;&quot;int&quot;;[.$B46]));&quot;getAverage&quot;))" office:value-type="percentage" office:value="0.216250108577458">
            <text:p>21,6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N$9]);INFO.OBBA.OBBA.OBMAKE(&quot;&quot;;&quot;int&quot;;[.$B46]));&quot;getAverage&quot;))" office:value-type="percentage" office:value="0.21590823933022">
            <text:p>21,5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O$9]);INFO.OBBA.OBBA.OBMAKE(&quot;&quot;;&quot;int&quot;;[.$B46]));&quot;getAverage&quot;))" office:value-type="percentage" office:value="0.215467864988929">
            <text:p>21,55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P$9]);INFO.OBBA.OBBA.OBMAKE(&quot;&quot;;&quot;int&quot;;[.$B46]));&quot;getAverage&quot;))" office:value-type="percentage" office:value="0.214903740013833">
            <text:p>21,4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Q$9]);INFO.OBBA.OBBA.OBMAKE(&quot;&quot;;&quot;int&quot;;[.$B46]));&quot;getAverage&quot;))" office:value-type="percentage" office:value="0.214185753807313">
            <text:p>21,4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R$9]);INFO.OBBA.OBBA.OBMAKE(&quot;&quot;;&quot;int&quot;;[.$B46]));&quot;getAverage&quot;))" office:value-type="percentage" office:value="0.21327891632213">
            <text:p>21,3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S$9]);INFO.OBBA.OBBA.OBMAKE(&quot;&quot;;&quot;int&quot;;[.$B46]));&quot;getAverage&quot;))" office:value-type="percentage" office:value="0.212144049755526">
            <text:p>21,2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T$9]);INFO.OBBA.OBBA.OBMAKE(&quot;&quot;;&quot;int&quot;;[.$B46]));&quot;getAverage&quot;))" office:value-type="percentage" office:value="0.21073973063188">
            <text:p>21,07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U$9]);INFO.OBBA.OBBA.OBMAKE(&quot;&quot;;&quot;int&quot;;[.$B46]));&quot;getAverage&quot;))" office:value-type="percentage" office:value="0.209026340448667">
            <text:p>20,9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V$9]);INFO.OBBA.OBBA.OBMAKE(&quot;&quot;;&quot;int&quot;;[.$B46]));&quot;getAverage&quot;))" office:value-type="percentage" office:value="0.206973557711724">
            <text:p>20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W$9]);INFO.OBBA.OBBA.OBMAKE(&quot;&quot;;&quot;int&quot;;[.$B46]));&quot;getAverage&quot;))" office:value-type="percentage" office:value="0.204573336807278">
            <text:p>20,46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X$9]);INFO.OBBA.OBBA.OBMAKE(&quot;&quot;;&quot;int&quot;;[.$B46]));&quot;getAverage&quot;))" office:value-type="percentage" office:value="0.201861482513276">
            <text:p>20,1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Y$9]);INFO.OBBA.OBBA.OBMAKE(&quot;&quot;;&quot;int&quot;;[.$B46]));&quot;getAverage&quot;))" office:value-type="percentage" office:value="0.198952507314428">
            <text:p>19,9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Z$9]);INFO.OBBA.OBBA.OBMAKE(&quot;&quot;;&quot;int&quot;;[.$B46]));&quot;getAverage&quot;))" office:value-type="percentage" office:value="0.196094790767083">
            <text:p>19,6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A$9]);INFO.OBBA.OBBA.OBMAKE(&quot;&quot;;&quot;int&quot;;[.$B46]));&quot;getAverage&quot;))" office:value-type="percentage" office:value="0.193756492060122">
            <text:p>19,3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B$9]);INFO.OBBA.OBBA.OBMAKE(&quot;&quot;;&quot;int&quot;;[.$B46]));&quot;getAverage&quot;))" office:value-type="percentage" office:value="0.192757699390738">
            <text:p>19,2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C$9]);INFO.OBBA.OBBA.OBMAKE(&quot;&quot;;&quot;int&quot;;[.$B46]));&quot;getAverage&quot;))" office:value-type="percentage" office:value="0.19447165596769">
            <text:p>19,45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D$9]);INFO.OBBA.OBBA.OBMAKE(&quot;&quot;;&quot;int&quot;;[.$B46]));&quot;getAverage&quot;))" office:value-type="percentage" office:value="0.20112862486743">
            <text:p>20,1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E$9]);INFO.OBBA.OBBA.OBMAKE(&quot;&quot;;&quot;int&quot;;[.$B46]));&quot;getAverage&quot;))" office:value-type="percentage" office:value="0.216271544070674">
            <text:p>21,6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F$9]);INFO.OBBA.OBBA.OBMAKE(&quot;&quot;;&quot;int&quot;;[.$B46]));&quot;getAverage&quot;))" office:value-type="percentage" office:value="0.245435235233568">
            <text:p>24,5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G$9]);INFO.OBBA.OBBA.OBMAKE(&quot;&quot;;&quot;int&quot;;[.$B46]));&quot;getAverage&quot;))" office:value-type="percentage" office:value="0.297153660015202">
            <text:p>29,7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H$9]);INFO.OBBA.OBBA.OBMAKE(&quot;&quot;;&quot;int&quot;;[.$B46]));&quot;getAverage&quot;))" office:value-type="percentage" office:value="0.38444700225059">
            <text:p>38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I$9]);INFO.OBBA.OBBA.OBMAKE(&quot;&quot;;&quot;int&quot;;[.$B46]));&quot;getAverage&quot;))" office:value-type="percentage" office:value="0.527008544015658">
            <text:p>52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J$9]);INFO.OBBA.OBBA.OBMAKE(&quot;&quot;;&quot;int&quot;;[.$B46]));&quot;getAverage&quot;))" office:value-type="percentage" office:value="0.75440948120174">
            <text:p>75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K$9]);INFO.OBBA.OBBA.OBMAKE(&quot;&quot;;&quot;int&quot;;[.$B46]));&quot;getAverage&quot;))" office:value-type="percentage" office:value="1.11078096475428">
            <text:p>111,0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L$9]);INFO.OBBA.OBBA.OBMAKE(&quot;&quot;;&quot;int&quot;;[.$B46]));&quot;getAverage&quot;))" office:value-type="percentage" office:value="1.66163527522882">
            <text:p>166,16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M$9]);INFO.OBBA.OBBA.OBMAKE(&quot;&quot;;&quot;int&quot;;[.$B4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N$9]);INFO.OBBA.OBBA.OBMAKE(&quot;&quot;;&quot;int&quot;;[.$B46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O$9]);INFO.OBBA.OBBA.OBMAKE(&quot;&quot;;&quot;int&quot;;[.$B46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1">
          <table:table-cell table:style-name="ce14"/>
          <table:table-cell table:style-name="ce32" office:value-type="float" office:value="37">
            <text:p>37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C$9]);INFO.OBBA.OBBA.OBMAKE(&quot;&quot;;&quot;int&quot;;[.$B47]));&quot;getAverage&quot;))" office:value-type="percentage" office:value="0.217312519641914">
            <text:p>21,7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D$9]);INFO.OBBA.OBBA.OBMAKE(&quot;&quot;;&quot;int&quot;;[.$B47]));&quot;getAverage&quot;))" office:value-type="percentage" office:value="0.217295636402338">
            <text:p>21,7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E$9]);INFO.OBBA.OBBA.OBMAKE(&quot;&quot;;&quot;int&quot;;[.$B47]));&quot;getAverage&quot;))" office:value-type="percentage" office:value="0.217273189321417">
            <text:p>21,7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F$9]);INFO.OBBA.OBBA.OBMAKE(&quot;&quot;;&quot;int&quot;;[.$B47]));&quot;getAverage&quot;))" office:value-type="percentage" office:value="0.217243394783406">
            <text:p>21,7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G$9]);INFO.OBBA.OBBA.OBMAKE(&quot;&quot;;&quot;int&quot;;[.$B47]));&quot;getAverage&quot;))" office:value-type="percentage" office:value="0.217203919731167">
            <text:p>21,7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H$9]);INFO.OBBA.OBBA.OBMAKE(&quot;&quot;;&quot;int&quot;;[.$B47]));&quot;getAverage&quot;))" office:value-type="percentage" office:value="0.217151722682261">
            <text:p>21,7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I$9]);INFO.OBBA.OBBA.OBMAKE(&quot;&quot;;&quot;int&quot;;[.$B47]));&quot;getAverage&quot;))" office:value-type="percentage" office:value="0.21708285365699">
            <text:p>21,7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J$9]);INFO.OBBA.OBBA.OBMAKE(&quot;&quot;;&quot;int&quot;;[.$B47]));&quot;getAverage&quot;))" office:value-type="percentage" office:value="0.216992204903315">
            <text:p>21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K$9]);INFO.OBBA.OBBA.OBMAKE(&quot;&quot;;&quot;int&quot;;[.$B47]));&quot;getAverage&quot;))" office:value-type="percentage" office:value="0.216873204128797">
            <text:p>21,6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L$9]);INFO.OBBA.OBBA.OBMAKE(&quot;&quot;;&quot;int&quot;;[.$B47]));&quot;getAverage&quot;))" office:value-type="percentage" office:value="0.216717442837085">
            <text:p>21,67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M$9]);INFO.OBBA.OBBA.OBMAKE(&quot;&quot;;&quot;int&quot;;[.$B47]));&quot;getAverage&quot;))" office:value-type="percentage" office:value="0.216514235157067">
            <text:p>21,65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N$9]);INFO.OBBA.OBBA.OBMAKE(&quot;&quot;;&quot;int&quot;;[.$B47]));&quot;getAverage&quot;))" office:value-type="percentage" office:value="0.216250108577458">
            <text:p>21,6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O$9]);INFO.OBBA.OBBA.OBMAKE(&quot;&quot;;&quot;int&quot;;[.$B47]));&quot;getAverage&quot;))" office:value-type="percentage" office:value="0.21590823933022">
            <text:p>21,5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P$9]);INFO.OBBA.OBBA.OBMAKE(&quot;&quot;;&quot;int&quot;;[.$B47]));&quot;getAverage&quot;))" office:value-type="percentage" office:value="0.215467864988929">
            <text:p>21,55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Q$9]);INFO.OBBA.OBBA.OBMAKE(&quot;&quot;;&quot;int&quot;;[.$B47]));&quot;getAverage&quot;))" office:value-type="percentage" office:value="0.214903740013833">
            <text:p>21,4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R$9]);INFO.OBBA.OBBA.OBMAKE(&quot;&quot;;&quot;int&quot;;[.$B47]));&quot;getAverage&quot;))" office:value-type="percentage" office:value="0.214185753807313">
            <text:p>21,4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S$9]);INFO.OBBA.OBBA.OBMAKE(&quot;&quot;;&quot;int&quot;;[.$B47]));&quot;getAverage&quot;))" office:value-type="percentage" office:value="0.21327891632213">
            <text:p>21,3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T$9]);INFO.OBBA.OBBA.OBMAKE(&quot;&quot;;&quot;int&quot;;[.$B47]));&quot;getAverage&quot;))" office:value-type="percentage" office:value="0.212144049755526">
            <text:p>21,2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U$9]);INFO.OBBA.OBBA.OBMAKE(&quot;&quot;;&quot;int&quot;;[.$B47]));&quot;getAverage&quot;))" office:value-type="percentage" office:value="0.21073973063188">
            <text:p>21,07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V$9]);INFO.OBBA.OBBA.OBMAKE(&quot;&quot;;&quot;int&quot;;[.$B47]));&quot;getAverage&quot;))" office:value-type="percentage" office:value="0.209026340448667">
            <text:p>20,9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W$9]);INFO.OBBA.OBBA.OBMAKE(&quot;&quot;;&quot;int&quot;;[.$B47]));&quot;getAverage&quot;))" office:value-type="percentage" office:value="0.206973557711724">
            <text:p>20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X$9]);INFO.OBBA.OBBA.OBMAKE(&quot;&quot;;&quot;int&quot;;[.$B47]));&quot;getAverage&quot;))" office:value-type="percentage" office:value="0.204573336807278">
            <text:p>20,46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Y$9]);INFO.OBBA.OBBA.OBMAKE(&quot;&quot;;&quot;int&quot;;[.$B47]));&quot;getAverage&quot;))" office:value-type="percentage" office:value="0.201861482513276">
            <text:p>20,1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Z$9]);INFO.OBBA.OBBA.OBMAKE(&quot;&quot;;&quot;int&quot;;[.$B47]));&quot;getAverage&quot;))" office:value-type="percentage" office:value="0.198952507314428">
            <text:p>19,9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A$9]);INFO.OBBA.OBBA.OBMAKE(&quot;&quot;;&quot;int&quot;;[.$B47]));&quot;getAverage&quot;))" office:value-type="percentage" office:value="0.196094790767083">
            <text:p>19,6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B$9]);INFO.OBBA.OBBA.OBMAKE(&quot;&quot;;&quot;int&quot;;[.$B47]));&quot;getAverage&quot;))" office:value-type="percentage" office:value="0.193756492060122">
            <text:p>19,3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C$9]);INFO.OBBA.OBBA.OBMAKE(&quot;&quot;;&quot;int&quot;;[.$B47]));&quot;getAverage&quot;))" office:value-type="percentage" office:value="0.192757699390738">
            <text:p>19,2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D$9]);INFO.OBBA.OBBA.OBMAKE(&quot;&quot;;&quot;int&quot;;[.$B47]));&quot;getAverage&quot;))" office:value-type="percentage" office:value="0.19447165596769">
            <text:p>19,45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E$9]);INFO.OBBA.OBBA.OBMAKE(&quot;&quot;;&quot;int&quot;;[.$B47]));&quot;getAverage&quot;))" office:value-type="percentage" office:value="0.20112862486743">
            <text:p>20,1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F$9]);INFO.OBBA.OBBA.OBMAKE(&quot;&quot;;&quot;int&quot;;[.$B47]));&quot;getAverage&quot;))" office:value-type="percentage" office:value="0.216271544070674">
            <text:p>21,6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G$9]);INFO.OBBA.OBBA.OBMAKE(&quot;&quot;;&quot;int&quot;;[.$B47]));&quot;getAverage&quot;))" office:value-type="percentage" office:value="0.245435235233568">
            <text:p>24,5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H$9]);INFO.OBBA.OBBA.OBMAKE(&quot;&quot;;&quot;int&quot;;[.$B47]));&quot;getAverage&quot;))" office:value-type="percentage" office:value="0.297153660015202">
            <text:p>29,7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I$9]);INFO.OBBA.OBBA.OBMAKE(&quot;&quot;;&quot;int&quot;;[.$B47]));&quot;getAverage&quot;))" office:value-type="percentage" office:value="0.38444700225059">
            <text:p>38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J$9]);INFO.OBBA.OBBA.OBMAKE(&quot;&quot;;&quot;int&quot;;[.$B47]));&quot;getAverage&quot;))" office:value-type="percentage" office:value="0.527008544015658">
            <text:p>52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K$9]);INFO.OBBA.OBBA.OBMAKE(&quot;&quot;;&quot;int&quot;;[.$B47]));&quot;getAverage&quot;))" office:value-type="percentage" office:value="0.75440948120174">
            <text:p>75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L$9]);INFO.OBBA.OBBA.OBMAKE(&quot;&quot;;&quot;int&quot;;[.$B47]));&quot;getAverage&quot;))" office:value-type="percentage" office:value="1.11078096475428">
            <text:p>111,0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M$9]);INFO.OBBA.OBBA.OBMAKE(&quot;&quot;;&quot;int&quot;;[.$B47]));&quot;getAverage&quot;))" office:value-type="percentage" office:value="1.66163527522882">
            <text:p>166,16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N$9]);INFO.OBBA.OBBA.OBMAKE(&quot;&quot;;&quot;int&quot;;[.$B47]));&quot;getAverage&quot;))" office:value-type="percentage" office:value="0">
            <text:p>0,0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O$9]);INFO.OBBA.OBBA.OBMAKE(&quot;&quot;;&quot;int&quot;;[.$B47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1">
          <table:table-cell table:style-name="ce14"/>
          <table:table-cell table:style-name="ce32" office:value-type="float" office:value="38">
            <text:p>38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C$9]);INFO.OBBA.OBBA.OBMAKE(&quot;&quot;;&quot;int&quot;;[.$B48]));&quot;getAverage&quot;))" office:value-type="percentage" office:value="0.217325198509687">
            <text:p>21,7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D$9]);INFO.OBBA.OBBA.OBMAKE(&quot;&quot;;&quot;int&quot;;[.$B48]));&quot;getAverage&quot;))" office:value-type="percentage" office:value="0.217312519641914">
            <text:p>21,7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E$9]);INFO.OBBA.OBBA.OBMAKE(&quot;&quot;;&quot;int&quot;;[.$B48]));&quot;getAverage&quot;))" office:value-type="percentage" office:value="0.217295636402338">
            <text:p>21,7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F$9]);INFO.OBBA.OBBA.OBMAKE(&quot;&quot;;&quot;int&quot;;[.$B48]));&quot;getAverage&quot;))" office:value-type="percentage" office:value="0.217273189321417">
            <text:p>21,7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G$9]);INFO.OBBA.OBBA.OBMAKE(&quot;&quot;;&quot;int&quot;;[.$B48]));&quot;getAverage&quot;))" office:value-type="percentage" office:value="0.217243394783406">
            <text:p>21,7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H$9]);INFO.OBBA.OBBA.OBMAKE(&quot;&quot;;&quot;int&quot;;[.$B48]));&quot;getAverage&quot;))" office:value-type="percentage" office:value="0.217203919731167">
            <text:p>21,7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I$9]);INFO.OBBA.OBBA.OBMAKE(&quot;&quot;;&quot;int&quot;;[.$B48]));&quot;getAverage&quot;))" office:value-type="percentage" office:value="0.217151722682261">
            <text:p>21,7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J$9]);INFO.OBBA.OBBA.OBMAKE(&quot;&quot;;&quot;int&quot;;[.$B48]));&quot;getAverage&quot;))" office:value-type="percentage" office:value="0.21708285365699">
            <text:p>21,7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K$9]);INFO.OBBA.OBBA.OBMAKE(&quot;&quot;;&quot;int&quot;;[.$B48]));&quot;getAverage&quot;))" office:value-type="percentage" office:value="0.216992204903315">
            <text:p>21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L$9]);INFO.OBBA.OBBA.OBMAKE(&quot;&quot;;&quot;int&quot;;[.$B48]));&quot;getAverage&quot;))" office:value-type="percentage" office:value="0.216873204128797">
            <text:p>21,6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M$9]);INFO.OBBA.OBBA.OBMAKE(&quot;&quot;;&quot;int&quot;;[.$B48]));&quot;getAverage&quot;))" office:value-type="percentage" office:value="0.216717442837085">
            <text:p>21,67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N$9]);INFO.OBBA.OBBA.OBMAKE(&quot;&quot;;&quot;int&quot;;[.$B48]));&quot;getAverage&quot;))" office:value-type="percentage" office:value="0.216514235157067">
            <text:p>21,65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O$9]);INFO.OBBA.OBBA.OBMAKE(&quot;&quot;;&quot;int&quot;;[.$B48]));&quot;getAverage&quot;))" office:value-type="percentage" office:value="0.216250108577458">
            <text:p>21,6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P$9]);INFO.OBBA.OBBA.OBMAKE(&quot;&quot;;&quot;int&quot;;[.$B48]));&quot;getAverage&quot;))" office:value-type="percentage" office:value="0.21590823933022">
            <text:p>21,5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Q$9]);INFO.OBBA.OBBA.OBMAKE(&quot;&quot;;&quot;int&quot;;[.$B48]));&quot;getAverage&quot;))" office:value-type="percentage" office:value="0.215467864988929">
            <text:p>21,55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R$9]);INFO.OBBA.OBBA.OBMAKE(&quot;&quot;;&quot;int&quot;;[.$B48]));&quot;getAverage&quot;))" office:value-type="percentage" office:value="0.214903740013833">
            <text:p>21,4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S$9]);INFO.OBBA.OBBA.OBMAKE(&quot;&quot;;&quot;int&quot;;[.$B48]));&quot;getAverage&quot;))" office:value-type="percentage" office:value="0.214185753807313">
            <text:p>21,4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T$9]);INFO.OBBA.OBBA.OBMAKE(&quot;&quot;;&quot;int&quot;;[.$B48]));&quot;getAverage&quot;))" office:value-type="percentage" office:value="0.21327891632213">
            <text:p>21,3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U$9]);INFO.OBBA.OBBA.OBMAKE(&quot;&quot;;&quot;int&quot;;[.$B48]));&quot;getAverage&quot;))" office:value-type="percentage" office:value="0.212144049755526">
            <text:p>21,2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V$9]);INFO.OBBA.OBBA.OBMAKE(&quot;&quot;;&quot;int&quot;;[.$B48]));&quot;getAverage&quot;))" office:value-type="percentage" office:value="0.21073973063188">
            <text:p>21,07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W$9]);INFO.OBBA.OBBA.OBMAKE(&quot;&quot;;&quot;int&quot;;[.$B48]));&quot;getAverage&quot;))" office:value-type="percentage" office:value="0.209026340448667">
            <text:p>20,9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X$9]);INFO.OBBA.OBBA.OBMAKE(&quot;&quot;;&quot;int&quot;;[.$B48]));&quot;getAverage&quot;))" office:value-type="percentage" office:value="0.206973557711724">
            <text:p>20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Y$9]);INFO.OBBA.OBBA.OBMAKE(&quot;&quot;;&quot;int&quot;;[.$B48]));&quot;getAverage&quot;))" office:value-type="percentage" office:value="0.204573336807278">
            <text:p>20,46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Z$9]);INFO.OBBA.OBBA.OBMAKE(&quot;&quot;;&quot;int&quot;;[.$B48]));&quot;getAverage&quot;))" office:value-type="percentage" office:value="0.201861482513276">
            <text:p>20,1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A$9]);INFO.OBBA.OBBA.OBMAKE(&quot;&quot;;&quot;int&quot;;[.$B48]));&quot;getAverage&quot;))" office:value-type="percentage" office:value="0.198952507314428">
            <text:p>19,9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B$9]);INFO.OBBA.OBBA.OBMAKE(&quot;&quot;;&quot;int&quot;;[.$B48]));&quot;getAverage&quot;))" office:value-type="percentage" office:value="0.196094790767083">
            <text:p>19,6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C$9]);INFO.OBBA.OBBA.OBMAKE(&quot;&quot;;&quot;int&quot;;[.$B48]));&quot;getAverage&quot;))" office:value-type="percentage" office:value="0.193756492060122">
            <text:p>19,3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D$9]);INFO.OBBA.OBBA.OBMAKE(&quot;&quot;;&quot;int&quot;;[.$B48]));&quot;getAverage&quot;))" office:value-type="percentage" office:value="0.192757699390738">
            <text:p>19,2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E$9]);INFO.OBBA.OBBA.OBMAKE(&quot;&quot;;&quot;int&quot;;[.$B48]));&quot;getAverage&quot;))" office:value-type="percentage" office:value="0.19447165596769">
            <text:p>19,45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F$9]);INFO.OBBA.OBBA.OBMAKE(&quot;&quot;;&quot;int&quot;;[.$B48]));&quot;getAverage&quot;))" office:value-type="percentage" office:value="0.20112862486743">
            <text:p>20,1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G$9]);INFO.OBBA.OBBA.OBMAKE(&quot;&quot;;&quot;int&quot;;[.$B48]));&quot;getAverage&quot;))" office:value-type="percentage" office:value="0.216271544070674">
            <text:p>21,6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H$9]);INFO.OBBA.OBBA.OBMAKE(&quot;&quot;;&quot;int&quot;;[.$B48]));&quot;getAverage&quot;))" office:value-type="percentage" office:value="0.245435235233568">
            <text:p>24,5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I$9]);INFO.OBBA.OBBA.OBMAKE(&quot;&quot;;&quot;int&quot;;[.$B48]));&quot;getAverage&quot;))" office:value-type="percentage" office:value="0.297153660015202">
            <text:p>29,7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J$9]);INFO.OBBA.OBBA.OBMAKE(&quot;&quot;;&quot;int&quot;;[.$B48]));&quot;getAverage&quot;))" office:value-type="percentage" office:value="0.38444700225059">
            <text:p>38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K$9]);INFO.OBBA.OBBA.OBMAKE(&quot;&quot;;&quot;int&quot;;[.$B48]));&quot;getAverage&quot;))" office:value-type="percentage" office:value="0.527008544015658">
            <text:p>52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L$9]);INFO.OBBA.OBBA.OBMAKE(&quot;&quot;;&quot;int&quot;;[.$B48]));&quot;getAverage&quot;))" office:value-type="percentage" office:value="0.75440948120174">
            <text:p>75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M$9]);INFO.OBBA.OBBA.OBMAKE(&quot;&quot;;&quot;int&quot;;[.$B48]));&quot;getAverage&quot;))" office:value-type="percentage" office:value="1.11078096475428">
            <text:p>111,0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N$9]);INFO.OBBA.OBBA.OBMAKE(&quot;&quot;;&quot;int&quot;;[.$B48]));&quot;getAverage&quot;))" office:value-type="percentage" office:value="1.66163527522882">
            <text:p>166,16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O$9]);INFO.OBBA.OBBA.OBMAKE(&quot;&quot;;&quot;int&quot;;[.$B48]));&quot;getAverage&quot;))" office:value-type="percentage" office:value="0">
            <text:p>0,00%</text:p>
          </table:table-cell>
          <table:table-cell table:style-name="ce14" table:number-columns-repeated="216"/>
          <table:table-cell table:number-columns-repeated="767"/>
        </table:table-row>
        <table:table-row table:style-name="ro11">
          <table:table-cell table:style-name="ce14"/>
          <table:table-cell table:style-name="ce32" office:value-type="float" office:value="39">
            <text:p>39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C$9]);INFO.OBBA.OBBA.OBMAKE(&quot;&quot;;&quot;int&quot;;[.$B49]));&quot;getAverage&quot;))" office:value-type="percentage" office:value="0.217334706391556">
            <text:p>21,7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D$9]);INFO.OBBA.OBBA.OBMAKE(&quot;&quot;;&quot;int&quot;;[.$B49]));&quot;getAverage&quot;))" office:value-type="percentage" office:value="0.217325198509687">
            <text:p>21,7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E$9]);INFO.OBBA.OBBA.OBMAKE(&quot;&quot;;&quot;int&quot;;[.$B49]));&quot;getAverage&quot;))" office:value-type="percentage" office:value="0.217312519641914">
            <text:p>21,7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F$9]);INFO.OBBA.OBBA.OBMAKE(&quot;&quot;;&quot;int&quot;;[.$B49]));&quot;getAverage&quot;))" office:value-type="percentage" office:value="0.217295636402338">
            <text:p>21,7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G$9]);INFO.OBBA.OBBA.OBMAKE(&quot;&quot;;&quot;int&quot;;[.$B49]));&quot;getAverage&quot;))" office:value-type="percentage" office:value="0.217273189321417">
            <text:p>21,7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H$9]);INFO.OBBA.OBBA.OBMAKE(&quot;&quot;;&quot;int&quot;;[.$B49]));&quot;getAverage&quot;))" office:value-type="percentage" office:value="0.217243394783406">
            <text:p>21,7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I$9]);INFO.OBBA.OBBA.OBMAKE(&quot;&quot;;&quot;int&quot;;[.$B49]));&quot;getAverage&quot;))" office:value-type="percentage" office:value="0.217203919731167">
            <text:p>21,7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J$9]);INFO.OBBA.OBBA.OBMAKE(&quot;&quot;;&quot;int&quot;;[.$B49]));&quot;getAverage&quot;))" office:value-type="percentage" office:value="0.217151722682261">
            <text:p>21,7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K$9]);INFO.OBBA.OBBA.OBMAKE(&quot;&quot;;&quot;int&quot;;[.$B49]));&quot;getAverage&quot;))" office:value-type="percentage" office:value="0.21708285365699">
            <text:p>21,7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L$9]);INFO.OBBA.OBBA.OBMAKE(&quot;&quot;;&quot;int&quot;;[.$B49]));&quot;getAverage&quot;))" office:value-type="percentage" office:value="0.216992204903315">
            <text:p>21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M$9]);INFO.OBBA.OBBA.OBMAKE(&quot;&quot;;&quot;int&quot;;[.$B49]));&quot;getAverage&quot;))" office:value-type="percentage" office:value="0.216873204128797">
            <text:p>21,6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N$9]);INFO.OBBA.OBBA.OBMAKE(&quot;&quot;;&quot;int&quot;;[.$B49]));&quot;getAverage&quot;))" office:value-type="percentage" office:value="0.216717442837085">
            <text:p>21,67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O$9]);INFO.OBBA.OBBA.OBMAKE(&quot;&quot;;&quot;int&quot;;[.$B49]));&quot;getAverage&quot;))" office:value-type="percentage" office:value="0.216514235157067">
            <text:p>21,65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P$9]);INFO.OBBA.OBBA.OBMAKE(&quot;&quot;;&quot;int&quot;;[.$B49]));&quot;getAverage&quot;))" office:value-type="percentage" office:value="0.216250108577458">
            <text:p>21,6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Q$9]);INFO.OBBA.OBBA.OBMAKE(&quot;&quot;;&quot;int&quot;;[.$B49]));&quot;getAverage&quot;))" office:value-type="percentage" office:value="0.21590823933022">
            <text:p>21,5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R$9]);INFO.OBBA.OBBA.OBMAKE(&quot;&quot;;&quot;int&quot;;[.$B49]));&quot;getAverage&quot;))" office:value-type="percentage" office:value="0.215467864988929">
            <text:p>21,55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S$9]);INFO.OBBA.OBBA.OBMAKE(&quot;&quot;;&quot;int&quot;;[.$B49]));&quot;getAverage&quot;))" office:value-type="percentage" office:value="0.214903740013833">
            <text:p>21,4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T$9]);INFO.OBBA.OBBA.OBMAKE(&quot;&quot;;&quot;int&quot;;[.$B49]));&quot;getAverage&quot;))" office:value-type="percentage" office:value="0.214185753807313">
            <text:p>21,4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U$9]);INFO.OBBA.OBBA.OBMAKE(&quot;&quot;;&quot;int&quot;;[.$B49]));&quot;getAverage&quot;))" office:value-type="percentage" office:value="0.21327891632213">
            <text:p>21,3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V$9]);INFO.OBBA.OBBA.OBMAKE(&quot;&quot;;&quot;int&quot;;[.$B49]));&quot;getAverage&quot;))" office:value-type="percentage" office:value="0.212144049755526">
            <text:p>21,2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W$9]);INFO.OBBA.OBBA.OBMAKE(&quot;&quot;;&quot;int&quot;;[.$B49]));&quot;getAverage&quot;))" office:value-type="percentage" office:value="0.21073973063188">
            <text:p>21,07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X$9]);INFO.OBBA.OBBA.OBMAKE(&quot;&quot;;&quot;int&quot;;[.$B49]));&quot;getAverage&quot;))" office:value-type="percentage" office:value="0.209026340448667">
            <text:p>20,9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Y$9]);INFO.OBBA.OBBA.OBMAKE(&quot;&quot;;&quot;int&quot;;[.$B49]));&quot;getAverage&quot;))" office:value-type="percentage" office:value="0.206973557711724">
            <text:p>20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Z$9]);INFO.OBBA.OBBA.OBMAKE(&quot;&quot;;&quot;int&quot;;[.$B49]));&quot;getAverage&quot;))" office:value-type="percentage" office:value="0.204573336807278">
            <text:p>20,46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A$9]);INFO.OBBA.OBBA.OBMAKE(&quot;&quot;;&quot;int&quot;;[.$B49]));&quot;getAverage&quot;))" office:value-type="percentage" office:value="0.201861482513276">
            <text:p>20,19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B$9]);INFO.OBBA.OBBA.OBMAKE(&quot;&quot;;&quot;int&quot;;[.$B49]));&quot;getAverage&quot;))" office:value-type="percentage" office:value="0.198952507314428">
            <text:p>19,9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C$9]);INFO.OBBA.OBBA.OBMAKE(&quot;&quot;;&quot;int&quot;;[.$B49]));&quot;getAverage&quot;))" office:value-type="percentage" office:value="0.196094790767083">
            <text:p>19,6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D$9]);INFO.OBBA.OBBA.OBMAKE(&quot;&quot;;&quot;int&quot;;[.$B49]));&quot;getAverage&quot;))" office:value-type="percentage" office:value="0.193756492060122">
            <text:p>19,3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E$9]);INFO.OBBA.OBBA.OBMAKE(&quot;&quot;;&quot;int&quot;;[.$B49]));&quot;getAverage&quot;))" office:value-type="percentage" office:value="0.192757699390738">
            <text:p>19,2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F$9]);INFO.OBBA.OBBA.OBMAKE(&quot;&quot;;&quot;int&quot;;[.$B49]));&quot;getAverage&quot;))" office:value-type="percentage" office:value="0.19447165596769">
            <text:p>19,45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G$9]);INFO.OBBA.OBBA.OBMAKE(&quot;&quot;;&quot;int&quot;;[.$B49]));&quot;getAverage&quot;))" office:value-type="percentage" office:value="0.20112862486743">
            <text:p>20,11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H$9]);INFO.OBBA.OBBA.OBMAKE(&quot;&quot;;&quot;int&quot;;[.$B49]));&quot;getAverage&quot;))" office:value-type="percentage" office:value="0.216271544070674">
            <text:p>21,63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I$9]);INFO.OBBA.OBBA.OBMAKE(&quot;&quot;;&quot;int&quot;;[.$B49]));&quot;getAverage&quot;))" office:value-type="percentage" office:value="0.245435235233568">
            <text:p>24,5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J$9]);INFO.OBBA.OBBA.OBMAKE(&quot;&quot;;&quot;int&quot;;[.$B49]));&quot;getAverage&quot;))" office:value-type="percentage" office:value="0.297153660015202">
            <text:p>29,72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K$9]);INFO.OBBA.OBBA.OBMAKE(&quot;&quot;;&quot;int&quot;;[.$B49]));&quot;getAverage&quot;))" office:value-type="percentage" office:value="0.38444700225059">
            <text:p>38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L$9]);INFO.OBBA.OBBA.OBMAKE(&quot;&quot;;&quot;int&quot;;[.$B49]));&quot;getAverage&quot;))" office:value-type="percentage" office:value="0.527008544015658">
            <text:p>52,70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M$9]);INFO.OBBA.OBBA.OBMAKE(&quot;&quot;;&quot;int&quot;;[.$B49]));&quot;getAverage&quot;))" office:value-type="percentage" office:value="0.75440948120174">
            <text:p>75,44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N$9]);INFO.OBBA.OBBA.OBMAKE(&quot;&quot;;&quot;int&quot;;[.$B49]));&quot;getAverage&quot;))" office:value-type="percentage" office:value="1.11078096475428">
            <text:p>111,08%</text:p>
          </table:table-cell>
          <table:table-cell table:style-name="ce76" table:formula="of:=INFO.OBBA.OBBA.OBGET(INFO.OBBA.OBBA.OBCALL(&quot;&quot;;INFO.OBBA.OBBA.OBCALL(&quot;&quot;;[.$C$6];&quot;getVolatility&quot;;INFO.OBBA.OBBA.OBMAKE(&quot;&quot;;&quot;int&quot;;[.AO$9]);INFO.OBBA.OBBA.OBMAKE(&quot;&quot;;&quot;int&quot;;[.$B49]));&quot;getAverage&quot;))" office:value-type="percentage" office:value="1.66163527522882">
            <text:p>166,16%</text:p>
          </table:table-cell>
          <table:table-cell table:style-name="ce14" table:number-columns-repeated="216"/>
          <table:table-cell table:number-columns-repeated="767"/>
        </table:table-row>
        <table:table-row table:style-name="ro11">
          <table:table-cell table:style-name="ce14"/>
          <table:table-cell table:style-name="ce32"/>
          <table:table-cell table:style-name="ce37" table:number-columns-repeated="2"/>
          <table:table-cell table:style-name="ce14" table:number-columns-repeated="253"/>
          <table:table-cell table:number-columns-repeated="767"/>
        </table:table-row>
        <table:table-row table:style-name="ro11">
          <table:table-cell table:style-name="ce14"/>
          <table:table-cell table:style-name="ce46" office:value-type="string">
            <text:p>Correlation Model:</text:p>
          </table:table-cell>
          <table:table-cell table:style-name="ce75" table:formula="of:=INFO.OBBA.OBBA.OBCALL(&quot;correlationModelFromLMM&quot;;[.$C$5];&quot;getCorrelationModel&quot;)" office:value-type="string" office:string-value="correlationModelFromLMM &#10;[9235]">
            <text:p>correlationModelFromLMM </text:p>
            <text:p>[9235]</text:p>
          </table:table-cell>
          <table:table-cell table:style-name="ce37"/>
          <table:table-cell table:style-name="ce14" table:number-columns-repeated="253"/>
          <table:table-cell table:number-columns-repeated="767"/>
        </table:table-row>
        <table:table-row table:style-name="ro11">
          <table:table-cell table:style-name="ce14"/>
          <table:table-cell table:style-name="ce46" office:value-type="string">
            <text:p>Simulation time: </text:p>
          </table:table-cell>
          <table:table-cell table:style-name="ce77" office:value-type="float" office:value="0">
            <text:p>0</text:p>
          </table:table-cell>
          <table:table-cell table:style-name="ce37"/>
          <table:table-cell table:style-name="ce14" table:number-columns-repeated="253"/>
          <table:table-cell table:number-columns-repeated="767"/>
        </table:table-row>
        <table:table-row table:style-name="ro11">
          <table:table-cell table:style-name="ce14"/>
          <table:table-cell table:style-name="ce32"/>
          <table:table-cell table:style-name="ce77" office:value-type="string">
            <text:p>forward rate index</text:p>
          </table:table-cell>
          <table:table-cell table:style-name="ce14" table:number-columns-repeated="254"/>
          <table:table-cell table:number-columns-repeated="767"/>
        </table:table-row>
        <table:table-row table:style-name="ro11">
          <table:table-cell table:style-name="ce14"/>
          <table:table-cell table:style-name="ce74"/>
          <table:table-cell table:style-name="ce47" office:value-type="float" office:value="0">
            <text:p>0</text:p>
          </table:table-cell>
          <table:table-cell table:style-name="ce47" table:formula="of:=[.C54]+1" office:value-type="float" office:value="1">
            <text:p>1</text:p>
          </table:table-cell>
          <table:table-cell table:style-name="ce47" table:formula="of:=[.D54]+1" office:value-type="float" office:value="2">
            <text:p>2</text:p>
          </table:table-cell>
          <table:table-cell table:style-name="ce47" table:formula="of:=[.E54]+1" office:value-type="float" office:value="3">
            <text:p>3</text:p>
          </table:table-cell>
          <table:table-cell table:style-name="ce47" table:formula="of:=[.F54]+1" office:value-type="float" office:value="4">
            <text:p>4</text:p>
          </table:table-cell>
          <table:table-cell table:style-name="ce47" table:formula="of:=[.G54]+1" office:value-type="float" office:value="5">
            <text:p>5</text:p>
          </table:table-cell>
          <table:table-cell table:style-name="ce47" table:formula="of:=[.H54]+1" office:value-type="float" office:value="6">
            <text:p>6</text:p>
          </table:table-cell>
          <table:table-cell table:style-name="ce47" table:formula="of:=[.I54]+1" office:value-type="float" office:value="7">
            <text:p>7</text:p>
          </table:table-cell>
          <table:table-cell table:style-name="ce47" table:formula="of:=[.J54]+1" office:value-type="float" office:value="8">
            <text:p>8</text:p>
          </table:table-cell>
          <table:table-cell table:style-name="ce47" table:formula="of:=[.K54]+1" office:value-type="float" office:value="9">
            <text:p>9</text:p>
          </table:table-cell>
          <table:table-cell table:style-name="ce47" table:formula="of:=[.L54]+1" office:value-type="float" office:value="10">
            <text:p>10</text:p>
          </table:table-cell>
          <table:table-cell table:style-name="ce47" table:formula="of:=[.M54]+1" office:value-type="float" office:value="11">
            <text:p>11</text:p>
          </table:table-cell>
          <table:table-cell table:style-name="ce47" table:formula="of:=[.N54]+1" office:value-type="float" office:value="12">
            <text:p>12</text:p>
          </table:table-cell>
          <table:table-cell table:style-name="ce47" table:formula="of:=[.O54]+1" office:value-type="float" office:value="13">
            <text:p>13</text:p>
          </table:table-cell>
          <table:table-cell table:style-name="ce47" table:formula="of:=[.P54]+1" office:value-type="float" office:value="14">
            <text:p>14</text:p>
          </table:table-cell>
          <table:table-cell table:style-name="ce47" table:formula="of:=[.Q54]+1" office:value-type="float" office:value="15">
            <text:p>15</text:p>
          </table:table-cell>
          <table:table-cell table:style-name="ce47" table:formula="of:=[.R54]+1" office:value-type="float" office:value="16">
            <text:p>16</text:p>
          </table:table-cell>
          <table:table-cell table:style-name="ce47" table:formula="of:=[.S54]+1" office:value-type="float" office:value="17">
            <text:p>17</text:p>
          </table:table-cell>
          <table:table-cell table:style-name="ce47" table:formula="of:=[.T54]+1" office:value-type="float" office:value="18">
            <text:p>18</text:p>
          </table:table-cell>
          <table:table-cell table:style-name="ce47" table:formula="of:=[.U54]+1" office:value-type="float" office:value="19">
            <text:p>19</text:p>
          </table:table-cell>
          <table:table-cell table:style-name="ce47" table:formula="of:=[.V54]+1" office:value-type="float" office:value="20">
            <text:p>20</text:p>
          </table:table-cell>
          <table:table-cell table:style-name="ce47" table:formula="of:=[.W54]+1" office:value-type="float" office:value="21">
            <text:p>21</text:p>
          </table:table-cell>
          <table:table-cell table:style-name="ce47" table:formula="of:=[.X54]+1" office:value-type="float" office:value="22">
            <text:p>22</text:p>
          </table:table-cell>
          <table:table-cell table:style-name="ce47" table:formula="of:=[.Y54]+1" office:value-type="float" office:value="23">
            <text:p>23</text:p>
          </table:table-cell>
          <table:table-cell table:style-name="ce47" table:formula="of:=[.Z54]+1" office:value-type="float" office:value="24">
            <text:p>24</text:p>
          </table:table-cell>
          <table:table-cell table:style-name="ce47" table:formula="of:=[.AA54]+1" office:value-type="float" office:value="25">
            <text:p>25</text:p>
          </table:table-cell>
          <table:table-cell table:style-name="ce47" table:formula="of:=[.AB54]+1" office:value-type="float" office:value="26">
            <text:p>26</text:p>
          </table:table-cell>
          <table:table-cell table:style-name="ce47" table:formula="of:=[.AC54]+1" office:value-type="float" office:value="27">
            <text:p>27</text:p>
          </table:table-cell>
          <table:table-cell table:style-name="ce47" table:formula="of:=[.AD54]+1" office:value-type="float" office:value="28">
            <text:p>28</text:p>
          </table:table-cell>
          <table:table-cell table:style-name="ce47" table:formula="of:=[.AE54]+1" office:value-type="float" office:value="29">
            <text:p>29</text:p>
          </table:table-cell>
          <table:table-cell table:style-name="ce47" table:formula="of:=[.AF54]+1" office:value-type="float" office:value="30">
            <text:p>30</text:p>
          </table:table-cell>
          <table:table-cell table:style-name="ce47" table:formula="of:=[.AG54]+1" office:value-type="float" office:value="31">
            <text:p>31</text:p>
          </table:table-cell>
          <table:table-cell table:style-name="ce47" table:formula="of:=[.AH54]+1" office:value-type="float" office:value="32">
            <text:p>32</text:p>
          </table:table-cell>
          <table:table-cell table:style-name="ce47" table:formula="of:=[.AI54]+1" office:value-type="float" office:value="33">
            <text:p>33</text:p>
          </table:table-cell>
          <table:table-cell table:style-name="ce47" table:formula="of:=[.AJ54]+1" office:value-type="float" office:value="34">
            <text:p>34</text:p>
          </table:table-cell>
          <table:table-cell table:style-name="ce47" table:formula="of:=[.AK54]+1" office:value-type="float" office:value="35">
            <text:p>35</text:p>
          </table:table-cell>
          <table:table-cell table:style-name="ce47" table:formula="of:=[.AL54]+1" office:value-type="float" office:value="36">
            <text:p>36</text:p>
          </table:table-cell>
          <table:table-cell table:style-name="ce47" table:formula="of:=[.AM54]+1" office:value-type="float" office:value="37">
            <text:p>37</text:p>
          </table:table-cell>
          <table:table-cell table:style-name="ce47" table:formula="of:=[.AN54]+1" office:value-type="float" office:value="38">
            <text:p>38</text:p>
          </table:table-cell>
          <table:table-cell table:style-name="ce14" table:number-columns-repeated="216"/>
          <table:table-cell table:number-columns-repeated="767"/>
        </table:table-row>
        <table:table-row table:style-name="ro11">
          <table:table-cell table:style-name="ce14"/>
          <table:table-cell table:style-name="ce32" office:value-type="float" office:value="0">
            <text:p>0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5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5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5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5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5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5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5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5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5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5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5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5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5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5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5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5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5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5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5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5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5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5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5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5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5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5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5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5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5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5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5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5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5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5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5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5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5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5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55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1">
          <table:table-cell table:style-name="ce14"/>
          <table:table-cell table:style-name="ce32" office:value-type="float" office:value="1">
            <text:p>1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5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5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5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5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5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5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5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5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5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5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5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5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5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5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5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5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5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5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5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5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5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5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5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5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5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5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5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5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5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5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5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5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5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5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5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5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5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5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56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1">
          <table:table-cell table:style-name="ce14"/>
          <table:table-cell table:style-name="ce32" office:value-type="float" office:value="2">
            <text:p>2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5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5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5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5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5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5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5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5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5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5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5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5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5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5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5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5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5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5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5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5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5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5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5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5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5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5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5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5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5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5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5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5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5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5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5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5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5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5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57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1">
          <table:table-cell table:style-name="ce14"/>
          <table:table-cell table:style-name="ce32" office:value-type="float" office:value="3">
            <text:p>3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5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5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5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5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5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5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5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5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5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5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5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5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5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5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5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5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5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5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5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5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5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5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5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5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5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5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5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5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5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5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5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5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5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5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5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5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5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5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58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1">
          <table:table-cell table:style-name="ce14"/>
          <table:table-cell table:style-name="ce32" office:value-type="float" office:value="4">
            <text:p>4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5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5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5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5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5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5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5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5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5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5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5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5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5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5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5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5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5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5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5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5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5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5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5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5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5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5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5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5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5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5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5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5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5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5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5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5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5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5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59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1">
          <table:table-cell table:style-name="ce14"/>
          <table:table-cell table:style-name="ce32" office:value-type="float" office:value="5">
            <text:p>5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6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6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6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6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6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6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6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6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6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6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6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6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6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6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6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6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6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6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6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6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6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6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6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6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6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6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6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6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6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6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6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6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6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6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6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6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6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6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60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1">
          <table:table-cell table:style-name="ce14"/>
          <table:table-cell table:style-name="ce32" office:value-type="float" office:value="6">
            <text:p>6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6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6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6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6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6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6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6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6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6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6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6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6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6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6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6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6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6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6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6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6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6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6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6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6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6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6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6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6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6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6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6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6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6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6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6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6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6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6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61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1">
          <table:table-cell table:style-name="ce14"/>
          <table:table-cell table:style-name="ce32" office:value-type="float" office:value="7">
            <text:p>7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6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6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6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6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6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6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6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6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6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6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6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6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6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6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6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6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6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6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6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6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6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6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6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6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6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6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6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6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6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6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6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6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6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6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6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6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6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6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62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1">
          <table:table-cell table:style-name="ce14"/>
          <table:table-cell table:style-name="ce32" office:value-type="float" office:value="8">
            <text:p>8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6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6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6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6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6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6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6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6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6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6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6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6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6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6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6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6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6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6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6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6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6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6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6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6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6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6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6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6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6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6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6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6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6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6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6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6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6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6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63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1">
          <table:table-cell table:style-name="ce14"/>
          <table:table-cell table:style-name="ce32" office:value-type="float" office:value="9">
            <text:p>9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6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6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6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6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6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6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6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6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6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6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6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6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6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6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6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6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6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6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6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6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6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6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6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6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6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6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6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6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6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6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6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6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6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6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6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6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6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6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64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1">
          <table:table-cell table:style-name="ce14"/>
          <table:table-cell table:style-name="ce32" office:value-type="float" office:value="10">
            <text:p>10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6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6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6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6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6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6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6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6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6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6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6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6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6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6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6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6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6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6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6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6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6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6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6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6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6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6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6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6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6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6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6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6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6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6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6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6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6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6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65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1">
          <table:table-cell table:style-name="ce14"/>
          <table:table-cell table:style-name="ce32" office:value-type="float" office:value="11">
            <text:p>11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6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6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6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6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6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6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6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6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6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6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6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6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6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6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6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6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6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6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6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6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6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6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6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6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6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6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6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6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6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6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6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6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6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6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6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6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6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6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66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1">
          <table:table-cell table:style-name="ce14"/>
          <table:table-cell table:style-name="ce32" office:value-type="float" office:value="12">
            <text:p>12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6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6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6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6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6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6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6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6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6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6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6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6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6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6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6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6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6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6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6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6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6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6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6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6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6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6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6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6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6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6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6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6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6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6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6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6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6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6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67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1">
          <table:table-cell table:style-name="ce14"/>
          <table:table-cell table:style-name="ce32" office:value-type="float" office:value="13">
            <text:p>13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6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6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6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6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6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6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6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6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6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6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6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6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6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6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6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6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6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6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6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6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6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6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6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6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6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6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6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6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6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6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6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6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6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6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6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6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6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6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68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1">
          <table:table-cell table:style-name="ce14"/>
          <table:table-cell table:style-name="ce32" office:value-type="float" office:value="14">
            <text:p>14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6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6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6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6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6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6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6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6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6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6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6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6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6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6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6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6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6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6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6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6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6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6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6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6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6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6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6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6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6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6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6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6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6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6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6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6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6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6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69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1">
          <table:table-cell table:style-name="ce14"/>
          <table:table-cell table:style-name="ce32" office:value-type="float" office:value="15">
            <text:p>15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7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7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7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7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7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7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7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7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7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7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7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7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7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7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7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7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7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7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7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7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7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7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7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7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7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7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7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7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7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7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7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7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7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7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7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7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7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7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70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1">
          <table:table-cell table:style-name="ce14"/>
          <table:table-cell table:style-name="ce32" office:value-type="float" office:value="16">
            <text:p>16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7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7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7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7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7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7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7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7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7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7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7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7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7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7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7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7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7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7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7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7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7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7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7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7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7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7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7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7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7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7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7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7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7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7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7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7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7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7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71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1">
          <table:table-cell table:style-name="ce14"/>
          <table:table-cell table:style-name="ce32" office:value-type="float" office:value="17">
            <text:p>17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7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7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7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7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7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7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7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7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7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7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7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7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7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7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7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7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7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7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7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7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7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7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7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7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7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7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7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7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7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7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7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7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7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7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7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7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7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7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72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1">
          <table:table-cell table:style-name="ce14"/>
          <table:table-cell table:style-name="ce32" office:value-type="float" office:value="18">
            <text:p>18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7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7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7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7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7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7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7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7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7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7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7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7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7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7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7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7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7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7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7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7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7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7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7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7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7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7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7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7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7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7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7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7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7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7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7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7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7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7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73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1">
          <table:table-cell table:style-name="ce14"/>
          <table:table-cell table:style-name="ce32" office:value-type="float" office:value="19">
            <text:p>19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7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7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7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7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7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7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7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7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7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7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7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7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7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7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7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7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7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7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7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7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7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7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7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7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7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7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7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7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7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7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7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7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7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7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7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7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7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7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74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1">
          <table:table-cell table:style-name="ce14"/>
          <table:table-cell table:style-name="ce32" office:value-type="float" office:value="20">
            <text:p>20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7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7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7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7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7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7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7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7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7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7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7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7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7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7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7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7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7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7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7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7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7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7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7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7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7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7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7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7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7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7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7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7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7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7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7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7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7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7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75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1">
          <table:table-cell table:style-name="ce14"/>
          <table:table-cell table:style-name="ce32" office:value-type="float" office:value="21">
            <text:p>21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7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7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7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7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7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7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7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7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7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7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7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7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7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7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7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7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7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7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7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7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7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7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7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7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7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7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7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7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7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7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7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7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7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7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7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7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7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7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76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1">
          <table:table-cell table:style-name="ce14"/>
          <table:table-cell table:style-name="ce32" office:value-type="float" office:value="22">
            <text:p>22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7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7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7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7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7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7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7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7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7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7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7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7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7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7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7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7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7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7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7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7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7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7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7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7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7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7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7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7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7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7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7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7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7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7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7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7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7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7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77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1">
          <table:table-cell table:style-name="ce14"/>
          <table:table-cell table:style-name="ce32" office:value-type="float" office:value="23">
            <text:p>23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7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7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7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7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7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7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7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7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7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7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7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7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7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7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7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7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7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7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7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7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7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7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7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7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7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7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7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7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7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7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7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7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7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7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7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7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7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7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78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1">
          <table:table-cell table:style-name="ce14"/>
          <table:table-cell table:style-name="ce32" office:value-type="float" office:value="24">
            <text:p>24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7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7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7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7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7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7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7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7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7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7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7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7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7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7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7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7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7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7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7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7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7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7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7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7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7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7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7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7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7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7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7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7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7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7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7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7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7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7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79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1">
          <table:table-cell table:style-name="ce14"/>
          <table:table-cell table:style-name="ce32" office:value-type="float" office:value="25">
            <text:p>25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8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8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8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8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8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8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8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8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8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8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8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8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8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8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8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8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8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8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8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8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8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8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8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8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8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8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8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8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8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8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8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8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8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8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8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8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8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8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80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1">
          <table:table-cell table:style-name="ce14"/>
          <table:table-cell table:style-name="ce32" office:value-type="float" office:value="26">
            <text:p>26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8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8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8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8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8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8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8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8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8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8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8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8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8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8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8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8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8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8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8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8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8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8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8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8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8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8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8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8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8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8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8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8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8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8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8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8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8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8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81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1">
          <table:table-cell table:style-name="ce14"/>
          <table:table-cell table:style-name="ce32" office:value-type="float" office:value="27">
            <text:p>27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8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8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8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8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8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8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8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8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8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8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8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8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8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8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8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8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8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8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8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8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8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8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8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8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8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8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8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8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8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8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8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8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8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8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8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8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8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8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82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1">
          <table:table-cell table:style-name="ce14"/>
          <table:table-cell table:style-name="ce32" office:value-type="float" office:value="28">
            <text:p>28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8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8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8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8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8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8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8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8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8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8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8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8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8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8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8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8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8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8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8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8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8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8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8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8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8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8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8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8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8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8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8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8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8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8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8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8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8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8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83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1">
          <table:table-cell table:style-name="ce14"/>
          <table:table-cell table:style-name="ce32" office:value-type="float" office:value="29">
            <text:p>29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8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8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8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8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8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8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8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8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8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8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8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8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8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8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8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8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8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8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8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8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8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8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8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8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8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8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8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8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8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8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8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8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8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8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8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8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8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8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84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1">
          <table:table-cell table:style-name="ce14"/>
          <table:table-cell table:style-name="ce32" office:value-type="float" office:value="30">
            <text:p>30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8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8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8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8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8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8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8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8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8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8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8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8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8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8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8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8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8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8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8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8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8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8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8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8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8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8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8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8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8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8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8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8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8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8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8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8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8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85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85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1">
          <table:table-cell table:style-name="ce14"/>
          <table:table-cell table:style-name="ce32" office:value-type="float" office:value="31">
            <text:p>31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8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8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8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8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8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8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8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8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8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8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8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8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8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8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8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8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8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8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8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8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8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8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8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8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8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8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8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8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8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8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8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8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8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8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8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8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8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86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86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1">
          <table:table-cell table:style-name="ce14"/>
          <table:table-cell table:style-name="ce32" office:value-type="float" office:value="32">
            <text:p>32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8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8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8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8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8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8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8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8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8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8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8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8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8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8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8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8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8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8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8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8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8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8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8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8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8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8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8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8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8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8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8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8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8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8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8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8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8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87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87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1">
          <table:table-cell table:style-name="ce14"/>
          <table:table-cell table:style-name="ce32" office:value-type="float" office:value="33">
            <text:p>33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8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8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8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8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8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8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8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8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8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8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8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8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8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8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8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8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8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8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8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8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8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8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8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8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8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8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8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8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8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8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8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8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8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8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8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8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8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88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88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1">
          <table:table-cell table:style-name="ce14"/>
          <table:table-cell table:style-name="ce32" office:value-type="float" office:value="34">
            <text:p>34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8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8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8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8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8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8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8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8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8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8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8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8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8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8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8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8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8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8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8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8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8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8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8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8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8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8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8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8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8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8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8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8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8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8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8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8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8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89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89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1">
          <table:table-cell table:style-name="ce14"/>
          <table:table-cell table:style-name="ce32" office:value-type="float" office:value="35">
            <text:p>35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9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9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9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9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9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9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9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9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9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9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9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9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9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9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9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9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9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9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9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9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9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9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9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9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9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9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9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9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9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9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9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9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9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9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9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9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9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90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90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1">
          <table:table-cell table:style-name="ce14"/>
          <table:table-cell table:style-name="ce32" office:value-type="float" office:value="36">
            <text:p>36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9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9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9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9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9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9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9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9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9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9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9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9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9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9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9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9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9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9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9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9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9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9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9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9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9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9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9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9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9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9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9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9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9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9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9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9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9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91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91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1">
          <table:table-cell table:style-name="ce14"/>
          <table:table-cell table:style-name="ce32" office:value-type="float" office:value="37">
            <text:p>37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9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9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9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9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9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9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9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9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9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9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9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9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9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9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9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9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9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9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9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9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9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9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9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9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9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9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9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9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9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9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9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9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9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9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9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9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9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92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92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1">
          <table:table-cell table:style-name="ce14"/>
          <table:table-cell table:style-name="ce32" office:value-type="float" office:value="38">
            <text:p>38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9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9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9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9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9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9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9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9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9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9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9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9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9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9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9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9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9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9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9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9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9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9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9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9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9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9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9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9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9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9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9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9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9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9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9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9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9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93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93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1">
          <table:table-cell table:style-name="ce14"/>
          <table:table-cell table:style-name="ce32" office:value-type="float" office:value="39">
            <text:p>39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C$9]);INFO.OBBA.OBBA.OBMAKE(&quot;&quot;;&quot;int&quot;;[.$B9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D$9]);INFO.OBBA.OBBA.OBMAKE(&quot;&quot;;&quot;int&quot;;[.$B9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E$9]);INFO.OBBA.OBBA.OBMAKE(&quot;&quot;;&quot;int&quot;;[.$B9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F$9]);INFO.OBBA.OBBA.OBMAKE(&quot;&quot;;&quot;int&quot;;[.$B9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G$9]);INFO.OBBA.OBBA.OBMAKE(&quot;&quot;;&quot;int&quot;;[.$B9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H$9]);INFO.OBBA.OBBA.OBMAKE(&quot;&quot;;&quot;int&quot;;[.$B9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I$9]);INFO.OBBA.OBBA.OBMAKE(&quot;&quot;;&quot;int&quot;;[.$B9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J$9]);INFO.OBBA.OBBA.OBMAKE(&quot;&quot;;&quot;int&quot;;[.$B9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K$9]);INFO.OBBA.OBBA.OBMAKE(&quot;&quot;;&quot;int&quot;;[.$B9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L$9]);INFO.OBBA.OBBA.OBMAKE(&quot;&quot;;&quot;int&quot;;[.$B9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M$9]);INFO.OBBA.OBBA.OBMAKE(&quot;&quot;;&quot;int&quot;;[.$B9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N$9]);INFO.OBBA.OBBA.OBMAKE(&quot;&quot;;&quot;int&quot;;[.$B9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O$9]);INFO.OBBA.OBBA.OBMAKE(&quot;&quot;;&quot;int&quot;;[.$B9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P$9]);INFO.OBBA.OBBA.OBMAKE(&quot;&quot;;&quot;int&quot;;[.$B9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Q$9]);INFO.OBBA.OBBA.OBMAKE(&quot;&quot;;&quot;int&quot;;[.$B9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R$9]);INFO.OBBA.OBBA.OBMAKE(&quot;&quot;;&quot;int&quot;;[.$B9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S$9]);INFO.OBBA.OBBA.OBMAKE(&quot;&quot;;&quot;int&quot;;[.$B9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T$9]);INFO.OBBA.OBBA.OBMAKE(&quot;&quot;;&quot;int&quot;;[.$B9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U$9]);INFO.OBBA.OBBA.OBMAKE(&quot;&quot;;&quot;int&quot;;[.$B9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V$9]);INFO.OBBA.OBBA.OBMAKE(&quot;&quot;;&quot;int&quot;;[.$B9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W$9]);INFO.OBBA.OBBA.OBMAKE(&quot;&quot;;&quot;int&quot;;[.$B9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X$9]);INFO.OBBA.OBBA.OBMAKE(&quot;&quot;;&quot;int&quot;;[.$B9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Y$9]);INFO.OBBA.OBBA.OBMAKE(&quot;&quot;;&quot;int&quot;;[.$B9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Z$9]);INFO.OBBA.OBBA.OBMAKE(&quot;&quot;;&quot;int&quot;;[.$B9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A$9]);INFO.OBBA.OBBA.OBMAKE(&quot;&quot;;&quot;int&quot;;[.$B9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B$9]);INFO.OBBA.OBBA.OBMAKE(&quot;&quot;;&quot;int&quot;;[.$B9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C$9]);INFO.OBBA.OBBA.OBMAKE(&quot;&quot;;&quot;int&quot;;[.$B9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D$9]);INFO.OBBA.OBBA.OBMAKE(&quot;&quot;;&quot;int&quot;;[.$B9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E$9]);INFO.OBBA.OBBA.OBMAKE(&quot;&quot;;&quot;int&quot;;[.$B9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F$9]);INFO.OBBA.OBBA.OBMAKE(&quot;&quot;;&quot;int&quot;;[.$B9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G$9]);INFO.OBBA.OBBA.OBMAKE(&quot;&quot;;&quot;int&quot;;[.$B9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H$9]);INFO.OBBA.OBBA.OBMAKE(&quot;&quot;;&quot;int&quot;;[.$B9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I$9]);INFO.OBBA.OBBA.OBMAKE(&quot;&quot;;&quot;int&quot;;[.$B9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J$9]);INFO.OBBA.OBBA.OBMAKE(&quot;&quot;;&quot;int&quot;;[.$B9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K$9]);INFO.OBBA.OBBA.OBMAKE(&quot;&quot;;&quot;int&quot;;[.$B9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L$9]);INFO.OBBA.OBBA.OBMAKE(&quot;&quot;;&quot;int&quot;;[.$B9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M$9]);INFO.OBBA.OBBA.OBMAKE(&quot;&quot;;&quot;int&quot;;[.$B9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N$9]);INFO.OBBA.OBBA.OBMAKE(&quot;&quot;;&quot;int&quot;;[.$B94])))" office:value-type="percentage" office:value="1">
            <text:p>100,00%</text:p>
          </table:table-cell>
          <table:table-cell table:style-name="ce76" table:formula="of:=INFO.OBBA.OBBA.OBGET(INFO.OBBA.OBBA.OBCALL(&quot;&quot;;[.$C$51];&quot;getCorrelation&quot;;INFO.OBBA.OBBA.OBMAKE(&quot;&quot;;&quot;int&quot;;[.$C$52]);INFO.OBBA.OBBA.OBMAKE(&quot;&quot;;&quot;int&quot;;[.AO$9]);INFO.OBBA.OBBA.OBMAKE(&quot;&quot;;&quot;int&quot;;[.$B94])))" office:value-type="percentage" office:value="1">
            <text:p>100,00%</text:p>
          </table:table-cell>
          <table:table-cell table:style-name="ce14" table:number-columns-repeated="216"/>
          <table:table-cell table:number-columns-repeated="767"/>
        </table:table-row>
        <table:table-row table:style-name="ro11" table:number-rows-repeated="3">
          <table:table-cell table:style-name="ce14"/>
          <table:table-cell table:style-name="ce32"/>
          <table:table-cell table:style-name="ce37" table:number-columns-repeated="2"/>
          <table:table-cell table:style-name="ce14" table:number-columns-repeated="253"/>
          <table:table-cell table:number-columns-repeated="767"/>
        </table:table-row>
        <table:table-row table:style-name="ro11" table:number-rows-repeated="80">
          <table:table-cell table:style-name="ce14"/>
          <table:table-cell table:style-name="ce32"/>
          <table:table-cell table:style-name="ce37" table:number-columns-repeated="2"/>
          <table:table-cell table:style-name="ce14" table:number-columns-repeated="1020"/>
        </table:table-row>
        <table:table-row table:style-name="ro11" table:number-rows-repeated="65360">
          <table:table-cell table:style-name="ce14" table:number-columns-repeated="3"/>
          <table:table-cell table:style-name="ce32"/>
          <table:table-cell table:style-name="ce37" table:number-columns-repeated="2"/>
          <table:table-cell table:style-name="ce14" table:number-columns-repeated="251"/>
          <table:table-cell table:number-columns-repeated="767"/>
        </table:table-row>
        <table:table-row table:style-name="ro11" table:number-rows-repeated="983038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imulation" table:style-name="ta7" table:print="false">
        <table:table-column table:style-name="co5" table:default-cell-style-name="ce79"/>
        <table:table-column table:style-name="co6" table:number-columns-repeated="256" table:default-cell-style-name="ce79"/>
        <table:table-column table:style-name="co8" table:number-columns-repeated="767" table:default-cell-style-name="ce79"/>
        <table:table-row table:style-name="ro7">
          <table:table-cell table:style-name="ce78" table:number-columns-repeated="2"/>
          <table:table-cell table:style-name="ce83"/>
          <table:table-cell table:style-name="ce87" table:number-columns-repeated="3"/>
          <table:table-cell table:style-name="ce78" table:number-columns-repeated="251"/>
          <table:table-cell table:number-columns-repeated="767"/>
        </table:table-row>
        <table:table-row table:style-name="ro5">
          <table:table-cell table:style-name="ce78"/>
          <table:table-cell table:style-name="ce80" office:value-type="string">
            <text:p>Simulated Rates</text:p>
          </table:table-cell>
          <table:table-cell table:style-name="ce83"/>
          <table:table-cell table:style-name="ce87" table:number-columns-repeated="3"/>
          <table:table-cell table:style-name="ce78" table:number-columns-repeated="251"/>
          <table:table-cell table:number-columns-repeated="767"/>
        </table:table-row>
        <table:table-row table:style-name="ro5">
          <table:table-cell table:style-name="ce78"/>
          <table:table-cell table:style-name="ce80"/>
          <table:table-cell table:style-name="ce83"/>
          <table:table-cell table:style-name="ce87" table:number-columns-repeated="3"/>
          <table:table-cell table:style-name="ce78" table:number-columns-repeated="251"/>
          <table:table-cell table:number-columns-repeated="767"/>
        </table:table-row>
        <table:table-row table:style-name="ro7">
          <table:table-cell table:style-name="ce78"/>
          <table:table-cell table:style-name="ce81" office:value-type="string">
            <text:p>Settings</text:p>
          </table:table-cell>
          <table:table-cell table:style-name="ce84"/>
          <table:table-cell table:style-name="ce87" table:number-columns-repeated="3"/>
          <table:table-cell table:style-name="ce78" table:number-columns-repeated="251"/>
          <table:table-cell table:number-columns-repeated="767"/>
        </table:table-row>
        <table:table-row table:style-name="ro7">
          <table:table-cell table:style-name="ce78"/>
          <table:table-cell table:style-name="ce82" office:value-type="string">
            <text:p>t</text:p>
          </table:table-cell>
          <table:table-cell table:style-name="ce85" office:value-type="float" office:value="4">
            <text:p>4</text:p>
          </table:table-cell>
          <table:table-cell table:style-name="ce87" table:number-columns-repeated="3"/>
          <table:table-cell table:style-name="ce78" table:number-columns-repeated="251"/>
          <table:table-cell table:number-columns-repeated="767"/>
        </table:table-row>
        <table:table-row table:style-name="ro7">
          <table:table-cell table:style-name="ce78"/>
          <table:table-cell table:style-name="ce82" office:value-type="string">
            <text:p>T</text:p>
          </table:table-cell>
          <table:table-cell table:style-name="ce85" table:formula="of:=[.C5]" office:value-type="float" office:value="4">
            <text:p>4</text:p>
          </table:table-cell>
          <table:table-cell table:style-name="ce87" table:number-columns-repeated="3"/>
          <table:table-cell table:style-name="ce78" table:number-columns-repeated="251"/>
          <table:table-cell table:number-columns-repeated="767"/>
        </table:table-row>
        <table:table-row table:style-name="ro7">
          <table:table-cell table:style-name="ce78"/>
          <table:table-cell table:style-name="ce82" office:value-type="string">
            <text:p>periodLength</text:p>
          </table:table-cell>
          <table:table-cell table:style-name="ce85" office:value-type="float" office:value="0.5">
            <text:p>0,5</text:p>
          </table:table-cell>
          <table:table-cell table:style-name="ce87" table:number-columns-repeated="3"/>
          <table:table-cell table:style-name="ce78" table:number-columns-repeated="251"/>
          <table:table-cell table:number-columns-repeated="767"/>
        </table:table-row>
        <table:table-row table:style-name="ro7">
          <table:table-cell table:style-name="ce78"/>
          <table:table-cell table:style-name="ce82"/>
          <table:table-cell table:style-name="ce85"/>
          <table:table-cell table:style-name="ce87" table:number-columns-repeated="3"/>
          <table:table-cell table:style-name="ce78" table:number-columns-repeated="251"/>
          <table:table-cell table:number-columns-repeated="767"/>
        </table:table-row>
        <table:table-row table:style-name="ro7">
          <table:table-cell table:style-name="ce78" table:number-columns-repeated="2"/>
          <table:table-cell table:style-name="ce83"/>
          <table:table-cell table:style-name="ce87" table:number-columns-repeated="3"/>
          <table:table-cell table:style-name="ce78" table:number-columns-repeated="251"/>
          <table:table-cell table:number-columns-repeated="767"/>
        </table:table-row>
        <table:table-row table:style-name="ro7">
          <table:table-cell table:style-name="ce78"/>
          <table:table-cell table:style-name="ce82" office:value-type="string">
            <text:p>t:</text:p>
          </table:table-cell>
          <table:table-cell table:style-name="ce85" table:formula="of:=[.C5]" office:value-type="float" office:value="4">
            <text:p>4</text:p>
          </table:table-cell>
          <table:table-cell table:style-name="ce85" table:formula="of:=[.$C$5]" office:value-type="float" office:value="4">
            <text:p>4</text:p>
          </table:table-cell>
          <table:table-cell table:style-name="ce85" table:formula="of:=[.$C$5]" office:value-type="float" office:value="4">
            <text:p>4</text:p>
          </table:table-cell>
          <table:table-cell table:style-name="ce85" table:formula="of:=[.$C$5]" office:value-type="float" office:value="4">
            <text:p>4</text:p>
          </table:table-cell>
          <table:table-cell table:style-name="ce85" table:formula="of:=[.$C$5]" office:value-type="float" office:value="4">
            <text:p>4</text:p>
          </table:table-cell>
          <table:table-cell table:style-name="ce85" table:formula="of:=[.$C$5]" office:value-type="float" office:value="4">
            <text:p>4</text:p>
          </table:table-cell>
          <table:table-cell table:style-name="ce85" table:formula="of:=[.$C$5]" office:value-type="float" office:value="4">
            <text:p>4</text:p>
          </table:table-cell>
          <table:table-cell table:style-name="ce85" table:formula="of:=[.$C$5]" office:value-type="float" office:value="4">
            <text:p>4</text:p>
          </table:table-cell>
          <table:table-cell table:style-name="ce78" table:number-columns-repeated="247"/>
          <table:table-cell table:number-columns-repeated="767"/>
        </table:table-row>
        <table:table-row table:style-name="ro7">
          <table:table-cell table:style-name="ce78"/>
          <table:table-cell table:style-name="ce82" office:value-type="string">
            <text:p>T1:</text:p>
          </table:table-cell>
          <table:table-cell table:style-name="ce85" table:formula="of:=[.C6]" office:value-type="float" office:value="4">
            <text:p>4</text:p>
          </table:table-cell>
          <table:table-cell table:style-name="ce85" table:formula="of:=[.C11]+[.$C$7]" office:value-type="float" office:value="4.5">
            <text:p>4,5</text:p>
          </table:table-cell>
          <table:table-cell table:style-name="ce85" table:formula="of:=[.D11]+[.$C$7]" office:value-type="float" office:value="5">
            <text:p>5</text:p>
          </table:table-cell>
          <table:table-cell table:style-name="ce85" table:formula="of:=[.E11]+[.$C$7]" office:value-type="float" office:value="5.5">
            <text:p>5,5</text:p>
          </table:table-cell>
          <table:table-cell table:style-name="ce85" table:formula="of:=[.F11]+[.$C$7]" office:value-type="float" office:value="6">
            <text:p>6</text:p>
          </table:table-cell>
          <table:table-cell table:style-name="ce85" table:formula="of:=[.G11]+[.$C$7]" office:value-type="float" office:value="6.5">
            <text:p>6,5</text:p>
          </table:table-cell>
          <table:table-cell table:style-name="ce85" table:formula="of:=[.H11]+[.$C$7]" office:value-type="float" office:value="7">
            <text:p>7</text:p>
          </table:table-cell>
          <table:table-cell table:style-name="ce85" table:formula="of:=[.I11]+[.$C$7]" office:value-type="float" office:value="7.5">
            <text:p>7,5</text:p>
          </table:table-cell>
          <table:table-cell table:style-name="ce78" table:number-columns-repeated="247"/>
          <table:table-cell table:number-columns-repeated="767"/>
        </table:table-row>
        <table:table-row table:style-name="ro7">
          <table:table-cell table:style-name="ce78"/>
          <table:table-cell table:style-name="ce82" office:value-type="string">
            <text:p>T2:</text:p>
          </table:table-cell>
          <table:table-cell table:style-name="ce85" table:formula="of:=[.C11]+[.C7]" office:value-type="float" office:value="4.5">
            <text:p>4,5</text:p>
          </table:table-cell>
          <table:table-cell table:style-name="ce85" table:formula="of:=[.D11]+[.$C$7]" office:value-type="float" office:value="5">
            <text:p>5</text:p>
          </table:table-cell>
          <table:table-cell table:style-name="ce85" table:formula="of:=[.E11]+[.$C$7]" office:value-type="float" office:value="5.5">
            <text:p>5,5</text:p>
          </table:table-cell>
          <table:table-cell table:style-name="ce85" table:formula="of:=[.F11]+[.$C$7]" office:value-type="float" office:value="6">
            <text:p>6</text:p>
          </table:table-cell>
          <table:table-cell table:style-name="ce85" table:formula="of:=[.G11]+[.$C$7]" office:value-type="float" office:value="6.5">
            <text:p>6,5</text:p>
          </table:table-cell>
          <table:table-cell table:style-name="ce85" table:formula="of:=[.H11]+[.$C$7]" office:value-type="float" office:value="7">
            <text:p>7</text:p>
          </table:table-cell>
          <table:table-cell table:style-name="ce85" table:formula="of:=[.I11]+[.$C$7]" office:value-type="float" office:value="7.5">
            <text:p>7,5</text:p>
          </table:table-cell>
          <table:table-cell table:style-name="ce85" table:formula="of:=[.J11]+[.$C$7]" office:value-type="float" office:value="8">
            <text:p>8</text:p>
          </table:table-cell>
          <table:table-cell table:style-name="ce78" table:number-columns-repeated="247"/>
          <table:table-cell table:number-columns-repeated="767"/>
        </table:table-row>
        <table:table-row table:style-name="ro7">
          <table:table-cell table:style-name="ce78"/>
          <table:table-cell table:style-name="ce82" office:value-type="string">
            <text:p>Object:</text:p>
          </table:table-cell>
          <table:table-cell table:style-name="ce86" table:formula="of:=INFO.OBBA.OBBA.OBCALL(&quot;LIBOR(&quot;&amp;[.C10]&amp;&quot;,&quot;&amp;[.C11]&amp;&quot;,&quot;&amp;[.C12]&amp;&quot;)&quot;;[$LIBORMarketModel.$M$26];&quot;getLIBOR&quot;;INFO.OBBA.OBBA.OBMAKE(&quot;&quot;;&quot;double&quot;;[.C10]);INFO.OBBA.OBBA.OBMAKE(&quot;&quot;;&quot;double&quot;;[.C11]);INFO.OBBA.OBBA.OBMAKE(&quot;&quot;;&quot;double&quot;;[.C12]))" office:value-type="string" office:string-value="LIBOR(4,4,4,5) &#10;[21591]">
            <text:p>LIBOR(4,4,4,5) </text:p>
            <text:p>[21591]</text:p>
          </table:table-cell>
          <table:table-cell table:style-name="ce86" table:formula="of:=INFO.OBBA.OBBA.OBCALL(&quot;LIBOR(&quot;&amp;[.D10]&amp;&quot;,&quot;&amp;[.D11]&amp;&quot;,&quot;&amp;[.D12]&amp;&quot;)&quot;;[$LIBORMarketModel.$M$26];&quot;getLIBOR&quot;;INFO.OBBA.OBBA.OBMAKE(&quot;&quot;;&quot;double&quot;;[.D10]);INFO.OBBA.OBBA.OBMAKE(&quot;&quot;;&quot;double&quot;;[.D11]);INFO.OBBA.OBBA.OBMAKE(&quot;&quot;;&quot;double&quot;;[.D12]))" office:value-type="string" office:string-value="LIBOR(4,4,5,5) &#10;[21586]">
            <text:p>LIBOR(4,4,5,5) </text:p>
            <text:p>[21586]</text:p>
          </table:table-cell>
          <table:table-cell table:style-name="ce86" table:formula="of:=INFO.OBBA.OBBA.OBCALL(&quot;LIBOR(&quot;&amp;[.E10]&amp;&quot;,&quot;&amp;[.E11]&amp;&quot;,&quot;&amp;[.E12]&amp;&quot;)&quot;;[$LIBORMarketModel.$M$26];&quot;getLIBOR&quot;;INFO.OBBA.OBBA.OBMAKE(&quot;&quot;;&quot;double&quot;;[.E10]);INFO.OBBA.OBBA.OBMAKE(&quot;&quot;;&quot;double&quot;;[.E11]);INFO.OBBA.OBBA.OBMAKE(&quot;&quot;;&quot;double&quot;;[.E12]))" office:value-type="string" office:string-value="LIBOR(4,5,5,5) &#10;[21581]">
            <text:p>LIBOR(4,5,5,5) </text:p>
            <text:p>[21581]</text:p>
          </table:table-cell>
          <table:table-cell table:style-name="ce86" table:formula="of:=INFO.OBBA.OBBA.OBCALL(&quot;LIBOR(&quot;&amp;[.F10]&amp;&quot;,&quot;&amp;[.F11]&amp;&quot;,&quot;&amp;[.F12]&amp;&quot;)&quot;;[$LIBORMarketModel.$M$26];&quot;getLIBOR&quot;;INFO.OBBA.OBBA.OBMAKE(&quot;&quot;;&quot;double&quot;;[.F10]);INFO.OBBA.OBBA.OBMAKE(&quot;&quot;;&quot;double&quot;;[.F11]);INFO.OBBA.OBBA.OBMAKE(&quot;&quot;;&quot;double&quot;;[.F12]))" office:value-type="string" office:string-value="LIBOR(4,5,5,6) &#10;[21576]">
            <text:p>LIBOR(4,5,5,6) </text:p>
            <text:p>[21576]</text:p>
          </table:table-cell>
          <table:table-cell table:style-name="ce86" table:formula="of:=INFO.OBBA.OBBA.OBCALL(&quot;LIBOR(&quot;&amp;[.G10]&amp;&quot;,&quot;&amp;[.G11]&amp;&quot;,&quot;&amp;[.G12]&amp;&quot;)&quot;;[$LIBORMarketModel.$M$26];&quot;getLIBOR&quot;;INFO.OBBA.OBBA.OBMAKE(&quot;&quot;;&quot;double&quot;;[.G10]);INFO.OBBA.OBBA.OBMAKE(&quot;&quot;;&quot;double&quot;;[.G11]);INFO.OBBA.OBBA.OBMAKE(&quot;&quot;;&quot;double&quot;;[.G12]))" office:value-type="string" office:string-value="LIBOR(4,6,6,5) &#10;[21571]">
            <text:p>LIBOR(4,6,6,5) </text:p>
            <text:p>[21571]</text:p>
          </table:table-cell>
          <table:table-cell table:style-name="ce86" table:formula="of:=INFO.OBBA.OBBA.OBCALL(&quot;LIBOR(&quot;&amp;[.H10]&amp;&quot;,&quot;&amp;[.H11]&amp;&quot;,&quot;&amp;[.H12]&amp;&quot;)&quot;;[$LIBORMarketModel.$M$26];&quot;getLIBOR&quot;;INFO.OBBA.OBBA.OBMAKE(&quot;&quot;;&quot;double&quot;;[.H10]);INFO.OBBA.OBBA.OBMAKE(&quot;&quot;;&quot;double&quot;;[.H11]);INFO.OBBA.OBBA.OBMAKE(&quot;&quot;;&quot;double&quot;;[.H12]))" office:value-type="string" office:string-value="LIBOR(4,6,5,7) &#10;[21566]">
            <text:p>LIBOR(4,6,5,7) </text:p>
            <text:p>[21566]</text:p>
          </table:table-cell>
          <table:table-cell table:style-name="ce86" table:formula="of:=INFO.OBBA.OBBA.OBCALL(&quot;LIBOR(&quot;&amp;[.I10]&amp;&quot;,&quot;&amp;[.I11]&amp;&quot;,&quot;&amp;[.I12]&amp;&quot;)&quot;;[$LIBORMarketModel.$M$26];&quot;getLIBOR&quot;;INFO.OBBA.OBBA.OBMAKE(&quot;&quot;;&quot;double&quot;;[.I10]);INFO.OBBA.OBBA.OBMAKE(&quot;&quot;;&quot;double&quot;;[.I11]);INFO.OBBA.OBBA.OBMAKE(&quot;&quot;;&quot;double&quot;;[.I12]))" office:value-type="string" office:string-value="LIBOR(4,7,7,5) &#10;[21561]">
            <text:p>LIBOR(4,7,7,5) </text:p>
            <text:p>[21561]</text:p>
          </table:table-cell>
          <table:table-cell table:style-name="ce86" table:formula="of:=INFO.OBBA.OBBA.OBCALL(&quot;LIBOR(&quot;&amp;[.J10]&amp;&quot;,&quot;&amp;[.J11]&amp;&quot;,&quot;&amp;[.J12]&amp;&quot;)&quot;;[$LIBORMarketModel.$M$26];&quot;getLIBOR&quot;;INFO.OBBA.OBBA.OBMAKE(&quot;&quot;;&quot;double&quot;;[.J10]);INFO.OBBA.OBBA.OBMAKE(&quot;&quot;;&quot;double&quot;;[.J11]);INFO.OBBA.OBBA.OBMAKE(&quot;&quot;;&quot;double&quot;;[.J12]))" office:value-type="string" office:string-value="LIBOR(4,7,5,8) &#10;[21556]">
            <text:p>LIBOR(4,7,5,8) </text:p>
            <text:p>[21556]</text:p>
          </table:table-cell>
          <table:table-cell table:style-name="ce78" table:number-columns-repeated="247"/>
          <table:table-cell table:number-columns-repeated="767"/>
        </table:table-row>
        <table:table-row table:style-name="ro8">
          <table:table-cell table:style-name="ce78"/>
          <table:table-cell table:style-name="ce82"/>
          <table:table-cell table:style-name="ce83" table:number-columns-repeated="8"/>
          <table:table-cell table:style-name="ce78" table:number-columns-repeated="247"/>
          <table:table-cell table:number-columns-repeated="767"/>
        </table:table-row>
        <table:table-row table:style-name="ro8">
          <table:table-cell table:style-name="ce78"/>
          <table:table-cell table:style-name="ce82" office:value-type="string">
            <text:p>Realizations:</text:p>
          </table:table-cell>
          <table:table-cell table:style-name="ce83" table:number-matrix-columns-spanned="1" table:number-matrix-rows-spanned="100" table:formula="of:=TRANSPOSE(INFO.OBBA.OBBA.OBGET(INFO.OBBA.OBBA.OBCALL(&quot;&quot;;[.C13];&quot;getRealizations&quot;)))" office:value-type="percentage" office:value="0.0201529765030948">
            <text:p>2,0153%</text:p>
          </table:table-cell>
          <table:table-cell table:style-name="ce83" table:number-matrix-columns-spanned="1" table:number-matrix-rows-spanned="100" table:formula="of:=TRANSPOSE(INFO.OBBA.OBBA.OBGET(INFO.OBBA.OBBA.OBCALL(&quot;&quot;;[.D13];&quot;getRealizations&quot;)))" office:value-type="percentage" office:value="0.0264627919309662">
            <text:p>2,6463%</text:p>
          </table:table-cell>
          <table:table-cell table:style-name="ce83" table:number-matrix-columns-spanned="1" table:number-matrix-rows-spanned="100" table:formula="of:=TRANSPOSE(INFO.OBBA.OBBA.OBGET(INFO.OBBA.OBBA.OBCALL(&quot;&quot;;[.E13];&quot;getRealizations&quot;)))" office:value-type="percentage" office:value="0.027312258977054">
            <text:p>2,7312%</text:p>
          </table:table-cell>
          <table:table-cell table:style-name="ce83" table:number-matrix-columns-spanned="1" table:number-matrix-rows-spanned="100" table:formula="of:=TRANSPOSE(INFO.OBBA.OBBA.OBGET(INFO.OBBA.OBBA.OBCALL(&quot;&quot;;[.F13];&quot;getRealizations&quot;)))" office:value-type="percentage" office:value="0.0262587323028059">
            <text:p>2,6259%</text:p>
          </table:table-cell>
          <table:table-cell table:style-name="ce83" table:number-matrix-columns-spanned="1" table:number-matrix-rows-spanned="100" table:formula="of:=TRANSPOSE(INFO.OBBA.OBBA.OBGET(INFO.OBBA.OBBA.OBCALL(&quot;&quot;;[.G13];&quot;getRealizations&quot;)))" office:value-type="percentage" office:value="0.0250134528232476">
            <text:p>2,5013%</text:p>
          </table:table-cell>
          <table:table-cell table:style-name="ce83" table:number-matrix-columns-spanned="1" table:number-matrix-rows-spanned="100" table:formula="of:=TRANSPOSE(INFO.OBBA.OBBA.OBGET(INFO.OBBA.OBBA.OBCALL(&quot;&quot;;[.H13];&quot;getRealizations&quot;)))" office:value-type="percentage" office:value="0.0240519249600117">
            <text:p>2,4052%</text:p>
          </table:table-cell>
          <table:table-cell table:style-name="ce83" table:number-matrix-columns-spanned="1" table:number-matrix-rows-spanned="100" table:formula="of:=TRANSPOSE(INFO.OBBA.OBBA.OBGET(INFO.OBBA.OBBA.OBCALL(&quot;&quot;;[.I13];&quot;getRealizations&quot;)))" office:value-type="percentage" office:value="0.0234125644032616">
            <text:p>2,3413%</text:p>
          </table:table-cell>
          <table:table-cell table:style-name="ce83" table:number-matrix-columns-spanned="1" table:number-matrix-rows-spanned="100" table:formula="of:=TRANSPOSE(INFO.OBBA.OBBA.OBGET(INFO.OBBA.OBBA.OBCALL(&quot;&quot;;[.J13];&quot;getRealizations&quot;)))" office:value-type="percentage" office:value="0.0230249884443608">
            <text:p>2,3025%</text:p>
          </table:table-cell>
          <table:table-cell table:style-name="ce78" table:number-columns-repeated="247"/>
          <table:table-cell table:number-columns-repeated="767"/>
        </table:table-row>
        <table:table-row table:style-name="ro8">
          <table:table-cell table:style-name="ce78" table:number-columns-repeated="2"/>
          <table:table-cell table:style-name="ce83" office:value-type="percentage" office:value="0.000560791173010485">
            <text:p>0,0561%</text:p>
          </table:table-cell>
          <table:table-cell table:style-name="ce83" office:value-type="percentage" office:value="0.00245493764952909">
            <text:p>0,2455%</text:p>
          </table:table-cell>
          <table:table-cell table:style-name="ce83" office:value-type="percentage" office:value="0.0055156646674541">
            <text:p>0,5516%</text:p>
          </table:table-cell>
          <table:table-cell table:style-name="ce83" office:value-type="percentage" office:value="0.00869937422917484">
            <text:p>0,8699%</text:p>
          </table:table-cell>
          <table:table-cell table:style-name="ce83" office:value-type="percentage" office:value="0.011287000470596">
            <text:p>1,1287%</text:p>
          </table:table-cell>
          <table:table-cell table:style-name="ce83" office:value-type="percentage" office:value="0.0130982161216373">
            <text:p>1,3098%</text:p>
          </table:table-cell>
          <table:table-cell table:style-name="ce83" office:value-type="percentage" office:value="0.0142380884015589">
            <text:p>1,4238%</text:p>
          </table:table-cell>
          <table:table-cell table:style-name="ce83" office:value-type="percentage" office:value="0.0148885416189897">
            <text:p>1,4889%</text:p>
          </table:table-cell>
          <table:table-cell table:style-name="ce78" table:number-columns-repeated="247"/>
          <table:table-cell table:number-columns-repeated="767"/>
        </table:table-row>
        <table:table-row table:style-name="ro8">
          <table:table-cell table:style-name="ce78" table:number-columns-repeated="2"/>
          <table:table-cell table:style-name="ce83" office:value-type="percentage" office:value="0.0167069352176886">
            <text:p>1,6707%</text:p>
          </table:table-cell>
          <table:table-cell table:style-name="ce83" office:value-type="percentage" office:value="0.0225399549059265">
            <text:p>2,2540%</text:p>
          </table:table-cell>
          <table:table-cell table:style-name="ce83" office:value-type="percentage" office:value="0.0236618307127313">
            <text:p>2,3662%</text:p>
          </table:table-cell>
          <table:table-cell table:style-name="ce83" office:value-type="percentage" office:value="0.0230104561061849">
            <text:p>2,3010%</text:p>
          </table:table-cell>
          <table:table-cell table:style-name="ce83" office:value-type="percentage" office:value="0.0220938732047962">
            <text:p>2,2094%</text:p>
          </table:table-cell>
          <table:table-cell table:style-name="ce83" office:value-type="percentage" office:value="0.0213631949146756">
            <text:p>2,1363%</text:p>
          </table:table-cell>
          <table:table-cell table:style-name="ce83" office:value-type="percentage" office:value="0.0208766052952702">
            <text:p>2,0877%</text:p>
          </table:table-cell>
          <table:table-cell table:style-name="ce83" office:value-type="percentage" office:value="0.02058681095909">
            <text:p>2,0587%</text:p>
          </table:table-cell>
          <table:table-cell table:style-name="ce78" table:number-columns-repeated="247"/>
          <table:table-cell table:number-columns-repeated="767"/>
        </table:table-row>
        <table:table-row table:style-name="ro8">
          <table:table-cell table:style-name="ce78" table:number-columns-repeated="2"/>
          <table:table-cell table:style-name="ce83" office:value-type="percentage" office:value="0.012306659040051">
            <text:p>1,2307%</text:p>
          </table:table-cell>
          <table:table-cell table:style-name="ce83" office:value-type="percentage" office:value="0.0186414698066173">
            <text:p>1,8641%</text:p>
            <draw:frame table:end-cell-address="Simulation.H34" table:end-x="0.003cm" table:end-y="0.012cm" draw:z-index="0" draw:style-name="gr1" svg:width="12.268cm" svg:height="6.939cm" svg:x="0.04cm" svg:y="0.01cm">
              <draw:object draw:notify-on-update-of-ranges="Simulation.C11:Simulation.J11 Simulation.C15:Simulation.J15 Simulation.C16:Simulation.J16 Simulation.C17:Simulation.J17 Simulation.C18:Simulation.J18 Simulation.C19:Simulation.J19 Simulation.C20:Simulation.J20 Simulation.C21:Simulation.J21 Simulation.C22:Simulation.J22 Simulation.C23:Simulation.J23 Simulation.C24:Simulation.J24 Simulation.C25:Simulation.J25 Simulation.C26:Simulation.J26 Simulation.C27:Simulation.J27 Simulation.C28:Simulation.J28 Simulation.C29:Simulation.J29 Simulation.C30:Simulation.J30 Simulation.C31:Simulation.J31 Simulation.C32:Simulation.J32 Simulation.C33:Simulation.J33 Simulation.C34:Simulation.J34 Simulation.C35:Simulation.J35 Simulation.C36:Simulation.J36 Simulation.C37:Simulation.J37 Simulation.C38:Simulation.J38 Simulation.C39:Simulation.J39 Simulation.C40:Simulation.J40 Simulation.C41:Simulation.J41 Simulation.C42:Simulation.J42 Simulation.C43:Simulation.J43 Simulation.C44:Simulation.J44 Simulation.C45:Simulation.J45 Simulation.C46:Simulation.J46 Simulation.C47:Simulation.J47 Simulation.C48:Simulation.J48 Simulation.C49:Simulation.J49 Simulation.C50:Simulation.J50 Simulation.C51:Simulation.J51 Simulation.C52:Simulation.J52 Simulation.C53:Simulation.J53 Simulation.C54:Simulation.J54 Simulation.C55:Simulation.J55 Simulation.C56:Simulation.J56 Simulation.C57:Simulation.J57 Simulation.C58:Simulation.J58 Simulation.C59:Simulation.J59 Simulation.C60:Simulation.J60 Simulation.C61:Simulation.J61 Simulation.C62:Simulation.J62 Simulation.C63:Simulation.J63 Simulation.C64:Simulation.J64 Simulation.C65:Simulation.J65 Simulation.C66:Simulation.J66 Simulation.C67:Simulation.J67 Simulation.C68:Simulation.J68 Simulation.C69:Simulation.J69 Simulation.C70:Simulation.J70 Simulation.C71:Simulation.J71 Simulation.C72:Simulation.J72 Simulation.C73:Simulation.J73 Simulation.C74:Simulation.J74 Simulation.C75:Simulation.J75 Simulation.C76:Simulation.J76 Simulation.C77:Simulation.J77 Simulation.C78:Simulation.J78 Simulation.C79:Simulation.J79 Simulation.C80:Simulation.J80 Simulation.C81:Simulation.J81 Simulation.C82:Simulation.J82 Simulation.C83:Simulation.J83 Simulation.C84:Simulation.J84 Simulation.C85:Simulation.J85 Simulation.C86:Simulation.J86 Simulation.C87:Simulation.J87 Simulation.C88:Simulation.J88 Simulation.C89:Simulation.J89 Simulation.C90:Simulation.J90 Simulation.C91:Simulation.J91 Simulation.C92:Simulation.J92 Simulation.C93:Simulation.J93 Simulation.C94:Simulation.J94 Simulation.C95:Simulation.J95 Simulation.C96:Simulation.J96 Simulation.C97:Simulation.J97 Simulation.C98:Simulation.J98 Simulation.C99:Simulation.J99 Simulation.C100:Simulation.J100 Simulation.C101:Simulation.J101 Simulation.C102:Simulation.J102 Simulation.C103:Simulation.J103 Simulation.C104:Simulation.J104 Simulation.C105:Simulation.J105 Simulation.C106:Simulation.J106 Simulation.C107:Simulation.J107 Simulation.C108:Simulation.J108 Simulation.C109:Simulation.J109 Simulation.C110:Simulation.J110 Simulation.C111:Simulation.J111 Simulation.C112:Simulation.J112 Simulation.C113:Simulation.J113 Simulation.C114:Simulation.J114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style-name="ce83" office:value-type="percentage" office:value="0.0211314312478217">
            <text:p>2,1131%</text:p>
          </table:table-cell>
          <table:table-cell table:style-name="ce83" office:value-type="percentage" office:value="0.0216020788993571">
            <text:p>2,1602%</text:p>
          </table:table-cell>
          <table:table-cell table:style-name="ce83" office:value-type="percentage" office:value="0.0214140019941213">
            <text:p>2,1414%</text:p>
          </table:table-cell>
          <table:table-cell table:style-name="ce83" office:value-type="percentage" office:value="0.0211238511909609">
            <text:p>2,1124%</text:p>
          </table:table-cell>
          <table:table-cell table:style-name="ce83" office:value-type="percentage" office:value="0.0208965791154783">
            <text:p>2,0897%</text:p>
          </table:table-cell>
          <table:table-cell table:style-name="ce83" office:value-type="percentage" office:value="0.0207560559011283">
            <text:p>2,0756%</text:p>
          </table:table-cell>
          <table:table-cell table:style-name="ce78" table:number-columns-repeated="247"/>
          <table:table-cell table:number-columns-repeated="767"/>
        </table:table-row>
        <table:table-row table:style-name="ro8">
          <table:table-cell table:style-name="ce78" table:number-columns-repeated="2"/>
          <table:table-cell table:style-name="ce83" office:value-type="percentage" office:value="0.0763125236023948">
            <text:p>7,6313%</text:p>
          </table:table-cell>
          <table:table-cell table:style-name="ce83" office:value-type="percentage" office:value="0.0635648572957416">
            <text:p>6,3565%</text:p>
          </table:table-cell>
          <table:table-cell table:style-name="ce83" office:value-type="percentage" office:value="0.0488598001258076">
            <text:p>4,8860%</text:p>
          </table:table-cell>
          <table:table-cell table:style-name="ce83" office:value-type="percentage" office:value="0.0389694899777937">
            <text:p>3,8969%</text:p>
          </table:table-cell>
          <table:table-cell table:style-name="ce83" office:value-type="percentage" office:value="0.0330649251844715">
            <text:p>3,3065%</text:p>
          </table:table-cell>
          <table:table-cell table:style-name="ce83" office:value-type="percentage" office:value="0.0296571365382445">
            <text:p>2,9657%</text:p>
          </table:table-cell>
          <table:table-cell table:style-name="ce83" office:value-type="percentage" office:value="0.0277340724855496">
            <text:p>2,7734%</text:p>
          </table:table-cell>
          <table:table-cell table:style-name="ce83" office:value-type="percentage" office:value="0.02669141703375">
            <text:p>2,6691%</text:p>
          </table:table-cell>
          <table:table-cell table:style-name="ce78" table:number-columns-repeated="247"/>
          <table:table-cell table:number-columns-repeated="767"/>
        </table:table-row>
        <table:table-row table:style-name="ro7">
          <table:table-cell table:style-name="ce78" office:value-type="string">
            <text:p>&lt;</text:p>
          </table:table-cell>
          <table:table-cell table:style-name="ce78"/>
          <table:table-cell table:style-name="ce83" office:value-type="percentage" office:value="0.0255606847339462">
            <text:p>2,5561%</text:p>
          </table:table-cell>
          <table:table-cell table:style-name="ce83" office:value-type="percentage" office:value="0.0339331662778035">
            <text:p>3,3933%</text:p>
          </table:table-cell>
          <table:table-cell table:style-name="ce83" office:value-type="percentage" office:value="0.0354721632562698">
            <text:p>3,5472%</text:p>
          </table:table-cell>
          <table:table-cell table:style-name="ce83" office:value-type="percentage" office:value="0.0346334020235183">
            <text:p>3,4633%</text:p>
          </table:table-cell>
          <table:table-cell table:style-name="ce83" office:value-type="percentage" office:value="0.0335410152371744">
            <text:p>3,3541%</text:p>
          </table:table-cell>
          <table:table-cell table:style-name="ce83" office:value-type="percentage" office:value="0.0327782333461573">
            <text:p>3,2778%</text:p>
          </table:table-cell>
          <table:table-cell table:style-name="ce83" office:value-type="percentage" office:value="0.032386449317921">
            <text:p>3,2386%</text:p>
          </table:table-cell>
          <table:table-cell table:style-name="ce83" office:value-type="percentage" office:value="0.0322729960801179">
            <text:p>3,2273%</text:p>
          </table:table-cell>
          <table:table-cell table:style-name="ce78" table:number-columns-repeated="247"/>
          <table:table-cell table:number-columns-repeated="767"/>
        </table:table-row>
        <table:table-row table:style-name="ro7">
          <table:table-cell table:style-name="ce78" table:number-columns-repeated="2"/>
          <table:table-cell table:style-name="ce83" office:value-type="percentage" office:value="0.0152189036299627">
            <text:p>1,5219%</text:p>
          </table:table-cell>
          <table:table-cell table:style-name="ce83" office:value-type="percentage" office:value="0.0201104981103467">
            <text:p>2,0110%</text:p>
          </table:table-cell>
          <table:table-cell table:style-name="ce83" office:value-type="percentage" office:value="0.0207715361601541">
            <text:p>2,0772%</text:p>
          </table:table-cell>
          <table:table-cell table:style-name="ce83" office:value-type="percentage" office:value="0.0199321109949896">
            <text:p>1,9932%</text:p>
          </table:table-cell>
          <table:table-cell table:style-name="ce83" office:value-type="percentage" office:value="0.0189274700215904">
            <text:p>1,8927%</text:p>
          </table:table-cell>
          <table:table-cell table:style-name="ce83" office:value-type="percentage" office:value="0.0181349502981239">
            <text:p>1,8135%</text:p>
          </table:table-cell>
          <table:table-cell table:style-name="ce83" office:value-type="percentage" office:value="0.0175897293781646">
            <text:p>1,7590%</text:p>
          </table:table-cell>
          <table:table-cell table:style-name="ce83" office:value-type="percentage" office:value="0.0172404827003019">
            <text:p>1,7240%</text:p>
          </table:table-cell>
          <table:table-cell table:style-name="ce78" table:number-columns-repeated="247"/>
          <table:table-cell table:number-columns-repeated="767"/>
        </table:table-row>
        <table:table-row table:style-name="ro7">
          <table:table-cell table:style-name="ce78" table:number-columns-repeated="2"/>
          <table:table-cell table:style-name="ce83" office:value-type="percentage" office:value="0.0136010238367484">
            <text:p>1,3601%</text:p>
          </table:table-cell>
          <table:table-cell table:style-name="ce83" office:value-type="percentage" office:value="0.0188168922066431">
            <text:p>1,8817%</text:p>
          </table:table-cell>
          <table:table-cell table:style-name="ce83" office:value-type="percentage" office:value="0.020034668537509">
            <text:p>2,0035%</text:p>
          </table:table-cell>
          <table:table-cell table:style-name="ce83" office:value-type="percentage" office:value="0.0196173820557883">
            <text:p>1,9617%</text:p>
          </table:table-cell>
          <table:table-cell table:style-name="ce83" office:value-type="percentage" office:value="0.0188805618388771">
            <text:p>1,8881%</text:p>
          </table:table-cell>
          <table:table-cell table:style-name="ce83" office:value-type="percentage" office:value="0.0182516974270531">
            <text:p>1,8252%</text:p>
          </table:table-cell>
          <table:table-cell table:style-name="ce83" office:value-type="percentage" office:value="0.0178069702978295">
            <text:p>1,7807%</text:p>
          </table:table-cell>
          <table:table-cell table:style-name="ce83" office:value-type="percentage" office:value="0.0175203083490685">
            <text:p>1,7520%</text:p>
          </table:table-cell>
          <table:table-cell table:style-name="ce78" table:number-columns-repeated="247"/>
          <table:table-cell table:number-columns-repeated="767"/>
        </table:table-row>
        <table:table-row table:style-name="ro7">
          <table:table-cell table:style-name="ce78" table:number-columns-repeated="2"/>
          <table:table-cell table:style-name="ce83" office:value-type="percentage" office:value="0.028606253534326">
            <text:p>2,8606%</text:p>
          </table:table-cell>
          <table:table-cell table:style-name="ce83" office:value-type="percentage" office:value="0.0354493763790417">
            <text:p>3,5449%</text:p>
          </table:table-cell>
          <table:table-cell table:style-name="ce83" office:value-type="percentage" office:value="0.0354028757411638">
            <text:p>3,5403%</text:p>
          </table:table-cell>
          <table:table-cell table:style-name="ce83" office:value-type="percentage" office:value="0.0334937029691067">
            <text:p>3,3494%</text:p>
          </table:table-cell>
          <table:table-cell table:style-name="ce83" office:value-type="percentage" office:value="0.0317267056952445">
            <text:p>3,1727%</text:p>
          </table:table-cell>
          <table:table-cell table:style-name="ce83" office:value-type="percentage" office:value="0.0305216853818159">
            <text:p>3,0522%</text:p>
          </table:table-cell>
          <table:table-cell table:style-name="ce83" office:value-type="percentage" office:value="0.0298206265811739">
            <text:p>2,9821%</text:p>
          </table:table-cell>
          <table:table-cell table:style-name="ce83" office:value-type="percentage" office:value="0.0294784844773146">
            <text:p>2,9478%</text:p>
          </table:table-cell>
          <table:table-cell table:style-name="ce78" table:number-columns-repeated="247"/>
          <table:table-cell table:number-columns-repeated="767"/>
        </table:table-row>
        <table:table-row table:style-name="ro7">
          <table:table-cell table:style-name="ce78" table:number-columns-repeated="2"/>
          <table:table-cell table:style-name="ce83" office:value-type="percentage" office:value="0.0351799152672508">
            <text:p>3,5180%</text:p>
          </table:table-cell>
          <table:table-cell table:style-name="ce83" office:value-type="percentage" office:value="0.0380497366184394">
            <text:p>3,8050%</text:p>
          </table:table-cell>
          <table:table-cell table:style-name="ce83" office:value-type="percentage" office:value="0.0346398276566802">
            <text:p>3,4640%</text:p>
          </table:table-cell>
          <table:table-cell table:style-name="ce83" office:value-type="percentage" office:value="0.0307405004279991">
            <text:p>3,0741%</text:p>
          </table:table-cell>
          <table:table-cell table:style-name="ce83" office:value-type="percentage" office:value="0.0278479746630363">
            <text:p>2,7848%</text:p>
          </table:table-cell>
          <table:table-cell table:style-name="ce83" office:value-type="percentage" office:value="0.025965390925878">
            <text:p>2,5965%</text:p>
          </table:table-cell>
          <table:table-cell table:style-name="ce83" office:value-type="percentage" office:value="0.0248171781765131">
            <text:p>2,4817%</text:p>
          </table:table-cell>
          <table:table-cell table:style-name="ce83" office:value-type="percentage" office:value="0.0241549499850533">
            <text:p>2,4155%</text:p>
          </table:table-cell>
          <table:table-cell table:style-name="ce78" table:number-columns-repeated="247"/>
          <table:table-cell table:number-columns-repeated="767"/>
        </table:table-row>
        <table:table-row table:style-name="ro8">
          <table:table-cell table:style-name="ce78" table:number-columns-repeated="2"/>
          <table:table-cell table:style-name="ce83" office:value-type="percentage" office:value="0.000973837427114809">
            <text:p>0,0974%</text:p>
          </table:table-cell>
          <table:table-cell table:style-name="ce83" office:value-type="percentage" office:value="0.00319566799122834">
            <text:p>0,3196%</text:p>
          </table:table-cell>
          <table:table-cell table:style-name="ce83" office:value-type="percentage" office:value="0.00594431090640514">
            <text:p>0,5944%</text:p>
          </table:table-cell>
          <table:table-cell table:style-name="ce83" office:value-type="percentage" office:value="0.00829704768905443">
            <text:p>0,8297%</text:p>
          </table:table-cell>
          <table:table-cell table:style-name="ce83" office:value-type="percentage" office:value="0.00995778948884494">
            <text:p>0,9958%</text:p>
          </table:table-cell>
          <table:table-cell table:style-name="ce83" office:value-type="percentage" office:value="0.0110043603664717">
            <text:p>1,1004%</text:p>
          </table:table-cell>
          <table:table-cell table:style-name="ce83" office:value-type="percentage" office:value="0.0116082777090557">
            <text:p>1,1608%</text:p>
          </table:table-cell>
          <table:table-cell table:style-name="ce83" office:value-type="percentage" office:value="0.0119230148486033">
            <text:p>1,1923%</text:p>
          </table:table-cell>
          <table:table-cell table:style-name="ce78" table:number-columns-repeated="247"/>
          <table:table-cell table:number-columns-repeated="767"/>
        </table:table-row>
        <table:table-row table:style-name="ro8">
          <table:table-cell table:style-name="ce78" table:number-columns-repeated="2"/>
          <table:table-cell table:style-name="ce83" office:value-type="percentage" office:value="0.00666555386320698">
            <text:p>0,6666%</text:p>
          </table:table-cell>
          <table:table-cell table:style-name="ce83" office:value-type="percentage" office:value="0.0121355861187338">
            <text:p>1,2136%</text:p>
          </table:table-cell>
          <table:table-cell table:style-name="ce83" office:value-type="percentage" office:value="0.0154274866110229">
            <text:p>1,5427%</text:p>
          </table:table-cell>
          <table:table-cell table:style-name="ce83" office:value-type="percentage" office:value="0.0168952273162489">
            <text:p>1,6895%</text:p>
          </table:table-cell>
          <table:table-cell table:style-name="ce83" office:value-type="percentage" office:value="0.0174206084685303">
            <text:p>1,7421%</text:p>
          </table:table-cell>
          <table:table-cell table:style-name="ce83" office:value-type="percentage" office:value="0.0175465633195111">
            <text:p>1,7547%</text:p>
          </table:table-cell>
          <table:table-cell table:style-name="ce83" office:value-type="percentage" office:value="0.0175241450879737">
            <text:p>1,7524%</text:p>
          </table:table-cell>
          <table:table-cell table:style-name="ce83" office:value-type="percentage" office:value="0.0174566592704227">
            <text:p>1,7457%</text:p>
          </table:table-cell>
          <table:table-cell table:style-name="ce78" table:number-columns-repeated="247"/>
          <table:table-cell table:number-columns-repeated="767"/>
        </table:table-row>
        <table:table-row table:style-name="ro7">
          <table:table-cell table:style-name="ce78" table:number-columns-repeated="2"/>
          <table:table-cell table:style-name="ce83" office:value-type="percentage" office:value="0.00837645312030694">
            <text:p>0,8376%</text:p>
          </table:table-cell>
          <table:table-cell table:style-name="ce83" office:value-type="percentage" office:value="0.0152503776985199">
            <text:p>1,5250%</text:p>
          </table:table-cell>
          <table:table-cell table:style-name="ce83" office:value-type="percentage" office:value="0.019477420855598">
            <text:p>1,9477%</text:p>
          </table:table-cell>
          <table:table-cell table:style-name="ce83" office:value-type="percentage" office:value="0.021486325074233">
            <text:p>2,1486%</text:p>
          </table:table-cell>
          <table:table-cell table:style-name="ce83" office:value-type="percentage" office:value="0.022340712871899">
            <text:p>2,2341%</text:p>
          </table:table-cell>
          <table:table-cell table:style-name="ce83" office:value-type="percentage" office:value="0.0226928248974914">
            <text:p>2,2693%</text:p>
          </table:table-cell>
          <table:table-cell table:style-name="ce83" office:value-type="percentage" office:value="0.022843501782029">
            <text:p>2,2844%</text:p>
          </table:table-cell>
          <table:table-cell table:style-name="ce83" office:value-type="percentage" office:value="0.0229168134283478">
            <text:p>2,2917%</text:p>
          </table:table-cell>
          <table:table-cell table:style-name="ce78" table:number-columns-repeated="247"/>
          <table:table-cell table:number-columns-repeated="767"/>
        </table:table-row>
        <table:table-row table:style-name="ro8">
          <table:table-cell table:style-name="ce78" table:number-columns-repeated="2"/>
          <table:table-cell table:style-name="ce83" office:value-type="percentage" office:value="0.0146120661353914">
            <text:p>1,4612%</text:p>
          </table:table-cell>
          <table:table-cell table:style-name="ce83" office:value-type="percentage" office:value="0.0223373860660989">
            <text:p>2,2337%</text:p>
          </table:table-cell>
          <table:table-cell table:style-name="ce83" office:value-type="percentage" office:value="0.025510037437107">
            <text:p>2,5510%</text:p>
          </table:table-cell>
          <table:table-cell table:style-name="ce83" office:value-type="percentage" office:value="0.0262707406481893">
            <text:p>2,6271%</text:p>
          </table:table-cell>
          <table:table-cell table:style-name="ce83" office:value-type="percentage" office:value="0.0262318405777698">
            <text:p>2,6232%</text:p>
          </table:table-cell>
          <table:table-cell table:style-name="ce83" office:value-type="percentage" office:value="0.0260544431915048">
            <text:p>2,6054%</text:p>
          </table:table-cell>
          <table:table-cell table:style-name="ce83" office:value-type="percentage" office:value="0.0259347004184918">
            <text:p>2,5935%</text:p>
          </table:table-cell>
          <table:table-cell table:style-name="ce83" office:value-type="percentage" office:value="0.0259011308127481">
            <text:p>2,5901%</text:p>
          </table:table-cell>
          <table:table-cell table:style-name="ce78" table:number-columns-repeated="247"/>
          <table:table-cell table:number-columns-repeated="767"/>
        </table:table-row>
        <table:table-row table:style-name="ro8">
          <table:table-cell table:style-name="ce78" table:number-columns-repeated="2"/>
          <table:table-cell table:style-name="ce83" office:value-type="percentage" office:value="0.00233557316911574">
            <text:p>0,2336%</text:p>
          </table:table-cell>
          <table:table-cell table:style-name="ce83" office:value-type="percentage" office:value="0.00623434930702286">
            <text:p>0,6234%</text:p>
          </table:table-cell>
          <table:table-cell table:style-name="ce83" office:value-type="percentage" office:value="0.0101659396245412">
            <text:p>1,0166%</text:p>
          </table:table-cell>
          <table:table-cell table:style-name="ce83" office:value-type="percentage" office:value="0.0130652948921809">
            <text:p>1,3065%</text:p>
          </table:table-cell>
          <table:table-cell table:style-name="ce83" office:value-type="percentage" office:value="0.0149082008381535">
            <text:p>1,4908%</text:p>
          </table:table-cell>
          <table:table-cell table:style-name="ce83" office:value-type="percentage" office:value="0.0159910373917788">
            <text:p>1,5991%</text:p>
          </table:table-cell>
          <table:table-cell table:style-name="ce83" office:value-type="percentage" office:value="0.0165898339632514">
            <text:p>1,6590%</text:p>
          </table:table-cell>
          <table:table-cell table:style-name="ce83" office:value-type="percentage" office:value="0.0168960605915046">
            <text:p>1,6896%</text:p>
          </table:table-cell>
          <table:table-cell table:style-name="ce78" table:number-columns-repeated="247"/>
          <table:table-cell table:number-columns-repeated="767"/>
        </table:table-row>
        <table:table-row table:style-name="ro7">
          <table:table-cell table:style-name="ce78" table:number-columns-repeated="2"/>
          <table:table-cell table:style-name="ce83" office:value-type="percentage" office:value="0.00181766557759929">
            <text:p>0,1818%</text:p>
          </table:table-cell>
          <table:table-cell table:style-name="ce83" office:value-type="percentage" office:value="0.00499570810305569">
            <text:p>0,4996%</text:p>
          </table:table-cell>
          <table:table-cell table:style-name="ce83" office:value-type="percentage" office:value="0.00825464325724552">
            <text:p>0,8255%</text:p>
          </table:table-cell>
          <table:table-cell table:style-name="ce83" office:value-type="percentage" office:value="0.0106453711252005">
            <text:p>1,0645%</text:p>
          </table:table-cell>
          <table:table-cell table:style-name="ce83" office:value-type="percentage" office:value="0.0121205985981174">
            <text:p>1,2121%</text:p>
          </table:table-cell>
          <table:table-cell table:style-name="ce83" office:value-type="percentage" office:value="0.012935664688979">
            <text:p>1,2936%</text:p>
          </table:table-cell>
          <table:table-cell table:style-name="ce83" office:value-type="percentage" office:value="0.0133371497009888">
            <text:p>1,3337%</text:p>
          </table:table-cell>
          <table:table-cell table:style-name="ce83" office:value-type="percentage" office:value="0.0134972424659656">
            <text:p>1,3497%</text:p>
          </table:table-cell>
          <table:table-cell table:style-name="ce78" table:number-columns-repeated="247"/>
          <table:table-cell table:number-columns-repeated="767"/>
        </table:table-row>
        <table:table-row table:style-name="ro7">
          <table:table-cell table:style-name="ce78" table:number-columns-repeated="2"/>
          <table:table-cell table:style-name="ce83" office:value-type="percentage" office:value="0.00115326229468649">
            <text:p>0,1153%</text:p>
          </table:table-cell>
          <table:table-cell table:style-name="ce83" office:value-type="percentage" office:value="0.00363166228137243">
            <text:p>0,3632%</text:p>
          </table:table-cell>
          <table:table-cell table:style-name="ce83" office:value-type="percentage" office:value="0.00656209158764945">
            <text:p>0,6562%</text:p>
          </table:table-cell>
          <table:table-cell table:style-name="ce83" office:value-type="percentage" office:value="0.00897295417481435">
            <text:p>0,8973%</text:p>
          </table:table-cell>
          <table:table-cell table:style-name="ce83" office:value-type="percentage" office:value="0.0106130692599214">
            <text:p>1,0613%</text:p>
          </table:table-cell>
          <table:table-cell table:style-name="ce83" office:value-type="percentage" office:value="0.0116079100448517">
            <text:p>1,1608%</text:p>
          </table:table-cell>
          <table:table-cell table:style-name="ce83" office:value-type="percentage" office:value="0.0121557707458849">
            <text:p>1,2156%</text:p>
          </table:table-cell>
          <table:table-cell table:style-name="ce83" office:value-type="percentage" office:value="0.0124211811775644">
            <text:p>1,2421%</text:p>
          </table:table-cell>
          <table:table-cell table:style-name="ce78" table:number-columns-repeated="247"/>
          <table:table-cell table:number-columns-repeated="767"/>
        </table:table-row>
        <table:table-row table:style-name="ro7">
          <table:table-cell table:style-name="ce78" table:number-columns-repeated="2"/>
          <table:table-cell table:style-name="ce83" office:value-type="percentage" office:value="0.000189409130815496">
            <text:p>0,0189%</text:p>
          </table:table-cell>
          <table:table-cell table:style-name="ce83" office:value-type="percentage" office:value="0.00130454118544581">
            <text:p>0,1305%</text:p>
          </table:table-cell>
          <table:table-cell table:style-name="ce83" office:value-type="percentage" office:value="0.00395102357122363">
            <text:p>0,3951%</text:p>
          </table:table-cell>
          <table:table-cell table:style-name="ce83" office:value-type="percentage" office:value="0.00758064658026574">
            <text:p>0,7581%</text:p>
          </table:table-cell>
          <table:table-cell table:style-name="ce83" office:value-type="percentage" office:value="0.0111746101974876">
            <text:p>1,1175%</text:p>
          </table:table-cell>
          <table:table-cell table:style-name="ce83" office:value-type="percentage" office:value="0.0140804911144844">
            <text:p>1,4080%</text:p>
          </table:table-cell>
          <table:table-cell table:style-name="ce83" office:value-type="percentage" office:value="0.0161296736966842">
            <text:p>1,6130%</text:p>
          </table:table-cell>
          <table:table-cell table:style-name="ce83" office:value-type="percentage" office:value="0.0174299768843401">
            <text:p>1,7430%</text:p>
          </table:table-cell>
          <table:table-cell table:style-name="ce78" table:number-columns-repeated="247"/>
          <table:table-cell table:number-columns-repeated="767"/>
        </table:table-row>
        <table:table-row table:style-name="ro7">
          <table:table-cell table:style-name="ce78" table:number-columns-repeated="2"/>
          <table:table-cell table:style-name="ce83" office:value-type="percentage" office:value="0.0205544873857453">
            <text:p>2,0554%</text:p>
          </table:table-cell>
          <table:table-cell table:style-name="ce83" office:value-type="percentage" office:value="0.0301735327734961">
            <text:p>3,0174%</text:p>
          </table:table-cell>
          <table:table-cell table:style-name="ce83" office:value-type="percentage" office:value="0.033505549062721">
            <text:p>3,3506%</text:p>
          </table:table-cell>
          <table:table-cell table:style-name="ce83" office:value-type="percentage" office:value="0.0339824258393991">
            <text:p>3,3982%</text:p>
          </table:table-cell>
          <table:table-cell table:style-name="ce83" office:value-type="percentage" office:value="0.0337224960448684">
            <text:p>3,3722%</text:p>
          </table:table-cell>
          <table:table-cell table:style-name="ce83" office:value-type="percentage" office:value="0.0334740642812792">
            <text:p>3,3474%</text:p>
          </table:table-cell>
          <table:table-cell table:style-name="ce83" office:value-type="percentage" office:value="0.0334038589198771">
            <text:p>3,3404%</text:p>
          </table:table-cell>
          <table:table-cell table:style-name="ce83" office:value-type="percentage" office:value="0.0334949913384461">
            <text:p>3,3495%</text:p>
          </table:table-cell>
          <table:table-cell table:style-name="ce78" table:number-columns-repeated="247"/>
          <table:table-cell table:number-columns-repeated="767"/>
        </table:table-row>
        <table:table-row table:style-name="ro7">
          <table:table-cell table:style-name="ce78" table:number-columns-repeated="2"/>
          <table:table-cell table:style-name="ce83" office:value-type="percentage" office:value="0.00115970239542744">
            <text:p>0,1160%</text:p>
          </table:table-cell>
          <table:table-cell table:style-name="ce83" office:value-type="percentage" office:value="0.00354832769887936">
            <text:p>0,3548%</text:p>
          </table:table-cell>
          <table:table-cell table:style-name="ce83" office:value-type="percentage" office:value="0.00628392443608058">
            <text:p>0,6284%</text:p>
          </table:table-cell>
          <table:table-cell table:style-name="ce83" office:value-type="percentage" office:value="0.00847087168022117">
            <text:p>0,8471%</text:p>
          </table:table-cell>
          <table:table-cell table:style-name="ce83" office:value-type="percentage" office:value="0.00991709187255366">
            <text:p>0,9917%</text:p>
          </table:table-cell>
          <table:table-cell table:style-name="ce83" office:value-type="percentage" office:value="0.0107665951498379">
            <text:p>1,0767%</text:p>
          </table:table-cell>
          <table:table-cell table:style-name="ce83" office:value-type="percentage" office:value="0.0112141325603739">
            <text:p>1,1214%</text:p>
          </table:table-cell>
          <table:table-cell table:style-name="ce83" office:value-type="percentage" office:value="0.0114139414451683">
            <text:p>1,1414%</text:p>
          </table:table-cell>
          <table:table-cell table:style-name="ce78" table:number-columns-repeated="247"/>
          <table:table-cell table:number-columns-repeated="767"/>
        </table:table-row>
        <table:table-row table:style-name="ro7">
          <table:table-cell table:style-name="ce78" table:number-columns-repeated="2"/>
          <table:table-cell table:style-name="ce83" office:value-type="percentage" office:value="0.185208685305958">
            <text:p>18,5209%</text:p>
          </table:table-cell>
          <table:table-cell table:style-name="ce83" office:value-type="percentage" office:value="0.120785462276087">
            <text:p>12,0785%</text:p>
          </table:table-cell>
          <table:table-cell table:style-name="ce83" office:value-type="percentage" office:value="0.0793607860855128">
            <text:p>7,9361%</text:p>
          </table:table-cell>
          <table:table-cell table:style-name="ce83" office:value-type="percentage" office:value="0.0575166205266759">
            <text:p>5,7517%</text:p>
          </table:table-cell>
          <table:table-cell table:style-name="ce83" office:value-type="percentage" office:value="0.0461647030810764">
            <text:p>4,6165%</text:p>
          </table:table-cell>
          <table:table-cell table:style-name="ce83" office:value-type="percentage" office:value="0.0401825899183334">
            <text:p>4,0183%</text:p>
          </table:table-cell>
          <table:table-cell table:style-name="ce83" office:value-type="percentage" office:value="0.0370446735385787">
            <text:p>3,7045%</text:p>
          </table:table-cell>
          <table:table-cell table:style-name="ce83" office:value-type="percentage" office:value="0.0354775090435261">
            <text:p>3,5478%</text:p>
          </table:table-cell>
          <table:table-cell table:style-name="ce78" table:number-columns-repeated="247"/>
          <table:table-cell table:number-columns-repeated="767"/>
        </table:table-row>
        <table:table-row table:style-name="ro7">
          <table:table-cell table:style-name="ce78" table:number-columns-repeated="2"/>
          <table:table-cell table:style-name="ce83" office:value-type="percentage" office:value="0.0379826228052116">
            <text:p>3,7983%</text:p>
          </table:table-cell>
          <table:table-cell table:style-name="ce83" office:value-type="percentage" office:value="0.0421921916429076">
            <text:p>4,2192%</text:p>
          </table:table-cell>
          <table:table-cell table:style-name="ce83" office:value-type="percentage" office:value="0.0390894264908343">
            <text:p>3,9089%</text:p>
          </table:table-cell>
          <table:table-cell table:style-name="ce83" office:value-type="percentage" office:value="0.0352419381362971">
            <text:p>3,5242%</text:p>
          </table:table-cell>
          <table:table-cell table:style-name="ce83" office:value-type="percentage" office:value="0.0324086821221194">
            <text:p>3,2409%</text:p>
          </table:table-cell>
          <table:table-cell table:style-name="ce83" office:value-type="percentage" office:value="0.0306388288441784">
            <text:p>3,0639%</text:p>
          </table:table-cell>
          <table:table-cell table:style-name="ce83" office:value-type="percentage" office:value="0.0296462579139564">
            <text:p>2,9646%</text:p>
          </table:table-cell>
          <table:table-cell table:style-name="ce83" office:value-type="percentage" office:value="0.0291627166055435">
            <text:p>2,9163%</text:p>
          </table:table-cell>
          <table:table-cell table:style-name="ce78" table:number-columns-repeated="247"/>
          <table:table-cell table:number-columns-repeated="767"/>
        </table:table-row>
        <table:table-row table:style-name="ro7">
          <table:table-cell table:style-name="ce78" table:number-columns-repeated="2"/>
          <table:table-cell table:style-name="ce83" office:value-type="percentage" office:value="0.00976793978664897">
            <text:p>0,9768%</text:p>
          </table:table-cell>
          <table:table-cell table:style-name="ce83" office:value-type="percentage" office:value="0.0153218400876318">
            <text:p>1,5322%</text:p>
          </table:table-cell>
          <table:table-cell table:style-name="ce83" office:value-type="percentage" office:value="0.0177023888433502">
            <text:p>1,7702%</text:p>
          </table:table-cell>
          <table:table-cell table:style-name="ce83" office:value-type="percentage" office:value="0.0182541330921565">
            <text:p>1,8254%</text:p>
          </table:table-cell>
          <table:table-cell table:style-name="ce83" office:value-type="percentage" office:value="0.018137280818717">
            <text:p>1,8137%</text:p>
          </table:table-cell>
          <table:table-cell table:style-name="ce83" office:value-type="percentage" office:value="0.0178688129436262">
            <text:p>1,7869%</text:p>
          </table:table-cell>
          <table:table-cell table:style-name="ce83" office:value-type="percentage" office:value="0.0176219069956228">
            <text:p>1,7622%</text:p>
          </table:table-cell>
          <table:table-cell table:style-name="ce83" office:value-type="percentage" office:value="0.0174363225720958">
            <text:p>1,7436%</text:p>
          </table:table-cell>
          <table:table-cell table:style-name="ce78" table:number-columns-repeated="247"/>
          <table:table-cell table:number-columns-repeated="767"/>
        </table:table-row>
        <table:table-row table:style-name="ro7">
          <table:table-cell table:style-name="ce78" table:number-columns-repeated="2"/>
          <table:table-cell table:style-name="ce83" office:value-type="percentage" office:value="0.00149681339850027">
            <text:p>0,1497%</text:p>
          </table:table-cell>
          <table:table-cell table:style-name="ce83" office:value-type="percentage" office:value="0.00401434563092739">
            <text:p>0,4014%</text:p>
          </table:table-cell>
          <table:table-cell table:style-name="ce83" office:value-type="percentage" office:value="0.00649857868747136">
            <text:p>0,6499%</text:p>
          </table:table-cell>
          <table:table-cell table:style-name="ce83" office:value-type="percentage" office:value="0.00823970807444304">
            <text:p>0,8240%</text:p>
          </table:table-cell>
          <table:table-cell table:style-name="ce83" office:value-type="percentage" office:value="0.00925168202815688">
            <text:p>0,9252%</text:p>
          </table:table-cell>
          <table:table-cell table:style-name="ce83" office:value-type="percentage" office:value="0.00976220244047536">
            <text:p>0,9762%</text:p>
          </table:table-cell>
          <table:table-cell table:style-name="ce83" office:value-type="percentage" office:value="0.00997290847887971">
            <text:p>0,9973%</text:p>
          </table:table-cell>
          <table:table-cell table:style-name="ce83" office:value-type="percentage" office:value="0.0100179829061483">
            <text:p>1,0018%</text:p>
          </table:table-cell>
          <table:table-cell table:style-name="ce78" table:number-columns-repeated="247"/>
          <table:table-cell table:number-columns-repeated="767"/>
        </table:table-row>
        <table:table-row table:style-name="ro7">
          <table:table-cell table:style-name="ce78" table:number-columns-repeated="2"/>
          <table:table-cell table:style-name="ce83" office:value-type="percentage" office:value="0.0598322404313459">
            <text:p>5,9832%</text:p>
          </table:table-cell>
          <table:table-cell table:style-name="ce83" office:value-type="percentage" office:value="0.0563703550307986">
            <text:p>5,6370%</text:p>
          </table:table-cell>
          <table:table-cell table:style-name="ce83" office:value-type="percentage" office:value="0.0468942485208168">
            <text:p>4,6894%</text:p>
          </table:table-cell>
          <table:table-cell table:style-name="ce83" office:value-type="percentage" office:value="0.0394555085020785">
            <text:p>3,9456%</text:p>
          </table:table-cell>
          <table:table-cell table:style-name="ce83" office:value-type="percentage" office:value="0.0347359945277497">
            <text:p>3,4736%</text:p>
          </table:table-cell>
          <table:table-cell table:style-name="ce83" office:value-type="percentage" office:value="0.0319671261788036">
            <text:p>3,1967%</text:p>
          </table:table-cell>
          <table:table-cell table:style-name="ce83" office:value-type="percentage" office:value="0.0304361923004007">
            <text:p>3,0436%</text:p>
          </table:table-cell>
          <table:table-cell table:style-name="ce83" office:value-type="percentage" office:value="0.0296628845470633">
            <text:p>2,9663%</text:p>
          </table:table-cell>
          <table:table-cell table:style-name="ce78" table:number-columns-repeated="247"/>
          <table:table-cell table:number-columns-repeated="767"/>
        </table:table-row>
        <table:table-row table:style-name="ro7">
          <table:table-cell table:style-name="ce78" table:number-columns-repeated="2"/>
          <table:table-cell table:style-name="ce83" office:value-type="percentage" office:value="0.00110261559822757">
            <text:p>0,1103%</text:p>
          </table:table-cell>
          <table:table-cell table:style-name="ce83" office:value-type="percentage" office:value="0.0035697932086192">
            <text:p>0,3570%</text:p>
          </table:table-cell>
          <table:table-cell table:style-name="ce83" office:value-type="percentage" office:value="0.00658850742948719">
            <text:p>0,6589%</text:p>
          </table:table-cell>
          <table:table-cell table:style-name="ce83" office:value-type="percentage" office:value="0.00915691521355231">
            <text:p>0,9157%</text:p>
          </table:table-cell>
          <table:table-cell table:style-name="ce83" office:value-type="percentage" office:value="0.0109667470773573">
            <text:p>1,0967%</text:p>
          </table:table-cell>
          <table:table-cell table:style-name="ce83" office:value-type="percentage" office:value="0.0121099482557334">
            <text:p>1,2110%</text:p>
          </table:table-cell>
          <table:table-cell table:style-name="ce83" office:value-type="percentage" office:value="0.0127743998378719">
            <text:p>1,2774%</text:p>
          </table:table-cell>
          <table:table-cell table:style-name="ce83" office:value-type="percentage" office:value="0.0131260662129008">
            <text:p>1,3126%</text:p>
          </table:table-cell>
          <table:table-cell table:style-name="ce78" table:number-columns-repeated="247"/>
          <table:table-cell table:number-columns-repeated="767"/>
        </table:table-row>
        <table:table-row table:style-name="ro7">
          <table:table-cell table:style-name="ce78" table:number-columns-repeated="2"/>
          <table:table-cell table:style-name="ce83" office:value-type="percentage" office:value="0.0190692171455394">
            <text:p>1,9069%</text:p>
          </table:table-cell>
          <table:table-cell table:style-name="ce83" office:value-type="percentage" office:value="0.0264606900346687">
            <text:p>2,6461%</text:p>
          </table:table-cell>
          <table:table-cell table:style-name="ce83" office:value-type="percentage" office:value="0.0283678060989104">
            <text:p>2,8368%</text:p>
          </table:table-cell>
          <table:table-cell table:style-name="ce83" office:value-type="percentage" office:value="0.0280386617395299">
            <text:p>2,8039%</text:p>
          </table:table-cell>
          <table:table-cell table:style-name="ce83" office:value-type="percentage" office:value="0.0272674629942251">
            <text:p>2,7267%</text:p>
          </table:table-cell>
          <table:table-cell table:style-name="ce83" office:value-type="percentage" office:value="0.0266329518796777">
            <text:p>2,6633%</text:p>
          </table:table-cell>
          <table:table-cell table:style-name="ce83" office:value-type="percentage" office:value="0.026235103936231">
            <text:p>2,6235%</text:p>
          </table:table-cell>
          <table:table-cell table:style-name="ce83" office:value-type="percentage" office:value="0.0260352812551383">
            <text:p>2,6035%</text:p>
          </table:table-cell>
          <table:table-cell table:style-name="ce78" table:number-columns-repeated="247"/>
          <table:table-cell table:number-columns-repeated="767"/>
        </table:table-row>
        <table:table-row table:style-name="ro7">
          <table:table-cell table:style-name="ce78" table:number-columns-repeated="2"/>
          <table:table-cell table:style-name="ce83" office:value-type="percentage" office:value="0.00456021411827482">
            <text:p>0,4560%</text:p>
          </table:table-cell>
          <table:table-cell table:style-name="ce83" office:value-type="percentage" office:value="0.0105012038762659">
            <text:p>1,0501%</text:p>
          </table:table-cell>
          <table:table-cell table:style-name="ce83" office:value-type="percentage" office:value="0.0156159968707309">
            <text:p>1,5616%</text:p>
          </table:table-cell>
          <table:table-cell table:style-name="ce83" office:value-type="percentage" office:value="0.0189884228100762">
            <text:p>1,8988%</text:p>
          </table:table-cell>
          <table:table-cell table:style-name="ce83" office:value-type="percentage" office:value="0.0209934339255915">
            <text:p>2,0993%</text:p>
          </table:table-cell>
          <table:table-cell table:style-name="ce83" office:value-type="percentage" office:value="0.0221488510076004">
            <text:p>2,2149%</text:p>
          </table:table-cell>
          <table:table-cell table:style-name="ce83" office:value-type="percentage" office:value="0.022810511139859">
            <text:p>2,2811%</text:p>
          </table:table-cell>
          <table:table-cell table:style-name="ce83" office:value-type="percentage" office:value="0.0231877892479066">
            <text:p>2,3188%</text:p>
          </table:table-cell>
          <table:table-cell table:style-name="ce78" table:number-columns-repeated="247"/>
          <table:table-cell table:number-columns-repeated="767"/>
        </table:table-row>
        <table:table-row table:style-name="ro7">
          <table:table-cell table:style-name="ce78" table:number-columns-repeated="2"/>
          <table:table-cell table:style-name="ce83" office:value-type="percentage" office:value="0.000317317014504113">
            <text:p>0,0317%</text:p>
          </table:table-cell>
          <table:table-cell table:style-name="ce83" office:value-type="percentage" office:value="0.00157565936385417">
            <text:p>0,1576%</text:p>
          </table:table-cell>
          <table:table-cell table:style-name="ce83" office:value-type="percentage" office:value="0.00382464231677307">
            <text:p>0,3825%</text:p>
          </table:table-cell>
          <table:table-cell table:style-name="ce83" office:value-type="percentage" office:value="0.00631506495352709">
            <text:p>0,6315%</text:p>
          </table:table-cell>
          <table:table-cell table:style-name="ce83" office:value-type="percentage" office:value="0.00840692320493786">
            <text:p>0,8407%</text:p>
          </table:table-cell>
          <table:table-cell table:style-name="ce83" office:value-type="percentage" office:value="0.00988514324761048">
            <text:p>0,9885%</text:p>
          </table:table-cell>
          <table:table-cell table:style-name="ce83" office:value-type="percentage" office:value="0.0108048809024799">
            <text:p>1,0805%</text:p>
          </table:table-cell>
          <table:table-cell table:style-name="ce83" office:value-type="percentage" office:value="0.0113105414970297">
            <text:p>1,1311%</text:p>
          </table:table-cell>
          <table:table-cell table:style-name="ce78" table:number-columns-repeated="247"/>
          <table:table-cell table:number-columns-repeated="767"/>
        </table:table-row>
        <table:table-row table:style-name="ro7">
          <table:table-cell table:style-name="ce78" table:number-columns-repeated="2"/>
          <table:table-cell table:style-name="ce83" office:value-type="percentage" office:value="0.000191747469202238">
            <text:p>0,0192%</text:p>
          </table:table-cell>
          <table:table-cell table:style-name="ce83" office:value-type="percentage" office:value="0.00111203244156477">
            <text:p>0,1112%</text:p>
          </table:table-cell>
          <table:table-cell table:style-name="ce83" office:value-type="percentage" office:value="0.00298095341291503">
            <text:p>0,2981%</text:p>
          </table:table-cell>
          <table:table-cell table:style-name="ce83" office:value-type="percentage" office:value="0.00523837109487863">
            <text:p>0,5238%</text:p>
          </table:table-cell>
          <table:table-cell table:style-name="ce83" office:value-type="percentage" office:value="0.00724526128135563">
            <text:p>0,7245%</text:p>
          </table:table-cell>
          <table:table-cell table:style-name="ce83" office:value-type="percentage" office:value="0.0087150446017414">
            <text:p>0,8715%</text:p>
          </table:table-cell>
          <table:table-cell table:style-name="ce83" office:value-type="percentage" office:value="0.00964952802616645">
            <text:p>0,9650%</text:p>
          </table:table-cell>
          <table:table-cell table:style-name="ce83" office:value-type="percentage" office:value="0.0101697135461636">
            <text:p>1,0170%</text:p>
          </table:table-cell>
          <table:table-cell table:style-name="ce78" table:number-columns-repeated="247"/>
          <table:table-cell table:number-columns-repeated="767"/>
        </table:table-row>
        <table:table-row table:style-name="ro7">
          <table:table-cell table:style-name="ce78" table:number-columns-repeated="2"/>
          <table:table-cell table:style-name="ce83" office:value-type="percentage" office:value="0.00264839829612397">
            <text:p>0,2648%</text:p>
          </table:table-cell>
          <table:table-cell table:style-name="ce83" office:value-type="percentage" office:value="0.00632558392598248">
            <text:p>0,6326%</text:p>
          </table:table-cell>
          <table:table-cell table:style-name="ce83" office:value-type="percentage" office:value="0.00956981515564767">
            <text:p>0,9570%</text:p>
          </table:table-cell>
          <table:table-cell table:style-name="ce83" office:value-type="percentage" office:value="0.0116950614197342">
            <text:p>1,1695%</text:p>
          </table:table-cell>
          <table:table-cell table:style-name="ce83" office:value-type="percentage" office:value="0.0129020428359946">
            <text:p>1,2902%</text:p>
          </table:table-cell>
          <table:table-cell table:style-name="ce83" office:value-type="percentage" office:value="0.0135309627216735">
            <text:p>1,3531%</text:p>
          </table:table-cell>
          <table:table-cell table:style-name="ce83" office:value-type="percentage" office:value="0.0138288147376445">
            <text:p>1,3829%</text:p>
          </table:table-cell>
          <table:table-cell table:style-name="ce83" office:value-type="percentage" office:value="0.0139447234540827">
            <text:p>1,3945%</text:p>
          </table:table-cell>
          <table:table-cell table:style-name="ce78" table:number-columns-repeated="247"/>
          <table:table-cell table:number-columns-repeated="767"/>
        </table:table-row>
        <table:table-row table:style-name="ro7">
          <table:table-cell table:style-name="ce78" table:number-columns-repeated="2"/>
          <table:table-cell table:style-name="ce83" office:value-type="percentage" office:value="0.00503965399147877">
            <text:p>0,5040%</text:p>
          </table:table-cell>
          <table:table-cell table:style-name="ce83" office:value-type="percentage" office:value="0.0093341347018393">
            <text:p>0,9334%</text:p>
          </table:table-cell>
          <table:table-cell table:style-name="ce83" office:value-type="percentage" office:value="0.0119526122480733">
            <text:p>1,1953%</text:p>
          </table:table-cell>
          <table:table-cell table:style-name="ce83" office:value-type="percentage" office:value="0.013123015294038">
            <text:p>1,3123%</text:p>
          </table:table-cell>
          <table:table-cell table:style-name="ce83" office:value-type="percentage" office:value="0.0135327803104675">
            <text:p>1,3533%</text:p>
          </table:table-cell>
          <table:table-cell table:style-name="ce83" office:value-type="percentage" office:value="0.0136154441061751">
            <text:p>1,3615%</text:p>
          </table:table-cell>
          <table:table-cell table:style-name="ce83" office:value-type="percentage" office:value="0.0135749727443492">
            <text:p>1,3575%</text:p>
          </table:table-cell>
          <table:table-cell table:style-name="ce83" office:value-type="percentage" office:value="0.0134969465329217">
            <text:p>1,3497%</text:p>
          </table:table-cell>
          <table:table-cell table:style-name="ce78" table:number-columns-repeated="247"/>
          <table:table-cell table:number-columns-repeated="767"/>
        </table:table-row>
        <table:table-row table:style-name="ro7">
          <table:table-cell table:style-name="ce78" table:number-columns-repeated="2"/>
          <table:table-cell table:style-name="ce83" office:value-type="percentage" office:value="0.00170736056292681">
            <text:p>0,1707%</text:p>
          </table:table-cell>
          <table:table-cell table:style-name="ce83" office:value-type="percentage" office:value="0.00464451713697978">
            <text:p>0,4645%</text:p>
          </table:table-cell>
          <table:table-cell table:style-name="ce83" office:value-type="percentage" office:value="0.00759376264780253">
            <text:p>0,7594%</text:p>
          </table:table-cell>
          <table:table-cell table:style-name="ce83" office:value-type="percentage" office:value="0.00969503972767804">
            <text:p>0,9695%</text:p>
          </table:table-cell>
          <table:table-cell table:style-name="ce83" office:value-type="percentage" office:value="0.0109378822693376">
            <text:p>1,0938%</text:p>
          </table:table-cell>
          <table:table-cell table:style-name="ce83" office:value-type="percentage" office:value="0.0115797190711614">
            <text:p>1,1580%</text:p>
          </table:table-cell>
          <table:table-cell table:style-name="ce83" office:value-type="percentage" office:value="0.0118570539292253">
            <text:p>1,1857%</text:p>
          </table:table-cell>
          <table:table-cell table:style-name="ce83" office:value-type="percentage" office:value="0.0119302113896198">
            <text:p>1,1930%</text:p>
          </table:table-cell>
          <table:table-cell table:style-name="ce78" table:number-columns-repeated="247"/>
          <table:table-cell table:number-columns-repeated="767"/>
        </table:table-row>
        <table:table-row table:style-name="ro7">
          <table:table-cell table:style-name="ce78" table:number-columns-repeated="2"/>
          <table:table-cell table:style-name="ce83" office:value-type="percentage" office:value="0.0117576902356055">
            <text:p>1,1758%</text:p>
          </table:table-cell>
          <table:table-cell table:style-name="ce83" office:value-type="percentage" office:value="0.0208440376812862">
            <text:p>2,0844%</text:p>
          </table:table-cell>
          <table:table-cell table:style-name="ce83" office:value-type="percentage" office:value="0.026145008998487">
            <text:p>2,6145%</text:p>
          </table:table-cell>
          <table:table-cell table:style-name="ce83" office:value-type="percentage" office:value="0.0286445892209556">
            <text:p>2,8645%</text:p>
          </table:table-cell>
          <table:table-cell table:style-name="ce83" office:value-type="percentage" office:value="0.0298172936608059">
            <text:p>2,9817%</text:p>
          </table:table-cell>
          <table:table-cell table:style-name="ce83" office:value-type="percentage" office:value="0.0304612254578966">
            <text:p>3,0461%</text:p>
          </table:table-cell>
          <table:table-cell table:style-name="ce83" office:value-type="percentage" office:value="0.030906134981654">
            <text:p>3,0906%</text:p>
          </table:table-cell>
          <table:table-cell table:style-name="ce83" office:value-type="percentage" office:value="0.0312698277555866">
            <text:p>3,1270%</text:p>
          </table:table-cell>
          <table:table-cell table:style-name="ce78" table:number-columns-repeated="247"/>
          <table:table-cell table:number-columns-repeated="767"/>
        </table:table-row>
        <table:table-row table:style-name="ro7">
          <table:table-cell table:style-name="ce78" table:number-columns-repeated="2"/>
          <table:table-cell table:style-name="ce83" office:value-type="percentage" office:value="0.00986669846769242">
            <text:p>0,9867%</text:p>
          </table:table-cell>
          <table:table-cell table:style-name="ce83" office:value-type="percentage" office:value="0.0181614751441605">
            <text:p>1,8161%</text:p>
          </table:table-cell>
          <table:table-cell table:style-name="ce83" office:value-type="percentage" office:value="0.0234473259566979">
            <text:p>2,3447%</text:p>
          </table:table-cell>
          <table:table-cell table:style-name="ce83" office:value-type="percentage" office:value="0.0261797114807881">
            <text:p>2,6180%</text:p>
          </table:table-cell>
          <table:table-cell table:style-name="ce83" office:value-type="percentage" office:value="0.0275651655654778">
            <text:p>2,7565%</text:p>
          </table:table-cell>
          <table:table-cell table:style-name="ce83" office:value-type="percentage" office:value="0.0283420437935995">
            <text:p>2,8342%</text:p>
          </table:table-cell>
          <table:table-cell table:style-name="ce83" office:value-type="percentage" office:value="0.0288492987242113">
            <text:p>2,8849%</text:p>
          </table:table-cell>
          <table:table-cell table:style-name="ce83" office:value-type="percentage" office:value="0.0292266083494084">
            <text:p>2,9227%</text:p>
          </table:table-cell>
          <table:table-cell table:style-name="ce78" table:number-columns-repeated="247"/>
          <table:table-cell table:number-columns-repeated="767"/>
        </table:table-row>
        <table:table-row table:style-name="ro7">
          <table:table-cell table:style-name="ce78" table:number-columns-repeated="2"/>
          <table:table-cell table:style-name="ce83" office:value-type="percentage" office:value="0.0022303348472859">
            <text:p>0,2230%</text:p>
          </table:table-cell>
          <table:table-cell table:style-name="ce83" office:value-type="percentage" office:value="0.00558780274517279">
            <text:p>0,5588%</text:p>
          </table:table-cell>
          <table:table-cell table:style-name="ce83" office:value-type="percentage" office:value="0.00872756935803356">
            <text:p>0,8728%</text:p>
          </table:table-cell>
          <table:table-cell table:style-name="ce83" office:value-type="percentage" office:value="0.0108980603671572">
            <text:p>1,0898%</text:p>
          </table:table-cell>
          <table:table-cell table:style-name="ce83" office:value-type="percentage" office:value="0.0121999235681818">
            <text:p>1,2200%</text:p>
          </table:table-cell>
          <table:table-cell table:style-name="ce83" office:value-type="percentage" office:value="0.0129222326075321">
            <text:p>1,2922%</text:p>
          </table:table-cell>
          <table:table-cell table:style-name="ce83" office:value-type="percentage" office:value="0.0132956173798249">
            <text:p>1,3296%</text:p>
          </table:table-cell>
          <table:table-cell table:style-name="ce83" office:value-type="percentage" office:value="0.0134676974142029">
            <text:p>1,3468%</text:p>
          </table:table-cell>
          <table:table-cell table:style-name="ce78" table:number-columns-repeated="247"/>
          <table:table-cell table:number-columns-repeated="767"/>
        </table:table-row>
        <table:table-row table:style-name="ro7">
          <table:table-cell table:style-name="ce78" table:number-columns-repeated="2"/>
          <table:table-cell table:style-name="ce83" office:value-type="percentage" office:value="0.00347638465115548">
            <text:p>0,3476%</text:p>
          </table:table-cell>
          <table:table-cell table:style-name="ce83" office:value-type="percentage" office:value="0.00874614378408112">
            <text:p>0,8746%</text:p>
          </table:table-cell>
          <table:table-cell table:style-name="ce83" office:value-type="percentage" office:value="0.0137875616213675">
            <text:p>1,3788%</text:p>
          </table:table-cell>
          <table:table-cell table:style-name="ce83" office:value-type="percentage" office:value="0.0174272587655893">
            <text:p>1,7427%</text:p>
          </table:table-cell>
          <table:table-cell table:style-name="ce83" office:value-type="percentage" office:value="0.0197690638174302">
            <text:p>1,9769%</text:p>
          </table:table-cell>
          <table:table-cell table:style-name="ce83" office:value-type="percentage" office:value="0.0212141155892709">
            <text:p>2,1214%</text:p>
          </table:table-cell>
          <table:table-cell table:style-name="ce83" office:value-type="percentage" office:value="0.0220921550860422">
            <text:p>2,2092%</text:p>
          </table:table-cell>
          <table:table-cell table:style-name="ce83" office:value-type="percentage" office:value="0.0226199962399512">
            <text:p>2,2620%</text:p>
          </table:table-cell>
          <table:table-cell table:style-name="ce78" table:number-columns-repeated="247"/>
          <table:table-cell table:number-columns-repeated="767"/>
        </table:table-row>
        <table:table-row table:style-name="ro7">
          <table:table-cell table:style-name="ce78" table:number-columns-repeated="2"/>
          <table:table-cell table:style-name="ce83" office:value-type="percentage" office:value="0.199668134448938">
            <text:p>19,9668%</text:p>
          </table:table-cell>
          <table:table-cell table:style-name="ce83" office:value-type="percentage" office:value="0.11061973951502">
            <text:p>11,0620%</text:p>
          </table:table-cell>
          <table:table-cell table:style-name="ce83" office:value-type="percentage" office:value="0.0651990798364747">
            <text:p>6,5199%</text:p>
          </table:table-cell>
          <table:table-cell table:style-name="ce83" office:value-type="percentage" office:value="0.0438404620418162">
            <text:p>4,3840%</text:p>
          </table:table-cell>
          <table:table-cell table:style-name="ce83" office:value-type="percentage" office:value="0.0333853925021025">
            <text:p>3,3385%</text:p>
          </table:table-cell>
          <table:table-cell table:style-name="ce83" office:value-type="percentage" office:value="0.0279979583254331">
            <text:p>2,7998%</text:p>
          </table:table-cell>
          <table:table-cell table:style-name="ce83" office:value-type="percentage" office:value="0.0251371719785">
            <text:p>2,5137%</text:p>
          </table:table-cell>
          <table:table-cell table:style-name="ce83" office:value-type="percentage" office:value="0.0236223439337105">
            <text:p>2,3622%</text:p>
          </table:table-cell>
          <table:table-cell table:style-name="ce78" table:number-columns-repeated="247"/>
          <table:table-cell table:number-columns-repeated="767"/>
        </table:table-row>
        <table:table-row table:style-name="ro7">
          <table:table-cell table:style-name="ce78" table:number-columns-repeated="2"/>
          <table:table-cell table:style-name="ce83" office:value-type="percentage" office:value="0.00210088179686805">
            <text:p>0,2101%</text:p>
          </table:table-cell>
          <table:table-cell table:style-name="ce83" office:value-type="percentage" office:value="0.00554745340119833">
            <text:p>0,5547%</text:p>
          </table:table-cell>
          <table:table-cell table:style-name="ce83" office:value-type="percentage" office:value="0.00896139004432234">
            <text:p>0,8961%</text:p>
          </table:table-cell>
          <table:table-cell table:style-name="ce83" office:value-type="percentage" office:value="0.0114246358499132">
            <text:p>1,1425%</text:p>
          </table:table-cell>
          <table:table-cell table:style-name="ce83" office:value-type="percentage" office:value="0.0129462702697051">
            <text:p>1,2946%</text:p>
          </table:table-cell>
          <table:table-cell table:style-name="ce83" office:value-type="percentage" office:value="0.0138053403559187">
            <text:p>1,3805%</text:p>
          </table:table-cell>
          <table:table-cell table:style-name="ce83" office:value-type="percentage" office:value="0.0142519793482561">
            <text:p>1,4252%</text:p>
          </table:table-cell>
          <table:table-cell table:style-name="ce83" office:value-type="percentage" office:value="0.0144559199646665">
            <text:p>1,4456%</text:p>
          </table:table-cell>
          <table:table-cell table:style-name="ce78" table:number-columns-repeated="247"/>
          <table:table-cell table:number-columns-repeated="767"/>
        </table:table-row>
        <table:table-row table:style-name="ro7">
          <table:table-cell table:style-name="ce78" table:number-columns-repeated="2"/>
          <table:table-cell table:style-name="ce83" office:value-type="percentage" office:value="0.00359419813954126">
            <text:p>0,3594%</text:p>
          </table:table-cell>
          <table:table-cell table:style-name="ce83" office:value-type="percentage" office:value="0.00823949019490301">
            <text:p>0,8239%</text:p>
          </table:table-cell>
          <table:table-cell table:style-name="ce83" office:value-type="percentage" office:value="0.01217736791267">
            <text:p>1,2177%</text:p>
          </table:table-cell>
          <table:table-cell table:style-name="ce83" office:value-type="percentage" office:value="0.0146993957943683">
            <text:p>1,4699%</text:p>
          </table:table-cell>
          <table:table-cell table:style-name="ce83" office:value-type="percentage" office:value="0.0161264729058353">
            <text:p>1,6126%</text:p>
          </table:table-cell>
          <table:table-cell table:style-name="ce83" office:value-type="percentage" office:value="0.0168862527299362">
            <text:p>1,6886%</text:p>
          </table:table-cell>
          <table:table-cell table:style-name="ce83" office:value-type="percentage" office:value="0.0172699428782662">
            <text:p>1,7270%</text:p>
          </table:table-cell>
          <table:table-cell table:style-name="ce83" office:value-type="percentage" office:value="0.0174469349014158">
            <text:p>1,7447%</text:p>
          </table:table-cell>
          <table:table-cell table:style-name="ce78" table:number-columns-repeated="247"/>
          <table:table-cell table:number-columns-repeated="767"/>
        </table:table-row>
        <table:table-row table:style-name="ro7">
          <table:table-cell table:style-name="ce78" table:number-columns-repeated="2"/>
          <table:table-cell table:style-name="ce83" office:value-type="percentage" office:value="0.000847549261717364">
            <text:p>0,0848%</text:p>
          </table:table-cell>
          <table:table-cell table:style-name="ce83" office:value-type="percentage" office:value="0.00318030873655069">
            <text:p>0,3180%</text:p>
          </table:table-cell>
          <table:table-cell table:style-name="ce83" office:value-type="percentage" office:value="0.00646248798740291">
            <text:p>0,6462%</text:p>
          </table:table-cell>
          <table:table-cell table:style-name="ce83" office:value-type="percentage" office:value="0.00955399194901951">
            <text:p>0,9554%</text:p>
          </table:table-cell>
          <table:table-cell table:style-name="ce83" office:value-type="percentage" office:value="0.0118968084517131">
            <text:p>1,1897%</text:p>
          </table:table-cell>
          <table:table-cell table:style-name="ce83" office:value-type="percentage" office:value="0.0134568217357127">
            <text:p>1,3457%</text:p>
          </table:table-cell>
          <table:table-cell table:style-name="ce83" office:value-type="percentage" office:value="0.0144019266892211">
            <text:p>1,4402%</text:p>
          </table:table-cell>
          <table:table-cell table:style-name="ce83" office:value-type="percentage" office:value="0.0149228254575658">
            <text:p>1,4923%</text:p>
          </table:table-cell>
          <table:table-cell table:style-name="ce78" table:number-columns-repeated="247"/>
          <table:table-cell table:number-columns-repeated="767"/>
        </table:table-row>
        <table:table-row table:style-name="ro7">
          <table:table-cell table:style-name="ce78" table:number-columns-repeated="2"/>
          <table:table-cell table:style-name="ce83" office:value-type="percentage" office:value="0.00479117122646359">
            <text:p>0,4791%</text:p>
          </table:table-cell>
          <table:table-cell table:style-name="ce83" office:value-type="percentage" office:value="0.00984766144114343">
            <text:p>0,9848%</text:p>
          </table:table-cell>
          <table:table-cell table:style-name="ce83" office:value-type="percentage" office:value="0.0135178380996391">
            <text:p>1,3518%</text:p>
          </table:table-cell>
          <table:table-cell table:style-name="ce83" office:value-type="percentage" office:value="0.0155246066370144">
            <text:p>1,5525%</text:p>
          </table:table-cell>
          <table:table-cell table:style-name="ce83" office:value-type="percentage" office:value="0.0164716824291678">
            <text:p>1,6472%</text:p>
          </table:table-cell>
          <table:table-cell table:style-name="ce83" office:value-type="percentage" office:value="0.0168668862687493">
            <text:p>1,6867%</text:p>
          </table:table-cell>
          <table:table-cell table:style-name="ce83" office:value-type="percentage" office:value="0.0169964888195165">
            <text:p>1,6996%</text:p>
          </table:table-cell>
          <table:table-cell table:style-name="ce83" office:value-type="percentage" office:value="0.0170040429874078">
            <text:p>1,7004%</text:p>
          </table:table-cell>
          <table:table-cell table:style-name="ce78" table:number-columns-repeated="247"/>
          <table:table-cell table:number-columns-repeated="767"/>
        </table:table-row>
        <table:table-row table:style-name="ro7">
          <table:table-cell table:style-name="ce78" table:number-columns-repeated="2"/>
          <table:table-cell table:style-name="ce83" office:value-type="percentage" office:value="0.000505741115903157">
            <text:p>0,0506%</text:p>
          </table:table-cell>
          <table:table-cell table:style-name="ce83" office:value-type="percentage" office:value="0.00217679221282543">
            <text:p>0,2177%</text:p>
          </table:table-cell>
          <table:table-cell table:style-name="ce83" office:value-type="percentage" office:value="0.00482834944686053">
            <text:p>0,4828%</text:p>
          </table:table-cell>
          <table:table-cell table:style-name="ce83" office:value-type="percentage" office:value="0.00754260858838235">
            <text:p>0,7543%</text:p>
          </table:table-cell>
          <table:table-cell table:style-name="ce83" office:value-type="percentage" office:value="0.00971663339586699">
            <text:p>0,9717%</text:p>
          </table:table-cell>
          <table:table-cell table:style-name="ce83" office:value-type="percentage" office:value="0.0112161621261614">
            <text:p>1,1216%</text:p>
          </table:table-cell>
          <table:table-cell table:style-name="ce83" office:value-type="percentage" office:value="0.0121438558979231">
            <text:p>1,2144%</text:p>
          </table:table-cell>
          <table:table-cell table:style-name="ce83" office:value-type="percentage" office:value="0.0126605079252475">
            <text:p>1,2661%</text:p>
          </table:table-cell>
          <table:table-cell table:style-name="ce78" table:number-columns-repeated="247"/>
          <table:table-cell table:number-columns-repeated="767"/>
        </table:table-row>
        <table:table-row table:style-name="ro7">
          <table:table-cell table:style-name="ce78" table:number-columns-repeated="2"/>
          <table:table-cell table:style-name="ce83" office:value-type="percentage" office:value="0.277963166059449">
            <text:p>27,7963%</text:p>
          </table:table-cell>
          <table:table-cell table:style-name="ce83" office:value-type="percentage" office:value="0.15672188691922">
            <text:p>15,6722%</text:p>
          </table:table-cell>
          <table:table-cell table:style-name="ce83" office:value-type="percentage" office:value="0.0932531367986181">
            <text:p>9,3253%</text:p>
          </table:table-cell>
          <table:table-cell table:style-name="ce83" office:value-type="percentage" office:value="0.0633308971282151">
            <text:p>6,3331%</text:p>
          </table:table-cell>
          <table:table-cell table:style-name="ce83" office:value-type="percentage" office:value="0.0487509851416721">
            <text:p>4,8751%</text:p>
          </table:table-cell>
          <table:table-cell table:style-name="ce83" office:value-type="percentage" office:value="0.0413289572366452">
            <text:p>4,1329%</text:p>
          </table:table-cell>
          <table:table-cell table:style-name="ce83" office:value-type="percentage" office:value="0.0374855293016907">
            <text:p>3,7486%</text:p>
          </table:table-cell>
          <table:table-cell table:style-name="ce83" office:value-type="percentage" office:value="0.0355500730235681">
            <text:p>3,5550%</text:p>
          </table:table-cell>
          <table:table-cell table:style-name="ce78" table:number-columns-repeated="247"/>
          <table:table-cell table:number-columns-repeated="767"/>
        </table:table-row>
        <table:table-row table:style-name="ro7">
          <table:table-cell table:style-name="ce78" table:number-columns-repeated="2"/>
          <table:table-cell table:style-name="ce83" office:value-type="percentage" office:value="0.00716610250151617">
            <text:p>0,7166%</text:p>
          </table:table-cell>
          <table:table-cell table:style-name="ce83" office:value-type="percentage" office:value="0.0133040376498303">
            <text:p>1,3304%</text:p>
          </table:table-cell>
          <table:table-cell table:style-name="ce83" office:value-type="percentage" office:value="0.0171977245618444">
            <text:p>1,7198%</text:p>
          </table:table-cell>
          <table:table-cell table:style-name="ce83" office:value-type="percentage" office:value="0.019111565140224">
            <text:p>1,9112%</text:p>
          </table:table-cell>
          <table:table-cell table:style-name="ce83" office:value-type="percentage" office:value="0.0199569894676441">
            <text:p>1,9957%</text:p>
          </table:table-cell>
          <table:table-cell table:style-name="ce83" office:value-type="percentage" office:value="0.0203185179988619">
            <text:p>2,0319%</text:p>
          </table:table-cell>
          <table:table-cell table:style-name="ce83" office:value-type="percentage" office:value="0.0204753259509218">
            <text:p>2,0475%</text:p>
          </table:table-cell>
          <table:table-cell table:style-name="ce83" office:value-type="percentage" office:value="0.0205473988151638">
            <text:p>2,0547%</text:p>
          </table:table-cell>
          <table:table-cell table:style-name="ce78" table:number-columns-repeated="247"/>
          <table:table-cell table:number-columns-repeated="767"/>
        </table:table-row>
        <table:table-row table:style-name="ro7">
          <table:table-cell table:style-name="ce78" table:number-columns-repeated="2"/>
          <table:table-cell table:style-name="ce83" office:value-type="percentage" office:value="0.00260637832565281">
            <text:p>0,2606%</text:p>
          </table:table-cell>
          <table:table-cell table:style-name="ce83" office:value-type="percentage" office:value="0.00635651268962892">
            <text:p>0,6357%</text:p>
          </table:table-cell>
          <table:table-cell table:style-name="ce83" office:value-type="percentage" office:value="0.00978138580899591">
            <text:p>0,9781%</text:p>
          </table:table-cell>
          <table:table-cell table:style-name="ce83" office:value-type="percentage" office:value="0.0121265089570537">
            <text:p>1,2127%</text:p>
          </table:table-cell>
          <table:table-cell table:style-name="ce83" office:value-type="percentage" office:value="0.0135413621251539">
            <text:p>1,3541%</text:p>
          </table:table-cell>
          <table:table-cell table:style-name="ce83" office:value-type="percentage" office:value="0.0143459778765361">
            <text:p>1,4346%</text:p>
          </table:table-cell>
          <table:table-cell table:style-name="ce83" office:value-type="percentage" office:value="0.0147843426838148">
            <text:p>1,4784%</text:p>
          </table:table-cell>
          <table:table-cell table:style-name="ce83" office:value-type="percentage" office:value="0.0150092913184811">
            <text:p>1,5009%</text:p>
          </table:table-cell>
          <table:table-cell table:style-name="ce78" table:number-columns-repeated="247"/>
          <table:table-cell table:number-columns-repeated="767"/>
        </table:table-row>
        <table:table-row table:style-name="ro7">
          <table:table-cell table:style-name="ce78" table:number-columns-repeated="2"/>
          <table:table-cell table:style-name="ce83" office:value-type="percentage" office:value="0.0749783384035083">
            <text:p>7,4978%</text:p>
          </table:table-cell>
          <table:table-cell table:style-name="ce83" office:value-type="percentage" office:value="0.0760616489419369">
            <text:p>7,6062%</text:p>
          </table:table-cell>
          <table:table-cell table:style-name="ce83" office:value-type="percentage" office:value="0.0666745325337772">
            <text:p>6,6675%</text:p>
          </table:table-cell>
          <table:table-cell table:style-name="ce83" office:value-type="percentage" office:value="0.0583410231425903">
            <text:p>5,8341%</text:p>
          </table:table-cell>
          <table:table-cell table:style-name="ce83" office:value-type="percentage" office:value="0.0529394781578375">
            <text:p>5,2939%</text:p>
          </table:table-cell>
          <table:table-cell table:style-name="ce83" office:value-type="percentage" office:value="0.0498853672528733">
            <text:p>4,9885%</text:p>
          </table:table-cell>
          <table:table-cell table:style-name="ce83" office:value-type="percentage" office:value="0.0483883456603185">
            <text:p>4,8388%</text:p>
          </table:table-cell>
          <table:table-cell table:style-name="ce83" office:value-type="percentage" office:value="0.0478569149407358">
            <text:p>4,7857%</text:p>
          </table:table-cell>
          <table:table-cell table:style-name="ce78" table:number-columns-repeated="247"/>
          <table:table-cell table:number-columns-repeated="767"/>
        </table:table-row>
        <table:table-row table:style-name="ro7">
          <table:table-cell table:style-name="ce78" table:number-columns-repeated="2"/>
          <table:table-cell table:style-name="ce83" office:value-type="percentage" office:value="0.067646051475861">
            <text:p>6,7646%</text:p>
          </table:table-cell>
          <table:table-cell table:style-name="ce83" office:value-type="percentage" office:value="0.0614340997780577">
            <text:p>6,1434%</text:p>
          </table:table-cell>
          <table:table-cell table:style-name="ce83" office:value-type="percentage" office:value="0.0500133011274448">
            <text:p>5,0013%</text:p>
          </table:table-cell>
          <table:table-cell table:style-name="ce83" office:value-type="percentage" office:value="0.04140852383114">
            <text:p>4,1409%</text:p>
          </table:table-cell>
          <table:table-cell table:style-name="ce83" office:value-type="percentage" office:value="0.0359862767097617">
            <text:p>3,5986%</text:p>
          </table:table-cell>
          <table:table-cell table:style-name="ce83" office:value-type="percentage" office:value="0.0327694630765979">
            <text:p>3,2769%</text:p>
          </table:table-cell>
          <table:table-cell table:style-name="ce83" office:value-type="percentage" office:value="0.0309337340390514">
            <text:p>3,0934%</text:p>
          </table:table-cell>
          <table:table-cell table:style-name="ce83" office:value-type="percentage" office:value="0.0299411535837931">
            <text:p>2,9941%</text:p>
          </table:table-cell>
          <table:table-cell table:style-name="ce78" table:number-columns-repeated="247"/>
          <table:table-cell table:number-columns-repeated="767"/>
        </table:table-row>
        <table:table-row table:style-name="ro7">
          <table:table-cell table:style-name="ce78" table:number-columns-repeated="2"/>
          <table:table-cell table:style-name="ce83" office:value-type="percentage" office:value="0.00222794130568985">
            <text:p>0,2228%</text:p>
          </table:table-cell>
          <table:table-cell table:style-name="ce83" office:value-type="percentage" office:value="0.00560126967247299">
            <text:p>0,5601%</text:p>
          </table:table-cell>
          <table:table-cell table:style-name="ce83" office:value-type="percentage" office:value="0.00877277597434088">
            <text:p>0,8773%</text:p>
          </table:table-cell>
          <table:table-cell table:style-name="ce83" office:value-type="percentage" office:value="0.010976009688022">
            <text:p>1,0976%</text:p>
          </table:table-cell>
          <table:table-cell table:style-name="ce83" office:value-type="percentage" office:value="0.0123031589511562">
            <text:p>1,2303%</text:p>
          </table:table-cell>
          <table:table-cell table:style-name="ce83" office:value-type="percentage" office:value="0.0130423120924149">
            <text:p>1,3042%</text:p>
          </table:table-cell>
          <table:table-cell table:style-name="ce83" office:value-type="percentage" office:value="0.0134259167987792">
            <text:p>1,3426%</text:p>
          </table:table-cell>
          <table:table-cell table:style-name="ce83" office:value-type="percentage" office:value="0.0136037023124549">
            <text:p>1,3604%</text:p>
          </table:table-cell>
          <table:table-cell table:style-name="ce78" table:number-columns-repeated="247"/>
          <table:table-cell table:number-columns-repeated="767"/>
        </table:table-row>
        <table:table-row table:style-name="ro7">
          <table:table-cell table:style-name="ce78" table:number-columns-repeated="2"/>
          <table:table-cell table:style-name="ce83" office:value-type="percentage" office:value="0.00156636774492645">
            <text:p>0,1566%</text:p>
          </table:table-cell>
          <table:table-cell table:style-name="ce83" office:value-type="percentage" office:value="0.00474677127351299">
            <text:p>0,4747%</text:p>
          </table:table-cell>
          <table:table-cell table:style-name="ce83" office:value-type="percentage" office:value="0.00841101432787572">
            <text:p>0,8411%</text:p>
          </table:table-cell>
          <table:table-cell table:style-name="ce83" office:value-type="percentage" office:value="0.0114112343314547">
            <text:p>1,1411%</text:p>
          </table:table-cell>
          <table:table-cell table:style-name="ce83" office:value-type="percentage" office:value="0.0134839569648261">
            <text:p>1,3484%</text:p>
          </table:table-cell>
          <table:table-cell table:style-name="ce83" office:value-type="percentage" office:value="0.0147890545380396">
            <text:p>1,4789%</text:p>
          </table:table-cell>
          <table:table-cell table:style-name="ce83" office:value-type="percentage" office:value="0.0155582031872306">
            <text:p>1,5558%</text:p>
          </table:table-cell>
          <table:table-cell table:style-name="ce83" office:value-type="percentage" office:value="0.0159808520382514">
            <text:p>1,5981%</text:p>
          </table:table-cell>
          <table:table-cell table:style-name="ce78" table:number-columns-repeated="247"/>
          <table:table-cell table:number-columns-repeated="767"/>
        </table:table-row>
        <table:table-row table:style-name="ro7">
          <table:table-cell table:style-name="ce78" table:number-columns-repeated="2"/>
          <table:table-cell table:style-name="ce83" office:value-type="percentage" office:value="0.00139059901488898">
            <text:p>0,1391%</text:p>
          </table:table-cell>
          <table:table-cell table:style-name="ce83" office:value-type="percentage" office:value="0.00452707918346621">
            <text:p>0,4527%</text:p>
          </table:table-cell>
          <table:table-cell table:style-name="ce83" office:value-type="percentage" office:value="0.00841573264812416">
            <text:p>0,8416%</text:p>
          </table:table-cell>
          <table:table-cell table:style-name="ce83" office:value-type="percentage" office:value="0.0117864125220249">
            <text:p>1,1786%</text:p>
          </table:table-cell>
          <table:table-cell table:style-name="ce83" office:value-type="percentage" office:value="0.0142209602044557">
            <text:p>1,4221%</text:p>
          </table:table-cell>
          <table:table-cell table:style-name="ce83" office:value-type="percentage" office:value="0.0158104017221206">
            <text:p>1,5810%</text:p>
          </table:table-cell>
          <table:table-cell table:style-name="ce83" office:value-type="percentage" office:value="0.0167784235832289">
            <text:p>1,6778%</text:p>
          </table:table-cell>
          <table:table-cell table:style-name="ce83" office:value-type="percentage" office:value="0.0173300748419382">
            <text:p>1,7330%</text:p>
          </table:table-cell>
          <table:table-cell table:style-name="ce78" table:number-columns-repeated="247"/>
          <table:table-cell table:number-columns-repeated="767"/>
        </table:table-row>
        <table:table-row table:style-name="ro7">
          <table:table-cell table:style-name="ce78" table:number-columns-repeated="2"/>
          <table:table-cell table:style-name="ce83" office:value-type="percentage" office:value="0.00151596939323742">
            <text:p>0,1516%</text:p>
          </table:table-cell>
          <table:table-cell table:style-name="ce83" office:value-type="percentage" office:value="0.00441771385060373">
            <text:p>0,4418%</text:p>
          </table:table-cell>
          <table:table-cell table:style-name="ce83" office:value-type="percentage" office:value="0.00761377509409131">
            <text:p>0,7614%</text:p>
          </table:table-cell>
          <table:table-cell table:style-name="ce83" office:value-type="percentage" office:value="0.0101255626226148">
            <text:p>1,0126%</text:p>
          </table:table-cell>
          <table:table-cell table:style-name="ce83" office:value-type="percentage" office:value="0.0117922145373527">
            <text:p>1,1792%</text:p>
          </table:table-cell>
          <table:table-cell table:style-name="ce83" office:value-type="percentage" office:value="0.0127963659927995">
            <text:p>1,2796%</text:p>
          </table:table-cell>
          <table:table-cell table:style-name="ce83" office:value-type="percentage" office:value="0.0133562277207091">
            <text:p>1,3356%</text:p>
          </table:table-cell>
          <table:table-cell table:style-name="ce83" office:value-type="percentage" office:value="0.01363900233301">
            <text:p>1,3639%</text:p>
          </table:table-cell>
          <table:table-cell table:style-name="ce78" table:number-columns-repeated="247"/>
          <table:table-cell table:number-columns-repeated="767"/>
        </table:table-row>
        <table:table-row table:style-name="ro7">
          <table:table-cell table:style-name="ce78" table:number-columns-repeated="2"/>
          <table:table-cell table:style-name="ce83" office:value-type="percentage" office:value="0.109287631554652">
            <text:p>10,9288%</text:p>
          </table:table-cell>
          <table:table-cell table:style-name="ce83" office:value-type="percentage" office:value="0.0847984774535281">
            <text:p>8,4798%</text:p>
          </table:table-cell>
          <table:table-cell table:style-name="ce83" office:value-type="percentage" office:value="0.0624450964723093">
            <text:p>6,2445%</text:p>
          </table:table-cell>
          <table:table-cell table:style-name="ce83" office:value-type="percentage" office:value="0.0486631223773306">
            <text:p>4,8663%</text:p>
          </table:table-cell>
          <table:table-cell table:style-name="ce83" office:value-type="percentage" office:value="0.0408549888690855">
            <text:p>4,0855%</text:p>
          </table:table-cell>
          <table:table-cell table:style-name="ce83" office:value-type="percentage" office:value="0.0365342823201795">
            <text:p>3,6534%</text:p>
          </table:table-cell>
          <table:table-cell table:style-name="ce83" office:value-type="percentage" office:value="0.0342082209143437">
            <text:p>3,4208%</text:p>
          </table:table-cell>
          <table:table-cell table:style-name="ce83" office:value-type="percentage" office:value="0.0330351132053022">
            <text:p>3,3035%</text:p>
          </table:table-cell>
          <table:table-cell table:style-name="ce78" table:number-columns-repeated="247"/>
          <table:table-cell table:number-columns-repeated="767"/>
        </table:table-row>
        <table:table-row table:style-name="ro7">
          <table:table-cell table:style-name="ce78" table:number-columns-repeated="2"/>
          <table:table-cell table:style-name="ce83" office:value-type="percentage" office:value="0.0017749888907993">
            <text:p>0,1775%</text:p>
          </table:table-cell>
          <table:table-cell table:style-name="ce83" office:value-type="percentage" office:value="0.00554968815961466">
            <text:p>0,5550%</text:p>
          </table:table-cell>
          <table:table-cell table:style-name="ce83" office:value-type="percentage" office:value="0.0100843535731333">
            <text:p>1,0084%</text:p>
          </table:table-cell>
          <table:table-cell table:style-name="ce83" office:value-type="percentage" office:value="0.0139774715846258">
            <text:p>1,3977%</text:p>
          </table:table-cell>
          <table:table-cell table:style-name="ce83" office:value-type="percentage" office:value="0.0168216554827769">
            <text:p>1,6822%</text:p>
          </table:table-cell>
          <table:table-cell table:style-name="ce83" office:value-type="percentage" office:value="0.0187381511826018">
            <text:p>1,8738%</text:p>
          </table:table-cell>
          <table:table-cell table:style-name="ce83" office:value-type="percentage" office:value="0.0199695619876441">
            <text:p>1,9970%</text:p>
          </table:table-cell>
          <table:table-cell table:style-name="ce83" office:value-type="percentage" office:value="0.0207321379773985">
            <text:p>2,0732%</text:p>
          </table:table-cell>
          <table:table-cell table:style-name="ce78" table:number-columns-repeated="247"/>
          <table:table-cell table:number-columns-repeated="767"/>
        </table:table-row>
        <table:table-row table:style-name="ro7">
          <table:table-cell table:style-name="ce78" table:number-columns-repeated="2"/>
          <table:table-cell table:style-name="ce83" office:value-type="percentage" office:value="0.00224354352542236">
            <text:p>0,2244%</text:p>
          </table:table-cell>
          <table:table-cell table:style-name="ce83" office:value-type="percentage" office:value="0.00563634509384415">
            <text:p>0,5636%</text:p>
          </table:table-cell>
          <table:table-cell table:style-name="ce83" office:value-type="percentage" office:value="0.00881919286212122">
            <text:p>0,8819%</text:p>
          </table:table-cell>
          <table:table-cell table:style-name="ce83" office:value-type="percentage" office:value="0.0110209834468475">
            <text:p>1,1021%</text:p>
          </table:table-cell>
          <table:table-cell table:style-name="ce83" office:value-type="percentage" office:value="0.0123379361544405">
            <text:p>1,2338%</text:p>
          </table:table-cell>
          <table:table-cell table:style-name="ce83" office:value-type="percentage" office:value="0.0130631685036359">
            <text:p>1,3063%</text:p>
          </table:table-cell>
          <table:table-cell table:style-name="ce83" office:value-type="percentage" office:value="0.0134324368255374">
            <text:p>1,3432%</text:p>
          </table:table-cell>
          <table:table-cell table:style-name="ce83" office:value-type="percentage" office:value="0.0135971398323697">
            <text:p>1,3597%</text:p>
          </table:table-cell>
          <table:table-cell table:style-name="ce78" table:number-columns-repeated="247"/>
          <table:table-cell table:number-columns-repeated="767"/>
        </table:table-row>
        <table:table-row table:style-name="ro7">
          <table:table-cell table:style-name="ce78" table:number-columns-repeated="2"/>
          <table:table-cell table:style-name="ce83" office:value-type="percentage" office:value="0.00942294595402344">
            <text:p>0,9423%</text:p>
          </table:table-cell>
          <table:table-cell table:style-name="ce83" office:value-type="percentage" office:value="0.0160025186604518">
            <text:p>1,6003%</text:p>
          </table:table-cell>
          <table:table-cell table:style-name="ce83" office:value-type="percentage" office:value="0.0195213611693995">
            <text:p>1,9521%</text:p>
          </table:table-cell>
          <table:table-cell table:style-name="ce83" office:value-type="percentage" office:value="0.0208924404101796">
            <text:p>2,0892%</text:p>
          </table:table-cell>
          <table:table-cell table:style-name="ce83" office:value-type="percentage" office:value="0.0212941702534928">
            <text:p>2,1294%</text:p>
          </table:table-cell>
          <table:table-cell table:style-name="ce83" office:value-type="percentage" office:value="0.0213485595025187">
            <text:p>2,1349%</text:p>
          </table:table-cell>
          <table:table-cell table:style-name="ce83" office:value-type="percentage" office:value="0.0213076210112952">
            <text:p>2,1308%</text:p>
          </table:table-cell>
          <table:table-cell table:style-name="ce83" office:value-type="percentage" office:value="0.0212580754311303">
            <text:p>2,1258%</text:p>
          </table:table-cell>
          <table:table-cell table:style-name="ce78" table:number-columns-repeated="247"/>
          <table:table-cell table:number-columns-repeated="767"/>
        </table:table-row>
        <table:table-row table:style-name="ro7">
          <table:table-cell table:style-name="ce78" table:number-columns-repeated="2"/>
          <table:table-cell table:style-name="ce83" office:value-type="percentage" office:value="0.00929121943206601">
            <text:p>0,9291%</text:p>
          </table:table-cell>
          <table:table-cell table:style-name="ce83" office:value-type="percentage" office:value="0.0171175168971807">
            <text:p>1,7118%</text:p>
          </table:table-cell>
          <table:table-cell table:style-name="ce83" office:value-type="percentage" office:value="0.0221072463370544">
            <text:p>2,2107%</text:p>
          </table:table-cell>
          <table:table-cell table:style-name="ce83" office:value-type="percentage" office:value="0.0246807811351679">
            <text:p>2,4681%</text:p>
          </table:table-cell>
          <table:table-cell table:style-name="ce83" office:value-type="percentage" office:value="0.0259752305107269">
            <text:p>2,5975%</text:p>
          </table:table-cell>
          <table:table-cell table:style-name="ce83" office:value-type="percentage" office:value="0.0266899979163476">
            <text:p>2,6690%</text:p>
          </table:table-cell>
          <table:table-cell table:style-name="ce83" office:value-type="percentage" office:value="0.0271478107211541">
            <text:p>2,7148%</text:p>
          </table:table-cell>
          <table:table-cell table:style-name="ce83" office:value-type="percentage" office:value="0.0274825424052525">
            <text:p>2,7483%</text:p>
          </table:table-cell>
          <table:table-cell table:style-name="ce78" table:number-columns-repeated="247"/>
          <table:table-cell table:number-columns-repeated="767"/>
        </table:table-row>
        <table:table-row table:style-name="ro7">
          <table:table-cell table:style-name="ce78" table:number-columns-repeated="2"/>
          <table:table-cell table:style-name="ce83" office:value-type="percentage" office:value="0.0512614870736663">
            <text:p>5,1261%</text:p>
          </table:table-cell>
          <table:table-cell table:style-name="ce83" office:value-type="percentage" office:value="0.0538421473333407">
            <text:p>5,3842%</text:p>
          </table:table-cell>
          <table:table-cell table:style-name="ce83" office:value-type="percentage" office:value="0.0482385564815596">
            <text:p>4,8239%</text:p>
          </table:table-cell>
          <table:table-cell table:style-name="ce83" office:value-type="percentage" office:value="0.0426348217532935">
            <text:p>4,2635%</text:p>
          </table:table-cell>
          <table:table-cell table:style-name="ce83" office:value-type="percentage" office:value="0.0387672463849218">
            <text:p>3,8767%</text:p>
          </table:table-cell>
          <table:table-cell table:style-name="ce83" office:value-type="percentage" office:value="0.0364344660252106">
            <text:p>3,6434%</text:p>
          </table:table-cell>
          <table:table-cell table:style-name="ce83" office:value-type="percentage" office:value="0.0351626125547299">
            <text:p>3,5163%</text:p>
          </table:table-cell>
          <table:table-cell table:style-name="ce83" office:value-type="percentage" office:value="0.0345669190784358">
            <text:p>3,4567%</text:p>
          </table:table-cell>
          <table:table-cell table:style-name="ce78" table:number-columns-repeated="247"/>
          <table:table-cell table:number-columns-repeated="767"/>
        </table:table-row>
        <table:table-row table:style-name="ro7">
          <table:table-cell table:style-name="ce78" table:number-columns-repeated="2"/>
          <table:table-cell table:style-name="ce83" office:value-type="percentage" office:value="0.0032338614646671">
            <text:p>0,3234%</text:p>
          </table:table-cell>
          <table:table-cell table:style-name="ce83" office:value-type="percentage" office:value="0.00754107945186819">
            <text:p>0,7541%</text:p>
          </table:table-cell>
          <table:table-cell table:style-name="ce83" office:value-type="percentage" office:value="0.0112370623161147">
            <text:p>1,1237%</text:p>
          </table:table-cell>
          <table:table-cell table:style-name="ce83" office:value-type="percentage" office:value="0.0136022279979507">
            <text:p>1,3602%</text:p>
          </table:table-cell>
          <table:table-cell table:style-name="ce83" office:value-type="percentage" office:value="0.0149178855126391">
            <text:p>1,4918%</text:p>
          </table:table-cell>
          <table:table-cell table:style-name="ce83" office:value-type="percentage" office:value="0.0155901151859509">
            <text:p>1,5590%</text:p>
          </table:table-cell>
          <table:table-cell table:style-name="ce83" office:value-type="percentage" office:value="0.0159017312501599">
            <text:p>1,5902%</text:p>
          </table:table-cell>
          <table:table-cell table:style-name="ce83" office:value-type="percentage" office:value="0.0160189576830962">
            <text:p>1,6019%</text:p>
          </table:table-cell>
          <table:table-cell table:style-name="ce78" table:number-columns-repeated="247"/>
          <table:table-cell table:number-columns-repeated="767"/>
        </table:table-row>
        <table:table-row table:style-name="ro7">
          <table:table-cell table:style-name="ce78" table:number-columns-repeated="2"/>
          <table:table-cell table:style-name="ce83" office:value-type="percentage" office:value="0.00116230450169451">
            <text:p>0,1162%</text:p>
          </table:table-cell>
          <table:table-cell table:style-name="ce83" office:value-type="percentage" office:value="0.00406162367752877">
            <text:p>0,4062%</text:p>
          </table:table-cell>
          <table:table-cell table:style-name="ce83" office:value-type="percentage" office:value="0.00791106469741389">
            <text:p>0,7911%</text:p>
          </table:table-cell>
          <table:table-cell table:style-name="ce83" office:value-type="percentage" office:value="0.0114318924906015">
            <text:p>1,1432%</text:p>
          </table:table-cell>
          <table:table-cell table:style-name="ce83" office:value-type="percentage" office:value="0.0140888341335005">
            <text:p>1,4089%</text:p>
          </table:table-cell>
          <table:table-cell table:style-name="ce83" office:value-type="percentage" office:value="0.0158909990452721">
            <text:p>1,5891%</text:p>
          </table:table-cell>
          <table:table-cell table:style-name="ce83" office:value-type="percentage" office:value="0.0170301505689341">
            <text:p>1,7030%</text:p>
          </table:table-cell>
          <table:table-cell table:style-name="ce83" office:value-type="percentage" office:value="0.0177076179016545">
            <text:p>1,7708%</text:p>
          </table:table-cell>
          <table:table-cell table:style-name="ce78" table:number-columns-repeated="247"/>
          <table:table-cell table:number-columns-repeated="767"/>
        </table:table-row>
        <table:table-row table:style-name="ro7">
          <table:table-cell table:style-name="ce78" table:number-columns-repeated="2"/>
          <table:table-cell table:style-name="ce83" office:value-type="percentage" office:value="0.00703388316704885">
            <text:p>0,7034%</text:p>
          </table:table-cell>
          <table:table-cell table:style-name="ce83" office:value-type="percentage" office:value="0.0121617333078095">
            <text:p>1,2162%</text:p>
          </table:table-cell>
          <table:table-cell table:style-name="ce83" office:value-type="percentage" office:value="0.014952616093642">
            <text:p>1,4953%</text:p>
          </table:table-cell>
          <table:table-cell table:style-name="ce83" office:value-type="percentage" office:value="0.0160379594332486">
            <text:p>1,6038%</text:p>
          </table:table-cell>
          <table:table-cell table:style-name="ce83" office:value-type="percentage" office:value="0.0163318211536251">
            <text:p>1,6332%</text:p>
          </table:table-cell>
          <table:table-cell table:style-name="ce83" office:value-type="percentage" office:value="0.0163331653010817">
            <text:p>1,6333%</text:p>
          </table:table-cell>
          <table:table-cell table:style-name="ce83" office:value-type="percentage" office:value="0.0162505563333435">
            <text:p>1,6251%</text:p>
          </table:table-cell>
          <table:table-cell table:style-name="ce83" office:value-type="percentage" office:value="0.0161591968066996">
            <text:p>1,6159%</text:p>
          </table:table-cell>
          <table:table-cell table:style-name="ce78" table:number-columns-repeated="247"/>
          <table:table-cell table:number-columns-repeated="767"/>
        </table:table-row>
        <table:table-row table:style-name="ro7">
          <table:table-cell table:style-name="ce78" table:number-columns-repeated="2"/>
          <table:table-cell table:style-name="ce83" office:value-type="percentage" office:value="0.00708403112352131">
            <text:p>0,7084%</text:p>
          </table:table-cell>
          <table:table-cell table:style-name="ce83" office:value-type="percentage" office:value="0.0118584631333618">
            <text:p>1,1858%</text:p>
          </table:table-cell>
          <table:table-cell table:style-name="ce83" office:value-type="percentage" office:value="0.0142154087651535">
            <text:p>1,4215%</text:p>
          </table:table-cell>
          <table:table-cell table:style-name="ce83" office:value-type="percentage" office:value="0.0149388826156459">
            <text:p>1,4939%</text:p>
          </table:table-cell>
          <table:table-cell table:style-name="ce83" office:value-type="percentage" office:value="0.0149620559425439">
            <text:p>1,4962%</text:p>
          </table:table-cell>
          <table:table-cell table:style-name="ce83" office:value-type="percentage" office:value="0.0147635535749069">
            <text:p>1,4764%</text:p>
          </table:table-cell>
          <table:table-cell table:style-name="ce83" office:value-type="percentage" office:value="0.0145312566857968">
            <text:p>1,4531%</text:p>
          </table:table-cell>
          <table:table-cell table:style-name="ce83" office:value-type="percentage" office:value="0.0143259365550859">
            <text:p>1,4326%</text:p>
          </table:table-cell>
          <table:table-cell table:style-name="ce78" table:number-columns-repeated="247"/>
          <table:table-cell table:number-columns-repeated="767"/>
        </table:table-row>
        <table:table-row table:style-name="ro7">
          <table:table-cell table:style-name="ce78" table:number-columns-repeated="2"/>
          <table:table-cell table:style-name="ce83" office:value-type="percentage" office:value="0.075329468976316">
            <text:p>7,5329%</text:p>
          </table:table-cell>
          <table:table-cell table:style-name="ce83" office:value-type="percentage" office:value="0.0610345995882689">
            <text:p>6,1035%</text:p>
          </table:table-cell>
          <table:table-cell table:style-name="ce83" office:value-type="percentage" office:value="0.0459596996744285">
            <text:p>4,5960%</text:p>
          </table:table-cell>
          <table:table-cell table:style-name="ce83" office:value-type="percentage" office:value="0.0360908595262496">
            <text:p>3,6091%</text:p>
          </table:table-cell>
          <table:table-cell table:style-name="ce83" office:value-type="percentage" office:value="0.0302617883208499">
            <text:p>3,0262%</text:p>
          </table:table-cell>
          <table:table-cell table:style-name="ce83" office:value-type="percentage" office:value="0.0268981437835298">
            <text:p>2,6898%</text:p>
          </table:table-cell>
          <table:table-cell table:style-name="ce83" office:value-type="percentage" office:value="0.0249801664232126">
            <text:p>2,4980%</text:p>
          </table:table-cell>
          <table:table-cell table:style-name="ce83" office:value-type="percentage" office:value="0.0239137155647327">
            <text:p>2,3914%</text:p>
          </table:table-cell>
          <table:table-cell table:style-name="ce78" table:number-columns-repeated="247"/>
          <table:table-cell table:number-columns-repeated="767"/>
        </table:table-row>
        <table:table-row table:style-name="ro7">
          <table:table-cell table:style-name="ce78" table:number-columns-repeated="2"/>
          <table:table-cell table:style-name="ce83" office:value-type="percentage" office:value="0.000130042644980786">
            <text:p>0,0130%</text:p>
          </table:table-cell>
          <table:table-cell table:style-name="ce83" office:value-type="percentage" office:value="0.000888788468456061">
            <text:p>0,0889%</text:p>
          </table:table-cell>
          <table:table-cell table:style-name="ce83" office:value-type="percentage" office:value="0.00265232023817928">
            <text:p>0,2652%</text:p>
          </table:table-cell>
          <table:table-cell table:style-name="ce83" office:value-type="percentage" office:value="0.00499487315719335">
            <text:p>0,4995%</text:p>
          </table:table-cell>
          <table:table-cell table:style-name="ce83" office:value-type="percentage" office:value="0.00721902435080835">
            <text:p>0,7219%</text:p>
          </table:table-cell>
          <table:table-cell table:style-name="ce83" office:value-type="percentage" office:value="0.00892478738013564">
            <text:p>0,8925%</text:p>
          </table:table-cell>
          <table:table-cell table:style-name="ce83" office:value-type="percentage" office:value="0.0100478507546146">
            <text:p>1,0048%</text:p>
          </table:table-cell>
          <table:table-cell table:style-name="ce83" office:value-type="percentage" office:value="0.0106937477957249">
            <text:p>1,0694%</text:p>
          </table:table-cell>
          <table:table-cell table:style-name="ce78" table:number-columns-repeated="247"/>
          <table:table-cell table:number-columns-repeated="767"/>
        </table:table-row>
        <table:table-row table:style-name="ro7">
          <table:table-cell table:style-name="ce78" table:number-columns-repeated="2"/>
          <table:table-cell table:style-name="ce83" office:value-type="percentage" office:value="0.00303235339188964">
            <text:p>0,3032%</text:p>
          </table:table-cell>
          <table:table-cell table:style-name="ce83" office:value-type="percentage" office:value="0.00778504040483032">
            <text:p>0,7785%</text:p>
          </table:table-cell>
          <table:table-cell table:style-name="ce83" office:value-type="percentage" office:value="0.0124347911803857">
            <text:p>1,2435%</text:p>
          </table:table-cell>
          <table:table-cell table:style-name="ce83" office:value-type="percentage" office:value="0.0158530022461636">
            <text:p>1,5853%</text:p>
          </table:table-cell>
          <table:table-cell table:style-name="ce83" office:value-type="percentage" office:value="0.0180838363705724">
            <text:p>1,8084%</text:p>
          </table:table-cell>
          <table:table-cell table:style-name="ce83" office:value-type="percentage" office:value="0.0194748352160953">
            <text:p>1,9475%</text:p>
          </table:table-cell>
          <table:table-cell table:style-name="ce83" office:value-type="percentage" office:value="0.0203256308784576">
            <text:p>2,0326%</text:p>
          </table:table-cell>
          <table:table-cell table:style-name="ce83" office:value-type="percentage" office:value="0.0208384447511143">
            <text:p>2,0838%</text:p>
          </table:table-cell>
          <table:table-cell table:style-name="ce78" table:number-columns-repeated="247"/>
          <table:table-cell table:number-columns-repeated="767"/>
        </table:table-row>
        <table:table-row table:style-name="ro7">
          <table:table-cell table:style-name="ce78" table:number-columns-repeated="2"/>
          <table:table-cell table:style-name="ce83" office:value-type="percentage" office:value="0.0301365811503094">
            <text:p>3,0137%</text:p>
          </table:table-cell>
          <table:table-cell table:style-name="ce83" office:value-type="percentage" office:value="0.0352804488832637">
            <text:p>3,5280%</text:p>
          </table:table-cell>
          <table:table-cell table:style-name="ce83" office:value-type="percentage" office:value="0.0338298503952556">
            <text:p>3,3830%</text:p>
          </table:table-cell>
          <table:table-cell table:style-name="ce83" office:value-type="percentage" office:value="0.0310795143891717">
            <text:p>3,1080%</text:p>
          </table:table-cell>
          <table:table-cell table:style-name="ce83" office:value-type="percentage" office:value="0.0288188512029905">
            <text:p>2,8819%</text:p>
          </table:table-cell>
          <table:table-cell table:style-name="ce83" office:value-type="percentage" office:value="0.0272965118039825">
            <text:p>2,7297%</text:p>
          </table:table-cell>
          <table:table-cell table:style-name="ce83" office:value-type="percentage" office:value="0.0263677757884249">
            <text:p>2,6368%</text:p>
          </table:table-cell>
          <table:table-cell table:style-name="ce83" office:value-type="percentage" office:value="0.0258484222456928">
            <text:p>2,5848%</text:p>
          </table:table-cell>
          <table:table-cell table:style-name="ce78" table:number-columns-repeated="247"/>
          <table:table-cell table:number-columns-repeated="767"/>
        </table:table-row>
        <table:table-row table:style-name="ro7">
          <table:table-cell table:style-name="ce78" table:number-columns-repeated="2"/>
          <table:table-cell table:style-name="ce83" office:value-type="percentage" office:value="0.000119475324998619">
            <text:p>0,0119%</text:p>
          </table:table-cell>
          <table:table-cell table:style-name="ce83" office:value-type="percentage" office:value="0.000732883949476289">
            <text:p>0,0733%</text:p>
          </table:table-cell>
          <table:table-cell table:style-name="ce83" office:value-type="percentage" office:value="0.00202193339776889">
            <text:p>0,2022%</text:p>
          </table:table-cell>
          <table:table-cell table:style-name="ce83" office:value-type="percentage" office:value="0.00359601481430861">
            <text:p>0,3596%</text:p>
          </table:table-cell>
          <table:table-cell table:style-name="ce83" office:value-type="percentage" office:value="0.00498430089303413">
            <text:p>0,4984%</text:p>
          </table:table-cell>
          <table:table-cell table:style-name="ce83" office:value-type="percentage" office:value="0.00597562586133768">
            <text:p>0,5976%</text:p>
          </table:table-cell>
          <table:table-cell table:style-name="ce83" office:value-type="percentage" office:value="0.00657702403957808">
            <text:p>0,6577%</text:p>
          </table:table-cell>
          <table:table-cell table:style-name="ce83" office:value-type="percentage" office:value="0.00688360430738194">
            <text:p>0,6884%</text:p>
          </table:table-cell>
          <table:table-cell table:style-name="ce78" table:number-columns-repeated="247"/>
          <table:table-cell table:number-columns-repeated="767"/>
        </table:table-row>
        <table:table-row table:style-name="ro7">
          <table:table-cell table:style-name="ce78" table:number-columns-repeated="2"/>
          <table:table-cell table:style-name="ce83" office:value-type="percentage" office:value="0.0149422454388399">
            <text:p>1,4942%</text:p>
          </table:table-cell>
          <table:table-cell table:style-name="ce83" office:value-type="percentage" office:value="0.0213667656446384">
            <text:p>2,1367%</text:p>
          </table:table-cell>
          <table:table-cell table:style-name="ce83" office:value-type="percentage" office:value="0.0233127838357781">
            <text:p>2,3313%</text:p>
          </table:table-cell>
          <table:table-cell table:style-name="ce83" office:value-type="percentage" office:value="0.0232313239511242">
            <text:p>2,3231%</text:p>
          </table:table-cell>
          <table:table-cell table:style-name="ce83" office:value-type="percentage" office:value="0.0226392003869169">
            <text:p>2,2639%</text:p>
          </table:table-cell>
          <table:table-cell table:style-name="ce83" office:value-type="percentage" office:value="0.0220797204515841">
            <text:p>2,2080%</text:p>
          </table:table-cell>
          <table:table-cell table:style-name="ce83" office:value-type="percentage" office:value="0.0216781322725118">
            <text:p>2,1678%</text:p>
          </table:table-cell>
          <table:table-cell table:style-name="ce83" office:value-type="percentage" office:value="0.0214260728544228">
            <text:p>2,1426%</text:p>
          </table:table-cell>
          <table:table-cell table:style-name="ce78" table:number-columns-repeated="247"/>
          <table:table-cell table:number-columns-repeated="767"/>
        </table:table-row>
        <table:table-row table:style-name="ro7">
          <table:table-cell table:style-name="ce78" table:number-columns-repeated="2"/>
          <table:table-cell table:style-name="ce83" office:value-type="percentage" office:value="0.00205065390271712">
            <text:p>0,2051%</text:p>
          </table:table-cell>
          <table:table-cell table:style-name="ce83" office:value-type="percentage" office:value="0.00557377303376337">
            <text:p>0,5574%</text:p>
          </table:table-cell>
          <table:table-cell table:style-name="ce83" office:value-type="percentage" office:value="0.00921473086072487">
            <text:p>0,9215%</text:p>
          </table:table-cell>
          <table:table-cell table:style-name="ce83" office:value-type="percentage" office:value="0.0119795211586246">
            <text:p>1,1980%</text:p>
          </table:table-cell>
          <table:table-cell table:style-name="ce83" office:value-type="percentage" office:value="0.0138029808405774">
            <text:p>1,3803%</text:p>
          </table:table-cell>
          <table:table-cell table:style-name="ce83" office:value-type="percentage" office:value="0.0149267903887518">
            <text:p>1,4927%</text:p>
          </table:table-cell>
          <table:table-cell table:style-name="ce83" office:value-type="percentage" office:value="0.0155900145363049">
            <text:p>1,5590%</text:p>
          </table:table-cell>
          <table:table-cell table:style-name="ce83" office:value-type="percentage" office:value="0.0159641690297637">
            <text:p>1,5964%</text:p>
          </table:table-cell>
          <table:table-cell table:style-name="ce78" table:number-columns-repeated="247"/>
          <table:table-cell table:number-columns-repeated="767"/>
        </table:table-row>
        <table:table-row table:style-name="ro7">
          <table:table-cell table:style-name="ce78" table:number-columns-repeated="2"/>
          <table:table-cell table:style-name="ce83" office:value-type="percentage" office:value="0.0367472917285107">
            <text:p>3,6747%</text:p>
          </table:table-cell>
          <table:table-cell table:style-name="ce83" office:value-type="percentage" office:value="0.0436637731898167">
            <text:p>4,3664%</text:p>
          </table:table-cell>
          <table:table-cell table:style-name="ce83" office:value-type="percentage" office:value="0.0422524840958864">
            <text:p>4,2252%</text:p>
          </table:table-cell>
          <table:table-cell table:style-name="ce83" office:value-type="percentage" office:value="0.0393086913268599">
            <text:p>3,9309%</text:p>
          </table:table-cell>
          <table:table-cell table:style-name="ce83" office:value-type="percentage" office:value="0.0370119803819748">
            <text:p>3,7012%</text:p>
          </table:table-cell>
          <table:table-cell table:style-name="ce83" office:value-type="percentage" office:value="0.0356267477351996">
            <text:p>3,5627%</text:p>
          </table:table-cell>
          <table:table-cell table:style-name="ce83" office:value-type="percentage" office:value="0.0349521671588228">
            <text:p>3,4952%</text:p>
          </table:table-cell>
          <table:table-cell table:style-name="ce83" office:value-type="percentage" office:value="0.0347490033544805">
            <text:p>3,4749%</text:p>
          </table:table-cell>
          <table:table-cell table:style-name="ce78" table:number-columns-repeated="247"/>
          <table:table-cell table:number-columns-repeated="767"/>
        </table:table-row>
        <table:table-row table:style-name="ro7">
          <table:table-cell table:style-name="ce78" table:number-columns-repeated="2"/>
          <table:table-cell table:style-name="ce83" office:value-type="percentage" office:value="0.0708772778703957">
            <text:p>7,0877%</text:p>
          </table:table-cell>
          <table:table-cell table:style-name="ce83" office:value-type="percentage" office:value="0.0614607086915551">
            <text:p>6,1461%</text:p>
          </table:table-cell>
          <table:table-cell table:style-name="ce83" office:value-type="percentage" office:value="0.0485352934787007">
            <text:p>4,8535%</text:p>
          </table:table-cell>
          <table:table-cell table:style-name="ce83" office:value-type="percentage" office:value="0.0394989982776629">
            <text:p>3,9499%</text:p>
          </table:table-cell>
          <table:table-cell table:style-name="ce83" office:value-type="percentage" office:value="0.0340415748492077">
            <text:p>3,4042%</text:p>
          </table:table-cell>
          <table:table-cell table:style-name="ce83" office:value-type="percentage" office:value="0.0309078786763052">
            <text:p>3,0908%</text:p>
          </table:table-cell>
          <table:table-cell table:style-name="ce83" office:value-type="percentage" office:value="0.0291803601475695">
            <text:p>2,9180%</text:p>
          </table:table-cell>
          <table:table-cell table:style-name="ce83" office:value-type="percentage" office:value="0.0282922917568471">
            <text:p>2,8292%</text:p>
          </table:table-cell>
          <table:table-cell table:style-name="ce78" table:number-columns-repeated="247"/>
          <table:table-cell table:number-columns-repeated="767"/>
        </table:table-row>
        <table:table-row table:style-name="ro7">
          <table:table-cell table:style-name="ce78" table:number-columns-repeated="2"/>
          <table:table-cell table:style-name="ce83" office:value-type="percentage" office:value="0.00569151668435926">
            <text:p>0,5692%</text:p>
          </table:table-cell>
          <table:table-cell table:style-name="ce83" office:value-type="percentage" office:value="0.0116822763505509">
            <text:p>1,1682%</text:p>
          </table:table-cell>
          <table:table-cell table:style-name="ce83" office:value-type="percentage" office:value="0.0161149469764045">
            <text:p>1,6115%</text:p>
          </table:table-cell>
          <table:table-cell table:style-name="ce83" office:value-type="percentage" office:value="0.0187090163764457">
            <text:p>1,8709%</text:p>
          </table:table-cell>
          <table:table-cell table:style-name="ce83" office:value-type="percentage" office:value="0.0201323892881021">
            <text:p>2,0132%</text:p>
          </table:table-cell>
          <table:table-cell table:style-name="ce83" office:value-type="percentage" office:value="0.0209280660529998">
            <text:p>2,0928%</text:p>
          </table:table-cell>
          <table:table-cell table:style-name="ce83" office:value-type="percentage" office:value="0.0213968761603584">
            <text:p>2,1397%</text:p>
          </table:table-cell>
          <table:table-cell table:style-name="ce83" office:value-type="percentage" office:value="0.0216895482130421">
            <text:p>2,1690%</text:p>
          </table:table-cell>
          <table:table-cell table:style-name="ce78" table:number-columns-repeated="247"/>
          <table:table-cell table:number-columns-repeated="767"/>
        </table:table-row>
        <table:table-row table:style-name="ro7">
          <table:table-cell table:style-name="ce78" table:number-columns-repeated="2"/>
          <table:table-cell table:style-name="ce83" office:value-type="percentage" office:value="0.00587793728836063">
            <text:p>0,5878%</text:p>
          </table:table-cell>
          <table:table-cell table:style-name="ce83" office:value-type="percentage" office:value="0.0115002649795267">
            <text:p>1,1500%</text:p>
          </table:table-cell>
          <table:table-cell table:style-name="ce83" office:value-type="percentage" office:value="0.0153677555845592">
            <text:p>1,5368%</text:p>
          </table:table-cell>
          <table:table-cell table:style-name="ce83" office:value-type="percentage" office:value="0.0174253178298414">
            <text:p>1,7425%</text:p>
          </table:table-cell>
          <table:table-cell table:style-name="ce83" office:value-type="percentage" office:value="0.0184090711848769">
            <text:p>1,8409%</text:p>
          </table:table-cell>
          <table:table-cell table:style-name="ce83" office:value-type="percentage" office:value="0.0188601011899301">
            <text:p>1,8860%</text:p>
          </table:table-cell>
          <table:table-cell table:style-name="ce83" office:value-type="percentage" office:value="0.0190616324035989">
            <text:p>1,9062%</text:p>
          </table:table-cell>
          <table:table-cell table:style-name="ce83" office:value-type="percentage" office:value="0.0191473951218843">
            <text:p>1,9147%</text:p>
          </table:table-cell>
          <table:table-cell table:style-name="ce78" table:number-columns-repeated="247"/>
          <table:table-cell table:number-columns-repeated="767"/>
        </table:table-row>
        <table:table-row table:style-name="ro7">
          <table:table-cell table:style-name="ce78" table:number-columns-repeated="2"/>
          <table:table-cell table:style-name="ce83" office:value-type="percentage" office:value="0.00226845791020823">
            <text:p>0,2268%</text:p>
          </table:table-cell>
          <table:table-cell table:style-name="ce83" office:value-type="percentage" office:value="0.00589528639720765">
            <text:p>0,5895%</text:p>
          </table:table-cell>
          <table:table-cell table:style-name="ce83" office:value-type="percentage" office:value="0.00944341818764619">
            <text:p>0,9443%</text:p>
          </table:table-cell>
          <table:table-cell table:style-name="ce83" office:value-type="percentage" office:value="0.0119971727499406">
            <text:p>1,1997%</text:p>
          </table:table-cell>
          <table:table-cell table:style-name="ce83" office:value-type="percentage" office:value="0.0135888563164137">
            <text:p>1,3589%</text:p>
          </table:table-cell>
          <table:table-cell table:style-name="ce83" office:value-type="percentage" office:value="0.0145085755671592">
            <text:p>1,4509%</text:p>
          </table:table-cell>
          <table:table-cell table:style-name="ce83" office:value-type="percentage" office:value="0.0150088801160177">
            <text:p>1,5009%</text:p>
          </table:table-cell>
          <table:table-cell table:style-name="ce83" office:value-type="percentage" office:value="0.0152593448417965">
            <text:p>1,5259%</text:p>
          </table:table-cell>
          <table:table-cell table:style-name="ce78" table:number-columns-repeated="247"/>
          <table:table-cell table:number-columns-repeated="767"/>
        </table:table-row>
        <table:table-row table:style-name="ro7">
          <table:table-cell table:style-name="ce78" table:number-columns-repeated="2"/>
          <table:table-cell table:style-name="ce83" office:value-type="percentage" office:value="0.310104681704206">
            <text:p>31,0105%</text:p>
          </table:table-cell>
          <table:table-cell table:style-name="ce83" office:value-type="percentage" office:value="0.183568435462032">
            <text:p>18,3568%</text:p>
          </table:table-cell>
          <table:table-cell table:style-name="ce83" office:value-type="percentage" office:value="0.113715038748164">
            <text:p>11,3715%</text:p>
          </table:table-cell>
          <table:table-cell table:style-name="ce83" office:value-type="percentage" office:value="0.0794259266307274">
            <text:p>7,9426%</text:p>
          </table:table-cell>
          <table:table-cell table:style-name="ce83" office:value-type="percentage" office:value="0.0622935043751806">
            <text:p>6,2294%</text:p>
          </table:table-cell>
          <table:table-cell table:style-name="ce83" office:value-type="percentage" office:value="0.0534596813362357">
            <text:p>5,3460%</text:p>
          </table:table-cell>
          <table:table-cell table:style-name="ce83" office:value-type="percentage" office:value="0.04887594582628">
            <text:p>4,8876%</text:p>
          </table:table-cell>
          <table:table-cell table:style-name="ce83" office:value-type="percentage" office:value="0.0465936463576102">
            <text:p>4,6594%</text:p>
          </table:table-cell>
          <table:table-cell table:style-name="ce78" table:number-columns-repeated="247"/>
          <table:table-cell table:number-columns-repeated="767"/>
        </table:table-row>
        <table:table-row table:style-name="ro7">
          <table:table-cell table:style-name="ce78" table:number-columns-repeated="2"/>
          <table:table-cell table:style-name="ce83" office:value-type="percentage" office:value="0.108219741767549">
            <text:p>10,8220%</text:p>
          </table:table-cell>
          <table:table-cell table:style-name="ce83" office:value-type="percentage" office:value="0.0887689345810164">
            <text:p>8,8769%</text:p>
          </table:table-cell>
          <table:table-cell table:style-name="ce83" office:value-type="percentage" office:value="0.0678429457597562">
            <text:p>6,7843%</text:p>
          </table:table-cell>
          <table:table-cell table:style-name="ce83" office:value-type="percentage" office:value="0.05408977546996">
            <text:p>5,4090%</text:p>
          </table:table-cell>
          <table:table-cell table:style-name="ce83" office:value-type="percentage" office:value="0.0460127687259639">
            <text:p>4,6013%</text:p>
          </table:table-cell>
          <table:table-cell table:style-name="ce83" office:value-type="percentage" office:value="0.0414379993847475">
            <text:p>4,1438%</text:p>
          </table:table-cell>
          <table:table-cell table:style-name="ce83" office:value-type="percentage" office:value="0.03892985765208">
            <text:p>3,8930%</text:p>
          </table:table-cell>
          <table:table-cell table:style-name="ce83" office:value-type="percentage" office:value="0.0376397845713104">
            <text:p>3,7640%</text:p>
          </table:table-cell>
          <table:table-cell table:style-name="ce78" table:number-columns-repeated="247"/>
          <table:table-cell table:number-columns-repeated="767"/>
        </table:table-row>
        <table:table-row table:style-name="ro7">
          <table:table-cell table:style-name="ce78" table:number-columns-repeated="2"/>
          <table:table-cell table:style-name="ce83" office:value-type="percentage" office:value="0.00996150614627823">
            <text:p>0,9962%</text:p>
          </table:table-cell>
          <table:table-cell table:style-name="ce83" office:value-type="percentage" office:value="0.0166267481911036">
            <text:p>1,6627%</text:p>
          </table:table-cell>
          <table:table-cell table:style-name="ce83" office:value-type="percentage" office:value="0.0200425231121969">
            <text:p>2,0043%</text:p>
          </table:table-cell>
          <table:table-cell table:style-name="ce83" office:value-type="percentage" office:value="0.0212931071619635">
            <text:p>2,1293%</text:p>
          </table:table-cell>
          <table:table-cell table:style-name="ce83" office:value-type="percentage" office:value="0.0216137689135887">
            <text:p>2,1614%</text:p>
          </table:table-cell>
          <table:table-cell table:style-name="ce83" office:value-type="percentage" office:value="0.0216259204269529">
            <text:p>2,1626%</text:p>
          </table:table-cell>
          <table:table-cell table:style-name="ce83" office:value-type="percentage" office:value="0.0215692634187497">
            <text:p>2,1569%</text:p>
          </table:table-cell>
          <table:table-cell table:style-name="ce83" office:value-type="percentage" office:value="0.0215197778218293">
            <text:p>2,1520%</text:p>
          </table:table-cell>
          <table:table-cell table:style-name="ce78" table:number-columns-repeated="247"/>
          <table:table-cell table:number-columns-repeated="767"/>
        </table:table-row>
        <table:table-row table:style-name="ro7">
          <table:table-cell table:style-name="ce78" table:number-columns-repeated="2"/>
          <table:table-cell table:style-name="ce83" office:value-type="percentage" office:value="0.0120382401842337">
            <text:p>1,2038%</text:p>
          </table:table-cell>
          <table:table-cell table:style-name="ce83" office:value-type="percentage" office:value="0.0200314936434223">
            <text:p>2,0031%</text:p>
          </table:table-cell>
          <table:table-cell table:style-name="ce83" office:value-type="percentage" office:value="0.0241509049760163">
            <text:p>2,4151%</text:p>
          </table:table-cell>
          <table:table-cell table:style-name="ce83" office:value-type="percentage" office:value="0.0257832077933788">
            <text:p>2,5783%</text:p>
          </table:table-cell>
          <table:table-cell table:style-name="ce83" office:value-type="percentage" office:value="0.0263782626294842">
            <text:p>2,6378%</text:p>
          </table:table-cell>
          <table:table-cell table:style-name="ce83" office:value-type="percentage" office:value="0.0266350284222204">
            <text:p>2,6635%</text:p>
          </table:table-cell>
          <table:table-cell table:style-name="ce83" office:value-type="percentage" office:value="0.026810515365202">
            <text:p>2,6811%</text:p>
          </table:table-cell>
          <table:table-cell table:style-name="ce83" office:value-type="percentage" office:value="0.0269792635854797">
            <text:p>2,6979%</text:p>
          </table:table-cell>
          <table:table-cell table:style-name="ce78" table:number-columns-repeated="247"/>
          <table:table-cell table:number-columns-repeated="767"/>
        </table:table-row>
        <table:table-row table:style-name="ro7">
          <table:table-cell table:style-name="ce78" table:number-columns-repeated="2"/>
          <table:table-cell table:style-name="ce83" office:value-type="percentage" office:value="0.0302899923755406">
            <text:p>3,0290%</text:p>
          </table:table-cell>
          <table:table-cell table:style-name="ce83" office:value-type="percentage" office:value="0.0359720960549382">
            <text:p>3,5972%</text:p>
          </table:table-cell>
          <table:table-cell table:style-name="ce83" office:value-type="percentage" office:value="0.034593748723016">
            <text:p>3,4594%</text:p>
          </table:table-cell>
          <table:table-cell table:style-name="ce83" office:value-type="percentage" office:value="0.0318612802600776">
            <text:p>3,1861%</text:p>
          </table:table-cell>
          <table:table-cell table:style-name="ce83" office:value-type="percentage" office:value="0.0296458877514205">
            <text:p>2,9646%</text:p>
          </table:table-cell>
          <table:table-cell table:style-name="ce83" office:value-type="percentage" office:value="0.0281925879083193">
            <text:p>2,8193%</text:p>
          </table:table-cell>
          <table:table-cell table:style-name="ce83" office:value-type="percentage" office:value="0.027344596349717">
            <text:p>2,7345%</text:p>
          </table:table-cell>
          <table:table-cell table:style-name="ce83" office:value-type="percentage" office:value="0.0269086889060065">
            <text:p>2,6909%</text:p>
          </table:table-cell>
          <table:table-cell table:style-name="ce78" table:number-columns-repeated="247"/>
          <table:table-cell table:number-columns-repeated="767"/>
        </table:table-row>
        <table:table-row table:style-name="ro7">
          <table:table-cell table:style-name="ce78" table:number-columns-repeated="2"/>
          <table:table-cell table:style-name="ce83" office:value-type="percentage" office:value="0.000496767433807933">
            <text:p>0,0497%</text:p>
          </table:table-cell>
          <table:table-cell table:style-name="ce83" office:value-type="percentage" office:value="0.00203708751718372">
            <text:p>0,2037%</text:p>
          </table:table-cell>
          <table:table-cell table:style-name="ce83" office:value-type="percentage" office:value="0.00437003233599991">
            <text:p>0,4370%</text:p>
          </table:table-cell>
          <table:table-cell table:style-name="ce83" office:value-type="percentage" office:value="0.00667163699159268">
            <text:p>0,6672%</text:p>
          </table:table-cell>
          <table:table-cell table:style-name="ce83" office:value-type="percentage" office:value="0.00846006660337141">
            <text:p>0,8460%</text:p>
          </table:table-cell>
          <table:table-cell table:style-name="ce83" office:value-type="percentage" office:value="0.00966029196053027">
            <text:p>0,9660%</text:p>
          </table:table-cell>
          <table:table-cell table:style-name="ce83" office:value-type="percentage" office:value="0.0103813880901001">
            <text:p>1,0381%</text:p>
          </table:table-cell>
          <table:table-cell table:style-name="ce83" office:value-type="percentage" office:value="0.0107672241691597">
            <text:p>1,0767%</text:p>
          </table:table-cell>
          <table:table-cell table:style-name="ce78" table:number-columns-repeated="247"/>
          <table:table-cell table:number-columns-repeated="767"/>
        </table:table-row>
        <table:table-row table:style-name="ro7">
          <table:table-cell table:style-name="ce78" table:number-columns-repeated="2"/>
          <table:table-cell table:style-name="ce83" office:value-type="percentage" office:value="0.000474565910952791">
            <text:p>0,0475%</text:p>
          </table:table-cell>
          <table:table-cell table:style-name="ce83" office:value-type="percentage" office:value="0.00194329860929765">
            <text:p>0,1943%</text:p>
          </table:table-cell>
          <table:table-cell table:style-name="ce83" office:value-type="percentage" office:value="0.00416310056365988">
            <text:p>0,4163%</text:p>
          </table:table-cell>
          <table:table-cell table:style-name="ce83" office:value-type="percentage" office:value="0.00634684686112722">
            <text:p>0,6347%</text:p>
          </table:table-cell>
          <table:table-cell table:style-name="ce83" office:value-type="percentage" office:value="0.00803700467767873">
            <text:p>0,8037%</text:p>
          </table:table-cell>
          <table:table-cell table:style-name="ce83" office:value-type="percentage" office:value="0.00916503893470713">
            <text:p>0,9165%</text:p>
          </table:table-cell>
          <table:table-cell table:style-name="ce83" office:value-type="percentage" office:value="0.00983725121563533">
            <text:p>0,9837%</text:p>
          </table:table-cell>
          <table:table-cell table:style-name="ce83" office:value-type="percentage" office:value="0.010191972103075">
            <text:p>1,0192%</text:p>
          </table:table-cell>
          <table:table-cell table:style-name="ce78" table:number-columns-repeated="247"/>
          <table:table-cell table:number-columns-repeated="767"/>
        </table:table-row>
        <table:table-row table:style-name="ro7">
          <table:table-cell table:style-name="ce78" table:number-columns-repeated="2"/>
          <table:table-cell table:style-name="ce83" office:value-type="percentage" office:value="0.0246708550277719">
            <text:p>2,4671%</text:p>
          </table:table-cell>
          <table:table-cell table:style-name="ce83" office:value-type="percentage" office:value="0.0311310908064314">
            <text:p>3,1131%</text:p>
          </table:table-cell>
          <table:table-cell table:style-name="ce83" office:value-type="percentage" office:value="0.0312724148209341">
            <text:p>3,1272%</text:p>
          </table:table-cell>
          <table:table-cell table:style-name="ce83" office:value-type="percentage" office:value="0.0296549378342015">
            <text:p>2,9655%</text:p>
          </table:table-cell>
          <table:table-cell table:style-name="ce83" office:value-type="percentage" office:value="0.0281220013802534">
            <text:p>2,8122%</text:p>
          </table:table-cell>
          <table:table-cell table:style-name="ce83" office:value-type="percentage" office:value="0.0270697749366234">
            <text:p>2,7070%</text:p>
          </table:table-cell>
          <table:table-cell table:style-name="ce83" office:value-type="percentage" office:value="0.0264556692864199">
            <text:p>2,6456%</text:p>
          </table:table-cell>
          <table:table-cell table:style-name="ce83" office:value-type="percentage" office:value="0.0261548139082525">
            <text:p>2,6155%</text:p>
          </table:table-cell>
          <table:table-cell table:style-name="ce78" table:number-columns-repeated="247"/>
          <table:table-cell table:number-columns-repeated="767"/>
        </table:table-row>
        <table:table-row table:style-name="ro7">
          <table:table-cell table:style-name="ce78" table:number-columns-repeated="2"/>
          <table:table-cell table:style-name="ce83" office:value-type="percentage" office:value="0.000525138190668226">
            <text:p>0,0525%</text:p>
          </table:table-cell>
          <table:table-cell table:style-name="ce83" office:value-type="percentage" office:value="0.00225226496085065">
            <text:p>0,2252%</text:p>
          </table:table-cell>
          <table:table-cell table:style-name="ce83" office:value-type="percentage" office:value="0.00498959567700301">
            <text:p>0,4990%</text:p>
          </table:table-cell>
          <table:table-cell table:style-name="ce83" office:value-type="percentage" office:value="0.00779485516214096">
            <text:p>0,7795%</text:p>
          </table:table-cell>
          <table:table-cell table:style-name="ce83" office:value-type="percentage" office:value="0.010048624097675">
            <text:p>1,0049%</text:p>
          </table:table-cell>
          <table:table-cell table:style-name="ce83" office:value-type="percentage" office:value="0.0116108590134623">
            <text:p>1,1611%</text:p>
          </table:table-cell>
          <table:table-cell table:style-name="ce83" office:value-type="percentage" office:value="0.0125845923839285">
            <text:p>1,2585%</text:p>
          </table:table-cell>
          <table:table-cell table:style-name="ce83" office:value-type="percentage" office:value="0.0131334553441261">
            <text:p>1,3133%</text:p>
          </table:table-cell>
          <table:table-cell table:style-name="ce78" table:number-columns-repeated="247"/>
          <table:table-cell table:number-columns-repeated="767"/>
        </table:table-row>
        <table:table-row table:style-name="ro7">
          <table:table-cell table:style-name="ce78" table:number-columns-repeated="2"/>
          <table:table-cell table:style-name="ce83" office:value-type="percentage" office:value="0.00915249149674866">
            <text:p>0,9152%</text:p>
          </table:table-cell>
          <table:table-cell table:style-name="ce83" office:value-type="percentage" office:value="0.0151640803513179">
            <text:p>1,5164%</text:p>
          </table:table-cell>
          <table:table-cell table:style-name="ce83" office:value-type="percentage" office:value="0.01814291134991">
            <text:p>1,8143%</text:p>
          </table:table-cell>
          <table:table-cell table:style-name="ce83" office:value-type="percentage" office:value="0.0191361484190786">
            <text:p>1,9136%</text:p>
          </table:table-cell>
          <table:table-cell table:style-name="ce83" office:value-type="percentage" office:value="0.0192954924854434">
            <text:p>1,9295%</text:p>
          </table:table-cell>
          <table:table-cell table:style-name="ce83" office:value-type="percentage" office:value="0.0191927037273797">
            <text:p>1,9193%</text:p>
          </table:table-cell>
          <table:table-cell table:style-name="ce83" office:value-type="percentage" office:value="0.0190452250383224">
            <text:p>1,9045%</text:p>
          </table:table-cell>
          <table:table-cell table:style-name="ce83" office:value-type="percentage" office:value="0.0189200566876555">
            <text:p>1,8920%</text:p>
          </table:table-cell>
          <table:table-cell table:style-name="ce78" table:number-columns-repeated="247"/>
          <table:table-cell table:number-columns-repeated="767"/>
        </table:table-row>
        <table:table-row table:style-name="ro7">
          <table:table-cell table:style-name="ce78" table:number-columns-repeated="2"/>
          <table:table-cell table:style-name="ce83" office:value-type="percentage" office:value="0.0507739380532945">
            <text:p>5,0774%</text:p>
          </table:table-cell>
          <table:table-cell table:style-name="ce83" office:value-type="percentage" office:value="0.0487804507219801">
            <text:p>4,8780%</text:p>
          </table:table-cell>
          <table:table-cell table:style-name="ce83" office:value-type="percentage" office:value="0.0409578988849801">
            <text:p>4,0958%</text:p>
          </table:table-cell>
          <table:table-cell table:style-name="ce83" office:value-type="percentage" office:value="0.0345892551329423">
            <text:p>3,4589%</text:p>
          </table:table-cell>
          <table:table-cell table:style-name="ce83" office:value-type="percentage" office:value="0.030468648419723">
            <text:p>3,0469%</text:p>
          </table:table-cell>
          <table:table-cell table:style-name="ce83" office:value-type="percentage" office:value="0.0280068312311698">
            <text:p>2,8007%</text:p>
          </table:table-cell>
          <table:table-cell table:style-name="ce83" office:value-type="percentage" office:value="0.0266115657437983">
            <text:p>2,6612%</text:p>
          </table:table-cell>
          <table:table-cell table:style-name="ce83" office:value-type="percentage" office:value="0.0258749101316932">
            <text:p>2,5875%</text:p>
          </table:table-cell>
          <table:table-cell table:style-name="ce78" table:number-columns-repeated="247"/>
          <table:table-cell table:number-columns-repeated="767"/>
        </table:table-row>
        <table:table-row table:style-name="ro7">
          <table:table-cell table:style-name="ce78" table:number-columns-repeated="2"/>
          <table:table-cell table:style-name="ce83" office:value-type="percentage" office:value="0.000808313386629998">
            <text:p>0,0808%</text:p>
          </table:table-cell>
          <table:table-cell table:style-name="ce83" office:value-type="percentage" office:value="0.00296484156495678">
            <text:p>0,2965%</text:p>
          </table:table-cell>
          <table:table-cell table:style-name="ce83" office:value-type="percentage" office:value="0.00593457356514904">
            <text:p>0,5935%</text:p>
          </table:table-cell>
          <table:table-cell table:style-name="ce83" office:value-type="percentage" office:value="0.00869397124086517">
            <text:p>0,8694%</text:p>
          </table:table-cell>
          <table:table-cell table:style-name="ce83" office:value-type="percentage" office:value="0.0107717788050246">
            <text:p>1,0772%</text:p>
          </table:table-cell>
          <table:table-cell table:style-name="ce83" office:value-type="percentage" office:value="0.0121549268957727">
            <text:p>1,2155%</text:p>
          </table:table-cell>
          <table:table-cell table:style-name="ce83" office:value-type="percentage" office:value="0.0129973616609884">
            <text:p>1,2997%</text:p>
          </table:table-cell>
          <table:table-cell table:style-name="ce83" office:value-type="percentage" office:value="0.0134673706422838">
            <text:p>1,3467%</text:p>
          </table:table-cell>
          <table:table-cell table:style-name="ce78" table:number-columns-repeated="247"/>
          <table:table-cell table:number-columns-repeated="767"/>
        </table:table-row>
        <table:table-row table:style-name="ro7">
          <table:table-cell table:style-name="ce78" table:number-columns-repeated="2"/>
          <table:table-cell table:style-name="ce83" office:value-type="percentage" office:value="0.000349093744499671">
            <text:p>0,0349%</text:p>
          </table:table-cell>
          <table:table-cell table:style-name="ce83" office:value-type="percentage" office:value="0.0017302906836342">
            <text:p>0,1730%</text:p>
          </table:table-cell>
          <table:table-cell table:style-name="ce83" office:value-type="percentage" office:value="0.00420248252152775">
            <text:p>0,4202%</text:p>
          </table:table-cell>
          <table:table-cell table:style-name="ce83" office:value-type="percentage" office:value="0.00695173125295064">
            <text:p>0,6952%</text:p>
          </table:table-cell>
          <table:table-cell table:style-name="ce83" office:value-type="percentage" office:value="0.00927676231444532">
            <text:p>0,9277%</text:p>
          </table:table-cell>
          <table:table-cell table:style-name="ce83" office:value-type="percentage" office:value="0.0109357998491809">
            <text:p>1,0936%</text:p>
          </table:table-cell>
          <table:table-cell table:style-name="ce83" office:value-type="percentage" office:value="0.0119827240505867">
            <text:p>1,1983%</text:p>
          </table:table-cell>
          <table:table-cell table:style-name="ce83" office:value-type="percentage" office:value="0.0125716558979495">
            <text:p>1,2572%</text:p>
          </table:table-cell>
          <table:table-cell table:style-name="ce78" table:number-columns-repeated="247"/>
          <table:table-cell table:number-columns-repeated="767"/>
        </table:table-row>
        <table:table-row table:style-name="ro7">
          <table:table-cell table:style-name="ce78" table:number-columns-repeated="2"/>
          <table:table-cell table:style-name="ce83" office:value-type="percentage" office:value="0.015357500165858">
            <text:p>1,5358%</text:p>
          </table:table-cell>
          <table:table-cell table:style-name="ce83" office:value-type="percentage" office:value="0.0225605954110285">
            <text:p>2,2561%</text:p>
          </table:table-cell>
          <table:table-cell table:style-name="ce83" office:value-type="percentage" office:value="0.0250117586881164">
            <text:p>2,5012%</text:p>
          </table:table-cell>
          <table:table-cell table:style-name="ce83" office:value-type="percentage" office:value="0.0252383717930056">
            <text:p>2,5238%</text:p>
          </table:table-cell>
          <table:table-cell table:style-name="ce83" office:value-type="percentage" office:value="0.0248616483995323">
            <text:p>2,4862%</text:p>
          </table:table-cell>
          <table:table-cell table:style-name="ce83" office:value-type="percentage" office:value="0.0244750203341033">
            <text:p>2,4475%</text:p>
          </table:table-cell>
          <table:table-cell table:style-name="ce83" office:value-type="percentage" office:value="0.024222553478019">
            <text:p>2,4223%</text:p>
          </table:table-cell>
          <table:table-cell table:style-name="ce83" office:value-type="percentage" office:value="0.0241018879548845">
            <text:p>2,4102%</text:p>
          </table:table-cell>
          <table:table-cell table:style-name="ce78" table:number-columns-repeated="247"/>
          <table:table-cell table:number-columns-repeated="767"/>
        </table:table-row>
        <table:table-row table:style-name="ro7">
          <table:table-cell table:style-name="ce78" table:number-columns-repeated="2"/>
          <table:table-cell table:style-name="ce83" office:value-type="percentage" office:value="0.00235420517038392">
            <text:p>0,2354%</text:p>
          </table:table-cell>
          <table:table-cell table:style-name="ce83" office:value-type="percentage" office:value="0.00599207461971657">
            <text:p>0,5992%</text:p>
          </table:table-cell>
          <table:table-cell table:style-name="ce83" office:value-type="percentage" office:value="0.00944747606693466">
            <text:p>0,9447%</text:p>
          </table:table-cell>
          <table:table-cell table:style-name="ce83" office:value-type="percentage" office:value="0.0118542210206437">
            <text:p>1,1854%</text:p>
          </table:table-cell>
          <table:table-cell table:style-name="ce83" office:value-type="percentage" office:value="0.0132957568404192">
            <text:p>1,3296%</text:p>
          </table:table-cell>
          <table:table-cell table:style-name="ce83" office:value-type="percentage" office:value="0.0140859256163976">
            <text:p>1,4086%</text:p>
          </table:table-cell>
          <table:table-cell table:style-name="ce83" office:value-type="percentage" office:value="0.0144829951249888">
            <text:p>1,4483%</text:p>
          </table:table-cell>
          <table:table-cell table:style-name="ce83" office:value-type="percentage" office:value="0.0146545643684953">
            <text:p>1,4655%</text:p>
          </table:table-cell>
          <table:table-cell table:style-name="ce78" table:number-columns-repeated="247"/>
          <table:table-cell table:number-columns-repeated="767"/>
        </table:table-row>
        <table:table-row table:style-name="ro7">
          <table:table-cell table:style-name="ce78" table:number-columns-repeated="2"/>
          <table:table-cell table:style-name="ce83" office:value-type="percentage" office:value="0.0647350759722404">
            <text:p>6,4735%</text:p>
          </table:table-cell>
          <table:table-cell table:style-name="ce83" office:value-type="percentage" office:value="0.059658357189374">
            <text:p>5,9658%</text:p>
          </table:table-cell>
          <table:table-cell table:style-name="ce83" office:value-type="percentage" office:value="0.0490203865107085">
            <text:p>4,9020%</text:p>
          </table:table-cell>
          <table:table-cell table:style-name="ce83" office:value-type="percentage" office:value="0.0409313966196218">
            <text:p>4,0931%</text:p>
          </table:table-cell>
          <table:table-cell table:style-name="ce83" office:value-type="percentage" office:value="0.0358610394178933">
            <text:p>3,5861%</text:p>
          </table:table-cell>
          <table:table-cell table:style-name="ce83" office:value-type="percentage" office:value="0.0329005052530962">
            <text:p>3,2901%</text:p>
          </table:table-cell>
          <table:table-cell table:style-name="ce83" office:value-type="percentage" office:value="0.0312636997935267">
            <text:p>3,1264%</text:p>
          </table:table-cell>
          <table:table-cell table:style-name="ce83" office:value-type="percentage" office:value="0.0304325289130299">
            <text:p>3,0433%</text:p>
          </table:table-cell>
          <table:table-cell table:style-name="ce78" table:number-columns-repeated="247"/>
          <table:table-cell table:number-columns-repeated="767"/>
        </table:table-row>
        <table:table-row table:style-name="ro7">
          <table:table-cell table:style-name="ce78" table:number-columns-repeated="2"/>
          <table:table-cell table:style-name="ce83" office:value-type="percentage" office:value="0.00172250215615582">
            <text:p>0,1723%</text:p>
          </table:table-cell>
          <table:table-cell table:style-name="ce83" office:value-type="percentage" office:value="0.00528899581892887">
            <text:p>0,5289%</text:p>
          </table:table-cell>
          <table:table-cell table:style-name="ce83" office:value-type="percentage" office:value="0.00947552624450102">
            <text:p>0,9476%</text:p>
          </table:table-cell>
          <table:table-cell table:style-name="ce83" office:value-type="percentage" office:value="0.0129731852744497">
            <text:p>1,2973%</text:p>
          </table:table-cell>
          <table:table-cell table:style-name="ce83" office:value-type="percentage" office:value="0.0154446295017213">
            <text:p>1,5445%</text:p>
          </table:table-cell>
          <table:table-cell table:style-name="ce83" office:value-type="percentage" office:value="0.017042876789013">
            <text:p>1,7043%</text:p>
          </table:table-cell>
          <table:table-cell table:style-name="ce83" office:value-type="percentage" office:value="0.0180177692448635">
            <text:p>1,8018%</text:p>
          </table:table-cell>
          <table:table-cell table:style-name="ce83" office:value-type="percentage" office:value="0.0185808793675016">
            <text:p>1,8581%</text:p>
          </table:table-cell>
          <table:table-cell table:style-name="ce78" table:number-columns-repeated="247"/>
          <table:table-cell table:number-columns-repeated="767"/>
        </table:table-row>
        <table:table-row table:style-name="ro7">
          <table:table-cell table:style-name="ce78" table:number-columns-repeated="2"/>
          <table:table-cell table:style-name="ce83" office:value-type="percentage" office:value="0.0126036869076741">
            <text:p>1,2604%</text:p>
          </table:table-cell>
          <table:table-cell table:style-name="ce83" office:value-type="percentage" office:value="0.0177880911362685">
            <text:p>1,7788%</text:p>
          </table:table-cell>
          <table:table-cell table:style-name="ce83" office:value-type="percentage" office:value="0.0191958712156185">
            <text:p>1,9196%</text:p>
          </table:table-cell>
          <table:table-cell table:style-name="ce83" office:value-type="percentage" office:value="0.0189596976676612">
            <text:p>1,8960%</text:p>
          </table:table-cell>
          <table:table-cell table:style-name="ce83" office:value-type="percentage" office:value="0.0183457921407426">
            <text:p>1,8346%</text:p>
          </table:table-cell>
          <table:table-cell table:style-name="ce83" office:value-type="percentage" office:value="0.0177913404886302">
            <text:p>1,7791%</text:p>
          </table:table-cell>
          <table:table-cell table:style-name="ce83" office:value-type="percentage" office:value="0.0173888552637982">
            <text:p>1,7389%</text:p>
          </table:table-cell>
          <table:table-cell table:style-name="ce83" office:value-type="percentage" office:value="0.0171244883572725">
            <text:p>1,7124%</text:p>
          </table:table-cell>
          <table:table-cell table:style-name="ce78" table:number-columns-repeated="247"/>
          <table:table-cell table:number-columns-repeated="767"/>
        </table:table-row>
        <table:table-row table:style-name="ro7">
          <table:table-cell table:style-name="ce78" table:number-columns-repeated="2"/>
          <table:table-cell table:style-name="ce83" office:value-type="percentage" office:value="0.000469412811052346">
            <text:p>0,0469%</text:p>
          </table:table-cell>
          <table:table-cell table:style-name="ce83" office:value-type="percentage" office:value="0.00194571269533382">
            <text:p>0,1946%</text:p>
          </table:table-cell>
          <table:table-cell table:style-name="ce83" office:value-type="percentage" office:value="0.0042013913163503">
            <text:p>0,4201%</text:p>
          </table:table-cell>
          <table:table-cell table:style-name="ce83" office:value-type="percentage" office:value="0.00643796659487175">
            <text:p>0,6438%</text:p>
          </table:table-cell>
          <table:table-cell table:style-name="ce83" office:value-type="percentage" office:value="0.00817903400629199">
            <text:p>0,8179%</text:p>
          </table:table-cell>
          <table:table-cell table:style-name="ce83" office:value-type="percentage" office:value="0.00934632857767032">
            <text:p>0,9346%</text:p>
          </table:table-cell>
          <table:table-cell table:style-name="ce83" office:value-type="percentage" office:value="0.0100448643999199">
            <text:p>1,0045%</text:p>
          </table:table-cell>
          <table:table-cell table:style-name="ce83" office:value-type="percentage" office:value="0.0104154190895698">
            <text:p>1,0415%</text:p>
          </table:table-cell>
          <table:table-cell table:style-name="ce78" table:number-columns-repeated="247"/>
          <table:table-cell table:number-columns-repeated="767"/>
        </table:table-row>
        <table:table-row table:style-name="ro7">
          <table:table-cell table:style-name="ce78" table:number-columns-repeated="2"/>
          <table:table-cell table:style-name="ce83" office:value-type="percentage" office:value="0.000979822427170428">
            <text:p>0,0980%</text:p>
          </table:table-cell>
          <table:table-cell table:style-name="ce83" office:value-type="percentage" office:value="0.00363580185757099">
            <text:p>0,3636%</text:p>
          </table:table-cell>
          <table:table-cell table:style-name="ce83" office:value-type="percentage" office:value="0.0073785946273492">
            <text:p>0,7379%</text:p>
          </table:table-cell>
          <table:table-cell table:style-name="ce83" office:value-type="percentage" office:value="0.0109637083298893">
            <text:p>1,0964%</text:p>
          </table:table-cell>
          <table:table-cell table:style-name="ce83" office:value-type="percentage" office:value="0.0137673735180449">
            <text:p>1,3767%</text:p>
          </table:table-cell>
          <table:table-cell table:style-name="ce83" office:value-type="percentage" office:value="0.0157236855647152">
            <text:p>1,5724%</text:p>
          </table:table-cell>
          <table:table-cell table:style-name="ce83" office:value-type="percentage" office:value="0.0169907077996413">
            <text:p>1,6991%</text:p>
          </table:table-cell>
          <table:table-cell table:style-name="ce83" office:value-type="percentage" office:value="0.0177625525468075">
            <text:p>1,7763%</text:p>
          </table:table-cell>
          <table:table-cell table:style-name="ce78" table:number-columns-repeated="247"/>
          <table:table-cell table:number-columns-repeated="767"/>
        </table:table-row>
        <table:table-row table:style-name="ro7">
          <table:table-cell table:style-name="ce78" table:number-columns-repeated="2"/>
          <table:table-cell table:style-name="ce83" office:value-type="percentage" office:value="0.0260965105021499">
            <text:p>2,6097%</text:p>
          </table:table-cell>
          <table:table-cell table:style-name="ce83" office:value-type="percentage" office:value="0.0331838579243657">
            <text:p>3,3184%</text:p>
          </table:table-cell>
          <table:table-cell table:style-name="ce83" office:value-type="percentage" office:value="0.0336641471213111">
            <text:p>3,3664%</text:p>
          </table:table-cell>
          <table:table-cell table:style-name="ce83" office:value-type="percentage" office:value="0.0321602373222219">
            <text:p>3,2160%</text:p>
          </table:table-cell>
          <table:table-cell table:style-name="ce83" office:value-type="percentage" office:value="0.0306480432050999">
            <text:p>3,0648%</text:p>
          </table:table-cell>
          <table:table-cell table:style-name="ce83" office:value-type="percentage" office:value="0.0295928348127774">
            <text:p>2,9593%</text:p>
          </table:table-cell>
          <table:table-cell table:style-name="ce83" office:value-type="percentage" office:value="0.0289762960893545">
            <text:p>2,8976%</text:p>
          </table:table-cell>
          <table:table-cell table:style-name="ce83" office:value-type="percentage" office:value="0.0286791351385597">
            <text:p>2,8679%</text:p>
          </table:table-cell>
          <table:table-cell table:style-name="ce78" table:number-columns-repeated="247"/>
          <table:table-cell table:number-columns-repeated="767"/>
        </table:table-row>
        <table:table-row table:style-name="ro7">
          <table:table-cell table:style-name="ce78" table:number-columns-repeated="2"/>
          <table:table-cell table:style-name="ce83" office:value-type="percentage" office:value="0.00172168344901243">
            <text:p>0,1722%</text:p>
          </table:table-cell>
          <table:table-cell table:style-name="ce83" office:value-type="percentage" office:value="0.00526556037705039">
            <text:p>0,5266%</text:p>
          </table:table-cell>
          <table:table-cell table:style-name="ce83" office:value-type="percentage" office:value="0.0094137174711618">
            <text:p>0,9414%</text:p>
          </table:table-cell>
          <table:table-cell table:style-name="ce83" office:value-type="percentage" office:value="0.0128815693581778">
            <text:p>1,2882%</text:p>
          </table:table-cell>
          <table:table-cell table:style-name="ce83" office:value-type="percentage" office:value="0.0153422811115698">
            <text:p>1,5342%</text:p>
          </table:table-cell>
          <table:table-cell table:style-name="ce83" office:value-type="percentage" office:value="0.0169460095391709">
            <text:p>1,6946%</text:p>
          </table:table-cell>
          <table:table-cell table:style-name="ce83" office:value-type="percentage" office:value="0.0179359439098714">
            <text:p>1,7936%</text:p>
          </table:table-cell>
          <table:table-cell table:style-name="ce83" office:value-type="percentage" office:value="0.0185180005107991">
            <text:p>1,8518%</text:p>
          </table:table-cell>
          <table:table-cell table:style-name="ce78" table:number-columns-repeated="247"/>
          <table:table-cell table:number-columns-repeated="767"/>
        </table:table-row>
        <table:table-row table:style-name="ro7">
          <table:table-cell table:style-name="ce78" table:number-columns-repeated="2"/>
          <table:table-cell table:style-name="ce83" office:value-type="percentage" office:value="0.00229619937747245">
            <text:p>0,2296%</text:p>
          </table:table-cell>
          <table:table-cell table:style-name="ce83" office:value-type="percentage" office:value="0.00617506585188247">
            <text:p>0,6175%</text:p>
          </table:table-cell>
          <table:table-cell table:style-name="ce83" office:value-type="percentage" office:value="0.0101349090020774">
            <text:p>1,0135%</text:p>
          </table:table-cell>
          <table:table-cell table:style-name="ce83" office:value-type="percentage" office:value="0.013099802117813">
            <text:p>1,3100%</text:p>
          </table:table-cell>
          <table:table-cell table:style-name="ce83" office:value-type="percentage" office:value="0.015020965802285">
            <text:p>1,5021%</text:p>
          </table:table-cell>
          <table:table-cell table:style-name="ce83" office:value-type="percentage" office:value="0.0161785393103438">
            <text:p>1,6179%</text:p>
          </table:table-cell>
          <table:table-cell table:style-name="ce83" office:value-type="percentage" office:value="0.0168415604933395">
            <text:p>1,6842%</text:p>
          </table:table-cell>
          <table:table-cell table:style-name="ce83" office:value-type="percentage" office:value="0.0171998994584249">
            <text:p>1,7200%</text:p>
          </table:table-cell>
          <table:table-cell table:style-name="ce78" table:number-columns-repeated="247"/>
          <table:table-cell table:number-columns-repeated="767"/>
        </table:table-row>
        <table:table-row table:style-name="ro7">
          <table:table-cell table:style-name="ce78" table:number-columns-repeated="2"/>
          <table:table-cell table:style-name="ce83" office:value-type="percentage" office:value="0.00527130249548193">
            <text:p>0,5271%</text:p>
          </table:table-cell>
          <table:table-cell table:style-name="ce83" office:value-type="percentage" office:value="0.0104116673902524">
            <text:p>1,0412%</text:p>
          </table:table-cell>
          <table:table-cell table:style-name="ce83" office:value-type="percentage" office:value="0.0139645888441726">
            <text:p>1,3965%</text:p>
          </table:table-cell>
          <table:table-cell table:style-name="ce83" office:value-type="percentage" office:value="0.0158524049788209">
            <text:p>1,5852%</text:p>
          </table:table-cell>
          <table:table-cell table:style-name="ce83" office:value-type="percentage" office:value="0.0167469377338054">
            <text:p>1,6747%</text:p>
          </table:table-cell>
          <table:table-cell table:style-name="ce83" office:value-type="percentage" office:value="0.0171474805883747">
            <text:p>1,7147%</text:p>
          </table:table-cell>
          <table:table-cell table:style-name="ce83" office:value-type="percentage" office:value="0.017316823259923">
            <text:p>1,7317%</text:p>
          </table:table-cell>
          <table:table-cell table:style-name="ce83" office:value-type="percentage" office:value="0.0173796284259397">
            <text:p>1,7380%</text:p>
          </table:table-cell>
          <table:table-cell table:style-name="ce78" table:number-columns-repeated="247"/>
          <table:table-cell table:number-columns-repeated="767"/>
        </table:table-row>
        <table:table-row table:style-name="ro7">
          <table:table-cell table:style-name="ce78" table:number-columns-repeated="2"/>
          <table:table-cell table:style-name="ce83" office:value-type="percentage" office:value="0.194322912305541">
            <text:p>19,4323%</text:p>
          </table:table-cell>
          <table:table-cell table:style-name="ce83" office:value-type="percentage" office:value="0.151405381230858">
            <text:p>15,1405%</text:p>
          </table:table-cell>
          <table:table-cell table:style-name="ce83" office:value-type="percentage" office:value="0.110935439964107">
            <text:p>11,0935%</text:p>
          </table:table-cell>
          <table:table-cell table:style-name="ce83" office:value-type="percentage" office:value="0.0866268617526414">
            <text:p>8,6627%</text:p>
          </table:table-cell>
          <table:table-cell table:style-name="ce83" office:value-type="percentage" office:value="0.0733589656214863">
            <text:p>7,3359%</text:p>
          </table:table-cell>
          <table:table-cell table:style-name="ce83" office:value-type="percentage" office:value="0.0664212068078169">
            <text:p>6,6421%</text:p>
          </table:table-cell>
          <table:table-cell table:style-name="ce83" office:value-type="percentage" office:value="0.0630598328992337">
            <text:p>6,3060%</text:p>
          </table:table-cell>
          <table:table-cell table:style-name="ce83" office:value-type="percentage" office:value="0.0617406011732093">
            <text:p>6,1741%</text:p>
          </table:table-cell>
          <table:table-cell table:style-name="ce78" table:number-columns-repeated="247"/>
          <table:table-cell table:number-columns-repeated="767"/>
        </table:table-row>
        <table:table-row table:style-name="ro7">
          <table:table-cell table:style-name="ce78" table:number-columns-repeated="2"/>
          <table:table-cell table:style-name="ce83" office:value-type="percentage" office:value="0.00181477168094799">
            <text:p>0,1815%</text:p>
          </table:table-cell>
          <table:table-cell table:style-name="ce83" office:value-type="percentage" office:value="0.00509776450484642">
            <text:p>0,5098%</text:p>
          </table:table-cell>
          <table:table-cell table:style-name="ce83" office:value-type="percentage" office:value="0.00861191698900982">
            <text:p>0,8612%</text:p>
          </table:table-cell>
          <table:table-cell table:style-name="ce83" office:value-type="percentage" office:value="0.011349992206784">
            <text:p>1,1350%</text:p>
          </table:table-cell>
          <table:table-cell table:style-name="ce83" office:value-type="percentage" office:value="0.0131870910280357">
            <text:p>1,3187%</text:p>
          </table:table-cell>
          <table:table-cell table:style-name="ce83" office:value-type="percentage" office:value="0.0143301889452301">
            <text:p>1,4330%</text:p>
          </table:table-cell>
          <table:table-cell table:style-name="ce83" office:value-type="percentage" office:value="0.0150066060361497">
            <text:p>1,5007%</text:p>
          </table:table-cell>
          <table:table-cell table:style-name="ce83" office:value-type="percentage" office:value="0.0153865081068366">
            <text:p>1,5387%</text:p>
          </table:table-cell>
          <table:table-cell table:style-name="ce78" table:number-columns-repeated="247"/>
          <table:table-cell table:number-columns-repeated="767"/>
        </table:table-row>
        <table:table-row table:style-name="ro7" table:number-rows-repeated="65422">
          <table:table-cell table:style-name="ce78" table:number-columns-repeated="2"/>
          <table:table-cell table:style-name="ce83"/>
          <table:table-cell table:style-name="ce87" table:number-columns-repeated="3"/>
          <table:table-cell table:style-name="ce78" table:number-columns-repeated="251"/>
          <table:table-cell table:number-columns-repeated="767"/>
        </table:table-row>
        <table:table-row table:style-name="ro7" table:number-rows-repeated="983039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>
        <table:named-range table:name="obLibs" table:base-cell-address="$'Load Libs'.$E$27" table:cell-range-address="$'Load Libs'.$E$27"/>
        <table:named-expression table:name="SHARED_FORMULA_10_54_10_54_5" table:base-cell-address="$'Single Swaption'.$K$55" table:expression="VLOOKUP([.AA55];INDIRECT([.$D$53]);2;FALSE())/100"/>
        <table:named-expression table:name="SHARED_FORMULA_11_54_11_54_5" table:base-cell-address="$'Single Swaption'.$L$55" table:expression="VLOOKUP([.AB55];INDIRECT([.$D$53]);2;FALSE())/100"/>
        <table:named-expression table:name="SHARED_FORMULA_12_54_12_54_5" table:base-cell-address="$'Single Swaption'.$M$55" table:expression="VLOOKUP([.AC55];INDIRECT([.$D$53]);2;FALSE())/100"/>
        <table:named-expression table:name="SHARED_FORMULA_13_54_13_54_5" table:base-cell-address="$'Single Swaption'.$N$55" table:expression="VLOOKUP([.AD55];INDIRECT([.$D$53]);2;FALSE())/100"/>
        <table:named-expression table:name="SHARED_FORMULA_14_54_14_54_5" table:base-cell-address="$'Single Swaption'.$O$55" table:expression="VLOOKUP([.AE55];INDIRECT([.$D$53]);2;FALSE())/100"/>
        <table:named-expression table:name="SHARED_FORMULA_15_54_15_54_5" table:base-cell-address="$'Single Swaption'.$P$55" table:expression="VLOOKUP([.AF55];INDIRECT([.$D$53]);2;FALSE())/100"/>
        <table:named-expression table:name="SHARED_FORMULA_2_54_2_54_5" table:base-cell-address="$'Single Swaption'.$C$55" table:expression="VLOOKUP([.S55];INDIRECT([.$D$53]);2;FALSE())/100"/>
        <table:named-expression table:name="SHARED_FORMULA_3_54_3_54_5" table:base-cell-address="$'Single Swaption'.$D$55" table:expression="VLOOKUP([.T55];INDIRECT([.$D$53]);2;FALSE())/100"/>
        <table:named-expression table:name="SHARED_FORMULA_4_54_4_54_5" table:base-cell-address="$'Single Swaption'.$E$55" table:expression="VLOOKUP([.U55];INDIRECT([.$D$53]);2;FALSE())/100"/>
        <table:named-expression table:name="SHARED_FORMULA_5_54_5_54_5" table:base-cell-address="$'Single Swaption'.$F$55" table:expression="VLOOKUP([.V55];INDIRECT([.$D$53]);2;FALSE())/100"/>
        <table:named-expression table:name="SHARED_FORMULA_6_54_6_54_5" table:base-cell-address="$'Single Swaption'.$G$55" table:expression="VLOOKUP([.W55];INDIRECT([.$D$53]);2;FALSE())/100"/>
        <table:named-expression table:name="SHARED_FORMULA_7_54_7_54_5" table:base-cell-address="$'Single Swaption'.$H$55" table:expression="VLOOKUP([.X55];INDIRECT([.$D$53]);2;FALSE())/100"/>
        <table:named-expression table:name="SHARED_FORMULA_8_54_8_54_5" table:base-cell-address="$'Single Swaption'.$I$55" table:expression="VLOOKUP([.Y55];INDIRECT([.$D$53]);2;FALSE())/100"/>
        <table:named-expression table:name="SHARED_FORMULA_9_54_9_54_5" table:base-cell-address="$'Single Swaption'.$J$55" table:expression="VLOOKUP([.Z55];INDIRECT([.$D$53]);2;FALSE())/10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Lucida Calligraphy" svg:font-family="'Lucida Calligraphy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percentage-style style:name="N136">
      <number:number number:decimal-places="1" number:min-integer-digits="1"/>
      <number:text>%</number:text>
    </number:percentage-style>
    <number:percentage-style style:name="N137">
      <number:number number:decimal-places="3" number:min-integer-digits="1"/>
      <number:text>%</number:text>
    </number:percentage-style>
    <number:percentage-style style:name="N138">
      <number:number number:decimal-places="5" number:min-integer-digits="1"/>
      <number:text>%</number:text>
    </number:percentage-style>
    <number:number-style style:name="N139">
      <number:scientific-number number:decimal-places="3" number:min-integer-digits="1" number:min-exponent-digits="2"/>
    </number:number-style>
    <number:percentage-style style:name="N140">
      <number:number number:decimal-places="4" number:min-integer-digits="1"/>
      <number:text>%</number:text>
    </number:percentage-style>
    <number:number-style style:name="N142P0" style:volatile="true">
      <number:number number:decimal-places="0" number:min-integer-digits="1" number:grouping="true"/>
      <number:text> DM</number:text>
    </number:number-style>
    <number:number-style style:name="N142">
      <number:text>-</number:text>
      <number:number number:decimal-places="0" number:min-integer-digits="1" number:grouping="true"/>
      <number:text> DM</number:text>
      <style:map style:condition="value()&gt;=0" style:apply-style-name="N142P0"/>
    </number:number-style>
    <number:number-style style:name="N143P0" style:volatile="true">
      <number:number number:decimal-places="0" number:min-integer-digits="1" number:grouping="true"/>
      <number:text> DM</number:text>
    </number:number-style>
    <number:number-style style:name="N143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43P0"/>
    </number:number-style>
    <number:number-style style:name="N145P0" style:volatile="true">
      <number:number number:decimal-places="2" number:min-integer-digits="1" number:grouping="true"/>
      <number:text> DM</number:text>
    </number:number-style>
    <number:number-style style:name="N145">
      <number:text>-</number:text>
      <number:number number:decimal-places="2" number:min-integer-digits="1" number:grouping="true"/>
      <number:text> DM</number:text>
      <style:map style:condition="value()&gt;=0" style:apply-style-name="N145P0"/>
    </number:number-style>
    <number:number-style style:name="N146P0" style:volatile="true">
      <number:number number:decimal-places="2" number:min-integer-digits="1" number:grouping="true"/>
      <number:text> DM</number:text>
    </number:number-style>
    <number:number-style style:name="N146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46P0"/>
    </number:number-style>
    <number:number-style style:name="N150P0" style:volatile="true">
      <number:number number:decimal-places="0" number:min-integer-digits="1" number:grouping="true"/>
      <number:text> DM </number:text>
    </number:number-style>
    <number:number-style style:name="N150P1" style:volatile="true">
      <number:text>-</number:text>
      <number:number number:decimal-places="0" number:min-integer-digits="1" number:grouping="true"/>
      <number:text> DM </number:text>
    </number:number-style>
    <number:number-style style:name="N150P2" style:volatile="true">
      <number:text> - DM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number number:decimal-places="0" number:min-integer-digits="1" number:grouping="true"/>
      <number:text>       </number:text>
    </number:number-style>
    <number:number-style style:name="N154P1" style:volatile="true">
      <number:text>-</number:text>
      <number:number number:decimal-places="0" number:min-integer-digits="1" number:grouping="true"/>
      <number:text>       </number:text>
    </number:number-style>
    <number:number-style style:name="N154P2" style:volatile="true">
      <number:text> -      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number number:decimal-places="2" number:min-integer-digits="1" number:grouping="true"/>
      <number:text> DM </number:text>
    </number:number-style>
    <number:number-style style:name="N158P1" style:volatile="true">
      <number:text>-</number:text>
      <number:number number:decimal-places="2" number:min-integer-digits="1" number:grouping="true"/>
      <number:text> DM </number:text>
    </number:number-style>
    <number:number-style style:name="N158P2" style:volatile="true">
      <number:text> -</number:text>
      <number:number number:decimal-places="0" number:min-integer-digits="0"/>
      <number:text> DM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number number:decimal-places="2" number:min-integer-digits="1" number:grouping="true"/>
      <number:text>       </number:text>
    </number:number-style>
    <number:number-style style:name="N162P1" style:volatile="true">
      <number:text>-</number:text>
      <number:number number:decimal-places="2" number:min-integer-digits="1" number:grouping="true"/>
      <number:text>       </number:text>
    </number:number-style>
    <number:number-style style:name="N162P2" style:volatile="true">
      <number:text> -</number:text>
      <number:number number:decimal-places="0" number:min-integer-digits="0"/>
      <number:text>      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0" number:min-integer-digits="1" number:grouping="true"/>
      <number:text> €</number:text>
    </number:number-style>
    <number:number-style style:name="N164">
      <number:text>-</number:text>
      <number:number number:decimal-places="0" number:min-integer-digits="1" number:grouping="true"/>
      <number:text> €</number:text>
      <style:map style:condition="value()&gt;=0" style:apply-style-name="N164P0"/>
    </number:number-style>
    <number:number-style style:name="N165P0" style:volatile="true">
      <number:number number:decimal-places="0" number:min-integer-digits="1" number:grouping="true"/>
      <number:text> €</number:text>
    </number:number-style>
    <number:number-style style:name="N165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65P0"/>
    </number:number-style>
    <number:number-style style:name="N167P0" style:volatile="true">
      <number:number number:decimal-places="2" number:min-integer-digits="1" number:grouping="true"/>
      <number:text> €</number:text>
    </number:number-style>
    <number:number-style style:name="N167">
      <number:text>-</number:text>
      <number:number number:decimal-places="2" number:min-integer-digits="1" number:grouping="true"/>
      <number:text> €</number:text>
      <style:map style:condition="value()&gt;=0" style:apply-style-name="N167P0"/>
    </number:number-style>
    <number:number-style style:name="N168P0" style:volatile="true">
      <number:number number:decimal-places="2" number:min-integer-digits="1" number:grouping="true"/>
      <number:text> €</number:text>
    </number:number-style>
    <number:number-style style:name="N168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8P0"/>
    </number:number-style>
    <number:number-style style:name="N172P0" style:volatile="true">
      <number:number number:decimal-places="0" number:min-integer-digits="1" number:grouping="true"/>
      <number:text> € </number:text>
    </number:number-style>
    <number:number-style style:name="N172P1" style:volatile="true">
      <number:text>-</number:text>
      <number:number number:decimal-places="0" number:min-integer-digits="1" number:grouping="true"/>
      <number:text> € </number:text>
    </number:number-style>
    <number:number-style style:name="N172P2" style:volatile="true">
      <number:text> - €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0" number:min-integer-digits="1" number:grouping="true"/>
      <number:text>    </number:text>
    </number:number-style>
    <number:number-style style:name="N176P1" style:volatile="true">
      <number:text>-</number:text>
      <number:number number:decimal-places="0" number:min-integer-digits="1" number:grouping="true"/>
      <number:text>    </number:text>
    </number:number-style>
    <number:number-style style:name="N176P2" style:volatile="true">
      <number:text> -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number number:decimal-places="2" number:min-integer-digits="1" number:grouping="true"/>
      <number:text> € </number:text>
    </number:number-style>
    <number:number-style style:name="N180P1" style:volatile="true">
      <number:text>-</number:text>
      <number:number number:decimal-places="2" number:min-integer-digits="1" number:grouping="true"/>
      <number:text> € </number:text>
    </number:number-style>
    <number:number-style style:name="N180P2" style:volatile="true">
      <number:text> -</number:text>
      <number:number number:decimal-places="0" number:min-integer-digits="0"/>
      <number:text> €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number number:decimal-places="2" number:min-integer-digits="1" number:grouping="true"/>
      <number:text>    </number:text>
    </number:number-style>
    <number:number-style style:name="N184P1" style:volatile="true">
      <number:text>-</number:text>
      <number:number number:decimal-places="2" number:min-integer-digits="1" number:grouping="true"/>
      <number:text>    </number:text>
    </number:number-style>
    <number:number-style style:name="N184P2" style:volatile="true">
      <number:text> -</number:text>
      <number:number number:decimal-places="0" number:min-integer-digits="0"/>
      <number:text>   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">
      <number:number number:decimal-places="9" number:min-integer-digits="1"/>
    </number:number-style>
    <number:number-style style:name="N186">
      <number:number number:decimal-places="8" number:min-integer-digits="1"/>
    </number:number-style>
    <number:number-style style:name="N187">
      <number:number number:decimal-places="7" number:min-integer-digits="1"/>
    </number:number-style>
    <number:number-style style:name="N188">
      <number:number number:decimal-places="6" number:min-integer-digits="1"/>
    </number:number-style>
    <number:number-style style:name="N189">
      <number:number number:decimal-places="5" number:min-integer-digits="1"/>
    </number:number-style>
    <number:percentage-style style:name="N190">
      <number:number number:decimal-places="15" number:min-integer-digits="1"/>
      <number:text>%</number:text>
    </number:percentage-style>
    <number:number-style style:name="N191">
      <number:number number:decimal-places="1" number:min-integer-digits="1"/>
    </number:number-style>
    <number:number-style style:name="N192">
      <number:number number:decimal-places="3" number:min-integer-digits="1"/>
    </number:number-style>
    <number:number-style style:name="N193">
      <number:number number:decimal-places="4" number:min-integer-digits="1"/>
    </number:number-style>
    <number:number-style style:name="N195P0" style:volatile="true">
      <number:text>TRUE</number:text>
    </number:number-style>
    <number:number-style style:name="N195P1" style:volatile="true">
      <number:text>TRUE</number:text>
    </number:number-style>
    <number:number-style style:name="N195">
      <number:text>FALSE</number:text>
      <style:map style:condition="value()&gt;0" style:apply-style-name="N195P0"/>
      <style:map style:condition="value()&lt;0" style:apply-style-name="N195P1"/>
    </number:number-style>
    <number:number-style style:name="N197P0" style:volatile="true">
      <number:text>WAHR</number:text>
    </number:number-style>
    <number:number-style style:name="N197P1" style:volatile="true">
      <number:text>WAHR</number:text>
    </number:number-style>
    <number:number-style style:name="N197">
      <number:text>FALSCH</number:text>
      <style:map style:condition="value()&gt;0" style:apply-style-name="N197P0"/>
      <style:map style:condition="value()&lt;0" style:apply-style-name="N197P1"/>
    </number:number-style>
    <number:number-style style:name="N199P0" style:volatile="true">
      <number:text>€ </number:text>
      <number:number number:decimal-places="0" number:min-integer-digits="1" number:grouping="true"/>
    </number:number-style>
    <number:number-style style:name="N199">
      <number:text>-€ </number:text>
      <number:number number:decimal-places="0" number:min-integer-digits="1" number:grouping="true"/>
      <style:map style:condition="value()&gt;=0" style:apply-style-name="N199P0"/>
    </number:number-style>
    <number:number-style style:name="N200P0" style:volatile="true">
      <number:text>€ </number:text>
      <number:number number:decimal-places="0" number:min-integer-digits="1" number:grouping="true"/>
    </number:number-style>
    <number:number-style style:name="N200">
      <style:text-properties fo:color="#ff0000"/>
      <number:text>-€ </number:text>
      <number:number number:decimal-places="0" number:min-integer-digits="1" number:grouping="true"/>
      <style:map style:condition="value()&gt;=0" style:apply-style-name="N200P0"/>
    </number:number-style>
    <number:number-style style:name="N202P0" style:volatile="true">
      <number:text>€ </number:text>
      <number:number number:decimal-places="2" number:min-integer-digits="1" number:grouping="true"/>
    </number:number-style>
    <number:number-style style:name="N202">
      <number:text>-€ </number:text>
      <number:number number:decimal-places="2" number:min-integer-digits="1" number:grouping="true"/>
      <style:map style:condition="value()&gt;=0" style:apply-style-name="N202P0"/>
    </number:number-style>
    <number:number-style style:name="N203P0" style:volatile="true">
      <number:text>€ </number:text>
      <number:number number:decimal-places="2" number:min-integer-digits="1" number:grouping="true"/>
    </number:number-style>
    <number:number-style style:name="N203">
      <style:text-properties fo:color="#ff0000"/>
      <number:text>-€ </number:text>
      <number:number number:decimal-places="2" number:min-integer-digits="1" number:grouping="true"/>
      <style:map style:condition="value()&gt;=0" style:apply-style-name="N203P0"/>
    </number:number-style>
    <number:number-style style:name="N207P0" style:volatile="true">
      <number:text> € </number:text>
      <number:number number:decimal-places="0" number:min-integer-digits="1" number:grouping="true"/>
      <number:text> </number:text>
    </number:number-style>
    <number:number-style style:name="N207P1" style:volatile="true">
      <number:text>-€ </number:text>
      <number:number number:decimal-places="0" number:min-integer-digits="1" number:grouping="true"/>
      <number:text> </number:text>
    </number:number-style>
    <number:number-style style:name="N207P2" style:volatile="true">
      <number:text> € -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9P0" style:volatile="true">
      <number:number number:decimal-places="0" number:min-integer-digits="1" number:grouping="true"/>
      <number:text> </number:text>
    </number:number-style>
    <number:number-style style:name="N209P1" style:volatile="true">
      <number:text>-</number:text>
      <number:number number:decimal-places="0" number:min-integer-digits="1" number:grouping="true"/>
      <number:text> </number:text>
    </number:number-style>
    <number:number-style style:name="N209P2" style:volatile="true">
      <number:text> -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text> € </number:text>
      <number:number number:decimal-places="2" number:min-integer-digits="1" number:grouping="true"/>
      <number:text> </number:text>
    </number:number-style>
    <number:number-style style:name="N213P1" style:volatile="true">
      <number:text>-€ </number:text>
      <number:number number:decimal-places="2" number:min-integer-digits="1" number:grouping="true"/>
      <number:text> </number:text>
    </number:number-style>
    <number:number-style style:name="N213P2" style:volatile="true">
      <number:text> € -</number:text>
      <number:number number:decimal-places="0" number:min-integer-digits="0"/>
      <number:text>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5P0" style:volatile="true">
      <number:number number:decimal-places="2" number:min-integer-digits="1" number:grouping="true"/>
      <number:text> </number:text>
    </number:number-style>
    <number:number-style style:name="N215P1" style:volatile="true">
      <number:text>-</number:text>
      <number:number number:decimal-places="2" number:min-integer-digits="1" number:grouping="true"/>
      <number:text> </number:text>
    </number:number-style>
    <number:number-style style:name="N215P2" style:volatile="true">
      <number:text> -</number:text>
      <number:number number:decimal-places="0" number:min-integer-digits="0"/>
      <number:text>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2" number:min-integer-digits="1" number:grouping="true"/>
      <number:text>   </number:text>
    </number:number-style>
    <number:number-style style:name="N219P1" style:volatile="true">
      <number:text>-</number:text>
      <number:number number:decimal-places="2" number:min-integer-digits="1" number:grouping="true"/>
      <number:text>   </number:text>
    </number:number-style>
    <number:number-style style:name="N219P2" style:volatile="true">
      <number:text> -</number:text>
      <number:number number:decimal-places="0" number:min-integer-digits="0"/>
      <number:text>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0">
      <number:text>$</number:text>
      <number:number number:decimal-places="2" number:min-integer-digits="1" number:grouping="true"/>
    </number:number-style>
    <number:number-style style:name="N221">
      <number:number number:decimal-places="2" number:min-integer-digits="1"/>
      <number:text> </number:text>
    </number:number-style>
    <number:number-style style:name="N223P0" style:volatile="true">
      <number:number number:decimal-places="1" number:min-integer-digits="1" number:grouping="true"/>
    </number:number-style>
    <number:number-style style:name="N223">
      <number:number number:decimal-places="1" number:min-integer-digits="1" number:grouping="true"/>
      <style:map style:condition="value()&gt;=0" style:apply-style-name="N223P0"/>
    </number:number-style>
    <number:number-style style:name="N225P0" style:volatile="true">
      <number:text>+</number:text>
      <number:number number:decimal-places="2" number:min-integer-digits="1" number:grouping="true"/>
    </number:number-style>
    <number:number-style style:name="N225">
      <number:text>-</number:text>
      <number:number number:decimal-places="2" number:min-integer-digits="1" number:grouping="true"/>
      <style:map style:condition="value()&gt;=0" style:apply-style-name="N225P0"/>
    </number:number-style>
    <number:date-style style:name="N227P0" style:volatile="true">
      <number:day/>
      <number:text>.</number:text>
      <number:month/>
      <number:text>.</number:text>
      <number:year/>
      <number:text> </number:text>
      <number:hours/>
      <number:text>:</number:text>
      <number:minutes number:style="long"/>
    </number:date-style>
    <number:text-style style:name="N227">
      <number:text-content/>
      <style:map style:condition="value()&gt;=0" style:apply-style-name="N227P0"/>
    </number:text-style>
    <number:percentage-style style:name="N228">
      <number:number number:decimal-places="9" number:min-integer-digits="1"/>
      <number:text>%</number:text>
    </number:percentage-style>
    <number:number-style style:name="N229">
      <number:number number:decimal-places="4" number:min-integer-digits="1" number:grouping="true"/>
    </number:number-style>
    <number:date-style style:name="N230">
      <number:day number:style="long"/>
      <number:text> </number:text>
      <number:month number:textual="true"/>
      <number:year/>
      <number:text> </number:text>
      <number:hours number:style="long"/>
      <number:text>:</number:text>
      <number:minutes number:style="long"/>
    </number:date-style>
    <number:number-style style:name="N231P0" style:volatile="true">
      <number:number number:decimal-places="0" number:min-integer-digits="1" number:grouping="true"/>
      <number:text> </number:text>
    </number:number-style>
    <number:number-style style:name="N231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231P0"/>
    </number:number-style>
    <number:text-style style:name="N232">
      <number:text-content/>
      <number:text> ($)</number:text>
    </number:text-style>
    <number:text-style style:name="N233">
      <number:text-content/>
      <number:text> (%)</number:text>
    </number:text-style>
    <number:text-style style:name="N234">
      <number:text-content/>
      <number:text> (£)</number:text>
    </number:text-style>
    <number:text-style style:name="N235">
      <number:text-content/>
      <number:text> (¥)</number:text>
    </number:text-style>
    <number:text-style style:name="N236">
      <number:text-content/>
      <number:text> (€)</number:text>
    </number:text-style>
    <number:text-style style:name="N237">
      <number:text-content/>
      <number:text> (x)</number:text>
    </number:text-style>
    <number:number-style style:name="N240P0" style:volatile="true">
      <number:number number:decimal-places="1" number:min-integer-digits="1"/>
      <number:text> %</number:text>
    </number:number-style>
    <number:number-style style:name="N240P1" style:volatile="true">
      <number:text>(</number:text>
      <number:number number:decimal-places="1" number:min-integer-digits="1"/>
      <number:text>)%</number:text>
    </number:number-style>
    <number:number-style style:name="N240P2" style:volatile="true">
      <number:number number:decimal-places="1" number:min-integer-digits="1"/>
      <number:text> %</number:text>
    </number:number-style>
    <number:text-style style:name="N240">
      <number:text-content/>
      <number:text>    </number:text>
      <style:map style:condition="value()&gt;0" style:apply-style-name="N240P0"/>
      <style:map style:condition="value()&lt;0" style:apply-style-name="N240P1"/>
      <style:map style:condition="value()=0" style:apply-style-name="N240P2"/>
    </number:text-style>
    <number:number-style style:name="N244P0" style:volatile="true">
      <number:number number:decimal-places="1" number:min-integer-digits="1" number:grouping="true"/>
      <number:text>    </number:text>
    </number:number-style>
    <number:number-style style:name="N244P1" style:volatile="true">
      <number:text>(</number:text>
      <number:number number:decimal-places="1" number:min-integer-digits="1" number:grouping="true"/>
      <number:text>)   </number:text>
    </number:number-style>
    <number:number-style style:name="N244P2" style:volatile="true">
      <number:number number:decimal-places="1" number:min-integer-digits="1"/>
      <number:text>    </number:text>
    </number:number-style>
    <number:text-style style:name="N244">
      <number:text-content/>
      <number:text>   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8P0" style:volatile="true">
      <number:number number:decimal-places="1" number:min-integer-digits="1" number:grouping="true"/>
      <number:text>  </number:text>
    </number:number-style>
    <number:number-style style:name="N248P1" style:volatile="true">
      <number:text>(</number:text>
      <number:number number:decimal-places="1" number:min-integer-digits="1" number:grouping="true"/>
      <number:text>)  </number:text>
    </number:number-style>
    <number:number-style style:name="N248P2" style:volatile="true">
      <number:number number:decimal-places="1" number:min-integer-digits="1"/>
      <number:text>  </number:text>
    </number:number-style>
    <number:text-style style:name="N248">
      <number:text-content/>
      <number:text> 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0P0" style:volatile="true">
      <number:number number:decimal-places="1" number:min-integer-digits="1" number:grouping="true"/>
      <number:text>    </number:text>
    </number:number-style>
    <number:number-style style:name="N250P1" style:volatile="true">
      <number:text>(</number:text>
      <number:number number:decimal-places="1" number:min-integer-digits="1" number:grouping="true"/>
      <number:text>)    </number:text>
    </number:number-style>
    <number:number-style style:name="N250P2" style:volatile="true">
      <number:number number:decimal-places="1" number:min-integer-digits="1"/>
      <number:text>    </number:text>
    </number:number-style>
    <number:text-style style:name="N250">
      <number:text-content/>
      <number:text>   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number-style style:name="N254P0" style:volatile="true">
      <number:number number:decimal-places="1" number:min-integer-digits="1" number:grouping="true"/>
      <number:text>      </number:text>
    </number:number-style>
    <number:number-style style:name="N254P1" style:volatile="true">
      <number:text>(</number:text>
      <number:number number:decimal-places="1" number:min-integer-digits="1" number:grouping="true"/>
      <number:text>)      </number:text>
    </number:number-style>
    <number:number-style style:name="N254P2" style:volatile="true">
      <number:number number:decimal-places="1" number:min-integer-digits="1"/>
      <number:text>      </number:text>
    </number:number-style>
    <number:text-style style:name="N254">
      <number:text-content/>
      <number:text>     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8P0" style:volatile="true">
      <number:number number:decimal-places="1" number:min-integer-digits="1" number:grouping="true"/>
      <number:text>        </number:text>
    </number:number-style>
    <number:number-style style:name="N258P1" style:volatile="true">
      <number:text>(</number:text>
      <number:number number:decimal-places="1" number:min-integer-digits="1" number:grouping="true"/>
      <number:text>)        </number:text>
    </number:number-style>
    <number:number-style style:name="N258P2" style:volatile="true">
      <number:number number:decimal-places="1" number:min-integer-digits="1"/>
      <number:text>        </number:text>
    </number:number-style>
    <number:text-style style:name="N258">
      <number:text-content/>
      <number:text>       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62P0" style:volatile="true">
      <number:number number:decimal-places="2" number:min-integer-digits="1" number:grouping="true"/>
      <number:text>  </number:text>
    </number:number-style>
    <number:number-style style:name="N262P1" style:volatile="true">
      <number:text>(</number:text>
      <number:number number:decimal-places="2" number:min-integer-digits="1" number:grouping="true"/>
      <number:text>)  </number:text>
    </number:number-style>
    <number:number-style style:name="N262P2" style:volatile="true">
      <number:number number:decimal-places="2" number:min-integer-digits="1"/>
      <number:text>  </number:text>
    </number:number-style>
    <number:text-style style:name="N262">
      <number:text-content/>
      <number:text>  </number:text>
      <style:map style:condition="value()&gt;0" style:apply-style-name="N262P0"/>
      <style:map style:condition="value()&lt;0" style:apply-style-name="N262P1"/>
      <style:map style:condition="value()=0" style:apply-style-name="N262P2"/>
    </number:text-style>
    <number:number-style style:name="N265P0" style:volatile="true">
      <number:number number:decimal-places="2" number:min-integer-digits="1" number:grouping="true"/>
      <number:text>    </number:text>
    </number:number-style>
    <number:number-style style:name="N265P1" style:volatile="true">
      <number:text>(</number:text>
      <number:number number:decimal-places="2" number:min-integer-digits="1" number:grouping="true"/>
      <number:text>)    </number:text>
    </number:number-style>
    <number:number-style style:name="N265P2" style:volatile="true">
      <number:number number:decimal-places="0" number:min-integer-digits="1"/>
      <number:text>    </number:text>
    </number:number-style>
    <number:text-style style:name="N265">
      <number:text-content/>
      <number:text>    </number:text>
      <style:map style:condition="value()&gt;0" style:apply-style-name="N265P0"/>
      <style:map style:condition="value()&lt;0" style:apply-style-name="N265P1"/>
      <style:map style:condition="value()=0" style:apply-style-name="N265P2"/>
    </number:text-style>
    <number:number-style style:name="N269P0" style:volatile="true">
      <number:number number:decimal-places="2" number:min-integer-digits="1" number:grouping="true"/>
      <number:text>      </number:text>
    </number:number-style>
    <number:number-style style:name="N269P1" style:volatile="true">
      <number:text>(</number:text>
      <number:number number:decimal-places="2" number:min-integer-digits="1" number:grouping="true"/>
      <number:text>)      </number:text>
    </number:number-style>
    <number:number-style style:name="N269P2" style:volatile="true">
      <number:number number:decimal-places="2" number:min-integer-digits="1"/>
      <number:text>      </number:text>
    </number:number-style>
    <number:text-style style:name="N269">
      <number:text-content/>
      <number:text>      </number:text>
      <style:map style:condition="value()&gt;0" style:apply-style-name="N269P0"/>
      <style:map style:condition="value()&lt;0" style:apply-style-name="N269P1"/>
      <style:map style:condition="value()=0" style:apply-style-name="N269P2"/>
    </number:text-style>
    <number:number-style style:name="N273P0" style:volatile="true">
      <number:number number:decimal-places="2" number:min-integer-digits="1" number:grouping="true"/>
      <number:text>        </number:text>
    </number:number-style>
    <number:number-style style:name="N273P1" style:volatile="true">
      <number:text>(</number:text>
      <number:number number:decimal-places="2" number:min-integer-digits="1" number:grouping="true"/>
      <number:text>)        </number:text>
    </number:number-style>
    <number:number-style style:name="N273P2" style:volatile="true">
      <number:number number:decimal-places="2" number:min-integer-digits="1"/>
      <number:text>        </number:text>
    </number:number-style>
    <number:text-style style:name="N273">
      <number:text-content/>
      <number:text>        </number:text>
      <style:map style:condition="value()&gt;0" style:apply-style-name="N273P0"/>
      <style:map style:condition="value()&lt;0" style:apply-style-name="N273P1"/>
      <style:map style:condition="value()=0" style:apply-style-name="N273P2"/>
    </number:text-style>
    <number:number-style style:name="N277P0" style:volatile="true">
      <number:number number:decimal-places="0" number:min-integer-digits="1" number:grouping="true"/>
      <number:text>  </number:text>
    </number:number-style>
    <number:number-style style:name="N277P1" style:volatile="true">
      <number:text>(</number:text>
      <number:number number:decimal-places="0" number:min-integer-digits="1" number:grouping="true"/>
      <number:text>)  </number:text>
    </number:number-style>
    <number:number-style style:name="N277P2" style:volatile="true">
      <number:number number:decimal-places="0" number:min-integer-digits="1"/>
      <number:text>  </number:text>
    </number:number-style>
    <number:text-style style:name="N277">
      <number:text-content/>
      <number:text>  </number:text>
      <style:map style:condition="value()&gt;0" style:apply-style-name="N277P0"/>
      <style:map style:condition="value()&lt;0" style:apply-style-name="N277P1"/>
      <style:map style:condition="value()=0" style:apply-style-name="N277P2"/>
    </number:text-style>
    <number:number-style style:name="N279P0" style:volatile="true">
      <number:number number:decimal-places="0" number:min-integer-digits="1" number:grouping="true"/>
      <number:text>    </number:text>
    </number:number-style>
    <number:number-style style:name="N279P1" style:volatile="true">
      <number:text>(</number:text>
      <number:number number:decimal-places="0" number:min-integer-digits="1" number:grouping="true"/>
      <number:text>)    </number:text>
    </number:number-style>
    <number:number-style style:name="N279P2" style:volatile="true">
      <number:number number:decimal-places="0" number:min-integer-digits="1"/>
      <number:text>    </number:text>
    </number:number-style>
    <number:text-style style:name="N279">
      <number:text-content/>
      <number:text>    </number:text>
      <style:map style:condition="value()&gt;0" style:apply-style-name="N279P0"/>
      <style:map style:condition="value()&lt;0" style:apply-style-name="N279P1"/>
      <style:map style:condition="value()=0" style:apply-style-name="N279P2"/>
    </number:text-style>
    <number:number-style style:name="N283P0" style:volatile="true">
      <number:number number:decimal-places="0" number:min-integer-digits="1" number:grouping="true"/>
      <number:text>      </number:text>
    </number:number-style>
    <number:number-style style:name="N283P1" style:volatile="true">
      <number:text>(</number:text>
      <number:number number:decimal-places="0" number:min-integer-digits="1" number:grouping="true"/>
      <number:text>)      </number:text>
    </number:number-style>
    <number:number-style style:name="N283P2" style:volatile="true">
      <number:number number:decimal-places="0" number:min-integer-digits="1"/>
      <number:text>      </number:text>
    </number:number-style>
    <number:text-style style:name="N283">
      <number:text-content/>
      <number:text>      </number:text>
      <style:map style:condition="value()&gt;0" style:apply-style-name="N283P0"/>
      <style:map style:condition="value()&lt;0" style:apply-style-name="N283P1"/>
      <style:map style:condition="value()=0" style:apply-style-name="N283P2"/>
    </number:text-style>
    <number:number-style style:name="N287P0" style:volatile="true">
      <number:number number:decimal-places="0" number:min-integer-digits="1" number:grouping="true"/>
      <number:text>        </number:text>
    </number:number-style>
    <number:number-style style:name="N287P1" style:volatile="true">
      <number:text>(</number:text>
      <number:number number:decimal-places="0" number:min-integer-digits="1" number:grouping="true"/>
      <number:text>)        </number:text>
    </number:number-style>
    <number:number-style style:name="N287P2" style:volatile="true">
      <number:number number:decimal-places="0" number:min-integer-digits="1"/>
      <number:text>        </number:text>
    </number:number-style>
    <number:text-style style:name="N287">
      <number:text-content/>
      <number:text>       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number-style style:name="N289P0" style:volatile="true">
      <number:number number:decimal-places="1" number:min-integer-digits="1" number:grouping="true"/>
      <number:text> </number:text>
    </number:number-style>
    <number:number-style style:name="N289">
      <number:text>(</number:text>
      <number:number number:decimal-places="1" number:min-integer-digits="1" number:grouping="true"/>
      <number:text>)</number:text>
      <style:map style:condition="value()&gt;=0" style:apply-style-name="N289P0"/>
    </number:number-style>
    <number:number-style style:name="N291P0" style:volatile="true">
      <number:number number:decimal-places="1" number:min-integer-digits="1" number:grouping="true"/>
      <number:text> </number:text>
    </number:number-style>
    <number:number-style style:name="N291P1" style:volatile="true">
      <number:text>(</number:text>
      <number:number number:decimal-places="1" number:min-integer-digits="1" number:grouping="true"/>
      <number:text>)</number:text>
    </number:number-style>
    <number:number-style style:name="N291P2" style:volatile="true">
      <number:number number:decimal-places="1" number:min-integer-digits="1" number:grouping="true"/>
      <number:text>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3P0" style:volatile="true">
      <number:text>$ </number:text>
      <number:number number:decimal-places="2" number:min-integer-digits="1" number:grouping="true"/>
      <number:text> </number:text>
    </number:number-style>
    <number:number-style style:name="N293">
      <number:text>$(</number:text>
      <number:number number:decimal-places="2" number:min-integer-digits="1" number:grouping="true"/>
      <number:text>)</number:text>
      <style:map style:condition="value()&gt;=0" style:apply-style-name="N293P0"/>
    </number:number-style>
    <number:number-style style:name="N295P0" style:volatile="true">
      <number:text>£ </number:text>
      <number:number number:decimal-places="2" number:min-integer-digits="1" number:grouping="true"/>
      <number:text> </number:text>
    </number:number-style>
    <number:number-style style:name="N295">
      <number:text>£(</number:text>
      <number:number number:decimal-places="2" number:min-integer-digits="1" number:grouping="true"/>
      <number:text>)</number:text>
      <style:map style:condition="value()&gt;=0" style:apply-style-name="N295P0"/>
    </number:number-style>
    <number:number-style style:name="N298P0" style:volatile="true">
      <number:text>$ </number:text>
      <number:number number:decimal-places="2" number:min-integer-digits="1" number:grouping="true"/>
      <number:text> </number:text>
    </number:number-style>
    <number:number-style style:name="N298P1" style:volatile="true">
      <number:text>$(</number:text>
      <number:number number:decimal-places="2" number:min-integer-digits="1" number:grouping="true"/>
      <number:text>)</number:text>
    </number:number-style>
    <number:number-style style:name="N298P2" style:volatile="true">
      <number:text>$ </number:text>
      <number:number number:decimal-places="2" number:min-integer-digits="1"/>
      <number:text> </number:text>
    </number:number-style>
    <number:text-style style:name="N298">
      <number:text-content/>
      <number:text> </number:text>
      <style:map style:condition="value()&gt;0" style:apply-style-name="N298P0"/>
      <style:map style:condition="value()&lt;0" style:apply-style-name="N298P1"/>
      <style:map style:condition="value()=0" style:apply-style-name="N298P2"/>
    </number:text-style>
    <number:number-style style:name="N300P0" style:volatile="true">
      <number:number number:decimal-places="2" number:min-integer-digits="1" number:grouping="true"/>
      <number:text> </number:text>
    </number:number-style>
    <number:number-style style:name="N300P1" style:volatile="true">
      <number:text>(</number:text>
      <number:number number:decimal-places="2" number:min-integer-digits="1" number:grouping="true"/>
      <number:text>)</number:text>
    </number:number-style>
    <number:number-style style:name="N300P2" style:volatile="true">
      <number:number number:decimal-places="2" number:min-integer-digits="1"/>
      <number:text> </number:text>
    </number:number-style>
    <number:text-style style:name="N300">
      <number:text-content/>
      <number:text> </number:text>
      <style:map style:condition="value()&gt;0" style:apply-style-name="N300P0"/>
      <style:map style:condition="value()&lt;0" style:apply-style-name="N300P1"/>
      <style:map style:condition="value()=0" style:apply-style-name="N300P2"/>
    </number:text-style>
    <number:number-style style:name="N304P0" style:volatile="true">
      <number:text>€ </number:text>
      <number:number number:decimal-places="2" number:min-integer-digits="1" number:grouping="true"/>
      <number:text> </number:text>
    </number:number-style>
    <number:number-style style:name="N304P1" style:volatile="true">
      <number:text>€(</number:text>
      <number:number number:decimal-places="2" number:min-integer-digits="1" number:grouping="true"/>
      <number:text>)</number:text>
    </number:number-style>
    <number:number-style style:name="N304P2" style:volatile="true">
      <number:text>€ </number:text>
      <number:number number:decimal-places="2" number:min-integer-digits="1"/>
      <number:text>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1" number:min-integer-digits="1" number:grouping="true"/>
      <number:text> x</number:text>
    </number:number-style>
    <number:number-style style:name="N306">
      <number:text>(</number:text>
      <number:number number:decimal-places="1" number:min-integer-digits="1" number:grouping="true"/>
      <number:text>)x</number:text>
      <style:map style:condition="value()&gt;=0" style:apply-style-name="N306P0"/>
    </number:number-style>
    <number:number-style style:name="N310P0" style:volatile="true">
      <number:number number:decimal-places="0" number:min-integer-digits="1" number:grouping="true"/>
      <number:text> x</number:text>
    </number:number-style>
    <number:number-style style:name="N310P1" style:volatile="true">
      <number:text>(</number:text>
      <number:number number:decimal-places="0" number:min-integer-digits="1" number:grouping="true"/>
      <number:text>)x</number:text>
    </number:number-style>
    <number:number-style style:name="N310P2" style:volatile="true">
      <number:number number:decimal-places="0" number:min-integer-digits="1"/>
      <number:text> x</number:text>
    </number:number-style>
    <number:text-style style:name="N310">
      <number:text-content/>
      <number:text>  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1" number:min-integer-digits="1" number:grouping="true"/>
      <number:text>   </number:text>
    </number:number-style>
    <number:number-style style:name="N312">
      <number:text>(</number:text>
      <number:number number:decimal-places="1" number:min-integer-digits="1" number:grouping="true"/>
      <number:text>)  </number:text>
      <style:map style:condition="value()&gt;=0" style:apply-style-name="N312P0"/>
    </number:number-style>
    <number:number-style style:name="N315P0" style:volatile="true">
      <number:number number:decimal-places="0" number:min-integer-digits="1" number:grouping="true"/>
      <number:text>   </number:text>
    </number:number-style>
    <number:number-style style:name="N315P1" style:volatile="true">
      <number:text>(</number:text>
      <number:number number:decimal-places="0" number:min-integer-digits="1" number:grouping="true"/>
      <number:text>)  </number:text>
    </number:number-style>
    <number:number-style style:name="N315P2" style:volatile="true">
      <number:number number:decimal-places="0" number:min-integer-digits="1"/>
      <number:text>   </number:text>
    </number:number-style>
    <number:text-style style:name="N315">
      <number:text-content/>
      <number:text>   </number:text>
      <style:map style:condition="value()&gt;0" style:apply-style-name="N315P0"/>
      <style:map style:condition="value()&lt;0" style:apply-style-name="N315P1"/>
      <style:map style:condition="value()=0" style:apply-style-name="N315P2"/>
    </number:text-style>
    <number:number-style style:name="N316P0" style:volatile="true">
      <number:number number:decimal-places="1" number:min-integer-digits="1"/>
      <number:text> %</number:text>
    </number:number-style>
    <number:number-style style:name="N316">
      <number:text>(</number:text>
      <number:number number:decimal-places="1" number:min-integer-digits="1"/>
      <number:text>)%</number:text>
      <style:map style:condition="value()&gt;=0" style:apply-style-name="N316P0"/>
    </number:number-style>
    <number:number-style style:name="N317P0" style:volatile="true">
      <number:number number:decimal-places="1" number:min-integer-digits="1" number:grouping="true"/>
      <number:text>    </number:text>
    </number:number-style>
    <number:number-style style:name="N317">
      <number:text>(</number:text>
      <number:number number:decimal-places="1" number:min-integer-digits="1" number:grouping="true"/>
      <number:text>)   </number:text>
      <style:map style:condition="value()&gt;=0" style:apply-style-name="N317P0"/>
    </number:number-style>
    <number:number-style style:name="N319P0" style:volatile="true">
      <number:text>$</number:text>
      <number:number number:decimal-places="0" number:min-integer-digits="1" number:grouping="true"/>
      <number:text> </number:text>
    </number:number-style>
    <number:number-style style:name="N319P1" style:volatile="true">
      <style:text-properties fo:color="#ff0000"/>
      <number:text>($</number:text>
      <number:number number:decimal-places="0" number:min-integer-digits="1" number:grouping="true"/>
      <number:text>)</number:text>
    </number:number-style>
    <number:number-style style:name="N319">
      <number:text>-</number:text>
      <style:map style:condition="value()&gt;0" style:apply-style-name="N319P0"/>
      <style:map style:condition="value()&lt;0" style:apply-style-name="N319P1"/>
    </number:number-style>
    <number:date-style style:name="N320">
      <number:month number:style="long"/>
      <number:text>.</number:text>
      <number:day number:style="long"/>
      <number:text>.</number:text>
      <number:year number:style="long"/>
    </number:date-style>
    <number:number-style style:name="N324P0" style:volatile="true">
      <number:number number:decimal-places="0" number:min-integer-digits="1" number:grouping="true"/>
      <number:text> F </number:text>
    </number:number-style>
    <number:number-style style:name="N324P1" style:volatile="true">
      <number:text>-</number:text>
      <number:number number:decimal-places="0" number:min-integer-digits="1" number:grouping="true"/>
      <number:text> F </number:text>
    </number:number-style>
    <number:number-style style:name="N324P2" style:volatile="true">
      <number:text> - F </number:text>
    </number:number-style>
    <number:text-style style:name="N324">
      <number:text-content/>
      <number:text> </number:text>
      <style:map style:condition="value()&gt;0" style:apply-style-name="N324P0"/>
      <style:map style:condition="value()&lt;0" style:apply-style-name="N324P1"/>
      <style:map style:condition="value()=0" style:apply-style-name="N324P2"/>
    </number:text-style>
    <number:number-style style:name="N328P0" style:volatile="true">
      <number:number number:decimal-places="2" number:min-integer-digits="1" number:grouping="true"/>
      <number:text> F </number:text>
    </number:number-style>
    <number:number-style style:name="N328P1" style:volatile="true">
      <number:text>-</number:text>
      <number:number number:decimal-places="2" number:min-integer-digits="1" number:grouping="true"/>
      <number:text> F </number:text>
    </number:number-style>
    <number:number-style style:name="N328P2" style:volatile="true">
      <number:text> -</number:text>
      <number:number number:decimal-places="0" number:min-integer-digits="0"/>
      <number:text> F </number:text>
    </number:number-style>
    <number:text-style style:name="N328">
      <number:text-content/>
      <number:text> </number:text>
      <style:map style:condition="value()&gt;0" style:apply-style-name="N328P0"/>
      <style:map style:condition="value()&lt;0" style:apply-style-name="N328P1"/>
      <style:map style:condition="value()=0" style:apply-style-name="N328P2"/>
    </number:text-style>
    <number:number-style style:name="N332P0" style:volatile="true">
      <number:number number:decimal-places="0" number:min-integer-digits="1" number:grouping="true"/>
      <number:text>  </number:text>
    </number:number-style>
    <number:number-style style:name="N332P1" style:volatile="true">
      <number:text>-</number:text>
      <number:number number:decimal-places="0" number:min-integer-digits="1" number:grouping="true"/>
      <number:text>  </number:text>
    </number:number-style>
    <number:number-style style:name="N332P2" style:volatile="true">
      <number:text> -  </number:text>
    </number:number-style>
    <number:text-style style:name="N332">
      <number:text-content/>
      <number:text> </number:text>
      <style:map style:condition="value()&gt;0" style:apply-style-name="N332P0"/>
      <style:map style:condition="value()&lt;0" style:apply-style-name="N332P1"/>
      <style:map style:condition="value()=0" style:apply-style-name="N332P2"/>
    </number:text-style>
    <number:date-style style:name="N10118" number:language="en" number:country="US">
      <number:month/>
      <number:text>/</number:text>
      <number:day/>
      <number:text>/</number:text>
      <number:year number:style="long"/>
    </number:date-style>
    <number:date-style style:name="N10119" number:language="en" number:country="US">
      <number:day/>
      <number:text>-</number:text>
      <number:month number:textual="true"/>
      <number:text>-</number:text>
      <number:year/>
    </number:date-style>
    <number:date-style style:name="N10120" number:language="en" number:country="US">
      <number:day/>
      <number:text>-</number:text>
      <number:month number:textual="true"/>
    </number:date-style>
    <number:date-style style:name="N10121" number:language="en" number:country="US">
      <number:month number:textual="true"/>
      <number:text>-</number:text>
      <number:year/>
    </number:date-style>
    <number:time-style style:name="N10122" number:language="en" number:country="US">
      <number:hours/>
      <number:text>:</number:text>
      <number:minutes number:style="long"/>
      <number:text> </number:text>
      <number:am-pm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4" number:language="en" number:country="US">
      <number:hours/>
      <number:text>:</number:text>
      <number:minutes number:style="long"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8P0" style:volatile="true" number:language="en" number:country="US">
      <number:number number:decimal-places="0" number:min-integer-digits="1" number:grouping="true"/>
      <number:text> </number:text>
    </number:number-style>
    <number:number-style style:name="N10128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8P0"/>
    </number:number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1P0" style:volatile="true" number:language="en" number:country="US">
      <number:number number:decimal-places="2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date-style style:name="N10140P0" style:volatile="true" number:language="en" number:country="US">
      <number:day/>
      <number:text>-</number:text>
      <number:month number:textual="true"/>
      <number:text>-</number:text>
      <number:year number:style="long"/>
    </number:date-style>
    <number:text-style style:name="N10140" number:language="en" number:country="US">
      <number:text-content/>
      <style:map style:condition="value()&gt;=0" style:apply-style-name="N10140P0"/>
    </number:text-style>
    <number:date-style style:name="N10142P0" style:volatile="true" number:language="en" number:country="US">
      <number:month/>
      <number:text>.</number:text>
      <number:day/>
      <number:text>.</number:text>
      <number:year/>
      <number:text> </number:text>
      <number:hours/>
      <number:text>:</number:text>
      <number:minutes number:style="long"/>
      <number:text> </number:text>
      <number:am-pm/>
    </number:date-style>
    <number:text-style style:name="N10142" number:language="en" number:country="US">
      <number:text-content/>
      <style:map style:condition="value()&gt;=0" style:apply-style-name="N10142P0"/>
    </number:text-style>
    <number:date-style style:name="N2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20107" number:language="de" number:country="DE">
      <number:day number:style="long"/>
      <number:text>. </number:text>
      <number:month number:textual="true"/>
    </number:date-style>
    <number:date-style style:name="N20108" number:language="de" number:country="DE">
      <number:month number:textual="true"/>
      <number:text> </number:text>
      <number:year/>
    </number:date-style>
    <number:time-style style:name="N20109" number:language="de" number:country="DE">
      <number:hours/>
      <number:text>:</number:text>
      <number:minutes number:style="long"/>
      <number:text> </number:text>
      <number:am-pm/>
    </number:time-style>
    <number:time-style style:name="N2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3P0" style:volatile="true" number:language="de" number:country="DE">
      <number:number number:decimal-places="0" number:min-integer-digits="1" number:grouping="true"/>
      <number:text>   </number:text>
    </number:number-style>
    <number:number-style style:name="N2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20113P0"/>
    </number:number-style>
    <number:number-style style:name="N20114P0" style:volatile="true" number:language="de" number:country="DE">
      <number:number number:decimal-places="0" number:min-integer-digits="1" number:grouping="true"/>
      <number:text>   </number:text>
    </number:number-style>
    <number:number-style style:name="N2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20114P0"/>
    </number:number-style>
    <number:number-style style:name="N20116P0" style:volatile="true" number:language="de" number:country="DE">
      <number:number number:decimal-places="2" number:min-integer-digits="1" number:grouping="true"/>
      <number:text>   </number:text>
    </number:number-style>
    <number:number-style style:name="N2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20116P0"/>
    </number:number-style>
    <number:number-style style:name="N20117P0" style:volatile="true" number:language="de" number:country="DE">
      <number:number number:decimal-places="2" number:min-integer-digits="1" number:grouping="true"/>
      <number:text>   </number:text>
    </number:number-style>
    <number:number-style style:name="N2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20117P0"/>
    </number:number-style>
    <number:number-style style:name="N20119P0" style:volatile="true" number:language="de" number:country="DE">
      <number:number number:decimal-places="0" number:min-integer-digits="1" number:grouping="true"/>
      <number:text> €</number:text>
    </number:number-style>
    <number:number-style style:name="N2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20119P0"/>
    </number:number-style>
    <number:number-style style:name="N20120P0" style:volatile="true" number:language="de" number:country="DE">
      <number:number number:decimal-places="0" number:min-integer-digits="1" number:grouping="true"/>
      <number:text> €</number:text>
    </number:number-style>
    <number:number-style style:name="N2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120P0"/>
    </number:number-style>
    <number:number-style style:name="N20122P0" style:volatile="true" number:language="de" number:country="DE">
      <number:number number:decimal-places="2" number:min-integer-digits="1" number:grouping="true"/>
      <number:text> €</number:text>
    </number:number-style>
    <number:number-style style:name="N2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20122P0"/>
    </number:number-style>
    <number:number-style style:name="N20123P0" style:volatile="true" number:language="de" number:country="DE">
      <number:number number:decimal-places="2" number:min-integer-digits="1" number:grouping="true"/>
      <number:text> €</number:text>
    </number:number-style>
    <number:number-style style:name="N2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123P0"/>
    </number:number-style>
    <number:number-style style:name="N20127P0" style:volatile="true" number:language="de" number:country="DE">
      <number:number number:decimal-places="0" number:min-integer-digits="1" number:grouping="true"/>
      <number:text>    </number:text>
    </number:number-style>
    <number:number-style style:name="N20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20127P2" style:volatile="true" number:language="de" number:country="DE">
      <number:text> -    </number:text>
    </number:number-style>
    <number:text-style style:name="N20127" number:language="de" number:country="DE">
      <number:text-content/>
      <number:text> </number:text>
      <style:map style:condition="value()&gt;0" style:apply-style-name="N20127P0"/>
      <style:map style:condition="value()&lt;0" style:apply-style-name="N20127P1"/>
      <style:map style:condition="value()=0" style:apply-style-name="N20127P2"/>
    </number:text-style>
    <number:number-style style:name="N20131P0" style:volatile="true" number:language="de" number:country="DE">
      <number:number number:decimal-places="0" number:min-integer-digits="1" number:grouping="true"/>
      <number:text> € </number:text>
    </number:number-style>
    <number:number-style style:name="N20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20131P2" style:volatile="true" number:language="de" number:country="DE">
      <number:text> - € </number:text>
    </number:number-style>
    <number:text-style style:name="N20131" number:language="de" number:country="DE">
      <number:text-content/>
      <number:text> </number:text>
      <style:map style:condition="value()&gt;0" style:apply-style-name="N20131P0"/>
      <style:map style:condition="value()&lt;0" style:apply-style-name="N20131P1"/>
      <style:map style:condition="value()=0" style:apply-style-name="N20131P2"/>
    </number:text-style>
    <number:number-style style:name="N20135P0" style:volatile="true" number:language="de" number:country="DE">
      <number:number number:decimal-places="2" number:min-integer-digits="1" number:grouping="true"/>
      <number:text>    </number:text>
    </number:number-style>
    <number:number-style style:name="N20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20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20135" number:language="de" number:country="DE">
      <number:text-content/>
      <number:text> </number:text>
      <style:map style:condition="value()&gt;0" style:apply-style-name="N20135P0"/>
      <style:map style:condition="value()&lt;0" style:apply-style-name="N20135P1"/>
      <style:map style:condition="value()=0" style:apply-style-name="N20135P2"/>
    </number:text-style>
    <number:number-style style:name="N20139P0" style:volatile="true" number:language="de" number:country="DE">
      <number:number number:decimal-places="2" number:min-integer-digits="1" number:grouping="true"/>
      <number:text> € </number:text>
    </number:number-style>
    <number:number-style style:name="N20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20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20139" number:language="de" number:country="DE">
      <number:text-content/>
      <number:text> </number:text>
      <style:map style:condition="value()&gt;0" style:apply-style-name="N20139P0"/>
      <style:map style:condition="value()&lt;0" style:apply-style-name="N20139P1"/>
      <style:map style:condition="value()=0" style:apply-style-name="N20139P2"/>
    </number:text-style>
    <number:time-style style:name="N20140" number:language="de" number:country="DE">
      <number:minutes number:style="long"/>
      <number:text>:</number:text>
      <number:seconds number:style="long"/>
    </number:time-style>
    <number:time-style style:name="N20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42" number:language="de" number:country="DE">
      <number:minutes number:style="long"/>
      <number:text>:</number:text>
      <number:seconds number:style="long" number:decimal-places="1"/>
    </number:time-style>
    <number:number-style style:name="N20143" number:language="de" number:country="DE">
      <number:scientific-number number:decimal-places="1" number:min-integer-digits="3" number:min-exponent-digits="1"/>
    </number:number-style>
    <number:percentage-style style:name="N20144" number:language="de" number:country="DE">
      <number:number number:decimal-places="3" number:min-integer-digits="1"/>
      <number:text>%</number:text>
    </number:percentage-style>
    <number:percentage-style style:name="N20145" number:language="de" number:country="DE">
      <number:number number:decimal-places="4" number:min-integer-digits="1"/>
      <number:text>%</number:text>
    </number:percentage-style>
    <number:percentage-style style:name="N20146" number:language="de" number:country="DE">
      <number:number number:decimal-places="5" number:min-integer-digits="1"/>
      <number:text>%</number:text>
    </number:percentage-style>
    <number:currency-style style:name="N20148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148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148P0"/>
    </number:currency-style>
    <number:number-style style:name="N20149" number:language="de" number:country="DE">
      <number:number number:decimal-places="1" number:min-integer-digits="1"/>
    </number:number-style>
    <number:number-style style:name="N20150" number:language="de" number:country="DE">
      <number:number number:decimal-places="11" number:min-integer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BuiltIn_5f_Percent" style:display-name="Excel_BuiltIn_Percent" style:family="table-cell" style:parent-style-name="Default" style:data-style-name="N1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0.999cm" fo:page-height="29.699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8">00.00.0000</text:date>, <text:time style:data-style-name="N2" text:time-value="0000-00-00T13:29: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oad_20_Libs" style:display-name="PageStyle_Load Lib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BORMarketModel" style:display-name="PageStyle_LIBORMarketMode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del" style:display-name="PageStyle_Mode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onds" style:display-name="PageStyle_Bon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waptions" style:display-name="PageStyle_Swap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ingle_20_Swaption" style:display-name="PageStyle_Single Swap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imulation" style:display-name="PageStyle_Simulat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11T17:16:59</dc:date>
    <meta:generator>LibreOffice/4.0.3.3$MacOSX_x86 LibreOffice_project/0eaa50a932c8f2199a615e1eb30f7ac74279539</meta:generator>
    <meta:editing-duration>P3DT23H29M47S</meta:editing-duration>
    <meta:editing-cycles>95</meta:editing-cycles>
    <meta:document-statistic meta:table-count="9" meta:cell-count="5648" meta:object-count="5"/>
  </office:meta>
</office:document-meta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>Rem Attribute VBA_ModuleType=VBADocumentModule
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>Rem Attribute VBA_ModuleType=VBADocumentModule
</script:module>
</file>

<file path=Basic/Standard/Sheet3.xml><?xml version="1.0" encoding="utf-8"?>
<!DOCTYPE module  PUBLIC '-//OpenOffice.org//DTD OfficeDocument 1.0//EN'  'module.dtd'>
<script:module xmlns:script="http://openoffice.org/2000/script" script:name="Sheet3" script:language="StarBasic">Rem Attribute VBA_ModuleType=VBADocumentModule
</script:module>
</file>

<file path=Basic/Standard/Sheet4.xml><?xml version="1.0" encoding="utf-8"?>
<!DOCTYPE module  PUBLIC '-//OpenOffice.org//DTD OfficeDocument 1.0//EN'  'module.dtd'>
<script:module xmlns:script="http://openoffice.org/2000/script" script:name="Sheet4" script:language="StarBasic">Rem Attribute VBA_ModuleType=VBADocumentModule
</script:module>
</file>

<file path=Basic/Standard/Sheet5.xml><?xml version="1.0" encoding="utf-8"?>
<!DOCTYPE module  PUBLIC '-//OpenOffice.org//DTD OfficeDocument 1.0//EN'  'module.dtd'>
<script:module xmlns:script="http://openoffice.org/2000/script" script:name="Sheet5" script:language="StarBasic">Rem Attribute VBA_ModuleType=VBADocumentModule
</script:module>
</file>

<file path=Basic/Standard/Sheet6.xml><?xml version="1.0" encoding="utf-8"?>
<!DOCTYPE module  PUBLIC '-//OpenOffice.org//DTD OfficeDocument 1.0//EN'  'module.dtd'>
<script:module xmlns:script="http://openoffice.org/2000/script" script:name="Sheet6" script:language="StarBasic">Rem Attribute VBA_ModuleType=VBADocumentModule
</script:module>
</file>

<file path=Basic/Standard/Sheet7.xml><?xml version="1.0" encoding="utf-8"?>
<!DOCTYPE module  PUBLIC '-//OpenOffice.org//DTD OfficeDocument 1.0//EN'  'module.dtd'>
<script:module xmlns:script="http://openoffice.org/2000/script" script:name="Sheet7" script:language="StarBasic">Rem Attribute VBA_ModuleType=VBADocumentModule
</script:module>
</file>

<file path=Basic/Standard/ThisWorkbook.xml><?xml version="1.0" encoding="utf-8"?>
<!DOCTYPE module  PUBLIC '-//OpenOffice.org//DTD OfficeDocument 1.0//EN'  'module.dtd'>
<script:module xmlns:script="http://openoffice.org/2000/script" script:name="ThisWorkbook" script:language="StarBasic">Rem Attribute VBA_ModuleType=VBADocumentModule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hisWorkbook"/>
  <library:element library:name="Sheet1"/>
  <library:element library:name="Sheet7"/>
  <library:element library:name="Sheet2"/>
  <library:element library:name="Sheet3"/>
  <library:element library:name="Sheet4"/>
  <library:element library:name="Sheet5"/>
  <library:element library:name="Sheet6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solid" draw:fill-color="#c0c0c0"/>
    </style:style>
    <style:style style:name="ch2" style:family="chart">
      <style:text-properties fo:color="#000000" style:text-position="0% 58%" fo:font-size="9pt" style:font-size-asian="9pt" style:font-family-complex="Arial" style:font-size-complex="9pt"/>
    </style:style>
    <style:style style:name="ch3" style:family="chart">
      <style:graphic-properties draw:fill="solid" draw:fill-color="#ffffff"/>
      <style:text-properties fo:color="#000000" style:text-position="0% 58%" fo:font-size="9pt" style:font-size-asian="9pt" style:font-family-complex="Arial" style:font-size-complex="9pt"/>
    </style:style>
    <style:style style:name="ch4" style:family="chart">
      <style:chart-properties chart:three-dimensional="true" chart:deep="tru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chart:axis-position="0" chart:axis-label-position="outside-start" chart:tick-mark-position="at-labels"/>
      <style:text-properties fo:color="#000000" style:text-position="0% 58%" fo:font-size="9pt" style:font-size-asian="9pt" style:font-family-complex="Arial" style:font-size-complex="9pt"/>
    </style:style>
    <style:style style:name="ch6" style:family="chart" style:data-style-name="N11">
      <style:chart-properties chart:display-label="true" chart:logarithmic="false" chart:reverse-direction="false" text:line-break="false" chart:axis-position="start"/>
      <style:text-properties fo:color="#000000" style:text-position="0% 58%" fo:font-size="9pt" style:font-size-asian="9pt" style:font-family-complex="Arial" style:font-size-complex="9pt"/>
    </style:style>
    <style:style style:name="ch7" style:family="chart" style:data-style-name="N11">
      <style:chart-properties chart:display-label="true" chart:logarithmic="false" chart:origin="0" chart:reverse-direction="false" text:line-break="false" chart:axis-position="0"/>
      <style:text-properties fo:color="#000000" style:text-position="0% 58%" fo:font-size="9pt" style:font-size-asian="9pt" style:font-family-complex="Arial" style:font-size-complex="9pt"/>
    </style:style>
    <style:style style:name="ch8" style:family="chart" style:data-style-name="N11">
      <style:graphic-properties draw:fill-color="#9999ff"/>
      <style:text-properties fo:font-size="6pt" style:font-size-asian="6pt" style:font-size-complex="6pt"/>
    </style:style>
    <style:style style:name="ch9" style:family="chart" style:data-style-name="N11">
      <style:graphic-properties draw:fill-color="#993366"/>
      <style:text-properties fo:font-size="6pt" style:font-size-asian="6pt" style:font-size-complex="6pt"/>
    </style:style>
    <style:style style:name="ch10" style:family="chart" style:data-style-name="N11">
      <style:graphic-properties draw:fill-color="#ffffcc"/>
      <style:text-properties fo:font-size="6pt" style:font-size-asian="6pt" style:font-size-complex="6pt"/>
    </style:style>
    <style:style style:name="ch11" style:family="chart" style:data-style-name="N11">
      <style:graphic-properties draw:fill-color="#ccffff"/>
      <style:text-properties fo:font-size="6pt" style:font-size-asian="6pt" style:font-size-complex="6pt"/>
    </style:style>
    <style:style style:name="ch12" style:family="chart" style:data-style-name="N11">
      <style:graphic-properties draw:fill-color="#660066"/>
      <style:text-properties fo:font-size="6pt" style:font-size-asian="6pt" style:font-size-complex="6pt"/>
    </style:style>
    <style:style style:name="ch13" style:family="chart" style:data-style-name="N11">
      <style:graphic-properties draw:fill-color="#ff8080"/>
      <style:text-properties fo:font-size="6pt" style:font-size-asian="6pt" style:font-size-complex="6pt"/>
    </style:style>
    <style:style style:name="ch14" style:family="chart" style:data-style-name="N11">
      <style:graphic-properties draw:fill-color="#0066cc"/>
      <style:text-properties fo:font-size="6pt" style:font-size-asian="6pt" style:font-size-complex="6pt"/>
    </style:style>
    <style:style style:name="ch15" style:family="chart" style:data-style-name="N11">
      <style:graphic-properties draw:fill-color="#ccccff"/>
      <style:text-properties fo:font-size="6pt" style:font-size-asian="6pt" style:font-size-complex="6pt"/>
    </style:style>
    <style:style style:name="ch16" style:family="chart" style:data-style-name="N11">
      <style:graphic-properties draw:fill-color="#000080"/>
      <style:text-properties fo:font-size="6pt" style:font-size-asian="6pt" style:font-size-complex="6pt"/>
    </style:style>
    <style:style style:name="ch17" style:family="chart" style:data-style-name="N11">
      <style:graphic-properties draw:fill-color="#ff00ff"/>
      <style:text-properties fo:font-size="6pt" style:font-size-asian="6pt" style:font-size-complex="6pt"/>
    </style:style>
    <style:style style:name="ch18" style:family="chart" style:data-style-name="N11">
      <style:graphic-properties draw:fill-color="#ffff00"/>
      <style:text-properties fo:font-size="6pt" style:font-size-asian="6pt" style:font-size-complex="6pt"/>
    </style:style>
    <style:style style:name="ch19" style:family="chart" style:data-style-name="N11">
      <style:graphic-properties draw:fill-color="#00ffff"/>
      <style:text-properties fo:font-size="6pt" style:font-size-asian="6pt" style:font-size-complex="6pt"/>
    </style:style>
    <style:style style:name="ch20" style:family="chart" style:data-style-name="N11">
      <style:graphic-properties draw:fill-color="#800080"/>
      <style:text-properties fo:font-size="6pt" style:font-size-asian="6pt" style:font-size-complex="6pt"/>
    </style:style>
    <style:style style:name="ch21" style:family="chart" style:data-style-name="N11">
      <style:graphic-properties draw:fill-color="#800000"/>
      <style:text-properties fo:font-size="6pt" style:font-size-asian="6pt" style:font-size-complex="6pt"/>
    </style:style>
    <style:style style:name="ch22" style:family="chart" style:data-style-name="N11">
      <style:graphic-properties draw:fill-color="#008080"/>
      <style:text-properties fo:font-size="6pt" style:font-size-asian="6pt" style:font-size-complex="6pt"/>
    </style:style>
    <style:style style:name="ch23" style:family="chart" style:data-style-name="N11">
      <style:graphic-properties draw:fill-color="#0000ff"/>
      <style:text-properties fo:font-size="6pt" style:font-size-asian="6pt" style:font-size-complex="6pt"/>
    </style:style>
    <style:style style:name="ch24" style:family="chart" style:data-style-name="N11">
      <style:graphic-properties draw:fill-color="#00ccff"/>
      <style:text-properties fo:font-size="6pt" style:font-size-asian="6pt" style:font-size-complex="6pt"/>
    </style:style>
    <style:style style:name="ch25" style:family="chart" style:data-style-name="N11">
      <style:graphic-properties draw:fill-color="#ccffcc"/>
      <style:text-properties fo:font-size="6pt" style:font-size-asian="6pt" style:font-size-complex="6pt"/>
    </style:style>
    <style:style style:name="ch26" style:family="chart" style:data-style-name="N11">
      <style:graphic-properties draw:fill-color="#ffff99"/>
      <style:text-properties fo:font-size="6pt" style:font-size-asian="6pt" style:font-size-complex="6pt"/>
    </style:style>
    <style:style style:name="ch27" style:family="chart" style:data-style-name="N11">
      <style:text-properties fo:font-size="6pt" style:font-size-asian="6pt" style:font-size-complex="6pt"/>
    </style:style>
    <style:style style:name="ch28" style:family="chart" style:data-style-name="N11">
      <style:graphic-properties draw:fill-color="#ff99cc"/>
      <style:text-properties fo:font-size="6pt" style:font-size-asian="6pt" style:font-size-complex="6pt"/>
    </style:style>
    <style:style style:name="ch29" style:family="chart" style:data-style-name="N11">
      <style:graphic-properties draw:fill-color="#cc99ff"/>
      <style:text-properties fo:font-size="6pt" style:font-size-asian="6pt" style:font-size-complex="6pt"/>
    </style:style>
    <style:style style:name="ch30" style:family="chart" style:data-style-name="N11">
      <style:graphic-properties draw:fill-color="#ffcc99"/>
      <style:text-properties fo:font-size="6pt" style:font-size-asian="6pt" style:font-size-complex="6pt"/>
    </style:style>
    <style:style style:name="ch31" style:family="chart" style:data-style-name="N11">
      <style:graphic-properties draw:fill-color="#3366ff"/>
      <style:text-properties fo:font-size="6pt" style:font-size-asian="6pt" style:font-size-complex="6pt"/>
    </style:style>
    <style:style style:name="ch32" style:family="chart" style:data-style-name="N11">
      <style:graphic-properties draw:fill-color="#33cccc"/>
      <style:text-properties fo:font-size="6pt" style:font-size-asian="6pt" style:font-size-complex="6pt"/>
    </style:style>
    <style:style style:name="ch33" style:family="chart" style:data-style-name="N11">
      <style:graphic-properties draw:fill-color="#99cc00"/>
      <style:text-properties fo:font-size="6pt" style:font-size-asian="6pt" style:font-size-complex="6pt"/>
    </style:style>
    <style:style style:name="ch34" style:family="chart" style:data-style-name="N11">
      <style:graphic-properties draw:fill-color="#ffcc00"/>
      <style:text-properties fo:font-size="6pt" style:font-size-asian="6pt" style:font-size-complex="6pt"/>
    </style:style>
    <style:style style:name="ch35" style:family="chart" style:data-style-name="N11">
      <style:graphic-properties draw:fill-color="#ff9900"/>
      <style:text-properties fo:font-size="6pt" style:font-size-asian="6pt" style:font-size-complex="6pt"/>
    </style:style>
    <style:style style:name="ch36" style:family="chart" style:data-style-name="N11">
      <style:graphic-properties draw:fill-color="#ff6600"/>
      <style:text-properties fo:font-size="6pt" style:font-size-asian="6pt" style:font-size-complex="6pt"/>
    </style:style>
    <style:style style:name="ch37" style:family="chart" style:data-style-name="N11">
      <style:graphic-properties draw:fill-color="#666699"/>
      <style:text-properties fo:font-size="6pt" style:font-size-asian="6pt" style:font-size-complex="6pt"/>
    </style:style>
    <style:style style:name="ch38" style:family="chart" style:data-style-name="N11">
      <style:graphic-properties draw:fill-color="#969696"/>
      <style:text-properties fo:font-size="6pt" style:font-size-asian="6pt" style:font-size-complex="6pt"/>
    </style:style>
    <style:style style:name="ch39" style:family="chart" style:data-style-name="N11">
      <style:graphic-properties draw:fill-color="#003366"/>
      <style:text-properties fo:font-size="6pt" style:font-size-asian="6pt" style:font-size-complex="6pt"/>
    </style:style>
    <style:style style:name="ch40" style:family="chart" style:data-style-name="N11">
      <style:graphic-properties draw:fill-color="#339966"/>
      <style:text-properties fo:font-size="6pt" style:font-size-asian="6pt" style:font-size-complex="6pt"/>
    </style:style>
    <style:style style:name="ch41" style:family="chart" style:data-style-name="N11">
      <style:graphic-properties draw:fill-color="#003300"/>
      <style:text-properties fo:font-size="6pt" style:font-size-asian="6pt" style:font-size-complex="6pt"/>
    </style:style>
    <style:style style:name="ch42" style:family="chart" style:data-style-name="N11">
      <style:graphic-properties draw:fill-color="#333300"/>
      <style:text-properties fo:font-size="6pt" style:font-size-asian="6pt" style:font-size-complex="6pt"/>
    </style:style>
    <style:style style:name="ch43" style:family="chart" style:data-style-name="N11">
      <style:graphic-properties draw:fill-color="#993300"/>
      <style:text-properties fo:font-size="6pt" style:font-size-asian="6pt" style:font-size-complex="6pt"/>
    </style:style>
    <style:style style:name="ch44" style:family="chart" style:data-style-name="N11">
      <style:graphic-properties draw:fill-color="#333399"/>
      <style:text-properties fo:font-size="6pt" style:font-size-asian="6pt" style:font-size-complex="6pt"/>
    </style:style>
    <style:style style:name="ch45" style:family="chart" style:data-style-name="N11">
      <style:graphic-properties draw:fill-color="#333333"/>
      <style:text-properties fo:font-size="6pt" style:font-size-asian="6pt" style:font-size-complex="6pt"/>
    </style:style>
    <style:style style:name="ch46" style:family="chart">
      <style:graphic-properties draw:stroke="solid" svg:stroke-width="0.035cm" svg:stroke-color="#808080" draw:fill="solid" draw:fill-color="#c0c0c0"/>
    </style:style>
    <style:style style:name="ch47" style:family="chart">
      <style:graphic-properties draw:stroke="solid" draw:fill-color="#808080"/>
    </style:style>
  </office:automatic-styles>
  <office:body>
    <office:chart>
      <chart:chart svg:width="12.408cm" svg:height="10.646cm" xlink:href=".." xlink:type="simple" chart:class="chart:bar" chart:style-name="ch1">
        <chart:title svg:x="4.614cm" svg:y="0.297cm" chart:style-name="ch2">
          <text:p>Instantaneous Volatility</text:p>
        </chart:title>
        <chart:legend chart:legend-position="bottom" svg:x="1.267cm" svg:y="8.247cm" style:legend-expansion="wide" chart:style-name="ch3"/>
        <chart:plot-area chart:style-name="ch4" table:cell-range-address="Model.C9:Model.AO49 Model.B10:Model.B49" chart:data-source-has-labels="both" svg:x="0.158cm" svg:y="0.987cm" svg:width="11.676cm" svg:height="6.906cm" dr3d:transform="matrix (0.324142321618983 0.226000109472194 -0.918616190720593 0.130596543932569 0.951056788734168 0.280063434449269 0.936950531270634 -0.210748511551583 0.278762922266337 0cm 0cm 0cm)" dr3d:vrp="(12684.722548717 7388.35827488833 17691.2795565958)" dr3d:vpn="(0.416199821709347 0.173649045905254 0.892537795986984)" dr3d:vup="(-0.0733876362771618 0.984807599917971 -0.157379306090273)" dr3d:projection="perspective" dr3d:distance="4.2cm" dr3d:focal-length="8cm" dr3d:shadow-slant="0" dr3d:shade-mode="flat" dr3d:ambient-color="#cccccc" dr3d:lighting-mode="true">
          <chartooo:coordinate-region svg:x="1.636cm" svg:y="0.848cm" svg:width="10.198cm" svg:height="6.667cm"/>
          <dr3d:light dr3d:diffuse-color="#b3b3b3" dr3d:direction="(0 0 1)" dr3d:enabled="false" dr3d:specular="true"/>
          <dr3d:light dr3d:diffuse-color="#666666" dr3d:direction="(0.2 0.4 1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 chartooo:axis-type="text">
            <chart:categories table:cell-range-address="Model.C9:Model.AO9"/>
          </chart:axis>
          <chart:axis chart:dimension="y" chart:name="primary-y" chart:style-name="ch6">
            <chart:grid chart:class="major"/>
          </chart:axis>
          <chart:axis chart:dimension="z" chart:name="primary-z" chart:style-name="ch7"/>
          <chart:series chart:style-name="ch8" chart:values-cell-range-address="Model.C10:Model.AO10" chart:label-cell-address="Model.B10:Model.B10" chart:class="chart:bar">
            <chart:data-point chart:repeated="39"/>
          </chart:series>
          <chart:series chart:style-name="ch9" chart:values-cell-range-address="Model.C11:Model.AO11" chart:label-cell-address="Model.B11:Model.B11" chart:class="chart:bar">
            <chart:data-point chart:repeated="39"/>
          </chart:series>
          <chart:series chart:style-name="ch10" chart:values-cell-range-address="Model.C12:Model.AO12" chart:label-cell-address="Model.B12:Model.B12" chart:class="chart:bar">
            <chart:data-point chart:repeated="39"/>
          </chart:series>
          <chart:series chart:style-name="ch11" chart:values-cell-range-address="Model.C13:Model.AO13" chart:label-cell-address="Model.B13:Model.B13" chart:class="chart:bar">
            <chart:data-point chart:repeated="39"/>
          </chart:series>
          <chart:series chart:style-name="ch12" chart:values-cell-range-address="Model.C14:Model.AO14" chart:label-cell-address="Model.B14:Model.B14" chart:class="chart:bar">
            <chart:data-point chart:repeated="39"/>
          </chart:series>
          <chart:series chart:style-name="ch13" chart:values-cell-range-address="Model.C15:Model.AO15" chart:label-cell-address="Model.B15:Model.B15" chart:class="chart:bar">
            <chart:data-point chart:repeated="39"/>
          </chart:series>
          <chart:series chart:style-name="ch14" chart:values-cell-range-address="Model.C16:Model.AO16" chart:label-cell-address="Model.B16:Model.B16" chart:class="chart:bar">
            <chart:data-point chart:repeated="39"/>
          </chart:series>
          <chart:series chart:style-name="ch15" chart:values-cell-range-address="Model.C17:Model.AO17" chart:label-cell-address="Model.B17:Model.B17" chart:class="chart:bar">
            <chart:data-point chart:repeated="39"/>
          </chart:series>
          <chart:series chart:style-name="ch16" chart:values-cell-range-address="Model.C18:Model.AO18" chart:label-cell-address="Model.B18:Model.B18" chart:class="chart:bar">
            <chart:data-point chart:repeated="39"/>
          </chart:series>
          <chart:series chart:style-name="ch17" chart:values-cell-range-address="Model.C19:Model.AO19" chart:label-cell-address="Model.B19:Model.B19" chart:class="chart:bar">
            <chart:data-point chart:repeated="39"/>
          </chart:series>
          <chart:series chart:style-name="ch18" chart:values-cell-range-address="Model.C20:Model.AO20" chart:label-cell-address="Model.B20:Model.B20" chart:class="chart:bar">
            <chart:data-point chart:repeated="39"/>
          </chart:series>
          <chart:series chart:style-name="ch19" chart:values-cell-range-address="Model.C21:Model.AO21" chart:label-cell-address="Model.B21:Model.B21" chart:class="chart:bar">
            <chart:data-point chart:repeated="39"/>
          </chart:series>
          <chart:series chart:style-name="ch20" chart:values-cell-range-address="Model.C22:Model.AO22" chart:label-cell-address="Model.B22:Model.B22" chart:class="chart:bar">
            <chart:data-point chart:repeated="39"/>
          </chart:series>
          <chart:series chart:style-name="ch21" chart:values-cell-range-address="Model.C23:Model.AO23" chart:label-cell-address="Model.B23:Model.B23" chart:class="chart:bar">
            <chart:data-point chart:repeated="39"/>
          </chart:series>
          <chart:series chart:style-name="ch22" chart:values-cell-range-address="Model.C24:Model.AO24" chart:label-cell-address="Model.B24:Model.B24" chart:class="chart:bar">
            <chart:data-point chart:repeated="39"/>
          </chart:series>
          <chart:series chart:style-name="ch23" chart:values-cell-range-address="Model.C25:Model.AO25" chart:label-cell-address="Model.B25:Model.B25" chart:class="chart:bar">
            <chart:data-point chart:repeated="39"/>
          </chart:series>
          <chart:series chart:style-name="ch24" chart:values-cell-range-address="Model.C26:Model.AO26" chart:label-cell-address="Model.B26:Model.B26" chart:class="chart:bar">
            <chart:data-point chart:repeated="39"/>
          </chart:series>
          <chart:series chart:style-name="ch11" chart:values-cell-range-address="Model.C27:Model.AO27" chart:label-cell-address="Model.B27:Model.B27" chart:class="chart:bar">
            <chart:data-point chart:repeated="39"/>
          </chart:series>
          <chart:series chart:style-name="ch25" chart:values-cell-range-address="Model.C28:Model.AO28" chart:label-cell-address="Model.B28:Model.B28" chart:class="chart:bar">
            <chart:data-point chart:repeated="39"/>
          </chart:series>
          <chart:series chart:style-name="ch26" chart:values-cell-range-address="Model.C29:Model.AO29" chart:label-cell-address="Model.B29:Model.B29" chart:class="chart:bar">
            <chart:data-point chart:repeated="39"/>
          </chart:series>
          <chart:series chart:style-name="ch27" chart:values-cell-range-address="Model.C30:Model.AO30" chart:label-cell-address="Model.B30:Model.B30" chart:class="chart:bar">
            <chart:data-point chart:repeated="39"/>
          </chart:series>
          <chart:series chart:style-name="ch28" chart:values-cell-range-address="Model.C31:Model.AO31" chart:label-cell-address="Model.B31:Model.B31" chart:class="chart:bar">
            <chart:data-point chart:repeated="39"/>
          </chart:series>
          <chart:series chart:style-name="ch29" chart:values-cell-range-address="Model.C32:Model.AO32" chart:label-cell-address="Model.B32:Model.B32" chart:class="chart:bar">
            <chart:data-point chart:repeated="39"/>
          </chart:series>
          <chart:series chart:style-name="ch30" chart:values-cell-range-address="Model.C33:Model.AO33" chart:label-cell-address="Model.B33:Model.B33" chart:class="chart:bar">
            <chart:data-point chart:repeated="39"/>
          </chart:series>
          <chart:series chart:style-name="ch31" chart:values-cell-range-address="Model.C34:Model.AO34" chart:label-cell-address="Model.B34:Model.B34" chart:class="chart:bar">
            <chart:data-point chart:repeated="39"/>
          </chart:series>
          <chart:series chart:style-name="ch32" chart:values-cell-range-address="Model.C35:Model.AO35" chart:label-cell-address="Model.B35:Model.B35" chart:class="chart:bar">
            <chart:data-point chart:repeated="39"/>
          </chart:series>
          <chart:series chart:style-name="ch33" chart:values-cell-range-address="Model.C36:Model.AO36" chart:label-cell-address="Model.B36:Model.B36" chart:class="chart:bar">
            <chart:data-point chart:repeated="39"/>
          </chart:series>
          <chart:series chart:style-name="ch34" chart:values-cell-range-address="Model.C37:Model.AO37" chart:label-cell-address="Model.B37:Model.B37" chart:class="chart:bar">
            <chart:data-point chart:repeated="39"/>
          </chart:series>
          <chart:series chart:style-name="ch35" chart:values-cell-range-address="Model.C38:Model.AO38" chart:label-cell-address="Model.B38:Model.B38" chart:class="chart:bar">
            <chart:data-point chart:repeated="39"/>
          </chart:series>
          <chart:series chart:style-name="ch36" chart:values-cell-range-address="Model.C39:Model.AO39" chart:label-cell-address="Model.B39:Model.B39" chart:class="chart:bar">
            <chart:data-point chart:repeated="39"/>
          </chart:series>
          <chart:series chart:style-name="ch37" chart:values-cell-range-address="Model.C40:Model.AO40" chart:label-cell-address="Model.B40:Model.B40" chart:class="chart:bar">
            <chart:data-point chart:repeated="39"/>
          </chart:series>
          <chart:series chart:style-name="ch38" chart:values-cell-range-address="Model.C41:Model.AO41" chart:label-cell-address="Model.B41:Model.B41" chart:class="chart:bar">
            <chart:data-point chart:repeated="39"/>
          </chart:series>
          <chart:series chart:style-name="ch39" chart:values-cell-range-address="Model.C42:Model.AO42" chart:label-cell-address="Model.B42:Model.B42" chart:class="chart:bar">
            <chart:data-point chart:repeated="39"/>
          </chart:series>
          <chart:series chart:style-name="ch40" chart:values-cell-range-address="Model.C43:Model.AO43" chart:label-cell-address="Model.B43:Model.B43" chart:class="chart:bar">
            <chart:data-point chart:repeated="39"/>
          </chart:series>
          <chart:series chart:style-name="ch41" chart:values-cell-range-address="Model.C44:Model.AO44" chart:label-cell-address="Model.B44:Model.B44" chart:class="chart:bar">
            <chart:data-point chart:repeated="39"/>
          </chart:series>
          <chart:series chart:style-name="ch42" chart:values-cell-range-address="Model.C45:Model.AO45" chart:label-cell-address="Model.B45:Model.B45" chart:class="chart:bar">
            <chart:data-point chart:repeated="39"/>
          </chart:series>
          <chart:series chart:style-name="ch43" chart:values-cell-range-address="Model.C46:Model.AO46" chart:label-cell-address="Model.B46:Model.B46" chart:class="chart:bar">
            <chart:data-point chart:repeated="39"/>
          </chart:series>
          <chart:series chart:style-name="ch9" chart:values-cell-range-address="Model.C47:Model.AO47" chart:label-cell-address="Model.B47:Model.B47" chart:class="chart:bar">
            <chart:data-point chart:repeated="39"/>
          </chart:series>
          <chart:series chart:style-name="ch44" chart:values-cell-range-address="Model.C48:Model.AO48" chart:label-cell-address="Model.B48:Model.B48" chart:class="chart:bar">
            <chart:data-point chart:repeated="39"/>
          </chart:series>
          <chart:series chart:style-name="ch45" chart:values-cell-range-address="Model.C49:Model.AO49" chart:label-cell-address="Model.B49:Model.B49" chart:class="chart:bar">
            <chart:data-point chart:repeated="39"/>
          </chart:series>
          <chart:wall chart:style-name="ch46"/>
          <chart:floor chart:style-name="ch4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9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Model.C9:Model.AO9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26">
                <text:p>30</text:p>
              </table:table-cell>
              <table:table-cell office:value-type="float" office:value="27">
                <text:p>30</text:p>
              </table:table-cell>
              <table:table-cell office:value-type="float" office:value="28">
                <text:p>30</text:p>
              </table:table-cell>
              <table:table-cell office:value-type="float" office:value="29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0</text:p>
              </table:table-cell>
              <table:table-cell office:value-type="float" office:value="32">
                <text:p>30</text:p>
              </table:table-cell>
              <table:table-cell office:value-type="float" office:value="33">
                <text:p>30</text:p>
              </table:table-cell>
              <table:table-cell office:value-type="float" office:value="34">
                <text:p>30</text:p>
              </table:table-cell>
              <table:table-cell office:value-type="float" office:value="35">
                <text:p>40</text:p>
              </table:table-cell>
              <table:table-cell office:value-type="float" office:value="36">
                <text:p>40</text:p>
              </table:table-cell>
              <table:table-cell office:value-type="float" office:value="37">
                <text:p>40</text:p>
              </table:table-cell>
              <table:table-cell office:value-type="float" office:value="38">
                <text:p>4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Model.B10:Model.B10</svg:desc>
                </draw:g>
              </table:table-cell>
              <table:table-cell office:value-type="float" office:value="0">
                <text:p>0</text:p>
                <draw:g>
                  <svg:desc>Model.C10:Model.AO1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</text:p>
                <draw:g>
                  <svg:desc>Model.B11:Model.B11</svg:desc>
                </draw:g>
              </table:table-cell>
              <table:table-cell office:value-type="float" office:value="1.66163527522882">
                <text:p>1.66163527522882</text:p>
                <draw:g>
                  <svg:desc>Model.C11:Model.AO1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  <draw:g>
                  <svg:desc>Model.B12:Model.B12</svg:desc>
                </draw:g>
              </table:table-cell>
              <table:table-cell office:value-type="float" office:value="1.11078096475428">
                <text:p>1.11078096475428</text:p>
                <draw:g>
                  <svg:desc>Model.C12:Model.AO12</svg:desc>
                </draw:g>
              </table:table-cell>
              <table:table-cell office:value-type="float" office:value="1.66163527522882">
                <text:p>1.66163527522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  <draw:g>
                  <svg:desc>Model.B13:Model.B13</svg:desc>
                </draw:g>
              </table:table-cell>
              <table:table-cell office:value-type="float" office:value="0.75440948120174">
                <text:p>0.75440948120174</text:p>
                <draw:g>
                  <svg:desc>Model.C13:Model.AO13</svg:desc>
                </draw:g>
              </table:table-cell>
              <table:table-cell office:value-type="float" office:value="1.11078096475428">
                <text:p>1.11078096475428</text:p>
              </table:table-cell>
              <table:table-cell office:value-type="float" office:value="1.66163527522882">
                <text:p>1.66163527522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  <draw:g>
                  <svg:desc>Model.B14:Model.B14</svg:desc>
                </draw:g>
              </table:table-cell>
              <table:table-cell office:value-type="float" office:value="0.527008544015658">
                <text:p>0.527008544015658</text:p>
                <draw:g>
                  <svg:desc>Model.C14:Model.AO14</svg:desc>
                </draw:g>
              </table:table-cell>
              <table:table-cell office:value-type="float" office:value="0.75440948120174">
                <text:p>0.75440948120174</text:p>
              </table:table-cell>
              <table:table-cell office:value-type="float" office:value="1.11078096475428">
                <text:p>1.11078096475428</text:p>
              </table:table-cell>
              <table:table-cell office:value-type="float" office:value="1.66163527522882">
                <text:p>1.66163527522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  <draw:g>
                  <svg:desc>Model.B15:Model.B15</svg:desc>
                </draw:g>
              </table:table-cell>
              <table:table-cell office:value-type="float" office:value="0.38444700225059">
                <text:p>0.38444700225059</text:p>
                <draw:g>
                  <svg:desc>Model.C15:Model.AO15</svg:desc>
                </draw:g>
              </table:table-cell>
              <table:table-cell office:value-type="float" office:value="0.527008544015658">
                <text:p>0.527008544015658</text:p>
              </table:table-cell>
              <table:table-cell office:value-type="float" office:value="0.75440948120174">
                <text:p>0.75440948120174</text:p>
              </table:table-cell>
              <table:table-cell office:value-type="float" office:value="1.11078096475428">
                <text:p>1.11078096475428</text:p>
              </table:table-cell>
              <table:table-cell office:value-type="float" office:value="1.66163527522882">
                <text:p>1.66163527522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  <draw:g>
                  <svg:desc>Model.B16:Model.B16</svg:desc>
                </draw:g>
              </table:table-cell>
              <table:table-cell office:value-type="float" office:value="0.297153660015202">
                <text:p>0.297153660015202</text:p>
                <draw:g>
                  <svg:desc>Model.C16:Model.AO16</svg:desc>
                </draw:g>
              </table:table-cell>
              <table:table-cell office:value-type="float" office:value="0.38444700225059">
                <text:p>0.38444700225059</text:p>
              </table:table-cell>
              <table:table-cell office:value-type="float" office:value="0.527008544015658">
                <text:p>0.527008544015658</text:p>
              </table:table-cell>
              <table:table-cell office:value-type="float" office:value="0.75440948120174">
                <text:p>0.75440948120174</text:p>
              </table:table-cell>
              <table:table-cell office:value-type="float" office:value="1.11078096475428">
                <text:p>1.11078096475428</text:p>
              </table:table-cell>
              <table:table-cell office:value-type="float" office:value="1.66163527522882">
                <text:p>1.66163527522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  <draw:g>
                  <svg:desc>Model.B17:Model.B17</svg:desc>
                </draw:g>
              </table:table-cell>
              <table:table-cell office:value-type="float" office:value="0.245435235233568">
                <text:p>0.245435235233568</text:p>
                <draw:g>
                  <svg:desc>Model.C17:Model.AO17</svg:desc>
                </draw:g>
              </table:table-cell>
              <table:table-cell office:value-type="float" office:value="0.297153660015202">
                <text:p>0.297153660015202</text:p>
              </table:table-cell>
              <table:table-cell office:value-type="float" office:value="0.38444700225059">
                <text:p>0.38444700225059</text:p>
              </table:table-cell>
              <table:table-cell office:value-type="float" office:value="0.527008544015658">
                <text:p>0.527008544015658</text:p>
              </table:table-cell>
              <table:table-cell office:value-type="float" office:value="0.75440948120174">
                <text:p>0.75440948120174</text:p>
              </table:table-cell>
              <table:table-cell office:value-type="float" office:value="1.11078096475428">
                <text:p>1.11078096475428</text:p>
              </table:table-cell>
              <table:table-cell office:value-type="float" office:value="1.66163527522882">
                <text:p>1.66163527522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  <draw:g>
                  <svg:desc>Model.B18:Model.B18</svg:desc>
                </draw:g>
              </table:table-cell>
              <table:table-cell office:value-type="float" office:value="0.216271544070674">
                <text:p>0.216271544070674</text:p>
                <draw:g>
                  <svg:desc>Model.C18:Model.AO18</svg:desc>
                </draw:g>
              </table:table-cell>
              <table:table-cell office:value-type="float" office:value="0.245435235233568">
                <text:p>0.245435235233568</text:p>
              </table:table-cell>
              <table:table-cell office:value-type="float" office:value="0.297153660015202">
                <text:p>0.297153660015202</text:p>
              </table:table-cell>
              <table:table-cell office:value-type="float" office:value="0.38444700225059">
                <text:p>0.38444700225059</text:p>
              </table:table-cell>
              <table:table-cell office:value-type="float" office:value="0.527008544015658">
                <text:p>0.527008544015658</text:p>
              </table:table-cell>
              <table:table-cell office:value-type="float" office:value="0.75440948120174">
                <text:p>0.75440948120174</text:p>
              </table:table-cell>
              <table:table-cell office:value-type="float" office:value="1.11078096475428">
                <text:p>1.11078096475428</text:p>
              </table:table-cell>
              <table:table-cell office:value-type="float" office:value="1.66163527522882">
                <text:p>1.66163527522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  <draw:g>
                  <svg:desc>Model.B19:Model.B19</svg:desc>
                </draw:g>
              </table:table-cell>
              <table:table-cell office:value-type="float" office:value="0.20112862486743">
                <text:p>0.20112862486743</text:p>
                <draw:g>
                  <svg:desc>Model.C19:Model.AO19</svg:desc>
                </draw:g>
              </table:table-cell>
              <table:table-cell office:value-type="float" office:value="0.216271544070674">
                <text:p>0.216271544070674</text:p>
              </table:table-cell>
              <table:table-cell office:value-type="float" office:value="0.245435235233568">
                <text:p>0.245435235233568</text:p>
              </table:table-cell>
              <table:table-cell office:value-type="float" office:value="0.297153660015202">
                <text:p>0.297153660015202</text:p>
              </table:table-cell>
              <table:table-cell office:value-type="float" office:value="0.38444700225059">
                <text:p>0.38444700225059</text:p>
              </table:table-cell>
              <table:table-cell office:value-type="float" office:value="0.527008544015658">
                <text:p>0.527008544015658</text:p>
              </table:table-cell>
              <table:table-cell office:value-type="float" office:value="0.75440948120174">
                <text:p>0.75440948120174</text:p>
              </table:table-cell>
              <table:table-cell office:value-type="float" office:value="1.11078096475428">
                <text:p>1.11078096475428</text:p>
              </table:table-cell>
              <table:table-cell office:value-type="float" office:value="1.66163527522882">
                <text:p>1.66163527522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  <draw:g>
                  <svg:desc>Model.B20:Model.B20</svg:desc>
                </draw:g>
              </table:table-cell>
              <table:table-cell office:value-type="float" office:value="0.19447165596769">
                <text:p>0.19447165596769</text:p>
                <draw:g>
                  <svg:desc>Model.C20:Model.AO20</svg:desc>
                </draw:g>
              </table:table-cell>
              <table:table-cell office:value-type="float" office:value="0.20112862486743">
                <text:p>0.20112862486743</text:p>
              </table:table-cell>
              <table:table-cell office:value-type="float" office:value="0.216271544070674">
                <text:p>0.216271544070674</text:p>
              </table:table-cell>
              <table:table-cell office:value-type="float" office:value="0.245435235233568">
                <text:p>0.245435235233568</text:p>
              </table:table-cell>
              <table:table-cell office:value-type="float" office:value="0.297153660015202">
                <text:p>0.297153660015202</text:p>
              </table:table-cell>
              <table:table-cell office:value-type="float" office:value="0.38444700225059">
                <text:p>0.38444700225059</text:p>
              </table:table-cell>
              <table:table-cell office:value-type="float" office:value="0.527008544015658">
                <text:p>0.527008544015658</text:p>
              </table:table-cell>
              <table:table-cell office:value-type="float" office:value="0.75440948120174">
                <text:p>0.75440948120174</text:p>
              </table:table-cell>
              <table:table-cell office:value-type="float" office:value="1.11078096475428">
                <text:p>1.11078096475428</text:p>
              </table:table-cell>
              <table:table-cell office:value-type="float" office:value="1.66163527522882">
                <text:p>1.66163527522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  <draw:g>
                  <svg:desc>Model.B21:Model.B21</svg:desc>
                </draw:g>
              </table:table-cell>
              <table:table-cell office:value-type="float" office:value="0.192757699390738">
                <text:p>0.192757699390738</text:p>
                <draw:g>
                  <svg:desc>Model.C21:Model.AO21</svg:desc>
                </draw:g>
              </table:table-cell>
              <table:table-cell office:value-type="float" office:value="0.19447165596769">
                <text:p>0.19447165596769</text:p>
              </table:table-cell>
              <table:table-cell office:value-type="float" office:value="0.20112862486743">
                <text:p>0.20112862486743</text:p>
              </table:table-cell>
              <table:table-cell office:value-type="float" office:value="0.216271544070674">
                <text:p>0.216271544070674</text:p>
              </table:table-cell>
              <table:table-cell office:value-type="float" office:value="0.245435235233568">
                <text:p>0.245435235233568</text:p>
              </table:table-cell>
              <table:table-cell office:value-type="float" office:value="0.297153660015202">
                <text:p>0.297153660015202</text:p>
              </table:table-cell>
              <table:table-cell office:value-type="float" office:value="0.38444700225059">
                <text:p>0.38444700225059</text:p>
              </table:table-cell>
              <table:table-cell office:value-type="float" office:value="0.527008544015658">
                <text:p>0.527008544015658</text:p>
              </table:table-cell>
              <table:table-cell office:value-type="float" office:value="0.75440948120174">
                <text:p>0.75440948120174</text:p>
              </table:table-cell>
              <table:table-cell office:value-type="float" office:value="1.11078096475428">
                <text:p>1.11078096475428</text:p>
              </table:table-cell>
              <table:table-cell office:value-type="float" office:value="1.66163527522882">
                <text:p>1.66163527522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  <draw:g>
                  <svg:desc>Model.B22:Model.B22</svg:desc>
                </draw:g>
              </table:table-cell>
              <table:table-cell office:value-type="float" office:value="0.193756492060122">
                <text:p>0.193756492060122</text:p>
                <draw:g>
                  <svg:desc>Model.C22:Model.AO22</svg:desc>
                </draw:g>
              </table:table-cell>
              <table:table-cell office:value-type="float" office:value="0.192757699390738">
                <text:p>0.192757699390738</text:p>
              </table:table-cell>
              <table:table-cell office:value-type="float" office:value="0.19447165596769">
                <text:p>0.19447165596769</text:p>
              </table:table-cell>
              <table:table-cell office:value-type="float" office:value="0.20112862486743">
                <text:p>0.20112862486743</text:p>
              </table:table-cell>
              <table:table-cell office:value-type="float" office:value="0.216271544070674">
                <text:p>0.216271544070674</text:p>
              </table:table-cell>
              <table:table-cell office:value-type="float" office:value="0.245435235233568">
                <text:p>0.245435235233568</text:p>
              </table:table-cell>
              <table:table-cell office:value-type="float" office:value="0.297153660015202">
                <text:p>0.297153660015202</text:p>
              </table:table-cell>
              <table:table-cell office:value-type="float" office:value="0.38444700225059">
                <text:p>0.38444700225059</text:p>
              </table:table-cell>
              <table:table-cell office:value-type="float" office:value="0.527008544015658">
                <text:p>0.527008544015658</text:p>
              </table:table-cell>
              <table:table-cell office:value-type="float" office:value="0.75440948120174">
                <text:p>0.75440948120174</text:p>
              </table:table-cell>
              <table:table-cell office:value-type="float" office:value="1.11078096475428">
                <text:p>1.11078096475428</text:p>
              </table:table-cell>
              <table:table-cell office:value-type="float" office:value="1.66163527522882">
                <text:p>1.66163527522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  <draw:g>
                  <svg:desc>Model.B23:Model.B23</svg:desc>
                </draw:g>
              </table:table-cell>
              <table:table-cell office:value-type="float" office:value="0.196094790767083">
                <text:p>0.196094790767083</text:p>
                <draw:g>
                  <svg:desc>Model.C23:Model.AO23</svg:desc>
                </draw:g>
              </table:table-cell>
              <table:table-cell office:value-type="float" office:value="0.193756492060122">
                <text:p>0.193756492060122</text:p>
              </table:table-cell>
              <table:table-cell office:value-type="float" office:value="0.192757699390738">
                <text:p>0.192757699390738</text:p>
              </table:table-cell>
              <table:table-cell office:value-type="float" office:value="0.19447165596769">
                <text:p>0.19447165596769</text:p>
              </table:table-cell>
              <table:table-cell office:value-type="float" office:value="0.20112862486743">
                <text:p>0.20112862486743</text:p>
              </table:table-cell>
              <table:table-cell office:value-type="float" office:value="0.216271544070674">
                <text:p>0.216271544070674</text:p>
              </table:table-cell>
              <table:table-cell office:value-type="float" office:value="0.245435235233568">
                <text:p>0.245435235233568</text:p>
              </table:table-cell>
              <table:table-cell office:value-type="float" office:value="0.297153660015202">
                <text:p>0.297153660015202</text:p>
              </table:table-cell>
              <table:table-cell office:value-type="float" office:value="0.38444700225059">
                <text:p>0.38444700225059</text:p>
              </table:table-cell>
              <table:table-cell office:value-type="float" office:value="0.527008544015658">
                <text:p>0.527008544015658</text:p>
              </table:table-cell>
              <table:table-cell office:value-type="float" office:value="0.75440948120174">
                <text:p>0.75440948120174</text:p>
              </table:table-cell>
              <table:table-cell office:value-type="float" office:value="1.11078096475428">
                <text:p>1.11078096475428</text:p>
              </table:table-cell>
              <table:table-cell office:value-type="float" office:value="1.66163527522882">
                <text:p>1.66163527522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  <draw:g>
                  <svg:desc>Model.B24:Model.B24</svg:desc>
                </draw:g>
              </table:table-cell>
              <table:table-cell office:value-type="float" office:value="0.198952507314428">
                <text:p>0.198952507314428</text:p>
                <draw:g>
                  <svg:desc>Model.C24:Model.AO24</svg:desc>
                </draw:g>
              </table:table-cell>
              <table:table-cell office:value-type="float" office:value="0.196094790767083">
                <text:p>0.196094790767083</text:p>
              </table:table-cell>
              <table:table-cell office:value-type="float" office:value="0.193756492060122">
                <text:p>0.193756492060122</text:p>
              </table:table-cell>
              <table:table-cell office:value-type="float" office:value="0.192757699390738">
                <text:p>0.192757699390738</text:p>
              </table:table-cell>
              <table:table-cell office:value-type="float" office:value="0.19447165596769">
                <text:p>0.19447165596769</text:p>
              </table:table-cell>
              <table:table-cell office:value-type="float" office:value="0.20112862486743">
                <text:p>0.20112862486743</text:p>
              </table:table-cell>
              <table:table-cell office:value-type="float" office:value="0.216271544070674">
                <text:p>0.216271544070674</text:p>
              </table:table-cell>
              <table:table-cell office:value-type="float" office:value="0.245435235233568">
                <text:p>0.245435235233568</text:p>
              </table:table-cell>
              <table:table-cell office:value-type="float" office:value="0.297153660015202">
                <text:p>0.297153660015202</text:p>
              </table:table-cell>
              <table:table-cell office:value-type="float" office:value="0.38444700225059">
                <text:p>0.38444700225059</text:p>
              </table:table-cell>
              <table:table-cell office:value-type="float" office:value="0.527008544015658">
                <text:p>0.527008544015658</text:p>
              </table:table-cell>
              <table:table-cell office:value-type="float" office:value="0.75440948120174">
                <text:p>0.75440948120174</text:p>
              </table:table-cell>
              <table:table-cell office:value-type="float" office:value="1.11078096475428">
                <text:p>1.11078096475428</text:p>
              </table:table-cell>
              <table:table-cell office:value-type="float" office:value="1.66163527522882">
                <text:p>1.66163527522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  <draw:g>
                  <svg:desc>Model.B25:Model.B25</svg:desc>
                </draw:g>
              </table:table-cell>
              <table:table-cell office:value-type="float" office:value="0.201861482513276">
                <text:p>0.201861482513276</text:p>
                <draw:g>
                  <svg:desc>Model.C25:Model.AO25</svg:desc>
                </draw:g>
              </table:table-cell>
              <table:table-cell office:value-type="float" office:value="0.198952507314428">
                <text:p>0.198952507314428</text:p>
              </table:table-cell>
              <table:table-cell office:value-type="float" office:value="0.196094790767083">
                <text:p>0.196094790767083</text:p>
              </table:table-cell>
              <table:table-cell office:value-type="float" office:value="0.193756492060122">
                <text:p>0.193756492060122</text:p>
              </table:table-cell>
              <table:table-cell office:value-type="float" office:value="0.192757699390738">
                <text:p>0.192757699390738</text:p>
              </table:table-cell>
              <table:table-cell office:value-type="float" office:value="0.19447165596769">
                <text:p>0.19447165596769</text:p>
              </table:table-cell>
              <table:table-cell office:value-type="float" office:value="0.20112862486743">
                <text:p>0.20112862486743</text:p>
              </table:table-cell>
              <table:table-cell office:value-type="float" office:value="0.216271544070674">
                <text:p>0.216271544070674</text:p>
              </table:table-cell>
              <table:table-cell office:value-type="float" office:value="0.245435235233568">
                <text:p>0.245435235233568</text:p>
              </table:table-cell>
              <table:table-cell office:value-type="float" office:value="0.297153660015202">
                <text:p>0.297153660015202</text:p>
              </table:table-cell>
              <table:table-cell office:value-type="float" office:value="0.38444700225059">
                <text:p>0.38444700225059</text:p>
              </table:table-cell>
              <table:table-cell office:value-type="float" office:value="0.527008544015658">
                <text:p>0.527008544015658</text:p>
              </table:table-cell>
              <table:table-cell office:value-type="float" office:value="0.75440948120174">
                <text:p>0.75440948120174</text:p>
              </table:table-cell>
              <table:table-cell office:value-type="float" office:value="1.11078096475428">
                <text:p>1.11078096475428</text:p>
              </table:table-cell>
              <table:table-cell office:value-type="float" office:value="1.66163527522882">
                <text:p>1.66163527522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  <draw:g>
                  <svg:desc>Model.B26:Model.B26</svg:desc>
                </draw:g>
              </table:table-cell>
              <table:table-cell office:value-type="float" office:value="0.204573336807278">
                <text:p>0.204573336807278</text:p>
                <draw:g>
                  <svg:desc>Model.C26:Model.AO26</svg:desc>
                </draw:g>
              </table:table-cell>
              <table:table-cell office:value-type="float" office:value="0.201861482513276">
                <text:p>0.201861482513276</text:p>
              </table:table-cell>
              <table:table-cell office:value-type="float" office:value="0.198952507314428">
                <text:p>0.198952507314428</text:p>
              </table:table-cell>
              <table:table-cell office:value-type="float" office:value="0.196094790767083">
                <text:p>0.196094790767083</text:p>
              </table:table-cell>
              <table:table-cell office:value-type="float" office:value="0.193756492060122">
                <text:p>0.193756492060122</text:p>
              </table:table-cell>
              <table:table-cell office:value-type="float" office:value="0.192757699390738">
                <text:p>0.192757699390738</text:p>
              </table:table-cell>
              <table:table-cell office:value-type="float" office:value="0.19447165596769">
                <text:p>0.19447165596769</text:p>
              </table:table-cell>
              <table:table-cell office:value-type="float" office:value="0.20112862486743">
                <text:p>0.20112862486743</text:p>
              </table:table-cell>
              <table:table-cell office:value-type="float" office:value="0.216271544070674">
                <text:p>0.216271544070674</text:p>
              </table:table-cell>
              <table:table-cell office:value-type="float" office:value="0.245435235233568">
                <text:p>0.245435235233568</text:p>
              </table:table-cell>
              <table:table-cell office:value-type="float" office:value="0.297153660015202">
                <text:p>0.297153660015202</text:p>
              </table:table-cell>
              <table:table-cell office:value-type="float" office:value="0.38444700225059">
                <text:p>0.38444700225059</text:p>
              </table:table-cell>
              <table:table-cell office:value-type="float" office:value="0.527008544015658">
                <text:p>0.527008544015658</text:p>
              </table:table-cell>
              <table:table-cell office:value-type="float" office:value="0.75440948120174">
                <text:p>0.75440948120174</text:p>
              </table:table-cell>
              <table:table-cell office:value-type="float" office:value="1.11078096475428">
                <text:p>1.11078096475428</text:p>
              </table:table-cell>
              <table:table-cell office:value-type="float" office:value="1.66163527522882">
                <text:p>1.66163527522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  <draw:g>
                  <svg:desc>Model.B27:Model.B27</svg:desc>
                </draw:g>
              </table:table-cell>
              <table:table-cell office:value-type="float" office:value="0.206973557711724">
                <text:p>0.206973557711724</text:p>
                <draw:g>
                  <svg:desc>Model.C27:Model.AO27</svg:desc>
                </draw:g>
              </table:table-cell>
              <table:table-cell office:value-type="float" office:value="0.204573336807278">
                <text:p>0.204573336807278</text:p>
              </table:table-cell>
              <table:table-cell office:value-type="float" office:value="0.201861482513276">
                <text:p>0.201861482513276</text:p>
              </table:table-cell>
              <table:table-cell office:value-type="float" office:value="0.198952507314428">
                <text:p>0.198952507314428</text:p>
              </table:table-cell>
              <table:table-cell office:value-type="float" office:value="0.196094790767083">
                <text:p>0.196094790767083</text:p>
              </table:table-cell>
              <table:table-cell office:value-type="float" office:value="0.193756492060122">
                <text:p>0.193756492060122</text:p>
              </table:table-cell>
              <table:table-cell office:value-type="float" office:value="0.192757699390738">
                <text:p>0.192757699390738</text:p>
              </table:table-cell>
              <table:table-cell office:value-type="float" office:value="0.19447165596769">
                <text:p>0.19447165596769</text:p>
              </table:table-cell>
              <table:table-cell office:value-type="float" office:value="0.20112862486743">
                <text:p>0.20112862486743</text:p>
              </table:table-cell>
              <table:table-cell office:value-type="float" office:value="0.216271544070674">
                <text:p>0.216271544070674</text:p>
              </table:table-cell>
              <table:table-cell office:value-type="float" office:value="0.245435235233568">
                <text:p>0.245435235233568</text:p>
              </table:table-cell>
              <table:table-cell office:value-type="float" office:value="0.297153660015202">
                <text:p>0.297153660015202</text:p>
              </table:table-cell>
              <table:table-cell office:value-type="float" office:value="0.38444700225059">
                <text:p>0.38444700225059</text:p>
              </table:table-cell>
              <table:table-cell office:value-type="float" office:value="0.527008544015658">
                <text:p>0.527008544015658</text:p>
              </table:table-cell>
              <table:table-cell office:value-type="float" office:value="0.75440948120174">
                <text:p>0.75440948120174</text:p>
              </table:table-cell>
              <table:table-cell office:value-type="float" office:value="1.11078096475428">
                <text:p>1.11078096475428</text:p>
              </table:table-cell>
              <table:table-cell office:value-type="float" office:value="1.66163527522882">
                <text:p>1.66163527522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  <draw:g>
                  <svg:desc>Model.B28:Model.B28</svg:desc>
                </draw:g>
              </table:table-cell>
              <table:table-cell office:value-type="float" office:value="0.209026340448667">
                <text:p>0.209026340448667</text:p>
                <draw:g>
                  <svg:desc>Model.C28:Model.AO28</svg:desc>
                </draw:g>
              </table:table-cell>
              <table:table-cell office:value-type="float" office:value="0.206973557711724">
                <text:p>0.206973557711724</text:p>
              </table:table-cell>
              <table:table-cell office:value-type="float" office:value="0.204573336807278">
                <text:p>0.204573336807278</text:p>
              </table:table-cell>
              <table:table-cell office:value-type="float" office:value="0.201861482513276">
                <text:p>0.201861482513276</text:p>
              </table:table-cell>
              <table:table-cell office:value-type="float" office:value="0.198952507314428">
                <text:p>0.198952507314428</text:p>
              </table:table-cell>
              <table:table-cell office:value-type="float" office:value="0.196094790767083">
                <text:p>0.196094790767083</text:p>
              </table:table-cell>
              <table:table-cell office:value-type="float" office:value="0.193756492060122">
                <text:p>0.193756492060122</text:p>
              </table:table-cell>
              <table:table-cell office:value-type="float" office:value="0.192757699390738">
                <text:p>0.192757699390738</text:p>
              </table:table-cell>
              <table:table-cell office:value-type="float" office:value="0.19447165596769">
                <text:p>0.19447165596769</text:p>
              </table:table-cell>
              <table:table-cell office:value-type="float" office:value="0.20112862486743">
                <text:p>0.20112862486743</text:p>
              </table:table-cell>
              <table:table-cell office:value-type="float" office:value="0.216271544070674">
                <text:p>0.216271544070674</text:p>
              </table:table-cell>
              <table:table-cell office:value-type="float" office:value="0.245435235233568">
                <text:p>0.245435235233568</text:p>
              </table:table-cell>
              <table:table-cell office:value-type="float" office:value="0.297153660015202">
                <text:p>0.297153660015202</text:p>
              </table:table-cell>
              <table:table-cell office:value-type="float" office:value="0.38444700225059">
                <text:p>0.38444700225059</text:p>
              </table:table-cell>
              <table:table-cell office:value-type="float" office:value="0.527008544015658">
                <text:p>0.527008544015658</text:p>
              </table:table-cell>
              <table:table-cell office:value-type="float" office:value="0.75440948120174">
                <text:p>0.75440948120174</text:p>
              </table:table-cell>
              <table:table-cell office:value-type="float" office:value="1.11078096475428">
                <text:p>1.11078096475428</text:p>
              </table:table-cell>
              <table:table-cell office:value-type="float" office:value="1.66163527522882">
                <text:p>1.66163527522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  <draw:g>
                  <svg:desc>Model.B29:Model.B29</svg:desc>
                </draw:g>
              </table:table-cell>
              <table:table-cell office:value-type="float" office:value="0.21073973063188">
                <text:p>0.21073973063188</text:p>
                <draw:g>
                  <svg:desc>Model.C29:Model.AO29</svg:desc>
                </draw:g>
              </table:table-cell>
              <table:table-cell office:value-type="float" office:value="0.209026340448667">
                <text:p>0.209026340448667</text:p>
              </table:table-cell>
              <table:table-cell office:value-type="float" office:value="0.206973557711724">
                <text:p>0.206973557711724</text:p>
              </table:table-cell>
              <table:table-cell office:value-type="float" office:value="0.204573336807278">
                <text:p>0.204573336807278</text:p>
              </table:table-cell>
              <table:table-cell office:value-type="float" office:value="0.201861482513276">
                <text:p>0.201861482513276</text:p>
              </table:table-cell>
              <table:table-cell office:value-type="float" office:value="0.198952507314428">
                <text:p>0.198952507314428</text:p>
              </table:table-cell>
              <table:table-cell office:value-type="float" office:value="0.196094790767083">
                <text:p>0.196094790767083</text:p>
              </table:table-cell>
              <table:table-cell office:value-type="float" office:value="0.193756492060122">
                <text:p>0.193756492060122</text:p>
              </table:table-cell>
              <table:table-cell office:value-type="float" office:value="0.192757699390738">
                <text:p>0.192757699390738</text:p>
              </table:table-cell>
              <table:table-cell office:value-type="float" office:value="0.19447165596769">
                <text:p>0.19447165596769</text:p>
              </table:table-cell>
              <table:table-cell office:value-type="float" office:value="0.20112862486743">
                <text:p>0.20112862486743</text:p>
              </table:table-cell>
              <table:table-cell office:value-type="float" office:value="0.216271544070674">
                <text:p>0.216271544070674</text:p>
              </table:table-cell>
              <table:table-cell office:value-type="float" office:value="0.245435235233568">
                <text:p>0.245435235233568</text:p>
              </table:table-cell>
              <table:table-cell office:value-type="float" office:value="0.297153660015202">
                <text:p>0.297153660015202</text:p>
              </table:table-cell>
              <table:table-cell office:value-type="float" office:value="0.38444700225059">
                <text:p>0.38444700225059</text:p>
              </table:table-cell>
              <table:table-cell office:value-type="float" office:value="0.527008544015658">
                <text:p>0.527008544015658</text:p>
              </table:table-cell>
              <table:table-cell office:value-type="float" office:value="0.75440948120174">
                <text:p>0.75440948120174</text:p>
              </table:table-cell>
              <table:table-cell office:value-type="float" office:value="1.11078096475428">
                <text:p>1.11078096475428</text:p>
              </table:table-cell>
              <table:table-cell office:value-type="float" office:value="1.66163527522882">
                <text:p>1.66163527522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  <draw:g>
                  <svg:desc>Model.B30:Model.B30</svg:desc>
                </draw:g>
              </table:table-cell>
              <table:table-cell office:value-type="float" office:value="0.212144049755526">
                <text:p>0.212144049755526</text:p>
                <draw:g>
                  <svg:desc>Model.C30:Model.AO30</svg:desc>
                </draw:g>
              </table:table-cell>
              <table:table-cell office:value-type="float" office:value="0.21073973063188">
                <text:p>0.21073973063188</text:p>
              </table:table-cell>
              <table:table-cell office:value-type="float" office:value="0.209026340448667">
                <text:p>0.209026340448667</text:p>
              </table:table-cell>
              <table:table-cell office:value-type="float" office:value="0.206973557711724">
                <text:p>0.206973557711724</text:p>
              </table:table-cell>
              <table:table-cell office:value-type="float" office:value="0.204573336807278">
                <text:p>0.204573336807278</text:p>
              </table:table-cell>
              <table:table-cell office:value-type="float" office:value="0.201861482513276">
                <text:p>0.201861482513276</text:p>
              </table:table-cell>
              <table:table-cell office:value-type="float" office:value="0.198952507314428">
                <text:p>0.198952507314428</text:p>
              </table:table-cell>
              <table:table-cell office:value-type="float" office:value="0.196094790767083">
                <text:p>0.196094790767083</text:p>
              </table:table-cell>
              <table:table-cell office:value-type="float" office:value="0.193756492060122">
                <text:p>0.193756492060122</text:p>
              </table:table-cell>
              <table:table-cell office:value-type="float" office:value="0.192757699390738">
                <text:p>0.192757699390738</text:p>
              </table:table-cell>
              <table:table-cell office:value-type="float" office:value="0.19447165596769">
                <text:p>0.19447165596769</text:p>
              </table:table-cell>
              <table:table-cell office:value-type="float" office:value="0.20112862486743">
                <text:p>0.20112862486743</text:p>
              </table:table-cell>
              <table:table-cell office:value-type="float" office:value="0.216271544070674">
                <text:p>0.216271544070674</text:p>
              </table:table-cell>
              <table:table-cell office:value-type="float" office:value="0.245435235233568">
                <text:p>0.245435235233568</text:p>
              </table:table-cell>
              <table:table-cell office:value-type="float" office:value="0.297153660015202">
                <text:p>0.297153660015202</text:p>
              </table:table-cell>
              <table:table-cell office:value-type="float" office:value="0.38444700225059">
                <text:p>0.38444700225059</text:p>
              </table:table-cell>
              <table:table-cell office:value-type="float" office:value="0.527008544015658">
                <text:p>0.527008544015658</text:p>
              </table:table-cell>
              <table:table-cell office:value-type="float" office:value="0.75440948120174">
                <text:p>0.75440948120174</text:p>
              </table:table-cell>
              <table:table-cell office:value-type="float" office:value="1.11078096475428">
                <text:p>1.11078096475428</text:p>
              </table:table-cell>
              <table:table-cell office:value-type="float" office:value="1.66163527522882">
                <text:p>1.66163527522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  <draw:g>
                  <svg:desc>Model.B31:Model.B31</svg:desc>
                </draw:g>
              </table:table-cell>
              <table:table-cell office:value-type="float" office:value="0.21327891632213">
                <text:p>0.21327891632213</text:p>
                <draw:g>
                  <svg:desc>Model.C31:Model.AO31</svg:desc>
                </draw:g>
              </table:table-cell>
              <table:table-cell office:value-type="float" office:value="0.212144049755526">
                <text:p>0.212144049755526</text:p>
              </table:table-cell>
              <table:table-cell office:value-type="float" office:value="0.21073973063188">
                <text:p>0.21073973063188</text:p>
              </table:table-cell>
              <table:table-cell office:value-type="float" office:value="0.209026340448667">
                <text:p>0.209026340448667</text:p>
              </table:table-cell>
              <table:table-cell office:value-type="float" office:value="0.206973557711724">
                <text:p>0.206973557711724</text:p>
              </table:table-cell>
              <table:table-cell office:value-type="float" office:value="0.204573336807278">
                <text:p>0.204573336807278</text:p>
              </table:table-cell>
              <table:table-cell office:value-type="float" office:value="0.201861482513276">
                <text:p>0.201861482513276</text:p>
              </table:table-cell>
              <table:table-cell office:value-type="float" office:value="0.198952507314428">
                <text:p>0.198952507314428</text:p>
              </table:table-cell>
              <table:table-cell office:value-type="float" office:value="0.196094790767083">
                <text:p>0.196094790767083</text:p>
              </table:table-cell>
              <table:table-cell office:value-type="float" office:value="0.193756492060122">
                <text:p>0.193756492060122</text:p>
              </table:table-cell>
              <table:table-cell office:value-type="float" office:value="0.192757699390738">
                <text:p>0.192757699390738</text:p>
              </table:table-cell>
              <table:table-cell office:value-type="float" office:value="0.19447165596769">
                <text:p>0.19447165596769</text:p>
              </table:table-cell>
              <table:table-cell office:value-type="float" office:value="0.20112862486743">
                <text:p>0.20112862486743</text:p>
              </table:table-cell>
              <table:table-cell office:value-type="float" office:value="0.216271544070674">
                <text:p>0.216271544070674</text:p>
              </table:table-cell>
              <table:table-cell office:value-type="float" office:value="0.245435235233568">
                <text:p>0.245435235233568</text:p>
              </table:table-cell>
              <table:table-cell office:value-type="float" office:value="0.297153660015202">
                <text:p>0.297153660015202</text:p>
              </table:table-cell>
              <table:table-cell office:value-type="float" office:value="0.38444700225059">
                <text:p>0.38444700225059</text:p>
              </table:table-cell>
              <table:table-cell office:value-type="float" office:value="0.527008544015658">
                <text:p>0.527008544015658</text:p>
              </table:table-cell>
              <table:table-cell office:value-type="float" office:value="0.75440948120174">
                <text:p>0.75440948120174</text:p>
              </table:table-cell>
              <table:table-cell office:value-type="float" office:value="1.11078096475428">
                <text:p>1.11078096475428</text:p>
              </table:table-cell>
              <table:table-cell office:value-type="float" office:value="1.66163527522882">
                <text:p>1.66163527522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  <draw:g>
                  <svg:desc>Model.B32:Model.B32</svg:desc>
                </draw:g>
              </table:table-cell>
              <table:table-cell office:value-type="float" office:value="0.214185753807313">
                <text:p>0.214185753807313</text:p>
                <draw:g>
                  <svg:desc>Model.C32:Model.AO32</svg:desc>
                </draw:g>
              </table:table-cell>
              <table:table-cell office:value-type="float" office:value="0.21327891632213">
                <text:p>0.21327891632213</text:p>
              </table:table-cell>
              <table:table-cell office:value-type="float" office:value="0.212144049755526">
                <text:p>0.212144049755526</text:p>
              </table:table-cell>
              <table:table-cell office:value-type="float" office:value="0.21073973063188">
                <text:p>0.21073973063188</text:p>
              </table:table-cell>
              <table:table-cell office:value-type="float" office:value="0.209026340448667">
                <text:p>0.209026340448667</text:p>
              </table:table-cell>
              <table:table-cell office:value-type="float" office:value="0.206973557711724">
                <text:p>0.206973557711724</text:p>
              </table:table-cell>
              <table:table-cell office:value-type="float" office:value="0.204573336807278">
                <text:p>0.204573336807278</text:p>
              </table:table-cell>
              <table:table-cell office:value-type="float" office:value="0.201861482513276">
                <text:p>0.201861482513276</text:p>
              </table:table-cell>
              <table:table-cell office:value-type="float" office:value="0.198952507314428">
                <text:p>0.198952507314428</text:p>
              </table:table-cell>
              <table:table-cell office:value-type="float" office:value="0.196094790767083">
                <text:p>0.196094790767083</text:p>
              </table:table-cell>
              <table:table-cell office:value-type="float" office:value="0.193756492060122">
                <text:p>0.193756492060122</text:p>
              </table:table-cell>
              <table:table-cell office:value-type="float" office:value="0.192757699390738">
                <text:p>0.192757699390738</text:p>
              </table:table-cell>
              <table:table-cell office:value-type="float" office:value="0.19447165596769">
                <text:p>0.19447165596769</text:p>
              </table:table-cell>
              <table:table-cell office:value-type="float" office:value="0.20112862486743">
                <text:p>0.20112862486743</text:p>
              </table:table-cell>
              <table:table-cell office:value-type="float" office:value="0.216271544070674">
                <text:p>0.216271544070674</text:p>
              </table:table-cell>
              <table:table-cell office:value-type="float" office:value="0.245435235233568">
                <text:p>0.245435235233568</text:p>
              </table:table-cell>
              <table:table-cell office:value-type="float" office:value="0.297153660015202">
                <text:p>0.297153660015202</text:p>
              </table:table-cell>
              <table:table-cell office:value-type="float" office:value="0.38444700225059">
                <text:p>0.38444700225059</text:p>
              </table:table-cell>
              <table:table-cell office:value-type="float" office:value="0.527008544015658">
                <text:p>0.527008544015658</text:p>
              </table:table-cell>
              <table:table-cell office:value-type="float" office:value="0.75440948120174">
                <text:p>0.75440948120174</text:p>
              </table:table-cell>
              <table:table-cell office:value-type="float" office:value="1.11078096475428">
                <text:p>1.11078096475428</text:p>
              </table:table-cell>
              <table:table-cell office:value-type="float" office:value="1.66163527522882">
                <text:p>1.66163527522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  <draw:g>
                  <svg:desc>Model.B33:Model.B33</svg:desc>
                </draw:g>
              </table:table-cell>
              <table:table-cell office:value-type="float" office:value="0.214903740013833">
                <text:p>0.214903740013833</text:p>
                <draw:g>
                  <svg:desc>Model.C33:Model.AO33</svg:desc>
                </draw:g>
              </table:table-cell>
              <table:table-cell office:value-type="float" office:value="0.214185753807313">
                <text:p>0.214185753807313</text:p>
              </table:table-cell>
              <table:table-cell office:value-type="float" office:value="0.21327891632213">
                <text:p>0.21327891632213</text:p>
              </table:table-cell>
              <table:table-cell office:value-type="float" office:value="0.212144049755526">
                <text:p>0.212144049755526</text:p>
              </table:table-cell>
              <table:table-cell office:value-type="float" office:value="0.21073973063188">
                <text:p>0.21073973063188</text:p>
              </table:table-cell>
              <table:table-cell office:value-type="float" office:value="0.209026340448667">
                <text:p>0.209026340448667</text:p>
              </table:table-cell>
              <table:table-cell office:value-type="float" office:value="0.206973557711724">
                <text:p>0.206973557711724</text:p>
              </table:table-cell>
              <table:table-cell office:value-type="float" office:value="0.204573336807278">
                <text:p>0.204573336807278</text:p>
              </table:table-cell>
              <table:table-cell office:value-type="float" office:value="0.201861482513276">
                <text:p>0.201861482513276</text:p>
              </table:table-cell>
              <table:table-cell office:value-type="float" office:value="0.198952507314428">
                <text:p>0.198952507314428</text:p>
              </table:table-cell>
              <table:table-cell office:value-type="float" office:value="0.196094790767083">
                <text:p>0.196094790767083</text:p>
              </table:table-cell>
              <table:table-cell office:value-type="float" office:value="0.193756492060122">
                <text:p>0.193756492060122</text:p>
              </table:table-cell>
              <table:table-cell office:value-type="float" office:value="0.192757699390738">
                <text:p>0.192757699390738</text:p>
              </table:table-cell>
              <table:table-cell office:value-type="float" office:value="0.19447165596769">
                <text:p>0.19447165596769</text:p>
              </table:table-cell>
              <table:table-cell office:value-type="float" office:value="0.20112862486743">
                <text:p>0.20112862486743</text:p>
              </table:table-cell>
              <table:table-cell office:value-type="float" office:value="0.216271544070674">
                <text:p>0.216271544070674</text:p>
              </table:table-cell>
              <table:table-cell office:value-type="float" office:value="0.245435235233568">
                <text:p>0.245435235233568</text:p>
              </table:table-cell>
              <table:table-cell office:value-type="float" office:value="0.297153660015202">
                <text:p>0.297153660015202</text:p>
              </table:table-cell>
              <table:table-cell office:value-type="float" office:value="0.38444700225059">
                <text:p>0.38444700225059</text:p>
              </table:table-cell>
              <table:table-cell office:value-type="float" office:value="0.527008544015658">
                <text:p>0.527008544015658</text:p>
              </table:table-cell>
              <table:table-cell office:value-type="float" office:value="0.75440948120174">
                <text:p>0.75440948120174</text:p>
              </table:table-cell>
              <table:table-cell office:value-type="float" office:value="1.11078096475428">
                <text:p>1.11078096475428</text:p>
              </table:table-cell>
              <table:table-cell office:value-type="float" office:value="1.66163527522882">
                <text:p>1.66163527522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  <draw:g>
                  <svg:desc>Model.B34:Model.B34</svg:desc>
                </draw:g>
              </table:table-cell>
              <table:table-cell office:value-type="float" office:value="0.215467864988929">
                <text:p>0.215467864988929</text:p>
                <draw:g>
                  <svg:desc>Model.C34:Model.AO34</svg:desc>
                </draw:g>
              </table:table-cell>
              <table:table-cell office:value-type="float" office:value="0.214903740013833">
                <text:p>0.214903740013833</text:p>
              </table:table-cell>
              <table:table-cell office:value-type="float" office:value="0.214185753807313">
                <text:p>0.214185753807313</text:p>
              </table:table-cell>
              <table:table-cell office:value-type="float" office:value="0.21327891632213">
                <text:p>0.21327891632213</text:p>
              </table:table-cell>
              <table:table-cell office:value-type="float" office:value="0.212144049755526">
                <text:p>0.212144049755526</text:p>
              </table:table-cell>
              <table:table-cell office:value-type="float" office:value="0.21073973063188">
                <text:p>0.21073973063188</text:p>
              </table:table-cell>
              <table:table-cell office:value-type="float" office:value="0.209026340448667">
                <text:p>0.209026340448667</text:p>
              </table:table-cell>
              <table:table-cell office:value-type="float" office:value="0.206973557711724">
                <text:p>0.206973557711724</text:p>
              </table:table-cell>
              <table:table-cell office:value-type="float" office:value="0.204573336807278">
                <text:p>0.204573336807278</text:p>
              </table:table-cell>
              <table:table-cell office:value-type="float" office:value="0.201861482513276">
                <text:p>0.201861482513276</text:p>
              </table:table-cell>
              <table:table-cell office:value-type="float" office:value="0.198952507314428">
                <text:p>0.198952507314428</text:p>
              </table:table-cell>
              <table:table-cell office:value-type="float" office:value="0.196094790767083">
                <text:p>0.196094790767083</text:p>
              </table:table-cell>
              <table:table-cell office:value-type="float" office:value="0.193756492060122">
                <text:p>0.193756492060122</text:p>
              </table:table-cell>
              <table:table-cell office:value-type="float" office:value="0.192757699390738">
                <text:p>0.192757699390738</text:p>
              </table:table-cell>
              <table:table-cell office:value-type="float" office:value="0.19447165596769">
                <text:p>0.19447165596769</text:p>
              </table:table-cell>
              <table:table-cell office:value-type="float" office:value="0.20112862486743">
                <text:p>0.20112862486743</text:p>
              </table:table-cell>
              <table:table-cell office:value-type="float" office:value="0.216271544070674">
                <text:p>0.216271544070674</text:p>
              </table:table-cell>
              <table:table-cell office:value-type="float" office:value="0.245435235233568">
                <text:p>0.245435235233568</text:p>
              </table:table-cell>
              <table:table-cell office:value-type="float" office:value="0.297153660015202">
                <text:p>0.297153660015202</text:p>
              </table:table-cell>
              <table:table-cell office:value-type="float" office:value="0.38444700225059">
                <text:p>0.38444700225059</text:p>
              </table:table-cell>
              <table:table-cell office:value-type="float" office:value="0.527008544015658">
                <text:p>0.527008544015658</text:p>
              </table:table-cell>
              <table:table-cell office:value-type="float" office:value="0.75440948120174">
                <text:p>0.75440948120174</text:p>
              </table:table-cell>
              <table:table-cell office:value-type="float" office:value="1.11078096475428">
                <text:p>1.11078096475428</text:p>
              </table:table-cell>
              <table:table-cell office:value-type="float" office:value="1.66163527522882">
                <text:p>1.66163527522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  <draw:g>
                  <svg:desc>Model.B35:Model.B35</svg:desc>
                </draw:g>
              </table:table-cell>
              <table:table-cell office:value-type="float" office:value="0.21590823933022">
                <text:p>0.21590823933022</text:p>
                <draw:g>
                  <svg:desc>Model.C35:Model.AO35</svg:desc>
                </draw:g>
              </table:table-cell>
              <table:table-cell office:value-type="float" office:value="0.215467864988929">
                <text:p>0.215467864988929</text:p>
              </table:table-cell>
              <table:table-cell office:value-type="float" office:value="0.214903740013833">
                <text:p>0.214903740013833</text:p>
              </table:table-cell>
              <table:table-cell office:value-type="float" office:value="0.214185753807313">
                <text:p>0.214185753807313</text:p>
              </table:table-cell>
              <table:table-cell office:value-type="float" office:value="0.21327891632213">
                <text:p>0.21327891632213</text:p>
              </table:table-cell>
              <table:table-cell office:value-type="float" office:value="0.212144049755526">
                <text:p>0.212144049755526</text:p>
              </table:table-cell>
              <table:table-cell office:value-type="float" office:value="0.21073973063188">
                <text:p>0.21073973063188</text:p>
              </table:table-cell>
              <table:table-cell office:value-type="float" office:value="0.209026340448667">
                <text:p>0.209026340448667</text:p>
              </table:table-cell>
              <table:table-cell office:value-type="float" office:value="0.206973557711724">
                <text:p>0.206973557711724</text:p>
              </table:table-cell>
              <table:table-cell office:value-type="float" office:value="0.204573336807278">
                <text:p>0.204573336807278</text:p>
              </table:table-cell>
              <table:table-cell office:value-type="float" office:value="0.201861482513276">
                <text:p>0.201861482513276</text:p>
              </table:table-cell>
              <table:table-cell office:value-type="float" office:value="0.198952507314428">
                <text:p>0.198952507314428</text:p>
              </table:table-cell>
              <table:table-cell office:value-type="float" office:value="0.196094790767083">
                <text:p>0.196094790767083</text:p>
              </table:table-cell>
              <table:table-cell office:value-type="float" office:value="0.193756492060122">
                <text:p>0.193756492060122</text:p>
              </table:table-cell>
              <table:table-cell office:value-type="float" office:value="0.192757699390738">
                <text:p>0.192757699390738</text:p>
              </table:table-cell>
              <table:table-cell office:value-type="float" office:value="0.19447165596769">
                <text:p>0.19447165596769</text:p>
              </table:table-cell>
              <table:table-cell office:value-type="float" office:value="0.20112862486743">
                <text:p>0.20112862486743</text:p>
              </table:table-cell>
              <table:table-cell office:value-type="float" office:value="0.216271544070674">
                <text:p>0.216271544070674</text:p>
              </table:table-cell>
              <table:table-cell office:value-type="float" office:value="0.245435235233568">
                <text:p>0.245435235233568</text:p>
              </table:table-cell>
              <table:table-cell office:value-type="float" office:value="0.297153660015202">
                <text:p>0.297153660015202</text:p>
              </table:table-cell>
              <table:table-cell office:value-type="float" office:value="0.38444700225059">
                <text:p>0.38444700225059</text:p>
              </table:table-cell>
              <table:table-cell office:value-type="float" office:value="0.527008544015658">
                <text:p>0.527008544015658</text:p>
              </table:table-cell>
              <table:table-cell office:value-type="float" office:value="0.75440948120174">
                <text:p>0.75440948120174</text:p>
              </table:table-cell>
              <table:table-cell office:value-type="float" office:value="1.11078096475428">
                <text:p>1.11078096475428</text:p>
              </table:table-cell>
              <table:table-cell office:value-type="float" office:value="1.66163527522882">
                <text:p>1.66163527522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  <draw:g>
                  <svg:desc>Model.B36:Model.B36</svg:desc>
                </draw:g>
              </table:table-cell>
              <table:table-cell office:value-type="float" office:value="0.216250108577458">
                <text:p>0.216250108577458</text:p>
                <draw:g>
                  <svg:desc>Model.C36:Model.AO36</svg:desc>
                </draw:g>
              </table:table-cell>
              <table:table-cell office:value-type="float" office:value="0.21590823933022">
                <text:p>0.21590823933022</text:p>
              </table:table-cell>
              <table:table-cell office:value-type="float" office:value="0.215467864988929">
                <text:p>0.215467864988929</text:p>
              </table:table-cell>
              <table:table-cell office:value-type="float" office:value="0.214903740013833">
                <text:p>0.214903740013833</text:p>
              </table:table-cell>
              <table:table-cell office:value-type="float" office:value="0.214185753807313">
                <text:p>0.214185753807313</text:p>
              </table:table-cell>
              <table:table-cell office:value-type="float" office:value="0.21327891632213">
                <text:p>0.21327891632213</text:p>
              </table:table-cell>
              <table:table-cell office:value-type="float" office:value="0.212144049755526">
                <text:p>0.212144049755526</text:p>
              </table:table-cell>
              <table:table-cell office:value-type="float" office:value="0.21073973063188">
                <text:p>0.21073973063188</text:p>
              </table:table-cell>
              <table:table-cell office:value-type="float" office:value="0.209026340448667">
                <text:p>0.209026340448667</text:p>
              </table:table-cell>
              <table:table-cell office:value-type="float" office:value="0.206973557711724">
                <text:p>0.206973557711724</text:p>
              </table:table-cell>
              <table:table-cell office:value-type="float" office:value="0.204573336807278">
                <text:p>0.204573336807278</text:p>
              </table:table-cell>
              <table:table-cell office:value-type="float" office:value="0.201861482513276">
                <text:p>0.201861482513276</text:p>
              </table:table-cell>
              <table:table-cell office:value-type="float" office:value="0.198952507314428">
                <text:p>0.198952507314428</text:p>
              </table:table-cell>
              <table:table-cell office:value-type="float" office:value="0.196094790767083">
                <text:p>0.196094790767083</text:p>
              </table:table-cell>
              <table:table-cell office:value-type="float" office:value="0.193756492060122">
                <text:p>0.193756492060122</text:p>
              </table:table-cell>
              <table:table-cell office:value-type="float" office:value="0.192757699390738">
                <text:p>0.192757699390738</text:p>
              </table:table-cell>
              <table:table-cell office:value-type="float" office:value="0.19447165596769">
                <text:p>0.19447165596769</text:p>
              </table:table-cell>
              <table:table-cell office:value-type="float" office:value="0.20112862486743">
                <text:p>0.20112862486743</text:p>
              </table:table-cell>
              <table:table-cell office:value-type="float" office:value="0.216271544070674">
                <text:p>0.216271544070674</text:p>
              </table:table-cell>
              <table:table-cell office:value-type="float" office:value="0.245435235233568">
                <text:p>0.245435235233568</text:p>
              </table:table-cell>
              <table:table-cell office:value-type="float" office:value="0.297153660015202">
                <text:p>0.297153660015202</text:p>
              </table:table-cell>
              <table:table-cell office:value-type="float" office:value="0.38444700225059">
                <text:p>0.38444700225059</text:p>
              </table:table-cell>
              <table:table-cell office:value-type="float" office:value="0.527008544015658">
                <text:p>0.527008544015658</text:p>
              </table:table-cell>
              <table:table-cell office:value-type="float" office:value="0.75440948120174">
                <text:p>0.75440948120174</text:p>
              </table:table-cell>
              <table:table-cell office:value-type="float" office:value="1.11078096475428">
                <text:p>1.11078096475428</text:p>
              </table:table-cell>
              <table:table-cell office:value-type="float" office:value="1.66163527522882">
                <text:p>1.66163527522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  <draw:g>
                  <svg:desc>Model.B37:Model.B37</svg:desc>
                </draw:g>
              </table:table-cell>
              <table:table-cell office:value-type="float" office:value="0.216514235157067">
                <text:p>0.216514235157067</text:p>
                <draw:g>
                  <svg:desc>Model.C37:Model.AO37</svg:desc>
                </draw:g>
              </table:table-cell>
              <table:table-cell office:value-type="float" office:value="0.216250108577458">
                <text:p>0.216250108577458</text:p>
              </table:table-cell>
              <table:table-cell office:value-type="float" office:value="0.21590823933022">
                <text:p>0.21590823933022</text:p>
              </table:table-cell>
              <table:table-cell office:value-type="float" office:value="0.215467864988929">
                <text:p>0.215467864988929</text:p>
              </table:table-cell>
              <table:table-cell office:value-type="float" office:value="0.214903740013833">
                <text:p>0.214903740013833</text:p>
              </table:table-cell>
              <table:table-cell office:value-type="float" office:value="0.214185753807313">
                <text:p>0.214185753807313</text:p>
              </table:table-cell>
              <table:table-cell office:value-type="float" office:value="0.21327891632213">
                <text:p>0.21327891632213</text:p>
              </table:table-cell>
              <table:table-cell office:value-type="float" office:value="0.212144049755526">
                <text:p>0.212144049755526</text:p>
              </table:table-cell>
              <table:table-cell office:value-type="float" office:value="0.21073973063188">
                <text:p>0.21073973063188</text:p>
              </table:table-cell>
              <table:table-cell office:value-type="float" office:value="0.209026340448667">
                <text:p>0.209026340448667</text:p>
              </table:table-cell>
              <table:table-cell office:value-type="float" office:value="0.206973557711724">
                <text:p>0.206973557711724</text:p>
              </table:table-cell>
              <table:table-cell office:value-type="float" office:value="0.204573336807278">
                <text:p>0.204573336807278</text:p>
              </table:table-cell>
              <table:table-cell office:value-type="float" office:value="0.201861482513276">
                <text:p>0.201861482513276</text:p>
              </table:table-cell>
              <table:table-cell office:value-type="float" office:value="0.198952507314428">
                <text:p>0.198952507314428</text:p>
              </table:table-cell>
              <table:table-cell office:value-type="float" office:value="0.196094790767083">
                <text:p>0.196094790767083</text:p>
              </table:table-cell>
              <table:table-cell office:value-type="float" office:value="0.193756492060122">
                <text:p>0.193756492060122</text:p>
              </table:table-cell>
              <table:table-cell office:value-type="float" office:value="0.192757699390738">
                <text:p>0.192757699390738</text:p>
              </table:table-cell>
              <table:table-cell office:value-type="float" office:value="0.19447165596769">
                <text:p>0.19447165596769</text:p>
              </table:table-cell>
              <table:table-cell office:value-type="float" office:value="0.20112862486743">
                <text:p>0.20112862486743</text:p>
              </table:table-cell>
              <table:table-cell office:value-type="float" office:value="0.216271544070674">
                <text:p>0.216271544070674</text:p>
              </table:table-cell>
              <table:table-cell office:value-type="float" office:value="0.245435235233568">
                <text:p>0.245435235233568</text:p>
              </table:table-cell>
              <table:table-cell office:value-type="float" office:value="0.297153660015202">
                <text:p>0.297153660015202</text:p>
              </table:table-cell>
              <table:table-cell office:value-type="float" office:value="0.38444700225059">
                <text:p>0.38444700225059</text:p>
              </table:table-cell>
              <table:table-cell office:value-type="float" office:value="0.527008544015658">
                <text:p>0.527008544015658</text:p>
              </table:table-cell>
              <table:table-cell office:value-type="float" office:value="0.75440948120174">
                <text:p>0.75440948120174</text:p>
              </table:table-cell>
              <table:table-cell office:value-type="float" office:value="1.11078096475428">
                <text:p>1.11078096475428</text:p>
              </table:table-cell>
              <table:table-cell office:value-type="float" office:value="1.66163527522882">
                <text:p>1.66163527522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  <draw:g>
                  <svg:desc>Model.B38:Model.B38</svg:desc>
                </draw:g>
              </table:table-cell>
              <table:table-cell office:value-type="float" office:value="0.216717442837085">
                <text:p>0.216717442837085</text:p>
                <draw:g>
                  <svg:desc>Model.C38:Model.AO38</svg:desc>
                </draw:g>
              </table:table-cell>
              <table:table-cell office:value-type="float" office:value="0.216514235157067">
                <text:p>0.216514235157067</text:p>
              </table:table-cell>
              <table:table-cell office:value-type="float" office:value="0.216250108577458">
                <text:p>0.216250108577458</text:p>
              </table:table-cell>
              <table:table-cell office:value-type="float" office:value="0.21590823933022">
                <text:p>0.21590823933022</text:p>
              </table:table-cell>
              <table:table-cell office:value-type="float" office:value="0.215467864988929">
                <text:p>0.215467864988929</text:p>
              </table:table-cell>
              <table:table-cell office:value-type="float" office:value="0.214903740013833">
                <text:p>0.214903740013833</text:p>
              </table:table-cell>
              <table:table-cell office:value-type="float" office:value="0.214185753807313">
                <text:p>0.214185753807313</text:p>
              </table:table-cell>
              <table:table-cell office:value-type="float" office:value="0.21327891632213">
                <text:p>0.21327891632213</text:p>
              </table:table-cell>
              <table:table-cell office:value-type="float" office:value="0.212144049755526">
                <text:p>0.212144049755526</text:p>
              </table:table-cell>
              <table:table-cell office:value-type="float" office:value="0.21073973063188">
                <text:p>0.21073973063188</text:p>
              </table:table-cell>
              <table:table-cell office:value-type="float" office:value="0.209026340448667">
                <text:p>0.209026340448667</text:p>
              </table:table-cell>
              <table:table-cell office:value-type="float" office:value="0.206973557711724">
                <text:p>0.206973557711724</text:p>
              </table:table-cell>
              <table:table-cell office:value-type="float" office:value="0.204573336807278">
                <text:p>0.204573336807278</text:p>
              </table:table-cell>
              <table:table-cell office:value-type="float" office:value="0.201861482513276">
                <text:p>0.201861482513276</text:p>
              </table:table-cell>
              <table:table-cell office:value-type="float" office:value="0.198952507314428">
                <text:p>0.198952507314428</text:p>
              </table:table-cell>
              <table:table-cell office:value-type="float" office:value="0.196094790767083">
                <text:p>0.196094790767083</text:p>
              </table:table-cell>
              <table:table-cell office:value-type="float" office:value="0.193756492060122">
                <text:p>0.193756492060122</text:p>
              </table:table-cell>
              <table:table-cell office:value-type="float" office:value="0.192757699390738">
                <text:p>0.192757699390738</text:p>
              </table:table-cell>
              <table:table-cell office:value-type="float" office:value="0.19447165596769">
                <text:p>0.19447165596769</text:p>
              </table:table-cell>
              <table:table-cell office:value-type="float" office:value="0.20112862486743">
                <text:p>0.20112862486743</text:p>
              </table:table-cell>
              <table:table-cell office:value-type="float" office:value="0.216271544070674">
                <text:p>0.216271544070674</text:p>
              </table:table-cell>
              <table:table-cell office:value-type="float" office:value="0.245435235233568">
                <text:p>0.245435235233568</text:p>
              </table:table-cell>
              <table:table-cell office:value-type="float" office:value="0.297153660015202">
                <text:p>0.297153660015202</text:p>
              </table:table-cell>
              <table:table-cell office:value-type="float" office:value="0.38444700225059">
                <text:p>0.38444700225059</text:p>
              </table:table-cell>
              <table:table-cell office:value-type="float" office:value="0.527008544015658">
                <text:p>0.527008544015658</text:p>
              </table:table-cell>
              <table:table-cell office:value-type="float" office:value="0.75440948120174">
                <text:p>0.75440948120174</text:p>
              </table:table-cell>
              <table:table-cell office:value-type="float" office:value="1.11078096475428">
                <text:p>1.11078096475428</text:p>
              </table:table-cell>
              <table:table-cell office:value-type="float" office:value="1.66163527522882">
                <text:p>1.66163527522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  <draw:g>
                  <svg:desc>Model.B39:Model.B39</svg:desc>
                </draw:g>
              </table:table-cell>
              <table:table-cell office:value-type="float" office:value="0.216873204128797">
                <text:p>0.216873204128797</text:p>
                <draw:g>
                  <svg:desc>Model.C39:Model.AO39</svg:desc>
                </draw:g>
              </table:table-cell>
              <table:table-cell office:value-type="float" office:value="0.216717442837085">
                <text:p>0.216717442837085</text:p>
              </table:table-cell>
              <table:table-cell office:value-type="float" office:value="0.216514235157067">
                <text:p>0.216514235157067</text:p>
              </table:table-cell>
              <table:table-cell office:value-type="float" office:value="0.216250108577458">
                <text:p>0.216250108577458</text:p>
              </table:table-cell>
              <table:table-cell office:value-type="float" office:value="0.21590823933022">
                <text:p>0.21590823933022</text:p>
              </table:table-cell>
              <table:table-cell office:value-type="float" office:value="0.215467864988929">
                <text:p>0.215467864988929</text:p>
              </table:table-cell>
              <table:table-cell office:value-type="float" office:value="0.214903740013833">
                <text:p>0.214903740013833</text:p>
              </table:table-cell>
              <table:table-cell office:value-type="float" office:value="0.214185753807313">
                <text:p>0.214185753807313</text:p>
              </table:table-cell>
              <table:table-cell office:value-type="float" office:value="0.21327891632213">
                <text:p>0.21327891632213</text:p>
              </table:table-cell>
              <table:table-cell office:value-type="float" office:value="0.212144049755526">
                <text:p>0.212144049755526</text:p>
              </table:table-cell>
              <table:table-cell office:value-type="float" office:value="0.21073973063188">
                <text:p>0.21073973063188</text:p>
              </table:table-cell>
              <table:table-cell office:value-type="float" office:value="0.209026340448667">
                <text:p>0.209026340448667</text:p>
              </table:table-cell>
              <table:table-cell office:value-type="float" office:value="0.206973557711724">
                <text:p>0.206973557711724</text:p>
              </table:table-cell>
              <table:table-cell office:value-type="float" office:value="0.204573336807278">
                <text:p>0.204573336807278</text:p>
              </table:table-cell>
              <table:table-cell office:value-type="float" office:value="0.201861482513276">
                <text:p>0.201861482513276</text:p>
              </table:table-cell>
              <table:table-cell office:value-type="float" office:value="0.198952507314428">
                <text:p>0.198952507314428</text:p>
              </table:table-cell>
              <table:table-cell office:value-type="float" office:value="0.196094790767083">
                <text:p>0.196094790767083</text:p>
              </table:table-cell>
              <table:table-cell office:value-type="float" office:value="0.193756492060122">
                <text:p>0.193756492060122</text:p>
              </table:table-cell>
              <table:table-cell office:value-type="float" office:value="0.192757699390738">
                <text:p>0.192757699390738</text:p>
              </table:table-cell>
              <table:table-cell office:value-type="float" office:value="0.19447165596769">
                <text:p>0.19447165596769</text:p>
              </table:table-cell>
              <table:table-cell office:value-type="float" office:value="0.20112862486743">
                <text:p>0.20112862486743</text:p>
              </table:table-cell>
              <table:table-cell office:value-type="float" office:value="0.216271544070674">
                <text:p>0.216271544070674</text:p>
              </table:table-cell>
              <table:table-cell office:value-type="float" office:value="0.245435235233568">
                <text:p>0.245435235233568</text:p>
              </table:table-cell>
              <table:table-cell office:value-type="float" office:value="0.297153660015202">
                <text:p>0.297153660015202</text:p>
              </table:table-cell>
              <table:table-cell office:value-type="float" office:value="0.38444700225059">
                <text:p>0.38444700225059</text:p>
              </table:table-cell>
              <table:table-cell office:value-type="float" office:value="0.527008544015658">
                <text:p>0.527008544015658</text:p>
              </table:table-cell>
              <table:table-cell office:value-type="float" office:value="0.75440948120174">
                <text:p>0.75440948120174</text:p>
              </table:table-cell>
              <table:table-cell office:value-type="float" office:value="1.11078096475428">
                <text:p>1.11078096475428</text:p>
              </table:table-cell>
              <table:table-cell office:value-type="float" office:value="1.66163527522882">
                <text:p>1.66163527522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  <draw:g>
                  <svg:desc>Model.B40:Model.B40</svg:desc>
                </draw:g>
              </table:table-cell>
              <table:table-cell office:value-type="float" office:value="0.216992204903315">
                <text:p>0.216992204903315</text:p>
                <draw:g>
                  <svg:desc>Model.C40:Model.AO40</svg:desc>
                </draw:g>
              </table:table-cell>
              <table:table-cell office:value-type="float" office:value="0.216873204128797">
                <text:p>0.216873204128797</text:p>
              </table:table-cell>
              <table:table-cell office:value-type="float" office:value="0.216717442837085">
                <text:p>0.216717442837085</text:p>
              </table:table-cell>
              <table:table-cell office:value-type="float" office:value="0.216514235157067">
                <text:p>0.216514235157067</text:p>
              </table:table-cell>
              <table:table-cell office:value-type="float" office:value="0.216250108577458">
                <text:p>0.216250108577458</text:p>
              </table:table-cell>
              <table:table-cell office:value-type="float" office:value="0.21590823933022">
                <text:p>0.21590823933022</text:p>
              </table:table-cell>
              <table:table-cell office:value-type="float" office:value="0.215467864988929">
                <text:p>0.215467864988929</text:p>
              </table:table-cell>
              <table:table-cell office:value-type="float" office:value="0.214903740013833">
                <text:p>0.214903740013833</text:p>
              </table:table-cell>
              <table:table-cell office:value-type="float" office:value="0.214185753807313">
                <text:p>0.214185753807313</text:p>
              </table:table-cell>
              <table:table-cell office:value-type="float" office:value="0.21327891632213">
                <text:p>0.21327891632213</text:p>
              </table:table-cell>
              <table:table-cell office:value-type="float" office:value="0.212144049755526">
                <text:p>0.212144049755526</text:p>
              </table:table-cell>
              <table:table-cell office:value-type="float" office:value="0.21073973063188">
                <text:p>0.21073973063188</text:p>
              </table:table-cell>
              <table:table-cell office:value-type="float" office:value="0.209026340448667">
                <text:p>0.209026340448667</text:p>
              </table:table-cell>
              <table:table-cell office:value-type="float" office:value="0.206973557711724">
                <text:p>0.206973557711724</text:p>
              </table:table-cell>
              <table:table-cell office:value-type="float" office:value="0.204573336807278">
                <text:p>0.204573336807278</text:p>
              </table:table-cell>
              <table:table-cell office:value-type="float" office:value="0.201861482513276">
                <text:p>0.201861482513276</text:p>
              </table:table-cell>
              <table:table-cell office:value-type="float" office:value="0.198952507314428">
                <text:p>0.198952507314428</text:p>
              </table:table-cell>
              <table:table-cell office:value-type="float" office:value="0.196094790767083">
                <text:p>0.196094790767083</text:p>
              </table:table-cell>
              <table:table-cell office:value-type="float" office:value="0.193756492060122">
                <text:p>0.193756492060122</text:p>
              </table:table-cell>
              <table:table-cell office:value-type="float" office:value="0.192757699390738">
                <text:p>0.192757699390738</text:p>
              </table:table-cell>
              <table:table-cell office:value-type="float" office:value="0.19447165596769">
                <text:p>0.19447165596769</text:p>
              </table:table-cell>
              <table:table-cell office:value-type="float" office:value="0.20112862486743">
                <text:p>0.20112862486743</text:p>
              </table:table-cell>
              <table:table-cell office:value-type="float" office:value="0.216271544070674">
                <text:p>0.216271544070674</text:p>
              </table:table-cell>
              <table:table-cell office:value-type="float" office:value="0.245435235233568">
                <text:p>0.245435235233568</text:p>
              </table:table-cell>
              <table:table-cell office:value-type="float" office:value="0.297153660015202">
                <text:p>0.297153660015202</text:p>
              </table:table-cell>
              <table:table-cell office:value-type="float" office:value="0.38444700225059">
                <text:p>0.38444700225059</text:p>
              </table:table-cell>
              <table:table-cell office:value-type="float" office:value="0.527008544015658">
                <text:p>0.527008544015658</text:p>
              </table:table-cell>
              <table:table-cell office:value-type="float" office:value="0.75440948120174">
                <text:p>0.75440948120174</text:p>
              </table:table-cell>
              <table:table-cell office:value-type="float" office:value="1.11078096475428">
                <text:p>1.11078096475428</text:p>
              </table:table-cell>
              <table:table-cell office:value-type="float" office:value="1.66163527522882">
                <text:p>1.66163527522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  <draw:g>
                  <svg:desc>Model.B41:Model.B41</svg:desc>
                </draw:g>
              </table:table-cell>
              <table:table-cell office:value-type="float" office:value="0.21708285365699">
                <text:p>0.21708285365699</text:p>
                <draw:g>
                  <svg:desc>Model.C41:Model.AO41</svg:desc>
                </draw:g>
              </table:table-cell>
              <table:table-cell office:value-type="float" office:value="0.216992204903315">
                <text:p>0.216992204903315</text:p>
              </table:table-cell>
              <table:table-cell office:value-type="float" office:value="0.216873204128797">
                <text:p>0.216873204128797</text:p>
              </table:table-cell>
              <table:table-cell office:value-type="float" office:value="0.216717442837085">
                <text:p>0.216717442837085</text:p>
              </table:table-cell>
              <table:table-cell office:value-type="float" office:value="0.216514235157067">
                <text:p>0.216514235157067</text:p>
              </table:table-cell>
              <table:table-cell office:value-type="float" office:value="0.216250108577458">
                <text:p>0.216250108577458</text:p>
              </table:table-cell>
              <table:table-cell office:value-type="float" office:value="0.21590823933022">
                <text:p>0.21590823933022</text:p>
              </table:table-cell>
              <table:table-cell office:value-type="float" office:value="0.215467864988929">
                <text:p>0.215467864988929</text:p>
              </table:table-cell>
              <table:table-cell office:value-type="float" office:value="0.214903740013833">
                <text:p>0.214903740013833</text:p>
              </table:table-cell>
              <table:table-cell office:value-type="float" office:value="0.214185753807313">
                <text:p>0.214185753807313</text:p>
              </table:table-cell>
              <table:table-cell office:value-type="float" office:value="0.21327891632213">
                <text:p>0.21327891632213</text:p>
              </table:table-cell>
              <table:table-cell office:value-type="float" office:value="0.212144049755526">
                <text:p>0.212144049755526</text:p>
              </table:table-cell>
              <table:table-cell office:value-type="float" office:value="0.21073973063188">
                <text:p>0.21073973063188</text:p>
              </table:table-cell>
              <table:table-cell office:value-type="float" office:value="0.209026340448667">
                <text:p>0.209026340448667</text:p>
              </table:table-cell>
              <table:table-cell office:value-type="float" office:value="0.206973557711724">
                <text:p>0.206973557711724</text:p>
              </table:table-cell>
              <table:table-cell office:value-type="float" office:value="0.204573336807278">
                <text:p>0.204573336807278</text:p>
              </table:table-cell>
              <table:table-cell office:value-type="float" office:value="0.201861482513276">
                <text:p>0.201861482513276</text:p>
              </table:table-cell>
              <table:table-cell office:value-type="float" office:value="0.198952507314428">
                <text:p>0.198952507314428</text:p>
              </table:table-cell>
              <table:table-cell office:value-type="float" office:value="0.196094790767083">
                <text:p>0.196094790767083</text:p>
              </table:table-cell>
              <table:table-cell office:value-type="float" office:value="0.193756492060122">
                <text:p>0.193756492060122</text:p>
              </table:table-cell>
              <table:table-cell office:value-type="float" office:value="0.192757699390738">
                <text:p>0.192757699390738</text:p>
              </table:table-cell>
              <table:table-cell office:value-type="float" office:value="0.19447165596769">
                <text:p>0.19447165596769</text:p>
              </table:table-cell>
              <table:table-cell office:value-type="float" office:value="0.20112862486743">
                <text:p>0.20112862486743</text:p>
              </table:table-cell>
              <table:table-cell office:value-type="float" office:value="0.216271544070674">
                <text:p>0.216271544070674</text:p>
              </table:table-cell>
              <table:table-cell office:value-type="float" office:value="0.245435235233568">
                <text:p>0.245435235233568</text:p>
              </table:table-cell>
              <table:table-cell office:value-type="float" office:value="0.297153660015202">
                <text:p>0.297153660015202</text:p>
              </table:table-cell>
              <table:table-cell office:value-type="float" office:value="0.38444700225059">
                <text:p>0.38444700225059</text:p>
              </table:table-cell>
              <table:table-cell office:value-type="float" office:value="0.527008544015658">
                <text:p>0.527008544015658</text:p>
              </table:table-cell>
              <table:table-cell office:value-type="float" office:value="0.75440948120174">
                <text:p>0.75440948120174</text:p>
              </table:table-cell>
              <table:table-cell office:value-type="float" office:value="1.11078096475428">
                <text:p>1.11078096475428</text:p>
              </table:table-cell>
              <table:table-cell office:value-type="float" office:value="1.66163527522882">
                <text:p>1.66163527522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  <draw:g>
                  <svg:desc>Model.B42:Model.B42</svg:desc>
                </draw:g>
              </table:table-cell>
              <table:table-cell office:value-type="float" office:value="0.217151722682261">
                <text:p>0.217151722682261</text:p>
                <draw:g>
                  <svg:desc>Model.C42:Model.AO42</svg:desc>
                </draw:g>
              </table:table-cell>
              <table:table-cell office:value-type="float" office:value="0.21708285365699">
                <text:p>0.21708285365699</text:p>
              </table:table-cell>
              <table:table-cell office:value-type="float" office:value="0.216992204903315">
                <text:p>0.216992204903315</text:p>
              </table:table-cell>
              <table:table-cell office:value-type="float" office:value="0.216873204128797">
                <text:p>0.216873204128797</text:p>
              </table:table-cell>
              <table:table-cell office:value-type="float" office:value="0.216717442837085">
                <text:p>0.216717442837085</text:p>
              </table:table-cell>
              <table:table-cell office:value-type="float" office:value="0.216514235157067">
                <text:p>0.216514235157067</text:p>
              </table:table-cell>
              <table:table-cell office:value-type="float" office:value="0.216250108577458">
                <text:p>0.216250108577458</text:p>
              </table:table-cell>
              <table:table-cell office:value-type="float" office:value="0.21590823933022">
                <text:p>0.21590823933022</text:p>
              </table:table-cell>
              <table:table-cell office:value-type="float" office:value="0.215467864988929">
                <text:p>0.215467864988929</text:p>
              </table:table-cell>
              <table:table-cell office:value-type="float" office:value="0.214903740013833">
                <text:p>0.214903740013833</text:p>
              </table:table-cell>
              <table:table-cell office:value-type="float" office:value="0.214185753807313">
                <text:p>0.214185753807313</text:p>
              </table:table-cell>
              <table:table-cell office:value-type="float" office:value="0.21327891632213">
                <text:p>0.21327891632213</text:p>
              </table:table-cell>
              <table:table-cell office:value-type="float" office:value="0.212144049755526">
                <text:p>0.212144049755526</text:p>
              </table:table-cell>
              <table:table-cell office:value-type="float" office:value="0.21073973063188">
                <text:p>0.21073973063188</text:p>
              </table:table-cell>
              <table:table-cell office:value-type="float" office:value="0.209026340448667">
                <text:p>0.209026340448667</text:p>
              </table:table-cell>
              <table:table-cell office:value-type="float" office:value="0.206973557711724">
                <text:p>0.206973557711724</text:p>
              </table:table-cell>
              <table:table-cell office:value-type="float" office:value="0.204573336807278">
                <text:p>0.204573336807278</text:p>
              </table:table-cell>
              <table:table-cell office:value-type="float" office:value="0.201861482513276">
                <text:p>0.201861482513276</text:p>
              </table:table-cell>
              <table:table-cell office:value-type="float" office:value="0.198952507314428">
                <text:p>0.198952507314428</text:p>
              </table:table-cell>
              <table:table-cell office:value-type="float" office:value="0.196094790767083">
                <text:p>0.196094790767083</text:p>
              </table:table-cell>
              <table:table-cell office:value-type="float" office:value="0.193756492060122">
                <text:p>0.193756492060122</text:p>
              </table:table-cell>
              <table:table-cell office:value-type="float" office:value="0.192757699390738">
                <text:p>0.192757699390738</text:p>
              </table:table-cell>
              <table:table-cell office:value-type="float" office:value="0.19447165596769">
                <text:p>0.19447165596769</text:p>
              </table:table-cell>
              <table:table-cell office:value-type="float" office:value="0.20112862486743">
                <text:p>0.20112862486743</text:p>
              </table:table-cell>
              <table:table-cell office:value-type="float" office:value="0.216271544070674">
                <text:p>0.216271544070674</text:p>
              </table:table-cell>
              <table:table-cell office:value-type="float" office:value="0.245435235233568">
                <text:p>0.245435235233568</text:p>
              </table:table-cell>
              <table:table-cell office:value-type="float" office:value="0.297153660015202">
                <text:p>0.297153660015202</text:p>
              </table:table-cell>
              <table:table-cell office:value-type="float" office:value="0.38444700225059">
                <text:p>0.38444700225059</text:p>
              </table:table-cell>
              <table:table-cell office:value-type="float" office:value="0.527008544015658">
                <text:p>0.527008544015658</text:p>
              </table:table-cell>
              <table:table-cell office:value-type="float" office:value="0.75440948120174">
                <text:p>0.75440948120174</text:p>
              </table:table-cell>
              <table:table-cell office:value-type="float" office:value="1.11078096475428">
                <text:p>1.11078096475428</text:p>
              </table:table-cell>
              <table:table-cell office:value-type="float" office:value="1.66163527522882">
                <text:p>1.66163527522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  <draw:g>
                  <svg:desc>Model.B43:Model.B43</svg:desc>
                </draw:g>
              </table:table-cell>
              <table:table-cell office:value-type="float" office:value="0.217203919731167">
                <text:p>0.217203919731167</text:p>
                <draw:g>
                  <svg:desc>Model.C43:Model.AO43</svg:desc>
                </draw:g>
              </table:table-cell>
              <table:table-cell office:value-type="float" office:value="0.217151722682261">
                <text:p>0.217151722682261</text:p>
              </table:table-cell>
              <table:table-cell office:value-type="float" office:value="0.21708285365699">
                <text:p>0.21708285365699</text:p>
              </table:table-cell>
              <table:table-cell office:value-type="float" office:value="0.216992204903315">
                <text:p>0.216992204903315</text:p>
              </table:table-cell>
              <table:table-cell office:value-type="float" office:value="0.216873204128797">
                <text:p>0.216873204128797</text:p>
              </table:table-cell>
              <table:table-cell office:value-type="float" office:value="0.216717442837085">
                <text:p>0.216717442837085</text:p>
              </table:table-cell>
              <table:table-cell office:value-type="float" office:value="0.216514235157067">
                <text:p>0.216514235157067</text:p>
              </table:table-cell>
              <table:table-cell office:value-type="float" office:value="0.216250108577458">
                <text:p>0.216250108577458</text:p>
              </table:table-cell>
              <table:table-cell office:value-type="float" office:value="0.21590823933022">
                <text:p>0.21590823933022</text:p>
              </table:table-cell>
              <table:table-cell office:value-type="float" office:value="0.215467864988929">
                <text:p>0.215467864988929</text:p>
              </table:table-cell>
              <table:table-cell office:value-type="float" office:value="0.214903740013833">
                <text:p>0.214903740013833</text:p>
              </table:table-cell>
              <table:table-cell office:value-type="float" office:value="0.214185753807313">
                <text:p>0.214185753807313</text:p>
              </table:table-cell>
              <table:table-cell office:value-type="float" office:value="0.21327891632213">
                <text:p>0.21327891632213</text:p>
              </table:table-cell>
              <table:table-cell office:value-type="float" office:value="0.212144049755526">
                <text:p>0.212144049755526</text:p>
              </table:table-cell>
              <table:table-cell office:value-type="float" office:value="0.21073973063188">
                <text:p>0.21073973063188</text:p>
              </table:table-cell>
              <table:table-cell office:value-type="float" office:value="0.209026340448667">
                <text:p>0.209026340448667</text:p>
              </table:table-cell>
              <table:table-cell office:value-type="float" office:value="0.206973557711724">
                <text:p>0.206973557711724</text:p>
              </table:table-cell>
              <table:table-cell office:value-type="float" office:value="0.204573336807278">
                <text:p>0.204573336807278</text:p>
              </table:table-cell>
              <table:table-cell office:value-type="float" office:value="0.201861482513276">
                <text:p>0.201861482513276</text:p>
              </table:table-cell>
              <table:table-cell office:value-type="float" office:value="0.198952507314428">
                <text:p>0.198952507314428</text:p>
              </table:table-cell>
              <table:table-cell office:value-type="float" office:value="0.196094790767083">
                <text:p>0.196094790767083</text:p>
              </table:table-cell>
              <table:table-cell office:value-type="float" office:value="0.193756492060122">
                <text:p>0.193756492060122</text:p>
              </table:table-cell>
              <table:table-cell office:value-type="float" office:value="0.192757699390738">
                <text:p>0.192757699390738</text:p>
              </table:table-cell>
              <table:table-cell office:value-type="float" office:value="0.19447165596769">
                <text:p>0.19447165596769</text:p>
              </table:table-cell>
              <table:table-cell office:value-type="float" office:value="0.20112862486743">
                <text:p>0.20112862486743</text:p>
              </table:table-cell>
              <table:table-cell office:value-type="float" office:value="0.216271544070674">
                <text:p>0.216271544070674</text:p>
              </table:table-cell>
              <table:table-cell office:value-type="float" office:value="0.245435235233568">
                <text:p>0.245435235233568</text:p>
              </table:table-cell>
              <table:table-cell office:value-type="float" office:value="0.297153660015202">
                <text:p>0.297153660015202</text:p>
              </table:table-cell>
              <table:table-cell office:value-type="float" office:value="0.38444700225059">
                <text:p>0.38444700225059</text:p>
              </table:table-cell>
              <table:table-cell office:value-type="float" office:value="0.527008544015658">
                <text:p>0.527008544015658</text:p>
              </table:table-cell>
              <table:table-cell office:value-type="float" office:value="0.75440948120174">
                <text:p>0.75440948120174</text:p>
              </table:table-cell>
              <table:table-cell office:value-type="float" office:value="1.11078096475428">
                <text:p>1.11078096475428</text:p>
              </table:table-cell>
              <table:table-cell office:value-type="float" office:value="1.66163527522882">
                <text:p>1.66163527522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  <draw:g>
                  <svg:desc>Model.B44:Model.B44</svg:desc>
                </draw:g>
              </table:table-cell>
              <table:table-cell office:value-type="float" office:value="0.217243394783406">
                <text:p>0.217243394783406</text:p>
                <draw:g>
                  <svg:desc>Model.C44:Model.AO44</svg:desc>
                </draw:g>
              </table:table-cell>
              <table:table-cell office:value-type="float" office:value="0.217203919731167">
                <text:p>0.217203919731167</text:p>
              </table:table-cell>
              <table:table-cell office:value-type="float" office:value="0.217151722682261">
                <text:p>0.217151722682261</text:p>
              </table:table-cell>
              <table:table-cell office:value-type="float" office:value="0.21708285365699">
                <text:p>0.21708285365699</text:p>
              </table:table-cell>
              <table:table-cell office:value-type="float" office:value="0.216992204903315">
                <text:p>0.216992204903315</text:p>
              </table:table-cell>
              <table:table-cell office:value-type="float" office:value="0.216873204128797">
                <text:p>0.216873204128797</text:p>
              </table:table-cell>
              <table:table-cell office:value-type="float" office:value="0.216717442837085">
                <text:p>0.216717442837085</text:p>
              </table:table-cell>
              <table:table-cell office:value-type="float" office:value="0.216514235157067">
                <text:p>0.216514235157067</text:p>
              </table:table-cell>
              <table:table-cell office:value-type="float" office:value="0.216250108577458">
                <text:p>0.216250108577458</text:p>
              </table:table-cell>
              <table:table-cell office:value-type="float" office:value="0.21590823933022">
                <text:p>0.21590823933022</text:p>
              </table:table-cell>
              <table:table-cell office:value-type="float" office:value="0.215467864988929">
                <text:p>0.215467864988929</text:p>
              </table:table-cell>
              <table:table-cell office:value-type="float" office:value="0.214903740013833">
                <text:p>0.214903740013833</text:p>
              </table:table-cell>
              <table:table-cell office:value-type="float" office:value="0.214185753807313">
                <text:p>0.214185753807313</text:p>
              </table:table-cell>
              <table:table-cell office:value-type="float" office:value="0.21327891632213">
                <text:p>0.21327891632213</text:p>
              </table:table-cell>
              <table:table-cell office:value-type="float" office:value="0.212144049755526">
                <text:p>0.212144049755526</text:p>
              </table:table-cell>
              <table:table-cell office:value-type="float" office:value="0.21073973063188">
                <text:p>0.21073973063188</text:p>
              </table:table-cell>
              <table:table-cell office:value-type="float" office:value="0.209026340448667">
                <text:p>0.209026340448667</text:p>
              </table:table-cell>
              <table:table-cell office:value-type="float" office:value="0.206973557711724">
                <text:p>0.206973557711724</text:p>
              </table:table-cell>
              <table:table-cell office:value-type="float" office:value="0.204573336807278">
                <text:p>0.204573336807278</text:p>
              </table:table-cell>
              <table:table-cell office:value-type="float" office:value="0.201861482513276">
                <text:p>0.201861482513276</text:p>
              </table:table-cell>
              <table:table-cell office:value-type="float" office:value="0.198952507314428">
                <text:p>0.198952507314428</text:p>
              </table:table-cell>
              <table:table-cell office:value-type="float" office:value="0.196094790767083">
                <text:p>0.196094790767083</text:p>
              </table:table-cell>
              <table:table-cell office:value-type="float" office:value="0.193756492060122">
                <text:p>0.193756492060122</text:p>
              </table:table-cell>
              <table:table-cell office:value-type="float" office:value="0.192757699390738">
                <text:p>0.192757699390738</text:p>
              </table:table-cell>
              <table:table-cell office:value-type="float" office:value="0.19447165596769">
                <text:p>0.19447165596769</text:p>
              </table:table-cell>
              <table:table-cell office:value-type="float" office:value="0.20112862486743">
                <text:p>0.20112862486743</text:p>
              </table:table-cell>
              <table:table-cell office:value-type="float" office:value="0.216271544070674">
                <text:p>0.216271544070674</text:p>
              </table:table-cell>
              <table:table-cell office:value-type="float" office:value="0.245435235233568">
                <text:p>0.245435235233568</text:p>
              </table:table-cell>
              <table:table-cell office:value-type="float" office:value="0.297153660015202">
                <text:p>0.297153660015202</text:p>
              </table:table-cell>
              <table:table-cell office:value-type="float" office:value="0.38444700225059">
                <text:p>0.38444700225059</text:p>
              </table:table-cell>
              <table:table-cell office:value-type="float" office:value="0.527008544015658">
                <text:p>0.527008544015658</text:p>
              </table:table-cell>
              <table:table-cell office:value-type="float" office:value="0.75440948120174">
                <text:p>0.75440948120174</text:p>
              </table:table-cell>
              <table:table-cell office:value-type="float" office:value="1.11078096475428">
                <text:p>1.11078096475428</text:p>
              </table:table-cell>
              <table:table-cell office:value-type="float" office:value="1.66163527522882">
                <text:p>1.66163527522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  <draw:g>
                  <svg:desc>Model.B45:Model.B45</svg:desc>
                </draw:g>
              </table:table-cell>
              <table:table-cell office:value-type="float" office:value="0.217273189321417">
                <text:p>0.217273189321417</text:p>
                <draw:g>
                  <svg:desc>Model.C45:Model.AO45</svg:desc>
                </draw:g>
              </table:table-cell>
              <table:table-cell office:value-type="float" office:value="0.217243394783406">
                <text:p>0.217243394783406</text:p>
              </table:table-cell>
              <table:table-cell office:value-type="float" office:value="0.217203919731167">
                <text:p>0.217203919731167</text:p>
              </table:table-cell>
              <table:table-cell office:value-type="float" office:value="0.217151722682261">
                <text:p>0.217151722682261</text:p>
              </table:table-cell>
              <table:table-cell office:value-type="float" office:value="0.21708285365699">
                <text:p>0.21708285365699</text:p>
              </table:table-cell>
              <table:table-cell office:value-type="float" office:value="0.216992204903315">
                <text:p>0.216992204903315</text:p>
              </table:table-cell>
              <table:table-cell office:value-type="float" office:value="0.216873204128797">
                <text:p>0.216873204128797</text:p>
              </table:table-cell>
              <table:table-cell office:value-type="float" office:value="0.216717442837085">
                <text:p>0.216717442837085</text:p>
              </table:table-cell>
              <table:table-cell office:value-type="float" office:value="0.216514235157067">
                <text:p>0.216514235157067</text:p>
              </table:table-cell>
              <table:table-cell office:value-type="float" office:value="0.216250108577458">
                <text:p>0.216250108577458</text:p>
              </table:table-cell>
              <table:table-cell office:value-type="float" office:value="0.21590823933022">
                <text:p>0.21590823933022</text:p>
              </table:table-cell>
              <table:table-cell office:value-type="float" office:value="0.215467864988929">
                <text:p>0.215467864988929</text:p>
              </table:table-cell>
              <table:table-cell office:value-type="float" office:value="0.214903740013833">
                <text:p>0.214903740013833</text:p>
              </table:table-cell>
              <table:table-cell office:value-type="float" office:value="0.214185753807313">
                <text:p>0.214185753807313</text:p>
              </table:table-cell>
              <table:table-cell office:value-type="float" office:value="0.21327891632213">
                <text:p>0.21327891632213</text:p>
              </table:table-cell>
              <table:table-cell office:value-type="float" office:value="0.212144049755526">
                <text:p>0.212144049755526</text:p>
              </table:table-cell>
              <table:table-cell office:value-type="float" office:value="0.21073973063188">
                <text:p>0.21073973063188</text:p>
              </table:table-cell>
              <table:table-cell office:value-type="float" office:value="0.209026340448667">
                <text:p>0.209026340448667</text:p>
              </table:table-cell>
              <table:table-cell office:value-type="float" office:value="0.206973557711724">
                <text:p>0.206973557711724</text:p>
              </table:table-cell>
              <table:table-cell office:value-type="float" office:value="0.204573336807278">
                <text:p>0.204573336807278</text:p>
              </table:table-cell>
              <table:table-cell office:value-type="float" office:value="0.201861482513276">
                <text:p>0.201861482513276</text:p>
              </table:table-cell>
              <table:table-cell office:value-type="float" office:value="0.198952507314428">
                <text:p>0.198952507314428</text:p>
              </table:table-cell>
              <table:table-cell office:value-type="float" office:value="0.196094790767083">
                <text:p>0.196094790767083</text:p>
              </table:table-cell>
              <table:table-cell office:value-type="float" office:value="0.193756492060122">
                <text:p>0.193756492060122</text:p>
              </table:table-cell>
              <table:table-cell office:value-type="float" office:value="0.192757699390738">
                <text:p>0.192757699390738</text:p>
              </table:table-cell>
              <table:table-cell office:value-type="float" office:value="0.19447165596769">
                <text:p>0.19447165596769</text:p>
              </table:table-cell>
              <table:table-cell office:value-type="float" office:value="0.20112862486743">
                <text:p>0.20112862486743</text:p>
              </table:table-cell>
              <table:table-cell office:value-type="float" office:value="0.216271544070674">
                <text:p>0.216271544070674</text:p>
              </table:table-cell>
              <table:table-cell office:value-type="float" office:value="0.245435235233568">
                <text:p>0.245435235233568</text:p>
              </table:table-cell>
              <table:table-cell office:value-type="float" office:value="0.297153660015202">
                <text:p>0.297153660015202</text:p>
              </table:table-cell>
              <table:table-cell office:value-type="float" office:value="0.38444700225059">
                <text:p>0.38444700225059</text:p>
              </table:table-cell>
              <table:table-cell office:value-type="float" office:value="0.527008544015658">
                <text:p>0.527008544015658</text:p>
              </table:table-cell>
              <table:table-cell office:value-type="float" office:value="0.75440948120174">
                <text:p>0.75440948120174</text:p>
              </table:table-cell>
              <table:table-cell office:value-type="float" office:value="1.11078096475428">
                <text:p>1.11078096475428</text:p>
              </table:table-cell>
              <table:table-cell office:value-type="float" office:value="1.66163527522882">
                <text:p>1.66163527522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  <draw:g>
                  <svg:desc>Model.B46:Model.B46</svg:desc>
                </draw:g>
              </table:table-cell>
              <table:table-cell office:value-type="float" office:value="0.217295636402338">
                <text:p>0.217295636402338</text:p>
                <draw:g>
                  <svg:desc>Model.C46:Model.AO46</svg:desc>
                </draw:g>
              </table:table-cell>
              <table:table-cell office:value-type="float" office:value="0.217273189321417">
                <text:p>0.217273189321417</text:p>
              </table:table-cell>
              <table:table-cell office:value-type="float" office:value="0.217243394783406">
                <text:p>0.217243394783406</text:p>
              </table:table-cell>
              <table:table-cell office:value-type="float" office:value="0.217203919731167">
                <text:p>0.217203919731167</text:p>
              </table:table-cell>
              <table:table-cell office:value-type="float" office:value="0.217151722682261">
                <text:p>0.217151722682261</text:p>
              </table:table-cell>
              <table:table-cell office:value-type="float" office:value="0.21708285365699">
                <text:p>0.21708285365699</text:p>
              </table:table-cell>
              <table:table-cell office:value-type="float" office:value="0.216992204903315">
                <text:p>0.216992204903315</text:p>
              </table:table-cell>
              <table:table-cell office:value-type="float" office:value="0.216873204128797">
                <text:p>0.216873204128797</text:p>
              </table:table-cell>
              <table:table-cell office:value-type="float" office:value="0.216717442837085">
                <text:p>0.216717442837085</text:p>
              </table:table-cell>
              <table:table-cell office:value-type="float" office:value="0.216514235157067">
                <text:p>0.216514235157067</text:p>
              </table:table-cell>
              <table:table-cell office:value-type="float" office:value="0.216250108577458">
                <text:p>0.216250108577458</text:p>
              </table:table-cell>
              <table:table-cell office:value-type="float" office:value="0.21590823933022">
                <text:p>0.21590823933022</text:p>
              </table:table-cell>
              <table:table-cell office:value-type="float" office:value="0.215467864988929">
                <text:p>0.215467864988929</text:p>
              </table:table-cell>
              <table:table-cell office:value-type="float" office:value="0.214903740013833">
                <text:p>0.214903740013833</text:p>
              </table:table-cell>
              <table:table-cell office:value-type="float" office:value="0.214185753807313">
                <text:p>0.214185753807313</text:p>
              </table:table-cell>
              <table:table-cell office:value-type="float" office:value="0.21327891632213">
                <text:p>0.21327891632213</text:p>
              </table:table-cell>
              <table:table-cell office:value-type="float" office:value="0.212144049755526">
                <text:p>0.212144049755526</text:p>
              </table:table-cell>
              <table:table-cell office:value-type="float" office:value="0.21073973063188">
                <text:p>0.21073973063188</text:p>
              </table:table-cell>
              <table:table-cell office:value-type="float" office:value="0.209026340448667">
                <text:p>0.209026340448667</text:p>
              </table:table-cell>
              <table:table-cell office:value-type="float" office:value="0.206973557711724">
                <text:p>0.206973557711724</text:p>
              </table:table-cell>
              <table:table-cell office:value-type="float" office:value="0.204573336807278">
                <text:p>0.204573336807278</text:p>
              </table:table-cell>
              <table:table-cell office:value-type="float" office:value="0.201861482513276">
                <text:p>0.201861482513276</text:p>
              </table:table-cell>
              <table:table-cell office:value-type="float" office:value="0.198952507314428">
                <text:p>0.198952507314428</text:p>
              </table:table-cell>
              <table:table-cell office:value-type="float" office:value="0.196094790767083">
                <text:p>0.196094790767083</text:p>
              </table:table-cell>
              <table:table-cell office:value-type="float" office:value="0.193756492060122">
                <text:p>0.193756492060122</text:p>
              </table:table-cell>
              <table:table-cell office:value-type="float" office:value="0.192757699390738">
                <text:p>0.192757699390738</text:p>
              </table:table-cell>
              <table:table-cell office:value-type="float" office:value="0.19447165596769">
                <text:p>0.19447165596769</text:p>
              </table:table-cell>
              <table:table-cell office:value-type="float" office:value="0.20112862486743">
                <text:p>0.20112862486743</text:p>
              </table:table-cell>
              <table:table-cell office:value-type="float" office:value="0.216271544070674">
                <text:p>0.216271544070674</text:p>
              </table:table-cell>
              <table:table-cell office:value-type="float" office:value="0.245435235233568">
                <text:p>0.245435235233568</text:p>
              </table:table-cell>
              <table:table-cell office:value-type="float" office:value="0.297153660015202">
                <text:p>0.297153660015202</text:p>
              </table:table-cell>
              <table:table-cell office:value-type="float" office:value="0.38444700225059">
                <text:p>0.38444700225059</text:p>
              </table:table-cell>
              <table:table-cell office:value-type="float" office:value="0.527008544015658">
                <text:p>0.527008544015658</text:p>
              </table:table-cell>
              <table:table-cell office:value-type="float" office:value="0.75440948120174">
                <text:p>0.75440948120174</text:p>
              </table:table-cell>
              <table:table-cell office:value-type="float" office:value="1.11078096475428">
                <text:p>1.11078096475428</text:p>
              </table:table-cell>
              <table:table-cell office:value-type="float" office:value="1.66163527522882">
                <text:p>1.66163527522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  <draw:g>
                  <svg:desc>Model.B47:Model.B47</svg:desc>
                </draw:g>
              </table:table-cell>
              <table:table-cell office:value-type="float" office:value="0.217312519641914">
                <text:p>0.217312519641914</text:p>
                <draw:g>
                  <svg:desc>Model.C47:Model.AO47</svg:desc>
                </draw:g>
              </table:table-cell>
              <table:table-cell office:value-type="float" office:value="0.217295636402338">
                <text:p>0.217295636402338</text:p>
              </table:table-cell>
              <table:table-cell office:value-type="float" office:value="0.217273189321417">
                <text:p>0.217273189321417</text:p>
              </table:table-cell>
              <table:table-cell office:value-type="float" office:value="0.217243394783406">
                <text:p>0.217243394783406</text:p>
              </table:table-cell>
              <table:table-cell office:value-type="float" office:value="0.217203919731167">
                <text:p>0.217203919731167</text:p>
              </table:table-cell>
              <table:table-cell office:value-type="float" office:value="0.217151722682261">
                <text:p>0.217151722682261</text:p>
              </table:table-cell>
              <table:table-cell office:value-type="float" office:value="0.21708285365699">
                <text:p>0.21708285365699</text:p>
              </table:table-cell>
              <table:table-cell office:value-type="float" office:value="0.216992204903315">
                <text:p>0.216992204903315</text:p>
              </table:table-cell>
              <table:table-cell office:value-type="float" office:value="0.216873204128797">
                <text:p>0.216873204128797</text:p>
              </table:table-cell>
              <table:table-cell office:value-type="float" office:value="0.216717442837085">
                <text:p>0.216717442837085</text:p>
              </table:table-cell>
              <table:table-cell office:value-type="float" office:value="0.216514235157067">
                <text:p>0.216514235157067</text:p>
              </table:table-cell>
              <table:table-cell office:value-type="float" office:value="0.216250108577458">
                <text:p>0.216250108577458</text:p>
              </table:table-cell>
              <table:table-cell office:value-type="float" office:value="0.21590823933022">
                <text:p>0.21590823933022</text:p>
              </table:table-cell>
              <table:table-cell office:value-type="float" office:value="0.215467864988929">
                <text:p>0.215467864988929</text:p>
              </table:table-cell>
              <table:table-cell office:value-type="float" office:value="0.214903740013833">
                <text:p>0.214903740013833</text:p>
              </table:table-cell>
              <table:table-cell office:value-type="float" office:value="0.214185753807313">
                <text:p>0.214185753807313</text:p>
              </table:table-cell>
              <table:table-cell office:value-type="float" office:value="0.21327891632213">
                <text:p>0.21327891632213</text:p>
              </table:table-cell>
              <table:table-cell office:value-type="float" office:value="0.212144049755526">
                <text:p>0.212144049755526</text:p>
              </table:table-cell>
              <table:table-cell office:value-type="float" office:value="0.21073973063188">
                <text:p>0.21073973063188</text:p>
              </table:table-cell>
              <table:table-cell office:value-type="float" office:value="0.209026340448667">
                <text:p>0.209026340448667</text:p>
              </table:table-cell>
              <table:table-cell office:value-type="float" office:value="0.206973557711724">
                <text:p>0.206973557711724</text:p>
              </table:table-cell>
              <table:table-cell office:value-type="float" office:value="0.204573336807278">
                <text:p>0.204573336807278</text:p>
              </table:table-cell>
              <table:table-cell office:value-type="float" office:value="0.201861482513276">
                <text:p>0.201861482513276</text:p>
              </table:table-cell>
              <table:table-cell office:value-type="float" office:value="0.198952507314428">
                <text:p>0.198952507314428</text:p>
              </table:table-cell>
              <table:table-cell office:value-type="float" office:value="0.196094790767083">
                <text:p>0.196094790767083</text:p>
              </table:table-cell>
              <table:table-cell office:value-type="float" office:value="0.193756492060122">
                <text:p>0.193756492060122</text:p>
              </table:table-cell>
              <table:table-cell office:value-type="float" office:value="0.192757699390738">
                <text:p>0.192757699390738</text:p>
              </table:table-cell>
              <table:table-cell office:value-type="float" office:value="0.19447165596769">
                <text:p>0.19447165596769</text:p>
              </table:table-cell>
              <table:table-cell office:value-type="float" office:value="0.20112862486743">
                <text:p>0.20112862486743</text:p>
              </table:table-cell>
              <table:table-cell office:value-type="float" office:value="0.216271544070674">
                <text:p>0.216271544070674</text:p>
              </table:table-cell>
              <table:table-cell office:value-type="float" office:value="0.245435235233568">
                <text:p>0.245435235233568</text:p>
              </table:table-cell>
              <table:table-cell office:value-type="float" office:value="0.297153660015202">
                <text:p>0.297153660015202</text:p>
              </table:table-cell>
              <table:table-cell office:value-type="float" office:value="0.38444700225059">
                <text:p>0.38444700225059</text:p>
              </table:table-cell>
              <table:table-cell office:value-type="float" office:value="0.527008544015658">
                <text:p>0.527008544015658</text:p>
              </table:table-cell>
              <table:table-cell office:value-type="float" office:value="0.75440948120174">
                <text:p>0.75440948120174</text:p>
              </table:table-cell>
              <table:table-cell office:value-type="float" office:value="1.11078096475428">
                <text:p>1.11078096475428</text:p>
              </table:table-cell>
              <table:table-cell office:value-type="float" office:value="1.66163527522882">
                <text:p>1.66163527522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  <draw:g>
                  <svg:desc>Model.B48:Model.B48</svg:desc>
                </draw:g>
              </table:table-cell>
              <table:table-cell office:value-type="float" office:value="0.217325198509687">
                <text:p>0.217325198509687</text:p>
                <draw:g>
                  <svg:desc>Model.C48:Model.AO48</svg:desc>
                </draw:g>
              </table:table-cell>
              <table:table-cell office:value-type="float" office:value="0.217312519641914">
                <text:p>0.217312519641914</text:p>
              </table:table-cell>
              <table:table-cell office:value-type="float" office:value="0.217295636402338">
                <text:p>0.217295636402338</text:p>
              </table:table-cell>
              <table:table-cell office:value-type="float" office:value="0.217273189321417">
                <text:p>0.217273189321417</text:p>
              </table:table-cell>
              <table:table-cell office:value-type="float" office:value="0.217243394783406">
                <text:p>0.217243394783406</text:p>
              </table:table-cell>
              <table:table-cell office:value-type="float" office:value="0.217203919731167">
                <text:p>0.217203919731167</text:p>
              </table:table-cell>
              <table:table-cell office:value-type="float" office:value="0.217151722682261">
                <text:p>0.217151722682261</text:p>
              </table:table-cell>
              <table:table-cell office:value-type="float" office:value="0.21708285365699">
                <text:p>0.21708285365699</text:p>
              </table:table-cell>
              <table:table-cell office:value-type="float" office:value="0.216992204903315">
                <text:p>0.216992204903315</text:p>
              </table:table-cell>
              <table:table-cell office:value-type="float" office:value="0.216873204128797">
                <text:p>0.216873204128797</text:p>
              </table:table-cell>
              <table:table-cell office:value-type="float" office:value="0.216717442837085">
                <text:p>0.216717442837085</text:p>
              </table:table-cell>
              <table:table-cell office:value-type="float" office:value="0.216514235157067">
                <text:p>0.216514235157067</text:p>
              </table:table-cell>
              <table:table-cell office:value-type="float" office:value="0.216250108577458">
                <text:p>0.216250108577458</text:p>
              </table:table-cell>
              <table:table-cell office:value-type="float" office:value="0.21590823933022">
                <text:p>0.21590823933022</text:p>
              </table:table-cell>
              <table:table-cell office:value-type="float" office:value="0.215467864988929">
                <text:p>0.215467864988929</text:p>
              </table:table-cell>
              <table:table-cell office:value-type="float" office:value="0.214903740013833">
                <text:p>0.214903740013833</text:p>
              </table:table-cell>
              <table:table-cell office:value-type="float" office:value="0.214185753807313">
                <text:p>0.214185753807313</text:p>
              </table:table-cell>
              <table:table-cell office:value-type="float" office:value="0.21327891632213">
                <text:p>0.21327891632213</text:p>
              </table:table-cell>
              <table:table-cell office:value-type="float" office:value="0.212144049755526">
                <text:p>0.212144049755526</text:p>
              </table:table-cell>
              <table:table-cell office:value-type="float" office:value="0.21073973063188">
                <text:p>0.21073973063188</text:p>
              </table:table-cell>
              <table:table-cell office:value-type="float" office:value="0.209026340448667">
                <text:p>0.209026340448667</text:p>
              </table:table-cell>
              <table:table-cell office:value-type="float" office:value="0.206973557711724">
                <text:p>0.206973557711724</text:p>
              </table:table-cell>
              <table:table-cell office:value-type="float" office:value="0.204573336807278">
                <text:p>0.204573336807278</text:p>
              </table:table-cell>
              <table:table-cell office:value-type="float" office:value="0.201861482513276">
                <text:p>0.201861482513276</text:p>
              </table:table-cell>
              <table:table-cell office:value-type="float" office:value="0.198952507314428">
                <text:p>0.198952507314428</text:p>
              </table:table-cell>
              <table:table-cell office:value-type="float" office:value="0.196094790767083">
                <text:p>0.196094790767083</text:p>
              </table:table-cell>
              <table:table-cell office:value-type="float" office:value="0.193756492060122">
                <text:p>0.193756492060122</text:p>
              </table:table-cell>
              <table:table-cell office:value-type="float" office:value="0.192757699390738">
                <text:p>0.192757699390738</text:p>
              </table:table-cell>
              <table:table-cell office:value-type="float" office:value="0.19447165596769">
                <text:p>0.19447165596769</text:p>
              </table:table-cell>
              <table:table-cell office:value-type="float" office:value="0.20112862486743">
                <text:p>0.20112862486743</text:p>
              </table:table-cell>
              <table:table-cell office:value-type="float" office:value="0.216271544070674">
                <text:p>0.216271544070674</text:p>
              </table:table-cell>
              <table:table-cell office:value-type="float" office:value="0.245435235233568">
                <text:p>0.245435235233568</text:p>
              </table:table-cell>
              <table:table-cell office:value-type="float" office:value="0.297153660015202">
                <text:p>0.297153660015202</text:p>
              </table:table-cell>
              <table:table-cell office:value-type="float" office:value="0.38444700225059">
                <text:p>0.38444700225059</text:p>
              </table:table-cell>
              <table:table-cell office:value-type="float" office:value="0.527008544015658">
                <text:p>0.527008544015658</text:p>
              </table:table-cell>
              <table:table-cell office:value-type="float" office:value="0.75440948120174">
                <text:p>0.75440948120174</text:p>
              </table:table-cell>
              <table:table-cell office:value-type="float" office:value="1.11078096475428">
                <text:p>1.11078096475428</text:p>
              </table:table-cell>
              <table:table-cell office:value-type="float" office:value="1.66163527522882">
                <text:p>1.66163527522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  <draw:g>
                  <svg:desc>Model.B49:Model.B49</svg:desc>
                </draw:g>
              </table:table-cell>
              <table:table-cell office:value-type="float" office:value="0.217334706391556">
                <text:p>0.217334706391556</text:p>
                <draw:g>
                  <svg:desc>Model.C49:Model.AO49</svg:desc>
                </draw:g>
              </table:table-cell>
              <table:table-cell office:value-type="float" office:value="0.217325198509687">
                <text:p>0.217325198509687</text:p>
              </table:table-cell>
              <table:table-cell office:value-type="float" office:value="0.217312519641914">
                <text:p>0.217312519641914</text:p>
              </table:table-cell>
              <table:table-cell office:value-type="float" office:value="0.217295636402338">
                <text:p>0.217295636402338</text:p>
              </table:table-cell>
              <table:table-cell office:value-type="float" office:value="0.217273189321417">
                <text:p>0.217273189321417</text:p>
              </table:table-cell>
              <table:table-cell office:value-type="float" office:value="0.217243394783406">
                <text:p>0.217243394783406</text:p>
              </table:table-cell>
              <table:table-cell office:value-type="float" office:value="0.217203919731167">
                <text:p>0.217203919731167</text:p>
              </table:table-cell>
              <table:table-cell office:value-type="float" office:value="0.217151722682261">
                <text:p>0.217151722682261</text:p>
              </table:table-cell>
              <table:table-cell office:value-type="float" office:value="0.21708285365699">
                <text:p>0.21708285365699</text:p>
              </table:table-cell>
              <table:table-cell office:value-type="float" office:value="0.216992204903315">
                <text:p>0.216992204903315</text:p>
              </table:table-cell>
              <table:table-cell office:value-type="float" office:value="0.216873204128797">
                <text:p>0.216873204128797</text:p>
              </table:table-cell>
              <table:table-cell office:value-type="float" office:value="0.216717442837085">
                <text:p>0.216717442837085</text:p>
              </table:table-cell>
              <table:table-cell office:value-type="float" office:value="0.216514235157067">
                <text:p>0.216514235157067</text:p>
              </table:table-cell>
              <table:table-cell office:value-type="float" office:value="0.216250108577458">
                <text:p>0.216250108577458</text:p>
              </table:table-cell>
              <table:table-cell office:value-type="float" office:value="0.21590823933022">
                <text:p>0.21590823933022</text:p>
              </table:table-cell>
              <table:table-cell office:value-type="float" office:value="0.215467864988929">
                <text:p>0.215467864988929</text:p>
              </table:table-cell>
              <table:table-cell office:value-type="float" office:value="0.214903740013833">
                <text:p>0.214903740013833</text:p>
              </table:table-cell>
              <table:table-cell office:value-type="float" office:value="0.214185753807313">
                <text:p>0.214185753807313</text:p>
              </table:table-cell>
              <table:table-cell office:value-type="float" office:value="0.21327891632213">
                <text:p>0.21327891632213</text:p>
              </table:table-cell>
              <table:table-cell office:value-type="float" office:value="0.212144049755526">
                <text:p>0.212144049755526</text:p>
              </table:table-cell>
              <table:table-cell office:value-type="float" office:value="0.21073973063188">
                <text:p>0.21073973063188</text:p>
              </table:table-cell>
              <table:table-cell office:value-type="float" office:value="0.209026340448667">
                <text:p>0.209026340448667</text:p>
              </table:table-cell>
              <table:table-cell office:value-type="float" office:value="0.206973557711724">
                <text:p>0.206973557711724</text:p>
              </table:table-cell>
              <table:table-cell office:value-type="float" office:value="0.204573336807278">
                <text:p>0.204573336807278</text:p>
              </table:table-cell>
              <table:table-cell office:value-type="float" office:value="0.201861482513276">
                <text:p>0.201861482513276</text:p>
              </table:table-cell>
              <table:table-cell office:value-type="float" office:value="0.198952507314428">
                <text:p>0.198952507314428</text:p>
              </table:table-cell>
              <table:table-cell office:value-type="float" office:value="0.196094790767083">
                <text:p>0.196094790767083</text:p>
              </table:table-cell>
              <table:table-cell office:value-type="float" office:value="0.193756492060122">
                <text:p>0.193756492060122</text:p>
              </table:table-cell>
              <table:table-cell office:value-type="float" office:value="0.192757699390738">
                <text:p>0.192757699390738</text:p>
              </table:table-cell>
              <table:table-cell office:value-type="float" office:value="0.19447165596769">
                <text:p>0.19447165596769</text:p>
              </table:table-cell>
              <table:table-cell office:value-type="float" office:value="0.20112862486743">
                <text:p>0.20112862486743</text:p>
              </table:table-cell>
              <table:table-cell office:value-type="float" office:value="0.216271544070674">
                <text:p>0.216271544070674</text:p>
              </table:table-cell>
              <table:table-cell office:value-type="float" office:value="0.245435235233568">
                <text:p>0.245435235233568</text:p>
              </table:table-cell>
              <table:table-cell office:value-type="float" office:value="0.297153660015202">
                <text:p>0.297153660015202</text:p>
              </table:table-cell>
              <table:table-cell office:value-type="float" office:value="0.38444700225059">
                <text:p>0.38444700225059</text:p>
              </table:table-cell>
              <table:table-cell office:value-type="float" office:value="0.527008544015658">
                <text:p>0.527008544015658</text:p>
              </table:table-cell>
              <table:table-cell office:value-type="float" office:value="0.75440948120174">
                <text:p>0.75440948120174</text:p>
              </table:table-cell>
              <table:table-cell office:value-type="float" office:value="1.11078096475428">
                <text:p>1.11078096475428</text:p>
              </table:table-cell>
              <table:table-cell office:value-type="float" office:value="1.66163527522882">
                <text:p>1.661635275228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MacOSX_x86 LibreOffice_project/0eaa50a932c8f2199a615e1eb30f7ac7427953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solid" draw:fill-color="#c0c0c0"/>
    </style:style>
    <style:style style:name="ch2" style:family="chart">
      <style:text-properties fo:color="#000000" style:text-position="0% 58%" fo:font-size="9pt" style:font-size-asian="9pt" style:font-family-complex="Arial" style:font-size-complex="9pt"/>
    </style:style>
    <style:style style:name="ch3" style:family="chart">
      <style:graphic-properties draw:fill="solid" draw:fill-color="#ffffff"/>
      <style:text-properties fo:color="#000000" style:text-position="0% 58%" fo:font-size="9pt" style:font-size-asian="9pt" style:font-family-complex="Arial" style:font-size-complex="9pt"/>
    </style:style>
    <style:style style:name="ch4" style:family="chart">
      <style:chart-properties chart:three-dimensional="true" chart:deep="tru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chart:axis-position="0" chart:axis-label-position="outside-start" chart:tick-mark-position="at-labels"/>
      <style:text-properties fo:color="#000000" style:text-position="0% 58%" fo:font-size="9pt" style:font-size-asian="9pt" style:font-family-complex="Arial" style:font-size-complex="9pt"/>
    </style:style>
    <style:style style:name="ch6" style:family="chart" style:data-style-name="N11">
      <style:chart-properties chart:display-label="true" chart:logarithmic="false" chart:reverse-direction="false" text:line-break="false" chart:axis-position="start"/>
      <style:text-properties fo:color="#000000" style:text-position="0% 58%" fo:font-size="9pt" style:font-size-asian="9pt" style:font-family-complex="Arial" style:font-size-complex="9pt"/>
    </style:style>
    <style:style style:name="ch7" style:family="chart" style:data-style-name="N11">
      <style:chart-properties chart:display-label="true" chart:logarithmic="false" chart:origin="0" chart:reverse-direction="false" text:line-break="false" chart:axis-position="0"/>
      <style:text-properties fo:color="#000000" style:text-position="0% 58%" fo:font-size="9pt" style:font-size-asian="9pt" style:font-family-complex="Arial" style:font-size-complex="9pt"/>
    </style:style>
    <style:style style:name="ch8" style:family="chart" style:data-style-name="N11">
      <style:graphic-properties draw:fill-color="#9999ff"/>
      <style:text-properties fo:font-size="6pt" style:font-size-asian="6pt" style:font-size-complex="6pt"/>
    </style:style>
    <style:style style:name="ch9" style:family="chart" style:data-style-name="N11">
      <style:graphic-properties draw:fill-color="#993366"/>
      <style:text-properties fo:font-size="6pt" style:font-size-asian="6pt" style:font-size-complex="6pt"/>
    </style:style>
    <style:style style:name="ch10" style:family="chart" style:data-style-name="N11">
      <style:graphic-properties draw:fill-color="#ffffcc"/>
      <style:text-properties fo:font-size="6pt" style:font-size-asian="6pt" style:font-size-complex="6pt"/>
    </style:style>
    <style:style style:name="ch11" style:family="chart" style:data-style-name="N11">
      <style:graphic-properties draw:fill-color="#ccffff"/>
      <style:text-properties fo:font-size="6pt" style:font-size-asian="6pt" style:font-size-complex="6pt"/>
    </style:style>
    <style:style style:name="ch12" style:family="chart" style:data-style-name="N11">
      <style:graphic-properties draw:fill-color="#660066"/>
      <style:text-properties fo:font-size="6pt" style:font-size-asian="6pt" style:font-size-complex="6pt"/>
    </style:style>
    <style:style style:name="ch13" style:family="chart" style:data-style-name="N11">
      <style:graphic-properties draw:fill-color="#ff8080"/>
      <style:text-properties fo:font-size="6pt" style:font-size-asian="6pt" style:font-size-complex="6pt"/>
    </style:style>
    <style:style style:name="ch14" style:family="chart" style:data-style-name="N11">
      <style:graphic-properties draw:fill-color="#0066cc"/>
      <style:text-properties fo:font-size="6pt" style:font-size-asian="6pt" style:font-size-complex="6pt"/>
    </style:style>
    <style:style style:name="ch15" style:family="chart" style:data-style-name="N11">
      <style:graphic-properties draw:fill-color="#ccccff"/>
      <style:text-properties fo:font-size="6pt" style:font-size-asian="6pt" style:font-size-complex="6pt"/>
    </style:style>
    <style:style style:name="ch16" style:family="chart" style:data-style-name="N11">
      <style:graphic-properties draw:fill-color="#000080"/>
      <style:text-properties fo:font-size="6pt" style:font-size-asian="6pt" style:font-size-complex="6pt"/>
    </style:style>
    <style:style style:name="ch17" style:family="chart" style:data-style-name="N11">
      <style:graphic-properties draw:fill-color="#ff00ff"/>
      <style:text-properties fo:font-size="6pt" style:font-size-asian="6pt" style:font-size-complex="6pt"/>
    </style:style>
    <style:style style:name="ch18" style:family="chart" style:data-style-name="N11">
      <style:graphic-properties draw:fill-color="#ffff00"/>
      <style:text-properties fo:font-size="6pt" style:font-size-asian="6pt" style:font-size-complex="6pt"/>
    </style:style>
    <style:style style:name="ch19" style:family="chart" style:data-style-name="N11">
      <style:graphic-properties draw:fill-color="#00ffff"/>
      <style:text-properties fo:font-size="6pt" style:font-size-asian="6pt" style:font-size-complex="6pt"/>
    </style:style>
    <style:style style:name="ch20" style:family="chart" style:data-style-name="N11">
      <style:graphic-properties draw:fill-color="#800080"/>
      <style:text-properties fo:font-size="6pt" style:font-size-asian="6pt" style:font-size-complex="6pt"/>
    </style:style>
    <style:style style:name="ch21" style:family="chart" style:data-style-name="N11">
      <style:graphic-properties draw:fill-color="#800000"/>
      <style:text-properties fo:font-size="6pt" style:font-size-asian="6pt" style:font-size-complex="6pt"/>
    </style:style>
    <style:style style:name="ch22" style:family="chart" style:data-style-name="N11">
      <style:graphic-properties draw:fill-color="#008080"/>
      <style:text-properties fo:font-size="6pt" style:font-size-asian="6pt" style:font-size-complex="6pt"/>
    </style:style>
    <style:style style:name="ch23" style:family="chart" style:data-style-name="N11">
      <style:graphic-properties draw:fill-color="#0000ff"/>
      <style:text-properties fo:font-size="6pt" style:font-size-asian="6pt" style:font-size-complex="6pt"/>
    </style:style>
    <style:style style:name="ch24" style:family="chart" style:data-style-name="N11">
      <style:graphic-properties draw:fill-color="#00ccff"/>
      <style:text-properties fo:font-size="6pt" style:font-size-asian="6pt" style:font-size-complex="6pt"/>
    </style:style>
    <style:style style:name="ch25" style:family="chart" style:data-style-name="N11">
      <style:graphic-properties draw:fill-color="#ccffcc"/>
      <style:text-properties fo:font-size="6pt" style:font-size-asian="6pt" style:font-size-complex="6pt"/>
    </style:style>
    <style:style style:name="ch26" style:family="chart" style:data-style-name="N11">
      <style:graphic-properties draw:fill-color="#ffff99"/>
      <style:text-properties fo:font-size="6pt" style:font-size-asian="6pt" style:font-size-complex="6pt"/>
    </style:style>
    <style:style style:name="ch27" style:family="chart" style:data-style-name="N11">
      <style:text-properties fo:font-size="6pt" style:font-size-asian="6pt" style:font-size-complex="6pt"/>
    </style:style>
    <style:style style:name="ch28" style:family="chart" style:data-style-name="N11">
      <style:graphic-properties draw:fill-color="#ff99cc"/>
      <style:text-properties fo:font-size="6pt" style:font-size-asian="6pt" style:font-size-complex="6pt"/>
    </style:style>
    <style:style style:name="ch29" style:family="chart" style:data-style-name="N11">
      <style:graphic-properties draw:fill-color="#cc99ff"/>
      <style:text-properties fo:font-size="6pt" style:font-size-asian="6pt" style:font-size-complex="6pt"/>
    </style:style>
    <style:style style:name="ch30" style:family="chart" style:data-style-name="N11">
      <style:graphic-properties draw:fill-color="#ffcc99"/>
      <style:text-properties fo:font-size="6pt" style:font-size-asian="6pt" style:font-size-complex="6pt"/>
    </style:style>
    <style:style style:name="ch31" style:family="chart" style:data-style-name="N11">
      <style:graphic-properties draw:fill-color="#3366ff"/>
      <style:text-properties fo:font-size="6pt" style:font-size-asian="6pt" style:font-size-complex="6pt"/>
    </style:style>
    <style:style style:name="ch32" style:family="chart" style:data-style-name="N11">
      <style:graphic-properties draw:fill-color="#33cccc"/>
      <style:text-properties fo:font-size="6pt" style:font-size-asian="6pt" style:font-size-complex="6pt"/>
    </style:style>
    <style:style style:name="ch33" style:family="chart" style:data-style-name="N11">
      <style:graphic-properties draw:fill-color="#99cc00"/>
      <style:text-properties fo:font-size="6pt" style:font-size-asian="6pt" style:font-size-complex="6pt"/>
    </style:style>
    <style:style style:name="ch34" style:family="chart" style:data-style-name="N11">
      <style:graphic-properties draw:fill-color="#ffcc00"/>
      <style:text-properties fo:font-size="6pt" style:font-size-asian="6pt" style:font-size-complex="6pt"/>
    </style:style>
    <style:style style:name="ch35" style:family="chart" style:data-style-name="N11">
      <style:graphic-properties draw:fill-color="#ff9900"/>
      <style:text-properties fo:font-size="6pt" style:font-size-asian="6pt" style:font-size-complex="6pt"/>
    </style:style>
    <style:style style:name="ch36" style:family="chart" style:data-style-name="N11">
      <style:graphic-properties draw:fill-color="#ff6600"/>
      <style:text-properties fo:font-size="6pt" style:font-size-asian="6pt" style:font-size-complex="6pt"/>
    </style:style>
    <style:style style:name="ch37" style:family="chart" style:data-style-name="N11">
      <style:graphic-properties draw:fill-color="#666699"/>
      <style:text-properties fo:font-size="6pt" style:font-size-asian="6pt" style:font-size-complex="6pt"/>
    </style:style>
    <style:style style:name="ch38" style:family="chart" style:data-style-name="N11">
      <style:graphic-properties draw:fill-color="#969696"/>
      <style:text-properties fo:font-size="6pt" style:font-size-asian="6pt" style:font-size-complex="6pt"/>
    </style:style>
    <style:style style:name="ch39" style:family="chart" style:data-style-name="N11">
      <style:graphic-properties draw:fill-color="#003366"/>
      <style:text-properties fo:font-size="6pt" style:font-size-asian="6pt" style:font-size-complex="6pt"/>
    </style:style>
    <style:style style:name="ch40" style:family="chart" style:data-style-name="N11">
      <style:graphic-properties draw:fill-color="#339966"/>
      <style:text-properties fo:font-size="6pt" style:font-size-asian="6pt" style:font-size-complex="6pt"/>
    </style:style>
    <style:style style:name="ch41" style:family="chart" style:data-style-name="N11">
      <style:graphic-properties draw:fill-color="#003300"/>
      <style:text-properties fo:font-size="6pt" style:font-size-asian="6pt" style:font-size-complex="6pt"/>
    </style:style>
    <style:style style:name="ch42" style:family="chart" style:data-style-name="N11">
      <style:graphic-properties draw:fill-color="#333300"/>
      <style:text-properties fo:font-size="6pt" style:font-size-asian="6pt" style:font-size-complex="6pt"/>
    </style:style>
    <style:style style:name="ch43" style:family="chart" style:data-style-name="N11">
      <style:graphic-properties draw:fill-color="#993300"/>
      <style:text-properties fo:font-size="6pt" style:font-size-asian="6pt" style:font-size-complex="6pt"/>
    </style:style>
    <style:style style:name="ch44" style:family="chart" style:data-style-name="N11">
      <style:graphic-properties draw:fill-color="#333399"/>
      <style:text-properties fo:font-size="6pt" style:font-size-asian="6pt" style:font-size-complex="6pt"/>
    </style:style>
    <style:style style:name="ch45" style:family="chart" style:data-style-name="N11">
      <style:graphic-properties draw:fill-color="#333333"/>
      <style:text-properties fo:font-size="6pt" style:font-size-asian="6pt" style:font-size-complex="6pt"/>
    </style:style>
    <style:style style:name="ch46" style:family="chart">
      <style:graphic-properties draw:stroke="solid" svg:stroke-width="0.035cm" svg:stroke-color="#808080" draw:fill="solid" draw:fill-color="#c0c0c0"/>
    </style:style>
    <style:style style:name="ch47" style:family="chart">
      <style:graphic-properties draw:stroke="solid" draw:fill-color="#808080"/>
    </style:style>
  </office:automatic-styles>
  <office:body>
    <office:chart>
      <chart:chart svg:width="12.407cm" svg:height="10.646cm" xlink:href=".." xlink:type="simple" chart:class="chart:bar" chart:style-name="ch1">
        <chart:title svg:x="4.389cm" svg:y="0.297cm" chart:style-name="ch2">
          <text:p>Instantaneous Correlation</text:p>
        </chart:title>
        <chart:legend chart:legend-position="bottom" svg:x="1.267cm" svg:y="8.247cm" style:legend-expansion="wide" chart:style-name="ch3"/>
        <chart:plot-area chart:style-name="ch4" table:cell-range-address="Model.C54:Model.AO94 Model.B55:Model.B94" chart:data-source-has-labels="both" svg:x="0.242cm" svg:y="0.991cm" svg:width="11.667cm" svg:height="6.38cm" dr3d:transform="matrix (0.324142321618983 0.226000109472194 -0.918616190720593 0.130596543932569 0.951056788734168 0.280063434449269 0.936950531270634 -0.210748511551583 0.278762922266337 0cm 0cm 0cm)" dr3d:vrp="(12684.722548717 7388.35827488833 17691.2795565958)" dr3d:vpn="(0.416199821709347 0.173649045905254 0.892537795986984)" dr3d:vup="(-0.0733876362771618 0.984807599917971 -0.157379306090273)" dr3d:projection="perspective" dr3d:distance="4.2cm" dr3d:focal-length="8cm" dr3d:shadow-slant="0" dr3d:shade-mode="flat" dr3d:ambient-color="#cccccc" dr3d:lighting-mode="true">
          <chartooo:coordinate-region svg:x="1.725cm" svg:y="0.853cm" svg:width="10.184cm" svg:height="6.657cm"/>
          <dr3d:light dr3d:diffuse-color="#b3b3b3" dr3d:direction="(0 0 1)" dr3d:enabled="false" dr3d:specular="true"/>
          <dr3d:light dr3d:diffuse-color="#666666" dr3d:direction="(0.2 0.4 1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 chartooo:axis-type="text">
            <chart:categories table:cell-range-address="Model.C54:Model.AO54"/>
          </chart:axis>
          <chart:axis chart:dimension="y" chart:name="primary-y" chart:style-name="ch6">
            <chart:grid chart:class="major"/>
          </chart:axis>
          <chart:axis chart:dimension="z" chart:name="primary-z" chart:style-name="ch7"/>
          <chart:series chart:style-name="ch8" chart:values-cell-range-address="Model.C55:Model.AO55" chart:label-cell-address="Model.B55:Model.B55" chart:class="chart:bar">
            <chart:data-point chart:repeated="39"/>
          </chart:series>
          <chart:series chart:style-name="ch9" chart:values-cell-range-address="Model.C56:Model.AO56" chart:label-cell-address="Model.B56:Model.B56" chart:class="chart:bar">
            <chart:data-point chart:repeated="39"/>
          </chart:series>
          <chart:series chart:style-name="ch10" chart:values-cell-range-address="Model.C57:Model.AO57" chart:label-cell-address="Model.B57:Model.B57" chart:class="chart:bar">
            <chart:data-point chart:repeated="39"/>
          </chart:series>
          <chart:series chart:style-name="ch11" chart:values-cell-range-address="Model.C58:Model.AO58" chart:label-cell-address="Model.B58:Model.B58" chart:class="chart:bar">
            <chart:data-point chart:repeated="39"/>
          </chart:series>
          <chart:series chart:style-name="ch12" chart:values-cell-range-address="Model.C59:Model.AO59" chart:label-cell-address="Model.B59:Model.B59" chart:class="chart:bar">
            <chart:data-point chart:repeated="39"/>
          </chart:series>
          <chart:series chart:style-name="ch13" chart:values-cell-range-address="Model.C60:Model.AO60" chart:label-cell-address="Model.B60:Model.B60" chart:class="chart:bar">
            <chart:data-point chart:repeated="39"/>
          </chart:series>
          <chart:series chart:style-name="ch14" chart:values-cell-range-address="Model.C61:Model.AO61" chart:label-cell-address="Model.B61:Model.B61" chart:class="chart:bar">
            <chart:data-point chart:repeated="39"/>
          </chart:series>
          <chart:series chart:style-name="ch15" chart:values-cell-range-address="Model.C62:Model.AO62" chart:label-cell-address="Model.B62:Model.B62" chart:class="chart:bar">
            <chart:data-point chart:repeated="39"/>
          </chart:series>
          <chart:series chart:style-name="ch16" chart:values-cell-range-address="Model.C63:Model.AO63" chart:label-cell-address="Model.B63:Model.B63" chart:class="chart:bar">
            <chart:data-point chart:repeated="39"/>
          </chart:series>
          <chart:series chart:style-name="ch17" chart:values-cell-range-address="Model.C64:Model.AO64" chart:label-cell-address="Model.B64:Model.B64" chart:class="chart:bar">
            <chart:data-point chart:repeated="39"/>
          </chart:series>
          <chart:series chart:style-name="ch18" chart:values-cell-range-address="Model.C65:Model.AO65" chart:label-cell-address="Model.B65:Model.B65" chart:class="chart:bar">
            <chart:data-point chart:repeated="39"/>
          </chart:series>
          <chart:series chart:style-name="ch19" chart:values-cell-range-address="Model.C66:Model.AO66" chart:label-cell-address="Model.B66:Model.B66" chart:class="chart:bar">
            <chart:data-point chart:repeated="39"/>
          </chart:series>
          <chart:series chart:style-name="ch20" chart:values-cell-range-address="Model.C67:Model.AO67" chart:label-cell-address="Model.B67:Model.B67" chart:class="chart:bar">
            <chart:data-point chart:repeated="39"/>
          </chart:series>
          <chart:series chart:style-name="ch21" chart:values-cell-range-address="Model.C68:Model.AO68" chart:label-cell-address="Model.B68:Model.B68" chart:class="chart:bar">
            <chart:data-point chart:repeated="39"/>
          </chart:series>
          <chart:series chart:style-name="ch22" chart:values-cell-range-address="Model.C69:Model.AO69" chart:label-cell-address="Model.B69:Model.B69" chart:class="chart:bar">
            <chart:data-point chart:repeated="39"/>
          </chart:series>
          <chart:series chart:style-name="ch23" chart:values-cell-range-address="Model.C70:Model.AO70" chart:label-cell-address="Model.B70:Model.B70" chart:class="chart:bar">
            <chart:data-point chart:repeated="39"/>
          </chart:series>
          <chart:series chart:style-name="ch24" chart:values-cell-range-address="Model.C71:Model.AO71" chart:label-cell-address="Model.B71:Model.B71" chart:class="chart:bar">
            <chart:data-point chart:repeated="39"/>
          </chart:series>
          <chart:series chart:style-name="ch11" chart:values-cell-range-address="Model.C72:Model.AO72" chart:label-cell-address="Model.B72:Model.B72" chart:class="chart:bar">
            <chart:data-point chart:repeated="39"/>
          </chart:series>
          <chart:series chart:style-name="ch25" chart:values-cell-range-address="Model.C73:Model.AO73" chart:label-cell-address="Model.B73:Model.B73" chart:class="chart:bar">
            <chart:data-point chart:repeated="39"/>
          </chart:series>
          <chart:series chart:style-name="ch26" chart:values-cell-range-address="Model.C74:Model.AO74" chart:label-cell-address="Model.B74:Model.B74" chart:class="chart:bar">
            <chart:data-point chart:repeated="39"/>
          </chart:series>
          <chart:series chart:style-name="ch27" chart:values-cell-range-address="Model.C75:Model.AO75" chart:label-cell-address="Model.B75:Model.B75" chart:class="chart:bar">
            <chart:data-point chart:repeated="39"/>
          </chart:series>
          <chart:series chart:style-name="ch28" chart:values-cell-range-address="Model.C76:Model.AO76" chart:label-cell-address="Model.B76:Model.B76" chart:class="chart:bar">
            <chart:data-point chart:repeated="39"/>
          </chart:series>
          <chart:series chart:style-name="ch29" chart:values-cell-range-address="Model.C77:Model.AO77" chart:label-cell-address="Model.B77:Model.B77" chart:class="chart:bar">
            <chart:data-point chart:repeated="39"/>
          </chart:series>
          <chart:series chart:style-name="ch30" chart:values-cell-range-address="Model.C78:Model.AO78" chart:label-cell-address="Model.B78:Model.B78" chart:class="chart:bar">
            <chart:data-point chart:repeated="39"/>
          </chart:series>
          <chart:series chart:style-name="ch31" chart:values-cell-range-address="Model.C79:Model.AO79" chart:label-cell-address="Model.B79:Model.B79" chart:class="chart:bar">
            <chart:data-point chart:repeated="39"/>
          </chart:series>
          <chart:series chart:style-name="ch32" chart:values-cell-range-address="Model.C80:Model.AO80" chart:label-cell-address="Model.B80:Model.B80" chart:class="chart:bar">
            <chart:data-point chart:repeated="39"/>
          </chart:series>
          <chart:series chart:style-name="ch33" chart:values-cell-range-address="Model.C81:Model.AO81" chart:label-cell-address="Model.B81:Model.B81" chart:class="chart:bar">
            <chart:data-point chart:repeated="39"/>
          </chart:series>
          <chart:series chart:style-name="ch34" chart:values-cell-range-address="Model.C82:Model.AO82" chart:label-cell-address="Model.B82:Model.B82" chart:class="chart:bar">
            <chart:data-point chart:repeated="39"/>
          </chart:series>
          <chart:series chart:style-name="ch35" chart:values-cell-range-address="Model.C83:Model.AO83" chart:label-cell-address="Model.B83:Model.B83" chart:class="chart:bar">
            <chart:data-point chart:repeated="39"/>
          </chart:series>
          <chart:series chart:style-name="ch36" chart:values-cell-range-address="Model.C84:Model.AO84" chart:label-cell-address="Model.B84:Model.B84" chart:class="chart:bar">
            <chart:data-point chart:repeated="39"/>
          </chart:series>
          <chart:series chart:style-name="ch37" chart:values-cell-range-address="Model.C85:Model.AO85" chart:label-cell-address="Model.B85:Model.B85" chart:class="chart:bar">
            <chart:data-point chart:repeated="39"/>
          </chart:series>
          <chart:series chart:style-name="ch38" chart:values-cell-range-address="Model.C86:Model.AO86" chart:label-cell-address="Model.B86:Model.B86" chart:class="chart:bar">
            <chart:data-point chart:repeated="39"/>
          </chart:series>
          <chart:series chart:style-name="ch39" chart:values-cell-range-address="Model.C87:Model.AO87" chart:label-cell-address="Model.B87:Model.B87" chart:class="chart:bar">
            <chart:data-point chart:repeated="39"/>
          </chart:series>
          <chart:series chart:style-name="ch40" chart:values-cell-range-address="Model.C88:Model.AO88" chart:label-cell-address="Model.B88:Model.B88" chart:class="chart:bar">
            <chart:data-point chart:repeated="39"/>
          </chart:series>
          <chart:series chart:style-name="ch41" chart:values-cell-range-address="Model.C89:Model.AO89" chart:label-cell-address="Model.B89:Model.B89" chart:class="chart:bar">
            <chart:data-point chart:repeated="39"/>
          </chart:series>
          <chart:series chart:style-name="ch42" chart:values-cell-range-address="Model.C90:Model.AO90" chart:label-cell-address="Model.B90:Model.B90" chart:class="chart:bar">
            <chart:data-point chart:repeated="39"/>
          </chart:series>
          <chart:series chart:style-name="ch43" chart:values-cell-range-address="Model.C91:Model.AO91" chart:label-cell-address="Model.B91:Model.B91" chart:class="chart:bar">
            <chart:data-point chart:repeated="39"/>
          </chart:series>
          <chart:series chart:style-name="ch9" chart:values-cell-range-address="Model.C92:Model.AO92" chart:label-cell-address="Model.B92:Model.B92" chart:class="chart:bar">
            <chart:data-point chart:repeated="39"/>
          </chart:series>
          <chart:series chart:style-name="ch44" chart:values-cell-range-address="Model.C93:Model.AO93" chart:label-cell-address="Model.B93:Model.B93" chart:class="chart:bar">
            <chart:data-point chart:repeated="39"/>
          </chart:series>
          <chart:series chart:style-name="ch45" chart:values-cell-range-address="Model.C94:Model.AO94" chart:label-cell-address="Model.B94:Model.B94" chart:class="chart:bar">
            <chart:data-point chart:repeated="39"/>
          </chart:series>
          <chart:wall chart:style-name="ch46"/>
          <chart:floor chart:style-name="ch4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9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Model.C54:Model.AO54</svg:desc>
                </draw:g>
              </table:table-cell>
              <table:table-cell office:value-type="float" office:value="1">
                <text:p/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3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5">
                <text:p>20</text:p>
              </table:table-cell>
              <table:table-cell office:value-type="float" office:value="16">
                <text:p>20</text:p>
              </table:table-cell>
              <table:table-cell office:value-type="float" office:value="17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19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0</text:p>
              </table:table-cell>
              <table:table-cell office:value-type="float" office:value="22">
                <text:p>20</text:p>
              </table:table-cell>
              <table:table-cell office:value-type="float" office:value="23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26">
                <text:p>30</text:p>
              </table:table-cell>
              <table:table-cell office:value-type="float" office:value="27">
                <text:p>30</text:p>
              </table:table-cell>
              <table:table-cell office:value-type="float" office:value="28">
                <text:p>30</text:p>
              </table:table-cell>
              <table:table-cell office:value-type="float" office:value="29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0</text:p>
              </table:table-cell>
              <table:table-cell office:value-type="float" office:value="32">
                <text:p>30</text:p>
              </table:table-cell>
              <table:table-cell office:value-type="float" office:value="33">
                <text:p>30</text:p>
              </table:table-cell>
              <table:table-cell office:value-type="float" office:value="34">
                <text:p>30</text:p>
              </table:table-cell>
              <table:table-cell office:value-type="float" office:value="35">
                <text:p>40</text:p>
              </table:table-cell>
              <table:table-cell office:value-type="float" office:value="36">
                <text:p>40</text:p>
              </table:table-cell>
              <table:table-cell office:value-type="float" office:value="37">
                <text:p>40</text:p>
              </table:table-cell>
              <table:table-cell office:value-type="float" office:value="38">
                <text:p>4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Model.B55:Model.B55</svg:desc>
                </draw:g>
              </table:table-cell>
              <table:table-cell office:value-type="float" office:value="1">
                <text:p>1</text:p>
                <draw:g>
                  <svg:desc>Model.C55:Model.AO5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  <draw:g>
                  <svg:desc>Model.B56:Model.B56</svg:desc>
                </draw:g>
              </table:table-cell>
              <table:table-cell office:value-type="float" office:value="1">
                <text:p>1</text:p>
                <draw:g>
                  <svg:desc>Model.C56:Model.AO5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  <draw:g>
                  <svg:desc>Model.B57:Model.B57</svg:desc>
                </draw:g>
              </table:table-cell>
              <table:table-cell office:value-type="float" office:value="1">
                <text:p>1</text:p>
                <draw:g>
                  <svg:desc>Model.C57:Model.AO5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  <draw:g>
                  <svg:desc>Model.B58:Model.B58</svg:desc>
                </draw:g>
              </table:table-cell>
              <table:table-cell office:value-type="float" office:value="1">
                <text:p>1</text:p>
                <draw:g>
                  <svg:desc>Model.C58:Model.AO58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  <draw:g>
                  <svg:desc>Model.B59:Model.B59</svg:desc>
                </draw:g>
              </table:table-cell>
              <table:table-cell office:value-type="float" office:value="1">
                <text:p>1</text:p>
                <draw:g>
                  <svg:desc>Model.C59:Model.AO59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  <draw:g>
                  <svg:desc>Model.B60:Model.B60</svg:desc>
                </draw:g>
              </table:table-cell>
              <table:table-cell office:value-type="float" office:value="1">
                <text:p>1</text:p>
                <draw:g>
                  <svg:desc>Model.C60:Model.AO6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  <draw:g>
                  <svg:desc>Model.B61:Model.B61</svg:desc>
                </draw:g>
              </table:table-cell>
              <table:table-cell office:value-type="float" office:value="1">
                <text:p>1</text:p>
                <draw:g>
                  <svg:desc>Model.C61:Model.AO6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  <draw:g>
                  <svg:desc>Model.B62:Model.B62</svg:desc>
                </draw:g>
              </table:table-cell>
              <table:table-cell office:value-type="float" office:value="1">
                <text:p>1</text:p>
                <draw:g>
                  <svg:desc>Model.C62:Model.AO6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  <draw:g>
                  <svg:desc>Model.B63:Model.B63</svg:desc>
                </draw:g>
              </table:table-cell>
              <table:table-cell office:value-type="float" office:value="1">
                <text:p>1</text:p>
                <draw:g>
                  <svg:desc>Model.C63:Model.AO6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  <draw:g>
                  <svg:desc>Model.B64:Model.B64</svg:desc>
                </draw:g>
              </table:table-cell>
              <table:table-cell office:value-type="float" office:value="1">
                <text:p>1</text:p>
                <draw:g>
                  <svg:desc>Model.C64:Model.AO6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  <draw:g>
                  <svg:desc>Model.B65:Model.B65</svg:desc>
                </draw:g>
              </table:table-cell>
              <table:table-cell office:value-type="float" office:value="1">
                <text:p>1</text:p>
                <draw:g>
                  <svg:desc>Model.C65:Model.AO6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  <draw:g>
                  <svg:desc>Model.B66:Model.B66</svg:desc>
                </draw:g>
              </table:table-cell>
              <table:table-cell office:value-type="float" office:value="1">
                <text:p>1</text:p>
                <draw:g>
                  <svg:desc>Model.C66:Model.AO6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  <draw:g>
                  <svg:desc>Model.B67:Model.B67</svg:desc>
                </draw:g>
              </table:table-cell>
              <table:table-cell office:value-type="float" office:value="1">
                <text:p>1</text:p>
                <draw:g>
                  <svg:desc>Model.C67:Model.AO6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  <draw:g>
                  <svg:desc>Model.B68:Model.B68</svg:desc>
                </draw:g>
              </table:table-cell>
              <table:table-cell office:value-type="float" office:value="1">
                <text:p>1</text:p>
                <draw:g>
                  <svg:desc>Model.C68:Model.AO68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  <draw:g>
                  <svg:desc>Model.B69:Model.B69</svg:desc>
                </draw:g>
              </table:table-cell>
              <table:table-cell office:value-type="float" office:value="1">
                <text:p>1</text:p>
                <draw:g>
                  <svg:desc>Model.C69:Model.AO69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  <draw:g>
                  <svg:desc>Model.B70:Model.B70</svg:desc>
                </draw:g>
              </table:table-cell>
              <table:table-cell office:value-type="float" office:value="1">
                <text:p>1</text:p>
                <draw:g>
                  <svg:desc>Model.C70:Model.AO7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  <draw:g>
                  <svg:desc>Model.B71:Model.B71</svg:desc>
                </draw:g>
              </table:table-cell>
              <table:table-cell office:value-type="float" office:value="1">
                <text:p>1</text:p>
                <draw:g>
                  <svg:desc>Model.C71:Model.AO7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  <draw:g>
                  <svg:desc>Model.B72:Model.B72</svg:desc>
                </draw:g>
              </table:table-cell>
              <table:table-cell office:value-type="float" office:value="1">
                <text:p>1</text:p>
                <draw:g>
                  <svg:desc>Model.C72:Model.AO7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  <draw:g>
                  <svg:desc>Model.B73:Model.B73</svg:desc>
                </draw:g>
              </table:table-cell>
              <table:table-cell office:value-type="float" office:value="1">
                <text:p>1</text:p>
                <draw:g>
                  <svg:desc>Model.C73:Model.AO7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  <draw:g>
                  <svg:desc>Model.B74:Model.B74</svg:desc>
                </draw:g>
              </table:table-cell>
              <table:table-cell office:value-type="float" office:value="1">
                <text:p>1</text:p>
                <draw:g>
                  <svg:desc>Model.C74:Model.AO7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  <draw:g>
                  <svg:desc>Model.B75:Model.B75</svg:desc>
                </draw:g>
              </table:table-cell>
              <table:table-cell office:value-type="float" office:value="1">
                <text:p>1</text:p>
                <draw:g>
                  <svg:desc>Model.C75:Model.AO7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  <draw:g>
                  <svg:desc>Model.B76:Model.B76</svg:desc>
                </draw:g>
              </table:table-cell>
              <table:table-cell office:value-type="float" office:value="1">
                <text:p>1</text:p>
                <draw:g>
                  <svg:desc>Model.C76:Model.AO7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  <draw:g>
                  <svg:desc>Model.B77:Model.B77</svg:desc>
                </draw:g>
              </table:table-cell>
              <table:table-cell office:value-type="float" office:value="1">
                <text:p>1</text:p>
                <draw:g>
                  <svg:desc>Model.C77:Model.AO7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  <draw:g>
                  <svg:desc>Model.B78:Model.B78</svg:desc>
                </draw:g>
              </table:table-cell>
              <table:table-cell office:value-type="float" office:value="1">
                <text:p>1</text:p>
                <draw:g>
                  <svg:desc>Model.C78:Model.AO78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  <draw:g>
                  <svg:desc>Model.B79:Model.B79</svg:desc>
                </draw:g>
              </table:table-cell>
              <table:table-cell office:value-type="float" office:value="1">
                <text:p>1</text:p>
                <draw:g>
                  <svg:desc>Model.C79:Model.AO79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  <draw:g>
                  <svg:desc>Model.B80:Model.B80</svg:desc>
                </draw:g>
              </table:table-cell>
              <table:table-cell office:value-type="float" office:value="1">
                <text:p>1</text:p>
                <draw:g>
                  <svg:desc>Model.C80:Model.AO8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  <draw:g>
                  <svg:desc>Model.B81:Model.B81</svg:desc>
                </draw:g>
              </table:table-cell>
              <table:table-cell office:value-type="float" office:value="1">
                <text:p>1</text:p>
                <draw:g>
                  <svg:desc>Model.C81:Model.AO8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  <draw:g>
                  <svg:desc>Model.B82:Model.B82</svg:desc>
                </draw:g>
              </table:table-cell>
              <table:table-cell office:value-type="float" office:value="1">
                <text:p>1</text:p>
                <draw:g>
                  <svg:desc>Model.C82:Model.AO8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  <draw:g>
                  <svg:desc>Model.B83:Model.B83</svg:desc>
                </draw:g>
              </table:table-cell>
              <table:table-cell office:value-type="float" office:value="1">
                <text:p>1</text:p>
                <draw:g>
                  <svg:desc>Model.C83:Model.AO8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  <draw:g>
                  <svg:desc>Model.B84:Model.B84</svg:desc>
                </draw:g>
              </table:table-cell>
              <table:table-cell office:value-type="float" office:value="1">
                <text:p>1</text:p>
                <draw:g>
                  <svg:desc>Model.C84:Model.AO8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  <draw:g>
                  <svg:desc>Model.B85:Model.B85</svg:desc>
                </draw:g>
              </table:table-cell>
              <table:table-cell office:value-type="float" office:value="1">
                <text:p>1</text:p>
                <draw:g>
                  <svg:desc>Model.C85:Model.AO8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  <draw:g>
                  <svg:desc>Model.B86:Model.B86</svg:desc>
                </draw:g>
              </table:table-cell>
              <table:table-cell office:value-type="float" office:value="1">
                <text:p>1</text:p>
                <draw:g>
                  <svg:desc>Model.C86:Model.AO8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  <draw:g>
                  <svg:desc>Model.B87:Model.B87</svg:desc>
                </draw:g>
              </table:table-cell>
              <table:table-cell office:value-type="float" office:value="1">
                <text:p>1</text:p>
                <draw:g>
                  <svg:desc>Model.C87:Model.AO8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  <draw:g>
                  <svg:desc>Model.B88:Model.B88</svg:desc>
                </draw:g>
              </table:table-cell>
              <table:table-cell office:value-type="float" office:value="1">
                <text:p>1</text:p>
                <draw:g>
                  <svg:desc>Model.C88:Model.AO88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  <draw:g>
                  <svg:desc>Model.B89:Model.B89</svg:desc>
                </draw:g>
              </table:table-cell>
              <table:table-cell office:value-type="float" office:value="1">
                <text:p>1</text:p>
                <draw:g>
                  <svg:desc>Model.C89:Model.AO89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  <draw:g>
                  <svg:desc>Model.B90:Model.B90</svg:desc>
                </draw:g>
              </table:table-cell>
              <table:table-cell office:value-type="float" office:value="1">
                <text:p>1</text:p>
                <draw:g>
                  <svg:desc>Model.C90:Model.AO9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  <draw:g>
                  <svg:desc>Model.B91:Model.B91</svg:desc>
                </draw:g>
              </table:table-cell>
              <table:table-cell office:value-type="float" office:value="1">
                <text:p>1</text:p>
                <draw:g>
                  <svg:desc>Model.C91:Model.AO9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  <draw:g>
                  <svg:desc>Model.B92:Model.B92</svg:desc>
                </draw:g>
              </table:table-cell>
              <table:table-cell office:value-type="float" office:value="1">
                <text:p>1</text:p>
                <draw:g>
                  <svg:desc>Model.C92:Model.AO9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  <draw:g>
                  <svg:desc>Model.B93:Model.B93</svg:desc>
                </draw:g>
              </table:table-cell>
              <table:table-cell office:value-type="float" office:value="1">
                <text:p>1</text:p>
                <draw:g>
                  <svg:desc>Model.C93:Model.AO9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  <draw:g>
                  <svg:desc>Model.B94:Model.B94</svg:desc>
                </draw:g>
              </table:table-cell>
              <table:table-cell office:value-type="float" office:value="1">
                <text:p>1</text:p>
                <draw:g>
                  <svg:desc>Model.C94:Model.AO9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MacOSX_x86 LibreOffice_project/0eaa50a932c8f2199a615e1eb30f7ac7427953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h1" style:family="chart">
      <style:graphic-properties draw:stroke="solid" draw:fill-color="#c0c0c0"/>
    </style:style>
    <style:style style:name="ch2" style:family="chart">
      <style:text-properties fo:color="#000000" style:text-position="0% 58%" fo:font-size="11pt" fo:font-weight="bold" style:font-size-asian="11pt" style:font-weight-asian="bold" style:font-family-complex="Arial" style:font-size-complex="11pt" style:font-weight-complex="bold"/>
    </style:style>
    <style:style style:name="ch3" style:family="chart">
      <style:graphic-properties draw:fill="solid" draw:fill-color="#ffffff"/>
      <style:text-properties fo:color="#000000" style:text-position="0% 58%" fo:font-size="9pt" style:font-size-asian="9pt" style:font-family-complex="Arial" style:font-size-complex="9pt"/>
    </style:style>
    <style:style style:name="ch4" style:family="chart">
      <style:chart-properties chart:symbol-type="automatic" chart:treat-empty-cells="ignore"/>
    </style:style>
    <style:style style:name="ch5" style:family="chart" style:data-style-name="N100">
      <style:chart-properties chart:display-label="true" chart:logarithmic="false" chart:reverse-direction="false" text:line-break="false" chart:axis-position="0" chart:axis-label-position="outside-start" chart:tick-mark-position="at-labels"/>
      <style:text-properties fo:color="#000000" style:text-position="0% 58%" fo:font-size="9pt" style:font-size-asian="9pt" style:font-family-complex="Arial" style:font-size-complex="9pt"/>
    </style:style>
    <style:style style:name="ch6" style:family="chart">
      <style:chart-properties style:rotation-angle="0"/>
      <style:text-properties fo:color="#000000" style:text-position="0% 58%" fo:font-size="9pt" fo:font-weight="bold" style:font-size-asian="9pt" style:font-weight-asian="bold" style:font-family-complex="Arial" style:font-size-complex="9pt" style:font-weight-complex="bold"/>
    </style:style>
    <style:style style:name="ch7" style:family="chart" style:data-style-name="N11">
      <style:chart-properties chart:display-label="true" chart:logarithmic="false" chart:reverse-direction="false" text:line-break="false" chart:axis-position="0" chart:axis-label-position="outside-start" chart:tick-mark-position="at-labels"/>
      <style:text-properties fo:color="#000000" style:text-position="0% 58%" fo:font-size="9pt" style:font-size-asian="9pt" style:font-family-complex="Arial" style:font-size-complex="9pt"/>
    </style:style>
    <style:style style:name="ch8" style:family="chart">
      <style:chart-properties style:rotation-angle="90"/>
      <style:text-properties fo:color="#000000" style:text-position="0% 58%" fo:font-size="9pt" fo:font-weight="bold" style:font-size-asian="9pt" style:font-weight-asian="bold" style:font-family-complex="Arial" style:font-size-complex="9pt" style:font-weight-complex="bold"/>
    </style:style>
    <style:style style:name="ch9" style:family="chart" style:data-style-name="N11">
      <style:chart-properties chart:symbol-type="named-symbol" chart:symbol-name="diamond" chart:symbol-width="0.176cm" chart:symbol-height="0.176cm"/>
      <style:graphic-properties draw:stroke="none" svg:stroke-color="#000080" draw:fill-color="#000080"/>
      <style:text-properties fo:font-size="6pt" style:font-size-asian="6pt" style:font-size-complex="6pt"/>
    </style:style>
    <style:style style:name="ch10" style:family="chart">
      <style:graphic-properties draw:stroke="solid" svg:stroke-width="0.035cm" svg:stroke-color="#808080"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6.933cm" svg:height="11.829cm" xlink:href=".." xlink:type="simple" chart:class="chart:scatter" chart:column-mapping="1 0" chart:style-name="ch1">
        <chart:title svg:x="7.006cm" svg:y="0.231cm" chart:style-name="ch2">
          <text:p>Implied Volatility</text:p>
        </chart:title>
        <chart:legend chart:legend-position="bottom" svg:x="7.355cm" svg:y="10.917cm" style:legend-expansion="wide" chart:style-name="ch3"/>
        <chart:plot-area chart:style-name="ch4" table:cell-range-address="Swaptions.P11:Swaptions.P49 Swaptions.M11:Swaptions.M49" svg:x="1.58cm" svg:y="0.943cm" svg:width="14.811cm" svg:height="8.971cm">
          <chartooo:coordinate-region svg:x="2.9cm" svg:y="1.122cm" svg:width="13.177cm" svg:height="8.185cm"/>
          <chart:axis chart:dimension="x" chart:name="primary-x" chart:style-name="ch5">
            <chart:title svg:x="7.685cm" svg:y="10.359cm" chart:style-name="ch6">
              <text:p>Swap Length</text:p>
            </chart:title>
          </chart:axis>
          <chart:axis chart:dimension="y" chart:name="primary-y" chart:style-name="ch7">
            <chart:title svg:x="0.41cm" svg:y="6.714cm" chart:style-name="ch8">
              <text:p>Implied Volatility</text:p>
            </chart:title>
            <chart:grid chart:class="major"/>
          </chart:axis>
          <chart:series chart:style-name="ch9" chart:values-cell-range-address="Swaptions.M11:Swaptions.M49" chart:class="chart:scatter">
            <chart:domain table:cell-range-address="Swaptions.P11:Swaptions.P49"/>
            <chart:data-point chart:repeated="3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waptions.P11:Swaptions.P49</svg:desc>
                </draw:g>
              </table:table-cell>
              <table:table-cell office:value-type="float" office:value="0.373941540623903">
                <text:p>0.373941540623903</text:p>
                <draw:g>
                  <svg:desc>Swaptions.M11:Swaptions.M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0.346443622607853">
                <text:p>0.3464436226078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0.317601445188953">
                <text:p>0.3176014451889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257433771542139">
                <text:p>-0.0257433771542139</text:p>
              </table:table-cell>
              <table:table-cell office:value-type="float" office:value="0.304916622845786">
                <text:p>0.3049166228457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0.287616910108149">
                <text:p>0.2876169101081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188554762302802">
                <text:p>-0.0188554762302802</text:p>
              </table:table-cell>
              <table:table-cell office:value-type="float" office:value="0.28408452376972">
                <text:p>0.284084523769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0.281771461701187">
                <text:p>0.2817714617011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0712926957863574">
                <text:p>-0.00712926957863574</text:p>
              </table:table-cell>
              <table:table-cell office:value-type="float" office:value="0.275020730421364">
                <text:p>0.2750207304213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0.265609858333687">
                <text:p>0.2656098583336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0333643884996326">
                <text:p>-0.00333643884996326</text:p>
              </table:table-cell>
              <table:table-cell office:value-type="float" office:value="0.262973561150037">
                <text:p>0.2629735611500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0.2643775410747">
                <text:p>0.26437754107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.262810997075705">
                <text:p>0.2628109970757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.268445171708996">
                <text:p>0.2684451717089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31115889716766">
                <text:p>0.0231115889716766</text:p>
              </table:table-cell>
              <table:table-cell office:value-type="float" office:value="0.267641588971677">
                <text:p>0.2676415889716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.268348849581397">
                <text:p>0.2683488495813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0.269744617903537">
                <text:p>0.2697446179035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0.267500815042667">
                <text:p>0.267500815042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0.268938703277474">
                <text:p>0.2689387032774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0.266319497994954">
                <text:p>0.2663194979949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71243484527128">
                <text:p>0.0371243484527128</text:p>
              </table:table-cell>
              <table:table-cell office:value-type="float" office:value="0.269774348452713">
                <text:p>0.2697743484527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0.268273609983775">
                <text:p>0.2682736099837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0.270895411920059">
                <text:p>0.2708954119200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0.276055091080784">
                <text:p>0.2760550910807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0.276518615296803">
                <text:p>0.2765186152968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0.277422348552662">
                <text:p>0.2774223485526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0.276137923772082">
                <text:p>0.2761379237720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0.275192941732487">
                <text:p>0.27519294173248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0.27562948703611">
                <text:p>0.275629487036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0.275477092925155">
                <text:p>0.2754770929251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327986323833922">
                <text:p>0.0327986323833922</text:p>
              </table:table-cell>
              <table:table-cell office:value-type="float" office:value="0.275348632383392">
                <text:p>0.2753486323833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MacOSX_x86 LibreOffice_project/0eaa50a932c8f2199a615e1eb30f7ac7427953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solid" draw:fill-color="#c0c0c0"/>
    </style:style>
    <style:style style:name="ch2" style:family="chart">
      <style:text-properties fo:color="#000000" style:text-position="0% 58%" fo:font-size="9pt" style:font-size-asian="9pt" style:font-family-complex="Arial" style:font-size-complex="9pt"/>
    </style:style>
    <style:style style:name="ch3" style:family="chart">
      <style:chart-properties chart:treat-empty-cells="leave-gap" chart:series-source="rows"/>
    </style:style>
    <style:style style:name="ch4" style:family="chart" style:data-style-name="N0">
      <style:chart-properties chart:display-label="true" chart:logarithmic="false" chart:origin="1" chart:reverse-direction="false" text:line-break="false" chart:axis-position="0" chart:axis-label-position="outside-start" chart:tick-mark-position="at-labels"/>
      <style:text-properties fo:color="#000000" style:text-position="0% 58%" fo:font-size="9pt" style:font-size-asian="9pt" style:font-family-complex="Arial" style:font-size-complex="9pt"/>
    </style:style>
    <style:style style:name="ch5" style:family="chart">
      <style:chart-properties style:rotation-angle="0"/>
      <style:text-properties fo:color="#000000" style:text-position="0% 58%" fo:font-size="9pt" style:font-size-asian="9pt" style:font-family-complex="Arial" style:font-size-complex="9pt"/>
    </style:style>
    <style:style style:name="ch6" style:family="chart" style:data-style-name="N10">
      <style:chart-properties chart:display-label="true" chart:logarithmic="false" chart:reverse-direction="false" text:line-break="false" chart:link-data-style-to-source="false" chart:axis-position="start"/>
      <style:text-properties fo:color="#000000" style:text-position="0% 58%" fo:font-size="9pt" style:font-size-asian="9pt" style:font-family-complex="Arial" style:font-size-complex="9pt"/>
    </style:style>
    <style:style style:name="ch7" style:family="chart">
      <style:chart-properties style:rotation-angle="90"/>
      <style:text-properties fo:color="#000000" style:text-position="0% 58%" fo:font-size="9pt" style:font-size-asian="9pt" style:font-family-complex="Arial" style:font-size-complex="9pt"/>
    </style:style>
    <style:style style:name="ch8" style:family="chart" style:data-style-name="N10">
      <style:chart-properties chart:symbol-type="none"/>
      <style:graphic-properties svg:stroke-width="0.035cm" svg:stroke-color="#000080" draw:fill-color="#000080"/>
      <style:text-properties fo:font-size="6pt" style:font-size-asian="6pt" style:font-size-complex="6pt"/>
    </style:style>
    <style:style style:name="ch9" style:family="chart" style:data-style-name="N10">
      <style:chart-properties chart:symbol-type="none"/>
      <style:graphic-properties svg:stroke-width="0.035cm" svg:stroke-color="#ff00ff" draw:fill-color="#ff00ff"/>
      <style:text-properties fo:font-size="6pt" style:font-size-asian="6pt" style:font-size-complex="6pt"/>
    </style:style>
    <style:style style:name="ch10" style:family="chart" style:data-style-name="N10">
      <style:chart-properties chart:symbol-type="none"/>
      <style:graphic-properties svg:stroke-width="0.035cm" svg:stroke-color="#ffff00" draw:fill-color="#ffff00"/>
      <style:text-properties fo:font-size="6pt" style:font-size-asian="6pt" style:font-size-complex="6pt"/>
    </style:style>
    <style:style style:name="ch11" style:family="chart" style:data-style-name="N10">
      <style:chart-properties chart:symbol-type="none"/>
      <style:graphic-properties svg:stroke-width="0.035cm" svg:stroke-color="#00ffff" draw:fill-color="#00ffff"/>
      <style:text-properties fo:font-size="6pt" style:font-size-asian="6pt" style:font-size-complex="6pt"/>
    </style:style>
    <style:style style:name="ch12" style:family="chart" style:data-style-name="N10">
      <style:chart-properties chart:symbol-type="none"/>
      <style:graphic-properties svg:stroke-width="0.035cm" svg:stroke-color="#800080" draw:fill-color="#800080"/>
      <style:text-properties fo:font-size="6pt" style:font-size-asian="6pt" style:font-size-complex="6pt"/>
    </style:style>
    <style:style style:name="ch13" style:family="chart" style:data-style-name="N10">
      <style:chart-properties chart:symbol-type="none"/>
      <style:graphic-properties svg:stroke-width="0.035cm" svg:stroke-color="#800000" draw:fill-color="#800000"/>
      <style:text-properties fo:font-size="6pt" style:font-size-asian="6pt" style:font-size-complex="6pt"/>
    </style:style>
    <style:style style:name="ch14" style:family="chart" style:data-style-name="N10">
      <style:chart-properties chart:symbol-type="none"/>
      <style:graphic-properties svg:stroke-width="0.035cm" svg:stroke-color="#008080" draw:fill-color="#008080"/>
      <style:text-properties fo:font-size="6pt" style:font-size-asian="6pt" style:font-size-complex="6pt"/>
    </style:style>
    <style:style style:name="ch15" style:family="chart" style:data-style-name="N10">
      <style:chart-properties chart:symbol-type="none"/>
      <style:graphic-properties svg:stroke-width="0.035cm" svg:stroke-color="#0000ff" draw:fill-color="#0000ff"/>
      <style:text-properties fo:font-size="6pt" style:font-size-asian="6pt" style:font-size-complex="6pt"/>
    </style:style>
    <style:style style:name="ch16" style:family="chart" style:data-style-name="N10">
      <style:chart-properties chart:symbol-type="none"/>
      <style:graphic-properties svg:stroke-width="0.035cm" svg:stroke-color="#00ccff" draw:fill-color="#00ccff"/>
      <style:text-properties fo:font-size="6pt" style:font-size-asian="6pt" style:font-size-complex="6pt"/>
    </style:style>
    <style:style style:name="ch17" style:family="chart" style:data-style-name="N10">
      <style:chart-properties chart:symbol-type="none"/>
      <style:graphic-properties svg:stroke-width="0.035cm" svg:stroke-color="#ccffff" draw:fill-color="#ccffff"/>
      <style:text-properties fo:font-size="6pt" style:font-size-asian="6pt" style:font-size-complex="6pt"/>
    </style:style>
    <style:style style:name="ch18" style:family="chart" style:data-style-name="N10">
      <style:chart-properties chart:symbol-type="none"/>
      <style:graphic-properties svg:stroke-width="0.035cm" svg:stroke-color="#ccffcc" draw:fill-color="#ccffcc"/>
      <style:text-properties fo:font-size="6pt" style:font-size-asian="6pt" style:font-size-complex="6pt"/>
    </style:style>
    <style:style style:name="ch19" style:family="chart" style:data-style-name="N10">
      <style:chart-properties chart:symbol-type="none"/>
      <style:graphic-properties svg:stroke-width="0.035cm" svg:stroke-color="#ffff99" draw:fill-color="#ffff99"/>
      <style:text-properties fo:font-size="6pt" style:font-size-asian="6pt" style:font-size-complex="6pt"/>
    </style:style>
    <style:style style:name="ch20" style:family="chart" style:data-style-name="N10">
      <style:chart-properties chart:symbol-type="none"/>
      <style:graphic-properties svg:stroke-width="0.035cm"/>
      <style:text-properties fo:font-size="6pt" style:font-size-asian="6pt" style:font-size-complex="6pt"/>
    </style:style>
    <style:style style:name="ch21" style:family="chart" style:data-style-name="N10">
      <style:chart-properties chart:symbol-type="none"/>
      <style:graphic-properties svg:stroke-width="0.035cm" svg:stroke-color="#ff99cc" draw:fill-color="#ff99cc"/>
      <style:text-properties fo:font-size="6pt" style:font-size-asian="6pt" style:font-size-complex="6pt"/>
    </style:style>
    <style:style style:name="ch22" style:family="chart" style:data-style-name="N10">
      <style:chart-properties chart:symbol-type="none"/>
      <style:graphic-properties svg:stroke-width="0.035cm" svg:stroke-color="#cc99ff" draw:fill-color="#cc99ff"/>
      <style:text-properties fo:font-size="6pt" style:font-size-asian="6pt" style:font-size-complex="6pt"/>
    </style:style>
    <style:style style:name="ch23" style:family="chart" style:data-style-name="N10">
      <style:chart-properties chart:symbol-type="none"/>
      <style:graphic-properties svg:stroke-width="0.035cm" svg:stroke-color="#ffcc99" draw:fill-color="#ffcc99"/>
      <style:text-properties fo:font-size="6pt" style:font-size-asian="6pt" style:font-size-complex="6pt"/>
    </style:style>
    <style:style style:name="ch24" style:family="chart" style:data-style-name="N10">
      <style:chart-properties chart:symbol-type="none"/>
      <style:graphic-properties svg:stroke-width="0.035cm" svg:stroke-color="#3366ff" draw:fill-color="#3366ff"/>
      <style:text-properties fo:font-size="6pt" style:font-size-asian="6pt" style:font-size-complex="6pt"/>
    </style:style>
    <style:style style:name="ch25" style:family="chart" style:data-style-name="N10">
      <style:chart-properties chart:symbol-type="none"/>
      <style:graphic-properties svg:stroke-width="0.035cm" svg:stroke-color="#33cccc" draw:fill-color="#33cccc"/>
      <style:text-properties fo:font-size="6pt" style:font-size-asian="6pt" style:font-size-complex="6pt"/>
    </style:style>
    <style:style style:name="ch26" style:family="chart" style:data-style-name="N10">
      <style:chart-properties chart:symbol-type="none"/>
      <style:graphic-properties svg:stroke-width="0.035cm" svg:stroke-color="#99cc00" draw:fill-color="#99cc00"/>
      <style:text-properties fo:font-size="6pt" style:font-size-asian="6pt" style:font-size-complex="6pt"/>
    </style:style>
    <style:style style:name="ch27" style:family="chart" style:data-style-name="N10">
      <style:chart-properties chart:symbol-type="none"/>
      <style:graphic-properties svg:stroke-width="0.035cm" svg:stroke-color="#ffcc00" draw:fill-color="#ffcc00"/>
      <style:text-properties fo:font-size="6pt" style:font-size-asian="6pt" style:font-size-complex="6pt"/>
    </style:style>
    <style:style style:name="ch28" style:family="chart" style:data-style-name="N10">
      <style:chart-properties chart:symbol-type="none"/>
      <style:graphic-properties svg:stroke-width="0.035cm" svg:stroke-color="#ff9900" draw:fill-color="#ff9900"/>
      <style:text-properties fo:font-size="6pt" style:font-size-asian="6pt" style:font-size-complex="6pt"/>
    </style:style>
    <style:style style:name="ch29" style:family="chart" style:data-style-name="N10">
      <style:chart-properties chart:symbol-type="none"/>
      <style:graphic-properties svg:stroke-width="0.035cm" svg:stroke-color="#ff6600" draw:fill-color="#ff6600"/>
      <style:text-properties fo:font-size="6pt" style:font-size-asian="6pt" style:font-size-complex="6pt"/>
    </style:style>
    <style:style style:name="ch30" style:family="chart" style:data-style-name="N10">
      <style:chart-properties chart:symbol-type="none"/>
      <style:graphic-properties svg:stroke-width="0.035cm" svg:stroke-color="#666699" draw:fill-color="#666699"/>
      <style:text-properties fo:font-size="6pt" style:font-size-asian="6pt" style:font-size-complex="6pt"/>
    </style:style>
    <style:style style:name="ch31" style:family="chart" style:data-style-name="N10">
      <style:chart-properties chart:symbol-type="none"/>
      <style:graphic-properties svg:stroke-width="0.035cm" svg:stroke-color="#969696" draw:fill-color="#969696"/>
      <style:text-properties fo:font-size="6pt" style:font-size-asian="6pt" style:font-size-complex="6pt"/>
    </style:style>
    <style:style style:name="ch32" style:family="chart" style:data-style-name="N10">
      <style:chart-properties chart:symbol-type="none"/>
      <style:graphic-properties svg:stroke-width="0.035cm" svg:stroke-color="#003366" draw:fill-color="#003366"/>
      <style:text-properties fo:font-size="6pt" style:font-size-asian="6pt" style:font-size-complex="6pt"/>
    </style:style>
    <style:style style:name="ch33" style:family="chart" style:data-style-name="N10">
      <style:chart-properties chart:symbol-type="none"/>
      <style:graphic-properties svg:stroke-width="0.035cm" svg:stroke-color="#339966" draw:fill-color="#339966"/>
      <style:text-properties fo:font-size="6pt" style:font-size-asian="6pt" style:font-size-complex="6pt"/>
    </style:style>
    <style:style style:name="ch34" style:family="chart" style:data-style-name="N10">
      <style:chart-properties chart:symbol-type="none"/>
      <style:graphic-properties svg:stroke-width="0.035cm" svg:stroke-color="#003300" draw:fill-color="#003300"/>
      <style:text-properties fo:font-size="6pt" style:font-size-asian="6pt" style:font-size-complex="6pt"/>
    </style:style>
    <style:style style:name="ch35" style:family="chart" style:data-style-name="N10">
      <style:chart-properties chart:symbol-type="none"/>
      <style:graphic-properties svg:stroke-width="0.035cm" svg:stroke-color="#333300" draw:fill-color="#333300"/>
      <style:text-properties fo:font-size="6pt" style:font-size-asian="6pt" style:font-size-complex="6pt"/>
    </style:style>
    <style:style style:name="ch36" style:family="chart" style:data-style-name="N10">
      <style:chart-properties chart:symbol-type="none"/>
      <style:graphic-properties svg:stroke-width="0.035cm" svg:stroke-color="#993300" draw:fill-color="#993300"/>
      <style:text-properties fo:font-size="6pt" style:font-size-asian="6pt" style:font-size-complex="6pt"/>
    </style:style>
    <style:style style:name="ch37" style:family="chart" style:data-style-name="N10">
      <style:chart-properties chart:symbol-type="none"/>
      <style:graphic-properties svg:stroke-width="0.035cm" svg:stroke-color="#993366" draw:fill-color="#993366"/>
      <style:text-properties fo:font-size="6pt" style:font-size-asian="6pt" style:font-size-complex="6pt"/>
    </style:style>
    <style:style style:name="ch38" style:family="chart" style:data-style-name="N10">
      <style:chart-properties chart:symbol-type="none"/>
      <style:graphic-properties svg:stroke-width="0.035cm" svg:stroke-color="#333399" draw:fill-color="#333399"/>
      <style:text-properties fo:font-size="6pt" style:font-size-asian="6pt" style:font-size-complex="6pt"/>
    </style:style>
    <style:style style:name="ch39" style:family="chart" style:data-style-name="N10">
      <style:chart-properties chart:symbol-type="none"/>
      <style:graphic-properties svg:stroke-width="0.035cm" svg:stroke-color="#000000" draw:fill-color="#000000"/>
      <style:text-properties fo:font-size="6pt" style:font-size-asian="6pt" style:font-size-complex="6pt"/>
    </style:style>
    <style:style style:name="ch40" style:family="chart" style:data-style-name="N10">
      <style:chart-properties chart:symbol-type="none"/>
      <style:graphic-properties svg:stroke-width="0.035cm" svg:stroke-color="#ffffff" draw:fill-color="#ffffff"/>
      <style:text-properties fo:font-size="6pt" style:font-size-asian="6pt" style:font-size-complex="6pt"/>
    </style:style>
    <style:style style:name="ch41" style:family="chart" style:data-style-name="N10">
      <style:chart-properties chart:symbol-type="none"/>
      <style:graphic-properties svg:stroke-width="0.035cm" svg:stroke-color="#ff0000" draw:fill-color="#ff0000"/>
      <style:text-properties fo:font-size="6pt" style:font-size-asian="6pt" style:font-size-complex="6pt"/>
    </style:style>
    <style:style style:name="ch42" style:family="chart" style:data-style-name="N10">
      <style:chart-properties chart:symbol-type="none"/>
      <style:graphic-properties svg:stroke-width="0.035cm" svg:stroke-color="#00ff00" draw:fill-color="#00ff00"/>
      <style:text-properties fo:font-size="6pt" style:font-size-asian="6pt" style:font-size-complex="6pt"/>
    </style:style>
    <style:style style:name="ch43" style:family="chart" style:data-style-name="N10">
      <style:chart-properties chart:symbol-type="none"/>
      <style:graphic-properties svg:stroke-width="0.035cm" svg:stroke-color="#008000" draw:fill-color="#008000"/>
      <style:text-properties fo:font-size="6pt" style:font-size-asian="6pt" style:font-size-complex="6pt"/>
    </style:style>
    <style:style style:name="ch44" style:family="chart" style:data-style-name="N10">
      <style:chart-properties chart:symbol-type="none"/>
      <style:graphic-properties svg:stroke-width="0.035cm" svg:stroke-color="#808000" draw:fill-color="#808000"/>
      <style:text-properties fo:font-size="6pt" style:font-size-asian="6pt" style:font-size-complex="6pt"/>
    </style:style>
    <style:style style:name="ch45" style:family="chart" style:data-style-name="N10">
      <style:chart-properties chart:symbol-type="none"/>
      <style:graphic-properties svg:stroke-width="0.035cm" svg:stroke-color="#c0c0c0" draw:fill-color="#c0c0c0"/>
      <style:text-properties fo:font-size="6pt" style:font-size-asian="6pt" style:font-size-complex="6pt"/>
    </style:style>
    <style:style style:name="ch46" style:family="chart" style:data-style-name="N10">
      <style:chart-properties chart:symbol-type="none"/>
      <style:graphic-properties svg:stroke-width="0.035cm" svg:stroke-color="#808080" draw:fill-color="#808080"/>
      <style:text-properties fo:font-size="6pt" style:font-size-asian="6pt" style:font-size-complex="6pt"/>
    </style:style>
    <style:style style:name="ch47" style:family="chart" style:data-style-name="N10">
      <style:chart-properties chart:symbol-type="none"/>
      <style:graphic-properties svg:stroke-width="0.035cm" svg:stroke-color="#9999ff" draw:fill-color="#9999ff"/>
      <style:text-properties fo:font-size="6pt" style:font-size-asian="6pt" style:font-size-complex="6pt"/>
    </style:style>
    <style:style style:name="ch48" style:family="chart" style:data-style-name="N10">
      <style:chart-properties chart:symbol-type="none"/>
      <style:graphic-properties svg:stroke-width="0.035cm" svg:stroke-color="#ffffcc" draw:fill-color="#ffffcc"/>
      <style:text-properties fo:font-size="6pt" style:font-size-asian="6pt" style:font-size-complex="6pt"/>
    </style:style>
    <style:style style:name="ch49" style:family="chart" style:data-style-name="N10">
      <style:chart-properties chart:symbol-type="none"/>
      <style:graphic-properties svg:stroke-width="0.035cm" svg:stroke-color="#660066" draw:fill-color="#660066"/>
      <style:text-properties fo:font-size="6pt" style:font-size-asian="6pt" style:font-size-complex="6pt"/>
    </style:style>
    <style:style style:name="ch50" style:family="chart" style:data-style-name="N10">
      <style:chart-properties chart:symbol-type="none"/>
      <style:graphic-properties svg:stroke-width="0.035cm" svg:stroke-color="#ff8080" draw:fill-color="#ff8080"/>
      <style:text-properties fo:font-size="6pt" style:font-size-asian="6pt" style:font-size-complex="6pt"/>
    </style:style>
    <style:style style:name="ch51" style:family="chart" style:data-style-name="N10">
      <style:chart-properties chart:symbol-type="none"/>
      <style:graphic-properties svg:stroke-width="0.035cm" svg:stroke-color="#0066cc" draw:fill-color="#0066cc"/>
      <style:text-properties fo:font-size="6pt" style:font-size-asian="6pt" style:font-size-complex="6pt"/>
    </style:style>
    <style:style style:name="ch52" style:family="chart" style:data-style-name="N10">
      <style:chart-properties chart:symbol-type="none"/>
      <style:graphic-properties svg:stroke-width="0.035cm" svg:stroke-color="#ccccff" draw:fill-color="#ccccff"/>
      <style:text-properties fo:font-size="6pt" style:font-size-asian="6pt" style:font-size-complex="6pt"/>
    </style:style>
    <style:style style:name="ch53" style:family="chart" style:data-style-name="N10">
      <style:chart-properties chart:symbol-type="none"/>
      <style:graphic-properties svg:stroke-width="0.035cm" svg:stroke-color="#333333" draw:fill-color="#333333"/>
      <style:text-properties fo:font-size="6pt" style:font-size-asian="6pt" style:font-size-complex="6pt"/>
    </style:style>
    <style:style style:name="ch54" style:family="chart">
      <style:graphic-properties draw:stroke="solid" svg:stroke-width="0.035cm" svg:stroke-color="#808080" draw:fill="solid" draw:fill-color="#ffffff"/>
    </style:style>
    <style:style style:name="ch55" style:family="chart">
      <style:graphic-properties draw:fill-color="#d9d9d9"/>
    </style:style>
  </office:automatic-styles>
  <office:body>
    <office:chart>
      <chart:chart svg:width="12.269cm" svg:height="7.107cm" xlink:href=".." xlink:type="simple" chart:class="chart:line" chart:style-name="ch1">
        <chart:title svg:x="4.671cm" svg:y="0.214cm" chart:style-name="ch2">
          <text:p>Forward Rate Curves</text:p>
        </chart:title>
        <chart:plot-area chart:style-name="ch3" table:cell-range-address="Simulation.C11:Simulation.J11 Simulation.C15:Simulation.J114" chart:data-source-has-labels="row" svg:x="1.374cm" svg:y="0.656cm" svg:width="10.652cm" svg:height="5.674cm">
          <chartooo:coordinate-region svg:x="2.271cm" svg:y="0.836cm" svg:width="9.53cm" svg:height="4.887cm"/>
          <chart:axis chart:dimension="x" chart:name="primary-x" chart:style-name="ch4" chartooo:axis-type="text">
            <chart:title svg:x="5.913cm" svg:y="6.653cm" chart:style-name="ch5">
              <text:p>Maturity</text:p>
            </chart:title>
            <chart:categories table:cell-range-address="Simulation.C11:Simulation.J11"/>
          </chart:axis>
          <chart:axis chart:dimension="y" chart:name="primary-y" chart:style-name="ch6">
            <chart:title svg:x="0.249cm" svg:y="4.001cm" chart:style-name="ch7">
              <text:p>Rate     </text:p>
            </chart:title>
            <chart:grid chart:class="major"/>
          </chart:axis>
          <chart:series chart:style-name="ch8" chart:values-cell-range-address="Simulation.C15:Simulation.J15" chart:class="chart:line">
            <chart:data-point chart:repeated="8"/>
          </chart:series>
          <chart:series chart:style-name="ch9" chart:values-cell-range-address="Simulation.C16:Simulation.J16" chart:class="chart:line">
            <chart:data-point chart:repeated="8"/>
          </chart:series>
          <chart:series chart:style-name="ch10" chart:values-cell-range-address="Simulation.C17:Simulation.J17" chart:class="chart:line">
            <chart:data-point chart:repeated="8"/>
          </chart:series>
          <chart:series chart:style-name="ch11" chart:values-cell-range-address="Simulation.C18:Simulation.J18" chart:class="chart:line">
            <chart:data-point chart:repeated="8"/>
          </chart:series>
          <chart:series chart:style-name="ch12" chart:values-cell-range-address="Simulation.C19:Simulation.J19" chart:class="chart:line">
            <chart:data-point chart:repeated="8"/>
          </chart:series>
          <chart:series chart:style-name="ch13" chart:values-cell-range-address="Simulation.C20:Simulation.J20" chart:class="chart:line">
            <chart:data-point chart:repeated="8"/>
          </chart:series>
          <chart:series chart:style-name="ch14" chart:values-cell-range-address="Simulation.C21:Simulation.J21" chart:class="chart:line">
            <chart:data-point chart:repeated="8"/>
          </chart:series>
          <chart:series chart:style-name="ch15" chart:values-cell-range-address="Simulation.C22:Simulation.J22" chart:class="chart:line">
            <chart:data-point chart:repeated="8"/>
          </chart:series>
          <chart:series chart:style-name="ch16" chart:values-cell-range-address="Simulation.C23:Simulation.J23" chart:class="chart:line">
            <chart:data-point chart:repeated="8"/>
          </chart:series>
          <chart:series chart:style-name="ch17" chart:values-cell-range-address="Simulation.C24:Simulation.J24" chart:class="chart:line">
            <chart:data-point chart:repeated="8"/>
          </chart:series>
          <chart:series chart:style-name="ch18" chart:values-cell-range-address="Simulation.C25:Simulation.J25" chart:class="chart:line">
            <chart:data-point chart:repeated="8"/>
          </chart:series>
          <chart:series chart:style-name="ch19" chart:values-cell-range-address="Simulation.C26:Simulation.J26" chart:class="chart:line">
            <chart:data-point chart:repeated="8"/>
          </chart:series>
          <chart:series chart:style-name="ch20" chart:values-cell-range-address="Simulation.C27:Simulation.J27" chart:class="chart:line">
            <chart:data-point chart:repeated="8"/>
          </chart:series>
          <chart:series chart:style-name="ch21" chart:values-cell-range-address="Simulation.C28:Simulation.J28" chart:class="chart:line">
            <chart:data-point chart:repeated="8"/>
          </chart:series>
          <chart:series chart:style-name="ch22" chart:values-cell-range-address="Simulation.C29:Simulation.J29" chart:class="chart:line">
            <chart:data-point chart:repeated="8"/>
          </chart:series>
          <chart:series chart:style-name="ch23" chart:values-cell-range-address="Simulation.C30:Simulation.J30" chart:class="chart:line">
            <chart:data-point chart:repeated="8"/>
          </chart:series>
          <chart:series chart:style-name="ch24" chart:values-cell-range-address="Simulation.C31:Simulation.J31" chart:class="chart:line">
            <chart:data-point chart:repeated="8"/>
          </chart:series>
          <chart:series chart:style-name="ch25" chart:values-cell-range-address="Simulation.C32:Simulation.J32" chart:class="chart:line">
            <chart:data-point chart:repeated="8"/>
          </chart:series>
          <chart:series chart:style-name="ch26" chart:values-cell-range-address="Simulation.C33:Simulation.J33" chart:class="chart:line">
            <chart:data-point chart:repeated="8"/>
          </chart:series>
          <chart:series chart:style-name="ch27" chart:values-cell-range-address="Simulation.C34:Simulation.J34" chart:class="chart:line">
            <chart:data-point chart:repeated="8"/>
          </chart:series>
          <chart:series chart:style-name="ch28" chart:values-cell-range-address="Simulation.C35:Simulation.J35" chart:class="chart:line">
            <chart:data-point chart:repeated="8"/>
          </chart:series>
          <chart:series chart:style-name="ch29" chart:values-cell-range-address="Simulation.C36:Simulation.J36" chart:class="chart:line">
            <chart:data-point chart:repeated="8"/>
          </chart:series>
          <chart:series chart:style-name="ch30" chart:values-cell-range-address="Simulation.C37:Simulation.J37" chart:class="chart:line">
            <chart:data-point chart:repeated="8"/>
          </chart:series>
          <chart:series chart:style-name="ch31" chart:values-cell-range-address="Simulation.C38:Simulation.J38" chart:class="chart:line">
            <chart:data-point chart:repeated="8"/>
          </chart:series>
          <chart:series chart:style-name="ch32" chart:values-cell-range-address="Simulation.C39:Simulation.J39" chart:class="chart:line">
            <chart:data-point chart:repeated="8"/>
          </chart:series>
          <chart:series chart:style-name="ch33" chart:values-cell-range-address="Simulation.C40:Simulation.J40" chart:class="chart:line">
            <chart:data-point chart:repeated="8"/>
          </chart:series>
          <chart:series chart:style-name="ch34" chart:values-cell-range-address="Simulation.C41:Simulation.J41" chart:class="chart:line">
            <chart:data-point chart:repeated="8"/>
          </chart:series>
          <chart:series chart:style-name="ch35" chart:values-cell-range-address="Simulation.C42:Simulation.J42" chart:class="chart:line">
            <chart:data-point chart:repeated="8"/>
          </chart:series>
          <chart:series chart:style-name="ch36" chart:values-cell-range-address="Simulation.C43:Simulation.J43" chart:class="chart:line">
            <chart:data-point chart:repeated="8"/>
          </chart:series>
          <chart:series chart:style-name="ch37" chart:values-cell-range-address="Simulation.C44:Simulation.J44" chart:class="chart:line">
            <chart:data-point chart:repeated="8"/>
          </chart:series>
          <chart:series chart:style-name="ch38" chart:values-cell-range-address="Simulation.C45:Simulation.J45" chart:class="chart:line">
            <chart:data-point chart:repeated="8"/>
          </chart:series>
          <chart:series chart:style-name="ch39" chart:values-cell-range-address="Simulation.C46:Simulation.J46" chart:class="chart:line">
            <chart:data-point chart:repeated="8"/>
          </chart:series>
          <chart:series chart:style-name="ch40" chart:values-cell-range-address="Simulation.C47:Simulation.J47" chart:class="chart:line">
            <chart:data-point chart:repeated="8"/>
          </chart:series>
          <chart:series chart:style-name="ch41" chart:values-cell-range-address="Simulation.C48:Simulation.J48" chart:class="chart:line">
            <chart:data-point chart:repeated="8"/>
          </chart:series>
          <chart:series chart:style-name="ch42" chart:values-cell-range-address="Simulation.C49:Simulation.J49" chart:class="chart:line">
            <chart:data-point chart:repeated="8"/>
          </chart:series>
          <chart:series chart:style-name="ch15" chart:values-cell-range-address="Simulation.C50:Simulation.J50" chart:class="chart:line">
            <chart:data-point chart:repeated="8"/>
          </chart:series>
          <chart:series chart:style-name="ch10" chart:values-cell-range-address="Simulation.C51:Simulation.J51" chart:class="chart:line">
            <chart:data-point chart:repeated="8"/>
          </chart:series>
          <chart:series chart:style-name="ch9" chart:values-cell-range-address="Simulation.C52:Simulation.J52" chart:class="chart:line">
            <chart:data-point chart:repeated="8"/>
          </chart:series>
          <chart:series chart:style-name="ch11" chart:values-cell-range-address="Simulation.C53:Simulation.J53" chart:class="chart:line">
            <chart:data-point chart:repeated="8"/>
          </chart:series>
          <chart:series chart:style-name="ch13" chart:values-cell-range-address="Simulation.C54:Simulation.J54" chart:class="chart:line">
            <chart:data-point chart:repeated="8"/>
          </chart:series>
          <chart:series chart:style-name="ch43" chart:values-cell-range-address="Simulation.C55:Simulation.J55" chart:class="chart:line">
            <chart:data-point chart:repeated="8"/>
          </chart:series>
          <chart:series chart:style-name="ch8" chart:values-cell-range-address="Simulation.C56:Simulation.J56" chart:class="chart:line">
            <chart:data-point chart:repeated="8"/>
          </chart:series>
          <chart:series chart:style-name="ch44" chart:values-cell-range-address="Simulation.C57:Simulation.J57" chart:class="chart:line">
            <chart:data-point chart:repeated="8"/>
          </chart:series>
          <chart:series chart:style-name="ch12" chart:values-cell-range-address="Simulation.C58:Simulation.J58" chart:class="chart:line">
            <chart:data-point chart:repeated="8"/>
          </chart:series>
          <chart:series chart:style-name="ch14" chart:values-cell-range-address="Simulation.C59:Simulation.J59" chart:class="chart:line">
            <chart:data-point chart:repeated="8"/>
          </chart:series>
          <chart:series chart:style-name="ch45" chart:values-cell-range-address="Simulation.C60:Simulation.J60" chart:class="chart:line">
            <chart:data-point chart:repeated="8"/>
          </chart:series>
          <chart:series chart:style-name="ch46" chart:values-cell-range-address="Simulation.C61:Simulation.J61" chart:class="chart:line">
            <chart:data-point chart:repeated="8"/>
          </chart:series>
          <chart:series chart:style-name="ch47" chart:values-cell-range-address="Simulation.C62:Simulation.J62" chart:class="chart:line">
            <chart:data-point chart:repeated="8"/>
          </chart:series>
          <chart:series chart:style-name="ch37" chart:values-cell-range-address="Simulation.C63:Simulation.J63" chart:class="chart:line">
            <chart:data-point chart:repeated="8"/>
          </chart:series>
          <chart:series chart:style-name="ch48" chart:values-cell-range-address="Simulation.C64:Simulation.J64" chart:class="chart:line">
            <chart:data-point chart:repeated="8"/>
          </chart:series>
          <chart:series chart:style-name="ch17" chart:values-cell-range-address="Simulation.C65:Simulation.J65" chart:class="chart:line">
            <chart:data-point chart:repeated="8"/>
          </chart:series>
          <chart:series chart:style-name="ch49" chart:values-cell-range-address="Simulation.C66:Simulation.J66" chart:class="chart:line">
            <chart:data-point chart:repeated="8"/>
          </chart:series>
          <chart:series chart:style-name="ch50" chart:values-cell-range-address="Simulation.C67:Simulation.J67" chart:class="chart:line">
            <chart:data-point chart:repeated="8"/>
          </chart:series>
          <chart:series chart:style-name="ch51" chart:values-cell-range-address="Simulation.C68:Simulation.J68" chart:class="chart:line">
            <chart:data-point chart:repeated="8"/>
          </chart:series>
          <chart:series chart:style-name="ch52" chart:values-cell-range-address="Simulation.C69:Simulation.J69" chart:class="chart:line">
            <chart:data-point chart:repeated="8"/>
          </chart:series>
          <chart:series chart:style-name="ch53" chart:values-cell-range-address="Simulation.C70:Simulation.J70" chart:class="chart:line">
            <chart:data-point chart:repeated="8"/>
          </chart:series>
          <chart:series chart:style-name="ch8" chart:values-cell-range-address="Simulation.C71:Simulation.J71" chart:class="chart:line">
            <chart:data-point chart:repeated="8"/>
          </chart:series>
          <chart:series chart:style-name="ch9" chart:values-cell-range-address="Simulation.C72:Simulation.J72" chart:class="chart:line">
            <chart:data-point chart:repeated="8"/>
          </chart:series>
          <chart:series chart:style-name="ch10" chart:values-cell-range-address="Simulation.C73:Simulation.J73" chart:class="chart:line">
            <chart:data-point chart:repeated="8"/>
          </chart:series>
          <chart:series chart:style-name="ch11" chart:values-cell-range-address="Simulation.C74:Simulation.J74" chart:class="chart:line">
            <chart:data-point chart:repeated="8"/>
          </chart:series>
          <chart:series chart:style-name="ch12" chart:values-cell-range-address="Simulation.C75:Simulation.J75" chart:class="chart:line">
            <chart:data-point chart:repeated="8"/>
          </chart:series>
          <chart:series chart:style-name="ch13" chart:values-cell-range-address="Simulation.C76:Simulation.J76" chart:class="chart:line">
            <chart:data-point chart:repeated="8"/>
          </chart:series>
          <chart:series chart:style-name="ch14" chart:values-cell-range-address="Simulation.C77:Simulation.J77" chart:class="chart:line">
            <chart:data-point chart:repeated="8"/>
          </chart:series>
          <chart:series chart:style-name="ch15" chart:values-cell-range-address="Simulation.C78:Simulation.J78" chart:class="chart:line">
            <chart:data-point chart:repeated="8"/>
          </chart:series>
          <chart:series chart:style-name="ch16" chart:values-cell-range-address="Simulation.C79:Simulation.J79" chart:class="chart:line">
            <chart:data-point chart:repeated="8"/>
          </chart:series>
          <chart:series chart:style-name="ch17" chart:values-cell-range-address="Simulation.C80:Simulation.J80" chart:class="chart:line">
            <chart:data-point chart:repeated="8"/>
          </chart:series>
          <chart:series chart:style-name="ch18" chart:values-cell-range-address="Simulation.C81:Simulation.J81" chart:class="chart:line">
            <chart:data-point chart:repeated="8"/>
          </chart:series>
          <chart:series chart:style-name="ch19" chart:values-cell-range-address="Simulation.C82:Simulation.J82" chart:class="chart:line">
            <chart:data-point chart:repeated="8"/>
          </chart:series>
          <chart:series chart:style-name="ch20" chart:values-cell-range-address="Simulation.C83:Simulation.J83" chart:class="chart:line">
            <chart:data-point chart:repeated="8"/>
          </chart:series>
          <chart:series chart:style-name="ch21" chart:values-cell-range-address="Simulation.C84:Simulation.J84" chart:class="chart:line">
            <chart:data-point chart:repeated="8"/>
          </chart:series>
          <chart:series chart:style-name="ch22" chart:values-cell-range-address="Simulation.C85:Simulation.J85" chart:class="chart:line">
            <chart:data-point chart:repeated="8"/>
          </chart:series>
          <chart:series chart:style-name="ch23" chart:values-cell-range-address="Simulation.C86:Simulation.J86" chart:class="chart:line">
            <chart:data-point chart:repeated="8"/>
          </chart:series>
          <chart:series chart:style-name="ch24" chart:values-cell-range-address="Simulation.C87:Simulation.J87" chart:class="chart:line">
            <chart:data-point chart:repeated="8"/>
          </chart:series>
          <chart:series chart:style-name="ch25" chart:values-cell-range-address="Simulation.C88:Simulation.J88" chart:class="chart:line">
            <chart:data-point chart:repeated="8"/>
          </chart:series>
          <chart:series chart:style-name="ch26" chart:values-cell-range-address="Simulation.C89:Simulation.J89" chart:class="chart:line">
            <chart:data-point chart:repeated="8"/>
          </chart:series>
          <chart:series chart:style-name="ch27" chart:values-cell-range-address="Simulation.C90:Simulation.J90" chart:class="chart:line">
            <chart:data-point chart:repeated="8"/>
          </chart:series>
          <chart:series chart:style-name="ch28" chart:values-cell-range-address="Simulation.C91:Simulation.J91" chart:class="chart:line">
            <chart:data-point chart:repeated="8"/>
          </chart:series>
          <chart:series chart:style-name="ch29" chart:values-cell-range-address="Simulation.C92:Simulation.J92" chart:class="chart:line">
            <chart:data-point chart:repeated="8"/>
          </chart:series>
          <chart:series chart:style-name="ch30" chart:values-cell-range-address="Simulation.C93:Simulation.J93" chart:class="chart:line">
            <chart:data-point chart:repeated="8"/>
          </chart:series>
          <chart:series chart:style-name="ch31" chart:values-cell-range-address="Simulation.C94:Simulation.J94" chart:class="chart:line">
            <chart:data-point chart:repeated="8"/>
          </chart:series>
          <chart:series chart:style-name="ch32" chart:values-cell-range-address="Simulation.C95:Simulation.J95" chart:class="chart:line">
            <chart:data-point chart:repeated="8"/>
          </chart:series>
          <chart:series chart:style-name="ch33" chart:values-cell-range-address="Simulation.C96:Simulation.J96" chart:class="chart:line">
            <chart:data-point chart:repeated="8"/>
          </chart:series>
          <chart:series chart:style-name="ch34" chart:values-cell-range-address="Simulation.C97:Simulation.J97" chart:class="chart:line">
            <chart:data-point chart:repeated="8"/>
          </chart:series>
          <chart:series chart:style-name="ch35" chart:values-cell-range-address="Simulation.C98:Simulation.J98" chart:class="chart:line">
            <chart:data-point chart:repeated="8"/>
          </chart:series>
          <chart:series chart:style-name="ch36" chart:values-cell-range-address="Simulation.C99:Simulation.J99" chart:class="chart:line">
            <chart:data-point chart:repeated="8"/>
          </chart:series>
          <chart:series chart:style-name="ch37" chart:values-cell-range-address="Simulation.C100:Simulation.J100" chart:class="chart:line">
            <chart:data-point chart:repeated="8"/>
          </chart:series>
          <chart:series chart:style-name="ch38" chart:values-cell-range-address="Simulation.C101:Simulation.J101" chart:class="chart:line">
            <chart:data-point chart:repeated="8"/>
          </chart:series>
          <chart:series chart:style-name="ch39" chart:values-cell-range-address="Simulation.C102:Simulation.J102" chart:class="chart:line">
            <chart:data-point chart:repeated="8"/>
          </chart:series>
          <chart:series chart:style-name="ch40" chart:values-cell-range-address="Simulation.C103:Simulation.J103" chart:class="chart:line">
            <chart:data-point chart:repeated="8"/>
          </chart:series>
          <chart:series chart:style-name="ch41" chart:values-cell-range-address="Simulation.C104:Simulation.J104" chart:class="chart:line">
            <chart:data-point chart:repeated="8"/>
          </chart:series>
          <chart:series chart:style-name="ch42" chart:values-cell-range-address="Simulation.C105:Simulation.J105" chart:class="chart:line">
            <chart:data-point chart:repeated="8"/>
          </chart:series>
          <chart:series chart:style-name="ch15" chart:values-cell-range-address="Simulation.C106:Simulation.J106" chart:class="chart:line">
            <chart:data-point chart:repeated="8"/>
          </chart:series>
          <chart:series chart:style-name="ch10" chart:values-cell-range-address="Simulation.C107:Simulation.J107" chart:class="chart:line">
            <chart:data-point chart:repeated="8"/>
          </chart:series>
          <chart:series chart:style-name="ch9" chart:values-cell-range-address="Simulation.C108:Simulation.J108" chart:class="chart:line">
            <chart:data-point chart:repeated="8"/>
          </chart:series>
          <chart:series chart:style-name="ch11" chart:values-cell-range-address="Simulation.C109:Simulation.J109" chart:class="chart:line">
            <chart:data-point chart:repeated="8"/>
          </chart:series>
          <chart:series chart:style-name="ch13" chart:values-cell-range-address="Simulation.C110:Simulation.J110" chart:class="chart:line">
            <chart:data-point chart:repeated="8"/>
          </chart:series>
          <chart:series chart:style-name="ch43" chart:values-cell-range-address="Simulation.C111:Simulation.J111" chart:class="chart:line">
            <chart:data-point chart:repeated="8"/>
          </chart:series>
          <chart:series chart:style-name="ch8" chart:values-cell-range-address="Simulation.C112:Simulation.J112" chart:class="chart:line">
            <chart:data-point chart:repeated="8"/>
          </chart:series>
          <chart:series chart:style-name="ch44" chart:values-cell-range-address="Simulation.C113:Simulation.J113" chart:class="chart:line">
            <chart:data-point chart:repeated="8"/>
          </chart:series>
          <chart:series chart:style-name="ch12" chart:values-cell-range-address="Simulation.C114:Simulation.J114" chart:class="chart:line">
            <chart:data-point chart:repeated="8"/>
          </chart:series>
          <chart:wall chart:style-name="ch54"/>
          <chart:floor chart:style-name="ch5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  <draw:g>
                  <svg:desc>Simulation.C11:Simulation.J11</svg:desc>
                </draw:g>
              </table:table-cell>
              <table:table-cell office:value-type="float" office:value="4.5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5.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6.5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7.5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15</text:p>
                <draw:g>
                  <svg:desc/>
                </draw:g>
              </table:table-cell>
              <table:table-cell office:value-type="float" office:value="0.0201529765030948">
                <text:p>0.0201529765030948</text:p>
                <draw:g>
                  <svg:desc>Simulation.C15:Simulation.J15</svg:desc>
                </draw:g>
              </table:table-cell>
              <table:table-cell office:value-type="float" office:value="0.0264627919309662">
                <text:p>0.0264627919309662</text:p>
              </table:table-cell>
              <table:table-cell office:value-type="float" office:value="0.027312258977054">
                <text:p>0.027312258977054</text:p>
              </table:table-cell>
              <table:table-cell office:value-type="float" office:value="0.0262587323028059">
                <text:p>0.0262587323028059</text:p>
              </table:table-cell>
              <table:table-cell office:value-type="float" office:value="0.0250134528232476">
                <text:p>0.0250134528232476</text:p>
              </table:table-cell>
              <table:table-cell office:value-type="float" office:value="0.0240519249600117">
                <text:p>0.0240519249600117</text:p>
              </table:table-cell>
              <table:table-cell office:value-type="float" office:value="0.0234125644032616">
                <text:p>0.0234125644032616</text:p>
              </table:table-cell>
              <table:table-cell office:value-type="float" office:value="0.0230249884443608">
                <text:p>0.0230249884443608</text:p>
              </table:table-cell>
            </table:table-row>
            <table:table-row>
              <table:table-cell office:value-type="string">
                <text:p>Row 16</text:p>
                <draw:g>
                  <svg:desc/>
                </draw:g>
              </table:table-cell>
              <table:table-cell office:value-type="float" office:value="0.000560791173010485">
                <text:p>0.000560791173010485</text:p>
                <draw:g>
                  <svg:desc>Simulation.C16:Simulation.J16</svg:desc>
                </draw:g>
              </table:table-cell>
              <table:table-cell office:value-type="float" office:value="0.00245493764952909">
                <text:p>0.00245493764952909</text:p>
              </table:table-cell>
              <table:table-cell office:value-type="float" office:value="0.0055156646674541">
                <text:p>0.0055156646674541</text:p>
              </table:table-cell>
              <table:table-cell office:value-type="float" office:value="0.00869937422917484">
                <text:p>0.00869937422917484</text:p>
              </table:table-cell>
              <table:table-cell office:value-type="float" office:value="0.011287000470596">
                <text:p>0.011287000470596</text:p>
              </table:table-cell>
              <table:table-cell office:value-type="float" office:value="0.0130982161216373">
                <text:p>0.0130982161216373</text:p>
              </table:table-cell>
              <table:table-cell office:value-type="float" office:value="0.0142380884015589">
                <text:p>0.0142380884015589</text:p>
              </table:table-cell>
              <table:table-cell office:value-type="float" office:value="0.0148885416189897">
                <text:p>0.0148885416189897</text:p>
              </table:table-cell>
            </table:table-row>
            <table:table-row>
              <table:table-cell office:value-type="string">
                <text:p>Row 17</text:p>
                <draw:g>
                  <svg:desc/>
                </draw:g>
              </table:table-cell>
              <table:table-cell office:value-type="float" office:value="0.0167069352176886">
                <text:p>0.0167069352176886</text:p>
                <draw:g>
                  <svg:desc>Simulation.C17:Simulation.J17</svg:desc>
                </draw:g>
              </table:table-cell>
              <table:table-cell office:value-type="float" office:value="0.0225399549059265">
                <text:p>0.0225399549059265</text:p>
              </table:table-cell>
              <table:table-cell office:value-type="float" office:value="0.0236618307127313">
                <text:p>0.0236618307127313</text:p>
              </table:table-cell>
              <table:table-cell office:value-type="float" office:value="0.0230104561061849">
                <text:p>0.0230104561061849</text:p>
              </table:table-cell>
              <table:table-cell office:value-type="float" office:value="0.0220938732047962">
                <text:p>0.0220938732047962</text:p>
              </table:table-cell>
              <table:table-cell office:value-type="float" office:value="0.0213631949146756">
                <text:p>0.0213631949146756</text:p>
              </table:table-cell>
              <table:table-cell office:value-type="float" office:value="0.0208766052952702">
                <text:p>0.0208766052952702</text:p>
              </table:table-cell>
              <table:table-cell office:value-type="float" office:value="0.02058681095909">
                <text:p>0.02058681095909</text:p>
              </table:table-cell>
            </table:table-row>
            <table:table-row>
              <table:table-cell office:value-type="string">
                <text:p>Row 18</text:p>
                <draw:g>
                  <svg:desc/>
                </draw:g>
              </table:table-cell>
              <table:table-cell office:value-type="float" office:value="0.012306659040051">
                <text:p>0.012306659040051</text:p>
                <draw:g>
                  <svg:desc>Simulation.C18:Simulation.J18</svg:desc>
                </draw:g>
              </table:table-cell>
              <table:table-cell office:value-type="float" office:value="0.0186414698066173">
                <text:p>0.0186414698066173</text:p>
              </table:table-cell>
              <table:table-cell office:value-type="float" office:value="0.0211314312478217">
                <text:p>0.0211314312478217</text:p>
              </table:table-cell>
              <table:table-cell office:value-type="float" office:value="0.0216020788993571">
                <text:p>0.0216020788993571</text:p>
              </table:table-cell>
              <table:table-cell office:value-type="float" office:value="0.0214140019941213">
                <text:p>0.0214140019941213</text:p>
              </table:table-cell>
              <table:table-cell office:value-type="float" office:value="0.0211238511909609">
                <text:p>0.0211238511909609</text:p>
              </table:table-cell>
              <table:table-cell office:value-type="float" office:value="0.0208965791154783">
                <text:p>0.0208965791154783</text:p>
              </table:table-cell>
              <table:table-cell office:value-type="float" office:value="0.0207560559011283">
                <text:p>0.0207560559011283</text:p>
              </table:table-cell>
            </table:table-row>
            <table:table-row>
              <table:table-cell office:value-type="string">
                <text:p>Row 19</text:p>
                <draw:g>
                  <svg:desc/>
                </draw:g>
              </table:table-cell>
              <table:table-cell office:value-type="float" office:value="0.0763125236023948">
                <text:p>0.0763125236023948</text:p>
                <draw:g>
                  <svg:desc>Simulation.C19:Simulation.J19</svg:desc>
                </draw:g>
              </table:table-cell>
              <table:table-cell office:value-type="float" office:value="0.0635648572957416">
                <text:p>0.0635648572957416</text:p>
              </table:table-cell>
              <table:table-cell office:value-type="float" office:value="0.0488598001258076">
                <text:p>0.0488598001258076</text:p>
              </table:table-cell>
              <table:table-cell office:value-type="float" office:value="0.0389694899777937">
                <text:p>0.0389694899777937</text:p>
              </table:table-cell>
              <table:table-cell office:value-type="float" office:value="0.0330649251844715">
                <text:p>0.0330649251844715</text:p>
              </table:table-cell>
              <table:table-cell office:value-type="float" office:value="0.0296571365382445">
                <text:p>0.0296571365382445</text:p>
              </table:table-cell>
              <table:table-cell office:value-type="float" office:value="0.0277340724855496">
                <text:p>0.0277340724855496</text:p>
              </table:table-cell>
              <table:table-cell office:value-type="float" office:value="0.02669141703375">
                <text:p>0.02669141703375</text:p>
              </table:table-cell>
            </table:table-row>
            <table:table-row>
              <table:table-cell office:value-type="string">
                <text:p>Row 20</text:p>
                <draw:g>
                  <svg:desc/>
                </draw:g>
              </table:table-cell>
              <table:table-cell office:value-type="float" office:value="0.0255606847339462">
                <text:p>0.0255606847339462</text:p>
                <draw:g>
                  <svg:desc>Simulation.C20:Simulation.J20</svg:desc>
                </draw:g>
              </table:table-cell>
              <table:table-cell office:value-type="float" office:value="0.0339331662778035">
                <text:p>0.0339331662778035</text:p>
              </table:table-cell>
              <table:table-cell office:value-type="float" office:value="0.0354721632562698">
                <text:p>0.0354721632562698</text:p>
              </table:table-cell>
              <table:table-cell office:value-type="float" office:value="0.0346334020235183">
                <text:p>0.0346334020235183</text:p>
              </table:table-cell>
              <table:table-cell office:value-type="float" office:value="0.0335410152371744">
                <text:p>0.0335410152371744</text:p>
              </table:table-cell>
              <table:table-cell office:value-type="float" office:value="0.0327782333461573">
                <text:p>0.0327782333461573</text:p>
              </table:table-cell>
              <table:table-cell office:value-type="float" office:value="0.032386449317921">
                <text:p>0.032386449317921</text:p>
              </table:table-cell>
              <table:table-cell office:value-type="float" office:value="0.0322729960801179">
                <text:p>0.0322729960801179</text:p>
              </table:table-cell>
            </table:table-row>
            <table:table-row>
              <table:table-cell office:value-type="string">
                <text:p>Row 21</text:p>
                <draw:g>
                  <svg:desc/>
                </draw:g>
              </table:table-cell>
              <table:table-cell office:value-type="float" office:value="0.0152189036299627">
                <text:p>0.0152189036299627</text:p>
                <draw:g>
                  <svg:desc>Simulation.C21:Simulation.J21</svg:desc>
                </draw:g>
              </table:table-cell>
              <table:table-cell office:value-type="float" office:value="0.0201104981103467">
                <text:p>0.0201104981103467</text:p>
              </table:table-cell>
              <table:table-cell office:value-type="float" office:value="0.0207715361601541">
                <text:p>0.0207715361601541</text:p>
              </table:table-cell>
              <table:table-cell office:value-type="float" office:value="0.0199321109949896">
                <text:p>0.0199321109949896</text:p>
              </table:table-cell>
              <table:table-cell office:value-type="float" office:value="0.0189274700215904">
                <text:p>0.0189274700215904</text:p>
              </table:table-cell>
              <table:table-cell office:value-type="float" office:value="0.0181349502981239">
                <text:p>0.0181349502981239</text:p>
              </table:table-cell>
              <table:table-cell office:value-type="float" office:value="0.0175897293781646">
                <text:p>0.0175897293781646</text:p>
              </table:table-cell>
              <table:table-cell office:value-type="float" office:value="0.0172404827003019">
                <text:p>0.0172404827003019</text:p>
              </table:table-cell>
            </table:table-row>
            <table:table-row>
              <table:table-cell office:value-type="string">
                <text:p>Row 22</text:p>
                <draw:g>
                  <svg:desc/>
                </draw:g>
              </table:table-cell>
              <table:table-cell office:value-type="float" office:value="0.0136010238367484">
                <text:p>0.0136010238367484</text:p>
                <draw:g>
                  <svg:desc>Simulation.C22:Simulation.J22</svg:desc>
                </draw:g>
              </table:table-cell>
              <table:table-cell office:value-type="float" office:value="0.0188168922066431">
                <text:p>0.0188168922066431</text:p>
              </table:table-cell>
              <table:table-cell office:value-type="float" office:value="0.020034668537509">
                <text:p>0.020034668537509</text:p>
              </table:table-cell>
              <table:table-cell office:value-type="float" office:value="0.0196173820557883">
                <text:p>0.0196173820557883</text:p>
              </table:table-cell>
              <table:table-cell office:value-type="float" office:value="0.0188805618388771">
                <text:p>0.0188805618388771</text:p>
              </table:table-cell>
              <table:table-cell office:value-type="float" office:value="0.0182516974270531">
                <text:p>0.0182516974270531</text:p>
              </table:table-cell>
              <table:table-cell office:value-type="float" office:value="0.0178069702978295">
                <text:p>0.0178069702978295</text:p>
              </table:table-cell>
              <table:table-cell office:value-type="float" office:value="0.0175203083490685">
                <text:p>0.0175203083490685</text:p>
              </table:table-cell>
            </table:table-row>
            <table:table-row>
              <table:table-cell office:value-type="string">
                <text:p>Row 23</text:p>
                <draw:g>
                  <svg:desc/>
                </draw:g>
              </table:table-cell>
              <table:table-cell office:value-type="float" office:value="0.028606253534326">
                <text:p>0.028606253534326</text:p>
                <draw:g>
                  <svg:desc>Simulation.C23:Simulation.J23</svg:desc>
                </draw:g>
              </table:table-cell>
              <table:table-cell office:value-type="float" office:value="0.0354493763790417">
                <text:p>0.0354493763790417</text:p>
              </table:table-cell>
              <table:table-cell office:value-type="float" office:value="0.0354028757411638">
                <text:p>0.0354028757411638</text:p>
              </table:table-cell>
              <table:table-cell office:value-type="float" office:value="0.0334937029691067">
                <text:p>0.0334937029691067</text:p>
              </table:table-cell>
              <table:table-cell office:value-type="float" office:value="0.0317267056952445">
                <text:p>0.0317267056952445</text:p>
              </table:table-cell>
              <table:table-cell office:value-type="float" office:value="0.0305216853818159">
                <text:p>0.0305216853818159</text:p>
              </table:table-cell>
              <table:table-cell office:value-type="float" office:value="0.0298206265811739">
                <text:p>0.0298206265811739</text:p>
              </table:table-cell>
              <table:table-cell office:value-type="float" office:value="0.0294784844773146">
                <text:p>0.0294784844773146</text:p>
              </table:table-cell>
            </table:table-row>
            <table:table-row>
              <table:table-cell office:value-type="string">
                <text:p>Row 24</text:p>
                <draw:g>
                  <svg:desc/>
                </draw:g>
              </table:table-cell>
              <table:table-cell office:value-type="float" office:value="0.0351799152672508">
                <text:p>0.0351799152672508</text:p>
                <draw:g>
                  <svg:desc>Simulation.C24:Simulation.J24</svg:desc>
                </draw:g>
              </table:table-cell>
              <table:table-cell office:value-type="float" office:value="0.0380497366184394">
                <text:p>0.0380497366184394</text:p>
              </table:table-cell>
              <table:table-cell office:value-type="float" office:value="0.0346398276566802">
                <text:p>0.0346398276566802</text:p>
              </table:table-cell>
              <table:table-cell office:value-type="float" office:value="0.0307405004279991">
                <text:p>0.0307405004279991</text:p>
              </table:table-cell>
              <table:table-cell office:value-type="float" office:value="0.0278479746630363">
                <text:p>0.0278479746630363</text:p>
              </table:table-cell>
              <table:table-cell office:value-type="float" office:value="0.025965390925878">
                <text:p>0.025965390925878</text:p>
              </table:table-cell>
              <table:table-cell office:value-type="float" office:value="0.0248171781765131">
                <text:p>0.0248171781765131</text:p>
              </table:table-cell>
              <table:table-cell office:value-type="float" office:value="0.0241549499850533">
                <text:p>0.0241549499850533</text:p>
              </table:table-cell>
            </table:table-row>
            <table:table-row>
              <table:table-cell office:value-type="string">
                <text:p>Row 25</text:p>
                <draw:g>
                  <svg:desc/>
                </draw:g>
              </table:table-cell>
              <table:table-cell office:value-type="float" office:value="0.000973837427114809">
                <text:p>0.000973837427114809</text:p>
                <draw:g>
                  <svg:desc>Simulation.C25:Simulation.J25</svg:desc>
                </draw:g>
              </table:table-cell>
              <table:table-cell office:value-type="float" office:value="0.00319566799122834">
                <text:p>0.00319566799122834</text:p>
              </table:table-cell>
              <table:table-cell office:value-type="float" office:value="0.00594431090640514">
                <text:p>0.00594431090640514</text:p>
              </table:table-cell>
              <table:table-cell office:value-type="float" office:value="0.00829704768905443">
                <text:p>0.00829704768905443</text:p>
              </table:table-cell>
              <table:table-cell office:value-type="float" office:value="0.00995778948884494">
                <text:p>0.00995778948884494</text:p>
              </table:table-cell>
              <table:table-cell office:value-type="float" office:value="0.0110043603664717">
                <text:p>0.0110043603664717</text:p>
              </table:table-cell>
              <table:table-cell office:value-type="float" office:value="0.0116082777090557">
                <text:p>0.0116082777090557</text:p>
              </table:table-cell>
              <table:table-cell office:value-type="float" office:value="0.0119230148486033">
                <text:p>0.0119230148486033</text:p>
              </table:table-cell>
            </table:table-row>
            <table:table-row>
              <table:table-cell office:value-type="string">
                <text:p>Row 26</text:p>
                <draw:g>
                  <svg:desc/>
                </draw:g>
              </table:table-cell>
              <table:table-cell office:value-type="float" office:value="0.00666555386320698">
                <text:p>0.00666555386320698</text:p>
                <draw:g>
                  <svg:desc>Simulation.C26:Simulation.J26</svg:desc>
                </draw:g>
              </table:table-cell>
              <table:table-cell office:value-type="float" office:value="0.0121355861187338">
                <text:p>0.0121355861187338</text:p>
              </table:table-cell>
              <table:table-cell office:value-type="float" office:value="0.0154274866110229">
                <text:p>0.0154274866110229</text:p>
              </table:table-cell>
              <table:table-cell office:value-type="float" office:value="0.0168952273162489">
                <text:p>0.0168952273162489</text:p>
              </table:table-cell>
              <table:table-cell office:value-type="float" office:value="0.0174206084685303">
                <text:p>0.0174206084685303</text:p>
              </table:table-cell>
              <table:table-cell office:value-type="float" office:value="0.0175465633195111">
                <text:p>0.0175465633195111</text:p>
              </table:table-cell>
              <table:table-cell office:value-type="float" office:value="0.0175241450879737">
                <text:p>0.0175241450879737</text:p>
              </table:table-cell>
              <table:table-cell office:value-type="float" office:value="0.0174566592704227">
                <text:p>0.0174566592704227</text:p>
              </table:table-cell>
            </table:table-row>
            <table:table-row>
              <table:table-cell office:value-type="string">
                <text:p>Row 27</text:p>
                <draw:g>
                  <svg:desc/>
                </draw:g>
              </table:table-cell>
              <table:table-cell office:value-type="float" office:value="0.00837645312030694">
                <text:p>0.00837645312030694</text:p>
                <draw:g>
                  <svg:desc>Simulation.C27:Simulation.J27</svg:desc>
                </draw:g>
              </table:table-cell>
              <table:table-cell office:value-type="float" office:value="0.0152503776985199">
                <text:p>0.0152503776985199</text:p>
              </table:table-cell>
              <table:table-cell office:value-type="float" office:value="0.019477420855598">
                <text:p>0.019477420855598</text:p>
              </table:table-cell>
              <table:table-cell office:value-type="float" office:value="0.021486325074233">
                <text:p>0.021486325074233</text:p>
              </table:table-cell>
              <table:table-cell office:value-type="float" office:value="0.022340712871899">
                <text:p>0.022340712871899</text:p>
              </table:table-cell>
              <table:table-cell office:value-type="float" office:value="0.0226928248974914">
                <text:p>0.0226928248974914</text:p>
              </table:table-cell>
              <table:table-cell office:value-type="float" office:value="0.022843501782029">
                <text:p>0.022843501782029</text:p>
              </table:table-cell>
              <table:table-cell office:value-type="float" office:value="0.0229168134283478">
                <text:p>0.0229168134283478</text:p>
              </table:table-cell>
            </table:table-row>
            <table:table-row>
              <table:table-cell office:value-type="string">
                <text:p>Row 28</text:p>
                <draw:g>
                  <svg:desc/>
                </draw:g>
              </table:table-cell>
              <table:table-cell office:value-type="float" office:value="0.0146120661353914">
                <text:p>0.0146120661353914</text:p>
                <draw:g>
                  <svg:desc>Simulation.C28:Simulation.J28</svg:desc>
                </draw:g>
              </table:table-cell>
              <table:table-cell office:value-type="float" office:value="0.0223373860660989">
                <text:p>0.0223373860660989</text:p>
              </table:table-cell>
              <table:table-cell office:value-type="float" office:value="0.025510037437107">
                <text:p>0.025510037437107</text:p>
              </table:table-cell>
              <table:table-cell office:value-type="float" office:value="0.0262707406481893">
                <text:p>0.0262707406481893</text:p>
              </table:table-cell>
              <table:table-cell office:value-type="float" office:value="0.0262318405777698">
                <text:p>0.0262318405777698</text:p>
              </table:table-cell>
              <table:table-cell office:value-type="float" office:value="0.0260544431915048">
                <text:p>0.0260544431915048</text:p>
              </table:table-cell>
              <table:table-cell office:value-type="float" office:value="0.0259347004184918">
                <text:p>0.0259347004184918</text:p>
              </table:table-cell>
              <table:table-cell office:value-type="float" office:value="0.0259011308127481">
                <text:p>0.0259011308127481</text:p>
              </table:table-cell>
            </table:table-row>
            <table:table-row>
              <table:table-cell office:value-type="string">
                <text:p>Row 29</text:p>
                <draw:g>
                  <svg:desc/>
                </draw:g>
              </table:table-cell>
              <table:table-cell office:value-type="float" office:value="0.00233557316911574">
                <text:p>0.00233557316911574</text:p>
                <draw:g>
                  <svg:desc>Simulation.C29:Simulation.J29</svg:desc>
                </draw:g>
              </table:table-cell>
              <table:table-cell office:value-type="float" office:value="0.00623434930702286">
                <text:p>0.00623434930702286</text:p>
              </table:table-cell>
              <table:table-cell office:value-type="float" office:value="0.0101659396245412">
                <text:p>0.0101659396245412</text:p>
              </table:table-cell>
              <table:table-cell office:value-type="float" office:value="0.0130652948921809">
                <text:p>0.0130652948921809</text:p>
              </table:table-cell>
              <table:table-cell office:value-type="float" office:value="0.0149082008381535">
                <text:p>0.0149082008381535</text:p>
              </table:table-cell>
              <table:table-cell office:value-type="float" office:value="0.0159910373917788">
                <text:p>0.0159910373917788</text:p>
              </table:table-cell>
              <table:table-cell office:value-type="float" office:value="0.0165898339632514">
                <text:p>0.0165898339632514</text:p>
              </table:table-cell>
              <table:table-cell office:value-type="float" office:value="0.0168960605915046">
                <text:p>0.0168960605915046</text:p>
              </table:table-cell>
            </table:table-row>
            <table:table-row>
              <table:table-cell office:value-type="string">
                <text:p>Row 30</text:p>
                <draw:g>
                  <svg:desc/>
                </draw:g>
              </table:table-cell>
              <table:table-cell office:value-type="float" office:value="0.00181766557759929">
                <text:p>0.00181766557759929</text:p>
                <draw:g>
                  <svg:desc>Simulation.C30:Simulation.J30</svg:desc>
                </draw:g>
              </table:table-cell>
              <table:table-cell office:value-type="float" office:value="0.00499570810305569">
                <text:p>0.00499570810305569</text:p>
              </table:table-cell>
              <table:table-cell office:value-type="float" office:value="0.00825464325724552">
                <text:p>0.00825464325724552</text:p>
              </table:table-cell>
              <table:table-cell office:value-type="float" office:value="0.0106453711252005">
                <text:p>0.0106453711252005</text:p>
              </table:table-cell>
              <table:table-cell office:value-type="float" office:value="0.0121205985981174">
                <text:p>0.0121205985981174</text:p>
              </table:table-cell>
              <table:table-cell office:value-type="float" office:value="0.012935664688979">
                <text:p>0.012935664688979</text:p>
              </table:table-cell>
              <table:table-cell office:value-type="float" office:value="0.0133371497009888">
                <text:p>0.0133371497009888</text:p>
              </table:table-cell>
              <table:table-cell office:value-type="float" office:value="0.0134972424659656">
                <text:p>0.0134972424659656</text:p>
              </table:table-cell>
            </table:table-row>
            <table:table-row>
              <table:table-cell office:value-type="string">
                <text:p>Row 31</text:p>
                <draw:g>
                  <svg:desc/>
                </draw:g>
              </table:table-cell>
              <table:table-cell office:value-type="float" office:value="0.00115326229468649">
                <text:p>0.00115326229468649</text:p>
                <draw:g>
                  <svg:desc>Simulation.C31:Simulation.J31</svg:desc>
                </draw:g>
              </table:table-cell>
              <table:table-cell office:value-type="float" office:value="0.00363166228137243">
                <text:p>0.00363166228137243</text:p>
              </table:table-cell>
              <table:table-cell office:value-type="float" office:value="0.00656209158764945">
                <text:p>0.00656209158764945</text:p>
              </table:table-cell>
              <table:table-cell office:value-type="float" office:value="0.00897295417481435">
                <text:p>0.00897295417481435</text:p>
              </table:table-cell>
              <table:table-cell office:value-type="float" office:value="0.0106130692599214">
                <text:p>0.0106130692599214</text:p>
              </table:table-cell>
              <table:table-cell office:value-type="float" office:value="0.0116079100448517">
                <text:p>0.0116079100448517</text:p>
              </table:table-cell>
              <table:table-cell office:value-type="float" office:value="0.0121557707458849">
                <text:p>0.0121557707458849</text:p>
              </table:table-cell>
              <table:table-cell office:value-type="float" office:value="0.0124211811775644">
                <text:p>0.0124211811775644</text:p>
              </table:table-cell>
            </table:table-row>
            <table:table-row>
              <table:table-cell office:value-type="string">
                <text:p>Row 32</text:p>
                <draw:g>
                  <svg:desc/>
                </draw:g>
              </table:table-cell>
              <table:table-cell office:value-type="float" office:value="0.000189409130815496">
                <text:p>0.000189409130815496</text:p>
                <draw:g>
                  <svg:desc>Simulation.C32:Simulation.J32</svg:desc>
                </draw:g>
              </table:table-cell>
              <table:table-cell office:value-type="float" office:value="0.00130454118544581">
                <text:p>0.00130454118544581</text:p>
              </table:table-cell>
              <table:table-cell office:value-type="float" office:value="0.00395102357122363">
                <text:p>0.00395102357122363</text:p>
              </table:table-cell>
              <table:table-cell office:value-type="float" office:value="0.00758064658026574">
                <text:p>0.00758064658026574</text:p>
              </table:table-cell>
              <table:table-cell office:value-type="float" office:value="0.0111746101974876">
                <text:p>0.0111746101974876</text:p>
              </table:table-cell>
              <table:table-cell office:value-type="float" office:value="0.0140804911144844">
                <text:p>0.0140804911144844</text:p>
              </table:table-cell>
              <table:table-cell office:value-type="float" office:value="0.0161296736966842">
                <text:p>0.0161296736966842</text:p>
              </table:table-cell>
              <table:table-cell office:value-type="float" office:value="0.0174299768843401">
                <text:p>0.0174299768843401</text:p>
              </table:table-cell>
            </table:table-row>
            <table:table-row>
              <table:table-cell office:value-type="string">
                <text:p>Row 33</text:p>
                <draw:g>
                  <svg:desc/>
                </draw:g>
              </table:table-cell>
              <table:table-cell office:value-type="float" office:value="0.0205544873857453">
                <text:p>0.0205544873857453</text:p>
                <draw:g>
                  <svg:desc>Simulation.C33:Simulation.J33</svg:desc>
                </draw:g>
              </table:table-cell>
              <table:table-cell office:value-type="float" office:value="0.0301735327734961">
                <text:p>0.0301735327734961</text:p>
              </table:table-cell>
              <table:table-cell office:value-type="float" office:value="0.033505549062721">
                <text:p>0.033505549062721</text:p>
              </table:table-cell>
              <table:table-cell office:value-type="float" office:value="0.0339824258393991">
                <text:p>0.0339824258393991</text:p>
              </table:table-cell>
              <table:table-cell office:value-type="float" office:value="0.0337224960448684">
                <text:p>0.0337224960448684</text:p>
              </table:table-cell>
              <table:table-cell office:value-type="float" office:value="0.0334740642812792">
                <text:p>0.0334740642812792</text:p>
              </table:table-cell>
              <table:table-cell office:value-type="float" office:value="0.0334038589198771">
                <text:p>0.0334038589198771</text:p>
              </table:table-cell>
              <table:table-cell office:value-type="float" office:value="0.0334949913384461">
                <text:p>0.0334949913384461</text:p>
              </table:table-cell>
            </table:table-row>
            <table:table-row>
              <table:table-cell office:value-type="string">
                <text:p>Row 34</text:p>
                <draw:g>
                  <svg:desc/>
                </draw:g>
              </table:table-cell>
              <table:table-cell office:value-type="float" office:value="0.00115970239542744">
                <text:p>0.00115970239542744</text:p>
                <draw:g>
                  <svg:desc>Simulation.C34:Simulation.J34</svg:desc>
                </draw:g>
              </table:table-cell>
              <table:table-cell office:value-type="float" office:value="0.00354832769887936">
                <text:p>0.00354832769887936</text:p>
              </table:table-cell>
              <table:table-cell office:value-type="float" office:value="0.00628392443608058">
                <text:p>0.00628392443608058</text:p>
              </table:table-cell>
              <table:table-cell office:value-type="float" office:value="0.00847087168022117">
                <text:p>0.00847087168022117</text:p>
              </table:table-cell>
              <table:table-cell office:value-type="float" office:value="0.00991709187255366">
                <text:p>0.00991709187255366</text:p>
              </table:table-cell>
              <table:table-cell office:value-type="float" office:value="0.0107665951498379">
                <text:p>0.0107665951498379</text:p>
              </table:table-cell>
              <table:table-cell office:value-type="float" office:value="0.0112141325603739">
                <text:p>0.0112141325603739</text:p>
              </table:table-cell>
              <table:table-cell office:value-type="float" office:value="0.0114139414451683">
                <text:p>0.0114139414451683</text:p>
              </table:table-cell>
            </table:table-row>
            <table:table-row>
              <table:table-cell office:value-type="string">
                <text:p>Row 35</text:p>
                <draw:g>
                  <svg:desc/>
                </draw:g>
              </table:table-cell>
              <table:table-cell office:value-type="float" office:value="0.185208685305958">
                <text:p>0.185208685305958</text:p>
                <draw:g>
                  <svg:desc>Simulation.C35:Simulation.J35</svg:desc>
                </draw:g>
              </table:table-cell>
              <table:table-cell office:value-type="float" office:value="0.120785462276087">
                <text:p>0.120785462276087</text:p>
              </table:table-cell>
              <table:table-cell office:value-type="float" office:value="0.0793607860855128">
                <text:p>0.0793607860855128</text:p>
              </table:table-cell>
              <table:table-cell office:value-type="float" office:value="0.0575166205266759">
                <text:p>0.0575166205266759</text:p>
              </table:table-cell>
              <table:table-cell office:value-type="float" office:value="0.0461647030810764">
                <text:p>0.0461647030810764</text:p>
              </table:table-cell>
              <table:table-cell office:value-type="float" office:value="0.0401825899183334">
                <text:p>0.0401825899183334</text:p>
              </table:table-cell>
              <table:table-cell office:value-type="float" office:value="0.0370446735385787">
                <text:p>0.0370446735385787</text:p>
              </table:table-cell>
              <table:table-cell office:value-type="float" office:value="0.0354775090435261">
                <text:p>0.0354775090435261</text:p>
              </table:table-cell>
            </table:table-row>
            <table:table-row>
              <table:table-cell office:value-type="string">
                <text:p>Row 36</text:p>
                <draw:g>
                  <svg:desc/>
                </draw:g>
              </table:table-cell>
              <table:table-cell office:value-type="float" office:value="0.0379826228052116">
                <text:p>0.0379826228052116</text:p>
                <draw:g>
                  <svg:desc>Simulation.C36:Simulation.J36</svg:desc>
                </draw:g>
              </table:table-cell>
              <table:table-cell office:value-type="float" office:value="0.0421921916429076">
                <text:p>0.0421921916429076</text:p>
              </table:table-cell>
              <table:table-cell office:value-type="float" office:value="0.0390894264908343">
                <text:p>0.0390894264908343</text:p>
              </table:table-cell>
              <table:table-cell office:value-type="float" office:value="0.0352419381362971">
                <text:p>0.0352419381362971</text:p>
              </table:table-cell>
              <table:table-cell office:value-type="float" office:value="0.0324086821221194">
                <text:p>0.0324086821221194</text:p>
              </table:table-cell>
              <table:table-cell office:value-type="float" office:value="0.0306388288441784">
                <text:p>0.0306388288441784</text:p>
              </table:table-cell>
              <table:table-cell office:value-type="float" office:value="0.0296462579139564">
                <text:p>0.0296462579139564</text:p>
              </table:table-cell>
              <table:table-cell office:value-type="float" office:value="0.0291627166055435">
                <text:p>0.0291627166055435</text:p>
              </table:table-cell>
            </table:table-row>
            <table:table-row>
              <table:table-cell office:value-type="string">
                <text:p>Row 37</text:p>
                <draw:g>
                  <svg:desc/>
                </draw:g>
              </table:table-cell>
              <table:table-cell office:value-type="float" office:value="0.00976793978664897">
                <text:p>0.00976793978664897</text:p>
                <draw:g>
                  <svg:desc>Simulation.C37:Simulation.J37</svg:desc>
                </draw:g>
              </table:table-cell>
              <table:table-cell office:value-type="float" office:value="0.0153218400876318">
                <text:p>0.0153218400876318</text:p>
              </table:table-cell>
              <table:table-cell office:value-type="float" office:value="0.0177023888433502">
                <text:p>0.0177023888433502</text:p>
              </table:table-cell>
              <table:table-cell office:value-type="float" office:value="0.0182541330921565">
                <text:p>0.0182541330921565</text:p>
              </table:table-cell>
              <table:table-cell office:value-type="float" office:value="0.018137280818717">
                <text:p>0.018137280818717</text:p>
              </table:table-cell>
              <table:table-cell office:value-type="float" office:value="0.0178688129436262">
                <text:p>0.0178688129436262</text:p>
              </table:table-cell>
              <table:table-cell office:value-type="float" office:value="0.0176219069956228">
                <text:p>0.0176219069956228</text:p>
              </table:table-cell>
              <table:table-cell office:value-type="float" office:value="0.0174363225720958">
                <text:p>0.0174363225720958</text:p>
              </table:table-cell>
            </table:table-row>
            <table:table-row>
              <table:table-cell office:value-type="string">
                <text:p>Row 38</text:p>
                <draw:g>
                  <svg:desc/>
                </draw:g>
              </table:table-cell>
              <table:table-cell office:value-type="float" office:value="0.00149681339850027">
                <text:p>0.00149681339850027</text:p>
                <draw:g>
                  <svg:desc>Simulation.C38:Simulation.J38</svg:desc>
                </draw:g>
              </table:table-cell>
              <table:table-cell office:value-type="float" office:value="0.00401434563092739">
                <text:p>0.00401434563092739</text:p>
              </table:table-cell>
              <table:table-cell office:value-type="float" office:value="0.00649857868747136">
                <text:p>0.00649857868747136</text:p>
              </table:table-cell>
              <table:table-cell office:value-type="float" office:value="0.00823970807444304">
                <text:p>0.00823970807444304</text:p>
              </table:table-cell>
              <table:table-cell office:value-type="float" office:value="0.00925168202815688">
                <text:p>0.00925168202815688</text:p>
              </table:table-cell>
              <table:table-cell office:value-type="float" office:value="0.00976220244047536">
                <text:p>0.00976220244047536</text:p>
              </table:table-cell>
              <table:table-cell office:value-type="float" office:value="0.00997290847887971">
                <text:p>0.00997290847887971</text:p>
              </table:table-cell>
              <table:table-cell office:value-type="float" office:value="0.0100179829061483">
                <text:p>0.0100179829061483</text:p>
              </table:table-cell>
            </table:table-row>
            <table:table-row>
              <table:table-cell office:value-type="string">
                <text:p>Row 39</text:p>
                <draw:g>
                  <svg:desc/>
                </draw:g>
              </table:table-cell>
              <table:table-cell office:value-type="float" office:value="0.0598322404313459">
                <text:p>0.0598322404313459</text:p>
                <draw:g>
                  <svg:desc>Simulation.C39:Simulation.J39</svg:desc>
                </draw:g>
              </table:table-cell>
              <table:table-cell office:value-type="float" office:value="0.0563703550307986">
                <text:p>0.0563703550307986</text:p>
              </table:table-cell>
              <table:table-cell office:value-type="float" office:value="0.0468942485208168">
                <text:p>0.0468942485208168</text:p>
              </table:table-cell>
              <table:table-cell office:value-type="float" office:value="0.0394555085020785">
                <text:p>0.0394555085020785</text:p>
              </table:table-cell>
              <table:table-cell office:value-type="float" office:value="0.0347359945277497">
                <text:p>0.0347359945277497</text:p>
              </table:table-cell>
              <table:table-cell office:value-type="float" office:value="0.0319671261788036">
                <text:p>0.0319671261788036</text:p>
              </table:table-cell>
              <table:table-cell office:value-type="float" office:value="0.0304361923004007">
                <text:p>0.0304361923004007</text:p>
              </table:table-cell>
              <table:table-cell office:value-type="float" office:value="0.0296628845470633">
                <text:p>0.0296628845470633</text:p>
              </table:table-cell>
            </table:table-row>
            <table:table-row>
              <table:table-cell office:value-type="string">
                <text:p>Row 40</text:p>
                <draw:g>
                  <svg:desc/>
                </draw:g>
              </table:table-cell>
              <table:table-cell office:value-type="float" office:value="0.00110261559822757">
                <text:p>0.00110261559822757</text:p>
                <draw:g>
                  <svg:desc>Simulation.C40:Simulation.J40</svg:desc>
                </draw:g>
              </table:table-cell>
              <table:table-cell office:value-type="float" office:value="0.0035697932086192">
                <text:p>0.0035697932086192</text:p>
              </table:table-cell>
              <table:table-cell office:value-type="float" office:value="0.00658850742948719">
                <text:p>0.00658850742948719</text:p>
              </table:table-cell>
              <table:table-cell office:value-type="float" office:value="0.00915691521355231">
                <text:p>0.00915691521355231</text:p>
              </table:table-cell>
              <table:table-cell office:value-type="float" office:value="0.0109667470773573">
                <text:p>0.0109667470773573</text:p>
              </table:table-cell>
              <table:table-cell office:value-type="float" office:value="0.0121099482557334">
                <text:p>0.0121099482557334</text:p>
              </table:table-cell>
              <table:table-cell office:value-type="float" office:value="0.0127743998378719">
                <text:p>0.0127743998378719</text:p>
              </table:table-cell>
              <table:table-cell office:value-type="float" office:value="0.0131260662129008">
                <text:p>0.0131260662129008</text:p>
              </table:table-cell>
            </table:table-row>
            <table:table-row>
              <table:table-cell office:value-type="string">
                <text:p>Row 41</text:p>
                <draw:g>
                  <svg:desc/>
                </draw:g>
              </table:table-cell>
              <table:table-cell office:value-type="float" office:value="0.0190692171455394">
                <text:p>0.0190692171455394</text:p>
                <draw:g>
                  <svg:desc>Simulation.C41:Simulation.J41</svg:desc>
                </draw:g>
              </table:table-cell>
              <table:table-cell office:value-type="float" office:value="0.0264606900346687">
                <text:p>0.0264606900346687</text:p>
              </table:table-cell>
              <table:table-cell office:value-type="float" office:value="0.0283678060989104">
                <text:p>0.0283678060989104</text:p>
              </table:table-cell>
              <table:table-cell office:value-type="float" office:value="0.0280386617395299">
                <text:p>0.0280386617395299</text:p>
              </table:table-cell>
              <table:table-cell office:value-type="float" office:value="0.0272674629942251">
                <text:p>0.0272674629942251</text:p>
              </table:table-cell>
              <table:table-cell office:value-type="float" office:value="0.0266329518796777">
                <text:p>0.0266329518796777</text:p>
              </table:table-cell>
              <table:table-cell office:value-type="float" office:value="0.026235103936231">
                <text:p>0.026235103936231</text:p>
              </table:table-cell>
              <table:table-cell office:value-type="float" office:value="0.0260352812551383">
                <text:p>0.0260352812551383</text:p>
              </table:table-cell>
            </table:table-row>
            <table:table-row>
              <table:table-cell office:value-type="string">
                <text:p>Row 42</text:p>
                <draw:g>
                  <svg:desc/>
                </draw:g>
              </table:table-cell>
              <table:table-cell office:value-type="float" office:value="0.00456021411827482">
                <text:p>0.00456021411827482</text:p>
                <draw:g>
                  <svg:desc>Simulation.C42:Simulation.J42</svg:desc>
                </draw:g>
              </table:table-cell>
              <table:table-cell office:value-type="float" office:value="0.0105012038762659">
                <text:p>0.0105012038762659</text:p>
              </table:table-cell>
              <table:table-cell office:value-type="float" office:value="0.0156159968707309">
                <text:p>0.0156159968707309</text:p>
              </table:table-cell>
              <table:table-cell office:value-type="float" office:value="0.0189884228100762">
                <text:p>0.0189884228100762</text:p>
              </table:table-cell>
              <table:table-cell office:value-type="float" office:value="0.0209934339255915">
                <text:p>0.0209934339255915</text:p>
              </table:table-cell>
              <table:table-cell office:value-type="float" office:value="0.0221488510076004">
                <text:p>0.0221488510076004</text:p>
              </table:table-cell>
              <table:table-cell office:value-type="float" office:value="0.022810511139859">
                <text:p>0.022810511139859</text:p>
              </table:table-cell>
              <table:table-cell office:value-type="float" office:value="0.0231877892479066">
                <text:p>0.0231877892479066</text:p>
              </table:table-cell>
            </table:table-row>
            <table:table-row>
              <table:table-cell office:value-type="string">
                <text:p>Row 43</text:p>
                <draw:g>
                  <svg:desc/>
                </draw:g>
              </table:table-cell>
              <table:table-cell office:value-type="float" office:value="0.000317317014504113">
                <text:p>0.000317317014504113</text:p>
                <draw:g>
                  <svg:desc>Simulation.C43:Simulation.J43</svg:desc>
                </draw:g>
              </table:table-cell>
              <table:table-cell office:value-type="float" office:value="0.00157565936385417">
                <text:p>0.00157565936385417</text:p>
              </table:table-cell>
              <table:table-cell office:value-type="float" office:value="0.00382464231677307">
                <text:p>0.00382464231677307</text:p>
              </table:table-cell>
              <table:table-cell office:value-type="float" office:value="0.00631506495352709">
                <text:p>0.00631506495352709</text:p>
              </table:table-cell>
              <table:table-cell office:value-type="float" office:value="0.00840692320493786">
                <text:p>0.00840692320493786</text:p>
              </table:table-cell>
              <table:table-cell office:value-type="float" office:value="0.00988514324761048">
                <text:p>0.00988514324761048</text:p>
              </table:table-cell>
              <table:table-cell office:value-type="float" office:value="0.0108048809024799">
                <text:p>0.0108048809024799</text:p>
              </table:table-cell>
              <table:table-cell office:value-type="float" office:value="0.0113105414970297">
                <text:p>0.0113105414970297</text:p>
              </table:table-cell>
            </table:table-row>
            <table:table-row>
              <table:table-cell office:value-type="string">
                <text:p>Row 44</text:p>
                <draw:g>
                  <svg:desc/>
                </draw:g>
              </table:table-cell>
              <table:table-cell office:value-type="float" office:value="0.000191747469202238">
                <text:p>0.000191747469202238</text:p>
                <draw:g>
                  <svg:desc>Simulation.C44:Simulation.J44</svg:desc>
                </draw:g>
              </table:table-cell>
              <table:table-cell office:value-type="float" office:value="0.00111203244156477">
                <text:p>0.00111203244156477</text:p>
              </table:table-cell>
              <table:table-cell office:value-type="float" office:value="0.00298095341291503">
                <text:p>0.00298095341291503</text:p>
              </table:table-cell>
              <table:table-cell office:value-type="float" office:value="0.00523837109487863">
                <text:p>0.00523837109487863</text:p>
              </table:table-cell>
              <table:table-cell office:value-type="float" office:value="0.00724526128135563">
                <text:p>0.00724526128135563</text:p>
              </table:table-cell>
              <table:table-cell office:value-type="float" office:value="0.0087150446017414">
                <text:p>0.0087150446017414</text:p>
              </table:table-cell>
              <table:table-cell office:value-type="float" office:value="0.00964952802616645">
                <text:p>0.00964952802616645</text:p>
              </table:table-cell>
              <table:table-cell office:value-type="float" office:value="0.0101697135461636">
                <text:p>0.0101697135461636</text:p>
              </table:table-cell>
            </table:table-row>
            <table:table-row>
              <table:table-cell office:value-type="string">
                <text:p>Row 45</text:p>
                <draw:g>
                  <svg:desc/>
                </draw:g>
              </table:table-cell>
              <table:table-cell office:value-type="float" office:value="0.00264839829612397">
                <text:p>0.00264839829612397</text:p>
                <draw:g>
                  <svg:desc>Simulation.C45:Simulation.J45</svg:desc>
                </draw:g>
              </table:table-cell>
              <table:table-cell office:value-type="float" office:value="0.00632558392598248">
                <text:p>0.00632558392598248</text:p>
              </table:table-cell>
              <table:table-cell office:value-type="float" office:value="0.00956981515564767">
                <text:p>0.00956981515564767</text:p>
              </table:table-cell>
              <table:table-cell office:value-type="float" office:value="0.0116950614197342">
                <text:p>0.0116950614197342</text:p>
              </table:table-cell>
              <table:table-cell office:value-type="float" office:value="0.0129020428359946">
                <text:p>0.0129020428359946</text:p>
              </table:table-cell>
              <table:table-cell office:value-type="float" office:value="0.0135309627216735">
                <text:p>0.0135309627216735</text:p>
              </table:table-cell>
              <table:table-cell office:value-type="float" office:value="0.0138288147376445">
                <text:p>0.0138288147376445</text:p>
              </table:table-cell>
              <table:table-cell office:value-type="float" office:value="0.0139447234540827">
                <text:p>0.0139447234540827</text:p>
              </table:table-cell>
            </table:table-row>
            <table:table-row>
              <table:table-cell office:value-type="string">
                <text:p>Row 46</text:p>
                <draw:g>
                  <svg:desc/>
                </draw:g>
              </table:table-cell>
              <table:table-cell office:value-type="float" office:value="0.00503965399147877">
                <text:p>0.00503965399147877</text:p>
                <draw:g>
                  <svg:desc>Simulation.C46:Simulation.J46</svg:desc>
                </draw:g>
              </table:table-cell>
              <table:table-cell office:value-type="float" office:value="0.0093341347018393">
                <text:p>0.0093341347018393</text:p>
              </table:table-cell>
              <table:table-cell office:value-type="float" office:value="0.0119526122480733">
                <text:p>0.0119526122480733</text:p>
              </table:table-cell>
              <table:table-cell office:value-type="float" office:value="0.013123015294038">
                <text:p>0.013123015294038</text:p>
              </table:table-cell>
              <table:table-cell office:value-type="float" office:value="0.0135327803104675">
                <text:p>0.0135327803104675</text:p>
              </table:table-cell>
              <table:table-cell office:value-type="float" office:value="0.0136154441061751">
                <text:p>0.0136154441061751</text:p>
              </table:table-cell>
              <table:table-cell office:value-type="float" office:value="0.0135749727443492">
                <text:p>0.0135749727443492</text:p>
              </table:table-cell>
              <table:table-cell office:value-type="float" office:value="0.0134969465329217">
                <text:p>0.0134969465329217</text:p>
              </table:table-cell>
            </table:table-row>
            <table:table-row>
              <table:table-cell office:value-type="string">
                <text:p>Row 47</text:p>
                <draw:g>
                  <svg:desc/>
                </draw:g>
              </table:table-cell>
              <table:table-cell office:value-type="float" office:value="0.00170736056292681">
                <text:p>0.00170736056292681</text:p>
                <draw:g>
                  <svg:desc>Simulation.C47:Simulation.J47</svg:desc>
                </draw:g>
              </table:table-cell>
              <table:table-cell office:value-type="float" office:value="0.00464451713697978">
                <text:p>0.00464451713697978</text:p>
              </table:table-cell>
              <table:table-cell office:value-type="float" office:value="0.00759376264780253">
                <text:p>0.00759376264780253</text:p>
              </table:table-cell>
              <table:table-cell office:value-type="float" office:value="0.00969503972767804">
                <text:p>0.00969503972767804</text:p>
              </table:table-cell>
              <table:table-cell office:value-type="float" office:value="0.0109378822693376">
                <text:p>0.0109378822693376</text:p>
              </table:table-cell>
              <table:table-cell office:value-type="float" office:value="0.0115797190711614">
                <text:p>0.0115797190711614</text:p>
              </table:table-cell>
              <table:table-cell office:value-type="float" office:value="0.0118570539292253">
                <text:p>0.0118570539292253</text:p>
              </table:table-cell>
              <table:table-cell office:value-type="float" office:value="0.0119302113896198">
                <text:p>0.0119302113896198</text:p>
              </table:table-cell>
            </table:table-row>
            <table:table-row>
              <table:table-cell office:value-type="string">
                <text:p>Row 48</text:p>
                <draw:g>
                  <svg:desc/>
                </draw:g>
              </table:table-cell>
              <table:table-cell office:value-type="float" office:value="0.0117576902356055">
                <text:p>0.0117576902356055</text:p>
                <draw:g>
                  <svg:desc>Simulation.C48:Simulation.J48</svg:desc>
                </draw:g>
              </table:table-cell>
              <table:table-cell office:value-type="float" office:value="0.0208440376812862">
                <text:p>0.0208440376812862</text:p>
              </table:table-cell>
              <table:table-cell office:value-type="float" office:value="0.026145008998487">
                <text:p>0.026145008998487</text:p>
              </table:table-cell>
              <table:table-cell office:value-type="float" office:value="0.0286445892209556">
                <text:p>0.0286445892209556</text:p>
              </table:table-cell>
              <table:table-cell office:value-type="float" office:value="0.0298172936608059">
                <text:p>0.0298172936608059</text:p>
              </table:table-cell>
              <table:table-cell office:value-type="float" office:value="0.0304612254578966">
                <text:p>0.0304612254578966</text:p>
              </table:table-cell>
              <table:table-cell office:value-type="float" office:value="0.030906134981654">
                <text:p>0.030906134981654</text:p>
              </table:table-cell>
              <table:table-cell office:value-type="float" office:value="0.0312698277555866">
                <text:p>0.0312698277555866</text:p>
              </table:table-cell>
            </table:table-row>
            <table:table-row>
              <table:table-cell office:value-type="string">
                <text:p>Row 49</text:p>
                <draw:g>
                  <svg:desc/>
                </draw:g>
              </table:table-cell>
              <table:table-cell office:value-type="float" office:value="0.00986669846769242">
                <text:p>0.00986669846769242</text:p>
                <draw:g>
                  <svg:desc>Simulation.C49:Simulation.J49</svg:desc>
                </draw:g>
              </table:table-cell>
              <table:table-cell office:value-type="float" office:value="0.0181614751441605">
                <text:p>0.0181614751441605</text:p>
              </table:table-cell>
              <table:table-cell office:value-type="float" office:value="0.0234473259566979">
                <text:p>0.0234473259566979</text:p>
              </table:table-cell>
              <table:table-cell office:value-type="float" office:value="0.0261797114807881">
                <text:p>0.0261797114807881</text:p>
              </table:table-cell>
              <table:table-cell office:value-type="float" office:value="0.0275651655654778">
                <text:p>0.0275651655654778</text:p>
              </table:table-cell>
              <table:table-cell office:value-type="float" office:value="0.0283420437935995">
                <text:p>0.0283420437935995</text:p>
              </table:table-cell>
              <table:table-cell office:value-type="float" office:value="0.0288492987242113">
                <text:p>0.0288492987242113</text:p>
              </table:table-cell>
              <table:table-cell office:value-type="float" office:value="0.0292266083494084">
                <text:p>0.0292266083494084</text:p>
              </table:table-cell>
            </table:table-row>
            <table:table-row>
              <table:table-cell office:value-type="string">
                <text:p>Row 50</text:p>
                <draw:g>
                  <svg:desc/>
                </draw:g>
              </table:table-cell>
              <table:table-cell office:value-type="float" office:value="0.0022303348472859">
                <text:p>0.0022303348472859</text:p>
                <draw:g>
                  <svg:desc>Simulation.C50:Simulation.J50</svg:desc>
                </draw:g>
              </table:table-cell>
              <table:table-cell office:value-type="float" office:value="0.00558780274517279">
                <text:p>0.00558780274517279</text:p>
              </table:table-cell>
              <table:table-cell office:value-type="float" office:value="0.00872756935803356">
                <text:p>0.00872756935803356</text:p>
              </table:table-cell>
              <table:table-cell office:value-type="float" office:value="0.0108980603671572">
                <text:p>0.0108980603671572</text:p>
              </table:table-cell>
              <table:table-cell office:value-type="float" office:value="0.0121999235681818">
                <text:p>0.0121999235681818</text:p>
              </table:table-cell>
              <table:table-cell office:value-type="float" office:value="0.0129222326075321">
                <text:p>0.0129222326075321</text:p>
              </table:table-cell>
              <table:table-cell office:value-type="float" office:value="0.0132956173798249">
                <text:p>0.0132956173798249</text:p>
              </table:table-cell>
              <table:table-cell office:value-type="float" office:value="0.0134676974142029">
                <text:p>0.0134676974142029</text:p>
              </table:table-cell>
            </table:table-row>
            <table:table-row>
              <table:table-cell office:value-type="string">
                <text:p>Row 51</text:p>
                <draw:g>
                  <svg:desc/>
                </draw:g>
              </table:table-cell>
              <table:table-cell office:value-type="float" office:value="0.00347638465115548">
                <text:p>0.00347638465115548</text:p>
                <draw:g>
                  <svg:desc>Simulation.C51:Simulation.J51</svg:desc>
                </draw:g>
              </table:table-cell>
              <table:table-cell office:value-type="float" office:value="0.00874614378408112">
                <text:p>0.00874614378408112</text:p>
              </table:table-cell>
              <table:table-cell office:value-type="float" office:value="0.0137875616213675">
                <text:p>0.0137875616213675</text:p>
              </table:table-cell>
              <table:table-cell office:value-type="float" office:value="0.0174272587655893">
                <text:p>0.0174272587655893</text:p>
              </table:table-cell>
              <table:table-cell office:value-type="float" office:value="0.0197690638174302">
                <text:p>0.0197690638174302</text:p>
              </table:table-cell>
              <table:table-cell office:value-type="float" office:value="0.0212141155892709">
                <text:p>0.0212141155892709</text:p>
              </table:table-cell>
              <table:table-cell office:value-type="float" office:value="0.0220921550860422">
                <text:p>0.0220921550860422</text:p>
              </table:table-cell>
              <table:table-cell office:value-type="float" office:value="0.0226199962399512">
                <text:p>0.0226199962399512</text:p>
              </table:table-cell>
            </table:table-row>
            <table:table-row>
              <table:table-cell office:value-type="string">
                <text:p>Row 52</text:p>
                <draw:g>
                  <svg:desc/>
                </draw:g>
              </table:table-cell>
              <table:table-cell office:value-type="float" office:value="0.199668134448938">
                <text:p>0.199668134448938</text:p>
                <draw:g>
                  <svg:desc>Simulation.C52:Simulation.J52</svg:desc>
                </draw:g>
              </table:table-cell>
              <table:table-cell office:value-type="float" office:value="0.11061973951502">
                <text:p>0.11061973951502</text:p>
              </table:table-cell>
              <table:table-cell office:value-type="float" office:value="0.0651990798364747">
                <text:p>0.0651990798364747</text:p>
              </table:table-cell>
              <table:table-cell office:value-type="float" office:value="0.0438404620418162">
                <text:p>0.0438404620418162</text:p>
              </table:table-cell>
              <table:table-cell office:value-type="float" office:value="0.0333853925021025">
                <text:p>0.0333853925021025</text:p>
              </table:table-cell>
              <table:table-cell office:value-type="float" office:value="0.0279979583254331">
                <text:p>0.0279979583254331</text:p>
              </table:table-cell>
              <table:table-cell office:value-type="float" office:value="0.0251371719785">
                <text:p>0.0251371719785</text:p>
              </table:table-cell>
              <table:table-cell office:value-type="float" office:value="0.0236223439337105">
                <text:p>0.0236223439337105</text:p>
              </table:table-cell>
            </table:table-row>
            <table:table-row>
              <table:table-cell office:value-type="string">
                <text:p>Row 53</text:p>
                <draw:g>
                  <svg:desc/>
                </draw:g>
              </table:table-cell>
              <table:table-cell office:value-type="float" office:value="0.00210088179686805">
                <text:p>0.00210088179686805</text:p>
                <draw:g>
                  <svg:desc>Simulation.C53:Simulation.J53</svg:desc>
                </draw:g>
              </table:table-cell>
              <table:table-cell office:value-type="float" office:value="0.00554745340119833">
                <text:p>0.00554745340119833</text:p>
              </table:table-cell>
              <table:table-cell office:value-type="float" office:value="0.00896139004432234">
                <text:p>0.00896139004432234</text:p>
              </table:table-cell>
              <table:table-cell office:value-type="float" office:value="0.0114246358499132">
                <text:p>0.0114246358499132</text:p>
              </table:table-cell>
              <table:table-cell office:value-type="float" office:value="0.0129462702697051">
                <text:p>0.0129462702697051</text:p>
              </table:table-cell>
              <table:table-cell office:value-type="float" office:value="0.0138053403559187">
                <text:p>0.0138053403559187</text:p>
              </table:table-cell>
              <table:table-cell office:value-type="float" office:value="0.0142519793482561">
                <text:p>0.0142519793482561</text:p>
              </table:table-cell>
              <table:table-cell office:value-type="float" office:value="0.0144559199646665">
                <text:p>0.0144559199646665</text:p>
              </table:table-cell>
            </table:table-row>
            <table:table-row>
              <table:table-cell office:value-type="string">
                <text:p>Row 54</text:p>
                <draw:g>
                  <svg:desc/>
                </draw:g>
              </table:table-cell>
              <table:table-cell office:value-type="float" office:value="0.00359419813954126">
                <text:p>0.00359419813954126</text:p>
                <draw:g>
                  <svg:desc>Simulation.C54:Simulation.J54</svg:desc>
                </draw:g>
              </table:table-cell>
              <table:table-cell office:value-type="float" office:value="0.00823949019490301">
                <text:p>0.00823949019490301</text:p>
              </table:table-cell>
              <table:table-cell office:value-type="float" office:value="0.01217736791267">
                <text:p>0.01217736791267</text:p>
              </table:table-cell>
              <table:table-cell office:value-type="float" office:value="0.0146993957943683">
                <text:p>0.0146993957943683</text:p>
              </table:table-cell>
              <table:table-cell office:value-type="float" office:value="0.0161264729058353">
                <text:p>0.0161264729058353</text:p>
              </table:table-cell>
              <table:table-cell office:value-type="float" office:value="0.0168862527299362">
                <text:p>0.0168862527299362</text:p>
              </table:table-cell>
              <table:table-cell office:value-type="float" office:value="0.0172699428782662">
                <text:p>0.0172699428782662</text:p>
              </table:table-cell>
              <table:table-cell office:value-type="float" office:value="0.0174469349014158">
                <text:p>0.0174469349014158</text:p>
              </table:table-cell>
            </table:table-row>
            <table:table-row>
              <table:table-cell office:value-type="string">
                <text:p>Row 55</text:p>
                <draw:g>
                  <svg:desc/>
                </draw:g>
              </table:table-cell>
              <table:table-cell office:value-type="float" office:value="0.000847549261717364">
                <text:p>0.000847549261717364</text:p>
                <draw:g>
                  <svg:desc>Simulation.C55:Simulation.J55</svg:desc>
                </draw:g>
              </table:table-cell>
              <table:table-cell office:value-type="float" office:value="0.00318030873655069">
                <text:p>0.00318030873655069</text:p>
              </table:table-cell>
              <table:table-cell office:value-type="float" office:value="0.00646248798740291">
                <text:p>0.00646248798740291</text:p>
              </table:table-cell>
              <table:table-cell office:value-type="float" office:value="0.00955399194901951">
                <text:p>0.00955399194901951</text:p>
              </table:table-cell>
              <table:table-cell office:value-type="float" office:value="0.0118968084517131">
                <text:p>0.0118968084517131</text:p>
              </table:table-cell>
              <table:table-cell office:value-type="float" office:value="0.0134568217357127">
                <text:p>0.0134568217357127</text:p>
              </table:table-cell>
              <table:table-cell office:value-type="float" office:value="0.0144019266892211">
                <text:p>0.0144019266892211</text:p>
              </table:table-cell>
              <table:table-cell office:value-type="float" office:value="0.0149228254575658">
                <text:p>0.0149228254575658</text:p>
              </table:table-cell>
            </table:table-row>
            <table:table-row>
              <table:table-cell office:value-type="string">
                <text:p>Row 56</text:p>
                <draw:g>
                  <svg:desc/>
                </draw:g>
              </table:table-cell>
              <table:table-cell office:value-type="float" office:value="0.00479117122646359">
                <text:p>0.00479117122646359</text:p>
                <draw:g>
                  <svg:desc>Simulation.C56:Simulation.J56</svg:desc>
                </draw:g>
              </table:table-cell>
              <table:table-cell office:value-type="float" office:value="0.00984766144114343">
                <text:p>0.00984766144114343</text:p>
              </table:table-cell>
              <table:table-cell office:value-type="float" office:value="0.0135178380996391">
                <text:p>0.0135178380996391</text:p>
              </table:table-cell>
              <table:table-cell office:value-type="float" office:value="0.0155246066370144">
                <text:p>0.0155246066370144</text:p>
              </table:table-cell>
              <table:table-cell office:value-type="float" office:value="0.0164716824291678">
                <text:p>0.0164716824291678</text:p>
              </table:table-cell>
              <table:table-cell office:value-type="float" office:value="0.0168668862687493">
                <text:p>0.0168668862687493</text:p>
              </table:table-cell>
              <table:table-cell office:value-type="float" office:value="0.0169964888195165">
                <text:p>0.0169964888195165</text:p>
              </table:table-cell>
              <table:table-cell office:value-type="float" office:value="0.0170040429874078">
                <text:p>0.0170040429874078</text:p>
              </table:table-cell>
            </table:table-row>
            <table:table-row>
              <table:table-cell office:value-type="string">
                <text:p>Row 57</text:p>
                <draw:g>
                  <svg:desc/>
                </draw:g>
              </table:table-cell>
              <table:table-cell office:value-type="float" office:value="0.000505741115903157">
                <text:p>0.000505741115903157</text:p>
                <draw:g>
                  <svg:desc>Simulation.C57:Simulation.J57</svg:desc>
                </draw:g>
              </table:table-cell>
              <table:table-cell office:value-type="float" office:value="0.00217679221282543">
                <text:p>0.00217679221282543</text:p>
              </table:table-cell>
              <table:table-cell office:value-type="float" office:value="0.00482834944686053">
                <text:p>0.00482834944686053</text:p>
              </table:table-cell>
              <table:table-cell office:value-type="float" office:value="0.00754260858838235">
                <text:p>0.00754260858838235</text:p>
              </table:table-cell>
              <table:table-cell office:value-type="float" office:value="0.00971663339586699">
                <text:p>0.00971663339586699</text:p>
              </table:table-cell>
              <table:table-cell office:value-type="float" office:value="0.0112161621261614">
                <text:p>0.0112161621261614</text:p>
              </table:table-cell>
              <table:table-cell office:value-type="float" office:value="0.0121438558979231">
                <text:p>0.0121438558979231</text:p>
              </table:table-cell>
              <table:table-cell office:value-type="float" office:value="0.0126605079252475">
                <text:p>0.0126605079252475</text:p>
              </table:table-cell>
            </table:table-row>
            <table:table-row>
              <table:table-cell office:value-type="string">
                <text:p>Row 58</text:p>
                <draw:g>
                  <svg:desc/>
                </draw:g>
              </table:table-cell>
              <table:table-cell office:value-type="float" office:value="0.277963166059449">
                <text:p>0.277963166059449</text:p>
                <draw:g>
                  <svg:desc>Simulation.C58:Simulation.J58</svg:desc>
                </draw:g>
              </table:table-cell>
              <table:table-cell office:value-type="float" office:value="0.15672188691922">
                <text:p>0.15672188691922</text:p>
              </table:table-cell>
              <table:table-cell office:value-type="float" office:value="0.0932531367986181">
                <text:p>0.0932531367986181</text:p>
              </table:table-cell>
              <table:table-cell office:value-type="float" office:value="0.0633308971282151">
                <text:p>0.0633308971282151</text:p>
              </table:table-cell>
              <table:table-cell office:value-type="float" office:value="0.0487509851416721">
                <text:p>0.0487509851416721</text:p>
              </table:table-cell>
              <table:table-cell office:value-type="float" office:value="0.0413289572366452">
                <text:p>0.0413289572366452</text:p>
              </table:table-cell>
              <table:table-cell office:value-type="float" office:value="0.0374855293016907">
                <text:p>0.0374855293016907</text:p>
              </table:table-cell>
              <table:table-cell office:value-type="float" office:value="0.0355500730235681">
                <text:p>0.0355500730235681</text:p>
              </table:table-cell>
            </table:table-row>
            <table:table-row>
              <table:table-cell office:value-type="string">
                <text:p>Row 59</text:p>
                <draw:g>
                  <svg:desc/>
                </draw:g>
              </table:table-cell>
              <table:table-cell office:value-type="float" office:value="0.00716610250151617">
                <text:p>0.00716610250151617</text:p>
                <draw:g>
                  <svg:desc>Simulation.C59:Simulation.J59</svg:desc>
                </draw:g>
              </table:table-cell>
              <table:table-cell office:value-type="float" office:value="0.0133040376498303">
                <text:p>0.0133040376498303</text:p>
              </table:table-cell>
              <table:table-cell office:value-type="float" office:value="0.0171977245618444">
                <text:p>0.0171977245618444</text:p>
              </table:table-cell>
              <table:table-cell office:value-type="float" office:value="0.019111565140224">
                <text:p>0.019111565140224</text:p>
              </table:table-cell>
              <table:table-cell office:value-type="float" office:value="0.0199569894676441">
                <text:p>0.0199569894676441</text:p>
              </table:table-cell>
              <table:table-cell office:value-type="float" office:value="0.0203185179988619">
                <text:p>0.0203185179988619</text:p>
              </table:table-cell>
              <table:table-cell office:value-type="float" office:value="0.0204753259509218">
                <text:p>0.0204753259509218</text:p>
              </table:table-cell>
              <table:table-cell office:value-type="float" office:value="0.0205473988151638">
                <text:p>0.0205473988151638</text:p>
              </table:table-cell>
            </table:table-row>
            <table:table-row>
              <table:table-cell office:value-type="string">
                <text:p>Row 60</text:p>
                <draw:g>
                  <svg:desc/>
                </draw:g>
              </table:table-cell>
              <table:table-cell office:value-type="float" office:value="0.00260637832565281">
                <text:p>0.00260637832565281</text:p>
                <draw:g>
                  <svg:desc>Simulation.C60:Simulation.J60</svg:desc>
                </draw:g>
              </table:table-cell>
              <table:table-cell office:value-type="float" office:value="0.00635651268962892">
                <text:p>0.00635651268962892</text:p>
              </table:table-cell>
              <table:table-cell office:value-type="float" office:value="0.00978138580899591">
                <text:p>0.00978138580899591</text:p>
              </table:table-cell>
              <table:table-cell office:value-type="float" office:value="0.0121265089570537">
                <text:p>0.0121265089570537</text:p>
              </table:table-cell>
              <table:table-cell office:value-type="float" office:value="0.0135413621251539">
                <text:p>0.0135413621251539</text:p>
              </table:table-cell>
              <table:table-cell office:value-type="float" office:value="0.0143459778765361">
                <text:p>0.0143459778765361</text:p>
              </table:table-cell>
              <table:table-cell office:value-type="float" office:value="0.0147843426838148">
                <text:p>0.0147843426838148</text:p>
              </table:table-cell>
              <table:table-cell office:value-type="float" office:value="0.0150092913184811">
                <text:p>0.0150092913184811</text:p>
              </table:table-cell>
            </table:table-row>
            <table:table-row>
              <table:table-cell office:value-type="string">
                <text:p>Row 61</text:p>
                <draw:g>
                  <svg:desc/>
                </draw:g>
              </table:table-cell>
              <table:table-cell office:value-type="float" office:value="0.0749783384035083">
                <text:p>0.0749783384035083</text:p>
                <draw:g>
                  <svg:desc>Simulation.C61:Simulation.J61</svg:desc>
                </draw:g>
              </table:table-cell>
              <table:table-cell office:value-type="float" office:value="0.0760616489419369">
                <text:p>0.0760616489419369</text:p>
              </table:table-cell>
              <table:table-cell office:value-type="float" office:value="0.0666745325337772">
                <text:p>0.0666745325337772</text:p>
              </table:table-cell>
              <table:table-cell office:value-type="float" office:value="0.0583410231425903">
                <text:p>0.0583410231425903</text:p>
              </table:table-cell>
              <table:table-cell office:value-type="float" office:value="0.0529394781578375">
                <text:p>0.0529394781578375</text:p>
              </table:table-cell>
              <table:table-cell office:value-type="float" office:value="0.0498853672528733">
                <text:p>0.0498853672528733</text:p>
              </table:table-cell>
              <table:table-cell office:value-type="float" office:value="0.0483883456603185">
                <text:p>0.0483883456603185</text:p>
              </table:table-cell>
              <table:table-cell office:value-type="float" office:value="0.0478569149407358">
                <text:p>0.0478569149407358</text:p>
              </table:table-cell>
            </table:table-row>
            <table:table-row>
              <table:table-cell office:value-type="string">
                <text:p>Row 62</text:p>
                <draw:g>
                  <svg:desc/>
                </draw:g>
              </table:table-cell>
              <table:table-cell office:value-type="float" office:value="0.067646051475861">
                <text:p>0.067646051475861</text:p>
                <draw:g>
                  <svg:desc>Simulation.C62:Simulation.J62</svg:desc>
                </draw:g>
              </table:table-cell>
              <table:table-cell office:value-type="float" office:value="0.0614340997780577">
                <text:p>0.0614340997780577</text:p>
              </table:table-cell>
              <table:table-cell office:value-type="float" office:value="0.0500133011274448">
                <text:p>0.0500133011274448</text:p>
              </table:table-cell>
              <table:table-cell office:value-type="float" office:value="0.04140852383114">
                <text:p>0.04140852383114</text:p>
              </table:table-cell>
              <table:table-cell office:value-type="float" office:value="0.0359862767097617">
                <text:p>0.0359862767097617</text:p>
              </table:table-cell>
              <table:table-cell office:value-type="float" office:value="0.0327694630765979">
                <text:p>0.0327694630765979</text:p>
              </table:table-cell>
              <table:table-cell office:value-type="float" office:value="0.0309337340390514">
                <text:p>0.0309337340390514</text:p>
              </table:table-cell>
              <table:table-cell office:value-type="float" office:value="0.0299411535837931">
                <text:p>0.0299411535837931</text:p>
              </table:table-cell>
            </table:table-row>
            <table:table-row>
              <table:table-cell office:value-type="string">
                <text:p>Row 63</text:p>
                <draw:g>
                  <svg:desc/>
                </draw:g>
              </table:table-cell>
              <table:table-cell office:value-type="float" office:value="0.00222794130568985">
                <text:p>0.00222794130568985</text:p>
                <draw:g>
                  <svg:desc>Simulation.C63:Simulation.J63</svg:desc>
                </draw:g>
              </table:table-cell>
              <table:table-cell office:value-type="float" office:value="0.00560126967247299">
                <text:p>0.00560126967247299</text:p>
              </table:table-cell>
              <table:table-cell office:value-type="float" office:value="0.00877277597434088">
                <text:p>0.00877277597434088</text:p>
              </table:table-cell>
              <table:table-cell office:value-type="float" office:value="0.010976009688022">
                <text:p>0.010976009688022</text:p>
              </table:table-cell>
              <table:table-cell office:value-type="float" office:value="0.0123031589511562">
                <text:p>0.0123031589511562</text:p>
              </table:table-cell>
              <table:table-cell office:value-type="float" office:value="0.0130423120924149">
                <text:p>0.0130423120924149</text:p>
              </table:table-cell>
              <table:table-cell office:value-type="float" office:value="0.0134259167987792">
                <text:p>0.0134259167987792</text:p>
              </table:table-cell>
              <table:table-cell office:value-type="float" office:value="0.0136037023124549">
                <text:p>0.0136037023124549</text:p>
              </table:table-cell>
            </table:table-row>
            <table:table-row>
              <table:table-cell office:value-type="string">
                <text:p>Row 64</text:p>
                <draw:g>
                  <svg:desc/>
                </draw:g>
              </table:table-cell>
              <table:table-cell office:value-type="float" office:value="0.00156636774492645">
                <text:p>0.00156636774492645</text:p>
                <draw:g>
                  <svg:desc>Simulation.C64:Simulation.J64</svg:desc>
                </draw:g>
              </table:table-cell>
              <table:table-cell office:value-type="float" office:value="0.00474677127351299">
                <text:p>0.00474677127351299</text:p>
              </table:table-cell>
              <table:table-cell office:value-type="float" office:value="0.00841101432787572">
                <text:p>0.00841101432787572</text:p>
              </table:table-cell>
              <table:table-cell office:value-type="float" office:value="0.0114112343314547">
                <text:p>0.0114112343314547</text:p>
              </table:table-cell>
              <table:table-cell office:value-type="float" office:value="0.0134839569648261">
                <text:p>0.0134839569648261</text:p>
              </table:table-cell>
              <table:table-cell office:value-type="float" office:value="0.0147890545380396">
                <text:p>0.0147890545380396</text:p>
              </table:table-cell>
              <table:table-cell office:value-type="float" office:value="0.0155582031872306">
                <text:p>0.0155582031872306</text:p>
              </table:table-cell>
              <table:table-cell office:value-type="float" office:value="0.0159808520382514">
                <text:p>0.0159808520382514</text:p>
              </table:table-cell>
            </table:table-row>
            <table:table-row>
              <table:table-cell office:value-type="string">
                <text:p>Row 65</text:p>
                <draw:g>
                  <svg:desc/>
                </draw:g>
              </table:table-cell>
              <table:table-cell office:value-type="float" office:value="0.00139059901488898">
                <text:p>0.00139059901488898</text:p>
                <draw:g>
                  <svg:desc>Simulation.C65:Simulation.J65</svg:desc>
                </draw:g>
              </table:table-cell>
              <table:table-cell office:value-type="float" office:value="0.00452707918346621">
                <text:p>0.00452707918346621</text:p>
              </table:table-cell>
              <table:table-cell office:value-type="float" office:value="0.00841573264812416">
                <text:p>0.00841573264812416</text:p>
              </table:table-cell>
              <table:table-cell office:value-type="float" office:value="0.0117864125220249">
                <text:p>0.0117864125220249</text:p>
              </table:table-cell>
              <table:table-cell office:value-type="float" office:value="0.0142209602044557">
                <text:p>0.0142209602044557</text:p>
              </table:table-cell>
              <table:table-cell office:value-type="float" office:value="0.0158104017221206">
                <text:p>0.0158104017221206</text:p>
              </table:table-cell>
              <table:table-cell office:value-type="float" office:value="0.0167784235832289">
                <text:p>0.0167784235832289</text:p>
              </table:table-cell>
              <table:table-cell office:value-type="float" office:value="0.0173300748419382">
                <text:p>0.0173300748419382</text:p>
              </table:table-cell>
            </table:table-row>
            <table:table-row>
              <table:table-cell office:value-type="string">
                <text:p>Row 66</text:p>
                <draw:g>
                  <svg:desc/>
                </draw:g>
              </table:table-cell>
              <table:table-cell office:value-type="float" office:value="0.00151596939323742">
                <text:p>0.00151596939323742</text:p>
                <draw:g>
                  <svg:desc>Simulation.C66:Simulation.J66</svg:desc>
                </draw:g>
              </table:table-cell>
              <table:table-cell office:value-type="float" office:value="0.00441771385060373">
                <text:p>0.00441771385060373</text:p>
              </table:table-cell>
              <table:table-cell office:value-type="float" office:value="0.00761377509409131">
                <text:p>0.00761377509409131</text:p>
              </table:table-cell>
              <table:table-cell office:value-type="float" office:value="0.0101255626226148">
                <text:p>0.0101255626226148</text:p>
              </table:table-cell>
              <table:table-cell office:value-type="float" office:value="0.0117922145373527">
                <text:p>0.0117922145373527</text:p>
              </table:table-cell>
              <table:table-cell office:value-type="float" office:value="0.0127963659927995">
                <text:p>0.0127963659927995</text:p>
              </table:table-cell>
              <table:table-cell office:value-type="float" office:value="0.0133562277207091">
                <text:p>0.0133562277207091</text:p>
              </table:table-cell>
              <table:table-cell office:value-type="float" office:value="0.01363900233301">
                <text:p>0.01363900233301</text:p>
              </table:table-cell>
            </table:table-row>
            <table:table-row>
              <table:table-cell office:value-type="string">
                <text:p>Row 67</text:p>
                <draw:g>
                  <svg:desc/>
                </draw:g>
              </table:table-cell>
              <table:table-cell office:value-type="float" office:value="0.109287631554652">
                <text:p>0.109287631554652</text:p>
                <draw:g>
                  <svg:desc>Simulation.C67:Simulation.J67</svg:desc>
                </draw:g>
              </table:table-cell>
              <table:table-cell office:value-type="float" office:value="0.0847984774535281">
                <text:p>0.0847984774535281</text:p>
              </table:table-cell>
              <table:table-cell office:value-type="float" office:value="0.0624450964723093">
                <text:p>0.0624450964723093</text:p>
              </table:table-cell>
              <table:table-cell office:value-type="float" office:value="0.0486631223773306">
                <text:p>0.0486631223773306</text:p>
              </table:table-cell>
              <table:table-cell office:value-type="float" office:value="0.0408549888690855">
                <text:p>0.0408549888690855</text:p>
              </table:table-cell>
              <table:table-cell office:value-type="float" office:value="0.0365342823201795">
                <text:p>0.0365342823201795</text:p>
              </table:table-cell>
              <table:table-cell office:value-type="float" office:value="0.0342082209143437">
                <text:p>0.0342082209143437</text:p>
              </table:table-cell>
              <table:table-cell office:value-type="float" office:value="0.0330351132053022">
                <text:p>0.0330351132053022</text:p>
              </table:table-cell>
            </table:table-row>
            <table:table-row>
              <table:table-cell office:value-type="string">
                <text:p>Row 68</text:p>
                <draw:g>
                  <svg:desc/>
                </draw:g>
              </table:table-cell>
              <table:table-cell office:value-type="float" office:value="0.0017749888907993">
                <text:p>0.0017749888907993</text:p>
                <draw:g>
                  <svg:desc>Simulation.C68:Simulation.J68</svg:desc>
                </draw:g>
              </table:table-cell>
              <table:table-cell office:value-type="float" office:value="0.00554968815961466">
                <text:p>0.00554968815961466</text:p>
              </table:table-cell>
              <table:table-cell office:value-type="float" office:value="0.0100843535731333">
                <text:p>0.0100843535731333</text:p>
              </table:table-cell>
              <table:table-cell office:value-type="float" office:value="0.0139774715846258">
                <text:p>0.0139774715846258</text:p>
              </table:table-cell>
              <table:table-cell office:value-type="float" office:value="0.0168216554827769">
                <text:p>0.0168216554827769</text:p>
              </table:table-cell>
              <table:table-cell office:value-type="float" office:value="0.0187381511826018">
                <text:p>0.0187381511826018</text:p>
              </table:table-cell>
              <table:table-cell office:value-type="float" office:value="0.0199695619876441">
                <text:p>0.0199695619876441</text:p>
              </table:table-cell>
              <table:table-cell office:value-type="float" office:value="0.0207321379773985">
                <text:p>0.0207321379773985</text:p>
              </table:table-cell>
            </table:table-row>
            <table:table-row>
              <table:table-cell office:value-type="string">
                <text:p>Row 69</text:p>
                <draw:g>
                  <svg:desc/>
                </draw:g>
              </table:table-cell>
              <table:table-cell office:value-type="float" office:value="0.00224354352542236">
                <text:p>0.00224354352542236</text:p>
                <draw:g>
                  <svg:desc>Simulation.C69:Simulation.J69</svg:desc>
                </draw:g>
              </table:table-cell>
              <table:table-cell office:value-type="float" office:value="0.00563634509384415">
                <text:p>0.00563634509384415</text:p>
              </table:table-cell>
              <table:table-cell office:value-type="float" office:value="0.00881919286212122">
                <text:p>0.00881919286212122</text:p>
              </table:table-cell>
              <table:table-cell office:value-type="float" office:value="0.0110209834468475">
                <text:p>0.0110209834468475</text:p>
              </table:table-cell>
              <table:table-cell office:value-type="float" office:value="0.0123379361544405">
                <text:p>0.0123379361544405</text:p>
              </table:table-cell>
              <table:table-cell office:value-type="float" office:value="0.0130631685036359">
                <text:p>0.0130631685036359</text:p>
              </table:table-cell>
              <table:table-cell office:value-type="float" office:value="0.0134324368255374">
                <text:p>0.0134324368255374</text:p>
              </table:table-cell>
              <table:table-cell office:value-type="float" office:value="0.0135971398323697">
                <text:p>0.0135971398323697</text:p>
              </table:table-cell>
            </table:table-row>
            <table:table-row>
              <table:table-cell office:value-type="string">
                <text:p>Row 70</text:p>
                <draw:g>
                  <svg:desc/>
                </draw:g>
              </table:table-cell>
              <table:table-cell office:value-type="float" office:value="0.00942294595402344">
                <text:p>0.00942294595402344</text:p>
                <draw:g>
                  <svg:desc>Simulation.C70:Simulation.J70</svg:desc>
                </draw:g>
              </table:table-cell>
              <table:table-cell office:value-type="float" office:value="0.0160025186604518">
                <text:p>0.0160025186604518</text:p>
              </table:table-cell>
              <table:table-cell office:value-type="float" office:value="0.0195213611693995">
                <text:p>0.0195213611693995</text:p>
              </table:table-cell>
              <table:table-cell office:value-type="float" office:value="0.0208924404101796">
                <text:p>0.0208924404101796</text:p>
              </table:table-cell>
              <table:table-cell office:value-type="float" office:value="0.0212941702534928">
                <text:p>0.0212941702534928</text:p>
              </table:table-cell>
              <table:table-cell office:value-type="float" office:value="0.0213485595025187">
                <text:p>0.0213485595025187</text:p>
              </table:table-cell>
              <table:table-cell office:value-type="float" office:value="0.0213076210112952">
                <text:p>0.0213076210112952</text:p>
              </table:table-cell>
              <table:table-cell office:value-type="float" office:value="0.0212580754311303">
                <text:p>0.0212580754311303</text:p>
              </table:table-cell>
            </table:table-row>
            <table:table-row>
              <table:table-cell office:value-type="string">
                <text:p>Row 71</text:p>
                <draw:g>
                  <svg:desc/>
                </draw:g>
              </table:table-cell>
              <table:table-cell office:value-type="float" office:value="0.00929121943206601">
                <text:p>0.00929121943206601</text:p>
                <draw:g>
                  <svg:desc>Simulation.C71:Simulation.J71</svg:desc>
                </draw:g>
              </table:table-cell>
              <table:table-cell office:value-type="float" office:value="0.0171175168971807">
                <text:p>0.0171175168971807</text:p>
              </table:table-cell>
              <table:table-cell office:value-type="float" office:value="0.0221072463370544">
                <text:p>0.0221072463370544</text:p>
              </table:table-cell>
              <table:table-cell office:value-type="float" office:value="0.0246807811351679">
                <text:p>0.0246807811351679</text:p>
              </table:table-cell>
              <table:table-cell office:value-type="float" office:value="0.0259752305107269">
                <text:p>0.0259752305107269</text:p>
              </table:table-cell>
              <table:table-cell office:value-type="float" office:value="0.0266899979163476">
                <text:p>0.0266899979163476</text:p>
              </table:table-cell>
              <table:table-cell office:value-type="float" office:value="0.0271478107211541">
                <text:p>0.0271478107211541</text:p>
              </table:table-cell>
              <table:table-cell office:value-type="float" office:value="0.0274825424052525">
                <text:p>0.0274825424052525</text:p>
              </table:table-cell>
            </table:table-row>
            <table:table-row>
              <table:table-cell office:value-type="string">
                <text:p>Row 72</text:p>
                <draw:g>
                  <svg:desc/>
                </draw:g>
              </table:table-cell>
              <table:table-cell office:value-type="float" office:value="0.0512614870736663">
                <text:p>0.0512614870736663</text:p>
                <draw:g>
                  <svg:desc>Simulation.C72:Simulation.J72</svg:desc>
                </draw:g>
              </table:table-cell>
              <table:table-cell office:value-type="float" office:value="0.0538421473333407">
                <text:p>0.0538421473333407</text:p>
              </table:table-cell>
              <table:table-cell office:value-type="float" office:value="0.0482385564815596">
                <text:p>0.0482385564815596</text:p>
              </table:table-cell>
              <table:table-cell office:value-type="float" office:value="0.0426348217532935">
                <text:p>0.0426348217532935</text:p>
              </table:table-cell>
              <table:table-cell office:value-type="float" office:value="0.0387672463849218">
                <text:p>0.0387672463849218</text:p>
              </table:table-cell>
              <table:table-cell office:value-type="float" office:value="0.0364344660252106">
                <text:p>0.0364344660252106</text:p>
              </table:table-cell>
              <table:table-cell office:value-type="float" office:value="0.0351626125547299">
                <text:p>0.0351626125547299</text:p>
              </table:table-cell>
              <table:table-cell office:value-type="float" office:value="0.0345669190784358">
                <text:p>0.0345669190784358</text:p>
              </table:table-cell>
            </table:table-row>
            <table:table-row>
              <table:table-cell office:value-type="string">
                <text:p>Row 73</text:p>
                <draw:g>
                  <svg:desc/>
                </draw:g>
              </table:table-cell>
              <table:table-cell office:value-type="float" office:value="0.0032338614646671">
                <text:p>0.0032338614646671</text:p>
                <draw:g>
                  <svg:desc>Simulation.C73:Simulation.J73</svg:desc>
                </draw:g>
              </table:table-cell>
              <table:table-cell office:value-type="float" office:value="0.00754107945186819">
                <text:p>0.00754107945186819</text:p>
              </table:table-cell>
              <table:table-cell office:value-type="float" office:value="0.0112370623161147">
                <text:p>0.0112370623161147</text:p>
              </table:table-cell>
              <table:table-cell office:value-type="float" office:value="0.0136022279979507">
                <text:p>0.0136022279979507</text:p>
              </table:table-cell>
              <table:table-cell office:value-type="float" office:value="0.0149178855126391">
                <text:p>0.0149178855126391</text:p>
              </table:table-cell>
              <table:table-cell office:value-type="float" office:value="0.0155901151859509">
                <text:p>0.0155901151859509</text:p>
              </table:table-cell>
              <table:table-cell office:value-type="float" office:value="0.0159017312501599">
                <text:p>0.0159017312501599</text:p>
              </table:table-cell>
              <table:table-cell office:value-type="float" office:value="0.0160189576830962">
                <text:p>0.0160189576830962</text:p>
              </table:table-cell>
            </table:table-row>
            <table:table-row>
              <table:table-cell office:value-type="string">
                <text:p>Row 74</text:p>
                <draw:g>
                  <svg:desc/>
                </draw:g>
              </table:table-cell>
              <table:table-cell office:value-type="float" office:value="0.00116230450169451">
                <text:p>0.00116230450169451</text:p>
                <draw:g>
                  <svg:desc>Simulation.C74:Simulation.J74</svg:desc>
                </draw:g>
              </table:table-cell>
              <table:table-cell office:value-type="float" office:value="0.00406162367752877">
                <text:p>0.00406162367752877</text:p>
              </table:table-cell>
              <table:table-cell office:value-type="float" office:value="0.00791106469741389">
                <text:p>0.00791106469741389</text:p>
              </table:table-cell>
              <table:table-cell office:value-type="float" office:value="0.0114318924906015">
                <text:p>0.0114318924906015</text:p>
              </table:table-cell>
              <table:table-cell office:value-type="float" office:value="0.0140888341335005">
                <text:p>0.0140888341335005</text:p>
              </table:table-cell>
              <table:table-cell office:value-type="float" office:value="0.0158909990452721">
                <text:p>0.0158909990452721</text:p>
              </table:table-cell>
              <table:table-cell office:value-type="float" office:value="0.0170301505689341">
                <text:p>0.0170301505689341</text:p>
              </table:table-cell>
              <table:table-cell office:value-type="float" office:value="0.0177076179016545">
                <text:p>0.0177076179016545</text:p>
              </table:table-cell>
            </table:table-row>
            <table:table-row>
              <table:table-cell office:value-type="string">
                <text:p>Row 75</text:p>
                <draw:g>
                  <svg:desc/>
                </draw:g>
              </table:table-cell>
              <table:table-cell office:value-type="float" office:value="0.00703388316704885">
                <text:p>0.00703388316704885</text:p>
                <draw:g>
                  <svg:desc>Simulation.C75:Simulation.J75</svg:desc>
                </draw:g>
              </table:table-cell>
              <table:table-cell office:value-type="float" office:value="0.0121617333078095">
                <text:p>0.0121617333078095</text:p>
              </table:table-cell>
              <table:table-cell office:value-type="float" office:value="0.014952616093642">
                <text:p>0.014952616093642</text:p>
              </table:table-cell>
              <table:table-cell office:value-type="float" office:value="0.0160379594332486">
                <text:p>0.0160379594332486</text:p>
              </table:table-cell>
              <table:table-cell office:value-type="float" office:value="0.0163318211536251">
                <text:p>0.0163318211536251</text:p>
              </table:table-cell>
              <table:table-cell office:value-type="float" office:value="0.0163331653010817">
                <text:p>0.0163331653010817</text:p>
              </table:table-cell>
              <table:table-cell office:value-type="float" office:value="0.0162505563333435">
                <text:p>0.0162505563333435</text:p>
              </table:table-cell>
              <table:table-cell office:value-type="float" office:value="0.0161591968066996">
                <text:p>0.0161591968066996</text:p>
              </table:table-cell>
            </table:table-row>
            <table:table-row>
              <table:table-cell office:value-type="string">
                <text:p>Row 76</text:p>
                <draw:g>
                  <svg:desc/>
                </draw:g>
              </table:table-cell>
              <table:table-cell office:value-type="float" office:value="0.00708403112352131">
                <text:p>0.00708403112352131</text:p>
                <draw:g>
                  <svg:desc>Simulation.C76:Simulation.J76</svg:desc>
                </draw:g>
              </table:table-cell>
              <table:table-cell office:value-type="float" office:value="0.0118584631333618">
                <text:p>0.0118584631333618</text:p>
              </table:table-cell>
              <table:table-cell office:value-type="float" office:value="0.0142154087651535">
                <text:p>0.0142154087651535</text:p>
              </table:table-cell>
              <table:table-cell office:value-type="float" office:value="0.0149388826156459">
                <text:p>0.0149388826156459</text:p>
              </table:table-cell>
              <table:table-cell office:value-type="float" office:value="0.0149620559425439">
                <text:p>0.0149620559425439</text:p>
              </table:table-cell>
              <table:table-cell office:value-type="float" office:value="0.0147635535749069">
                <text:p>0.0147635535749069</text:p>
              </table:table-cell>
              <table:table-cell office:value-type="float" office:value="0.0145312566857968">
                <text:p>0.0145312566857968</text:p>
              </table:table-cell>
              <table:table-cell office:value-type="float" office:value="0.0143259365550859">
                <text:p>0.0143259365550859</text:p>
              </table:table-cell>
            </table:table-row>
            <table:table-row>
              <table:table-cell office:value-type="string">
                <text:p>Row 77</text:p>
                <draw:g>
                  <svg:desc/>
                </draw:g>
              </table:table-cell>
              <table:table-cell office:value-type="float" office:value="0.075329468976316">
                <text:p>0.075329468976316</text:p>
                <draw:g>
                  <svg:desc>Simulation.C77:Simulation.J77</svg:desc>
                </draw:g>
              </table:table-cell>
              <table:table-cell office:value-type="float" office:value="0.0610345995882689">
                <text:p>0.0610345995882689</text:p>
              </table:table-cell>
              <table:table-cell office:value-type="float" office:value="0.0459596996744285">
                <text:p>0.0459596996744285</text:p>
              </table:table-cell>
              <table:table-cell office:value-type="float" office:value="0.0360908595262496">
                <text:p>0.0360908595262496</text:p>
              </table:table-cell>
              <table:table-cell office:value-type="float" office:value="0.0302617883208499">
                <text:p>0.0302617883208499</text:p>
              </table:table-cell>
              <table:table-cell office:value-type="float" office:value="0.0268981437835298">
                <text:p>0.0268981437835298</text:p>
              </table:table-cell>
              <table:table-cell office:value-type="float" office:value="0.0249801664232126">
                <text:p>0.0249801664232126</text:p>
              </table:table-cell>
              <table:table-cell office:value-type="float" office:value="0.0239137155647327">
                <text:p>0.0239137155647327</text:p>
              </table:table-cell>
            </table:table-row>
            <table:table-row>
              <table:table-cell office:value-type="string">
                <text:p>Row 78</text:p>
                <draw:g>
                  <svg:desc/>
                </draw:g>
              </table:table-cell>
              <table:table-cell office:value-type="float" office:value="0.000130042644980786">
                <text:p>0.000130042644980786</text:p>
                <draw:g>
                  <svg:desc>Simulation.C78:Simulation.J78</svg:desc>
                </draw:g>
              </table:table-cell>
              <table:table-cell office:value-type="float" office:value="0.000888788468456061">
                <text:p>0.000888788468456061</text:p>
              </table:table-cell>
              <table:table-cell office:value-type="float" office:value="0.00265232023817928">
                <text:p>0.00265232023817928</text:p>
              </table:table-cell>
              <table:table-cell office:value-type="float" office:value="0.00499487315719335">
                <text:p>0.00499487315719335</text:p>
              </table:table-cell>
              <table:table-cell office:value-type="float" office:value="0.00721902435080835">
                <text:p>0.00721902435080835</text:p>
              </table:table-cell>
              <table:table-cell office:value-type="float" office:value="0.00892478738013564">
                <text:p>0.00892478738013564</text:p>
              </table:table-cell>
              <table:table-cell office:value-type="float" office:value="0.0100478507546146">
                <text:p>0.0100478507546146</text:p>
              </table:table-cell>
              <table:table-cell office:value-type="float" office:value="0.0106937477957249">
                <text:p>0.0106937477957249</text:p>
              </table:table-cell>
            </table:table-row>
            <table:table-row>
              <table:table-cell office:value-type="string">
                <text:p>Row 79</text:p>
                <draw:g>
                  <svg:desc/>
                </draw:g>
              </table:table-cell>
              <table:table-cell office:value-type="float" office:value="0.00303235339188964">
                <text:p>0.00303235339188964</text:p>
                <draw:g>
                  <svg:desc>Simulation.C79:Simulation.J79</svg:desc>
                </draw:g>
              </table:table-cell>
              <table:table-cell office:value-type="float" office:value="0.00778504040483032">
                <text:p>0.00778504040483032</text:p>
              </table:table-cell>
              <table:table-cell office:value-type="float" office:value="0.0124347911803857">
                <text:p>0.0124347911803857</text:p>
              </table:table-cell>
              <table:table-cell office:value-type="float" office:value="0.0158530022461636">
                <text:p>0.0158530022461636</text:p>
              </table:table-cell>
              <table:table-cell office:value-type="float" office:value="0.0180838363705724">
                <text:p>0.0180838363705724</text:p>
              </table:table-cell>
              <table:table-cell office:value-type="float" office:value="0.0194748352160953">
                <text:p>0.0194748352160953</text:p>
              </table:table-cell>
              <table:table-cell office:value-type="float" office:value="0.0203256308784576">
                <text:p>0.0203256308784576</text:p>
              </table:table-cell>
              <table:table-cell office:value-type="float" office:value="0.0208384447511143">
                <text:p>0.0208384447511143</text:p>
              </table:table-cell>
            </table:table-row>
            <table:table-row>
              <table:table-cell office:value-type="string">
                <text:p>Row 80</text:p>
                <draw:g>
                  <svg:desc/>
                </draw:g>
              </table:table-cell>
              <table:table-cell office:value-type="float" office:value="0.0301365811503094">
                <text:p>0.0301365811503094</text:p>
                <draw:g>
                  <svg:desc>Simulation.C80:Simulation.J80</svg:desc>
                </draw:g>
              </table:table-cell>
              <table:table-cell office:value-type="float" office:value="0.0352804488832637">
                <text:p>0.0352804488832637</text:p>
              </table:table-cell>
              <table:table-cell office:value-type="float" office:value="0.0338298503952556">
                <text:p>0.0338298503952556</text:p>
              </table:table-cell>
              <table:table-cell office:value-type="float" office:value="0.0310795143891717">
                <text:p>0.0310795143891717</text:p>
              </table:table-cell>
              <table:table-cell office:value-type="float" office:value="0.0288188512029905">
                <text:p>0.0288188512029905</text:p>
              </table:table-cell>
              <table:table-cell office:value-type="float" office:value="0.0272965118039825">
                <text:p>0.0272965118039825</text:p>
              </table:table-cell>
              <table:table-cell office:value-type="float" office:value="0.0263677757884249">
                <text:p>0.0263677757884249</text:p>
              </table:table-cell>
              <table:table-cell office:value-type="float" office:value="0.0258484222456928">
                <text:p>0.0258484222456928</text:p>
              </table:table-cell>
            </table:table-row>
            <table:table-row>
              <table:table-cell office:value-type="string">
                <text:p>Row 81</text:p>
                <draw:g>
                  <svg:desc/>
                </draw:g>
              </table:table-cell>
              <table:table-cell office:value-type="float" office:value="0.000119475324998619">
                <text:p>0.000119475324998619</text:p>
                <draw:g>
                  <svg:desc>Simulation.C81:Simulation.J81</svg:desc>
                </draw:g>
              </table:table-cell>
              <table:table-cell office:value-type="float" office:value="0.000732883949476289">
                <text:p>0.000732883949476289</text:p>
              </table:table-cell>
              <table:table-cell office:value-type="float" office:value="0.00202193339776889">
                <text:p>0.00202193339776889</text:p>
              </table:table-cell>
              <table:table-cell office:value-type="float" office:value="0.00359601481430861">
                <text:p>0.00359601481430861</text:p>
              </table:table-cell>
              <table:table-cell office:value-type="float" office:value="0.00498430089303413">
                <text:p>0.00498430089303413</text:p>
              </table:table-cell>
              <table:table-cell office:value-type="float" office:value="0.00597562586133768">
                <text:p>0.00597562586133768</text:p>
              </table:table-cell>
              <table:table-cell office:value-type="float" office:value="0.00657702403957808">
                <text:p>0.00657702403957808</text:p>
              </table:table-cell>
              <table:table-cell office:value-type="float" office:value="0.00688360430738194">
                <text:p>0.00688360430738194</text:p>
              </table:table-cell>
            </table:table-row>
            <table:table-row>
              <table:table-cell office:value-type="string">
                <text:p>Row 82</text:p>
                <draw:g>
                  <svg:desc/>
                </draw:g>
              </table:table-cell>
              <table:table-cell office:value-type="float" office:value="0.0149422454388399">
                <text:p>0.0149422454388399</text:p>
                <draw:g>
                  <svg:desc>Simulation.C82:Simulation.J82</svg:desc>
                </draw:g>
              </table:table-cell>
              <table:table-cell office:value-type="float" office:value="0.0213667656446384">
                <text:p>0.0213667656446384</text:p>
              </table:table-cell>
              <table:table-cell office:value-type="float" office:value="0.0233127838357781">
                <text:p>0.0233127838357781</text:p>
              </table:table-cell>
              <table:table-cell office:value-type="float" office:value="0.0232313239511242">
                <text:p>0.0232313239511242</text:p>
              </table:table-cell>
              <table:table-cell office:value-type="float" office:value="0.0226392003869169">
                <text:p>0.0226392003869169</text:p>
              </table:table-cell>
              <table:table-cell office:value-type="float" office:value="0.0220797204515841">
                <text:p>0.0220797204515841</text:p>
              </table:table-cell>
              <table:table-cell office:value-type="float" office:value="0.0216781322725118">
                <text:p>0.0216781322725118</text:p>
              </table:table-cell>
              <table:table-cell office:value-type="float" office:value="0.0214260728544228">
                <text:p>0.0214260728544228</text:p>
              </table:table-cell>
            </table:table-row>
            <table:table-row>
              <table:table-cell office:value-type="string">
                <text:p>Row 83</text:p>
                <draw:g>
                  <svg:desc/>
                </draw:g>
              </table:table-cell>
              <table:table-cell office:value-type="float" office:value="0.00205065390271712">
                <text:p>0.00205065390271712</text:p>
                <draw:g>
                  <svg:desc>Simulation.C83:Simulation.J83</svg:desc>
                </draw:g>
              </table:table-cell>
              <table:table-cell office:value-type="float" office:value="0.00557377303376337">
                <text:p>0.00557377303376337</text:p>
              </table:table-cell>
              <table:table-cell office:value-type="float" office:value="0.00921473086072487">
                <text:p>0.00921473086072487</text:p>
              </table:table-cell>
              <table:table-cell office:value-type="float" office:value="0.0119795211586246">
                <text:p>0.0119795211586246</text:p>
              </table:table-cell>
              <table:table-cell office:value-type="float" office:value="0.0138029808405774">
                <text:p>0.0138029808405774</text:p>
              </table:table-cell>
              <table:table-cell office:value-type="float" office:value="0.0149267903887518">
                <text:p>0.0149267903887518</text:p>
              </table:table-cell>
              <table:table-cell office:value-type="float" office:value="0.0155900145363049">
                <text:p>0.0155900145363049</text:p>
              </table:table-cell>
              <table:table-cell office:value-type="float" office:value="0.0159641690297637">
                <text:p>0.0159641690297637</text:p>
              </table:table-cell>
            </table:table-row>
            <table:table-row>
              <table:table-cell office:value-type="string">
                <text:p>Row 84</text:p>
                <draw:g>
                  <svg:desc/>
                </draw:g>
              </table:table-cell>
              <table:table-cell office:value-type="float" office:value="0.0367472917285107">
                <text:p>0.0367472917285107</text:p>
                <draw:g>
                  <svg:desc>Simulation.C84:Simulation.J84</svg:desc>
                </draw:g>
              </table:table-cell>
              <table:table-cell office:value-type="float" office:value="0.0436637731898167">
                <text:p>0.0436637731898167</text:p>
              </table:table-cell>
              <table:table-cell office:value-type="float" office:value="0.0422524840958864">
                <text:p>0.0422524840958864</text:p>
              </table:table-cell>
              <table:table-cell office:value-type="float" office:value="0.0393086913268599">
                <text:p>0.0393086913268599</text:p>
              </table:table-cell>
              <table:table-cell office:value-type="float" office:value="0.0370119803819748">
                <text:p>0.0370119803819748</text:p>
              </table:table-cell>
              <table:table-cell office:value-type="float" office:value="0.0356267477351996">
                <text:p>0.0356267477351996</text:p>
              </table:table-cell>
              <table:table-cell office:value-type="float" office:value="0.0349521671588228">
                <text:p>0.0349521671588228</text:p>
              </table:table-cell>
              <table:table-cell office:value-type="float" office:value="0.0347490033544805">
                <text:p>0.0347490033544805</text:p>
              </table:table-cell>
            </table:table-row>
            <table:table-row>
              <table:table-cell office:value-type="string">
                <text:p>Row 85</text:p>
                <draw:g>
                  <svg:desc/>
                </draw:g>
              </table:table-cell>
              <table:table-cell office:value-type="float" office:value="0.0708772778703957">
                <text:p>0.0708772778703957</text:p>
                <draw:g>
                  <svg:desc>Simulation.C85:Simulation.J85</svg:desc>
                </draw:g>
              </table:table-cell>
              <table:table-cell office:value-type="float" office:value="0.0614607086915551">
                <text:p>0.0614607086915551</text:p>
              </table:table-cell>
              <table:table-cell office:value-type="float" office:value="0.0485352934787007">
                <text:p>0.0485352934787007</text:p>
              </table:table-cell>
              <table:table-cell office:value-type="float" office:value="0.0394989982776629">
                <text:p>0.0394989982776629</text:p>
              </table:table-cell>
              <table:table-cell office:value-type="float" office:value="0.0340415748492077">
                <text:p>0.0340415748492077</text:p>
              </table:table-cell>
              <table:table-cell office:value-type="float" office:value="0.0309078786763052">
                <text:p>0.0309078786763052</text:p>
              </table:table-cell>
              <table:table-cell office:value-type="float" office:value="0.0291803601475695">
                <text:p>0.0291803601475695</text:p>
              </table:table-cell>
              <table:table-cell office:value-type="float" office:value="0.0282922917568471">
                <text:p>0.0282922917568471</text:p>
              </table:table-cell>
            </table:table-row>
            <table:table-row>
              <table:table-cell office:value-type="string">
                <text:p>Row 86</text:p>
                <draw:g>
                  <svg:desc/>
                </draw:g>
              </table:table-cell>
              <table:table-cell office:value-type="float" office:value="0.00569151668435926">
                <text:p>0.00569151668435926</text:p>
                <draw:g>
                  <svg:desc>Simulation.C86:Simulation.J86</svg:desc>
                </draw:g>
              </table:table-cell>
              <table:table-cell office:value-type="float" office:value="0.0116822763505509">
                <text:p>0.0116822763505509</text:p>
              </table:table-cell>
              <table:table-cell office:value-type="float" office:value="0.0161149469764045">
                <text:p>0.0161149469764045</text:p>
              </table:table-cell>
              <table:table-cell office:value-type="float" office:value="0.0187090163764457">
                <text:p>0.0187090163764457</text:p>
              </table:table-cell>
              <table:table-cell office:value-type="float" office:value="0.0201323892881021">
                <text:p>0.0201323892881021</text:p>
              </table:table-cell>
              <table:table-cell office:value-type="float" office:value="0.0209280660529998">
                <text:p>0.0209280660529998</text:p>
              </table:table-cell>
              <table:table-cell office:value-type="float" office:value="0.0213968761603584">
                <text:p>0.0213968761603584</text:p>
              </table:table-cell>
              <table:table-cell office:value-type="float" office:value="0.0216895482130421">
                <text:p>0.0216895482130421</text:p>
              </table:table-cell>
            </table:table-row>
            <table:table-row>
              <table:table-cell office:value-type="string">
                <text:p>Row 87</text:p>
                <draw:g>
                  <svg:desc/>
                </draw:g>
              </table:table-cell>
              <table:table-cell office:value-type="float" office:value="0.00587793728836063">
                <text:p>0.00587793728836063</text:p>
                <draw:g>
                  <svg:desc>Simulation.C87:Simulation.J87</svg:desc>
                </draw:g>
              </table:table-cell>
              <table:table-cell office:value-type="float" office:value="0.0115002649795267">
                <text:p>0.0115002649795267</text:p>
              </table:table-cell>
              <table:table-cell office:value-type="float" office:value="0.0153677555845592">
                <text:p>0.0153677555845592</text:p>
              </table:table-cell>
              <table:table-cell office:value-type="float" office:value="0.0174253178298414">
                <text:p>0.0174253178298414</text:p>
              </table:table-cell>
              <table:table-cell office:value-type="float" office:value="0.0184090711848769">
                <text:p>0.0184090711848769</text:p>
              </table:table-cell>
              <table:table-cell office:value-type="float" office:value="0.0188601011899301">
                <text:p>0.0188601011899301</text:p>
              </table:table-cell>
              <table:table-cell office:value-type="float" office:value="0.0190616324035989">
                <text:p>0.0190616324035989</text:p>
              </table:table-cell>
              <table:table-cell office:value-type="float" office:value="0.0191473951218843">
                <text:p>0.0191473951218843</text:p>
              </table:table-cell>
            </table:table-row>
            <table:table-row>
              <table:table-cell office:value-type="string">
                <text:p>Row 88</text:p>
                <draw:g>
                  <svg:desc/>
                </draw:g>
              </table:table-cell>
              <table:table-cell office:value-type="float" office:value="0.00226845791020823">
                <text:p>0.00226845791020823</text:p>
                <draw:g>
                  <svg:desc>Simulation.C88:Simulation.J88</svg:desc>
                </draw:g>
              </table:table-cell>
              <table:table-cell office:value-type="float" office:value="0.00589528639720765">
                <text:p>0.00589528639720765</text:p>
              </table:table-cell>
              <table:table-cell office:value-type="float" office:value="0.00944341818764619">
                <text:p>0.00944341818764619</text:p>
              </table:table-cell>
              <table:table-cell office:value-type="float" office:value="0.0119971727499406">
                <text:p>0.0119971727499406</text:p>
              </table:table-cell>
              <table:table-cell office:value-type="float" office:value="0.0135888563164137">
                <text:p>0.0135888563164137</text:p>
              </table:table-cell>
              <table:table-cell office:value-type="float" office:value="0.0145085755671592">
                <text:p>0.0145085755671592</text:p>
              </table:table-cell>
              <table:table-cell office:value-type="float" office:value="0.0150088801160177">
                <text:p>0.0150088801160177</text:p>
              </table:table-cell>
              <table:table-cell office:value-type="float" office:value="0.0152593448417965">
                <text:p>0.0152593448417965</text:p>
              </table:table-cell>
            </table:table-row>
            <table:table-row>
              <table:table-cell office:value-type="string">
                <text:p>Row 89</text:p>
                <draw:g>
                  <svg:desc/>
                </draw:g>
              </table:table-cell>
              <table:table-cell office:value-type="float" office:value="0.310104681704206">
                <text:p>0.310104681704206</text:p>
                <draw:g>
                  <svg:desc>Simulation.C89:Simulation.J89</svg:desc>
                </draw:g>
              </table:table-cell>
              <table:table-cell office:value-type="float" office:value="0.183568435462032">
                <text:p>0.183568435462032</text:p>
              </table:table-cell>
              <table:table-cell office:value-type="float" office:value="0.113715038748164">
                <text:p>0.113715038748164</text:p>
              </table:table-cell>
              <table:table-cell office:value-type="float" office:value="0.0794259266307274">
                <text:p>0.0794259266307274</text:p>
              </table:table-cell>
              <table:table-cell office:value-type="float" office:value="0.0622935043751806">
                <text:p>0.0622935043751806</text:p>
              </table:table-cell>
              <table:table-cell office:value-type="float" office:value="0.0534596813362357">
                <text:p>0.0534596813362357</text:p>
              </table:table-cell>
              <table:table-cell office:value-type="float" office:value="0.04887594582628">
                <text:p>0.04887594582628</text:p>
              </table:table-cell>
              <table:table-cell office:value-type="float" office:value="0.0465936463576102">
                <text:p>0.0465936463576102</text:p>
              </table:table-cell>
            </table:table-row>
            <table:table-row>
              <table:table-cell office:value-type="string">
                <text:p>Row 90</text:p>
                <draw:g>
                  <svg:desc/>
                </draw:g>
              </table:table-cell>
              <table:table-cell office:value-type="float" office:value="0.108219741767549">
                <text:p>0.108219741767549</text:p>
                <draw:g>
                  <svg:desc>Simulation.C90:Simulation.J90</svg:desc>
                </draw:g>
              </table:table-cell>
              <table:table-cell office:value-type="float" office:value="0.0887689345810164">
                <text:p>0.0887689345810164</text:p>
              </table:table-cell>
              <table:table-cell office:value-type="float" office:value="0.0678429457597562">
                <text:p>0.0678429457597562</text:p>
              </table:table-cell>
              <table:table-cell office:value-type="float" office:value="0.05408977546996">
                <text:p>0.05408977546996</text:p>
              </table:table-cell>
              <table:table-cell office:value-type="float" office:value="0.0460127687259639">
                <text:p>0.0460127687259639</text:p>
              </table:table-cell>
              <table:table-cell office:value-type="float" office:value="0.0414379993847475">
                <text:p>0.0414379993847475</text:p>
              </table:table-cell>
              <table:table-cell office:value-type="float" office:value="0.03892985765208">
                <text:p>0.03892985765208</text:p>
              </table:table-cell>
              <table:table-cell office:value-type="float" office:value="0.0376397845713104">
                <text:p>0.0376397845713104</text:p>
              </table:table-cell>
            </table:table-row>
            <table:table-row>
              <table:table-cell office:value-type="string">
                <text:p>Row 91</text:p>
                <draw:g>
                  <svg:desc/>
                </draw:g>
              </table:table-cell>
              <table:table-cell office:value-type="float" office:value="0.00996150614627823">
                <text:p>0.00996150614627823</text:p>
                <draw:g>
                  <svg:desc>Simulation.C91:Simulation.J91</svg:desc>
                </draw:g>
              </table:table-cell>
              <table:table-cell office:value-type="float" office:value="0.0166267481911036">
                <text:p>0.0166267481911036</text:p>
              </table:table-cell>
              <table:table-cell office:value-type="float" office:value="0.0200425231121969">
                <text:p>0.0200425231121969</text:p>
              </table:table-cell>
              <table:table-cell office:value-type="float" office:value="0.0212931071619635">
                <text:p>0.0212931071619635</text:p>
              </table:table-cell>
              <table:table-cell office:value-type="float" office:value="0.0216137689135887">
                <text:p>0.0216137689135887</text:p>
              </table:table-cell>
              <table:table-cell office:value-type="float" office:value="0.0216259204269529">
                <text:p>0.0216259204269529</text:p>
              </table:table-cell>
              <table:table-cell office:value-type="float" office:value="0.0215692634187497">
                <text:p>0.0215692634187497</text:p>
              </table:table-cell>
              <table:table-cell office:value-type="float" office:value="0.0215197778218293">
                <text:p>0.0215197778218293</text:p>
              </table:table-cell>
            </table:table-row>
            <table:table-row>
              <table:table-cell office:value-type="string">
                <text:p>Row 92</text:p>
                <draw:g>
                  <svg:desc/>
                </draw:g>
              </table:table-cell>
              <table:table-cell office:value-type="float" office:value="0.0120382401842337">
                <text:p>0.0120382401842337</text:p>
                <draw:g>
                  <svg:desc>Simulation.C92:Simulation.J92</svg:desc>
                </draw:g>
              </table:table-cell>
              <table:table-cell office:value-type="float" office:value="0.0200314936434223">
                <text:p>0.0200314936434223</text:p>
              </table:table-cell>
              <table:table-cell office:value-type="float" office:value="0.0241509049760163">
                <text:p>0.0241509049760163</text:p>
              </table:table-cell>
              <table:table-cell office:value-type="float" office:value="0.0257832077933788">
                <text:p>0.0257832077933788</text:p>
              </table:table-cell>
              <table:table-cell office:value-type="float" office:value="0.0263782626294842">
                <text:p>0.0263782626294842</text:p>
              </table:table-cell>
              <table:table-cell office:value-type="float" office:value="0.0266350284222204">
                <text:p>0.0266350284222204</text:p>
              </table:table-cell>
              <table:table-cell office:value-type="float" office:value="0.026810515365202">
                <text:p>0.026810515365202</text:p>
              </table:table-cell>
              <table:table-cell office:value-type="float" office:value="0.0269792635854797">
                <text:p>0.0269792635854797</text:p>
              </table:table-cell>
            </table:table-row>
            <table:table-row>
              <table:table-cell office:value-type="string">
                <text:p>Row 93</text:p>
                <draw:g>
                  <svg:desc/>
                </draw:g>
              </table:table-cell>
              <table:table-cell office:value-type="float" office:value="0.0302899923755406">
                <text:p>0.0302899923755406</text:p>
                <draw:g>
                  <svg:desc>Simulation.C93:Simulation.J93</svg:desc>
                </draw:g>
              </table:table-cell>
              <table:table-cell office:value-type="float" office:value="0.0359720960549382">
                <text:p>0.0359720960549382</text:p>
              </table:table-cell>
              <table:table-cell office:value-type="float" office:value="0.034593748723016">
                <text:p>0.034593748723016</text:p>
              </table:table-cell>
              <table:table-cell office:value-type="float" office:value="0.0318612802600776">
                <text:p>0.0318612802600776</text:p>
              </table:table-cell>
              <table:table-cell office:value-type="float" office:value="0.0296458877514205">
                <text:p>0.0296458877514205</text:p>
              </table:table-cell>
              <table:table-cell office:value-type="float" office:value="0.0281925879083193">
                <text:p>0.0281925879083193</text:p>
              </table:table-cell>
              <table:table-cell office:value-type="float" office:value="0.027344596349717">
                <text:p>0.027344596349717</text:p>
              </table:table-cell>
              <table:table-cell office:value-type="float" office:value="0.0269086889060065">
                <text:p>0.0269086889060065</text:p>
              </table:table-cell>
            </table:table-row>
            <table:table-row>
              <table:table-cell office:value-type="string">
                <text:p>Row 94</text:p>
                <draw:g>
                  <svg:desc/>
                </draw:g>
              </table:table-cell>
              <table:table-cell office:value-type="float" office:value="0.000496767433807933">
                <text:p>0.000496767433807933</text:p>
                <draw:g>
                  <svg:desc>Simulation.C94:Simulation.J94</svg:desc>
                </draw:g>
              </table:table-cell>
              <table:table-cell office:value-type="float" office:value="0.00203708751718372">
                <text:p>0.00203708751718372</text:p>
              </table:table-cell>
              <table:table-cell office:value-type="float" office:value="0.00437003233599991">
                <text:p>0.00437003233599991</text:p>
              </table:table-cell>
              <table:table-cell office:value-type="float" office:value="0.00667163699159268">
                <text:p>0.00667163699159268</text:p>
              </table:table-cell>
              <table:table-cell office:value-type="float" office:value="0.00846006660337141">
                <text:p>0.00846006660337141</text:p>
              </table:table-cell>
              <table:table-cell office:value-type="float" office:value="0.00966029196053027">
                <text:p>0.00966029196053027</text:p>
              </table:table-cell>
              <table:table-cell office:value-type="float" office:value="0.0103813880901001">
                <text:p>0.0103813880901001</text:p>
              </table:table-cell>
              <table:table-cell office:value-type="float" office:value="0.0107672241691597">
                <text:p>0.0107672241691597</text:p>
              </table:table-cell>
            </table:table-row>
            <table:table-row>
              <table:table-cell office:value-type="string">
                <text:p>Row 95</text:p>
                <draw:g>
                  <svg:desc/>
                </draw:g>
              </table:table-cell>
              <table:table-cell office:value-type="float" office:value="0.000474565910952791">
                <text:p>0.000474565910952791</text:p>
                <draw:g>
                  <svg:desc>Simulation.C95:Simulation.J95</svg:desc>
                </draw:g>
              </table:table-cell>
              <table:table-cell office:value-type="float" office:value="0.00194329860929765">
                <text:p>0.00194329860929765</text:p>
              </table:table-cell>
              <table:table-cell office:value-type="float" office:value="0.00416310056365988">
                <text:p>0.00416310056365988</text:p>
              </table:table-cell>
              <table:table-cell office:value-type="float" office:value="0.00634684686112722">
                <text:p>0.00634684686112722</text:p>
              </table:table-cell>
              <table:table-cell office:value-type="float" office:value="0.00803700467767873">
                <text:p>0.00803700467767873</text:p>
              </table:table-cell>
              <table:table-cell office:value-type="float" office:value="0.00916503893470713">
                <text:p>0.00916503893470713</text:p>
              </table:table-cell>
              <table:table-cell office:value-type="float" office:value="0.00983725121563533">
                <text:p>0.00983725121563533</text:p>
              </table:table-cell>
              <table:table-cell office:value-type="float" office:value="0.010191972103075">
                <text:p>0.010191972103075</text:p>
              </table:table-cell>
            </table:table-row>
            <table:table-row>
              <table:table-cell office:value-type="string">
                <text:p>Row 96</text:p>
                <draw:g>
                  <svg:desc/>
                </draw:g>
              </table:table-cell>
              <table:table-cell office:value-type="float" office:value="0.0246708550277719">
                <text:p>0.0246708550277719</text:p>
                <draw:g>
                  <svg:desc>Simulation.C96:Simulation.J96</svg:desc>
                </draw:g>
              </table:table-cell>
              <table:table-cell office:value-type="float" office:value="0.0311310908064314">
                <text:p>0.0311310908064314</text:p>
              </table:table-cell>
              <table:table-cell office:value-type="float" office:value="0.0312724148209341">
                <text:p>0.0312724148209341</text:p>
              </table:table-cell>
              <table:table-cell office:value-type="float" office:value="0.0296549378342015">
                <text:p>0.0296549378342015</text:p>
              </table:table-cell>
              <table:table-cell office:value-type="float" office:value="0.0281220013802534">
                <text:p>0.0281220013802534</text:p>
              </table:table-cell>
              <table:table-cell office:value-type="float" office:value="0.0270697749366234">
                <text:p>0.0270697749366234</text:p>
              </table:table-cell>
              <table:table-cell office:value-type="float" office:value="0.0264556692864199">
                <text:p>0.0264556692864199</text:p>
              </table:table-cell>
              <table:table-cell office:value-type="float" office:value="0.0261548139082525">
                <text:p>0.0261548139082525</text:p>
              </table:table-cell>
            </table:table-row>
            <table:table-row>
              <table:table-cell office:value-type="string">
                <text:p>Row 97</text:p>
                <draw:g>
                  <svg:desc/>
                </draw:g>
              </table:table-cell>
              <table:table-cell office:value-type="float" office:value="0.000525138190668226">
                <text:p>0.000525138190668226</text:p>
                <draw:g>
                  <svg:desc>Simulation.C97:Simulation.J97</svg:desc>
                </draw:g>
              </table:table-cell>
              <table:table-cell office:value-type="float" office:value="0.00225226496085065">
                <text:p>0.00225226496085065</text:p>
              </table:table-cell>
              <table:table-cell office:value-type="float" office:value="0.00498959567700301">
                <text:p>0.00498959567700301</text:p>
              </table:table-cell>
              <table:table-cell office:value-type="float" office:value="0.00779485516214096">
                <text:p>0.00779485516214096</text:p>
              </table:table-cell>
              <table:table-cell office:value-type="float" office:value="0.010048624097675">
                <text:p>0.010048624097675</text:p>
              </table:table-cell>
              <table:table-cell office:value-type="float" office:value="0.0116108590134623">
                <text:p>0.0116108590134623</text:p>
              </table:table-cell>
              <table:table-cell office:value-type="float" office:value="0.0125845923839285">
                <text:p>0.0125845923839285</text:p>
              </table:table-cell>
              <table:table-cell office:value-type="float" office:value="0.0131334553441261">
                <text:p>0.0131334553441261</text:p>
              </table:table-cell>
            </table:table-row>
            <table:table-row>
              <table:table-cell office:value-type="string">
                <text:p>Row 98</text:p>
                <draw:g>
                  <svg:desc/>
                </draw:g>
              </table:table-cell>
              <table:table-cell office:value-type="float" office:value="0.00915249149674866">
                <text:p>0.00915249149674866</text:p>
                <draw:g>
                  <svg:desc>Simulation.C98:Simulation.J98</svg:desc>
                </draw:g>
              </table:table-cell>
              <table:table-cell office:value-type="float" office:value="0.0151640803513179">
                <text:p>0.0151640803513179</text:p>
              </table:table-cell>
              <table:table-cell office:value-type="float" office:value="0.01814291134991">
                <text:p>0.01814291134991</text:p>
              </table:table-cell>
              <table:table-cell office:value-type="float" office:value="0.0191361484190786">
                <text:p>0.0191361484190786</text:p>
              </table:table-cell>
              <table:table-cell office:value-type="float" office:value="0.0192954924854434">
                <text:p>0.0192954924854434</text:p>
              </table:table-cell>
              <table:table-cell office:value-type="float" office:value="0.0191927037273797">
                <text:p>0.0191927037273797</text:p>
              </table:table-cell>
              <table:table-cell office:value-type="float" office:value="0.0190452250383224">
                <text:p>0.0190452250383224</text:p>
              </table:table-cell>
              <table:table-cell office:value-type="float" office:value="0.0189200566876555">
                <text:p>0.0189200566876555</text:p>
              </table:table-cell>
            </table:table-row>
            <table:table-row>
              <table:table-cell office:value-type="string">
                <text:p>Row 99</text:p>
                <draw:g>
                  <svg:desc/>
                </draw:g>
              </table:table-cell>
              <table:table-cell office:value-type="float" office:value="0.0507739380532945">
                <text:p>0.0507739380532945</text:p>
                <draw:g>
                  <svg:desc>Simulation.C99:Simulation.J99</svg:desc>
                </draw:g>
              </table:table-cell>
              <table:table-cell office:value-type="float" office:value="0.0487804507219801">
                <text:p>0.0487804507219801</text:p>
              </table:table-cell>
              <table:table-cell office:value-type="float" office:value="0.0409578988849801">
                <text:p>0.0409578988849801</text:p>
              </table:table-cell>
              <table:table-cell office:value-type="float" office:value="0.0345892551329423">
                <text:p>0.0345892551329423</text:p>
              </table:table-cell>
              <table:table-cell office:value-type="float" office:value="0.030468648419723">
                <text:p>0.030468648419723</text:p>
              </table:table-cell>
              <table:table-cell office:value-type="float" office:value="0.0280068312311698">
                <text:p>0.0280068312311698</text:p>
              </table:table-cell>
              <table:table-cell office:value-type="float" office:value="0.0266115657437983">
                <text:p>0.0266115657437983</text:p>
              </table:table-cell>
              <table:table-cell office:value-type="float" office:value="0.0258749101316932">
                <text:p>0.0258749101316932</text:p>
              </table:table-cell>
            </table:table-row>
            <table:table-row>
              <table:table-cell office:value-type="string">
                <text:p>Row 100</text:p>
                <draw:g>
                  <svg:desc/>
                </draw:g>
              </table:table-cell>
              <table:table-cell office:value-type="float" office:value="0.000808313386629998">
                <text:p>0.000808313386629998</text:p>
                <draw:g>
                  <svg:desc>Simulation.C100:Simulation.J100</svg:desc>
                </draw:g>
              </table:table-cell>
              <table:table-cell office:value-type="float" office:value="0.00296484156495678">
                <text:p>0.00296484156495678</text:p>
              </table:table-cell>
              <table:table-cell office:value-type="float" office:value="0.00593457356514904">
                <text:p>0.00593457356514904</text:p>
              </table:table-cell>
              <table:table-cell office:value-type="float" office:value="0.00869397124086517">
                <text:p>0.00869397124086517</text:p>
              </table:table-cell>
              <table:table-cell office:value-type="float" office:value="0.0107717788050246">
                <text:p>0.0107717788050246</text:p>
              </table:table-cell>
              <table:table-cell office:value-type="float" office:value="0.0121549268957727">
                <text:p>0.0121549268957727</text:p>
              </table:table-cell>
              <table:table-cell office:value-type="float" office:value="0.0129973616609884">
                <text:p>0.0129973616609884</text:p>
              </table:table-cell>
              <table:table-cell office:value-type="float" office:value="0.0134673706422838">
                <text:p>0.0134673706422838</text:p>
              </table:table-cell>
            </table:table-row>
            <table:table-row>
              <table:table-cell office:value-type="string">
                <text:p>Row 101</text:p>
                <draw:g>
                  <svg:desc/>
                </draw:g>
              </table:table-cell>
              <table:table-cell office:value-type="float" office:value="0.000349093744499671">
                <text:p>0.000349093744499671</text:p>
                <draw:g>
                  <svg:desc>Simulation.C101:Simulation.J101</svg:desc>
                </draw:g>
              </table:table-cell>
              <table:table-cell office:value-type="float" office:value="0.0017302906836342">
                <text:p>0.0017302906836342</text:p>
              </table:table-cell>
              <table:table-cell office:value-type="float" office:value="0.00420248252152775">
                <text:p>0.00420248252152775</text:p>
              </table:table-cell>
              <table:table-cell office:value-type="float" office:value="0.00695173125295064">
                <text:p>0.00695173125295064</text:p>
              </table:table-cell>
              <table:table-cell office:value-type="float" office:value="0.00927676231444532">
                <text:p>0.00927676231444532</text:p>
              </table:table-cell>
              <table:table-cell office:value-type="float" office:value="0.0109357998491809">
                <text:p>0.0109357998491809</text:p>
              </table:table-cell>
              <table:table-cell office:value-type="float" office:value="0.0119827240505867">
                <text:p>0.0119827240505867</text:p>
              </table:table-cell>
              <table:table-cell office:value-type="float" office:value="0.0125716558979495">
                <text:p>0.0125716558979495</text:p>
              </table:table-cell>
            </table:table-row>
            <table:table-row>
              <table:table-cell office:value-type="string">
                <text:p>Row 102</text:p>
                <draw:g>
                  <svg:desc/>
                </draw:g>
              </table:table-cell>
              <table:table-cell office:value-type="float" office:value="0.015357500165858">
                <text:p>0.015357500165858</text:p>
                <draw:g>
                  <svg:desc>Simulation.C102:Simulation.J102</svg:desc>
                </draw:g>
              </table:table-cell>
              <table:table-cell office:value-type="float" office:value="0.0225605954110285">
                <text:p>0.0225605954110285</text:p>
              </table:table-cell>
              <table:table-cell office:value-type="float" office:value="0.0250117586881164">
                <text:p>0.0250117586881164</text:p>
              </table:table-cell>
              <table:table-cell office:value-type="float" office:value="0.0252383717930056">
                <text:p>0.0252383717930056</text:p>
              </table:table-cell>
              <table:table-cell office:value-type="float" office:value="0.0248616483995323">
                <text:p>0.0248616483995323</text:p>
              </table:table-cell>
              <table:table-cell office:value-type="float" office:value="0.0244750203341033">
                <text:p>0.0244750203341033</text:p>
              </table:table-cell>
              <table:table-cell office:value-type="float" office:value="0.024222553478019">
                <text:p>0.024222553478019</text:p>
              </table:table-cell>
              <table:table-cell office:value-type="float" office:value="0.0241018879548845">
                <text:p>0.0241018879548845</text:p>
              </table:table-cell>
            </table:table-row>
            <table:table-row>
              <table:table-cell office:value-type="string">
                <text:p>Row 103</text:p>
                <draw:g>
                  <svg:desc/>
                </draw:g>
              </table:table-cell>
              <table:table-cell office:value-type="float" office:value="0.00235420517038392">
                <text:p>0.00235420517038392</text:p>
                <draw:g>
                  <svg:desc>Simulation.C103:Simulation.J103</svg:desc>
                </draw:g>
              </table:table-cell>
              <table:table-cell office:value-type="float" office:value="0.00599207461971657">
                <text:p>0.00599207461971657</text:p>
              </table:table-cell>
              <table:table-cell office:value-type="float" office:value="0.00944747606693466">
                <text:p>0.00944747606693466</text:p>
              </table:table-cell>
              <table:table-cell office:value-type="float" office:value="0.0118542210206437">
                <text:p>0.0118542210206437</text:p>
              </table:table-cell>
              <table:table-cell office:value-type="float" office:value="0.0132957568404192">
                <text:p>0.0132957568404192</text:p>
              </table:table-cell>
              <table:table-cell office:value-type="float" office:value="0.0140859256163976">
                <text:p>0.0140859256163976</text:p>
              </table:table-cell>
              <table:table-cell office:value-type="float" office:value="0.0144829951249888">
                <text:p>0.0144829951249888</text:p>
              </table:table-cell>
              <table:table-cell office:value-type="float" office:value="0.0146545643684953">
                <text:p>0.0146545643684953</text:p>
              </table:table-cell>
            </table:table-row>
            <table:table-row>
              <table:table-cell office:value-type="string">
                <text:p>Row 104</text:p>
                <draw:g>
                  <svg:desc/>
                </draw:g>
              </table:table-cell>
              <table:table-cell office:value-type="float" office:value="0.0647350759722404">
                <text:p>0.0647350759722404</text:p>
                <draw:g>
                  <svg:desc>Simulation.C104:Simulation.J104</svg:desc>
                </draw:g>
              </table:table-cell>
              <table:table-cell office:value-type="float" office:value="0.059658357189374">
                <text:p>0.059658357189374</text:p>
              </table:table-cell>
              <table:table-cell office:value-type="float" office:value="0.0490203865107085">
                <text:p>0.0490203865107085</text:p>
              </table:table-cell>
              <table:table-cell office:value-type="float" office:value="0.0409313966196218">
                <text:p>0.0409313966196218</text:p>
              </table:table-cell>
              <table:table-cell office:value-type="float" office:value="0.0358610394178933">
                <text:p>0.0358610394178933</text:p>
              </table:table-cell>
              <table:table-cell office:value-type="float" office:value="0.0329005052530962">
                <text:p>0.0329005052530962</text:p>
              </table:table-cell>
              <table:table-cell office:value-type="float" office:value="0.0312636997935267">
                <text:p>0.0312636997935267</text:p>
              </table:table-cell>
              <table:table-cell office:value-type="float" office:value="0.0304325289130299">
                <text:p>0.0304325289130299</text:p>
              </table:table-cell>
            </table:table-row>
            <table:table-row>
              <table:table-cell office:value-type="string">
                <text:p>Row 105</text:p>
                <draw:g>
                  <svg:desc/>
                </draw:g>
              </table:table-cell>
              <table:table-cell office:value-type="float" office:value="0.00172250215615582">
                <text:p>0.00172250215615582</text:p>
                <draw:g>
                  <svg:desc>Simulation.C105:Simulation.J105</svg:desc>
                </draw:g>
              </table:table-cell>
              <table:table-cell office:value-type="float" office:value="0.00528899581892887">
                <text:p>0.00528899581892887</text:p>
              </table:table-cell>
              <table:table-cell office:value-type="float" office:value="0.00947552624450102">
                <text:p>0.00947552624450102</text:p>
              </table:table-cell>
              <table:table-cell office:value-type="float" office:value="0.0129731852744497">
                <text:p>0.0129731852744497</text:p>
              </table:table-cell>
              <table:table-cell office:value-type="float" office:value="0.0154446295017213">
                <text:p>0.0154446295017213</text:p>
              </table:table-cell>
              <table:table-cell office:value-type="float" office:value="0.017042876789013">
                <text:p>0.017042876789013</text:p>
              </table:table-cell>
              <table:table-cell office:value-type="float" office:value="0.0180177692448635">
                <text:p>0.0180177692448635</text:p>
              </table:table-cell>
              <table:table-cell office:value-type="float" office:value="0.0185808793675016">
                <text:p>0.0185808793675016</text:p>
              </table:table-cell>
            </table:table-row>
            <table:table-row>
              <table:table-cell office:value-type="string">
                <text:p>Row 106</text:p>
                <draw:g>
                  <svg:desc/>
                </draw:g>
              </table:table-cell>
              <table:table-cell office:value-type="float" office:value="0.0126036869076741">
                <text:p>0.0126036869076741</text:p>
                <draw:g>
                  <svg:desc>Simulation.C106:Simulation.J106</svg:desc>
                </draw:g>
              </table:table-cell>
              <table:table-cell office:value-type="float" office:value="0.0177880911362685">
                <text:p>0.0177880911362685</text:p>
              </table:table-cell>
              <table:table-cell office:value-type="float" office:value="0.0191958712156185">
                <text:p>0.0191958712156185</text:p>
              </table:table-cell>
              <table:table-cell office:value-type="float" office:value="0.0189596976676612">
                <text:p>0.0189596976676612</text:p>
              </table:table-cell>
              <table:table-cell office:value-type="float" office:value="0.0183457921407426">
                <text:p>0.0183457921407426</text:p>
              </table:table-cell>
              <table:table-cell office:value-type="float" office:value="0.0177913404886302">
                <text:p>0.0177913404886302</text:p>
              </table:table-cell>
              <table:table-cell office:value-type="float" office:value="0.0173888552637982">
                <text:p>0.0173888552637982</text:p>
              </table:table-cell>
              <table:table-cell office:value-type="float" office:value="0.0171244883572725">
                <text:p>0.0171244883572725</text:p>
              </table:table-cell>
            </table:table-row>
            <table:table-row>
              <table:table-cell office:value-type="string">
                <text:p>Row 107</text:p>
                <draw:g>
                  <svg:desc/>
                </draw:g>
              </table:table-cell>
              <table:table-cell office:value-type="float" office:value="0.000469412811052346">
                <text:p>0.000469412811052346</text:p>
                <draw:g>
                  <svg:desc>Simulation.C107:Simulation.J107</svg:desc>
                </draw:g>
              </table:table-cell>
              <table:table-cell office:value-type="float" office:value="0.00194571269533382">
                <text:p>0.00194571269533382</text:p>
              </table:table-cell>
              <table:table-cell office:value-type="float" office:value="0.0042013913163503">
                <text:p>0.0042013913163503</text:p>
              </table:table-cell>
              <table:table-cell office:value-type="float" office:value="0.00643796659487175">
                <text:p>0.00643796659487175</text:p>
              </table:table-cell>
              <table:table-cell office:value-type="float" office:value="0.00817903400629199">
                <text:p>0.00817903400629199</text:p>
              </table:table-cell>
              <table:table-cell office:value-type="float" office:value="0.00934632857767032">
                <text:p>0.00934632857767032</text:p>
              </table:table-cell>
              <table:table-cell office:value-type="float" office:value="0.0100448643999199">
                <text:p>0.0100448643999199</text:p>
              </table:table-cell>
              <table:table-cell office:value-type="float" office:value="0.0104154190895698">
                <text:p>0.0104154190895698</text:p>
              </table:table-cell>
            </table:table-row>
            <table:table-row>
              <table:table-cell office:value-type="string">
                <text:p>Row 108</text:p>
                <draw:g>
                  <svg:desc/>
                </draw:g>
              </table:table-cell>
              <table:table-cell office:value-type="float" office:value="0.000979822427170428">
                <text:p>0.000979822427170428</text:p>
                <draw:g>
                  <svg:desc>Simulation.C108:Simulation.J108</svg:desc>
                </draw:g>
              </table:table-cell>
              <table:table-cell office:value-type="float" office:value="0.00363580185757099">
                <text:p>0.00363580185757099</text:p>
              </table:table-cell>
              <table:table-cell office:value-type="float" office:value="0.0073785946273492">
                <text:p>0.0073785946273492</text:p>
              </table:table-cell>
              <table:table-cell office:value-type="float" office:value="0.0109637083298893">
                <text:p>0.0109637083298893</text:p>
              </table:table-cell>
              <table:table-cell office:value-type="float" office:value="0.0137673735180449">
                <text:p>0.0137673735180449</text:p>
              </table:table-cell>
              <table:table-cell office:value-type="float" office:value="0.0157236855647152">
                <text:p>0.0157236855647152</text:p>
              </table:table-cell>
              <table:table-cell office:value-type="float" office:value="0.0169907077996413">
                <text:p>0.0169907077996413</text:p>
              </table:table-cell>
              <table:table-cell office:value-type="float" office:value="0.0177625525468075">
                <text:p>0.0177625525468075</text:p>
              </table:table-cell>
            </table:table-row>
            <table:table-row>
              <table:table-cell office:value-type="string">
                <text:p>Row 109</text:p>
                <draw:g>
                  <svg:desc/>
                </draw:g>
              </table:table-cell>
              <table:table-cell office:value-type="float" office:value="0.0260965105021499">
                <text:p>0.0260965105021499</text:p>
                <draw:g>
                  <svg:desc>Simulation.C109:Simulation.J109</svg:desc>
                </draw:g>
              </table:table-cell>
              <table:table-cell office:value-type="float" office:value="0.0331838579243657">
                <text:p>0.0331838579243657</text:p>
              </table:table-cell>
              <table:table-cell office:value-type="float" office:value="0.0336641471213111">
                <text:p>0.0336641471213111</text:p>
              </table:table-cell>
              <table:table-cell office:value-type="float" office:value="0.0321602373222219">
                <text:p>0.0321602373222219</text:p>
              </table:table-cell>
              <table:table-cell office:value-type="float" office:value="0.0306480432050999">
                <text:p>0.0306480432050999</text:p>
              </table:table-cell>
              <table:table-cell office:value-type="float" office:value="0.0295928348127774">
                <text:p>0.0295928348127774</text:p>
              </table:table-cell>
              <table:table-cell office:value-type="float" office:value="0.0289762960893545">
                <text:p>0.0289762960893545</text:p>
              </table:table-cell>
              <table:table-cell office:value-type="float" office:value="0.0286791351385597">
                <text:p>0.0286791351385597</text:p>
              </table:table-cell>
            </table:table-row>
            <table:table-row>
              <table:table-cell office:value-type="string">
                <text:p>Row 110</text:p>
                <draw:g>
                  <svg:desc/>
                </draw:g>
              </table:table-cell>
              <table:table-cell office:value-type="float" office:value="0.00172168344901243">
                <text:p>0.00172168344901243</text:p>
                <draw:g>
                  <svg:desc>Simulation.C110:Simulation.J110</svg:desc>
                </draw:g>
              </table:table-cell>
              <table:table-cell office:value-type="float" office:value="0.00526556037705039">
                <text:p>0.00526556037705039</text:p>
              </table:table-cell>
              <table:table-cell office:value-type="float" office:value="0.0094137174711618">
                <text:p>0.0094137174711618</text:p>
              </table:table-cell>
              <table:table-cell office:value-type="float" office:value="0.0128815693581778">
                <text:p>0.0128815693581778</text:p>
              </table:table-cell>
              <table:table-cell office:value-type="float" office:value="0.0153422811115698">
                <text:p>0.0153422811115698</text:p>
              </table:table-cell>
              <table:table-cell office:value-type="float" office:value="0.0169460095391709">
                <text:p>0.0169460095391709</text:p>
              </table:table-cell>
              <table:table-cell office:value-type="float" office:value="0.0179359439098714">
                <text:p>0.0179359439098714</text:p>
              </table:table-cell>
              <table:table-cell office:value-type="float" office:value="0.0185180005107991">
                <text:p>0.0185180005107991</text:p>
              </table:table-cell>
            </table:table-row>
            <table:table-row>
              <table:table-cell office:value-type="string">
                <text:p>Row 111</text:p>
                <draw:g>
                  <svg:desc/>
                </draw:g>
              </table:table-cell>
              <table:table-cell office:value-type="float" office:value="0.00229619937747245">
                <text:p>0.00229619937747245</text:p>
                <draw:g>
                  <svg:desc>Simulation.C111:Simulation.J111</svg:desc>
                </draw:g>
              </table:table-cell>
              <table:table-cell office:value-type="float" office:value="0.00617506585188247">
                <text:p>0.00617506585188247</text:p>
              </table:table-cell>
              <table:table-cell office:value-type="float" office:value="0.0101349090020774">
                <text:p>0.0101349090020774</text:p>
              </table:table-cell>
              <table:table-cell office:value-type="float" office:value="0.013099802117813">
                <text:p>0.013099802117813</text:p>
              </table:table-cell>
              <table:table-cell office:value-type="float" office:value="0.015020965802285">
                <text:p>0.015020965802285</text:p>
              </table:table-cell>
              <table:table-cell office:value-type="float" office:value="0.0161785393103438">
                <text:p>0.0161785393103438</text:p>
              </table:table-cell>
              <table:table-cell office:value-type="float" office:value="0.0168415604933395">
                <text:p>0.0168415604933395</text:p>
              </table:table-cell>
              <table:table-cell office:value-type="float" office:value="0.0171998994584249">
                <text:p>0.0171998994584249</text:p>
              </table:table-cell>
            </table:table-row>
            <table:table-row>
              <table:table-cell office:value-type="string">
                <text:p>Row 112</text:p>
                <draw:g>
                  <svg:desc/>
                </draw:g>
              </table:table-cell>
              <table:table-cell office:value-type="float" office:value="0.00527130249548193">
                <text:p>0.00527130249548193</text:p>
                <draw:g>
                  <svg:desc>Simulation.C112:Simulation.J112</svg:desc>
                </draw:g>
              </table:table-cell>
              <table:table-cell office:value-type="float" office:value="0.0104116673902524">
                <text:p>0.0104116673902524</text:p>
              </table:table-cell>
              <table:table-cell office:value-type="float" office:value="0.0139645888441726">
                <text:p>0.0139645888441726</text:p>
              </table:table-cell>
              <table:table-cell office:value-type="float" office:value="0.0158524049788209">
                <text:p>0.0158524049788209</text:p>
              </table:table-cell>
              <table:table-cell office:value-type="float" office:value="0.0167469377338054">
                <text:p>0.0167469377338054</text:p>
              </table:table-cell>
              <table:table-cell office:value-type="float" office:value="0.0171474805883747">
                <text:p>0.0171474805883747</text:p>
              </table:table-cell>
              <table:table-cell office:value-type="float" office:value="0.017316823259923">
                <text:p>0.017316823259923</text:p>
              </table:table-cell>
              <table:table-cell office:value-type="float" office:value="0.0173796284259397">
                <text:p>0.0173796284259397</text:p>
              </table:table-cell>
            </table:table-row>
            <table:table-row>
              <table:table-cell office:value-type="string">
                <text:p>Row 113</text:p>
                <draw:g>
                  <svg:desc/>
                </draw:g>
              </table:table-cell>
              <table:table-cell office:value-type="float" office:value="0.194322912305541">
                <text:p>0.194322912305541</text:p>
                <draw:g>
                  <svg:desc>Simulation.C113:Simulation.J113</svg:desc>
                </draw:g>
              </table:table-cell>
              <table:table-cell office:value-type="float" office:value="0.151405381230858">
                <text:p>0.151405381230858</text:p>
              </table:table-cell>
              <table:table-cell office:value-type="float" office:value="0.110935439964107">
                <text:p>0.110935439964107</text:p>
              </table:table-cell>
              <table:table-cell office:value-type="float" office:value="0.0866268617526414">
                <text:p>0.0866268617526414</text:p>
              </table:table-cell>
              <table:table-cell office:value-type="float" office:value="0.0733589656214863">
                <text:p>0.0733589656214863</text:p>
              </table:table-cell>
              <table:table-cell office:value-type="float" office:value="0.0664212068078169">
                <text:p>0.0664212068078169</text:p>
              </table:table-cell>
              <table:table-cell office:value-type="float" office:value="0.0630598328992337">
                <text:p>0.0630598328992337</text:p>
              </table:table-cell>
              <table:table-cell office:value-type="float" office:value="0.0617406011732093">
                <text:p>0.0617406011732093</text:p>
              </table:table-cell>
            </table:table-row>
            <table:table-row>
              <table:table-cell office:value-type="string">
                <text:p>Row 114</text:p>
                <draw:g>
                  <svg:desc/>
                </draw:g>
              </table:table-cell>
              <table:table-cell office:value-type="float" office:value="0.00181477168094799">
                <text:p>0.00181477168094799</text:p>
                <draw:g>
                  <svg:desc>Simulation.C114:Simulation.J114</svg:desc>
                </draw:g>
              </table:table-cell>
              <table:table-cell office:value-type="float" office:value="0.00509776450484642">
                <text:p>0.00509776450484642</text:p>
              </table:table-cell>
              <table:table-cell office:value-type="float" office:value="0.00861191698900982">
                <text:p>0.00861191698900982</text:p>
              </table:table-cell>
              <table:table-cell office:value-type="float" office:value="0.011349992206784">
                <text:p>0.011349992206784</text:p>
              </table:table-cell>
              <table:table-cell office:value-type="float" office:value="0.0131870910280357">
                <text:p>0.0131870910280357</text:p>
              </table:table-cell>
              <table:table-cell office:value-type="float" office:value="0.0143301889452301">
                <text:p>0.0143301889452301</text:p>
              </table:table-cell>
              <table:table-cell office:value-type="float" office:value="0.0150066060361497">
                <text:p>0.0150066060361497</text:p>
              </table:table-cell>
              <table:table-cell office:value-type="float" office:value="0.0153865081068366">
                <text:p>0.015386508106836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MacOSX_x86 LibreOffice_project/0eaa50a932c8f2199a615e1eb30f7ac7427953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35cm" chart:symbol-height="0.35cm">
        <chart:symbol-image xlink:href="Pictures/20000011000000DF000000DFF40E0F3A.svm" xlink:type="simple" xlink:actuate="onLoad"/>
      </style:chart-properties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11cm" svg:y="0.315cm" chart:style-name="ch2">
          <text:p>Swaption Calibration</text:p>
        </chart:title>
        <chart:subtitle svg:x="6.537cm" svg:y="1.284cm" chart:style-name="ch3">
          <text:p>Implied Volatility</text:p>
        </chart:subtitle>
        <chart:legend chart:legend-position="bottom" svg:x="5.451cm" svg:y="8.235cm" style:legend-expansion="wide" chart:style-name="ch4"/>
        <chart:plot-area chart:style-name="ch5" table:cell-range-address="Swaptions.M9:Swaptions.M9 Swaptions.M11:Swaptions.M49 Swaptions.O9:Swaptions.O9 Swaptions.O11:Swaptions.O49" chart:data-source-has-labels="row" svg:x="1.318cm" svg:y="2.323cm" svg:width="14.042cm" svg:height="4.764cm">
          <chartooo:coordinate-region svg:x="2.26cm" svg:y="2.513cm" svg:width="12.898cm" svg:height="3.565cm"/>
          <chart:axis chart:dimension="x" chart:name="primary-x" chart:style-name="ch6">
            <chart:title svg:x="7.624cm" svg:y="7.268cm" chart:style-name="ch7">
              <text:p>Swaption</text:p>
            </chart:title>
          </chart:axis>
          <chart:axis chart:dimension="y" chart:name="primary-y" chart:style-name="ch6">
            <chart:title svg:x="0.451cm" svg:y="5.899cm" chart:style-name="ch8">
              <text:p>Implied Volatility</text:p>
            </chart:title>
            <chart:grid chart:style-name="ch9" chart:class="major"/>
          </chart:axis>
          <chart:series chart:style-name="ch10" chart:values-cell-range-address="Swaptions.M11:Swaptions.M49" chart:label-cell-address="Swaptions.M9:Swaptions.M9" chart:class="chart:line">
            <chart:data-point chart:repeated="39"/>
          </chart:series>
          <chart:series chart:style-name="ch11" chart:values-cell-range-address="Swaptions.O11:Swaptions.O49" chart:label-cell-address="Swaptions.O9:Swaptions.O9" chart:class="chart:line">
            <chart:data-point chart:repeated="3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del</text:p>
                <draw:g>
                  <svg:desc>Swaptions.M9:Swaptions.M9</svg:desc>
                </draw:g>
              </table:table-cell>
              <table:table-cell office:value-type="string">
                <text:p>market data</text:p>
                <draw:g>
                  <svg:desc>Swaptions.O9:Swaptions.O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73941540623903">
                <text:p>0.373941540623903</text:p>
                <draw:g>
                  <svg:desc>Swaptions.M11:Swaptions.M49</svg:desc>
                </draw:g>
              </table:table-cell>
              <table:table-cell office:value-type="float" office:value="NaN">
                <text:p>NaN</text:p>
                <draw:g>
                  <svg:desc>Swaptions.O11:Swaptions.O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46443622607853">
                <text:p>0.346443622607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17601445188953">
                <text:p>0.3176014451889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04916622845786">
                <text:p>0.304916622845786</text:p>
              </table:table-cell>
              <table:table-cell office:value-type="float" office:value="0.33066">
                <text:p>0.330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87616910108149">
                <text:p>0.287616910108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8408452376972">
                <text:p>0.28408452376972</text:p>
              </table:table-cell>
              <table:table-cell office:value-type="float" office:value="0.30294">
                <text:p>0.302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81771461701187">
                <text:p>0.281771461701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75020730421364">
                <text:p>0.275020730421364</text:p>
              </table:table-cell>
              <table:table-cell office:value-type="float" office:value="0.28215">
                <text:p>0.282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65609858333687">
                <text:p>0.2656098583336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62973561150037">
                <text:p>0.262973561150037</text:p>
              </table:table-cell>
              <table:table-cell office:value-type="float" office:value="0.26631">
                <text:p>0.266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643775410747">
                <text:p>0.26437754107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62810997075705">
                <text:p>0.2628109970757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68445171708996">
                <text:p>0.2684451717089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7641588971677">
                <text:p>0.267641588971677</text:p>
              </table:table-cell>
              <table:table-cell office:value-type="float" office:value="0.24453">
                <text:p>0.244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68348849581397">
                <text:p>0.2683488495813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69744617903537">
                <text:p>0.2697446179035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67500815042667">
                <text:p>0.267500815042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68938703277474">
                <text:p>0.2689387032774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66319497994954">
                <text:p>0.2663194979949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69774348452713">
                <text:p>0.269774348452713</text:p>
              </table:table-cell>
              <table:table-cell office:value-type="float" office:value="0.23265">
                <text:p>0.232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68273609983775">
                <text:p>0.2682736099837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70895411920059">
                <text:p>0.2708954119200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76055091080784">
                <text:p>0.2760550910807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76518615296803">
                <text:p>0.276518615296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77422348552662">
                <text:p>0.2774223485526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76137923772082">
                <text:p>0.2761379237720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5192941732487">
                <text:p>0.2751929417324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562948703611">
                <text:p>0.275629487036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75477092925155">
                <text:p>0.275477092925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75348632383392">
                <text:p>0.275348632383392</text:p>
              </table:table-cell>
              <table:table-cell office:value-type="float" office:value="0.24255">
                <text:p>0.242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MacOSX_x86 LibreOffice_project/0eaa50a932c8f2199a615e1eb30f7ac7427953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